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34B0000018D0000018D7A0674744208F51C.svg" manifest:media-type="image/svg+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34B0000018D0000018D7A0674744208F51C.svg" manifest:media-type="image/svg+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34B0000018D0000018D7A0674744208F51C.svg" manifest:media-type="image/svg+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0" style:apply-style-name="Error" style:base-cell-address="Sheet1.B4"/>
    </style:style>
    <style:style style:name="ce2" style:family="table-cell" style:parent-style-name="Default">
      <style:map style:condition="cell-content()&lt;0" style:apply-style-name="Error" style:base-cell-address="Sheet1.B57"/>
    </style:style>
    <style:style style:name="ce3" style:family="table-cell" style:parent-style-name="Default">
      <style:table-cell-properties fo:background-color="#ffff00"/>
      <style:map style:condition="cell-content()&lt;0" style:apply-style-name="Error" style:base-cell-address="Sheet1.B4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3547in" svg:height="5.1701in" svg:x="17.1902in" svg:y="5.7181in">
            <draw:object draw:notify-on-update-of-ranges="Sheet1.B3:Sheet1.B3 Sheet1.B57:Sheet1.B107 Sheet1.B4:Sheet1.B54 Sheet1.C3:Sheet1.C3 Sheet1.C57:Sheet1.C107 Sheet1.C4:Sheet1.C54 Sheet1.D3:Sheet1.D3 Sheet1.D57:Sheet1.D107 Sheet1.D4:Sheet1.D54 Sheet1.E3:Sheet1.E3 Sheet1.E57:Sheet1.E107 Sheet1.E4:Sheet1.E54 Sheet1.F3:Sheet1.F3 Sheet1.F57:Sheet1.F107 Sheet1.F4:Sheet1.F54 Sheet1.G3:Sheet1.G3 Sheet1.G57:Sheet1.G107 Sheet1.G4:Sheet1.G54 Sheet1.H3:Sheet1.H3 Sheet1.H57:Sheet1.H107 Sheet1.H4:Sheet1.H54 Sheet1.I3:Sheet1.I3 Sheet1.I57:Sheet1.I107 Sheet1.I4:Sheet1.I54 Sheet1.J3:Sheet1.J3 Sheet1.J57:Sheet1.J107 Sheet1.J4:Sheet1.J54 Sheet1.K3:Sheet1.K3 Sheet1.K57:Sheet1.K107 Sheet1.K4:Sheet1.K54 Sheet1.L3:Sheet1.L3 Sheet1.L57:Sheet1.L107 Sheet1.L4:Sheet1.L54 Sheet1.M3:Sheet1.M3 Sheet1.M57:Sheet1.M107 Sheet1.M4:Sheet1.M54 Sheet1.N3:Sheet1.N3 Sheet1.N57:Sheet1.N107 Sheet1.N4:Sheet1.N54 Sheet1.O3:Sheet1.O3 Sheet1.O57:Sheet1.O107 Sheet1.O4:Sheet1.O54 Sheet1.P3:Sheet1.P3 Sheet1.P57:Sheet1.P107 Sheet1.P4:Sheet1.P54 Sheet1.Q3:Sheet1.Q3 Sheet1.Q57:Sheet1.Q107 Sheet1.Q4:Sheet1.Q54 Sheet1.R3:Sheet1.R3 Sheet1.R57:Sheet1.R107 Sheet1.R4:Sheet1.R54 Sheet1.S3:Sheet1.S3 Sheet1.S57:Sheet1.S107 Sheet1.S4:Sheet1.S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3547in" svg:height="5.1701in" svg:x="17.3051in" svg:y="11.1992in">
            <draw:object draw:notify-on-update-of-ranges="Sheet1.B4:Sheet1.B54 Sheet1.B3:Sheet1.B3 Sheet1.B57:Sheet1.B107 Sheet1.C4:Sheet1.C54 Sheet1.C3:Sheet1.C3 Sheet1.C57:Sheet1.C107 Sheet1.D4:Sheet1.D54 Sheet1.D3:Sheet1.D3 Sheet1.D57:Sheet1.D107 Sheet1.E4:Sheet1.E54 Sheet1.E3:Sheet1.E3 Sheet1.E57:Sheet1.E107 Sheet1.F4:Sheet1.F54 Sheet1.F3:Sheet1.F3 Sheet1.F57:Sheet1.F107 Sheet1.G4:Sheet1.G54 Sheet1.G3:Sheet1.G3 Sheet1.G57:Sheet1.G107 Sheet1.H4:Sheet1.H54 Sheet1.H3:Sheet1.H3 Sheet1.H57:Sheet1.H107 Sheet1.I4:Sheet1.I54 Sheet1.I3:Sheet1.I3 Sheet1.I57:Sheet1.I107 Sheet1.J4:Sheet1.J54 Sheet1.J3:Sheet1.J3 Sheet1.J57:Sheet1.J107 Sheet1.K4:Sheet1.K54 Sheet1.K3:Sheet1.K3 Sheet1.K57:Sheet1.K107 Sheet1.L4:Sheet1.L54 Sheet1.L3:Sheet1.L3 Sheet1.L57:Sheet1.L107 Sheet1.M4:Sheet1.M54 Sheet1.M3:Sheet1.M3 Sheet1.M57:Sheet1.M107 Sheet1.N4:Sheet1.N54 Sheet1.N3:Sheet1.N3 Sheet1.N57:Sheet1.N107 Sheet1.O4:Sheet1.O54 Sheet1.O3:Sheet1.O3 Sheet1.O57:Sheet1.O107 Sheet1.P4:Sheet1.P54 Sheet1.P3:Sheet1.P3 Sheet1.P57:Sheet1.P107 Sheet1.Q4:Sheet1.Q54 Sheet1.Q3:Sheet1.Q3 Sheet1.Q57:Sheet1.Q107 Sheet1.R4:Sheet1.R54 Sheet1.R3:Sheet1.R3 Sheet1.R57:Sheet1.R107 Sheet1.S4:Sheet1.S54 Sheet1.S3:Sheet1.S3 Sheet1.S57:Sheet1.S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.3547in" svg:height="5.1701in" svg:x="17.348in" svg:y="16.8287in">
            <draw:object draw:notify-on-update-of-ranges="Sheet1.B4:Sheet1.B54 Sheet1.B3:Sheet1.B3 Sheet1.B57:Sheet1.B107 Sheet1.C4:Sheet1.C54 Sheet1.C3:Sheet1.C3 Sheet1.C57:Sheet1.C107 Sheet1.D4:Sheet1.D54 Sheet1.D3:Sheet1.D3 Sheet1.D57:Sheet1.D107 Sheet1.E4:Sheet1.E54 Sheet1.E3:Sheet1.E3 Sheet1.E57:Sheet1.E107 Sheet1.F4:Sheet1.F54 Sheet1.F3:Sheet1.F3 Sheet1.F57:Sheet1.F107 Sheet1.G4:Sheet1.G54 Sheet1.G3:Sheet1.G3 Sheet1.G57:Sheet1.G107 Sheet1.H4:Sheet1.H54 Sheet1.H3:Sheet1.H3 Sheet1.H57:Sheet1.H107 Sheet1.I4:Sheet1.I54 Sheet1.I3:Sheet1.I3 Sheet1.I57:Sheet1.I107 Sheet1.J4:Sheet1.J54 Sheet1.J3:Sheet1.J3 Sheet1.J57:Sheet1.J107 Sheet1.K4:Sheet1.K54 Sheet1.K3:Sheet1.K3 Sheet1.K57:Sheet1.K107 Sheet1.L4:Sheet1.L54 Sheet1.L3:Sheet1.L3 Sheet1.L57:Sheet1.L107 Sheet1.M4:Sheet1.M54 Sheet1.M3:Sheet1.M3 Sheet1.M57:Sheet1.M107 Sheet1.N4:Sheet1.N54 Sheet1.N3:Sheet1.N3 Sheet1.N57:Sheet1.N107 Sheet1.O4:Sheet1.O54 Sheet1.O3:Sheet1.O3 Sheet1.O57:Sheet1.O107 Sheet1.P4:Sheet1.P54 Sheet1.P3:Sheet1.P3 Sheet1.P57:Sheet1.P107 Sheet1.Q4:Sheet1.Q54 Sheet1.Q3:Sheet1.Q3 Sheet1.Q57:Sheet1.Q107 Sheet1.R4:Sheet1.R54 Sheet1.R3:Sheet1.R3 Sheet1.R57:Sheet1.R107 Sheet1.S4:Sheet1.S54 Sheet1.S3:Sheet1.S3 Sheet1.S57:Sheet1.S10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16" table:default-cell-style-name="ce1"/>
        <table:table-row table:style-name="ro1">
          <table:table-cell/>
          <table:table-cell table:style-name="Default" table:number-columns-repeated="18"/>
        </table:table-row>
        <table:table-row table:style-name="ro1">
          <table:table-cell office:value-type="string" calcext:value-type="string">
            <text:p>Setup speed</text:p>
          </table:table-cell>
          <table:table-cell table:style-name="Default" table:number-columns-repeated="18"/>
        </table:table-row>
        <table:table-row table:style-name="ro1">
          <table:table-cell/>
          <table:table-cell table:style-name="Default" office:value-type="string" calcext:value-type="string">
            <text:p>wizeng-int</text:p>
          </table:table-cell>
          <table:table-cell table:style-name="Default" office:value-type="string" calcext:value-type="string">
            <text:p>jsc-int</text:p>
          </table:table-cell>
          <table:table-cell table:style-name="Default" office:value-type="string" calcext:value-type="string">
            <text:p>iwasm-int</text:p>
          </table:table-cell>
          <table:table-cell table:style-name="Default" office:value-type="string" calcext:value-type="string">
            <text:p>wasm3</text:p>
          </table:table-cell>
          <table:table-cell table:style-name="Default" office:value-type="string" calcext:value-type="string">
            <text:p>wazero</text:p>
          </table:table-cell>
          <table:table-cell table:style-name="Default" office:value-type="string" calcext:value-type="string">
            <text:p>wizeng-jit</text:p>
          </table:table-cell>
          <table:table-cell table:style-name="Default" office:value-type="string" calcext:value-type="string">
            <text:p>v8-liftoff</text:p>
          </table:table-cell>
          <table:table-cell table:style-name="Default" office:value-type="string" calcext:value-type="string">
            <text:p>sm-base</text:p>
          </table:table-cell>
          <table:table-cell table:style-name="Default" office:value-type="string" calcext:value-type="string">
            <text:p>jsc-bbq</text:p>
          </table:table-cell>
          <table:table-cell table:style-name="Default" office:value-type="string" calcext:value-type="string">
            <text:p>iwasm-fjit</text:p>
          </table:table-cell>
          <table:table-cell table:style-name="Default" office:value-type="string" calcext:value-type="string">
            <text:p>wasmer-base</text:p>
          </table:table-cell>
          <table:table-cell table:style-name="Default" office:value-type="string" calcext:value-type="string">
            <text:p>wasmnow</text:p>
          </table:table-cell>
          <table:table-cell table:style-name="Default" office:value-type="string" calcext:value-type="string">
            <text:p>sm-opt</text:p>
          </table:table-cell>
          <table:table-cell table:style-name="Default" office:value-type="string" calcext:value-type="string">
            <text:p>v8-turbofan</text:p>
          </table:table-cell>
          <table:table-cell table:style-name="Default" office:value-type="string" calcext:value-type="string">
            <text:p>jsc-omg</text:p>
          </table:table-cell>
          <table:table-cell table:style-name="Default" office:value-type="string" calcext:value-type="string">
            <text:p>wasmer</text:p>
          </table:table-cell>
          <table:table-cell table:style-name="Default" office:value-type="string" calcext:value-type="string">
            <text:p>wasmtime</text:p>
          </table:table-cell>
          <table:table-cell table:style-name="Default" office:value-type="string" calcext:value-type="string">
            <text:p>wavm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26.262666" calcext:value-type="float">
            <text:p>26.262666</text:p>
          </table:table-cell>
          <table:table-cell table:style-name="ce1" office:value-type="float" office:value="119.375757" calcext:value-type="float">
            <text:p>119.375757</text:p>
          </table:table-cell>
          <table:table-cell office:value-type="float" office:value="12.958552" calcext:value-type="float">
            <text:p>12.958552</text:p>
          </table:table-cell>
          <table:table-cell office:value-type="float" office:value="6.623066" calcext:value-type="float">
            <text:p>6.623066</text:p>
          </table:table-cell>
          <table:table-cell office:value-type="float" office:value="2.396228" calcext:value-type="float">
            <text:p>2.396228</text:p>
          </table:table-cell>
          <table:table-cell office:value-type="float" office:value="7.469472" calcext:value-type="float">
            <text:p>7.469472</text:p>
          </table:table-cell>
          <table:table-cell office:value-type="float" office:value="8.734811" calcext:value-type="float">
            <text:p>8.734811</text:p>
          </table:table-cell>
          <table:table-cell office:value-type="float" office:value="18.687855" calcext:value-type="float">
            <text:p>18.687855</text:p>
          </table:table-cell>
          <table:table-cell office:value-type="float" office:value="113.855491" calcext:value-type="float">
            <text:p>113.855491</text:p>
          </table:table-cell>
          <table:table-cell office:value-type="float" office:value="13.55609" calcext:value-type="float">
            <text:p>13.55609</text:p>
          </table:table-cell>
          <table:table-cell office:value-type="float" office:value="4.372253" calcext:value-type="float">
            <text:p>4.372253</text:p>
          </table:table-cell>
          <table:table-cell office:value-type="float" office:value="0.375567" calcext:value-type="float">
            <text:p>0.375567</text:p>
          </table:table-cell>
          <table:table-cell office:value-type="float" office:value="5.965172" calcext:value-type="float">
            <text:p>5.965172</text:p>
          </table:table-cell>
          <table:table-cell office:value-type="float" office:value="2.764491" calcext:value-type="float">
            <text:p>2.764491</text:p>
          </table:table-cell>
          <table:table-cell office:value-type="float" office:value="68.392361" calcext:value-type="float">
            <text:p>68.392361</text:p>
          </table:table-cell>
          <table:table-cell office:value-type="float" office:value="2.086325" calcext:value-type="float">
            <text:p>2.086325</text:p>
          </table:table-cell>
          <table:table-cell office:value-type="float" office:value="2.456597" calcext:value-type="float">
            <text:p>2.456597</text:p>
          </table:table-cell>
          <table:table-cell office:value-type="float" office:value="0.08755" calcext:value-type="float">
            <text:p>0.08755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22.926011" calcext:value-type="float">
            <text:p>22.926011</text:p>
          </table:table-cell>
          <table:table-cell table:style-name="ce1" office:value-type="float" office:value="53.742547" calcext:value-type="float">
            <text:p>53.742547</text:p>
          </table:table-cell>
          <table:table-cell office:value-type="float" office:value="12.503783" calcext:value-type="float">
            <text:p>12.503783</text:p>
          </table:table-cell>
          <table:table-cell office:value-type="float" office:value="6.612537" calcext:value-type="float">
            <text:p>6.612537</text:p>
          </table:table-cell>
          <table:table-cell office:value-type="float" office:value="2.385827" calcext:value-type="float">
            <text:p>2.385827</text:p>
          </table:table-cell>
          <table:table-cell office:value-type="float" office:value="7.551789" calcext:value-type="float">
            <text:p>7.551789</text:p>
          </table:table-cell>
          <table:table-cell office:value-type="float" office:value="7.574866" calcext:value-type="float">
            <text:p>7.574866</text:p>
          </table:table-cell>
          <table:table-cell office:value-type="float" office:value="31.985483" calcext:value-type="float">
            <text:p>31.985483</text:p>
          </table:table-cell>
          <table:table-cell office:value-type="float" office:value="40.720739" calcext:value-type="float">
            <text:p>40.720739</text:p>
          </table:table-cell>
          <table:table-cell office:value-type="float" office:value="14.865817" calcext:value-type="float">
            <text:p>14.865817</text:p>
          </table:table-cell>
          <table:table-cell office:value-type="float" office:value="4.201483" calcext:value-type="float">
            <text:p>4.201483</text:p>
          </table:table-cell>
          <table:table-cell office:value-type="float" office:value="0.38196" calcext:value-type="float">
            <text:p>0.38196</text:p>
          </table:table-cell>
          <table:table-cell office:value-type="float" office:value="5.409438" calcext:value-type="float">
            <text:p>5.409438</text:p>
          </table:table-cell>
          <table:table-cell office:value-type="float" office:value="2.887869" calcext:value-type="float">
            <text:p>2.887869</text:p>
          </table:table-cell>
          <table:table-cell office:value-type="float" office:value="32.778512" calcext:value-type="float">
            <text:p>32.778512</text:p>
          </table:table-cell>
          <table:table-cell office:value-type="float" office:value="2.151334" calcext:value-type="float">
            <text:p>2.151334</text:p>
          </table:table-cell>
          <table:table-cell office:value-type="float" office:value="2.496035" calcext:value-type="float">
            <text:p>2.496035</text:p>
          </table:table-cell>
          <table:table-cell office:value-type="float" office:value="0.088522" calcext:value-type="float">
            <text:p>0.088522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27.352537" calcext:value-type="float">
            <text:p>27.352537</text:p>
          </table:table-cell>
          <table:table-cell table:style-name="ce1" office:value-type="float" office:value="31.451104" calcext:value-type="float">
            <text:p>31.451104</text:p>
          </table:table-cell>
          <table:table-cell office:value-type="float" office:value="11.990378" calcext:value-type="float">
            <text:p>11.990378</text:p>
          </table:table-cell>
          <table:table-cell office:value-type="float" office:value="6.514211" calcext:value-type="float">
            <text:p>6.514211</text:p>
          </table:table-cell>
          <table:table-cell office:value-type="float" office:value="2.408794" calcext:value-type="float">
            <text:p>2.408794</text:p>
          </table:table-cell>
          <table:table-cell office:value-type="float" office:value="7.426443" calcext:value-type="float">
            <text:p>7.426443</text:p>
          </table:table-cell>
          <table:table-cell office:value-type="float" office:value="7.764797" calcext:value-type="float">
            <text:p>7.764797</text:p>
          </table:table-cell>
          <table:table-cell office:value-type="float" office:value="19.76214" calcext:value-type="float">
            <text:p>19.76214</text:p>
          </table:table-cell>
          <table:table-cell office:value-type="float" office:value="36.057866" calcext:value-type="float">
            <text:p>36.057866</text:p>
          </table:table-cell>
          <table:table-cell office:value-type="float" office:value="13.885793" calcext:value-type="float">
            <text:p>13.885793</text:p>
          </table:table-cell>
          <table:table-cell office:value-type="float" office:value="4.595528" calcext:value-type="float">
            <text:p>4.595528</text:p>
          </table:table-cell>
          <table:table-cell office:value-type="float" office:value="0.389445" calcext:value-type="float">
            <text:p>0.389445</text:p>
          </table:table-cell>
          <table:table-cell office:value-type="float" office:value="5.358774" calcext:value-type="float">
            <text:p>5.358774</text:p>
          </table:table-cell>
          <table:table-cell office:value-type="float" office:value="2.635822" calcext:value-type="float">
            <text:p>2.635822</text:p>
          </table:table-cell>
          <table:table-cell office:value-type="float" office:value="31.550632" calcext:value-type="float">
            <text:p>31.550632</text:p>
          </table:table-cell>
          <table:table-cell office:value-type="float" office:value="2.134218" calcext:value-type="float">
            <text:p>2.134218</text:p>
          </table:table-cell>
          <table:table-cell office:value-type="float" office:value="2.423726" calcext:value-type="float">
            <text:p>2.423726</text:p>
          </table:table-cell>
          <table:table-cell office:value-type="float" office:value="0.088246" calcext:value-type="float">
            <text:p>0.088246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25.152368" calcext:value-type="float">
            <text:p>25.152368</text:p>
          </table:table-cell>
          <table:table-cell table:style-name="ce1" office:value-type="float" office:value="1091.333333" calcext:value-type="float">
            <text:p>1091.333333</text:p>
          </table:table-cell>
          <table:table-cell office:value-type="float" office:value="14.370153" calcext:value-type="float">
            <text:p>14.370153</text:p>
          </table:table-cell>
          <table:table-cell office:value-type="float" office:value="6.449113" calcext:value-type="float">
            <text:p>6.449113</text:p>
          </table:table-cell>
          <table:table-cell office:value-type="float" office:value="2.334957" calcext:value-type="float">
            <text:p>2.334957</text:p>
          </table:table-cell>
          <table:table-cell office:value-type="float" office:value="7.474885" calcext:value-type="float">
            <text:p>7.474885</text:p>
          </table:table-cell>
          <table:table-cell office:value-type="float" office:value="7.685446" calcext:value-type="float">
            <text:p>7.685446</text:p>
          </table:table-cell>
          <table:table-cell office:value-type="float" office:value="24.402484" calcext:value-type="float">
            <text:p>24.402484</text:p>
          </table:table-cell>
          <table:table-cell office:value-type="float" office:value="143.386861" calcext:value-type="float">
            <text:p>143.386861</text:p>
          </table:table-cell>
          <table:table-cell office:value-type="float" office:value="11.840867" calcext:value-type="float">
            <text:p>11.840867</text:p>
          </table:table-cell>
          <table:table-cell office:value-type="float" office:value="4.257477" calcext:value-type="float">
            <text:p>4.257477</text:p>
          </table:table-cell>
          <table:table-cell office:value-type="float" office:value="0.37999" calcext:value-type="float">
            <text:p>0.37999</text:p>
          </table:table-cell>
          <table:table-cell office:value-type="float" office:value="5.255216" calcext:value-type="float">
            <text:p>5.255216</text:p>
          </table:table-cell>
          <table:table-cell office:value-type="float" office:value="2.666123" calcext:value-type="float">
            <text:p>2.666123</text:p>
          </table:table-cell>
          <table:table-cell office:value-type="float" office:value="36.855534" calcext:value-type="float">
            <text:p>36.855534</text:p>
          </table:table-cell>
          <table:table-cell office:value-type="float" office:value="2.132204" calcext:value-type="float">
            <text:p>2.132204</text:p>
          </table:table-cell>
          <table:table-cell office:value-type="float" office:value="2.463815" calcext:value-type="float">
            <text:p>2.463815</text:p>
          </table:table-cell>
          <table:table-cell office:value-type="float" office:value="0.086329" calcext:value-type="float">
            <text:p>0.086329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28.357864" calcext:value-type="float">
            <text:p>28.357864</text:p>
          </table:table-cell>
          <table:table-cell table:style-name="ce1" office:value-type="float" office:value="44.261261" calcext:value-type="float">
            <text:p>44.261261</text:p>
          </table:table-cell>
          <table:table-cell office:value-type="float" office:value="13.800561" calcext:value-type="float">
            <text:p>13.800561</text:p>
          </table:table-cell>
          <table:table-cell office:value-type="float" office:value="6.498677" calcext:value-type="float">
            <text:p>6.498677</text:p>
          </table:table-cell>
          <table:table-cell office:value-type="float" office:value="2.328987" calcext:value-type="float">
            <text:p>2.328987</text:p>
          </table:table-cell>
          <table:table-cell office:value-type="float" office:value="7.374108" calcext:value-type="float">
            <text:p>7.374108</text:p>
          </table:table-cell>
          <table:table-cell office:value-type="float" office:value="7.786053" calcext:value-type="float">
            <text:p>7.786053</text:p>
          </table:table-cell>
          <table:table-cell office:value-type="float" office:value="29.114074" calcext:value-type="float">
            <text:p>29.114074</text:p>
          </table:table-cell>
          <table:table-cell office:value-type="float" office:value="45.915887" calcext:value-type="float">
            <text:p>45.915887</text:p>
          </table:table-cell>
          <table:table-cell office:value-type="float" office:value="13.99715" calcext:value-type="float">
            <text:p>13.99715</text:p>
          </table:table-cell>
          <table:table-cell office:value-type="float" office:value="4.258288" calcext:value-type="float">
            <text:p>4.258288</text:p>
          </table:table-cell>
          <table:table-cell office:value-type="float" office:value="0.385734" calcext:value-type="float">
            <text:p>0.385734</text:p>
          </table:table-cell>
          <table:table-cell office:value-type="float" office:value="5.461923" calcext:value-type="float">
            <text:p>5.461923</text:p>
          </table:table-cell>
          <table:table-cell office:value-type="float" office:value="2.718494" calcext:value-type="float">
            <text:p>2.718494</text:p>
          </table:table-cell>
          <table:table-cell office:value-type="float" office:value="60.842105" calcext:value-type="float">
            <text:p>60.842105</text:p>
          </table:table-cell>
          <table:table-cell office:value-type="float" office:value="2.144244" calcext:value-type="float">
            <text:p>2.144244</text:p>
          </table:table-cell>
          <table:table-cell office:value-type="float" office:value="2.434588" calcext:value-type="float">
            <text:p>2.434588</text:p>
          </table:table-cell>
          <table:table-cell office:value-type="float" office:value="0.088394" calcext:value-type="float">
            <text:p>0.088394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24.013301" calcext:value-type="float">
            <text:p>24.013301</text:p>
          </table:table-cell>
          <table:table-cell table:style-name="ce1" office:value-type="float" office:value="108.519125" calcext:value-type="float">
            <text:p>108.519125</text:p>
          </table:table-cell>
          <table:table-cell office:value-type="float" office:value="12.576947" calcext:value-type="float">
            <text:p>12.576947</text:p>
          </table:table-cell>
          <table:table-cell office:value-type="float" office:value="6.787081" calcext:value-type="float">
            <text:p>6.787081</text:p>
          </table:table-cell>
          <table:table-cell office:value-type="float" office:value="2.375194" calcext:value-type="float">
            <text:p>2.375194</text:p>
          </table:table-cell>
          <table:table-cell office:value-type="float" office:value="7.632205" calcext:value-type="float">
            <text:p>7.632205</text:p>
          </table:table-cell>
          <table:table-cell office:value-type="float" office:value="8.076047" calcext:value-type="float">
            <text:p>8.076047</text:p>
          </table:table-cell>
          <table:table-cell office:value-type="float" office:value="23.501775" calcext:value-type="float">
            <text:p>23.501775</text:p>
          </table:table-cell>
          <table:table-cell office:value-type="float" office:value="46.94799" calcext:value-type="float">
            <text:p>46.94799</text:p>
          </table:table-cell>
          <table:table-cell office:value-type="float" office:value="13.151655" calcext:value-type="float">
            <text:p>13.151655</text:p>
          </table:table-cell>
          <table:table-cell office:value-type="float" office:value="4.222623" calcext:value-type="float">
            <text:p>4.222623</text:p>
          </table:table-cell>
          <table:table-cell office:value-type="float" office:value="0.378959" calcext:value-type="float">
            <text:p>0.378959</text:p>
          </table:table-cell>
          <table:table-cell office:value-type="float" office:value="5.227428" calcext:value-type="float">
            <text:p>5.227428</text:p>
          </table:table-cell>
          <table:table-cell office:value-type="float" office:value="2.899547" calcext:value-type="float">
            <text:p>2.899547</text:p>
          </table:table-cell>
          <table:table-cell office:value-type="float" office:value="32.291056" calcext:value-type="float">
            <text:p>32.291056</text:p>
          </table:table-cell>
          <table:table-cell office:value-type="float" office:value="2.147847" calcext:value-type="float">
            <text:p>2.147847</text:p>
          </table:table-cell>
          <table:table-cell office:value-type="float" office:value="2.422124" calcext:value-type="float">
            <text:p>2.422124</text:p>
          </table:table-cell>
          <table:table-cell office:value-type="float" office:value="0.08886" calcext:value-type="float">
            <text:p>0.08886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24.370552" calcext:value-type="float">
            <text:p>24.370552</text:p>
          </table:table-cell>
          <table:table-cell table:style-name="ce1" office:value-type="float" office:value="35.216312" calcext:value-type="float">
            <text:p>35.216312</text:p>
          </table:table-cell>
          <table:table-cell office:value-type="float" office:value="14.136654" calcext:value-type="float">
            <text:p>14.136654</text:p>
          </table:table-cell>
          <table:table-cell office:value-type="float" office:value="6.638368" calcext:value-type="float">
            <text:p>6.638368</text:p>
          </table:table-cell>
          <table:table-cell office:value-type="float" office:value="2.327669" calcext:value-type="float">
            <text:p>2.327669</text:p>
          </table:table-cell>
          <table:table-cell office:value-type="float" office:value="7.569359" calcext:value-type="float">
            <text:p>7.569359</text:p>
          </table:table-cell>
          <table:table-cell office:value-type="float" office:value="7.557838" calcext:value-type="float">
            <text:p>7.557838</text:p>
          </table:table-cell>
          <table:table-cell office:value-type="float" office:value="22.291806" calcext:value-type="float">
            <text:p>22.291806</text:p>
          </table:table-cell>
          <table:table-cell office:value-type="float" office:value="52.965333" calcext:value-type="float">
            <text:p>52.965333</text:p>
          </table:table-cell>
          <table:table-cell office:value-type="float" office:value="13.366083" calcext:value-type="float">
            <text:p>13.366083</text:p>
          </table:table-cell>
          <table:table-cell office:value-type="float" office:value="4.315949" calcext:value-type="float">
            <text:p>4.315949</text:p>
          </table:table-cell>
          <table:table-cell office:value-type="float" office:value="0.380884" calcext:value-type="float">
            <text:p>0.380884</text:p>
          </table:table-cell>
          <table:table-cell office:value-type="float" office:value="5.352196" calcext:value-type="float">
            <text:p>5.352196</text:p>
          </table:table-cell>
          <table:table-cell office:value-type="float" office:value="2.750207" calcext:value-type="float">
            <text:p>2.750207</text:p>
          </table:table-cell>
          <table:table-cell office:value-type="float" office:value="34.185886" calcext:value-type="float">
            <text:p>34.185886</text:p>
          </table:table-cell>
          <table:table-cell office:value-type="float" office:value="2.130658" calcext:value-type="float">
            <text:p>2.130658</text:p>
          </table:table-cell>
          <table:table-cell office:value-type="float" office:value="2.414539" calcext:value-type="float">
            <text:p>2.414539</text:p>
          </table:table-cell>
          <table:table-cell office:value-type="float" office:value="0.088272" calcext:value-type="float">
            <text:p>0.088272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22.54945" calcext:value-type="float">
            <text:p>22.54945</text:p>
          </table:table-cell>
          <table:table-cell table:style-name="ce1" office:value-type="float" office:value="35.37931" calcext:value-type="float">
            <text:p>35.37931</text:p>
          </table:table-cell>
          <table:table-cell office:value-type="float" office:value="10.632124" calcext:value-type="float">
            <text:p>10.632124</text:p>
          </table:table-cell>
          <table:table-cell office:value-type="float" office:value="5.423191" calcext:value-type="float">
            <text:p>5.423191</text:p>
          </table:table-cell>
          <table:table-cell office:value-type="float" office:value="2.294981" calcext:value-type="float">
            <text:p>2.294981</text:p>
          </table:table-cell>
          <table:table-cell office:value-type="float" office:value="7.315508" calcext:value-type="float">
            <text:p>7.315508</text:p>
          </table:table-cell>
          <table:table-cell office:value-type="float" office:value="6.480852" calcext:value-type="float">
            <text:p>6.480852</text:p>
          </table:table-cell>
          <table:table-cell office:value-type="float" office:value="17.708737" calcext:value-type="float">
            <text:p>17.708737</text:p>
          </table:table-cell>
          <table:table-cell office:value-type="float" office:value="39.461538" calcext:value-type="float">
            <text:p>39.461538</text:p>
          </table:table-cell>
          <table:table-cell office:value-type="float" office:value="10.821357" calcext:value-type="float">
            <text:p>10.821357</text:p>
          </table:table-cell>
          <table:table-cell office:value-type="float" office:value="3.502453" calcext:value-type="float">
            <text:p>3.502453</text:p>
          </table:table-cell>
          <table:table-cell office:value-type="float" office:value="0.31183" calcext:value-type="float">
            <text:p>0.31183</text:p>
          </table:table-cell>
          <table:table-cell office:value-type="float" office:value="4.80562" calcext:value-type="float">
            <text:p>4.80562</text:p>
          </table:table-cell>
          <table:table-cell office:value-type="float" office:value="2.499771" calcext:value-type="float">
            <text:p>2.499771</text:p>
          </table:table-cell>
          <table:table-cell office:value-type="float" office:value="49.745454" calcext:value-type="float">
            <text:p>49.745454</text:p>
          </table:table-cell>
          <table:table-cell office:value-type="float" office:value="1.854077" calcext:value-type="float">
            <text:p>1.854077</text:p>
          </table:table-cell>
          <table:table-cell office:value-type="float" office:value="2.089613" calcext:value-type="float">
            <text:p>2.089613</text:p>
          </table:table-cell>
          <table:table-cell office:value-type="float" office:value="0.086601" calcext:value-type="float">
            <text:p>0.086601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26.152741" calcext:value-type="float">
            <text:p>26.152741</text:p>
          </table:table-cell>
          <table:table-cell table:style-name="ce1" office:value-type="float" office:value="37.029574" calcext:value-type="float">
            <text:p>37.029574</text:p>
          </table:table-cell>
          <table:table-cell office:value-type="float" office:value="14.329756" calcext:value-type="float">
            <text:p>14.329756</text:p>
          </table:table-cell>
          <table:table-cell office:value-type="float" office:value="6.877102" calcext:value-type="float">
            <text:p>6.877102</text:p>
          </table:table-cell>
          <table:table-cell office:value-type="float" office:value="2.35821" calcext:value-type="float">
            <text:p>2.35821</text:p>
          </table:table-cell>
          <table:table-cell office:value-type="float" office:value="7.620007" calcext:value-type="float">
            <text:p>7.620007</text:p>
          </table:table-cell>
          <table:table-cell office:value-type="float" office:value="7.693164" calcext:value-type="float">
            <text:p>7.693164</text:p>
          </table:table-cell>
          <table:table-cell office:value-type="float" office:value="20.400203" calcext:value-type="float">
            <text:p>20.400203</text:p>
          </table:table-cell>
          <table:table-cell office:value-type="float" office:value="44.517777" calcext:value-type="float">
            <text:p>44.517777</text:p>
          </table:table-cell>
          <table:table-cell office:value-type="float" office:value="13.033832" calcext:value-type="float">
            <text:p>13.033832</text:p>
          </table:table-cell>
          <table:table-cell office:value-type="float" office:value="4.392238" calcext:value-type="float">
            <text:p>4.392238</text:p>
          </table:table-cell>
          <table:table-cell office:value-type="float" office:value="0.38792" calcext:value-type="float">
            <text:p>0.38792</text:p>
          </table:table-cell>
          <table:table-cell office:value-type="float" office:value="6.063256" calcext:value-type="float">
            <text:p>6.063256</text:p>
          </table:table-cell>
          <table:table-cell office:value-type="float" office:value="2.700229" calcext:value-type="float">
            <text:p>2.700229</text:p>
          </table:table-cell>
          <table:table-cell office:value-type="float" office:value="34.420962" calcext:value-type="float">
            <text:p>34.420962</text:p>
          </table:table-cell>
          <table:table-cell office:value-type="float" office:value="2.130716" calcext:value-type="float">
            <text:p>2.130716</text:p>
          </table:table-cell>
          <table:table-cell office:value-type="float" office:value="2.399736" calcext:value-type="float">
            <text:p>2.399736</text:p>
          </table:table-cell>
          <table:table-cell office:value-type="float" office:value="0.089322" calcext:value-type="float">
            <text:p>0.089322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25.454545" calcext:value-type="float">
            <text:p>25.454545</text:p>
          </table:table-cell>
          <table:table-cell table:style-name="ce1" office:value-type="float" office:value="40.770877" calcext:value-type="float">
            <text:p>40.770877</text:p>
          </table:table-cell>
          <table:table-cell office:value-type="float" office:value="16.894409" calcext:value-type="float">
            <text:p>16.894409</text:p>
          </table:table-cell>
          <table:table-cell office:value-type="float" office:value="6.252873" calcext:value-type="float">
            <text:p>6.252873</text:p>
          </table:table-cell>
          <table:table-cell office:value-type="float" office:value="2.555361" calcext:value-type="float">
            <text:p>2.555361</text:p>
          </table:table-cell>
          <table:table-cell office:value-type="float" office:value="7.496062" calcext:value-type="float">
            <text:p>7.496062</text:p>
          </table:table-cell>
          <table:table-cell office:value-type="float" office:value="8.210435" calcext:value-type="float">
            <text:p>8.210435</text:p>
          </table:table-cell>
          <table:table-cell office:value-type="float" office:value="17.30909" calcext:value-type="float">
            <text:p>17.30909</text:p>
          </table:table-cell>
          <table:table-cell office:value-type="float" office:value="32.884283" calcext:value-type="float">
            <text:p>32.884283</text:p>
          </table:table-cell>
          <table:table-cell office:value-type="float" office:value="12.847503" calcext:value-type="float">
            <text:p>12.847503</text:p>
          </table:table-cell>
          <table:table-cell office:value-type="float" office:value="4.408427" calcext:value-type="float">
            <text:p>4.408427</text:p>
          </table:table-cell>
          <table:table-cell office:value-type="float" office:value="0.375024" calcext:value-type="float">
            <text:p>0.375024</text:p>
          </table:table-cell>
          <table:table-cell office:value-type="float" office:value="7.101827" calcext:value-type="float">
            <text:p>7.101827</text:p>
          </table:table-cell>
          <table:table-cell office:value-type="float" office:value="2.788109" calcext:value-type="float">
            <text:p>2.788109</text:p>
          </table:table-cell>
          <table:table-cell office:value-type="float" office:value="32" calcext:value-type="float">
            <text:p>32</text:p>
          </table:table-cell>
          <table:table-cell office:value-type="float" office:value="2.320819" calcext:value-type="float">
            <text:p>2.320819</text:p>
          </table:table-cell>
          <table:table-cell office:value-type="float" office:value="2.686988" calcext:value-type="float">
            <text:p>2.686988</text:p>
          </table:table-cell>
          <table:table-cell office:value-type="float" office:value="0.090917" calcext:value-type="float">
            <text:p>0.090917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27.180836" calcext:value-type="float">
            <text:p>27.180836</text:p>
          </table:table-cell>
          <table:table-cell table:style-name="ce1" office:value-type="float" office:value="84.62605" calcext:value-type="float">
            <text:p>84.62605</text:p>
          </table:table-cell>
          <table:table-cell office:value-type="float" office:value="14.787812" calcext:value-type="float">
            <text:p>14.787812</text:p>
          </table:table-cell>
          <table:table-cell office:value-type="float" office:value="6.552049" calcext:value-type="float">
            <text:p>6.552049</text:p>
          </table:table-cell>
          <table:table-cell office:value-type="float" office:value="2.428967" calcext:value-type="float">
            <text:p>2.428967</text:p>
          </table:table-cell>
          <table:table-cell office:value-type="float" office:value="7.608991" calcext:value-type="float">
            <text:p>7.608991</text:p>
          </table:table-cell>
          <table:table-cell office:value-type="float" office:value="8.896201" calcext:value-type="float">
            <text:p>8.896201</text:p>
          </table:table-cell>
          <table:table-cell office:value-type="float" office:value="17.983035" calcext:value-type="float">
            <text:p>17.983035</text:p>
          </table:table-cell>
          <table:table-cell office:value-type="float" office:value="34.137288" calcext:value-type="float">
            <text:p>34.137288</text:p>
          </table:table-cell>
          <table:table-cell office:value-type="float" office:value="12.402093" calcext:value-type="float">
            <text:p>12.402093</text:p>
          </table:table-cell>
          <table:table-cell office:value-type="float" office:value="4.491748" calcext:value-type="float">
            <text:p>4.491748</text:p>
          </table:table-cell>
          <table:table-cell office:value-type="float" office:value="0.394225" calcext:value-type="float">
            <text:p>0.394225</text:p>
          </table:table-cell>
          <table:table-cell office:value-type="float" office:value="6.003278" calcext:value-type="float">
            <text:p>6.003278</text:p>
          </table:table-cell>
          <table:table-cell office:value-type="float" office:value="2.805153" calcext:value-type="float">
            <text:p>2.805153</text:p>
          </table:table-cell>
          <table:table-cell office:value-type="float" office:value="40.52515" calcext:value-type="float">
            <text:p>40.52515</text:p>
          </table:table-cell>
          <table:table-cell office:value-type="float" office:value="2.175288" calcext:value-type="float">
            <text:p>2.175288</text:p>
          </table:table-cell>
          <table:table-cell office:value-type="float" office:value="2.535372" calcext:value-type="float">
            <text:p>2.535372</text:p>
          </table:table-cell>
          <table:table-cell office:value-type="float" office:value="0.089625" calcext:value-type="float">
            <text:p>0.089625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25.252808" calcext:value-type="float">
            <text:p>25.252808</text:p>
          </table:table-cell>
          <table:table-cell table:style-name="ce1" office:value-type="float" office:value="96.149732" calcext:value-type="float">
            <text:p>96.149732</text:p>
          </table:table-cell>
          <table:table-cell office:value-type="float" office:value="15.341296" calcext:value-type="float">
            <text:p>15.341296</text:p>
          </table:table-cell>
          <table:table-cell office:value-type="float" office:value="6.037609" calcext:value-type="float">
            <text:p>6.037609</text:p>
          </table:table-cell>
          <table:table-cell office:value-type="float" office:value="2.446924" calcext:value-type="float">
            <text:p>2.446924</text:p>
          </table:table-cell>
          <table:table-cell office:value-type="float" office:value="7.20064" calcext:value-type="float">
            <text:p>7.20064</text:p>
          </table:table-cell>
          <table:table-cell office:value-type="float" office:value="7.576906" calcext:value-type="float">
            <text:p>7.576906</text:p>
          </table:table-cell>
          <table:table-cell office:value-type="float" office:value="17.255278" calcext:value-type="float">
            <text:p>17.255278</text:p>
          </table:table-cell>
          <table:table-cell office:value-type="float" office:value="54.156626" calcext:value-type="float">
            <text:p>54.156626</text:p>
          </table:table-cell>
          <table:table-cell office:value-type="float" office:value="14.641693" calcext:value-type="float">
            <text:p>14.641693</text:p>
          </table:table-cell>
          <table:table-cell office:value-type="float" office:value="4.02868" calcext:value-type="float">
            <text:p>4.02868</text:p>
          </table:table-cell>
          <table:table-cell office:value-type="float" office:value="0.356251" calcext:value-type="float">
            <text:p>0.356251</text:p>
          </table:table-cell>
          <table:table-cell office:value-type="float" office:value="5.862406" calcext:value-type="float">
            <text:p>5.862406</text:p>
          </table:table-cell>
          <table:table-cell office:value-type="float" office:value="2.630962" calcext:value-type="float">
            <text:p>2.630962</text:p>
          </table:table-cell>
          <table:table-cell office:value-type="float" office:value="24.76584" calcext:value-type="float">
            <text:p>24.76584</text:p>
          </table:table-cell>
          <table:table-cell office:value-type="float" office:value="2.198044" calcext:value-type="float">
            <text:p>2.198044</text:p>
          </table:table-cell>
          <table:table-cell office:value-type="float" office:value="2.581108" calcext:value-type="float">
            <text:p>2.581108</text:p>
          </table:table-cell>
          <table:table-cell office:value-type="float" office:value="0.085294" calcext:value-type="float">
            <text:p>0.085294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24.145552" calcext:value-type="float">
            <text:p>24.145552</text:p>
          </table:table-cell>
          <table:table-cell table:style-name="ce1" office:value-type="float" office:value="121.877551" calcext:value-type="float">
            <text:p>121.877551</text:p>
          </table:table-cell>
          <table:table-cell office:value-type="float" office:value="16.558225" calcext:value-type="float">
            <text:p>16.558225</text:p>
          </table:table-cell>
          <table:table-cell office:value-type="float" office:value="5.773767" calcext:value-type="float">
            <text:p>5.773767</text:p>
          </table:table-cell>
          <table:table-cell office:value-type="float" office:value="3.322084" calcext:value-type="float">
            <text:p>3.322084</text:p>
          </table:table-cell>
          <table:table-cell office:value-type="float" office:value="8.511163" calcext:value-type="float">
            <text:p>8.511163</text:p>
          </table:table-cell>
          <table:table-cell office:value-type="float" office:value="7.025882" calcext:value-type="float">
            <text:p>7.025882</text:p>
          </table:table-cell>
          <table:table-cell office:value-type="float" office:value="17.987951" calcext:value-type="float">
            <text:p>17.987951</text:p>
          </table:table-cell>
          <table:table-cell office:value-type="float" office:value="39.637168" calcext:value-type="float">
            <text:p>39.637168</text:p>
          </table:table-cell>
          <table:table-cell office:value-type="float" office:value="15.144547" calcext:value-type="float">
            <text:p>15.144547</text:p>
          </table:table-cell>
          <table:table-cell office:value-type="float" office:value="4.268763" calcext:value-type="float">
            <text:p>4.268763</text:p>
          </table:table-cell>
          <table:table-cell office:value-type="float" office:value="0.346249" calcext:value-type="float">
            <text:p>0.346249</text:p>
          </table:table-cell>
          <table:table-cell office:value-type="float" office:value="6.324038" calcext:value-type="float">
            <text:p>6.324038</text:p>
          </table:table-cell>
          <table:table-cell office:value-type="float" office:value="2.736938" calcext:value-type="float">
            <text:p>2.736938</text:p>
          </table:table-cell>
          <table:table-cell office:value-type="float" office:value="42.964028" calcext:value-type="float">
            <text:p>42.964028</text:p>
          </table:table-cell>
          <table:table-cell office:value-type="float" office:value="2.217052" calcext:value-type="float">
            <text:p>2.217052</text:p>
          </table:table-cell>
          <table:table-cell office:value-type="float" office:value="2.734849" calcext:value-type="float">
            <text:p>2.734849</text:p>
          </table:table-cell>
          <table:table-cell office:value-type="float" office:value="0.10751" calcext:value-type="float">
            <text:p>0.10751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25.29558" calcext:value-type="float">
            <text:p>25.29558</text:p>
          </table:table-cell>
          <table:table-cell table:style-name="ce1" office:value-type="float" office:value="47.942408" calcext:value-type="float">
            <text:p>47.942408</text:p>
          </table:table-cell>
          <table:table-cell office:value-type="float" office:value="12.915373" calcext:value-type="float">
            <text:p>12.915373</text:p>
          </table:table-cell>
          <table:table-cell office:value-type="float" office:value="5.921112" calcext:value-type="float">
            <text:p>5.921112</text:p>
          </table:table-cell>
          <table:table-cell office:value-type="float" office:value="2.590381" calcext:value-type="float">
            <text:p>2.590381</text:p>
          </table:table-cell>
          <table:table-cell office:value-type="float" office:value="7.750317" calcext:value-type="float">
            <text:p>7.750317</text:p>
          </table:table-cell>
          <table:table-cell office:value-type="float" office:value="7.900776" calcext:value-type="float">
            <text:p>7.900776</text:p>
          </table:table-cell>
          <table:table-cell office:value-type="float" office:value="17.867317" calcext:value-type="float">
            <text:p>17.867317</text:p>
          </table:table-cell>
          <table:table-cell office:value-type="float" office:value="30.625418" calcext:value-type="float">
            <text:p>30.625418</text:p>
          </table:table-cell>
          <table:table-cell office:value-type="float" office:value="12.433129" calcext:value-type="float">
            <text:p>12.433129</text:p>
          </table:table-cell>
          <table:table-cell office:value-type="float" office:value="4.047292" calcext:value-type="float">
            <text:p>4.047292</text:p>
          </table:table-cell>
          <table:table-cell office:value-type="float" office:value="0.358058" calcext:value-type="float">
            <text:p>0.358058</text:p>
          </table:table-cell>
          <table:table-cell office:value-type="float" office:value="6.274066" calcext:value-type="float">
            <text:p>6.274066</text:p>
          </table:table-cell>
          <table:table-cell office:value-type="float" office:value="2.824926" calcext:value-type="float">
            <text:p>2.824926</text:p>
          </table:table-cell>
          <table:table-cell office:value-type="float" office:value="23.359693" calcext:value-type="float">
            <text:p>23.359693</text:p>
          </table:table-cell>
          <table:table-cell office:value-type="float" office:value="2.208368" calcext:value-type="float">
            <text:p>2.208368</text:p>
          </table:table-cell>
          <table:table-cell office:value-type="float" office:value="2.74367" calcext:value-type="float">
            <text:p>2.74367</text:p>
          </table:table-cell>
          <table:table-cell office:value-type="float" office:value="0.091636" calcext:value-type="float">
            <text:p>0.091636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3.257783" calcext:value-type="float">
            <text:p>23.257783</text:p>
          </table:table-cell>
          <table:table-cell table:style-name="ce1" office:value-type="float" office:value="81.91228" calcext:value-type="float">
            <text:p>81.91228</text:p>
          </table:table-cell>
          <table:table-cell office:value-type="float" office:value="15.295659" calcext:value-type="float">
            <text:p>15.295659</text:p>
          </table:table-cell>
          <table:table-cell office:value-type="float" office:value="6.079427" calcext:value-type="float">
            <text:p>6.079427</text:p>
          </table:table-cell>
          <table:table-cell office:value-type="float" office:value="2.514947" calcext:value-type="float">
            <text:p>2.514947</text:p>
          </table:table-cell>
          <table:table-cell office:value-type="float" office:value="7.56726" calcext:value-type="float">
            <text:p>7.56726</text:p>
          </table:table-cell>
          <table:table-cell office:value-type="float" office:value="8.326348" calcext:value-type="float">
            <text:p>8.326348</text:p>
          </table:table-cell>
          <table:table-cell office:value-type="float" office:value="14.567862" calcext:value-type="float">
            <text:p>14.567862</text:p>
          </table:table-cell>
          <table:table-cell office:value-type="float" office:value="25.513661" calcext:value-type="float">
            <text:p>25.513661</text:p>
          </table:table-cell>
          <table:table-cell office:value-type="float" office:value="12.653116" calcext:value-type="float">
            <text:p>12.653116</text:p>
          </table:table-cell>
          <table:table-cell office:value-type="float" office:value="4.321147" calcext:value-type="float">
            <text:p>4.321147</text:p>
          </table:table-cell>
          <table:table-cell office:value-type="float" office:value="0.349038" calcext:value-type="float">
            <text:p>0.349038</text:p>
          </table:table-cell>
          <table:table-cell office:value-type="float" office:value="6.525506" calcext:value-type="float">
            <text:p>6.525506</text:p>
          </table:table-cell>
          <table:table-cell office:value-type="float" office:value="2.710595" calcext:value-type="float">
            <text:p>2.710595</text:p>
          </table:table-cell>
          <table:table-cell office:value-type="float" office:value="22.831295" calcext:value-type="float">
            <text:p>22.831295</text:p>
          </table:table-cell>
          <table:table-cell office:value-type="float" office:value="2.229703" calcext:value-type="float">
            <text:p>2.229703</text:p>
          </table:table-cell>
          <table:table-cell office:value-type="float" office:value="2.644951" calcext:value-type="float">
            <text:p>2.644951</text:p>
          </table:table-cell>
          <table:table-cell office:value-type="float" office:value="0.086878" calcext:value-type="float">
            <text:p>0.086878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9.935828" calcext:value-type="float">
            <text:p>19.935828</text:p>
          </table:table-cell>
          <table:table-cell table:style-name="ce1" office:value-type="float" office:value="81.397379" calcext:value-type="float">
            <text:p>81.397379</text:p>
          </table:table-cell>
          <table:table-cell office:value-type="float" office:value="16" calcext:value-type="float">
            <text:p>16</text:p>
          </table:table-cell>
          <table:table-cell office:value-type="float" office:value="6.057848" calcext:value-type="float">
            <text:p>6.057848</text:p>
          </table:table-cell>
          <table:table-cell office:value-type="float" office:value="2.492645" calcext:value-type="float">
            <text:p>2.492645</text:p>
          </table:table-cell>
          <table:table-cell office:value-type="float" office:value="7.574156" calcext:value-type="float">
            <text:p>7.574156</text:p>
          </table:table-cell>
          <table:table-cell office:value-type="float" office:value="7.476935" calcext:value-type="float">
            <text:p>7.476935</text:p>
          </table:table-cell>
          <table:table-cell office:value-type="float" office:value="21.801169" calcext:value-type="float">
            <text:p>21.801169</text:p>
          </table:table-cell>
          <table:table-cell office:value-type="float" office:value="46.024691" calcext:value-type="float">
            <text:p>46.024691</text:p>
          </table:table-cell>
          <table:table-cell office:value-type="float" office:value="13.685756" calcext:value-type="float">
            <text:p>13.685756</text:p>
          </table:table-cell>
          <table:table-cell office:value-type="float" office:value="4.04163" calcext:value-type="float">
            <text:p>4.04163</text:p>
          </table:table-cell>
          <table:table-cell office:value-type="float" office:value="0.354103" calcext:value-type="float">
            <text:p>0.354103</text:p>
          </table:table-cell>
          <table:table-cell office:value-type="float" office:value="5.539375" calcext:value-type="float">
            <text:p>5.539375</text:p>
          </table:table-cell>
          <table:table-cell office:value-type="float" office:value="2.767631" calcext:value-type="float">
            <text:p>2.767631</text:p>
          </table:table-cell>
          <table:table-cell office:value-type="float" office:value="51.068493" calcext:value-type="float">
            <text:p>51.068493</text:p>
          </table:table-cell>
          <table:table-cell office:value-type="float" office:value="2.249306" calcext:value-type="float">
            <text:p>2.249306</text:p>
          </table:table-cell>
          <table:table-cell office:value-type="float" office:value="2.775048" calcext:value-type="float">
            <text:p>2.775048</text:p>
          </table:table-cell>
          <table:table-cell office:value-type="float" office:value="0.089179" calcext:value-type="float">
            <text:p>0.089179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2.68872" calcext:value-type="float">
            <text:p>22.68872</text:p>
          </table:table-cell>
          <table:table-cell table:style-name="ce1" office:value-type="float" office:value="72.888501" calcext:value-type="float">
            <text:p>72.888501</text:p>
          </table:table-cell>
          <table:table-cell office:value-type="float" office:value="15.576321" calcext:value-type="float">
            <text:p>15.576321</text:p>
          </table:table-cell>
          <table:table-cell office:value-type="float" office:value="6.76115" calcext:value-type="float">
            <text:p>6.76115</text:p>
          </table:table-cell>
          <table:table-cell office:value-type="float" office:value="2.552031" calcext:value-type="float">
            <text:p>2.552031</text:p>
          </table:table-cell>
          <table:table-cell office:value-type="float" office:value="7.576602" calcext:value-type="float">
            <text:p>7.576602</text:p>
          </table:table-cell>
          <table:table-cell office:value-type="float" office:value="8.808" calcext:value-type="float">
            <text:p>8.808</text:p>
          </table:table-cell>
          <table:table-cell office:value-type="float" office:value="20.773584" calcext:value-type="float">
            <text:p>20.773584</text:p>
          </table:table-cell>
          <table:table-cell office:value-type="float" office:value="36.380869" calcext:value-type="float">
            <text:p>36.380869</text:p>
          </table:table-cell>
          <table:table-cell office:value-type="float" office:value="13.60143" calcext:value-type="float">
            <text:p>13.60143</text:p>
          </table:table-cell>
          <table:table-cell office:value-type="float" office:value="4.5875" calcext:value-type="float">
            <text:p>4.5875</text:p>
          </table:table-cell>
          <table:table-cell office:value-type="float" office:value="0.395235" calcext:value-type="float">
            <text:p>0.395235</text:p>
          </table:table-cell>
          <table:table-cell office:value-type="float" office:value="6.091729" calcext:value-type="float">
            <text:p>6.091729</text:p>
          </table:table-cell>
          <table:table-cell office:value-type="float" office:value="2.909052" calcext:value-type="float">
            <text:p>2.909052</text:p>
          </table:table-cell>
          <table:table-cell office:value-type="float" office:value="18.694369" calcext:value-type="float">
            <text:p>18.694369</text:p>
          </table:table-cell>
          <table:table-cell office:value-type="float" office:value="2.244527" calcext:value-type="float">
            <text:p>2.244527</text:p>
          </table:table-cell>
          <table:table-cell office:value-type="float" office:value="2.610958" calcext:value-type="float">
            <text:p>2.610958</text:p>
          </table:table-cell>
          <table:table-cell office:value-type="float" office:value="0.092793" calcext:value-type="float">
            <text:p>0.092793</text:p>
          </table:table-cell>
        </table:table-row>
        <table:table-row table:style-name="ro1">
          <table:table-cell office:value-type="string" calcext:value-type="string">
            <text:p>floyd-warshall</text:p>
          </table:table-cell>
          <table:table-cell office:value-type="float" office:value="18.277153" calcext:value-type="float">
            <text:p>18.277153</text:p>
          </table:table-cell>
          <table:table-cell table:style-name="ce1" office:value-type="float" office:value="36.6" calcext:value-type="float">
            <text:p>36.6</text:p>
          </table:table-cell>
          <table:table-cell office:value-type="float" office:value="15.878524" calcext:value-type="float">
            <text:p>15.878524</text:p>
          </table:table-cell>
          <table:table-cell office:value-type="float" office:value="4.674329" calcext:value-type="float">
            <text:p>4.674329</text:p>
          </table:table-cell>
          <table:table-cell office:value-type="float" office:value="3.8125" calcext:value-type="float">
            <text:p>3.8125</text:p>
          </table:table-cell>
          <table:table-cell office:value-type="float" office:value="8.20168" calcext:value-type="float">
            <text:p>8.20168</text:p>
          </table:table-cell>
          <table:table-cell office:value-type="float" office:value="6.272493" calcext:value-type="float">
            <text:p>6.272493</text:p>
          </table:table-cell>
          <table:table-cell office:value-type="float" office:value="18.345864" calcext:value-type="float">
            <text:p>18.345864</text:p>
          </table:table-cell>
          <table:table-cell office:value-type="float" office:value="66.244343" calcext:value-type="float">
            <text:p>66.244343</text:p>
          </table:table-cell>
          <table:table-cell office:value-type="float" office:value="10.03427" calcext:value-type="float">
            <text:p>10.03427</text:p>
          </table:table-cell>
          <table:table-cell office:value-type="float" office:value="3.489037" calcext:value-type="float">
            <text:p>3.489037</text:p>
          </table:table-cell>
          <table:table-cell office:value-type="float" office:value="0.287775" calcext:value-type="float">
            <text:p>0.287775</text:p>
          </table:table-cell>
          <table:table-cell office:value-type="float" office:value="6.594594" calcext:value-type="float">
            <text:p>6.594594</text:p>
          </table:table-cell>
          <table:table-cell office:value-type="float" office:value="2.177275" calcext:value-type="float">
            <text:p>2.177275</text:p>
          </table:table-cell>
          <table:table-cell office:value-type="float" office:value="15.809935" calcext:value-type="float">
            <text:p>15.809935</text:p>
          </table:table-cell>
          <table:table-cell office:value-type="float" office:value="1.954345" calcext:value-type="float">
            <text:p>1.954345</text:p>
          </table:table-cell>
          <table:table-cell office:value-type="float" office:value="2.422637" calcext:value-type="float">
            <text:p>2.422637</text:p>
          </table:table-cell>
          <table:table-cell office:value-type="float" office:value="0.107853" calcext:value-type="float">
            <text:p>0.107853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16.532637" calcext:value-type="float">
            <text:p>16.532637</text:p>
          </table:table-cell>
          <table:table-cell table:style-name="ce1" office:value-type="float" office:value="14.165548" calcext:value-type="float">
            <text:p>14.165548</text:p>
          </table:table-cell>
          <table:table-cell office:value-type="float" office:value="10.535773" calcext:value-type="float">
            <text:p>10.535773</text:p>
          </table:table-cell>
          <table:table-cell office:value-type="float" office:value="27.293103" calcext:value-type="float">
            <text:p>27.293103</text:p>
          </table:table-cell>
          <table:table-cell office:value-type="float" office:value="2.320263" calcext:value-type="float">
            <text:p>2.320263</text:p>
          </table:table-cell>
          <table:table-cell office:value-type="float" office:value="7.012181" calcext:value-type="float">
            <text:p>7.012181</text:p>
          </table:table-cell>
          <table:table-cell office:value-type="float" office:value="5.699369" calcext:value-type="float">
            <text:p>5.699369</text:p>
          </table:table-cell>
          <table:table-cell office:value-type="float" office:value="16.818061" calcext:value-type="float">
            <text:p>16.818061</text:p>
          </table:table-cell>
          <table:table-cell office:value-type="float" office:value="6.675803" calcext:value-type="float">
            <text:p>6.675803</text:p>
          </table:table-cell>
          <table:table-cell office:value-type="float" office:value="10.686919" calcext:value-type="float">
            <text:p>10.686919</text:p>
          </table:table-cell>
          <table:table-cell office:value-type="float" office:value="2.911264" calcext:value-type="float">
            <text:p>2.911264</text:p>
          </table:table-cell>
          <table:table-cell office:value-type="float" office:value="0.25289" calcext:value-type="float">
            <text:p>0.25289</text:p>
          </table:table-cell>
          <table:table-cell office:value-type="float" office:value="4.241125" calcext:value-type="float">
            <text:p>4.241125</text:p>
          </table:table-cell>
          <table:table-cell office:value-type="float" office:value="1.980606" calcext:value-type="float">
            <text:p>1.980606</text:p>
          </table:table-cell>
          <table:table-cell office:value-type="float" office:value="13.136929" calcext:value-type="float">
            <text:p>13.136929</text:p>
          </table:table-cell>
          <table:table-cell office:value-type="float" office:value="1.549492" calcext:value-type="float">
            <text:p>1.549492</text:p>
          </table:table-cell>
          <table:table-cell office:value-type="float" office:value="2.015597" calcext:value-type="float">
            <text:p>2.015597</text:p>
          </table:table-cell>
          <table:table-cell office:value-type="float" office:value="0.091291" calcext:value-type="float">
            <text:p>0.091291</text:p>
          </table:table-cell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24.804113" calcext:value-type="float">
            <text:p>24.804113</text:p>
          </table:table-cell>
          <table:table-cell table:style-name="ce1" office:value-type="float" office:value="13.378235" calcext:value-type="float">
            <text:p>13.378235</text:p>
          </table:table-cell>
          <table:table-cell office:value-type="float" office:value="31.38166" calcext:value-type="float">
            <text:p>31.38166</text:p>
          </table:table-cell>
          <table:table-cell office:value-type="float" office:value="58.084862" calcext:value-type="float">
            <text:p>58.084862</text:p>
          </table:table-cell>
          <table:table-cell office:value-type="float" office:value="2.460649" calcext:value-type="float">
            <text:p>2.460649</text:p>
          </table:table-cell>
          <table:table-cell office:value-type="float" office:value="7.248139" calcext:value-type="float">
            <text:p>7.248139</text:p>
          </table:table-cell>
          <table:table-cell office:value-type="float" office:value="10.195249" calcext:value-type="float">
            <text:p>10.195249</text:p>
          </table:table-cell>
          <table:table-cell office:value-type="float" office:value="28.615819" calcext:value-type="float">
            <text:p>28.615819</text:p>
          </table:table-cell>
          <table:table-cell office:value-type="float" office:value="7.081935" calcext:value-type="float">
            <text:p>7.081935</text:p>
          </table:table-cell>
          <table:table-cell office:value-type="float" office:value="17.204483" calcext:value-type="float">
            <text:p>17.204483</text:p>
          </table:table-cell>
          <table:table-cell office:value-type="float" office:value="5.082279" calcext:value-type="float">
            <text:p>5.082279</text:p>
          </table:table-cell>
          <table:table-cell office:value-type="float" office:value="0.503249" calcext:value-type="float">
            <text:p>0.503249</text:p>
          </table:table-cell>
          <table:table-cell office:value-type="float" office:value="3.874101" calcext:value-type="float">
            <text:p>3.874101</text:p>
          </table:table-cell>
          <table:table-cell office:value-type="float" office:value="1.815542" calcext:value-type="float">
            <text:p>1.815542</text:p>
          </table:table-cell>
          <table:table-cell office:value-type="float" office:value="11.331096" calcext:value-type="float">
            <text:p>11.331096</text:p>
          </table:table-cell>
          <table:table-cell office:value-type="float" office:value="1.541387" calcext:value-type="float">
            <text:p>1.541387</text:p>
          </table:table-cell>
          <table:table-cell office:value-type="float" office:value="1.874953" calcext:value-type="float">
            <text:p>1.874953</text:p>
          </table:table-cell>
          <table:table-cell office:value-type="float" office:value="0.084448" calcext:value-type="float">
            <text:p>0.084448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26.421101" calcext:value-type="float">
            <text:p>26.421101</text:p>
          </table:table-cell>
          <table:table-cell table:style-name="ce1" office:value-type="float" office:value="13.379196" calcext:value-type="float">
            <text:p>13.379196</text:p>
          </table:table-cell>
          <table:table-cell office:value-type="float" office:value="29.384215" calcext:value-type="float">
            <text:p>29.384215</text:p>
          </table:table-cell>
          <table:table-cell office:value-type="float" office:value="63.446188" calcext:value-type="float">
            <text:p>63.446188</text:p>
          </table:table-cell>
          <table:table-cell office:value-type="float" office:value="2.637431" calcext:value-type="float">
            <text:p>2.637431</text:p>
          </table:table-cell>
          <table:table-cell office:value-type="float" office:value="7.48202" calcext:value-type="float">
            <text:p>7.48202</text:p>
          </table:table-cell>
          <table:table-cell office:value-type="float" office:value="10.921265" calcext:value-type="float">
            <text:p>10.921265</text:p>
          </table:table-cell>
          <table:table-cell office:value-type="float" office:value="34.17512" calcext:value-type="float">
            <text:p>34.17512</text:p>
          </table:table-cell>
          <table:table-cell office:value-type="float" office:value="7.440704" calcext:value-type="float">
            <text:p>7.440704</text:p>
          </table:table-cell>
          <table:table-cell office:value-type="float" office:value="14.830712" calcext:value-type="float">
            <text:p>14.830712</text:p>
          </table:table-cell>
          <table:table-cell office:value-type="float" office:value="5.552786" calcext:value-type="float">
            <text:p>5.552786</text:p>
          </table:table-cell>
          <table:table-cell office:value-type="float" office:value="0.558192" calcext:value-type="float">
            <text:p>0.558192</text:p>
          </table:table-cell>
          <table:table-cell office:value-type="float" office:value="4.429711" calcext:value-type="float">
            <text:p>4.429711</text:p>
          </table:table-cell>
          <table:table-cell office:value-type="float" office:value="1.991764" calcext:value-type="float">
            <text:p>1.991764</text:p>
          </table:table-cell>
          <table:table-cell office:value-type="float" office:value="13.8304" calcext:value-type="float">
            <text:p>13.8304</text:p>
          </table:table-cell>
          <table:table-cell office:value-type="float" office:value="1.708652" calcext:value-type="float">
            <text:p>1.708652</text:p>
          </table:table-cell>
          <table:table-cell office:value-type="float" office:value="2.057813" calcext:value-type="float">
            <text:p>2.057813</text:p>
          </table:table-cell>
          <table:table-cell office:value-type="float" office:value="0.087062" calcext:value-type="float">
            <text:p>0.087062</text:p>
          </table:table-cell>
        </table:table-row>
        <table:table-row table:style-name="ro1">
          <table:table-cell office:value-type="string" calcext:value-type="string">
            <text:p>page-rank</text:p>
          </table:table-cell>
          <table:table-cell office:value-type="float" office:value="14.642512" calcext:value-type="float">
            <text:p>14.642512</text:p>
          </table:table-cell>
          <table:table-cell table:style-name="ce1" office:value-type="float" office:value="8.760115" calcext:value-type="float">
            <text:p>8.760115</text:p>
          </table:table-cell>
          <table:table-cell office:value-type="float" office:value="9.376643" calcext:value-type="float">
            <text:p>9.376643</text:p>
          </table:table-cell>
          <table:table-cell office:value-type="float" office:value="25.905982" calcext:value-type="float">
            <text:p>25.905982</text:p>
          </table:table-cell>
          <table:table-cell office:value-type="float" office:value="2.428199" calcext:value-type="float">
            <text:p>2.428199</text:p>
          </table:table-cell>
          <table:table-cell office:value-type="float" office:value="6.578404" calcext:value-type="float">
            <text:p>6.578404</text:p>
          </table:table-cell>
          <table:table-cell office:value-type="float" office:value="5.049562" calcext:value-type="float">
            <text:p>5.049562</text:p>
          </table:table-cell>
          <table:table-cell office:value-type="float" office:value="18.397572" calcext:value-type="float">
            <text:p>18.397572</text:p>
          </table:table-cell>
          <table:table-cell office:value-type="float" office:value="5.64958" calcext:value-type="float">
            <text:p>5.64958</text:p>
          </table:table-cell>
          <table:table-cell office:value-type="float" office:value="8.772793" calcext:value-type="float">
            <text:p>8.772793</text:p>
          </table:table-cell>
          <table:table-cell office:value-type="float" office:value="2.762989" calcext:value-type="float">
            <text:p>2.762989</text:p>
          </table:table-cell>
          <table:table-cell office:value-type="float" office:value="0.237455" calcext:value-type="float">
            <text:p>0.237455</text:p>
          </table:table-cell>
          <table:table-cell office:value-type="float" office:value="3.95176" calcext:value-type="float">
            <text:p>3.95176</text:p>
          </table:table-cell>
          <table:table-cell office:value-type="float" office:value="1.832527" calcext:value-type="float">
            <text:p>1.832527</text:p>
          </table:table-cell>
          <table:table-cell office:value-type="float" office:value="9.449727" calcext:value-type="float">
            <text:p>9.449727</text:p>
          </table:table-cell>
          <table:table-cell office:value-type="float" office:value="1.467974" calcext:value-type="float">
            <text:p>1.467974</text:p>
          </table:table-cell>
          <table:table-cell office:value-type="float" office:value="1.839199" calcext:value-type="float">
            <text:p>1.839199</text:p>
          </table:table-cell>
          <table:table-cell office:value-type="float" office:value="0.083663" calcext:value-type="float">
            <text:p>0.083663</text:p>
          </table:table-cell>
        </table:table-row>
        <table:table-row table:style-name="ro1">
          <table:table-cell office:value-type="string" calcext:value-type="string">
            <text:p>back-propagation</text:p>
          </table:table-cell>
          <table:table-cell office:value-type="float" office:value="21.512789" calcext:value-type="float">
            <text:p>21.512789</text:p>
          </table:table-cell>
          <table:table-cell table:style-name="ce1" office:value-type="float" office:value="10.949783" calcext:value-type="float">
            <text:p>10.949783</text:p>
          </table:table-cell>
          <table:table-cell office:value-type="float" office:value="29.535117" calcext:value-type="float">
            <text:p>29.535117</text:p>
          </table:table-cell>
          <table:table-cell office:value-type="float" office:value="37.820128" calcext:value-type="float">
            <text:p>37.820128</text:p>
          </table:table-cell>
          <table:table-cell office:value-type="float" office:value="2.893512" calcext:value-type="float">
            <text:p>2.893512</text:p>
          </table:table-cell>
          <table:table-cell office:value-type="float" office:value="8.072212" calcext:value-type="float">
            <text:p>8.072212</text:p>
          </table:table-cell>
          <table:table-cell office:value-type="float" office:value="7.72278" calcext:value-type="float">
            <text:p>7.72278</text:p>
          </table:table-cell>
          <table:table-cell office:value-type="float" office:value="20.754406" calcext:value-type="float">
            <text:p>20.754406</text:p>
          </table:table-cell>
          <table:table-cell office:value-type="float" office:value="5.486797" calcext:value-type="float">
            <text:p>5.486797</text:p>
          </table:table-cell>
          <table:table-cell office:value-type="float" office:value="10.069555" calcext:value-type="float">
            <text:p>10.069555</text:p>
          </table:table-cell>
          <table:table-cell office:value-type="float" office:value="3.890308" calcext:value-type="float">
            <text:p>3.890308</text:p>
          </table:table-cell>
          <table:table-cell office:value-type="float" office:value="0.344248" calcext:value-type="float">
            <text:p>0.344248</text:p>
          </table:table-cell>
          <table:table-cell office:value-type="float" office:value="5.054951" calcext:value-type="float">
            <text:p>5.054951</text:p>
          </table:table-cell>
          <table:table-cell office:value-type="float" office:value="2.604246" calcext:value-type="float">
            <text:p>2.604246</text:p>
          </table:table-cell>
          <table:table-cell office:value-type="float" office:value="12.09726" calcext:value-type="float">
            <text:p>12.09726</text:p>
          </table:table-cell>
          <table:table-cell office:value-type="float" office:value="1.953977" calcext:value-type="float">
            <text:p>1.953977</text:p>
          </table:table-cell>
          <table:table-cell office:value-type="float" office:value="2.471592" calcext:value-type="float">
            <text:p>2.471592</text:p>
          </table:table-cell>
          <table:table-cell office:value-type="float" office:value="0.089534" calcext:value-type="float">
            <text:p>0.089534</text:p>
          </table:table-cell>
        </table:table-row>
        <table:table-row table:style-name="ro1">
          <table:table-cell office:value-type="string" calcext:value-type="string">
            <text:p>lud</text:p>
          </table:table-cell>
          <table:table-cell office:value-type="float" office:value="27.317098" calcext:value-type="float">
            <text:p>27.317098</text:p>
          </table:table-cell>
          <table:table-cell table:style-name="ce1" office:value-type="float" office:value="14.249189" calcext:value-type="float">
            <text:p>14.249189</text:p>
          </table:table-cell>
          <table:table-cell office:value-type="float" office:value="39.940909" calcext:value-type="float">
            <text:p>39.940909</text:p>
          </table:table-cell>
          <table:table-cell office:value-type="float" office:value="62.025882" calcext:value-type="float">
            <text:p>62.025882</text:p>
          </table:table-cell>
          <table:table-cell office:value-type="float" office:value="2.53179" calcext:value-type="float">
            <text:p>2.53179</text:p>
          </table:table-cell>
          <table:table-cell office:value-type="float" office:value="7.306263" calcext:value-type="float">
            <text:p>7.306263</text:p>
          </table:table-cell>
          <table:table-cell office:value-type="float" office:value="11.536542" calcext:value-type="float">
            <text:p>11.536542</text:p>
          </table:table-cell>
          <table:table-cell office:value-type="float" office:value="27.345435" calcext:value-type="float">
            <text:p>27.345435</text:p>
          </table:table-cell>
          <table:table-cell office:value-type="float" office:value="7.155537" calcext:value-type="float">
            <text:p>7.155537</text:p>
          </table:table-cell>
          <table:table-cell office:value-type="float" office:value="14.859639" calcext:value-type="float">
            <text:p>14.859639</text:p>
          </table:table-cell>
          <table:table-cell office:value-type="float" office:value="5.281707" calcext:value-type="float">
            <text:p>5.281707</text:p>
          </table:table-cell>
          <table:table-cell office:value-type="float" office:value="0.526335" calcext:value-type="float">
            <text:p>0.526335</text:p>
          </table:table-cell>
          <table:table-cell office:value-type="float" office:value="4.225196" calcext:value-type="float">
            <text:p>4.225196</text:p>
          </table:table-cell>
          <table:table-cell office:value-type="float" office:value="1.850933" calcext:value-type="float">
            <text:p>1.850933</text:p>
          </table:table-cell>
          <table:table-cell office:value-type="float" office:value="14.164965" calcext:value-type="float">
            <text:p>14.164965</text:p>
          </table:table-cell>
          <table:table-cell office:value-type="float" office:value="1.612194" calcext:value-type="float">
            <text:p>1.612194</text:p>
          </table:table-cell>
          <table:table-cell office:value-type="float" office:value="1.943596" calcext:value-type="float">
            <text:p>1.943596</text:p>
          </table:table-cell>
          <table:table-cell office:value-type="float" office:value="0.084777" calcext:value-type="float">
            <text:p>0.084777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28.394626" calcext:value-type="float">
            <text:p>28.394626</text:p>
          </table:table-cell>
          <table:table-cell table:style-name="ce1" office:value-type="float" office:value="14.203275" calcext:value-type="float">
            <text:p>14.203275</text:p>
          </table:table-cell>
          <table:table-cell office:value-type="float" office:value="44.614775" calcext:value-type="float">
            <text:p>44.614775</text:p>
          </table:table-cell>
          <table:table-cell office:value-type="float" office:value="68.181451" calcext:value-type="float">
            <text:p>68.181451</text:p>
          </table:table-cell>
          <table:table-cell office:value-type="float" office:value="2.822164" calcext:value-type="float">
            <text:p>2.822164</text:p>
          </table:table-cell>
          <table:table-cell office:value-type="float" office:value="8.02325" calcext:value-type="float">
            <text:p>8.02325</text:p>
          </table:table-cell>
          <table:table-cell office:value-type="float" office:value="12.428518" calcext:value-type="float">
            <text:p>12.428518</text:p>
          </table:table-cell>
          <table:table-cell office:value-type="float" office:value="34.93595" calcext:value-type="float">
            <text:p>34.93595</text:p>
          </table:table-cell>
          <table:table-cell office:value-type="float" office:value="7.374182" calcext:value-type="float">
            <text:p>7.374182</text:p>
          </table:table-cell>
          <table:table-cell office:value-type="float" office:value="12.947166" calcext:value-type="float">
            <text:p>12.947166</text:p>
          </table:table-cell>
          <table:table-cell office:value-type="float" office:value="6.751447" calcext:value-type="float">
            <text:p>6.751447</text:p>
          </table:table-cell>
          <table:table-cell office:value-type="float" office:value="0.670965" calcext:value-type="float">
            <text:p>0.670965</text:p>
          </table:table-cell>
          <table:table-cell office:value-type="float" office:value="4.998226" calcext:value-type="float">
            <text:p>4.998226</text:p>
          </table:table-cell>
          <table:table-cell office:value-type="float" office:value="2.293212" calcext:value-type="float">
            <text:p>2.293212</text:p>
          </table:table-cell>
          <table:table-cell office:value-type="float" office:value="13.882594" calcext:value-type="float">
            <text:p>13.882594</text:p>
          </table:table-cell>
          <table:table-cell office:value-type="float" office:value="1.965362" calcext:value-type="float">
            <text:p>1.965362</text:p>
          </table:table-cell>
          <table:table-cell office:value-type="float" office:value="2.340832" calcext:value-type="float">
            <text:p>2.340832</text:p>
          </table:table-cell>
          <table:table-cell office:value-type="float" office:value="0.090154" calcext:value-type="float">
            <text:p>0.090154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3.376242" calcext:value-type="float">
            <text:p>3.376242</text:p>
          </table:table-cell>
          <table:table-cell table:style-name="ce1" office:value-type="float" office:value="4.113112" calcext:value-type="float">
            <text:p>4.113112</text:p>
          </table:table-cell>
          <table:table-cell office:value-type="float" office:value="7.771763" calcext:value-type="float">
            <text:p>7.771763</text:p>
          </table:table-cell>
          <table:table-cell office:value-type="float" office:value="11.862862" calcext:value-type="float">
            <text:p>11.862862</text:p>
          </table:table-cell>
          <table:table-cell office:value-type="float" office:value="1.855696" calcext:value-type="float">
            <text:p>1.855696</text:p>
          </table:table-cell>
          <table:table-cell office:value-type="float" office:value="2.679815" calcext:value-type="float">
            <text:p>2.679815</text:p>
          </table:table-cell>
          <table:table-cell office:value-type="float" office:value="3.786568" calcext:value-type="float">
            <text:p>3.786568</text:p>
          </table:table-cell>
          <table:table-cell office:value-type="float" office:value="8.354529" calcext:value-type="float">
            <text:p>8.354529</text:p>
          </table:table-cell>
          <table:table-cell office:value-type="float" office:value="2.8056" calcext:value-type="float">
            <text:p>2.8056</text:p>
          </table:table-cell>
          <table:table-cell office:value-type="float" office:value="7.167781" calcext:value-type="float">
            <text:p>7.167781</text:p>
          </table:table-cell>
          <table:table-cell office:value-type="float" office:value="2.479437" calcext:value-type="float">
            <text:p>2.479437</text:p>
          </table:table-cell>
          <table:table-cell office:value-type="float" office:value="0.269714" calcext:value-type="float">
            <text:p>0.269714</text:p>
          </table:table-cell>
          <table:table-cell office:value-type="float" office:value="3.129662" calcext:value-type="float">
            <text:p>3.129662</text:p>
          </table:table-cell>
          <table:table-cell office:value-type="float" office:value="1.753588" calcext:value-type="float">
            <text:p>1.753588</text:p>
          </table:table-cell>
          <table:table-cell office:value-type="float" office:value="3.714857" calcext:value-type="float">
            <text:p>3.714857</text:p>
          </table:table-cell>
          <table:table-cell office:value-type="float" office:value="1.437403" calcext:value-type="float">
            <text:p>1.437403</text:p>
          </table:table-cell>
          <table:table-cell office:value-type="float" office:value="1.659952" calcext:value-type="float">
            <text:p>1.659952</text:p>
          </table:table-cell>
          <table:table-cell office:value-type="float" office:value="0.086793" calcext:value-type="float">
            <text:p>0.086793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23.448067" calcext:value-type="float">
            <text:p>23.448067</text:p>
          </table:table-cell>
          <table:table-cell table:style-name="ce1" office:value-type="float" office:value="12.059006" calcext:value-type="float">
            <text:p>12.059006</text:p>
          </table:table-cell>
          <table:table-cell office:value-type="float" office:value="35.364298" calcext:value-type="float">
            <text:p>35.364298</text:p>
          </table:table-cell>
          <table:table-cell office:value-type="float" office:value="45.575117" calcext:value-type="float">
            <text:p>45.575117</text:p>
          </table:table-cell>
          <table:table-cell office:value-type="float" office:value="2.941221" calcext:value-type="float">
            <text:p>2.941221</text:p>
          </table:table-cell>
          <table:table-cell office:value-type="float" office:value="7.885865" calcext:value-type="float">
            <text:p>7.885865</text:p>
          </table:table-cell>
          <table:table-cell office:value-type="float" office:value="8.205832" calcext:value-type="float">
            <text:p>8.205832</text:p>
          </table:table-cell>
          <table:table-cell office:value-type="float" office:value="22.549361" calcext:value-type="float">
            <text:p>22.549361</text:p>
          </table:table-cell>
          <table:table-cell office:value-type="float" office:value="6.411822" calcext:value-type="float">
            <text:p>6.411822</text:p>
          </table:table-cell>
          <table:table-cell office:value-type="float" office:value="14.23387" calcext:value-type="float">
            <text:p>14.23387</text:p>
          </table:table-cell>
          <table:table-cell office:value-type="float" office:value="4.276431" calcext:value-type="float">
            <text:p>4.276431</text:p>
          </table:table-cell>
          <table:table-cell office:value-type="float" office:value="0.390392" calcext:value-type="float">
            <text:p>0.390392</text:p>
          </table:table-cell>
          <table:table-cell office:value-type="float" office:value="5.700234" calcext:value-type="float">
            <text:p>5.700234</text:p>
          </table:table-cell>
          <table:table-cell office:value-type="float" office:value="2.81826" calcext:value-type="float">
            <text:p>2.81826</text:p>
          </table:table-cell>
          <table:table-cell office:value-type="float" office:value="11.307513" calcext:value-type="float">
            <text:p>11.307513</text:p>
          </table:table-cell>
          <table:table-cell office:value-type="float" office:value="2.214807" calcext:value-type="float">
            <text:p>2.214807</text:p>
          </table:table-cell>
          <table:table-cell office:value-type="float" office:value="2.71197" calcext:value-type="float">
            <text:p>2.71197</text:p>
          </table:table-cell>
          <table:table-cell office:value-type="float" office:value="0.093285" calcext:value-type="float">
            <text:p>0.093285</text:p>
          </table:table-cell>
        </table:table-row>
        <table:table-row table:style-name="ro1">
          <table:table-cell office:value-type="string" calcext:value-type="string">
            <text:p>hmm</text:p>
          </table:table-cell>
          <table:table-cell office:value-type="float" office:value="21.655207" calcext:value-type="float">
            <text:p>21.655207</text:p>
          </table:table-cell>
          <table:table-cell table:style-name="ce1" office:value-type="float" office:value="12.415652" calcext:value-type="float">
            <text:p>12.415652</text:p>
          </table:table-cell>
          <table:table-cell office:value-type="float" office:value="28.217391" calcext:value-type="float">
            <text:p>28.217391</text:p>
          </table:table-cell>
          <table:table-cell office:value-type="float" office:value="44.433609" calcext:value-type="float">
            <text:p>44.433609</text:p>
          </table:table-cell>
          <table:table-cell office:value-type="float" office:value="3.162581" calcext:value-type="float">
            <text:p>3.162581</text:p>
          </table:table-cell>
          <table:table-cell office:value-type="float" office:value="8.375831" calcext:value-type="float">
            <text:p>8.375831</text:p>
          </table:table-cell>
          <table:table-cell office:value-type="float" office:value="9.311739" calcext:value-type="float">
            <text:p>9.311739</text:p>
          </table:table-cell>
          <table:table-cell office:value-type="float" office:value="26.804755" calcext:value-type="float">
            <text:p>26.804755</text:p>
          </table:table-cell>
          <table:table-cell office:value-type="float" office:value="6.614268" calcext:value-type="float">
            <text:p>6.614268</text:p>
          </table:table-cell>
          <table:table-cell office:value-type="float" office:value="12.189527" calcext:value-type="float">
            <text:p>12.189527</text:p>
          </table:table-cell>
          <table:table-cell office:value-type="float" office:value="4.644762" calcext:value-type="float">
            <text:p>4.644762</text:p>
          </table:table-cell>
          <table:table-cell office:value-type="float" office:value="0.422601" calcext:value-type="float">
            <text:p>0.422601</text:p>
          </table:table-cell>
          <table:table-cell office:value-type="float" office:value="5.679395" calcext:value-type="float">
            <text:p>5.679395</text:p>
          </table:table-cell>
          <table:table-cell office:value-type="float" office:value="3.024572" calcext:value-type="float">
            <text:p>3.024572</text:p>
          </table:table-cell>
          <table:table-cell office:value-type="float" office:value="13.155405" calcext:value-type="float">
            <text:p>13.155405</text:p>
          </table:table-cell>
          <table:table-cell office:value-type="float" office:value="2.356624" calcext:value-type="float">
            <text:p>2.356624</text:p>
          </table:table-cell>
          <table:table-cell office:value-type="float" office:value="2.873607" calcext:value-type="float">
            <text:p>2.873607</text:p>
          </table:table-cell>
          <table:table-cell office:value-type="float" office:value="0.097245" calcext:value-type="float">
            <text:p>0.097245</text:p>
          </table:table-cell>
        </table:table-row>
        <table:table-row table:style-name="ro1">
          <table:table-cell office:value-type="string" calcext:value-type="string">
            <text:p>nqueens</text:p>
          </table:table-cell>
          <table:table-cell office:value-type="float" office:value="17.457067" calcext:value-type="float">
            <text:p>17.457067</text:p>
          </table:table-cell>
          <table:table-cell table:style-name="ce1" office:value-type="float" office:value="8.358633" calcext:value-type="float">
            <text:p>8.358633</text:p>
          </table:table-cell>
          <table:table-cell office:value-type="float" office:value="10.885502" calcext:value-type="float">
            <text:p>10.885502</text:p>
          </table:table-cell>
          <table:table-cell office:value-type="float" office:value="27.762605" calcext:value-type="float">
            <text:p>27.762605</text:p>
          </table:table-cell>
          <table:table-cell office:value-type="float" office:value="2.631945" calcext:value-type="float">
            <text:p>2.631945</text:p>
          </table:table-cell>
          <table:table-cell office:value-type="float" office:value="7.154845" calcext:value-type="float">
            <text:p>7.154845</text:p>
          </table:table-cell>
          <table:table-cell office:value-type="float" office:value="5.50625" calcext:value-type="float">
            <text:p>5.50625</text:p>
          </table:table-cell>
          <table:table-cell office:value-type="float" office:value="15.137457" calcext:value-type="float">
            <text:p>15.137457</text:p>
          </table:table-cell>
          <table:table-cell office:value-type="float" office:value="4.892632" calcext:value-type="float">
            <text:p>4.892632</text:p>
          </table:table-cell>
          <table:table-cell office:value-type="float" office:value="9.280196" calcext:value-type="float">
            <text:p>9.280196</text:p>
          </table:table-cell>
          <table:table-cell office:value-type="float" office:value="3.028185" calcext:value-type="float">
            <text:p>3.028185</text:p>
          </table:table-cell>
          <table:table-cell office:value-type="float" office:value="0.260168" calcext:value-type="float">
            <text:p>0.260168</text:p>
          </table:table-cell>
          <table:table-cell office:value-type="float" office:value="4.267032" calcext:value-type="float">
            <text:p>4.267032</text:p>
          </table:table-cell>
          <table:table-cell office:value-type="float" office:value="1.968861" calcext:value-type="float">
            <text:p>1.968861</text:p>
          </table:table-cell>
          <table:table-cell office:value-type="float" office:value="9.973584" calcext:value-type="float">
            <text:p>9.973584</text:p>
          </table:table-cell>
          <table:table-cell office:value-type="float" office:value="1.585863" calcext:value-type="float">
            <text:p>1.585863</text:p>
          </table:table-cell>
          <table:table-cell office:value-type="float" office:value="1.995922" calcext:value-type="float">
            <text:p>1.995922</text:p>
          </table:table-cell>
          <table:table-cell office:value-type="float" office:value="0.086632" calcext:value-type="float">
            <text:p>0.086632</text:p>
          </table:table-cell>
        </table:table-row>
        <table:table-row table:style-name="ro1">
          <table:table-cell office:value-type="string" calcext:value-type="string">
            <text:p>generichash3</text:p>
          </table:table-cell>
          <table:table-cell office:value-type="float" office:value="19.141835" calcext:value-type="float">
            <text:p>19.141835</text:p>
          </table:table-cell>
          <table:table-cell table:style-name="ce1" office:value-type="float" office:value="78.72549" calcext:value-type="float">
            <text:p>78.72549</text:p>
          </table:table-cell>
          <table:table-cell office:value-type="float" office:value="46.017191" calcext:value-type="float">
            <text:p>46.017191</text:p>
          </table:table-cell>
          <table:table-cell office:value-type="float" office:value="40.658227" calcext:value-type="float">
            <text:p>40.658227</text:p>
          </table:table-cell>
          <table:table-cell office:value-type="float" office:value="3.068105" calcext:value-type="float">
            <text:p>3.068105</text:p>
          </table:table-cell>
          <table:table-cell office:value-type="float" office:value="6.976542" calcext:value-type="float">
            <text:p>6.976542</text:p>
          </table:table-cell>
          <table:table-cell office:value-type="float" office:value="13.158541" calcext:value-type="float">
            <text:p>13.158541</text:p>
          </table:table-cell>
          <table:table-cell office:value-type="float" office:value="33.079299" calcext:value-type="float">
            <text:p>33.079299</text:p>
          </table:table-cell>
          <table:table-cell office:value-type="float" office:value="54.905982" calcext:value-type="float">
            <text:p>54.905982</text:p>
          </table:table-cell>
          <table:table-cell office:value-type="float" office:value="12.625786" calcext:value-type="float">
            <text:p>12.625786</text:p>
          </table:table-cell>
          <table:table-cell office:value-type="float" office:value="6.059234" calcext:value-type="float">
            <text:p>6.059234</text:p>
          </table:table-cell>
          <table:table-cell office:value-type="float" office:value="0.645044" calcext:value-type="float">
            <text:p>0.645044</text:p>
          </table:table-cell>
          <table:table-cell office:value-type="float" office:value="4.392178" calcext:value-type="float">
            <text:p>4.392178</text:p>
          </table:table-cell>
          <table:table-cell office:value-type="float" office:value="1.947256" calcext:value-type="float">
            <text:p>1.947256</text:p>
          </table:table-cell>
          <table:table-cell office:value-type="float" office:value="73.669724" calcext:value-type="float">
            <text:p>73.669724</text:p>
          </table:table-cell>
          <table:table-cell office:value-type="float" office:value="1.750885" calcext:value-type="float">
            <text:p>1.750885</text:p>
          </table:table-cell>
          <table:table-cell office:value-type="float" office:value="1.988854" calcext:value-type="float">
            <text:p>1.988854</text:p>
          </table:table-cell>
          <table:table-cell office:value-type="float" office:value="0.084791" calcext:value-type="float">
            <text:p>0.084791</text:p>
          </table:table-cell>
        </table:table-row>
        <table:table-row table:style-name="ro1">
          <table:table-cell office:value-type="string" calcext:value-type="string">
            <text:p>generichash2</text:p>
          </table:table-cell>
          <table:table-cell office:value-type="float" office:value="28.059027" calcext:value-type="float">
            <text:p>28.059027</text:p>
          </table:table-cell>
          <table:table-cell table:style-name="ce1" office:value-type="float" office:value="271.630252" calcext:value-type="float">
            <text:p>271.630252</text:p>
          </table:table-cell>
          <table:table-cell office:value-type="float" office:value="55.349315" calcext:value-type="float">
            <text:p>55.349315</text:p>
          </table:table-cell>
          <table:table-cell office:value-type="float" office:value="40.20398" calcext:value-type="float">
            <text:p>40.20398</text:p>
          </table:table-cell>
          <table:table-cell office:value-type="float" office:value="3.158182" calcext:value-type="float">
            <text:p>3.158182</text:p>
          </table:table-cell>
          <table:table-cell office:value-type="float" office:value="7.731164" calcext:value-type="float">
            <text:p>7.731164</text:p>
          </table:table-cell>
          <table:table-cell office:value-type="float" office:value="14.041702" calcext:value-type="float">
            <text:p>14.041702</text:p>
          </table:table-cell>
          <table:table-cell office:value-type="float" office:value="30.096834" calcext:value-type="float">
            <text:p>30.096834</text:p>
          </table:table-cell>
          <table:table-cell office:value-type="float" office:value="82.882051" calcext:value-type="float">
            <text:p>82.882051</text:p>
          </table:table-cell>
          <table:table-cell office:value-type="float" office:value="12.661182" calcext:value-type="float">
            <text:p>12.661182</text:p>
          </table:table-cell>
          <table:table-cell office:value-type="float" office:value="6.058856" calcext:value-type="float">
            <text:p>6.058856</text:p>
          </table:table-cell>
          <table:table-cell office:value-type="float" office:value="0.666556" calcext:value-type="float">
            <text:p>0.666556</text:p>
          </table:table-cell>
          <table:table-cell office:value-type="float" office:value="4.548191" calcext:value-type="float">
            <text:p>4.548191</text:p>
          </table:table-cell>
          <table:table-cell office:value-type="float" office:value="1.927144" calcext:value-type="float">
            <text:p>1.927144</text:p>
          </table:table-cell>
          <table:table-cell office:value-type="float" office:value="53.077175" calcext:value-type="float">
            <text:p>53.077175</text:p>
          </table:table-cell>
          <table:table-cell office:value-type="float" office:value="1.7912" calcext:value-type="float">
            <text:p>1.7912</text:p>
          </table:table-cell>
          <table:table-cell office:value-type="float" office:value="1.99901" calcext:value-type="float">
            <text:p>1.99901</text:p>
          </table:table-cell>
          <table:table-cell office:value-type="float" office:value="0.086988" calcext:value-type="float">
            <text:p>0.086988</text:p>
          </table:table-cell>
        </table:table-row>
        <table:table-row table:style-name="ro1">
          <table:table-cell office:value-type="string" calcext:value-type="string">
            <text:p>secretstream_xchacha20poly1305</text:p>
          </table:table-cell>
          <table:table-cell office:value-type="float" office:value="30.560067" calcext:value-type="float">
            <text:p>30.560067</text:p>
          </table:table-cell>
          <table:table-cell table:style-name="ce1" office:value-type="float" office:value="33.200367" calcext:value-type="float">
            <text:p>33.200367</text:p>
          </table:table-cell>
          <table:table-cell office:value-type="float" office:value="42.247953" calcext:value-type="float">
            <text:p>42.247953</text:p>
          </table:table-cell>
          <table:table-cell office:value-type="float" office:value="39.093073" calcext:value-type="float">
            <text:p>39.093073</text:p>
          </table:table-cell>
          <table:table-cell office:value-type="float" office:value="3.414823" calcext:value-type="float">
            <text:p>3.414823</text:p>
          </table:table-cell>
          <table:table-cell office:value-type="float" office:value="8.342263" calcext:value-type="float">
            <text:p>8.342263</text:p>
          </table:table-cell>
          <table:table-cell office:value-type="float" office:value="14.414205" calcext:value-type="float">
            <text:p>14.414205</text:p>
          </table:table-cell>
          <table:table-cell office:value-type="float" office:value="31.713784" calcext:value-type="float">
            <text:p>31.713784</text:p>
          </table:table-cell>
          <table:table-cell office:value-type="float" office:value="72.973737" calcext:value-type="float">
            <text:p>72.973737</text:p>
          </table:table-cell>
          <table:table-cell office:value-type="float" office:value="14.104646" calcext:value-type="float">
            <text:p>14.104646</text:p>
          </table:table-cell>
          <table:table-cell office:value-type="float" office:value="6.872526" calcext:value-type="float">
            <text:p>6.872526</text:p>
          </table:table-cell>
          <table:table-cell office:value-type="float" office:value="0.733903" calcext:value-type="float">
            <text:p>0.733903</text:p>
          </table:table-cell>
          <table:table-cell office:value-type="float" office:value="4.76355" calcext:value-type="float">
            <text:p>4.76355</text:p>
          </table:table-cell>
          <table:table-cell office:value-type="float" office:value="2.297398" calcext:value-type="float">
            <text:p>2.297398</text:p>
          </table:table-cell>
          <table:table-cell office:value-type="float" office:value="77.18376" calcext:value-type="float">
            <text:p>77.18376</text:p>
          </table:table-cell>
          <table:table-cell office:value-type="float" office:value="1.938811" calcext:value-type="float">
            <text:p>1.938811</text:p>
          </table:table-cell>
          <table:table-cell office:value-type="float" office:value="2.22934" calcext:value-type="float">
            <text:p>2.22934</text:p>
          </table:table-cell>
          <table:table-cell office:value-type="float" office:value="0.095706" calcext:value-type="float">
            <text:p>0.095706</text:p>
          </table:table-cell>
        </table:table-row>
        <table:table-row table:style-name="ro1">
          <table:table-cell office:value-type="string" calcext:value-type="string">
            <text:p>scalarmult2</text:p>
          </table:table-cell>
          <table:table-cell office:value-type="float" office:value="33.10987" calcext:value-type="float">
            <text:p>33.10987</text:p>
          </table:table-cell>
          <table:table-cell table:style-name="ce1" office:value-type="float" office:value="84.614114" calcext:value-type="float">
            <text:p>84.614114</text:p>
          </table:table-cell>
          <table:table-cell office:value-type="float" office:value="53.01317" calcext:value-type="float">
            <text:p>53.01317</text:p>
          </table:table-cell>
          <table:table-cell office:value-type="float" office:value="70.795226" calcext:value-type="float">
            <text:p>70.795226</text:p>
          </table:table-cell>
          <table:table-cell office:value-type="float" office:value="3.457239" calcext:value-type="float">
            <text:p>3.457239</text:p>
          </table:table-cell>
          <table:table-cell office:value-type="float" office:value="8.522837" calcext:value-type="float">
            <text:p>8.522837</text:p>
          </table:table-cell>
          <table:table-cell office:value-type="float" office:value="22.004295" calcext:value-type="float">
            <text:p>22.004295</text:p>
          </table:table-cell>
          <table:table-cell office:value-type="float" office:value="49.914083" calcext:value-type="float">
            <text:p>49.914083</text:p>
          </table:table-cell>
          <table:table-cell office:value-type="float" office:value="123.58114" calcext:value-type="float">
            <text:p>123.58114</text:p>
          </table:table-cell>
          <table:table-cell office:value-type="float" office:value="22.833468" calcext:value-type="float">
            <text:p>22.833468</text:p>
          </table:table-cell>
          <table:table-cell office:value-type="float" office:value="9.414132" calcext:value-type="float">
            <text:p>9.414132</text:p>
          </table:table-cell>
          <table:table-cell office:value-type="float" office:value="1.145968" calcext:value-type="float">
            <text:p>1.145968</text:p>
          </table:table-cell>
          <table:table-cell office:value-type="float" office:value="5.745615" calcext:value-type="float">
            <text:p>5.745615</text:p>
          </table:table-cell>
          <table:table-cell office:value-type="float" office:value="3.521182" calcext:value-type="float">
            <text:p>3.521182</text:p>
          </table:table-cell>
          <table:table-cell office:value-type="float" office:value="168.21791" calcext:value-type="float">
            <text:p>168.21791</text:p>
          </table:table-cell>
          <table:table-cell office:value-type="float" office:value="2.870905" calcext:value-type="float">
            <text:p>2.870905</text:p>
          </table:table-cell>
          <table:table-cell office:value-type="float" office:value="2.828681" calcext:value-type="float">
            <text:p>2.828681</text:p>
          </table:table-cell>
          <table:table-cell office:value-type="float" office:value="0.099037" calcext:value-type="float">
            <text:p>0.099037</text:p>
          </table:table-cell>
        </table:table-row>
        <table:table-row table:style-name="ro1">
          <table:table-cell office:value-type="string" calcext:value-type="string">
            <text:p>box_seed</text:p>
          </table:table-cell>
          <table:table-cell office:value-type="float" office:value="32.285411" calcext:value-type="float">
            <text:p>32.285411</text:p>
          </table:table-cell>
          <table:table-cell table:style-name="ce1" office:value-type="float" office:value="139.263157" calcext:value-type="float">
            <text:p>139.263157</text:p>
          </table:table-cell>
          <table:table-cell office:value-type="float" office:value="76.358845" calcext:value-type="float">
            <text:p>76.358845</text:p>
          </table:table-cell>
          <table:table-cell office:value-type="float" office:value="78.526451" calcext:value-type="float">
            <text:p>78.526451</text:p>
          </table:table-cell>
          <table:table-cell office:value-type="float" office:value="3.639179" calcext:value-type="float">
            <text:p>3.639179</text:p>
          </table:table-cell>
          <table:table-cell office:value-type="float" office:value="8.621334" calcext:value-type="float">
            <text:p>8.621334</text:p>
          </table:table-cell>
          <table:table-cell office:value-type="float" office:value="24.22691" calcext:value-type="float">
            <text:p>24.22691</text:p>
          </table:table-cell>
          <table:table-cell office:value-type="float" office:value="50.672772" calcext:value-type="float">
            <text:p>50.672772</text:p>
          </table:table-cell>
          <table:table-cell office:value-type="float" office:value="124.2" calcext:value-type="float">
            <text:p>124.2</text:p>
          </table:table-cell>
          <table:table-cell office:value-type="float" office:value="21.101941" calcext:value-type="float">
            <text:p>21.101941</text:p>
          </table:table-cell>
          <table:table-cell office:value-type="float" office:value="10.079165" calcext:value-type="float">
            <text:p>10.079165</text:p>
          </table:table-cell>
          <table:table-cell office:value-type="float" office:value="1.203774" calcext:value-type="float">
            <text:p>1.203774</text:p>
          </table:table-cell>
          <table:table-cell office:value-type="float" office:value="6.043495" calcext:value-type="float">
            <text:p>6.043495</text:p>
          </table:table-cell>
          <table:table-cell office:value-type="float" office:value="3.750878" calcext:value-type="float">
            <text:p>3.750878</text:p>
          </table:table-cell>
          <table:table-cell office:value-type="float" office:value="80.820717" calcext:value-type="float">
            <text:p>80.820717</text:p>
          </table:table-cell>
          <table:table-cell office:value-type="float" office:value="3.135394" calcext:value-type="float">
            <text:p>3.135394</text:p>
          </table:table-cell>
          <table:table-cell office:value-type="float" office:value="2.998965" calcext:value-type="float">
            <text:p>2.998965</text:p>
          </table:table-cell>
          <table:table-cell office:value-type="float" office:value="0.100805" calcext:value-type="float">
            <text:p>0.100805</text:p>
          </table:table-cell>
        </table:table-row>
        <table:table-row table:style-name="ro1">
          <table:table-cell office:value-type="string" calcext:value-type="string">
            <text:p>aead_xchacha20poly1305</text:p>
          </table:table-cell>
          <table:table-cell office:value-type="float" office:value="26.058464" calcext:value-type="float">
            <text:p>26.058464</text:p>
          </table:table-cell>
          <table:table-cell table:style-name="ce1" office:value-type="float" office:value="61.700413" calcext:value-type="float">
            <text:p>61.700413</text:p>
          </table:table-cell>
          <table:table-cell office:value-type="float" office:value="37.050868" calcext:value-type="float">
            <text:p>37.050868</text:p>
          </table:table-cell>
          <table:table-cell office:value-type="float" office:value="37.375469" calcext:value-type="float">
            <text:p>37.375469</text:p>
          </table:table-cell>
          <table:table-cell office:value-type="float" office:value="3.031468" calcext:value-type="float">
            <text:p>3.031468</text:p>
          </table:table-cell>
          <table:table-cell office:value-type="float" office:value="7.525957" calcext:value-type="float">
            <text:p>7.525957</text:p>
          </table:table-cell>
          <table:table-cell office:value-type="float" office:value="12.718483" calcext:value-type="float">
            <text:p>12.718483</text:p>
          </table:table-cell>
          <table:table-cell office:value-type="float" office:value="27.098911" calcext:value-type="float">
            <text:p>27.098911</text:p>
          </table:table-cell>
          <table:table-cell office:value-type="float" office:value="56.345283" calcext:value-type="float">
            <text:p>56.345283</text:p>
          </table:table-cell>
          <table:table-cell office:value-type="float" office:value="14.364117" calcext:value-type="float">
            <text:p>14.364117</text:p>
          </table:table-cell>
          <table:table-cell office:value-type="float" office:value="5.673062" calcext:value-type="float">
            <text:p>5.673062</text:p>
          </table:table-cell>
          <table:table-cell office:value-type="float" office:value="0.601216" calcext:value-type="float">
            <text:p>0.601216</text:p>
          </table:table-cell>
          <table:table-cell office:value-type="float" office:value="4.133859" calcext:value-type="float">
            <text:p>4.133859</text:p>
          </table:table-cell>
          <table:table-cell office:value-type="float" office:value="1.974543" calcext:value-type="float">
            <text:p>1.974543</text:p>
          </table:table-cell>
          <table:table-cell office:value-type="float" office:value="149.315" calcext:value-type="float">
            <text:p>149.315</text:p>
          </table:table-cell>
          <table:table-cell office:value-type="float" office:value="1.620347" calcext:value-type="float">
            <text:p>1.620347</text:p>
          </table:table-cell>
          <table:table-cell office:value-type="float" office:value="1.848072" calcext:value-type="float">
            <text:p>1.848072</text:p>
          </table:table-cell>
          <table:table-cell office:value-type="float" office:value="0.085118" calcext:value-type="float">
            <text:p>0.085118</text:p>
          </table:table-cell>
        </table:table-row>
        <table:table-row table:style-name="ro1">
          <table:table-cell office:value-type="string" calcext:value-type="string">
            <text:p>aead_chacha20poly1305</text:p>
          </table:table-cell>
          <table:table-cell office:value-type="float" office:value="27.77647" calcext:value-type="float">
            <text:p>27.77647</text:p>
          </table:table-cell>
          <table:table-cell table:style-name="ce3"/>
          <table:table-cell office:value-type="float" office:value="40.332457" calcext:value-type="float">
            <text:p>40.332457</text:p>
          </table:table-cell>
          <table:table-cell office:value-type="float" office:value="37.939431" calcext:value-type="float">
            <text:p>37.939431</text:p>
          </table:table-cell>
          <table:table-cell office:value-type="float" office:value="3.054333" calcext:value-type="float">
            <text:p>3.054333</text:p>
          </table:table-cell>
          <table:table-cell office:value-type="float" office:value="7.533873" calcext:value-type="float">
            <text:p>7.533873</text:p>
          </table:table-cell>
          <table:table-cell office:value-type="float" office:value="13.4855" calcext:value-type="float">
            <text:p>13.4855</text:p>
          </table:table-cell>
          <table:table-cell office:value-type="float" office:value="33.253521" calcext:value-type="float">
            <text:p>33.253521</text:p>
          </table:table-cell>
          <table:table-cell office:value-type="float" office:value="161.542105" calcext:value-type="float">
            <text:p>161.542105</text:p>
          </table:table-cell>
          <table:table-cell office:value-type="float" office:value="10.887903" calcext:value-type="float">
            <text:p>10.887903</text:p>
          </table:table-cell>
          <table:table-cell office:value-type="float" office:value="5.897963" calcext:value-type="float">
            <text:p>5.897963</text:p>
          </table:table-cell>
          <table:table-cell office:value-type="float" office:value="0.631439" calcext:value-type="float">
            <text:p>0.631439</text:p>
          </table:table-cell>
          <table:table-cell office:value-type="float" office:value="4.101149" calcext:value-type="float">
            <text:p>4.101149</text:p>
          </table:table-cell>
          <table:table-cell office:value-type="float" office:value="1.977259" calcext:value-type="float">
            <text:p>1.977259</text:p>
          </table:table-cell>
          <table:table-cell office:value-type="float" office:value="68.664429" calcext:value-type="float">
            <text:p>68.664429</text:p>
          </table:table-cell>
          <table:table-cell office:value-type="float" office:value="1.662946" calcext:value-type="float">
            <text:p>1.662946</text:p>
          </table:table-cell>
          <table:table-cell office:value-type="float" office:value="1.8697" calcext:value-type="float">
            <text:p>1.8697</text:p>
          </table:table-cell>
          <table:table-cell office:value-type="float" office:value="0.083706" calcext:value-type="float">
            <text:p>0.083706</text:p>
          </table:table-cell>
        </table:table-row>
        <table:table-row table:style-name="ro1">
          <table:table-cell office:value-type="string" calcext:value-type="string">
            <text:p>aead_chacha20poly13052</text:p>
          </table:table-cell>
          <table:table-cell office:value-type="float" office:value="23.342335" calcext:value-type="float">
            <text:p>23.342335</text:p>
          </table:table-cell>
          <table:table-cell table:style-name="ce1" office:value-type="float" office:value="41.159663" calcext:value-type="float">
            <text:p>41.159663</text:p>
          </table:table-cell>
          <table:table-cell office:value-type="float" office:value="37.294416" calcext:value-type="float">
            <text:p>37.294416</text:p>
          </table:table-cell>
          <table:table-cell office:value-type="float" office:value="37.389312" calcext:value-type="float">
            <text:p>37.389312</text:p>
          </table:table-cell>
          <table:table-cell office:value-type="float" office:value="2.955944" calcext:value-type="float">
            <text:p>2.955944</text:p>
          </table:table-cell>
          <table:table-cell office:value-type="float" office:value="7.325024" calcext:value-type="float">
            <text:p>7.325024</text:p>
          </table:table-cell>
          <table:table-cell office:value-type="float" office:value="11.985318" calcext:value-type="float">
            <text:p>11.985318</text:p>
          </table:table-cell>
          <table:table-cell office:value-type="float" office:value="27.337674" calcext:value-type="float">
            <text:p>27.337674</text:p>
          </table:table-cell>
          <table:table-cell office:value-type="float" office:value="51.830687" calcext:value-type="float">
            <text:p>51.830687</text:p>
          </table:table-cell>
          <table:table-cell office:value-type="float" office:value="24.551378" calcext:value-type="float">
            <text:p>24.551378</text:p>
          </table:table-cell>
          <table:table-cell office:value-type="float" office:value="5.520946" calcext:value-type="float">
            <text:p>5.520946</text:p>
          </table:table-cell>
          <table:table-cell office:value-type="float" office:value="0.59126" calcext:value-type="float">
            <text:p>0.59126</text:p>
          </table:table-cell>
          <table:table-cell office:value-type="float" office:value="3.865824" calcext:value-type="float">
            <text:p>3.865824</text:p>
          </table:table-cell>
          <table:table-cell office:value-type="float" office:value="1.969705" calcext:value-type="float">
            <text:p>1.969705</text:p>
          </table:table-cell>
          <table:table-cell office:value-type="float" office:value="51.922261" calcext:value-type="float">
            <text:p>51.922261</text:p>
          </table:table-cell>
          <table:table-cell office:value-type="float" office:value="1.627873" calcext:value-type="float">
            <text:p>1.627873</text:p>
          </table:table-cell>
          <table:table-cell office:value-type="float" office:value="1.842045" calcext:value-type="float">
            <text:p>1.842045</text:p>
          </table:table-cell>
          <table:table-cell office:value-type="float" office:value="0.086303" calcext:value-type="float">
            <text:p>0.086303</text:p>
          </table:table-cell>
        </table:table-row>
        <table:table-row table:style-name="ro1">
          <table:table-cell office:value-type="string" calcext:value-type="string">
            <text:p>scalarmult5</text:p>
          </table:table-cell>
          <table:table-cell office:value-type="float" office:value="32.427178" calcext:value-type="float">
            <text:p>32.427178</text:p>
          </table:table-cell>
          <table:table-cell table:style-name="ce1" office:value-type="float" office:value="102.081227" calcext:value-type="float">
            <text:p>102.081227</text:p>
          </table:table-cell>
          <table:table-cell office:value-type="float" office:value="75.303595" calcext:value-type="float">
            <text:p>75.303595</text:p>
          </table:table-cell>
          <table:table-cell office:value-type="float" office:value="71.586075" calcext:value-type="float">
            <text:p>71.586075</text:p>
          </table:table-cell>
          <table:table-cell office:value-type="float" office:value="3.415242" calcext:value-type="float">
            <text:p>3.415242</text:p>
          </table:table-cell>
          <table:table-cell office:value-type="float" office:value="8.34115" calcext:value-type="float">
            <text:p>8.34115</text:p>
          </table:table-cell>
          <table:table-cell office:value-type="float" office:value="22.486282" calcext:value-type="float">
            <text:p>22.486282</text:p>
          </table:table-cell>
          <table:table-cell office:value-type="float" office:value="48.752586" calcext:value-type="float">
            <text:p>48.752586</text:p>
          </table:table-cell>
          <table:table-cell office:value-type="float" office:value="121.881465" calcext:value-type="float">
            <text:p>121.881465</text:p>
          </table:table-cell>
          <table:table-cell office:value-type="float" office:value="20.914571" calcext:value-type="float">
            <text:p>20.914571</text:p>
          </table:table-cell>
          <table:table-cell office:value-type="float" office:value="9.38639" calcext:value-type="float">
            <text:p>9.38639</text:p>
          </table:table-cell>
          <table:table-cell office:value-type="float" office:value="1.142877" calcext:value-type="float">
            <text:p>1.142877</text:p>
          </table:table-cell>
          <table:table-cell office:value-type="float" office:value="5.799118" calcext:value-type="float">
            <text:p>5.799118</text:p>
          </table:table-cell>
          <table:table-cell office:value-type="float" office:value="3.539872" calcext:value-type="float">
            <text:p>3.539872</text:p>
          </table:table-cell>
          <table:table-cell office:value-type="float" office:value="152.433962" calcext:value-type="float">
            <text:p>152.433962</text:p>
          </table:table-cell>
          <table:table-cell office:value-type="float" office:value="2.864168" calcext:value-type="float">
            <text:p>2.864168</text:p>
          </table:table-cell>
          <table:table-cell office:value-type="float" office:value="2.86098" calcext:value-type="float">
            <text:p>2.86098</text:p>
          </table:table-cell>
          <table:table-cell office:value-type="float" office:value="0.096617" calcext:value-type="float">
            <text:p>0.096617</text:p>
          </table:table-cell>
        </table:table-row>
        <table:table-row table:style-name="ro1">
          <table:table-cell office:value-type="string" calcext:value-type="string">
            <text:p>scalarmult6</text:p>
          </table:table-cell>
          <table:table-cell office:value-type="float" office:value="32.271048" calcext:value-type="float">
            <text:p>32.271048</text:p>
          </table:table-cell>
          <table:table-cell table:style-name="ce1" office:value-type="float" office:value="177.877245" calcext:value-type="float">
            <text:p>177.877245</text:p>
          </table:table-cell>
          <table:table-cell office:value-type="float" office:value="67.055304" calcext:value-type="float">
            <text:p>67.055304</text:p>
          </table:table-cell>
          <table:table-cell office:value-type="float" office:value="75.108723" calcext:value-type="float">
            <text:p>75.108723</text:p>
          </table:table-cell>
          <table:table-cell office:value-type="float" office:value="3.562878" calcext:value-type="float">
            <text:p>3.562878</text:p>
          </table:table-cell>
          <table:table-cell office:value-type="float" office:value="8.569306" calcext:value-type="float">
            <text:p>8.569306</text:p>
          </table:table-cell>
          <table:table-cell office:value-type="float" office:value="22.334962" calcext:value-type="float">
            <text:p>22.334962</text:p>
          </table:table-cell>
          <table:table-cell office:value-type="float" office:value="58.706521" calcext:value-type="float">
            <text:p>58.706521</text:p>
          </table:table-cell>
          <table:table-cell office:value-type="float" office:value="109.011009" calcext:value-type="float">
            <text:p>109.011009</text:p>
          </table:table-cell>
          <table:table-cell office:value-type="float" office:value="21.45576" calcext:value-type="float">
            <text:p>21.45576</text:p>
          </table:table-cell>
          <table:table-cell office:value-type="float" office:value="9.31791" calcext:value-type="float">
            <text:p>9.31791</text:p>
          </table:table-cell>
          <table:table-cell office:value-type="float" office:value="1.189171" calcext:value-type="float">
            <text:p>1.189171</text:p>
          </table:table-cell>
          <table:table-cell office:value-type="float" office:value="6.280896" calcext:value-type="float">
            <text:p>6.280896</text:p>
          </table:table-cell>
          <table:table-cell office:value-type="float" office:value="3.741953" calcext:value-type="float">
            <text:p>3.741953</text:p>
          </table:table-cell>
          <table:table-cell office:value-type="float" office:value="106.662477" calcext:value-type="float">
            <text:p>106.662477</text:p>
          </table:table-cell>
          <table:table-cell office:value-type="float" office:value="3.03613" calcext:value-type="float">
            <text:p>3.03613</text:p>
          </table:table-cell>
          <table:table-cell office:value-type="float" office:value="3.028392" calcext:value-type="float">
            <text:p>3.028392</text:p>
          </table:table-cell>
          <table:table-cell office:value-type="float" office:value="0.100702" calcext:value-type="float">
            <text:p>0.100702</text:p>
          </table:table-cell>
        </table:table-row>
        <table:table-row table:style-name="ro1">
          <table:table-cell office:value-type="string" calcext:value-type="string">
            <text:p>scalarmult7</text:p>
          </table:table-cell>
          <table:table-cell office:value-type="float" office:value="32.964389" calcext:value-type="float">
            <text:p>32.964389</text:p>
          </table:table-cell>
          <table:table-cell table:style-name="ce1" office:value-type="float" office:value="153.02981" calcext:value-type="float">
            <text:p>153.02981</text:p>
          </table:table-cell>
          <table:table-cell office:value-type="float" office:value="60.523043" calcext:value-type="float">
            <text:p>60.523043</text:p>
          </table:table-cell>
          <table:table-cell office:value-type="float" office:value="74.693121" calcext:value-type="float">
            <text:p>74.693121</text:p>
          </table:table-cell>
          <table:table-cell office:value-type="float" office:value="3.381317" calcext:value-type="float">
            <text:p>3.381317</text:p>
          </table:table-cell>
          <table:table-cell office:value-type="float" office:value="8.418008" calcext:value-type="float">
            <text:p>8.418008</text:p>
          </table:table-cell>
          <table:table-cell office:value-type="float" office:value="20.275763" calcext:value-type="float">
            <text:p>20.275763</text:p>
          </table:table-cell>
          <table:table-cell office:value-type="float" office:value="74.104986" calcext:value-type="float">
            <text:p>74.104986</text:p>
          </table:table-cell>
          <table:table-cell office:value-type="float" office:value="73.814379" calcext:value-type="float">
            <text:p>73.814379</text:p>
          </table:table-cell>
          <table:table-cell office:value-type="float" office:value="19.876099" calcext:value-type="float">
            <text:p>19.876099</text:p>
          </table:table-cell>
          <table:table-cell office:value-type="float" office:value="9.263123" calcext:value-type="float">
            <text:p>9.263123</text:p>
          </table:table-cell>
          <table:table-cell office:value-type="float" office:value="1.139294" calcext:value-type="float">
            <text:p>1.139294</text:p>
          </table:table-cell>
          <table:table-cell office:value-type="float" office:value="5.869854" calcext:value-type="float">
            <text:p>5.869854</text:p>
          </table:table-cell>
          <table:table-cell office:value-type="float" office:value="3.491066" calcext:value-type="float">
            <text:p>3.491066</text:p>
          </table:table-cell>
          <table:table-cell office:value-type="float" office:value="132.865882" calcext:value-type="float">
            <text:p>132.865882</text:p>
          </table:table-cell>
          <table:table-cell office:value-type="float" office:value="2.93264" calcext:value-type="float">
            <text:p>2.93264</text:p>
          </table:table-cell>
          <table:table-cell office:value-type="float" office:value="2.774703" calcext:value-type="float">
            <text:p>2.774703</text:p>
          </table:table-cell>
          <table:table-cell office:value-type="float" office:value="0.097448" calcext:value-type="float">
            <text:p>0.097448</text:p>
          </table:table-cell>
        </table:table-row>
        <table:table-row table:style-name="ro1">
          <table:table-cell office:value-type="string" calcext:value-type="string">
            <text:p>box2</text:p>
          </table:table-cell>
          <table:table-cell office:value-type="float" office:value="33.00962" calcext:value-type="float">
            <text:p>33.00962</text:p>
          </table:table-cell>
          <table:table-cell table:style-name="ce1" office:value-type="float" office:value="222.16187" calcext:value-type="float">
            <text:p>222.16187</text:p>
          </table:table-cell>
          <table:table-cell office:value-type="float" office:value="63.344615" calcext:value-type="float">
            <text:p>63.344615</text:p>
          </table:table-cell>
          <table:table-cell office:value-type="float" office:value="77.394736" calcext:value-type="float">
            <text:p>77.394736</text:p>
          </table:table-cell>
          <table:table-cell office:value-type="float" office:value="3.591173" calcext:value-type="float">
            <text:p>3.591173</text:p>
          </table:table-cell>
          <table:table-cell office:value-type="float" office:value="8.451149" calcext:value-type="float">
            <text:p>8.451149</text:p>
          </table:table-cell>
          <table:table-cell office:value-type="float" office:value="24.050233" calcext:value-type="float">
            <text:p>24.050233</text:p>
          </table:table-cell>
          <table:table-cell office:value-type="float" office:value="51.856423" calcext:value-type="float">
            <text:p>51.856423</text:p>
          </table:table-cell>
          <table:table-cell office:value-type="float" office:value="133.681818" calcext:value-type="float">
            <text:p>133.681818</text:p>
          </table:table-cell>
          <table:table-cell office:value-type="float" office:value="20.950135" calcext:value-type="float">
            <text:p>20.950135</text:p>
          </table:table-cell>
          <table:table-cell office:value-type="float" office:value="10.063711" calcext:value-type="float">
            <text:p>10.063711</text:p>
          </table:table-cell>
          <table:table-cell office:value-type="float" office:value="1.247243" calcext:value-type="float">
            <text:p>1.247243</text:p>
          </table:table-cell>
          <table:table-cell office:value-type="float" office:value="6.201526" calcext:value-type="float">
            <text:p>6.201526</text:p>
          </table:table-cell>
          <table:table-cell office:value-type="float" office:value="3.763161" calcext:value-type="float">
            <text:p>3.763161</text:p>
          </table:table-cell>
          <table:table-cell office:value-type="float" office:value="152.120689" calcext:value-type="float">
            <text:p>152.120689</text:p>
          </table:table-cell>
          <table:table-cell office:value-type="float" office:value="3.039568" calcext:value-type="float">
            <text:p>3.039568</text:p>
          </table:table-cell>
          <table:table-cell office:value-type="float" office:value="3.028687" calcext:value-type="float">
            <text:p>3.028687</text:p>
          </table:table-cell>
          <table:table-cell office:value-type="float" office:value="0.097718" calcext:value-type="float">
            <text:p>0.097718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32.111226" calcext:value-type="float">
            <text:p>32.111226</text:p>
          </table:table-cell>
          <table:table-cell table:style-name="ce1" office:value-type="float" office:value="174.033802" calcext:value-type="float">
            <text:p>174.033802</text:p>
          </table:table-cell>
          <table:table-cell office:value-type="float" office:value="76.274074" calcext:value-type="float">
            <text:p>76.274074</text:p>
          </table:table-cell>
          <table:table-cell office:value-type="float" office:value="79.207692" calcext:value-type="float">
            <text:p>79.207692</text:p>
          </table:table-cell>
          <table:table-cell office:value-type="float" office:value="3.63338" calcext:value-type="float">
            <text:p>3.63338</text:p>
          </table:table-cell>
          <table:table-cell office:value-type="float" office:value="8.380629" calcext:value-type="float">
            <text:p>8.380629</text:p>
          </table:table-cell>
          <table:table-cell office:value-type="float" office:value="23.104712" calcext:value-type="float">
            <text:p>23.104712</text:p>
          </table:table-cell>
          <table:table-cell office:value-type="float" office:value="42.608275" calcext:value-type="float">
            <text:p>42.608275</text:p>
          </table:table-cell>
          <table:table-cell office:value-type="float" office:value="60.989141" calcext:value-type="float">
            <text:p>60.989141</text:p>
          </table:table-cell>
          <table:table-cell office:value-type="float" office:value="20.879351" calcext:value-type="float">
            <text:p>20.879351</text:p>
          </table:table-cell>
          <table:table-cell office:value-type="float" office:value="9.971271" calcext:value-type="float">
            <text:p>9.971271</text:p>
          </table:table-cell>
          <table:table-cell office:value-type="float" office:value="1.233715" calcext:value-type="float">
            <text:p>1.233715</text:p>
          </table:table-cell>
          <table:table-cell office:value-type="float" office:value="5.954317" calcext:value-type="float">
            <text:p>5.954317</text:p>
          </table:table-cell>
          <table:table-cell office:value-type="float" office:value="3.706401" calcext:value-type="float">
            <text:p>3.706401</text:p>
          </table:table-cell>
          <table:table-cell office:value-type="float" office:value="126.343558" calcext:value-type="float">
            <text:p>126.343558</text:p>
          </table:table-cell>
          <table:table-cell office:value-type="float" office:value="3.080474" calcext:value-type="float">
            <text:p>3.080474</text:p>
          </table:table-cell>
          <table:table-cell office:value-type="float" office:value="3.003354" calcext:value-type="float">
            <text:p>3.003354</text:p>
          </table:table-cell>
          <table:table-cell office:value-type="float" office:value="0.098609" calcext:value-type="float">
            <text:p>0.098609</text:p>
          </table:table-cell>
        </table:table-row>
        <table:table-row table:style-name="ro1">
          <table:table-cell office:value-type="string" calcext:value-type="string">
            <text:p>generichash</text:p>
          </table:table-cell>
          <table:table-cell office:value-type="float" office:value="20.584558" calcext:value-type="float">
            <text:p>20.584558</text:p>
          </table:table-cell>
          <table:table-cell table:style-name="ce1" office:value-type="float" office:value="46.529085" calcext:value-type="float">
            <text:p>46.529085</text:p>
          </table:table-cell>
          <table:table-cell office:value-type="float" office:value="38.881944" calcext:value-type="float">
            <text:p>38.881944</text:p>
          </table:table-cell>
          <table:table-cell office:value-type="float" office:value="38.305587" calcext:value-type="float">
            <text:p>38.305587</text:p>
          </table:table-cell>
          <table:table-cell office:value-type="float" office:value="3.107103" calcext:value-type="float">
            <text:p>3.107103</text:p>
          </table:table-cell>
          <table:table-cell office:value-type="float" office:value="7.019222" calcext:value-type="float">
            <text:p>7.019222</text:p>
          </table:table-cell>
          <table:table-cell office:value-type="float" office:value="13.974209" calcext:value-type="float">
            <text:p>13.974209</text:p>
          </table:table-cell>
          <table:table-cell office:value-type="float" office:value="23.791784" calcext:value-type="float">
            <text:p>23.791784</text:p>
          </table:table-cell>
          <table:table-cell office:value-type="float" office:value="30.512261" calcext:value-type="float">
            <text:p>30.512261</text:p>
          </table:table-cell>
          <table:table-cell office:value-type="float" office:value="12.725" calcext:value-type="float">
            <text:p>12.725</text:p>
          </table:table-cell>
          <table:table-cell office:value-type="float" office:value="6.12582" calcext:value-type="float">
            <text:p>6.12582</text:p>
          </table:table-cell>
          <table:table-cell office:value-type="float" office:value="0.677858" calcext:value-type="float">
            <text:p>0.677858</text:p>
          </table:table-cell>
          <table:table-cell office:value-type="float" office:value="4.48159" calcext:value-type="float">
            <text:p>4.48159</text:p>
          </table:table-cell>
          <table:table-cell office:value-type="float" office:value="1.986752" calcext:value-type="float">
            <text:p>1.986752</text:p>
          </table:table-cell>
          <table:table-cell office:value-type="float" office:value="40.18421" calcext:value-type="float">
            <text:p>40.18421</text:p>
          </table:table-cell>
          <table:table-cell office:value-type="float" office:value="1.828045" calcext:value-type="float">
            <text:p>1.828045</text:p>
          </table:table-cell>
          <table:table-cell office:value-type="float" office:value="2.113095" calcext:value-type="float">
            <text:p>2.113095</text:p>
          </table:table-cell>
          <table:table-cell office:value-type="float" office:value="0.087158" calcext:value-type="float">
            <text:p>0.087158</text:p>
          </table:table-cell>
        </table:table-row>
        <table:table-row table:style-name="ro1">
          <table:table-cell office:value-type="string" calcext:value-type="string">
            <text:p>chacha20</text:p>
          </table:table-cell>
          <table:table-cell office:value-type="float" office:value="26.598626" calcext:value-type="float">
            <text:p>26.598626</text:p>
          </table:table-cell>
          <table:table-cell table:style-name="ce1" office:value-type="float" office:value="44.578947" calcext:value-type="float">
            <text:p>44.578947</text:p>
          </table:table-cell>
          <table:table-cell office:value-type="float" office:value="39.281159" calcext:value-type="float">
            <text:p>39.281159</text:p>
          </table:table-cell>
          <table:table-cell office:value-type="float" office:value="34.659846" calcext:value-type="float">
            <text:p>34.659846</text:p>
          </table:table-cell>
          <table:table-cell office:value-type="float" office:value="2.846759" calcext:value-type="float">
            <text:p>2.846759</text:p>
          </table:table-cell>
          <table:table-cell office:value-type="float" office:value="7.16279" calcext:value-type="float">
            <text:p>7.16279</text:p>
          </table:table-cell>
          <table:table-cell office:value-type="float" office:value="11.03583" calcext:value-type="float">
            <text:p>11.03583</text:p>
          </table:table-cell>
          <table:table-cell office:value-type="float" office:value="27.572736" calcext:value-type="float">
            <text:p>27.572736</text:p>
          </table:table-cell>
          <table:table-cell office:value-type="float" office:value="51.236294" calcext:value-type="float">
            <text:p>51.236294</text:p>
          </table:table-cell>
          <table:table-cell office:value-type="float" office:value="11.279234" calcext:value-type="float">
            <text:p>11.279234</text:p>
          </table:table-cell>
          <table:table-cell office:value-type="float" office:value="5.124598" calcext:value-type="float">
            <text:p>5.124598</text:p>
          </table:table-cell>
          <table:table-cell office:value-type="float" office:value="0.532139" calcext:value-type="float">
            <text:p>0.532139</text:p>
          </table:table-cell>
          <table:table-cell office:value-type="float" office:value="3.699194" calcext:value-type="float">
            <text:p>3.699194</text:p>
          </table:table-cell>
          <table:table-cell office:value-type="float" office:value="1.787626" calcext:value-type="float">
            <text:p>1.787626</text:p>
          </table:table-cell>
          <table:table-cell office:value-type="float" office:value="24.911764" calcext:value-type="float">
            <text:p>24.911764</text:p>
          </table:table-cell>
          <table:table-cell office:value-type="float" office:value="1.490951" calcext:value-type="float">
            <text:p>1.490951</text:p>
          </table:table-cell>
          <table:table-cell office:value-type="float" office:value="1.732106" calcext:value-type="float">
            <text:p>1.732106</text:p>
          </table:table-cell>
          <table:table-cell office:value-type="float" office:value="0.082266" calcext:value-type="float">
            <text:p>0.082266</text:p>
          </table:table-cell>
        </table:table-row>
        <table:table-row table:style-name="ro1">
          <table:table-cell office:value-type="string" calcext:value-type="string">
            <text:p>kdf_hkdf</text:p>
          </table:table-cell>
          <table:table-cell office:value-type="float" office:value="28.877125" calcext:value-type="float">
            <text:p>28.877125</text:p>
          </table:table-cell>
          <table:table-cell table:style-name="ce1" office:value-type="float" office:value="126.239864" calcext:value-type="float">
            <text:p>126.239864</text:p>
          </table:table-cell>
          <table:table-cell office:value-type="float" office:value="45.3483" calcext:value-type="float">
            <text:p>45.3483</text:p>
          </table:table-cell>
          <table:table-cell office:value-type="float" office:value="44.273696" calcext:value-type="float">
            <text:p>44.273696</text:p>
          </table:table-cell>
          <table:table-cell office:value-type="float" office:value="3.398544" calcext:value-type="float">
            <text:p>3.398544</text:p>
          </table:table-cell>
          <table:table-cell office:value-type="float" office:value="8.226992" calcext:value-type="float">
            <text:p>8.226992</text:p>
          </table:table-cell>
          <table:table-cell office:value-type="float" office:value="13.814048" calcext:value-type="float">
            <text:p>13.814048</text:p>
          </table:table-cell>
          <table:table-cell office:value-type="float" office:value="33.244661" calcext:value-type="float">
            <text:p>33.244661</text:p>
          </table:table-cell>
          <table:table-cell office:value-type="float" office:value="103.797222" calcext:value-type="float">
            <text:p>103.797222</text:p>
          </table:table-cell>
          <table:table-cell office:value-type="float" office:value="14.72301" calcext:value-type="float">
            <text:p>14.72301</text:p>
          </table:table-cell>
          <table:table-cell office:value-type="float" office:value="7.013325" calcext:value-type="float">
            <text:p>7.013325</text:p>
          </table:table-cell>
          <table:table-cell office:value-type="float" office:value="0.764542" calcext:value-type="float">
            <text:p>0.764542</text:p>
          </table:table-cell>
          <table:table-cell office:value-type="float" office:value="4.886491" calcext:value-type="float">
            <text:p>4.886491</text:p>
          </table:table-cell>
          <table:table-cell office:value-type="float" office:value="2.366947" calcext:value-type="float">
            <text:p>2.366947</text:p>
          </table:table-cell>
          <table:table-cell office:value-type="float" office:value="32.185185" calcext:value-type="float">
            <text:p>32.185185</text:p>
          </table:table-cell>
          <table:table-cell office:value-type="float" office:value="1.997594" calcext:value-type="float">
            <text:p>1.997594</text:p>
          </table:table-cell>
          <table:table-cell office:value-type="float" office:value="2.305324" calcext:value-type="float">
            <text:p>2.305324</text:p>
          </table:table-cell>
          <table:table-cell office:value-type="float" office:value="0.08765" calcext:value-type="float">
            <text:p>0.08765</text:p>
          </table:table-cell>
        </table:table-row>
        <table:table-row table:style-name="ro1">
          <table:table-cell office:value-type="string" calcext:value-type="string">
            <text:p>scalarmult</text:p>
          </table:table-cell>
          <table:table-cell office:value-type="float" office:value="33.156111" calcext:value-type="float">
            <text:p>33.156111</text:p>
          </table:table-cell>
          <table:table-cell table:style-name="ce1" office:value-type="float" office:value="149.2025" calcext:value-type="float">
            <text:p>149.2025</text:p>
          </table:table-cell>
          <table:table-cell office:value-type="float" office:value="69.639439" calcext:value-type="float">
            <text:p>69.639439</text:p>
          </table:table-cell>
          <table:table-cell office:value-type="float" office:value="71.991556" calcext:value-type="float">
            <text:p>71.991556</text:p>
          </table:table-cell>
          <table:table-cell office:value-type="float" office:value="3.555615" calcext:value-type="float">
            <text:p>3.555615</text:p>
          </table:table-cell>
          <table:table-cell office:value-type="float" office:value="8.587194" calcext:value-type="float">
            <text:p>8.587194</text:p>
          </table:table-cell>
          <table:table-cell office:value-type="float" office:value="23.711164" calcext:value-type="float">
            <text:p>23.711164</text:p>
          </table:table-cell>
          <table:table-cell office:value-type="float" office:value="47.592503" calcext:value-type="float">
            <text:p>47.592503</text:p>
          </table:table-cell>
          <table:table-cell office:value-type="float" office:value="205.796551" calcext:value-type="float">
            <text:p>205.796551</text:p>
          </table:table-cell>
          <table:table-cell office:value-type="float" office:value="21.421751" calcext:value-type="float">
            <text:p>21.421751</text:p>
          </table:table-cell>
          <table:table-cell office:value-type="float" office:value="9.75658" calcext:value-type="float">
            <text:p>9.75658</text:p>
          </table:table-cell>
          <table:table-cell office:value-type="float" office:value="1.198558" calcext:value-type="float">
            <text:p>1.198558</text:p>
          </table:table-cell>
          <table:table-cell office:value-type="float" office:value="6.152046" calcext:value-type="float">
            <text:p>6.152046</text:p>
          </table:table-cell>
          <table:table-cell office:value-type="float" office:value="3.789029" calcext:value-type="float">
            <text:p>3.789029</text:p>
          </table:table-cell>
          <table:table-cell office:value-type="float" office:value="212.3879" calcext:value-type="float">
            <text:p>212.3879</text:p>
          </table:table-cell>
          <table:table-cell office:value-type="float" office:value="2.974086" calcext:value-type="float">
            <text:p>2.974086</text:p>
          </table:table-cell>
          <table:table-cell office:value-type="float" office:value="3.082855" calcext:value-type="float">
            <text:p>3.082855</text:p>
          </table:table-cell>
          <table:table-cell office:value-type="float" office:value="0.099903" calcext:value-type="float">
            <text:p>0.099903</text:p>
          </table:table-cell>
        </table:table-row>
        <table:table-row table:style-name="ro1">
          <table:table-cell office:value-type="string" calcext:value-type="string">
            <text:p>codecs</text:p>
          </table:table-cell>
          <table:table-cell office:value-type="float" office:value="25.357512" calcext:value-type="float">
            <text:p>25.357512</text:p>
          </table:table-cell>
          <table:table-cell table:style-name="ce1" office:value-type="float" office:value="76.270129" calcext:value-type="float">
            <text:p>76.270129</text:p>
          </table:table-cell>
          <table:table-cell office:value-type="float" office:value="35.89731" calcext:value-type="float">
            <text:p>35.89731</text:p>
          </table:table-cell>
          <table:table-cell office:value-type="float" office:value="35.809756" calcext:value-type="float">
            <text:p>35.809756</text:p>
          </table:table-cell>
          <table:table-cell office:value-type="float" office:value="3.040381" calcext:value-type="float">
            <text:p>3.040381</text:p>
          </table:table-cell>
          <table:table-cell office:value-type="float" office:value="7.558301" calcext:value-type="float">
            <text:p>7.558301</text:p>
          </table:table-cell>
          <table:table-cell office:value-type="float" office:value="11.936585" calcext:value-type="float">
            <text:p>11.936585</text:p>
          </table:table-cell>
          <table:table-cell office:value-type="float" office:value="28.019083" calcext:value-type="float">
            <text:p>28.019083</text:p>
          </table:table-cell>
          <table:table-cell office:value-type="float" office:value="50.715025" calcext:value-type="float">
            <text:p>50.715025</text:p>
          </table:table-cell>
          <table:table-cell office:value-type="float" office:value="12.153973" calcext:value-type="float">
            <text:p>12.153973</text:p>
          </table:table-cell>
          <table:table-cell office:value-type="float" office:value="5.543515" calcext:value-type="float">
            <text:p>5.543515</text:p>
          </table:table-cell>
          <table:table-cell office:value-type="float" office:value="0.586482" calcext:value-type="float">
            <text:p>0.586482</text:p>
          </table:table-cell>
          <table:table-cell office:value-type="float" office:value="3.902192" calcext:value-type="float">
            <text:p>3.902192</text:p>
          </table:table-cell>
          <table:table-cell office:value-type="float" office:value="1.917085" calcext:value-type="float">
            <text:p>1.917085</text:p>
          </table:table-cell>
          <table:table-cell office:value-type="float" office:value="48.615894" calcext:value-type="float">
            <text:p>48.615894</text:p>
          </table:table-cell>
          <table:table-cell office:value-type="float" office:value="1.624025" calcext:value-type="float">
            <text:p>1.624025</text:p>
          </table:table-cell>
          <table:table-cell office:value-type="float" office:value="1.85801" calcext:value-type="float">
            <text:p>1.85801</text:p>
          </table:table-cell>
          <table:table-cell office:value-type="float" office:value="0.089416" calcext:value-type="float">
            <text:p>0.089416</text:p>
          </table:table-cell>
        </table:table-row>
        <table:table-row table:style-name="ro1">
          <table:table-cell office:value-type="string" calcext:value-type="string">
            <text:p>box_easy</text:p>
          </table:table-cell>
          <table:table-cell office:value-type="float" office:value="34.713806" calcext:value-type="float">
            <text:p>34.713806</text:p>
          </table:table-cell>
          <table:table-cell table:style-name="ce1" office:value-type="float" office:value="118.971264" calcext:value-type="float">
            <text:p>118.971264</text:p>
          </table:table-cell>
          <table:table-cell office:value-type="float" office:value="76.013463" calcext:value-type="float">
            <text:p>76.013463</text:p>
          </table:table-cell>
          <table:table-cell office:value-type="float" office:value="78.51201" calcext:value-type="float">
            <text:p>78.51201</text:p>
          </table:table-cell>
          <table:table-cell office:value-type="float" office:value="3.574684" calcext:value-type="float">
            <text:p>3.574684</text:p>
          </table:table-cell>
          <table:table-cell office:value-type="float" office:value="8.503765" calcext:value-type="float">
            <text:p>8.503765</text:p>
          </table:table-cell>
          <table:table-cell office:value-type="float" office:value="25.081987" calcext:value-type="float">
            <text:p>25.081987</text:p>
          </table:table-cell>
          <table:table-cell office:value-type="float" office:value="49.523923" calcext:value-type="float">
            <text:p>49.523923</text:p>
          </table:table-cell>
          <table:table-cell office:value-type="float" office:value="164.729442" calcext:value-type="float">
            <text:p>164.729442</text:p>
          </table:table-cell>
          <table:table-cell office:value-type="float" office:value="23.408594" calcext:value-type="float">
            <text:p>23.408594</text:p>
          </table:table-cell>
          <table:table-cell office:value-type="float" office:value="10.142577" calcext:value-type="float">
            <text:p>10.142577</text:p>
          </table:table-cell>
          <table:table-cell office:value-type="float" office:value="1.264208" calcext:value-type="float">
            <text:p>1.264208</text:p>
          </table:table-cell>
          <table:table-cell office:value-type="float" office:value="6.233363" calcext:value-type="float">
            <text:p>6.233363</text:p>
          </table:table-cell>
          <table:table-cell office:value-type="float" office:value="3.843483" calcext:value-type="float">
            <text:p>3.843483</text:p>
          </table:table-cell>
          <table:table-cell office:value-type="float" office:value="156.825757" calcext:value-type="float">
            <text:p>156.825757</text:p>
          </table:table-cell>
          <table:table-cell office:value-type="float" office:value="3.08924" calcext:value-type="float">
            <text:p>3.08924</text:p>
          </table:table-cell>
          <table:table-cell office:value-type="float" office:value="3.05911" calcext:value-type="float">
            <text:p>3.05911</text:p>
          </table:table-cell>
          <table:table-cell office:value-type="float" office:value="0.096861" calcext:value-type="float">
            <text:p>0.096861</text:p>
          </table:table-cell>
        </table:table-row>
        <table:table-row table:style-name="ro1">
          <table:table-cell office:value-type="string" calcext:value-type="string">
            <text:p>sign2</text:p>
          </table:table-cell>
          <table:table-cell office:value-type="float" office:value="43.071618" calcext:value-type="float">
            <text:p>43.071618</text:p>
          </table:table-cell>
          <table:table-cell table:style-name="ce1" office:value-type="float" office:value="105.9" calcext:value-type="float">
            <text:p>105.9</text:p>
          </table:table-cell>
          <table:table-cell office:value-type="float" office:value="94.590291" calcext:value-type="float">
            <text:p>94.590291</text:p>
          </table:table-cell>
          <table:table-cell office:value-type="float" office:value="77.9424" calcext:value-type="float">
            <text:p>77.9424</text:p>
          </table:table-cell>
          <table:table-cell office:value-type="float" office:value="4.739868" calcext:value-type="float">
            <text:p>4.739868</text:p>
          </table:table-cell>
          <table:table-cell office:value-type="float" office:value="11.376459" calcext:value-type="float">
            <text:p>11.376459</text:p>
          </table:table-cell>
          <table:table-cell office:value-type="float" office:value="39.929508" calcext:value-type="float">
            <text:p>39.929508</text:p>
          </table:table-cell>
          <table:table-cell office:value-type="float" office:value="70.753812" calcext:value-type="float">
            <text:p>70.753812</text:p>
          </table:table-cell>
          <table:table-cell office:value-type="float" office:value="165.132203" calcext:value-type="float">
            <text:p>165.132203</text:p>
          </table:table-cell>
          <table:table-cell office:value-type="float" office:value="23.0163" calcext:value-type="float">
            <text:p>23.0163</text:p>
          </table:table-cell>
          <table:table-cell office:value-type="float" office:value="14.890417" calcext:value-type="float">
            <text:p>14.890417</text:p>
          </table:table-cell>
          <table:table-cell office:value-type="float" office:value="1.986947" calcext:value-type="float">
            <text:p>1.986947</text:p>
          </table:table-cell>
          <table:table-cell office:value-type="float" office:value="7.865342" calcext:value-type="float">
            <text:p>7.865342</text:p>
          </table:table-cell>
          <table:table-cell office:value-type="float" office:value="4.963725" calcext:value-type="float">
            <text:p>4.963725</text:p>
          </table:table-cell>
          <table:table-cell office:value-type="float" office:value="145.632286" calcext:value-type="float">
            <text:p>145.632286</text:p>
          </table:table-cell>
          <table:table-cell office:value-type="float" office:value="4.676394" calcext:value-type="float">
            <text:p>4.676394</text:p>
          </table:table-cell>
          <table:table-cell office:value-type="float" office:value="4.276909" calcext:value-type="float">
            <text:p>4.276909</text:p>
          </table:table-cell>
          <table:table-cell office:value-type="float" office:value="0.12763" calcext:value-type="float">
            <text:p>0.12763</text:p>
          </table:table-cell>
        </table:table-row>
        <table:table-row table:style-name="ro1">
          <table:table-cell office:value-type="string" calcext:value-type="string">
            <text:p>randombytes</text:p>
          </table:table-cell>
          <table:table-cell office:value-type="float" office:value="24.295454" calcext:value-type="float">
            <text:p>24.295454</text:p>
          </table:table-cell>
          <table:table-cell table:style-name="ce1" office:value-type="float" office:value="54.18894" calcext:value-type="float">
            <text:p>54.18894</text:p>
          </table:table-cell>
          <table:table-cell office:value-type="float" office:value="33.501424" calcext:value-type="float">
            <text:p>33.501424</text:p>
          </table:table-cell>
          <table:table-cell office:value-type="float" office:value="28.927429" calcext:value-type="float">
            <text:p>28.927429</text:p>
          </table:table-cell>
          <table:table-cell office:value-type="float" office:value="2.620389" calcext:value-type="float">
            <text:p>2.620389</text:p>
          </table:table-cell>
          <table:table-cell office:value-type="float" office:value="6.759988" calcext:value-type="float">
            <text:p>6.759988</text:p>
          </table:table-cell>
          <table:table-cell office:value-type="float" office:value="9.010727" calcext:value-type="float">
            <text:p>9.010727</text:p>
          </table:table-cell>
          <table:table-cell office:value-type="float" office:value="25.342672" calcext:value-type="float">
            <text:p>25.342672</text:p>
          </table:table-cell>
          <table:table-cell office:value-type="float" office:value="139.159763" calcext:value-type="float">
            <text:p>139.159763</text:p>
          </table:table-cell>
          <table:table-cell office:value-type="float" office:value="24.781875" calcext:value-type="float">
            <text:p>24.781875</text:p>
          </table:table-cell>
          <table:table-cell office:value-type="float" office:value="4.549816" calcext:value-type="float">
            <text:p>4.549816</text:p>
          </table:table-cell>
          <table:table-cell office:value-type="float" office:value="0.47297" calcext:value-type="float">
            <text:p>0.47297</text:p>
          </table:table-cell>
          <table:table-cell office:value-type="float" office:value="3.49606" calcext:value-type="float">
            <text:p>3.49606</text:p>
          </table:table-cell>
          <table:table-cell office:value-type="float" office:value="1.43097" calcext:value-type="float">
            <text:p>1.43097</text:p>
          </table:table-cell>
          <table:table-cell office:value-type="float" office:value="78.13289" calcext:value-type="float">
            <text:p>78.13289</text:p>
          </table:table-cell>
          <table:table-cell office:value-type="float" office:value="1.341432" calcext:value-type="float">
            <text:p>1.341432</text:p>
          </table:table-cell>
          <table:table-cell office:value-type="float" office:value="1.53102" calcext:value-type="float">
            <text:p>1.53102</text:p>
          </table:table-cell>
          <table:table-cell office:value-type="float" office:value="0.077054" calcext:value-type="float">
            <text:p>0.077054</text:p>
          </table:table-cell>
        </table:table-row>
        <table:table-row table:style-name="ro1">
          <table:table-cell office:value-type="string" calcext:value-type="string">
            <text:p>box_seal</text:p>
          </table:table-cell>
          <table:table-cell office:value-type="float" office:value="36.965567" calcext:value-type="float">
            <text:p>36.965567</text:p>
          </table:table-cell>
          <table:table-cell table:style-name="ce1" office:value-type="float" office:value="229.587349" calcext:value-type="float">
            <text:p>229.587349</text:p>
          </table:table-cell>
          <table:table-cell office:value-type="float" office:value="76.760322" calcext:value-type="float">
            <text:p>76.760322</text:p>
          </table:table-cell>
          <table:table-cell office:value-type="float" office:value="92.168077" calcext:value-type="float">
            <text:p>92.168077</text:p>
          </table:table-cell>
          <table:table-cell office:value-type="float" office:value="3.963754" calcext:value-type="float">
            <text:p>3.963754</text:p>
          </table:table-cell>
          <table:table-cell office:value-type="float" office:value="8.963193" calcext:value-type="float">
            <text:p>8.963193</text:p>
          </table:table-cell>
          <table:table-cell office:value-type="float" office:value="30.56255" calcext:value-type="float">
            <text:p>30.56255</text:p>
          </table:table-cell>
          <table:table-cell office:value-type="float" office:value="54.994949" calcext:value-type="float">
            <text:p>54.994949</text:p>
          </table:table-cell>
          <table:table-cell office:value-type="float" office:value="269.339222" calcext:value-type="float">
            <text:p>269.339222</text:p>
          </table:table-cell>
          <table:table-cell office:value-type="float" office:value="22.6181" calcext:value-type="float">
            <text:p>22.6181</text:p>
          </table:table-cell>
          <table:table-cell office:value-type="float" office:value="12.04345" calcext:value-type="float">
            <text:p>12.04345</text:p>
          </table:table-cell>
          <table:table-cell office:value-type="float" office:value="1.532212" calcext:value-type="float">
            <text:p>1.532212</text:p>
          </table:table-cell>
          <table:table-cell office:value-type="float" office:value="7.212623" calcext:value-type="float">
            <text:p>7.212623</text:p>
          </table:table-cell>
          <table:table-cell office:value-type="float" office:value="4.557701" calcext:value-type="float">
            <text:p>4.557701</text:p>
          </table:table-cell>
          <table:table-cell office:value-type="float" office:value="128.972927" calcext:value-type="float">
            <text:p>128.972927</text:p>
          </table:table-cell>
          <table:table-cell office:value-type="float" office:value="3.651051" calcext:value-type="float">
            <text:p>3.651051</text:p>
          </table:table-cell>
          <table:table-cell office:value-type="float" office:value="3.66986" calcext:value-type="float">
            <text:p>3.66986</text:p>
          </table:table-cell>
          <table:table-cell office:value-type="float" office:value="0.104678" calcext:value-type="float">
            <text:p>0.104678</text:p>
          </table:table-cell>
        </table:table-row>
        <table:table-row table:style-name="ro1">
          <table:table-cell office:value-type="string" calcext:value-type="string">
            <text:p>Adjusted speedup</text:p>
          </table:table-cell>
          <table:table-cell table:style-name="Default" table:number-columns-repeated="18"/>
        </table:table-row>
        <table:table-row table:style-name="ro1">
          <table:table-cell/>
          <table:table-cell table:style-name="Default" office:value-type="string" calcext:value-type="string">
            <text:p>wizeng-int</text:p>
          </table:table-cell>
          <table:table-cell table:style-name="Default" office:value-type="string" calcext:value-type="string">
            <text:p>jsc-int</text:p>
          </table:table-cell>
          <table:table-cell table:style-name="Default" office:value-type="string" calcext:value-type="string">
            <text:p>iwasm-int</text:p>
          </table:table-cell>
          <table:table-cell table:style-name="Default" office:value-type="string" calcext:value-type="string">
            <text:p>wasm3</text:p>
          </table:table-cell>
          <table:table-cell table:style-name="Default" office:value-type="string" calcext:value-type="string">
            <text:p>wazero</text:p>
          </table:table-cell>
          <table:table-cell table:style-name="Default" office:value-type="string" calcext:value-type="string">
            <text:p>wizeng-jit</text:p>
          </table:table-cell>
          <table:table-cell table:style-name="Default" office:value-type="string" calcext:value-type="string">
            <text:p>v8-liftoff</text:p>
          </table:table-cell>
          <table:table-cell table:style-name="Default" office:value-type="string" calcext:value-type="string">
            <text:p>sm-base</text:p>
          </table:table-cell>
          <table:table-cell table:style-name="Default" office:value-type="string" calcext:value-type="string">
            <text:p>jsc-bbq</text:p>
          </table:table-cell>
          <table:table-cell table:style-name="Default" office:value-type="string" calcext:value-type="string">
            <text:p>iwasm-fjit</text:p>
          </table:table-cell>
          <table:table-cell table:style-name="Default" office:value-type="string" calcext:value-type="string">
            <text:p>wasmer-base</text:p>
          </table:table-cell>
          <table:table-cell table:style-name="Default" office:value-type="string" calcext:value-type="string">
            <text:p>wasmnow</text:p>
          </table:table-cell>
          <table:table-cell table:style-name="Default" office:value-type="string" calcext:value-type="string">
            <text:p>sm-opt</text:p>
          </table:table-cell>
          <table:table-cell table:style-name="Default" office:value-type="string" calcext:value-type="string">
            <text:p>v8-turbofan</text:p>
          </table:table-cell>
          <table:table-cell table:style-name="Default" office:value-type="string" calcext:value-type="string">
            <text:p>jsc-omg</text:p>
          </table:table-cell>
          <table:table-cell table:style-name="Default" office:value-type="string" calcext:value-type="string">
            <text:p>wasmer</text:p>
          </table:table-cell>
          <table:table-cell table:style-name="Default" office:value-type="string" calcext:value-type="string">
            <text:p>wasmtime</text:p>
          </table:table-cell>
          <table:table-cell table:style-name="Default" office:value-type="string" calcext:value-type="string">
            <text:p>wavm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79337" calcext:value-type="float">
            <text:p>1.179337</text:p>
          </table:table-cell>
          <table:table-cell table:style-name="ce2" office:value-type="float" office:value="0.760889" calcext:value-type="float">
            <text:p>0.760889</text:p>
          </table:table-cell>
          <table:table-cell table:style-name="ce2" office:value-type="float" office:value="1.813218" calcext:value-type="float">
            <text:p>1.813218</text:p>
          </table:table-cell>
          <table:table-cell table:style-name="ce2" office:value-type="float" office:value="11.892037" calcext:value-type="float">
            <text:p>11.892037</text:p>
          </table:table-cell>
          <table:table-cell table:style-name="ce2" office:value-type="float" office:value="14.788713" calcext:value-type="float">
            <text:p>14.788713</text:p>
          </table:table-cell>
          <table:table-cell table:style-name="ce2" office:value-type="float" office:value="16.650105" calcext:value-type="float">
            <text:p>16.650105</text:p>
          </table:table-cell>
          <table:table-cell table:style-name="ce2" office:value-type="float" office:value="10.338412" calcext:value-type="float">
            <text:p>10.338412</text:p>
          </table:table-cell>
          <table:table-cell table:style-name="ce2" office:value-type="float" office:value="8.914953" calcext:value-type="float">
            <text:p>8.914953</text:p>
          </table:table-cell>
          <table:table-cell table:style-name="ce2" office:value-type="float" office:value="15.893935" calcext:value-type="float">
            <text:p>15.893935</text:p>
          </table:table-cell>
          <table:table-cell table:style-name="ce2" office:value-type="float" office:value="5.781123" calcext:value-type="float">
            <text:p>5.781123</text:p>
          </table:table-cell>
          <table:table-cell table:style-name="ce3"/>
          <table:table-cell table:style-name="ce2" office:value-type="float" office:value="31.364152" calcext:value-type="float">
            <text:p>31.364152</text:p>
          </table:table-cell>
          <table:table-cell table:style-name="ce2" office:value-type="float" office:value="35.999348" calcext:value-type="float">
            <text:p>35.999348</text:p>
          </table:table-cell>
          <table:table-cell table:style-name="ce2" office:value-type="float" office:value="12.87802" calcext:value-type="float">
            <text:p>12.87802</text:p>
          </table:table-cell>
          <table:table-cell table:style-name="ce2" office:value-type="float" office:value="32.723775" calcext:value-type="float">
            <text:p>32.723775</text:p>
          </table:table-cell>
          <table:table-cell table:style-name="ce2" office:value-type="float" office:value="32.874554" calcext:value-type="float">
            <text:p>32.874554</text:p>
          </table:table-cell>
          <table:table-cell table:style-name="ce3"/>
        </table:table-row>
        <table:table-row table:style-name="ro1">
          <table:table-cell office:value-type="string" calcext:value-type="string">
            <text:p>correlation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49739" calcext:value-type="float">
            <text:p>1.249739</text:p>
          </table:table-cell>
          <table:table-cell table:style-name="ce2" office:value-type="float" office:value="0.752791" calcext:value-type="float">
            <text:p>0.752791</text:p>
          </table:table-cell>
          <table:table-cell table:style-name="ce2" office:value-type="float" office:value="1.764553" calcext:value-type="float">
            <text:p>1.764553</text:p>
          </table:table-cell>
          <table:table-cell table:style-name="ce2" office:value-type="float" office:value="11.620508" calcext:value-type="float">
            <text:p>11.620508</text:p>
          </table:table-cell>
          <table:table-cell table:style-name="ce2" office:value-type="float" office:value="14.889777" calcext:value-type="float">
            <text:p>14.889777</text:p>
          </table:table-cell>
          <table:table-cell table:style-name="ce2" office:value-type="float" office:value="16.638753" calcext:value-type="float">
            <text:p>16.638753</text:p>
          </table:table-cell>
          <table:table-cell table:style-name="ce2" office:value-type="float" office:value="10.103753" calcext:value-type="float">
            <text:p>10.103753</text:p>
          </table:table-cell>
          <table:table-cell table:style-name="ce2" office:value-type="float" office:value="9.364485" calcext:value-type="float">
            <text:p>9.364485</text:p>
          </table:table-cell>
          <table:table-cell table:style-name="ce2" office:value-type="float" office:value="15.356276" calcext:value-type="float">
            <text:p>15.356276</text:p>
          </table:table-cell>
          <table:table-cell table:style-name="ce2" office:value-type="float" office:value="5.827677" calcext:value-type="float">
            <text:p>5.827677</text:p>
          </table:table-cell>
          <table:table-cell table:style-name="ce3"/>
          <table:table-cell table:style-name="ce2" office:value-type="float" office:value="34.41743" calcext:value-type="float">
            <text:p>34.41743</text:p>
          </table:table-cell>
          <table:table-cell table:style-name="ce2" office:value-type="float" office:value="33.245048" calcext:value-type="float">
            <text:p>33.245048</text:p>
          </table:table-cell>
          <table:table-cell table:style-name="ce2" office:value-type="float" office:value="13.175438" calcext:value-type="float">
            <text:p>13.175438</text:p>
          </table:table-cell>
          <table:table-cell table:style-name="ce2" office:value-type="float" office:value="31.089671" calcext:value-type="float">
            <text:p>31.089671</text:p>
          </table:table-cell>
          <table:table-cell table:style-name="ce2" office:value-type="float" office:value="32.384885" calcext:value-type="float">
            <text:p>32.384885</text:p>
          </table:table-cell>
          <table:table-cell table:style-name="ce3"/>
        </table:table-row>
        <table:table-row table:style-name="ro1">
          <table:table-cell office:value-type="string" calcext:value-type="string">
            <text:p>symm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085016" calcext:value-type="float">
            <text:p>1.085016</text:p>
          </table:table-cell>
          <table:table-cell table:style-name="ce2" office:value-type="float" office:value="0.726709" calcext:value-type="float">
            <text:p>0.726709</text:p>
          </table:table-cell>
          <table:table-cell table:style-name="ce2" office:value-type="float" office:value="1.672687" calcext:value-type="float">
            <text:p>1.672687</text:p>
          </table:table-cell>
          <table:table-cell table:style-name="ce2" office:value-type="float" office:value="14.551505" calcext:value-type="float">
            <text:p>14.551505</text:p>
          </table:table-cell>
          <table:table-cell table:style-name="ce2" office:value-type="float" office:value="16.442754" calcext:value-type="float">
            <text:p>16.442754</text:p>
          </table:table-cell>
          <table:table-cell table:style-name="ce2" office:value-type="float" office:value="16.870705" calcext:value-type="float">
            <text:p>16.870705</text:p>
          </table:table-cell>
          <table:table-cell table:style-name="ce2" office:value-type="float" office:value="16.984785" calcext:value-type="float">
            <text:p>16.984785</text:p>
          </table:table-cell>
          <table:table-cell table:style-name="ce2" office:value-type="float" office:value="11.773497" calcext:value-type="float">
            <text:p>11.773497</text:p>
          </table:table-cell>
          <table:table-cell table:style-name="ce2" office:value-type="float" office:value="16.234632" calcext:value-type="float">
            <text:p>16.234632</text:p>
          </table:table-cell>
          <table:table-cell table:style-name="ce2" office:value-type="float" office:value="9.415579" calcext:value-type="float">
            <text:p>9.415579</text:p>
          </table:table-cell>
          <table:table-cell table:style-name="ce3"/>
          <table:table-cell table:style-name="ce2" office:value-type="float" office:value="34.860922" calcext:value-type="float">
            <text:p>34.860922</text:p>
          </table:table-cell>
          <table:table-cell table:style-name="ce2" office:value-type="float" office:value="45.445344" calcext:value-type="float">
            <text:p>45.445344</text:p>
          </table:table-cell>
          <table:table-cell table:style-name="ce2" office:value-type="float" office:value="14.962335" calcext:value-type="float">
            <text:p>14.962335</text:p>
          </table:table-cell>
          <table:table-cell table:style-name="ce2" office:value-type="float" office:value="29.630498" calcext:value-type="float">
            <text:p>29.630498</text:p>
          </table:table-cell>
          <table:table-cell table:style-name="ce2" office:value-type="float" office:value="25.71811" calcext:value-type="float">
            <text:p>25.71811</text:p>
          </table:table-cell>
          <table:table-cell table:style-name="ce3"/>
        </table:table-row>
        <table:table-row table:style-name="ro1">
          <table:table-cell office:value-type="string" calcext:value-type="string">
            <text:p>syr2k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00115" calcext:value-type="float">
            <text:p>1.100115</text:p>
          </table:table-cell>
          <table:table-cell table:style-name="ce2" office:value-type="float" office:value="0.712872" calcext:value-type="float">
            <text:p>0.712872</text:p>
          </table:table-cell>
          <table:table-cell table:style-name="ce2" office:value-type="float" office:value="1.815842" calcext:value-type="float">
            <text:p>1.815842</text:p>
          </table:table-cell>
          <table:table-cell table:style-name="ce2" office:value-type="float" office:value="14.132114" calcext:value-type="float">
            <text:p>14.132114</text:p>
          </table:table-cell>
          <table:table-cell table:style-name="ce2" office:value-type="float" office:value="25.592731" calcext:value-type="float">
            <text:p>25.592731</text:p>
          </table:table-cell>
          <table:table-cell table:style-name="ce2" office:value-type="float" office:value="23.316454" calcext:value-type="float">
            <text:p>23.316454</text:p>
          </table:table-cell>
          <table:table-cell table:style-name="ce2" office:value-type="float" office:value="21.217118" calcext:value-type="float">
            <text:p>21.217118</text:p>
          </table:table-cell>
          <table:table-cell table:style-name="ce2" office:value-type="float" office:value="13.31248" calcext:value-type="float">
            <text:p>13.31248</text:p>
          </table:table-cell>
          <table:table-cell table:style-name="ce2" office:value-type="float" office:value="21.482389" calcext:value-type="float">
            <text:p>21.482389</text:p>
          </table:table-cell>
          <table:table-cell table:style-name="ce2" office:value-type="float" office:value="13.619394" calcext:value-type="float">
            <text:p>13.619394</text:p>
          </table:table-cell>
          <table:table-cell table:style-name="ce3"/>
          <table:table-cell table:style-name="ce2" office:value-type="float" office:value="39.721136" calcext:value-type="float">
            <text:p>39.721136</text:p>
          </table:table-cell>
          <table:table-cell table:style-name="ce2" office:value-type="float" office:value="52.202951" calcext:value-type="float">
            <text:p>52.202951</text:p>
          </table:table-cell>
          <table:table-cell table:style-name="ce2" office:value-type="float" office:value="17.461614" calcext:value-type="float">
            <text:p>17.461614</text:p>
          </table:table-cell>
          <table:table-cell table:style-name="ce2" office:value-type="float" office:value="32.641011" calcext:value-type="float">
            <text:p>32.641011</text:p>
          </table:table-cell>
          <table:table-cell table:style-name="ce2" office:value-type="float" office:value="24.264767" calcext:value-type="float">
            <text:p>24.264767</text:p>
          </table:table-cell>
          <table:table-cell table:style-name="ce3"/>
        </table:table-row>
        <table:table-row table:style-name="ro1">
          <table:table-cell office:value-type="string" calcext:value-type="string">
            <text:p>gemm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074571" calcext:value-type="float">
            <text:p>1.074571</text:p>
          </table:table-cell>
          <table:table-cell table:style-name="ce2" office:value-type="float" office:value="0.782107" calcext:value-type="float">
            <text:p>0.782107</text:p>
          </table:table-cell>
          <table:table-cell table:style-name="ce2" office:value-type="float" office:value="1.578042" calcext:value-type="float">
            <text:p>1.578042</text:p>
          </table:table-cell>
          <table:table-cell table:style-name="ce2" office:value-type="float" office:value="14.952408" calcext:value-type="float">
            <text:p>14.952408</text:p>
          </table:table-cell>
          <table:table-cell table:style-name="ce2" office:value-type="float" office:value="32.543733" calcext:value-type="float">
            <text:p>32.543733</text:p>
          </table:table-cell>
          <table:table-cell table:style-name="ce2" office:value-type="float" office:value="29.777313" calcext:value-type="float">
            <text:p>29.777313</text:p>
          </table:table-cell>
          <table:table-cell table:style-name="ce2" office:value-type="float" office:value="20.931131" calcext:value-type="float">
            <text:p>20.931131</text:p>
          </table:table-cell>
          <table:table-cell table:style-name="ce2" office:value-type="float" office:value="13.210632" calcext:value-type="float">
            <text:p>13.210632</text:p>
          </table:table-cell>
          <table:table-cell table:style-name="ce2" office:value-type="float" office:value="21.587545" calcext:value-type="float">
            <text:p>21.587545</text:p>
          </table:table-cell>
          <table:table-cell table:style-name="ce2" office:value-type="float" office:value="14.853693" calcext:value-type="float">
            <text:p>14.853693</text:p>
          </table:table-cell>
          <table:table-cell table:style-name="ce3"/>
          <table:table-cell table:style-name="ce2" office:value-type="float" office:value="49.693596" calcext:value-type="float">
            <text:p>49.693596</text:p>
          </table:table-cell>
          <table:table-cell table:style-name="ce2" office:value-type="float" office:value="70.649736" calcext:value-type="float">
            <text:p>70.649736</text:p>
          </table:table-cell>
          <table:table-cell table:style-name="ce2" office:value-type="float" office:value="20.077439" calcext:value-type="float">
            <text:p>20.077439</text:p>
          </table:table-cell>
          <table:table-cell table:style-name="ce2" office:value-type="float" office:value="50.289978" calcext:value-type="float">
            <text:p>50.289978</text:p>
          </table:table-cell>
          <table:table-cell table:style-name="ce2" office:value-type="float" office:value="39.504242" calcext:value-type="float">
            <text:p>39.504242</text:p>
          </table:table-cell>
          <table:table-cell table:style-name="ce3"/>
        </table:table-row>
        <table:table-row table:style-name="ro1">
          <table:table-cell office:value-type="string" calcext:value-type="string">
            <text:p>2mm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40902" calcext:value-type="float">
            <text:p>1.140902</text:p>
          </table:table-cell>
          <table:table-cell table:style-name="ce2" office:value-type="float" office:value="0.687376" calcext:value-type="float">
            <text:p>0.687376</text:p>
          </table:table-cell>
          <table:table-cell table:style-name="ce2" office:value-type="float" office:value="1.761015" calcext:value-type="float">
            <text:p>1.761015</text:p>
          </table:table-cell>
          <table:table-cell table:style-name="ce2" office:value-type="float" office:value="10.909155" calcext:value-type="float">
            <text:p>10.909155</text:p>
          </table:table-cell>
          <table:table-cell table:style-name="ce2" office:value-type="float" office:value="18.842682" calcext:value-type="float">
            <text:p>18.842682</text:p>
          </table:table-cell>
          <table:table-cell table:style-name="ce2" office:value-type="float" office:value="16.399433" calcext:value-type="float">
            <text:p>16.399433</text:p>
          </table:table-cell>
          <table:table-cell table:style-name="ce2" office:value-type="float" office:value="9.174724" calcext:value-type="float">
            <text:p>9.174724</text:p>
          </table:table-cell>
          <table:table-cell table:style-name="ce2" office:value-type="float" office:value="8.484704" calcext:value-type="float">
            <text:p>8.484704</text:p>
          </table:table-cell>
          <table:table-cell table:style-name="ce2" office:value-type="float" office:value="15.799914" calcext:value-type="float">
            <text:p>15.799914</text:p>
          </table:table-cell>
          <table:table-cell table:style-name="ce2" office:value-type="float" office:value="4.869907" calcext:value-type="float">
            <text:p>4.869907</text:p>
          </table:table-cell>
          <table:table-cell table:style-name="ce3"/>
          <table:table-cell table:style-name="ce2" office:value-type="float" office:value="36.971485" calcext:value-type="float">
            <text:p>36.971485</text:p>
          </table:table-cell>
          <table:table-cell table:style-name="ce2" office:value-type="float" office:value="36.559597" calcext:value-type="float">
            <text:p>36.559597</text:p>
          </table:table-cell>
          <table:table-cell table:style-name="ce2" office:value-type="float" office:value="17.464512" calcext:value-type="float">
            <text:p>17.464512</text:p>
          </table:table-cell>
          <table:table-cell table:style-name="ce2" office:value-type="float" office:value="33.738877" calcext:value-type="float">
            <text:p>33.738877</text:p>
          </table:table-cell>
          <table:table-cell table:style-name="ce2" office:value-type="float" office:value="34.376935" calcext:value-type="float">
            <text:p>34.376935</text:p>
          </table:table-cell>
          <table:table-cell table:style-name="ce3"/>
        </table:table-row>
        <table:table-row table:style-name="ro1">
          <table:table-cell office:value-type="string" calcext:value-type="string">
            <text:p>gramschmidt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98405" calcext:value-type="float">
            <text:p>1.298405</text:p>
          </table:table-cell>
          <table:table-cell table:style-name="ce2" office:value-type="float" office:value="0.794367" calcext:value-type="float">
            <text:p>0.794367</text:p>
          </table:table-cell>
          <table:table-cell table:style-name="ce2" office:value-type="float" office:value="1.695554" calcext:value-type="float">
            <text:p>1.695554</text:p>
          </table:table-cell>
          <table:table-cell table:style-name="ce2" office:value-type="float" office:value="15.032278" calcext:value-type="float">
            <text:p>15.032278</text:p>
          </table:table-cell>
          <table:table-cell table:style-name="ce2" office:value-type="float" office:value="24.026002" calcext:value-type="float">
            <text:p>24.026002</text:p>
          </table:table-cell>
          <table:table-cell table:style-name="ce2" office:value-type="float" office:value="21.871616" calcext:value-type="float">
            <text:p>21.871616</text:p>
          </table:table-cell>
          <table:table-cell table:style-name="ce2" office:value-type="float" office:value="15.696579" calcext:value-type="float">
            <text:p>15.696579</text:p>
          </table:table-cell>
          <table:table-cell table:style-name="ce2" office:value-type="float" office:value="13.049511" calcext:value-type="float">
            <text:p>13.049511</text:p>
          </table:table-cell>
          <table:table-cell table:style-name="ce2" office:value-type="float" office:value="20.671202" calcext:value-type="float">
            <text:p>20.671202</text:p>
          </table:table-cell>
          <table:table-cell table:style-name="ce2" office:value-type="float" office:value="9.449541" calcext:value-type="float">
            <text:p>9.449541</text:p>
          </table:table-cell>
          <table:table-cell table:style-name="ce3"/>
          <table:table-cell table:style-name="ce2" office:value-type="float" office:value="41.327661" calcext:value-type="float">
            <text:p>41.327661</text:p>
          </table:table-cell>
          <table:table-cell table:style-name="ce2" office:value-type="float" office:value="45.015092" calcext:value-type="float">
            <text:p>45.015092</text:p>
          </table:table-cell>
          <table:table-cell table:style-name="ce2" office:value-type="float" office:value="18.566897" calcext:value-type="float">
            <text:p>18.566897</text:p>
          </table:table-cell>
          <table:table-cell table:style-name="ce2" office:value-type="float" office:value="38.594766" calcext:value-type="float">
            <text:p>38.594766</text:p>
          </table:table-cell>
          <table:table-cell table:style-name="ce2" office:value-type="float" office:value="40.890221" calcext:value-type="float">
            <text:p>40.890221</text:p>
          </table:table-cell>
          <table:table-cell table:style-name="ce3"/>
        </table:table-row>
        <table:table-row table:style-name="ro1">
          <table:table-cell office:value-type="string" calcext:value-type="string">
            <text:p>nussinov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091254" calcext:value-type="float">
            <text:p>1.091254</text:p>
          </table:table-cell>
          <table:table-cell table:style-name="ce2" office:value-type="float" office:value="0.628483" calcext:value-type="float">
            <text:p>0.628483</text:p>
          </table:table-cell>
          <table:table-cell table:style-name="ce2" office:value-type="float" office:value="1.792067" calcext:value-type="float">
            <text:p>1.792067</text:p>
          </table:table-cell>
          <table:table-cell table:style-name="ce2" office:value-type="float" office:value="14.206206" calcext:value-type="float">
            <text:p>14.206206</text:p>
          </table:table-cell>
          <table:table-cell table:style-name="ce2" office:value-type="float" office:value="22.895344" calcext:value-type="float">
            <text:p>22.895344</text:p>
          </table:table-cell>
          <table:table-cell table:style-name="ce2" office:value-type="float" office:value="19.291901" calcext:value-type="float">
            <text:p>19.291901</text:p>
          </table:table-cell>
          <table:table-cell table:style-name="ce2" office:value-type="float" office:value="20.366317" calcext:value-type="float">
            <text:p>20.366317</text:p>
          </table:table-cell>
          <table:table-cell table:style-name="ce2" office:value-type="float" office:value="11.965529" calcext:value-type="float">
            <text:p>11.965529</text:p>
          </table:table-cell>
          <table:table-cell table:style-name="ce2" office:value-type="float" office:value="20.940097" calcext:value-type="float">
            <text:p>20.940097</text:p>
          </table:table-cell>
          <table:table-cell table:style-name="ce2" office:value-type="float" office:value="16.240986" calcext:value-type="float">
            <text:p>16.240986</text:p>
          </table:table-cell>
          <table:table-cell table:style-name="ce3"/>
          <table:table-cell table:style-name="ce2" office:value-type="float" office:value="39.08341" calcext:value-type="float">
            <text:p>39.08341</text:p>
          </table:table-cell>
          <table:table-cell table:style-name="ce2" office:value-type="float" office:value="40.940167" calcext:value-type="float">
            <text:p>40.940167</text:p>
          </table:table-cell>
          <table:table-cell table:style-name="ce2" office:value-type="float" office:value="23.107099" calcext:value-type="float">
            <text:p>23.107099</text:p>
          </table:table-cell>
          <table:table-cell table:style-name="ce2" office:value-type="float" office:value="24.103733" calcext:value-type="float">
            <text:p>24.103733</text:p>
          </table:table-cell>
          <table:table-cell table:style-name="ce2" office:value-type="float" office:value="38.224157" calcext:value-type="float">
            <text:p>38.224157</text:p>
          </table:table-cell>
          <table:table-cell table:style-name="ce3"/>
        </table:table-row>
        <table:table-row table:style-name="ro1">
          <table:table-cell office:value-type="string" calcext:value-type="string">
            <text:p>3mm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64456" calcext:value-type="float">
            <text:p>1.164456</text:p>
          </table:table-cell>
          <table:table-cell table:style-name="ce2" office:value-type="float" office:value="0.691413" calcext:value-type="float">
            <text:p>0.691413</text:p>
          </table:table-cell>
          <table:table-cell table:style-name="ce2" office:value-type="float" office:value="1.570051" calcext:value-type="float">
            <text:p>1.570051</text:p>
          </table:table-cell>
          <table:table-cell table:style-name="ce2" office:value-type="float" office:value="11.697857" calcext:value-type="float">
            <text:p>11.697857</text:p>
          </table:table-cell>
          <table:table-cell table:style-name="ce2" office:value-type="float" office:value="15.209137" calcext:value-type="float">
            <text:p>15.209137</text:p>
          </table:table-cell>
          <table:table-cell table:style-name="ce2" office:value-type="float" office:value="17.013164" calcext:value-type="float">
            <text:p>17.013164</text:p>
          </table:table-cell>
          <table:table-cell table:style-name="ce2" office:value-type="float" office:value="10.360739" calcext:value-type="float">
            <text:p>10.360739</text:p>
          </table:table-cell>
          <table:table-cell table:style-name="ce2" office:value-type="float" office:value="9.668817" calcext:value-type="float">
            <text:p>9.668817</text:p>
          </table:table-cell>
          <table:table-cell table:style-name="ce2" office:value-type="float" office:value="15.780374" calcext:value-type="float">
            <text:p>15.780374</text:p>
          </table:table-cell>
          <table:table-cell table:style-name="ce2" office:value-type="float" office:value="5.4783" calcext:value-type="float">
            <text:p>5.4783</text:p>
          </table:table-cell>
          <table:table-cell table:style-name="ce3"/>
          <table:table-cell table:style-name="ce2" office:value-type="float" office:value="39.892359" calcext:value-type="float">
            <text:p>39.892359</text:p>
          </table:table-cell>
          <table:table-cell table:style-name="ce2" office:value-type="float" office:value="42.72771" calcext:value-type="float">
            <text:p>42.72771</text:p>
          </table:table-cell>
          <table:table-cell table:style-name="ce2" office:value-type="float" office:value="22.681041" calcext:value-type="float">
            <text:p>22.681041</text:p>
          </table:table-cell>
          <table:table-cell table:style-name="ce2" office:value-type="float" office:value="36.552419" calcext:value-type="float">
            <text:p>36.552419</text:p>
          </table:table-cell>
          <table:table-cell table:style-name="ce2" office:value-type="float" office:value="36.938213" calcext:value-type="float">
            <text:p>36.938213</text:p>
          </table:table-cell>
          <table:table-cell table:style-name="ce3"/>
        </table:table-row>
        <table:table-row table:style-name="ro1">
          <table:table-cell office:value-type="string" calcext:value-type="string">
            <text:p>adi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076232" calcext:value-type="float">
            <text:p>1.076232</text:p>
          </table:table-cell>
          <table:table-cell table:style-name="ce2" office:value-type="float" office:value="0.666499" calcext:value-type="float">
            <text:p>0.666499</text:p>
          </table:table-cell>
          <table:table-cell table:style-name="ce2" office:value-type="float" office:value="1.628545" calcext:value-type="float">
            <text:p>1.628545</text:p>
          </table:table-cell>
          <table:table-cell table:style-name="ce2" office:value-type="float" office:value="9.382037" calcext:value-type="float">
            <text:p>9.382037</text:p>
          </table:table-cell>
          <table:table-cell table:style-name="ce2" office:value-type="float" office:value="14.018037" calcext:value-type="float">
            <text:p>14.018037</text:p>
          </table:table-cell>
          <table:table-cell table:style-name="ce2" office:value-type="float" office:value="11.045474" calcext:value-type="float">
            <text:p>11.045474</text:p>
          </table:table-cell>
          <table:table-cell table:style-name="ce2" office:value-type="float" office:value="9.651741" calcext:value-type="float">
            <text:p>9.651741</text:p>
          </table:table-cell>
          <table:table-cell table:style-name="ce2" office:value-type="float" office:value="7.329837" calcext:value-type="float">
            <text:p>7.329837</text:p>
          </table:table-cell>
          <table:table-cell table:style-name="ce2" office:value-type="float" office:value="7.503424" calcext:value-type="float">
            <text:p>7.503424</text:p>
          </table:table-cell>
          <table:table-cell table:style-name="ce2" office:value-type="float" office:value="6.076473" calcext:value-type="float">
            <text:p>6.076473</text:p>
          </table:table-cell>
          <table:table-cell table:style-name="ce3"/>
          <table:table-cell table:style-name="ce2" office:value-type="float" office:value="16.620143" calcext:value-type="float">
            <text:p>16.620143</text:p>
          </table:table-cell>
          <table:table-cell table:style-name="ce2" office:value-type="float" office:value="17.034368" calcext:value-type="float">
            <text:p>17.034368</text:p>
          </table:table-cell>
          <table:table-cell table:style-name="ce2" office:value-type="float" office:value="13.312159" calcext:value-type="float">
            <text:p>13.312159</text:p>
          </table:table-cell>
          <table:table-cell table:style-name="ce2" office:value-type="float" office:value="16.672139" calcext:value-type="float">
            <text:p>16.672139</text:p>
          </table:table-cell>
          <table:table-cell table:style-name="ce2" office:value-type="float" office:value="16.367595" calcext:value-type="float">
            <text:p>16.367595</text:p>
          </table:table-cell>
          <table:table-cell table:style-name="ce2" office:value-type="float" office:value="69.61654" calcext:value-type="float">
            <text:p>69.61654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049726" calcext:value-type="float">
            <text:p>1.049726</text:p>
          </table:table-cell>
          <table:table-cell table:style-name="ce2" office:value-type="float" office:value="0.758441" calcext:value-type="float">
            <text:p>0.758441</text:p>
          </table:table-cell>
          <table:table-cell table:style-name="ce2" office:value-type="float" office:value="1.722141" calcext:value-type="float">
            <text:p>1.722141</text:p>
          </table:table-cell>
          <table:table-cell table:style-name="ce2" office:value-type="float" office:value="17.085812" calcext:value-type="float">
            <text:p>17.085812</text:p>
          </table:table-cell>
          <table:table-cell table:style-name="ce2" office:value-type="float" office:value="32.902614" calcext:value-type="float">
            <text:p>32.902614</text:p>
          </table:table-cell>
          <table:table-cell table:style-name="ce2" office:value-type="float" office:value="28.132243" calcext:value-type="float">
            <text:p>28.132243</text:p>
          </table:table-cell>
          <table:table-cell table:style-name="ce2" office:value-type="float" office:value="23.42041" calcext:value-type="float">
            <text:p>23.42041</text:p>
          </table:table-cell>
          <table:table-cell table:style-name="ce2" office:value-type="float" office:value="13.845605" calcext:value-type="float">
            <text:p>13.845605</text:p>
          </table:table-cell>
          <table:table-cell table:style-name="ce2" office:value-type="float" office:value="24.943908" calcext:value-type="float">
            <text:p>24.943908</text:p>
          </table:table-cell>
          <table:table-cell table:style-name="ce2" office:value-type="float" office:value="16.79606" calcext:value-type="float">
            <text:p>16.79606</text:p>
          </table:table-cell>
          <table:table-cell table:style-name="ce3"/>
          <table:table-cell table:style-name="ce2" office:value-type="float" office:value="55.906055" calcext:value-type="float">
            <text:p>55.906055</text:p>
          </table:table-cell>
          <table:table-cell table:style-name="ce2" office:value-type="float" office:value="81.813901" calcext:value-type="float">
            <text:p>81.813901</text:p>
          </table:table-cell>
          <table:table-cell table:style-name="ce2" office:value-type="float" office:value="25.831476" calcext:value-type="float">
            <text:p>25.831476</text:p>
          </table:table-cell>
          <table:table-cell table:style-name="ce2" office:value-type="float" office:value="56.27362" calcext:value-type="float">
            <text:p>56.27362</text:p>
          </table:table-cell>
          <table:table-cell table:style-name="ce2" office:value-type="float" office:value="43.368635" calcext:value-type="float">
            <text:p>43.368635</text:p>
          </table:table-cell>
          <table:table-cell table:style-name="ce3"/>
        </table:table-row>
        <table:table-row table:style-name="ro1">
          <table:table-cell office:value-type="string" calcext:value-type="string">
            <text:p>jacobi-2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23283" calcext:value-type="float">
            <text:p>1.123283</text:p>
          </table:table-cell>
          <table:table-cell table:style-name="ce2" office:value-type="float" office:value="0.701759" calcext:value-type="float">
            <text:p>0.701759</text:p>
          </table:table-cell>
          <table:table-cell table:style-name="ce2" office:value-type="float" office:value="1.854116" calcext:value-type="float">
            <text:p>1.854116</text:p>
          </table:table-cell>
          <table:table-cell table:style-name="ce2" office:value-type="float" office:value="14.474473" calcext:value-type="float">
            <text:p>14.474473</text:p>
          </table:table-cell>
          <table:table-cell table:style-name="ce2" office:value-type="float" office:value="28.892797" calcext:value-type="float">
            <text:p>28.892797</text:p>
          </table:table-cell>
          <table:table-cell table:style-name="ce2" office:value-type="float" office:value="21.745845" calcext:value-type="float">
            <text:p>21.745845</text:p>
          </table:table-cell>
          <table:table-cell table:style-name="ce2" office:value-type="float" office:value="23.06348" calcext:value-type="float">
            <text:p>23.06348</text:p>
          </table:table-cell>
          <table:table-cell table:style-name="ce2" office:value-type="float" office:value="16.161808" calcext:value-type="float">
            <text:p>16.161808</text:p>
          </table:table-cell>
          <table:table-cell table:style-name="ce2" office:value-type="float" office:value="24.014478" calcext:value-type="float">
            <text:p>24.014478</text:p>
          </table:table-cell>
          <table:table-cell table:style-name="ce2" office:value-type="float" office:value="15.789852" calcext:value-type="float">
            <text:p>15.789852</text:p>
          </table:table-cell>
          <table:table-cell table:style-name="ce3"/>
          <table:table-cell table:style-name="ce2" office:value-type="float" office:value="58.561049" calcext:value-type="float">
            <text:p>58.561049</text:p>
          </table:table-cell>
          <table:table-cell table:style-name="ce2" office:value-type="float" office:value="79.274076" calcext:value-type="float">
            <text:p>79.274076</text:p>
          </table:table-cell>
          <table:table-cell table:style-name="ce2" office:value-type="float" office:value="32.91213" calcext:value-type="float">
            <text:p>32.91213</text:p>
          </table:table-cell>
          <table:table-cell table:style-name="ce2" office:value-type="float" office:value="54.250385" calcext:value-type="float">
            <text:p>54.250385</text:p>
          </table:table-cell>
          <table:table-cell table:style-name="ce2" office:value-type="float" office:value="33.915101" calcext:value-type="float">
            <text:p>33.915101</text:p>
          </table:table-cell>
          <table:table-cell table:style-name="ce3"/>
        </table:table-row>
        <table:table-row table:style-name="ro1">
          <table:table-cell office:value-type="string" calcext:value-type="string">
            <text:p>seidel-2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75338" calcext:value-type="float">
            <text:p>1.175338</text:p>
          </table:table-cell>
          <table:table-cell table:style-name="ce2" office:value-type="float" office:value="0.694445" calcext:value-type="float">
            <text:p>0.694445</text:p>
          </table:table-cell>
          <table:table-cell table:style-name="ce2" office:value-type="float" office:value="1.878124" calcext:value-type="float">
            <text:p>1.878124</text:p>
          </table:table-cell>
          <table:table-cell table:style-name="ce2" office:value-type="float" office:value="7.407966" calcext:value-type="float">
            <text:p>7.407966</text:p>
          </table:table-cell>
          <table:table-cell table:style-name="ce2" office:value-type="float" office:value="9.587825" calcext:value-type="float">
            <text:p>9.587825</text:p>
          </table:table-cell>
          <table:table-cell table:style-name="ce2" office:value-type="float" office:value="7.648148" calcext:value-type="float">
            <text:p>7.648148</text:p>
          </table:table-cell>
          <table:table-cell table:style-name="ce2" office:value-type="float" office:value="7.847889" calcext:value-type="float">
            <text:p>7.847889</text:p>
          </table:table-cell>
          <table:table-cell table:style-name="ce2" office:value-type="float" office:value="6.398476" calcext:value-type="float">
            <text:p>6.398476</text:p>
          </table:table-cell>
          <table:table-cell table:style-name="ce2" office:value-type="float" office:value="7.561899" calcext:value-type="float">
            <text:p>7.561899</text:p>
          </table:table-cell>
          <table:table-cell table:style-name="ce2" office:value-type="float" office:value="6.238518" calcext:value-type="float">
            <text:p>6.238518</text:p>
          </table:table-cell>
          <table:table-cell table:style-name="ce3"/>
          <table:table-cell table:style-name="ce2" office:value-type="float" office:value="10.656156" calcext:value-type="float">
            <text:p>10.656156</text:p>
          </table:table-cell>
          <table:table-cell table:style-name="ce2" office:value-type="float" office:value="10.570468" calcext:value-type="float">
            <text:p>10.570468</text:p>
          </table:table-cell>
          <table:table-cell table:style-name="ce2" office:value-type="float" office:value="9.146475" calcext:value-type="float">
            <text:p>9.146475</text:p>
          </table:table-cell>
          <table:table-cell table:style-name="ce2" office:value-type="float" office:value="10.189512" calcext:value-type="float">
            <text:p>10.189512</text:p>
          </table:table-cell>
          <table:table-cell table:style-name="ce2" office:value-type="float" office:value="9.943391" calcext:value-type="float">
            <text:p>9.943391</text:p>
          </table:table-cell>
          <table:table-cell table:style-name="ce2" office:value-type="float" office:value="11.10992" calcext:value-type="float">
            <text:p>11.10992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093953" calcext:value-type="float">
            <text:p>1.093953</text:p>
          </table:table-cell>
          <table:table-cell table:style-name="ce2" office:value-type="float" office:value="0.671663" calcext:value-type="float">
            <text:p>0.671663</text:p>
          </table:table-cell>
          <table:table-cell table:style-name="ce2" office:value-type="float" office:value="1.63899" calcext:value-type="float">
            <text:p>1.63899</text:p>
          </table:table-cell>
          <table:table-cell table:style-name="ce2" office:value-type="float" office:value="16.241565" calcext:value-type="float">
            <text:p>16.241565</text:p>
          </table:table-cell>
          <table:table-cell table:style-name="ce2" office:value-type="float" office:value="28.310547" calcext:value-type="float">
            <text:p>28.310547</text:p>
          </table:table-cell>
          <table:table-cell table:style-name="ce2" office:value-type="float" office:value="25.17297" calcext:value-type="float">
            <text:p>25.17297</text:p>
          </table:table-cell>
          <table:table-cell table:style-name="ce2" office:value-type="float" office:value="22.895543" calcext:value-type="float">
            <text:p>22.895543</text:p>
          </table:table-cell>
          <table:table-cell table:style-name="ce2" office:value-type="float" office:value="12.244024" calcext:value-type="float">
            <text:p>12.244024</text:p>
          </table:table-cell>
          <table:table-cell table:style-name="ce2" office:value-type="float" office:value="24.072949" calcext:value-type="float">
            <text:p>24.072949</text:p>
          </table:table-cell>
          <table:table-cell table:style-name="ce2" office:value-type="float" office:value="13.4162" calcext:value-type="float">
            <text:p>13.4162</text:p>
          </table:table-cell>
          <table:table-cell table:style-name="ce3"/>
          <table:table-cell table:style-name="ce2" office:value-type="float" office:value="65.28663" calcext:value-type="float">
            <text:p>65.28663</text:p>
          </table:table-cell>
          <table:table-cell table:style-name="ce2" office:value-type="float" office:value="76.962442" calcext:value-type="float">
            <text:p>76.962442</text:p>
          </table:table-cell>
          <table:table-cell table:style-name="ce2" office:value-type="float" office:value="29.503973" calcext:value-type="float">
            <text:p>29.503973</text:p>
          </table:table-cell>
          <table:table-cell table:style-name="ce2" office:value-type="float" office:value="61.188226" calcext:value-type="float">
            <text:p>61.188226</text:p>
          </table:table-cell>
          <table:table-cell table:style-name="ce2" office:value-type="float" office:value="39.873228" calcext:value-type="float">
            <text:p>39.873228</text:p>
          </table:table-cell>
          <table:table-cell table:style-name="ce3"/>
        </table:table-row>
        <table:table-row table:style-name="ro1">
          <table:table-cell office:value-type="string" calcext:value-type="string">
            <text:p>cholesky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59486" calcext:value-type="float">
            <text:p>1.159486</text:p>
          </table:table-cell>
          <table:table-cell table:style-name="ce2" office:value-type="float" office:value="0.704024" calcext:value-type="float">
            <text:p>0.704024</text:p>
          </table:table-cell>
          <table:table-cell table:style-name="ce2" office:value-type="float" office:value="1.905644" calcext:value-type="float">
            <text:p>1.905644</text:p>
          </table:table-cell>
          <table:table-cell table:style-name="ce2" office:value-type="float" office:value="13.652055" calcext:value-type="float">
            <text:p>13.652055</text:p>
          </table:table-cell>
          <table:table-cell table:style-name="ce2" office:value-type="float" office:value="26.92723" calcext:value-type="float">
            <text:p>26.92723</text:p>
          </table:table-cell>
          <table:table-cell table:style-name="ce2" office:value-type="float" office:value="21.07276" calcext:value-type="float">
            <text:p>21.07276</text:p>
          </table:table-cell>
          <table:table-cell table:style-name="ce2" office:value-type="float" office:value="18.546024" calcext:value-type="float">
            <text:p>18.546024</text:p>
          </table:table-cell>
          <table:table-cell table:style-name="ce2" office:value-type="float" office:value="13.306952" calcext:value-type="float">
            <text:p>13.306952</text:p>
          </table:table-cell>
          <table:table-cell table:style-name="ce2" office:value-type="float" office:value="21.145893" calcext:value-type="float">
            <text:p>21.145893</text:p>
          </table:table-cell>
          <table:table-cell table:style-name="ce2" office:value-type="float" office:value="11.215503" calcext:value-type="float">
            <text:p>11.215503</text:p>
          </table:table-cell>
          <table:table-cell table:style-name="ce3"/>
          <table:table-cell table:style-name="ce2" office:value-type="float" office:value="42.038742" calcext:value-type="float">
            <text:p>42.038742</text:p>
          </table:table-cell>
          <table:table-cell table:style-name="ce2" office:value-type="float" office:value="48.011189" calcext:value-type="float">
            <text:p>48.011189</text:p>
          </table:table-cell>
          <table:table-cell table:style-name="ce2" office:value-type="float" office:value="36.212347" calcext:value-type="float">
            <text:p>36.212347</text:p>
          </table:table-cell>
          <table:table-cell table:style-name="ce2" office:value-type="float" office:value="36.605004" calcext:value-type="float">
            <text:p>36.605004</text:p>
          </table:table-cell>
          <table:table-cell table:style-name="ce2" office:value-type="float" office:value="34.357957" calcext:value-type="float">
            <text:p>34.357957</text:p>
          </table:table-cell>
          <table:table-cell table:style-name="ce2" office:value-type="float" office:value="620.567485" calcext:value-type="float">
            <text:p>620.56748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49668" calcext:value-type="float">
            <text:p>1.149668</text:p>
          </table:table-cell>
          <table:table-cell table:style-name="ce2" office:value-type="float" office:value="0.686633" calcext:value-type="float">
            <text:p>0.686633</text:p>
          </table:table-cell>
          <table:table-cell table:style-name="ce2" office:value-type="float" office:value="1.882506" calcext:value-type="float">
            <text:p>1.882506</text:p>
          </table:table-cell>
          <table:table-cell table:style-name="ce2" office:value-type="float" office:value="13.340685" calcext:value-type="float">
            <text:p>13.340685</text:p>
          </table:table-cell>
          <table:table-cell table:style-name="ce2" office:value-type="float" office:value="27.819712" calcext:value-type="float">
            <text:p>27.819712</text:p>
          </table:table-cell>
          <table:table-cell table:style-name="ce2" office:value-type="float" office:value="20.822723" calcext:value-type="float">
            <text:p>20.822723</text:p>
          </table:table-cell>
          <table:table-cell table:style-name="ce2" office:value-type="float" office:value="17.226659" calcext:value-type="float">
            <text:p>17.226659</text:p>
          </table:table-cell>
          <table:table-cell table:style-name="ce2" office:value-type="float" office:value="13.083625" calcext:value-type="float">
            <text:p>13.083625</text:p>
          </table:table-cell>
          <table:table-cell table:style-name="ce2" office:value-type="float" office:value="22.089767" calcext:value-type="float">
            <text:p>22.089767</text:p>
          </table:table-cell>
          <table:table-cell table:style-name="ce2" office:value-type="float" office:value="10.008653" calcext:value-type="float">
            <text:p>10.008653</text:p>
          </table:table-cell>
          <table:table-cell table:style-name="ce3"/>
          <table:table-cell table:style-name="ce2" office:value-type="float" office:value="42.645141" calcext:value-type="float">
            <text:p>42.645141</text:p>
          </table:table-cell>
          <table:table-cell table:style-name="ce2" office:value-type="float" office:value="46.843899" calcext:value-type="float">
            <text:p>46.843899</text:p>
          </table:table-cell>
          <table:table-cell table:style-name="ce2" office:value-type="float" office:value="36.583274" calcext:value-type="float">
            <text:p>36.583274</text:p>
          </table:table-cell>
          <table:table-cell table:style-name="ce2" office:value-type="float" office:value="36.406439" calcext:value-type="float">
            <text:p>36.406439</text:p>
          </table:table-cell>
          <table:table-cell table:style-name="ce2" office:value-type="float" office:value="33.719942" calcext:value-type="float">
            <text:p>33.719942</text:p>
          </table:table-cell>
          <table:table-cell table:style-name="ce2" office:value-type="float" office:value="224.726756" calcext:value-type="float">
            <text:p>224.726756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44618" calcext:value-type="float">
            <text:p>1.144618</text:p>
          </table:table-cell>
          <table:table-cell table:style-name="ce2" office:value-type="float" office:value="0.706004" calcext:value-type="float">
            <text:p>0.706004</text:p>
          </table:table-cell>
          <table:table-cell table:style-name="ce2" office:value-type="float" office:value="1.733059" calcext:value-type="float">
            <text:p>1.733059</text:p>
          </table:table-cell>
          <table:table-cell table:style-name="ce2" office:value-type="float" office:value="14.056252" calcext:value-type="float">
            <text:p>14.056252</text:p>
          </table:table-cell>
          <table:table-cell table:style-name="ce2" office:value-type="float" office:value="27.865421" calcext:value-type="float">
            <text:p>27.865421</text:p>
          </table:table-cell>
          <table:table-cell table:style-name="ce2" office:value-type="float" office:value="21.709857" calcext:value-type="float">
            <text:p>21.709857</text:p>
          </table:table-cell>
          <table:table-cell table:style-name="ce2" office:value-type="float" office:value="21.606735" calcext:value-type="float">
            <text:p>21.606735</text:p>
          </table:table-cell>
          <table:table-cell table:style-name="ce2" office:value-type="float" office:value="14.467991" calcext:value-type="float">
            <text:p>14.467991</text:p>
          </table:table-cell>
          <table:table-cell table:style-name="ce2" office:value-type="float" office:value="22.434162" calcext:value-type="float">
            <text:p>22.434162</text:p>
          </table:table-cell>
          <table:table-cell table:style-name="ce2" office:value-type="float" office:value="13.429426" calcext:value-type="float">
            <text:p>13.429426</text:p>
          </table:table-cell>
          <table:table-cell table:style-name="ce3"/>
          <table:table-cell table:style-name="ce2" office:value-type="float" office:value="42.092484" calcext:value-type="float">
            <text:p>42.092484</text:p>
          </table:table-cell>
          <table:table-cell table:style-name="ce2" office:value-type="float" office:value="46.082405" calcext:value-type="float">
            <text:p>46.082405</text:p>
          </table:table-cell>
          <table:table-cell table:style-name="ce2" office:value-type="float" office:value="34.914045" calcext:value-type="float">
            <text:p>34.914045</text:p>
          </table:table-cell>
          <table:table-cell table:style-name="ce2" office:value-type="float" office:value="35.673057" calcext:value-type="float">
            <text:p>35.673057</text:p>
          </table:table-cell>
          <table:table-cell table:style-name="ce2" office:value-type="float" office:value="33.121401" calcext:value-type="float">
            <text:p>33.121401</text:p>
          </table:table-cell>
          <table:table-cell table:style-name="ce2" office:value-type="float" office:value="120.09964" calcext:value-type="float">
            <text:p>120.09964</text:p>
          </table:table-cell>
        </table:table-row>
        <table:table-row table:style-name="ro1">
          <table:table-cell office:value-type="string" calcext:value-type="string">
            <text:p>floyd-warshal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321594" calcext:value-type="float">
            <text:p>1.321594</text:p>
          </table:table-cell>
          <table:table-cell table:style-name="ce2" office:value-type="float" office:value="0.774312" calcext:value-type="float">
            <text:p>0.774312</text:p>
          </table:table-cell>
          <table:table-cell table:style-name="ce2" office:value-type="float" office:value="1.743774" calcext:value-type="float">
            <text:p>1.743774</text:p>
          </table:table-cell>
          <table:table-cell table:style-name="ce2" office:value-type="float" office:value="15.183734" calcext:value-type="float">
            <text:p>15.183734</text:p>
          </table:table-cell>
          <table:table-cell table:style-name="ce2" office:value-type="float" office:value="31.200464" calcext:value-type="float">
            <text:p>31.200464</text:p>
          </table:table-cell>
          <table:table-cell table:style-name="ce2" office:value-type="float" office:value="32.589176" calcext:value-type="float">
            <text:p>32.589176</text:p>
          </table:table-cell>
          <table:table-cell table:style-name="ce2" office:value-type="float" office:value="22.078132" calcext:value-type="float">
            <text:p>22.078132</text:p>
          </table:table-cell>
          <table:table-cell table:style-name="ce2" office:value-type="float" office:value="15.088962" calcext:value-type="float">
            <text:p>15.088962</text:p>
          </table:table-cell>
          <table:table-cell table:style-name="ce2" office:value-type="float" office:value="23.846164" calcext:value-type="float">
            <text:p>23.846164</text:p>
          </table:table-cell>
          <table:table-cell table:style-name="ce2" office:value-type="float" office:value="20.628586" calcext:value-type="float">
            <text:p>20.628586</text:p>
          </table:table-cell>
          <table:table-cell table:style-name="ce3"/>
          <table:table-cell table:style-name="ce2" office:value-type="float" office:value="55.96536" calcext:value-type="float">
            <text:p>55.96536</text:p>
          </table:table-cell>
          <table:table-cell table:style-name="ce2" office:value-type="float" office:value="66.718899" calcext:value-type="float">
            <text:p>66.718899</text:p>
          </table:table-cell>
          <table:table-cell table:style-name="ce2" office:value-type="float" office:value="46.748912" calcext:value-type="float">
            <text:p>46.748912</text:p>
          </table:table-cell>
          <table:table-cell table:style-name="ce2" office:value-type="float" office:value="45.193136" calcext:value-type="float">
            <text:p>45.193136</text:p>
          </table:table-cell>
          <table:table-cell table:style-name="ce2" office:value-type="float" office:value="48.918773" calcext:value-type="float">
            <text:p>48.918773</text:p>
          </table:table-cell>
          <table:table-cell table:style-name="ce2" office:value-type="float" office:value="81.608529" calcext:value-type="float">
            <text:p>81.608529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22342" calcext:value-type="float">
            <text:p>1.222342</text:p>
          </table:table-cell>
          <table:table-cell table:style-name="ce2" office:value-type="float" office:value="0.852495" calcext:value-type="float">
            <text:p>0.852495</text:p>
          </table:table-cell>
          <table:table-cell table:style-name="ce2" office:value-type="float" office:value="2.08813" calcext:value-type="float">
            <text:p>2.08813</text:p>
          </table:table-cell>
          <table:table-cell table:style-name="ce2" office:value-type="float" office:value="7.832812" calcext:value-type="float">
            <text:p>7.832812</text:p>
          </table:table-cell>
          <table:table-cell table:style-name="ce2" office:value-type="float" office:value="8.828456" calcext:value-type="float">
            <text:p>8.828456</text:p>
          </table:table-cell>
          <table:table-cell table:style-name="ce2" office:value-type="float" office:value="10.729766" calcext:value-type="float">
            <text:p>10.729766</text:p>
          </table:table-cell>
          <table:table-cell table:style-name="ce2" office:value-type="float" office:value="8.826706" calcext:value-type="float">
            <text:p>8.826706</text:p>
          </table:table-cell>
          <table:table-cell table:style-name="ce2" office:value-type="float" office:value="7.965595" calcext:value-type="float">
            <text:p>7.965595</text:p>
          </table:table-cell>
          <table:table-cell table:style-name="ce2" office:value-type="float" office:value="9.750265" calcext:value-type="float">
            <text:p>9.750265</text:p>
          </table:table-cell>
          <table:table-cell table:style-name="ce2" office:value-type="float" office:value="8.272264" calcext:value-type="float">
            <text:p>8.272264</text:p>
          </table:table-cell>
          <table:table-cell table:style-name="ce2" office:value-type="float" office:value="11.658919" calcext:value-type="float">
            <text:p>11.658919</text:p>
          </table:table-cell>
          <table:table-cell table:style-name="ce2" office:value-type="float" office:value="9.728475" calcext:value-type="float">
            <text:p>9.728475</text:p>
          </table:table-cell>
          <table:table-cell table:style-name="ce2" office:value-type="float" office:value="9.40905" calcext:value-type="float">
            <text:p>9.40905</text:p>
          </table:table-cell>
          <table:table-cell table:style-name="ce2" office:value-type="float" office:value="8.861603" calcext:value-type="float">
            <text:p>8.861603</text:p>
          </table:table-cell>
          <table:table-cell table:style-name="ce2" office:value-type="float" office:value="9.921421" calcext:value-type="float">
            <text:p>9.921421</text:p>
          </table:table-cell>
          <table:table-cell table:style-name="ce2" office:value-type="float" office:value="9.387498" calcext:value-type="float">
            <text:p>9.387498</text:p>
          </table:table-cell>
          <table:table-cell table:style-name="ce2" office:value-type="float" office:value="11.467747" calcext:value-type="float">
            <text:p>11.467747</text:p>
          </table:table-cell>
        </table:table-row>
        <table:table-row table:style-name="ro1">
          <table:table-cell office:value-type="string" calcext:value-type="string">
            <text:p>crc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44772" calcext:value-type="float">
            <text:p>1.244772</text:p>
          </table:table-cell>
          <table:table-cell table:style-name="ce2" office:value-type="float" office:value="0.880295" calcext:value-type="float">
            <text:p>0.880295</text:p>
          </table:table-cell>
          <table:table-cell table:style-name="ce2" office:value-type="float" office:value="1.592296" calcext:value-type="float">
            <text:p>1.592296</text:p>
          </table:table-cell>
          <table:table-cell table:style-name="ce2" office:value-type="float" office:value="18.047814" calcext:value-type="float">
            <text:p>18.047814</text:p>
          </table:table-cell>
          <table:table-cell table:style-name="ce2" office:value-type="float" office:value="35.224438" calcext:value-type="float">
            <text:p>35.224438</text:p>
          </table:table-cell>
          <table:table-cell table:style-name="ce2" office:value-type="float" office:value="33.850361" calcext:value-type="float">
            <text:p>33.850361</text:p>
          </table:table-cell>
          <table:table-cell table:style-name="ce2" office:value-type="float" office:value="31.839465" calcext:value-type="float">
            <text:p>31.839465</text:p>
          </table:table-cell>
          <table:table-cell table:style-name="ce2" office:value-type="float" office:value="22.715523" calcext:value-type="float">
            <text:p>22.715523</text:p>
          </table:table-cell>
          <table:table-cell table:style-name="ce2" office:value-type="float" office:value="32.835499" calcext:value-type="float">
            <text:p>32.835499</text:p>
          </table:table-cell>
          <table:table-cell table:style-name="ce2" office:value-type="float" office:value="26.011866" calcext:value-type="float">
            <text:p>26.011866</text:p>
          </table:table-cell>
          <table:table-cell table:style-name="ce2" office:value-type="float" office:value="29.000455" calcext:value-type="float">
            <text:p>29.000455</text:p>
          </table:table-cell>
          <table:table-cell table:style-name="ce2" office:value-type="float" office:value="34.301237" calcext:value-type="float">
            <text:p>34.301237</text:p>
          </table:table-cell>
          <table:table-cell table:style-name="ce2" office:value-type="float" office:value="33.974174" calcext:value-type="float">
            <text:p>33.974174</text:p>
          </table:table-cell>
          <table:table-cell table:style-name="ce2" office:value-type="float" office:value="41.414833" calcext:value-type="float">
            <text:p>41.414833</text:p>
          </table:table-cell>
          <table:table-cell table:style-name="ce2" office:value-type="float" office:value="32.596977" calcext:value-type="float">
            <text:p>32.596977</text:p>
          </table:table-cell>
          <table:table-cell table:style-name="ce2" office:value-type="float" office:value="31.931719" calcext:value-type="float">
            <text:p>31.931719</text:p>
          </table:table-cell>
          <table:table-cell table:style-name="ce2" office:value-type="float" office:value="39.698064" calcext:value-type="float">
            <text:p>39.698064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53238" calcext:value-type="float">
            <text:p>1.153238</text:p>
          </table:table-cell>
          <table:table-cell table:style-name="ce2" office:value-type="float" office:value="0.718226" calcext:value-type="float">
            <text:p>0.718226</text:p>
          </table:table-cell>
          <table:table-cell table:style-name="ce2" office:value-type="float" office:value="1.63001" calcext:value-type="float">
            <text:p>1.63001</text:p>
          </table:table-cell>
          <table:table-cell table:style-name="ce2" office:value-type="float" office:value="12.247013" calcext:value-type="float">
            <text:p>12.247013</text:p>
          </table:table-cell>
          <table:table-cell table:style-name="ce2" office:value-type="float" office:value="14.032598" calcext:value-type="float">
            <text:p>14.032598</text:p>
          </table:table-cell>
          <table:table-cell table:style-name="ce2" office:value-type="float" office:value="16.50104" calcext:value-type="float">
            <text:p>16.50104</text:p>
          </table:table-cell>
          <table:table-cell table:style-name="ce2" office:value-type="float" office:value="11.112685" calcext:value-type="float">
            <text:p>11.112685</text:p>
          </table:table-cell>
          <table:table-cell table:style-name="ce2" office:value-type="float" office:value="8.150126" calcext:value-type="float">
            <text:p>8.150126</text:p>
          </table:table-cell>
          <table:table-cell table:style-name="ce2" office:value-type="float" office:value="12.905006" calcext:value-type="float">
            <text:p>12.905006</text:p>
          </table:table-cell>
          <table:table-cell table:style-name="ce2" office:value-type="float" office:value="6.096982" calcext:value-type="float">
            <text:p>6.096982</text:p>
          </table:table-cell>
          <table:table-cell table:style-name="ce2" office:value-type="float" office:value="11.334684" calcext:value-type="float">
            <text:p>11.334684</text:p>
          </table:table-cell>
          <table:table-cell table:style-name="ce2" office:value-type="float" office:value="32.001059" calcext:value-type="float">
            <text:p>32.001059</text:p>
          </table:table-cell>
          <table:table-cell table:style-name="ce2" office:value-type="float" office:value="29.816793" calcext:value-type="float">
            <text:p>29.816793</text:p>
          </table:table-cell>
          <table:table-cell table:style-name="ce2" office:value-type="float" office:value="25.943851" calcext:value-type="float">
            <text:p>25.943851</text:p>
          </table:table-cell>
          <table:table-cell table:style-name="ce2" office:value-type="float" office:value="31.519713" calcext:value-type="float">
            <text:p>31.519713</text:p>
          </table:table-cell>
          <table:table-cell table:style-name="ce2" office:value-type="float" office:value="30.664714" calcext:value-type="float">
            <text:p>30.664714</text:p>
          </table:table-cell>
          <table:table-cell table:style-name="ce2" office:value-type="float" office:value="41.913815" calcext:value-type="float">
            <text:p>41.913815</text:p>
          </table:table-cell>
        </table:table-row>
        <table:table-row table:style-name="ro1">
          <table:table-cell office:value-type="string" calcext:value-type="string">
            <text:p>page-rank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10473" calcext:value-type="float">
            <text:p>1.210473</text:p>
          </table:table-cell>
          <table:table-cell table:style-name="ce2" office:value-type="float" office:value="0.732728" calcext:value-type="float">
            <text:p>0.732728</text:p>
          </table:table-cell>
          <table:table-cell table:style-name="ce2" office:value-type="float" office:value="1.827287" calcext:value-type="float">
            <text:p>1.827287</text:p>
          </table:table-cell>
          <table:table-cell table:style-name="ce2" office:value-type="float" office:value="10.337475" calcext:value-type="float">
            <text:p>10.337475</text:p>
          </table:table-cell>
          <table:table-cell table:style-name="ce2" office:value-type="float" office:value="10.430462" calcext:value-type="float">
            <text:p>10.430462</text:p>
          </table:table-cell>
          <table:table-cell table:style-name="ce2" office:value-type="float" office:value="10.392551" calcext:value-type="float">
            <text:p>10.392551</text:p>
          </table:table-cell>
          <table:table-cell table:style-name="ce2" office:value-type="float" office:value="10.028715" calcext:value-type="float">
            <text:p>10.028715</text:p>
          </table:table-cell>
          <table:table-cell table:style-name="ce2" office:value-type="float" office:value="6.706854" calcext:value-type="float">
            <text:p>6.706854</text:p>
          </table:table-cell>
          <table:table-cell table:style-name="ce2" office:value-type="float" office:value="15.219166" calcext:value-type="float">
            <text:p>15.219166</text:p>
          </table:table-cell>
          <table:table-cell table:style-name="ce2" office:value-type="float" office:value="8.937364" calcext:value-type="float">
            <text:p>8.937364</text:p>
          </table:table-cell>
          <table:table-cell table:style-name="ce2" office:value-type="float" office:value="10.755864" calcext:value-type="float">
            <text:p>10.755864</text:p>
          </table:table-cell>
          <table:table-cell table:style-name="ce2" office:value-type="float" office:value="12.033904" calcext:value-type="float">
            <text:p>12.033904</text:p>
          </table:table-cell>
          <table:table-cell table:style-name="ce2" office:value-type="float" office:value="11.997194" calcext:value-type="float">
            <text:p>11.997194</text:p>
          </table:table-cell>
          <table:table-cell table:style-name="ce2" office:value-type="float" office:value="11.603642" calcext:value-type="float">
            <text:p>11.603642</text:p>
          </table:table-cell>
          <table:table-cell table:style-name="ce2" office:value-type="float" office:value="11.464387" calcext:value-type="float">
            <text:p>11.464387</text:p>
          </table:table-cell>
          <table:table-cell table:style-name="ce2" office:value-type="float" office:value="11.456228" calcext:value-type="float">
            <text:p>11.456228</text:p>
          </table:table-cell>
          <table:table-cell table:style-name="ce2" office:value-type="float" office:value="12.875711" calcext:value-type="float">
            <text:p>12.875711</text:p>
          </table:table-cell>
        </table:table-row>
        <table:table-row table:style-name="ro1">
          <table:table-cell office:value-type="string" calcext:value-type="string">
            <text:p>back-propagation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21835" calcext:value-type="float">
            <text:p>1.121835</text:p>
          </table:table-cell>
          <table:table-cell table:style-name="ce2" office:value-type="float" office:value="0.817124" calcext:value-type="float">
            <text:p>0.817124</text:p>
          </table:table-cell>
          <table:table-cell table:style-name="ce2" office:value-type="float" office:value="1.956947" calcext:value-type="float">
            <text:p>1.956947</text:p>
          </table:table-cell>
          <table:table-cell table:style-name="ce2" office:value-type="float" office:value="8.066744" calcext:value-type="float">
            <text:p>8.066744</text:p>
          </table:table-cell>
          <table:table-cell table:style-name="ce2" office:value-type="float" office:value="11.611659" calcext:value-type="float">
            <text:p>11.611659</text:p>
          </table:table-cell>
          <table:table-cell table:style-name="ce2" office:value-type="float" office:value="7.566466" calcext:value-type="float">
            <text:p>7.566466</text:p>
          </table:table-cell>
          <table:table-cell table:style-name="ce2" office:value-type="float" office:value="14.054527" calcext:value-type="float">
            <text:p>14.054527</text:p>
          </table:table-cell>
          <table:table-cell table:style-name="ce2" office:value-type="float" office:value="6.513986" calcext:value-type="float">
            <text:p>6.513986</text:p>
          </table:table-cell>
          <table:table-cell table:style-name="ce2" office:value-type="float" office:value="13.457184" calcext:value-type="float">
            <text:p>13.457184</text:p>
          </table:table-cell>
          <table:table-cell table:style-name="ce2" office:value-type="float" office:value="11.029114" calcext:value-type="float">
            <text:p>11.029114</text:p>
          </table:table-cell>
          <table:table-cell table:style-name="ce2" office:value-type="float" office:value="13.002882" calcext:value-type="float">
            <text:p>13.002882</text:p>
          </table:table-cell>
          <table:table-cell table:style-name="ce2" office:value-type="float" office:value="16.505856" calcext:value-type="float">
            <text:p>16.505856</text:p>
          </table:table-cell>
          <table:table-cell table:style-name="ce2" office:value-type="float" office:value="7.980077" calcext:value-type="float">
            <text:p>7.980077</text:p>
          </table:table-cell>
          <table:table-cell table:style-name="ce2" office:value-type="float" office:value="16.380885" calcext:value-type="float">
            <text:p>16.380885</text:p>
          </table:table-cell>
          <table:table-cell table:style-name="ce2" office:value-type="float" office:value="15.907211" calcext:value-type="float">
            <text:p>15.907211</text:p>
          </table:table-cell>
          <table:table-cell table:style-name="ce2" office:value-type="float" office:value="16.464705" calcext:value-type="float">
            <text:p>16.464705</text:p>
          </table:table-cell>
          <table:table-cell table:style-name="ce2" office:value-type="float" office:value="17.636656" calcext:value-type="float">
            <text:p>17.636656</text:p>
          </table:table-cell>
        </table:table-row>
        <table:table-row table:style-name="ro1">
          <table:table-cell office:value-type="string" calcext:value-type="string">
            <text:p>lu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36992" calcext:value-type="float">
            <text:p>1.236992</text:p>
          </table:table-cell>
          <table:table-cell table:style-name="ce2" office:value-type="float" office:value="0.769701" calcext:value-type="float">
            <text:p>0.769701</text:p>
          </table:table-cell>
          <table:table-cell table:style-name="ce2" office:value-type="float" office:value="1.766948" calcext:value-type="float">
            <text:p>1.766948</text:p>
          </table:table-cell>
          <table:table-cell table:style-name="ce2" office:value-type="float" office:value="7.809349" calcext:value-type="float">
            <text:p>7.809349</text:p>
          </table:table-cell>
          <table:table-cell table:style-name="ce2" office:value-type="float" office:value="10.327265" calcext:value-type="float">
            <text:p>10.327265</text:p>
          </table:table-cell>
          <table:table-cell table:style-name="ce2" office:value-type="float" office:value="9.70389" calcext:value-type="float">
            <text:p>9.70389</text:p>
          </table:table-cell>
          <table:table-cell table:style-name="ce2" office:value-type="float" office:value="9.99018" calcext:value-type="float">
            <text:p>9.99018</text:p>
          </table:table-cell>
          <table:table-cell table:style-name="ce2" office:value-type="float" office:value="9.297917" calcext:value-type="float">
            <text:p>9.297917</text:p>
          </table:table-cell>
          <table:table-cell table:style-name="ce2" office:value-type="float" office:value="8.988367" calcext:value-type="float">
            <text:p>8.988367</text:p>
          </table:table-cell>
          <table:table-cell table:style-name="ce2" office:value-type="float" office:value="6.733035" calcext:value-type="float">
            <text:p>6.733035</text:p>
          </table:table-cell>
          <table:table-cell table:style-name="ce2" office:value-type="float" office:value="10.227159" calcext:value-type="float">
            <text:p>10.227159</text:p>
          </table:table-cell>
          <table:table-cell table:style-name="ce2" office:value-type="float" office:value="13.289409" calcext:value-type="float">
            <text:p>13.289409</text:p>
          </table:table-cell>
          <table:table-cell table:style-name="ce2" office:value-type="float" office:value="13.65457" calcext:value-type="float">
            <text:p>13.65457</text:p>
          </table:table-cell>
          <table:table-cell table:style-name="ce2" office:value-type="float" office:value="13.286977" calcext:value-type="float">
            <text:p>13.286977</text:p>
          </table:table-cell>
          <table:table-cell table:style-name="ce2" office:value-type="float" office:value="13.202061" calcext:value-type="float">
            <text:p>13.202061</text:p>
          </table:table-cell>
          <table:table-cell table:style-name="ce2" office:value-type="float" office:value="12.916727" calcext:value-type="float">
            <text:p>12.916727</text:p>
          </table:table-cell>
          <table:table-cell table:style-name="ce2" office:value-type="float" office:value="14.071299" calcext:value-type="float">
            <text:p>14.071299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50837" calcext:value-type="float">
            <text:p>1.150837</text:p>
          </table:table-cell>
          <table:table-cell table:style-name="ce2" office:value-type="float" office:value="0.756312" calcext:value-type="float">
            <text:p>0.756312</text:p>
          </table:table-cell>
          <table:table-cell table:style-name="ce2" office:value-type="float" office:value="2.059029" calcext:value-type="float">
            <text:p>2.059029</text:p>
          </table:table-cell>
          <table:table-cell table:style-name="ce2" office:value-type="float" office:value="9.356525" calcext:value-type="float">
            <text:p>9.356525</text:p>
          </table:table-cell>
          <table:table-cell table:style-name="ce2" office:value-type="float" office:value="10.950467" calcext:value-type="float">
            <text:p>10.950467</text:p>
          </table:table-cell>
          <table:table-cell table:style-name="ce2" office:value-type="float" office:value="15.020937" calcext:value-type="float">
            <text:p>15.020937</text:p>
          </table:table-cell>
          <table:table-cell table:style-name="ce2" office:value-type="float" office:value="19.237951" calcext:value-type="float">
            <text:p>19.237951</text:p>
          </table:table-cell>
          <table:table-cell table:style-name="ce2" office:value-type="float" office:value="10.405295" calcext:value-type="float">
            <text:p>10.405295</text:p>
          </table:table-cell>
          <table:table-cell table:style-name="ce2" office:value-type="float" office:value="14.067425" calcext:value-type="float">
            <text:p>14.067425</text:p>
          </table:table-cell>
          <table:table-cell table:style-name="ce2" office:value-type="float" office:value="12.164621" calcext:value-type="float">
            <text:p>12.164621</text:p>
          </table:table-cell>
          <table:table-cell table:style-name="ce2" office:value-type="float" office:value="17.256413" calcext:value-type="float">
            <text:p>17.256413</text:p>
          </table:table-cell>
          <table:table-cell table:style-name="ce2" office:value-type="float" office:value="26.60167" calcext:value-type="float">
            <text:p>26.60167</text:p>
          </table:table-cell>
          <table:table-cell table:style-name="ce2" office:value-type="float" office:value="25.30701" calcext:value-type="float">
            <text:p>25.30701</text:p>
          </table:table-cell>
          <table:table-cell table:style-name="ce2" office:value-type="float" office:value="27.388894" calcext:value-type="float">
            <text:p>27.388894</text:p>
          </table:table-cell>
          <table:table-cell table:style-name="ce2" office:value-type="float" office:value="24.582925" calcext:value-type="float">
            <text:p>24.582925</text:p>
          </table:table-cell>
          <table:table-cell table:style-name="ce2" office:value-type="float" office:value="26.994876" calcext:value-type="float">
            <text:p>26.994876</text:p>
          </table:table-cell>
          <table:table-cell table:style-name="ce2" office:value-type="float" office:value="38.208226" calcext:value-type="float">
            <text:p>38.208226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84929" calcext:value-type="float">
            <text:p>1.284929</text:p>
          </table:table-cell>
          <table:table-cell table:style-name="ce2" office:value-type="float" office:value="0.728569" calcext:value-type="float">
            <text:p>0.728569</text:p>
          </table:table-cell>
          <table:table-cell table:style-name="ce2" office:value-type="float" office:value="2.000056" calcext:value-type="float">
            <text:p>2.000056</text:p>
          </table:table-cell>
          <table:table-cell table:style-name="ce2" office:value-type="float" office:value="12.406361" calcext:value-type="float">
            <text:p>12.406361</text:p>
          </table:table-cell>
          <table:table-cell table:style-name="ce2" office:value-type="float" office:value="19.159254" calcext:value-type="float">
            <text:p>19.159254</text:p>
          </table:table-cell>
          <table:table-cell table:style-name="ce2" office:value-type="float" office:value="13.490334" calcext:value-type="float">
            <text:p>13.490334</text:p>
          </table:table-cell>
          <table:table-cell table:style-name="ce2" office:value-type="float" office:value="10.070727" calcext:value-type="float">
            <text:p>10.070727</text:p>
          </table:table-cell>
          <table:table-cell table:style-name="ce2" office:value-type="float" office:value="9.499112" calcext:value-type="float">
            <text:p>9.499112</text:p>
          </table:table-cell>
          <table:table-cell table:style-name="ce2" office:value-type="float" office:value="17.438471" calcext:value-type="float">
            <text:p>17.438471</text:p>
          </table:table-cell>
          <table:table-cell table:style-name="ce2" office:value-type="float" office:value="5.135242" calcext:value-type="float">
            <text:p>5.135242</text:p>
          </table:table-cell>
          <table:table-cell table:style-name="ce2" office:value-type="float" office:value="12.32445" calcext:value-type="float">
            <text:p>12.32445</text:p>
          </table:table-cell>
          <table:table-cell table:style-name="ce2" office:value-type="float" office:value="31.469369" calcext:value-type="float">
            <text:p>31.469369</text:p>
          </table:table-cell>
          <table:table-cell table:style-name="ce2" office:value-type="float" office:value="31.89264" calcext:value-type="float">
            <text:p>31.89264</text:p>
          </table:table-cell>
          <table:table-cell table:style-name="ce2" office:value-type="float" office:value="32.327147" calcext:value-type="float">
            <text:p>32.327147</text:p>
          </table:table-cell>
          <table:table-cell table:style-name="ce2" office:value-type="float" office:value="24.241726" calcext:value-type="float">
            <text:p>24.241726</text:p>
          </table:table-cell>
          <table:table-cell table:style-name="ce2" office:value-type="float" office:value="23.866164" calcext:value-type="float">
            <text:p>23.866164</text:p>
          </table:table-cell>
          <table:table-cell table:style-name="ce2" office:value-type="float" office:value="33.068096" calcext:value-type="float">
            <text:p>33.068096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81353" calcext:value-type="float">
            <text:p>1.281353</text:p>
          </table:table-cell>
          <table:table-cell table:style-name="ce2" office:value-type="float" office:value="0.386959" calcext:value-type="float">
            <text:p>0.386959</text:p>
          </table:table-cell>
          <table:table-cell table:style-name="ce2" office:value-type="float" office:value="1.899481" calcext:value-type="float">
            <text:p>1.899481</text:p>
          </table:table-cell>
          <table:table-cell table:style-name="ce2" office:value-type="float" office:value="10.103468" calcext:value-type="float">
            <text:p>10.103468</text:p>
          </table:table-cell>
          <table:table-cell table:style-name="ce2" office:value-type="float" office:value="7.256581" calcext:value-type="float">
            <text:p>7.256581</text:p>
          </table:table-cell>
          <table:table-cell table:style-name="ce2" office:value-type="float" office:value="15.455075" calcext:value-type="float">
            <text:p>15.455075</text:p>
          </table:table-cell>
          <table:table-cell table:style-name="ce2" office:value-type="float" office:value="16.605866" calcext:value-type="float">
            <text:p>16.605866</text:p>
          </table:table-cell>
          <table:table-cell table:style-name="ce2" office:value-type="float" office:value="11.778278" calcext:value-type="float">
            <text:p>11.778278</text:p>
          </table:table-cell>
          <table:table-cell table:style-name="ce2" office:value-type="float" office:value="14.285073" calcext:value-type="float">
            <text:p>14.285073</text:p>
          </table:table-cell>
          <table:table-cell table:style-name="ce2" office:value-type="float" office:value="11.110274" calcext:value-type="float">
            <text:p>11.110274</text:p>
          </table:table-cell>
          <table:table-cell table:style-name="ce2" office:value-type="float" office:value="16.822729" calcext:value-type="float">
            <text:p>16.822729</text:p>
          </table:table-cell>
          <table:table-cell table:style-name="ce2" office:value-type="float" office:value="34.19298" calcext:value-type="float">
            <text:p>34.19298</text:p>
          </table:table-cell>
          <table:table-cell table:style-name="ce2" office:value-type="float" office:value="26.734115" calcext:value-type="float">
            <text:p>26.734115</text:p>
          </table:table-cell>
          <table:table-cell table:style-name="ce2" office:value-type="float" office:value="34.202456" calcext:value-type="float">
            <text:p>34.202456</text:p>
          </table:table-cell>
          <table:table-cell table:style-name="ce2" office:value-type="float" office:value="31.300266" calcext:value-type="float">
            <text:p>31.300266</text:p>
          </table:table-cell>
          <table:table-cell table:style-name="ce2" office:value-type="float" office:value="31.818008" calcext:value-type="float">
            <text:p>31.818008</text:p>
          </table:table-cell>
          <table:table-cell table:style-name="ce2" office:value-type="float" office:value="46.08443" calcext:value-type="float">
            <text:p>46.08443</text:p>
          </table:table-cell>
        </table:table-row>
        <table:table-row table:style-name="ro1">
          <table:table-cell office:value-type="string" calcext:value-type="string">
            <text:p>hmm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058856" calcext:value-type="float">
            <text:p>1.058856</text:p>
          </table:table-cell>
          <table:table-cell table:style-name="ce2" office:value-type="float" office:value="0.774493" calcext:value-type="float">
            <text:p>0.774493</text:p>
          </table:table-cell>
          <table:table-cell table:style-name="ce2" office:value-type="float" office:value="1.785987" calcext:value-type="float">
            <text:p>1.785987</text:p>
          </table:table-cell>
          <table:table-cell table:style-name="ce2" office:value-type="float" office:value="12.118195" calcext:value-type="float">
            <text:p>12.118195</text:p>
          </table:table-cell>
          <table:table-cell table:style-name="ce2" office:value-type="float" office:value="11.834473" calcext:value-type="float">
            <text:p>11.834473</text:p>
          </table:table-cell>
          <table:table-cell table:style-name="ce2" office:value-type="float" office:value="12.138711" calcext:value-type="float">
            <text:p>12.138711</text:p>
          </table:table-cell>
          <table:table-cell table:style-name="ce2" office:value-type="float" office:value="12.562116" calcext:value-type="float">
            <text:p>12.562116</text:p>
          </table:table-cell>
          <table:table-cell table:style-name="ce2" office:value-type="float" office:value="11.735928" calcext:value-type="float">
            <text:p>11.735928</text:p>
          </table:table-cell>
          <table:table-cell table:style-name="ce2" office:value-type="float" office:value="12.411924" calcext:value-type="float">
            <text:p>12.411924</text:p>
          </table:table-cell>
          <table:table-cell table:style-name="ce2" office:value-type="float" office:value="6.994977" calcext:value-type="float">
            <text:p>6.994977</text:p>
          </table:table-cell>
          <table:table-cell table:style-name="ce2" office:value-type="float" office:value="12.716867" calcext:value-type="float">
            <text:p>12.716867</text:p>
          </table:table-cell>
          <table:table-cell table:style-name="ce2" office:value-type="float" office:value="13.643329" calcext:value-type="float">
            <text:p>13.643329</text:p>
          </table:table-cell>
          <table:table-cell table:style-name="ce2" office:value-type="float" office:value="12.262535" calcext:value-type="float">
            <text:p>12.262535</text:p>
          </table:table-cell>
          <table:table-cell table:style-name="ce2" office:value-type="float" office:value="14.091441" calcext:value-type="float">
            <text:p>14.091441</text:p>
          </table:table-cell>
          <table:table-cell table:style-name="ce2" office:value-type="float" office:value="14.170224" calcext:value-type="float">
            <text:p>14.170224</text:p>
          </table:table-cell>
          <table:table-cell table:style-name="ce2" office:value-type="float" office:value="15.225755" calcext:value-type="float">
            <text:p>15.225755</text:p>
          </table:table-cell>
          <table:table-cell table:style-name="ce2" office:value-type="float" office:value="12.427053" calcext:value-type="float">
            <text:p>12.427053</text:p>
          </table:table-cell>
        </table:table-row>
        <table:table-row table:style-name="ro1">
          <table:table-cell office:value-type="string" calcext:value-type="string">
            <text:p>nqueen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12082" calcext:value-type="float">
            <text:p>1.212082</text:p>
          </table:table-cell>
          <table:table-cell table:style-name="ce2" office:value-type="float" office:value="0.723443" calcext:value-type="float">
            <text:p>0.723443</text:p>
          </table:table-cell>
          <table:table-cell table:style-name="ce2" office:value-type="float" office:value="1.952714" calcext:value-type="float">
            <text:p>1.952714</text:p>
          </table:table-cell>
          <table:table-cell table:style-name="ce2" office:value-type="float" office:value="13.440829" calcext:value-type="float">
            <text:p>13.440829</text:p>
          </table:table-cell>
          <table:table-cell table:style-name="ce2" office:value-type="float" office:value="17.88044" calcext:value-type="float">
            <text:p>17.88044</text:p>
          </table:table-cell>
          <table:table-cell table:style-name="ce2" office:value-type="float" office:value="16.093447" calcext:value-type="float">
            <text:p>16.093447</text:p>
          </table:table-cell>
          <table:table-cell table:style-name="ce2" office:value-type="float" office:value="19.490028" calcext:value-type="float">
            <text:p>19.490028</text:p>
          </table:table-cell>
          <table:table-cell table:style-name="ce2" office:value-type="float" office:value="10.205211" calcext:value-type="float">
            <text:p>10.205211</text:p>
          </table:table-cell>
          <table:table-cell table:style-name="ce2" office:value-type="float" office:value="14.377568" calcext:value-type="float">
            <text:p>14.377568</text:p>
          </table:table-cell>
          <table:table-cell table:style-name="ce2" office:value-type="float" office:value="12.105221" calcext:value-type="float">
            <text:p>12.105221</text:p>
          </table:table-cell>
          <table:table-cell table:style-name="ce2" office:value-type="float" office:value="12.986844" calcext:value-type="float">
            <text:p>12.986844</text:p>
          </table:table-cell>
          <table:table-cell table:style-name="ce2" office:value-type="float" office:value="27.526338" calcext:value-type="float">
            <text:p>27.526338</text:p>
          </table:table-cell>
          <table:table-cell table:style-name="ce2" office:value-type="float" office:value="26.945804" calcext:value-type="float">
            <text:p>26.945804</text:p>
          </table:table-cell>
          <table:table-cell table:style-name="ce2" office:value-type="float" office:value="30.546645" calcext:value-type="float">
            <text:p>30.546645</text:p>
          </table:table-cell>
          <table:table-cell table:style-name="ce2" office:value-type="float" office:value="21.702484" calcext:value-type="float">
            <text:p>21.702484</text:p>
          </table:table-cell>
          <table:table-cell table:style-name="ce2" office:value-type="float" office:value="25.326639" calcext:value-type="float">
            <text:p>25.326639</text:p>
          </table:table-cell>
          <table:table-cell table:style-name="ce2" office:value-type="float" office:value="32.810013" calcext:value-type="float">
            <text:p>32.810013</text:p>
          </table:table-cell>
        </table:table-row>
        <table:table-row table:style-name="ro1">
          <table:table-cell office:value-type="string" calcext:value-type="string">
            <text:p>generichash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353901" calcext:value-type="float">
            <text:p>1.353901</text:p>
          </table:table-cell>
          <table:table-cell table:style-name="ce2" office:value-type="float" office:value="0.750824" calcext:value-type="float">
            <text:p>0.750824</text:p>
          </table:table-cell>
          <table:table-cell table:style-name="ce2" office:value-type="float" office:value="1.661339" calcext:value-type="float">
            <text:p>1.661339</text:p>
          </table:table-cell>
          <table:table-cell table:style-name="ce2" office:value-type="float" office:value="11.956217" calcext:value-type="float">
            <text:p>11.956217</text:p>
          </table:table-cell>
          <table:table-cell table:style-name="ce2" office:value-type="float" office:value="16.109692" calcext:value-type="float">
            <text:p>16.109692</text:p>
          </table:table-cell>
          <table:table-cell table:style-name="ce2" office:value-type="float" office:value="5.026221" calcext:value-type="float">
            <text:p>5.026221</text:p>
          </table:table-cell>
          <table:table-cell table:style-name="ce2" office:value-type="float" office:value="17.207964" calcext:value-type="float">
            <text:p>17.207964</text:p>
          </table:table-cell>
          <table:table-cell table:style-name="ce2" office:value-type="float" office:value="8.490914" calcext:value-type="float">
            <text:p>8.490914</text:p>
          </table:table-cell>
          <table:table-cell table:style-name="ce2" office:value-type="float" office:value="31.190553" calcext:value-type="float">
            <text:p>31.190553</text:p>
          </table:table-cell>
          <table:table-cell table:style-name="ce2" office:value-type="float" office:value="13.259966" calcext:value-type="float">
            <text:p>13.259966</text:p>
          </table:table-cell>
          <table:table-cell table:style-name="ce3"/>
          <table:table-cell table:style-name="ce2" office:value-type="float" office:value="29.000214" calcext:value-type="float">
            <text:p>29.000214</text:p>
          </table:table-cell>
          <table:table-cell table:style-name="ce2" office:value-type="float" office:value="48.418608" calcext:value-type="float">
            <text:p>48.418608</text:p>
          </table:table-cell>
          <table:table-cell table:style-name="ce2" office:value-type="float" office:value="12.170106" calcext:value-type="float">
            <text:p>12.170106</text:p>
          </table:table-cell>
          <table:table-cell table:style-name="ce2" office:value-type="float" office:value="39.17595" calcext:value-type="float">
            <text:p>39.17595</text:p>
          </table:table-cell>
          <table:table-cell table:style-name="ce2" office:value-type="float" office:value="35.378438" calcext:value-type="float">
            <text:p>35.378438</text:p>
          </table:table-cell>
          <table:table-cell table:style-name="ce3"/>
        </table:table-row>
        <table:table-row table:style-name="ro1">
          <table:table-cell office:value-type="string" calcext:value-type="string">
            <text:p>generichash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98" calcext:value-type="float">
            <text:p>1.298</text:p>
          </table:table-cell>
          <table:table-cell table:style-name="ce2" office:value-type="float" office:value="0.727028" calcext:value-type="float">
            <text:p>0.727028</text:p>
          </table:table-cell>
          <table:table-cell table:style-name="ce2" office:value-type="float" office:value="1.657666" calcext:value-type="float">
            <text:p>1.657666</text:p>
          </table:table-cell>
          <table:table-cell table:style-name="ce2" office:value-type="float" office:value="11.672757" calcext:value-type="float">
            <text:p>11.672757</text:p>
          </table:table-cell>
          <table:table-cell table:style-name="ce2" office:value-type="float" office:value="15.118395" calcext:value-type="float">
            <text:p>15.118395</text:p>
          </table:table-cell>
          <table:table-cell table:style-name="ce2" office:value-type="float" office:value="4.808457" calcext:value-type="float">
            <text:p>4.808457</text:p>
          </table:table-cell>
          <table:table-cell table:style-name="ce2" office:value-type="float" office:value="17.487471" calcext:value-type="float">
            <text:p>17.487471</text:p>
          </table:table-cell>
          <table:table-cell table:style-name="ce2" office:value-type="float" office:value="8.31781" calcext:value-type="float">
            <text:p>8.31781</text:p>
          </table:table-cell>
          <table:table-cell table:style-name="ce2" office:value-type="float" office:value="26.572925" calcext:value-type="float">
            <text:p>26.572925</text:p>
          </table:table-cell>
          <table:table-cell table:style-name="ce2" office:value-type="float" office:value="12.831517" calcext:value-type="float">
            <text:p>12.831517</text:p>
          </table:table-cell>
          <table:table-cell table:style-name="ce3"/>
          <table:table-cell table:style-name="ce2" office:value-type="float" office:value="28.731866" calcext:value-type="float">
            <text:p>28.731866</text:p>
          </table:table-cell>
          <table:table-cell table:style-name="ce2" office:value-type="float" office:value="46.283508" calcext:value-type="float">
            <text:p>46.283508</text:p>
          </table:table-cell>
          <table:table-cell table:style-name="ce2" office:value-type="float" office:value="11.951436" calcext:value-type="float">
            <text:p>11.951436</text:p>
          </table:table-cell>
          <table:table-cell table:style-name="ce2" office:value-type="float" office:value="36.850956" calcext:value-type="float">
            <text:p>36.850956</text:p>
          </table:table-cell>
          <table:table-cell table:style-name="ce2" office:value-type="float" office:value="34.51282" calcext:value-type="float">
            <text:p>34.51282</text:p>
          </table:table-cell>
          <table:table-cell table:style-name="ce3"/>
        </table:table-row>
        <table:table-row table:style-name="ro1">
          <table:table-cell office:value-type="string" calcext:value-type="string">
            <text:p>secretstream_xchacha20poly130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072398" calcext:value-type="float">
            <text:p>1.072398</text:p>
          </table:table-cell>
          <table:table-cell table:style-name="ce2" office:value-type="float" office:value="0.708924" calcext:value-type="float">
            <text:p>0.708924</text:p>
          </table:table-cell>
          <table:table-cell table:style-name="ce2" office:value-type="float" office:value="1.467899" calcext:value-type="float">
            <text:p>1.467899</text:p>
          </table:table-cell>
          <table:table-cell table:style-name="ce2" office:value-type="float" office:value="10.661916" calcext:value-type="float">
            <text:p>10.661916</text:p>
          </table:table-cell>
          <table:table-cell table:style-name="ce2" office:value-type="float" office:value="20.163889" calcext:value-type="float">
            <text:p>20.163889</text:p>
          </table:table-cell>
          <table:table-cell table:style-name="ce2" office:value-type="float" office:value="5.774278" calcext:value-type="float">
            <text:p>5.774278</text:p>
          </table:table-cell>
          <table:table-cell table:style-name="ce2" office:value-type="float" office:value="19.182856" calcext:value-type="float">
            <text:p>19.182856</text:p>
          </table:table-cell>
          <table:table-cell table:style-name="ce3"/>
          <table:table-cell table:style-name="ce2" office:value-type="float" office:value="16.405844" calcext:value-type="float">
            <text:p>16.405844</text:p>
          </table:table-cell>
          <table:table-cell table:style-name="ce2" office:value-type="float" office:value="12.674191" calcext:value-type="float">
            <text:p>12.674191</text:p>
          </table:table-cell>
          <table:table-cell table:style-name="ce3"/>
          <table:table-cell table:style-name="ce2" office:value-type="float" office:value="29.150447" calcext:value-type="float">
            <text:p>29.150447</text:p>
          </table:table-cell>
          <table:table-cell table:style-name="ce2" office:value-type="float" office:value="28.094127" calcext:value-type="float">
            <text:p>28.094127</text:p>
          </table:table-cell>
          <table:table-cell table:style-name="ce3"/>
          <table:table-cell table:style-name="ce2" office:value-type="float" office:value="37.381051" calcext:value-type="float">
            <text:p>37.381051</text:p>
          </table:table-cell>
          <table:table-cell table:style-name="ce2" office:value-type="float" office:value="34.223027" calcext:value-type="float">
            <text:p>34.223027</text:p>
          </table:table-cell>
          <table:table-cell table:style-name="ce2" office:value-type="float" office:value="11.867367" calcext:value-type="float">
            <text:p>11.867367</text:p>
          </table:table-cell>
        </table:table-row>
        <table:table-row table:style-name="ro1">
          <table:table-cell office:value-type="string" calcext:value-type="string">
            <text:p>scalarmult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32327" calcext:value-type="float">
            <text:p>1.132327</text:p>
          </table:table-cell>
          <table:table-cell table:style-name="ce2" office:value-type="float" office:value="0.78202" calcext:value-type="float">
            <text:p>0.78202</text:p>
          </table:table-cell>
          <table:table-cell table:style-name="ce2" office:value-type="float" office:value="1.481061" calcext:value-type="float">
            <text:p>1.481061</text:p>
          </table:table-cell>
          <table:table-cell table:style-name="ce2" office:value-type="float" office:value="8.361184" calcext:value-type="float">
            <text:p>8.361184</text:p>
          </table:table-cell>
          <table:table-cell table:style-name="ce2" office:value-type="float" office:value="17.610159" calcext:value-type="float">
            <text:p>17.610159</text:p>
          </table:table-cell>
          <table:table-cell table:style-name="ce2" office:value-type="float" office:value="8.984338" calcext:value-type="float">
            <text:p>8.984338</text:p>
          </table:table-cell>
          <table:table-cell table:style-name="ce2" office:value-type="float" office:value="16.754169" calcext:value-type="float">
            <text:p>16.754169</text:p>
          </table:table-cell>
          <table:table-cell table:style-name="ce2" office:value-type="float" office:value="8.892652" calcext:value-type="float">
            <text:p>8.892652</text:p>
          </table:table-cell>
          <table:table-cell table:style-name="ce2" office:value-type="float" office:value="10.755605" calcext:value-type="float">
            <text:p>10.755605</text:p>
          </table:table-cell>
          <table:table-cell table:style-name="ce2" office:value-type="float" office:value="9.281315" calcext:value-type="float">
            <text:p>9.281315</text:p>
          </table:table-cell>
          <table:table-cell table:style-name="ce3"/>
          <table:table-cell table:style-name="ce2" office:value-type="float" office:value="31.15169" calcext:value-type="float">
            <text:p>31.15169</text:p>
          </table:table-cell>
          <table:table-cell table:style-name="ce2" office:value-type="float" office:value="35.25782" calcext:value-type="float">
            <text:p>35.25782</text:p>
          </table:table-cell>
          <table:table-cell table:style-name="ce2" office:value-type="float" office:value="21.492435" calcext:value-type="float">
            <text:p>21.492435</text:p>
          </table:table-cell>
          <table:table-cell table:style-name="ce2" office:value-type="float" office:value="35.115995" calcext:value-type="float">
            <text:p>35.115995</text:p>
          </table:table-cell>
          <table:table-cell table:style-name="ce2" office:value-type="float" office:value="34.433519" calcext:value-type="float">
            <text:p>34.433519</text:p>
          </table:table-cell>
          <table:table-cell table:style-name="ce3"/>
        </table:table-row>
        <table:table-row table:style-name="ro1">
          <table:table-cell office:value-type="string" calcext:value-type="string">
            <text:p>box_see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08589" calcext:value-type="float">
            <text:p>1.08589</text:p>
          </table:table-cell>
          <table:table-cell table:style-name="ce2" office:value-type="float" office:value="0.764207" calcext:value-type="float">
            <text:p>0.764207</text:p>
          </table:table-cell>
          <table:table-cell table:style-name="ce2" office:value-type="float" office:value="1.403146" calcext:value-type="float">
            <text:p>1.403146</text:p>
          </table:table-cell>
          <table:table-cell table:style-name="ce2" office:value-type="float" office:value="8.254536" calcext:value-type="float">
            <text:p>8.254536</text:p>
          </table:table-cell>
          <table:table-cell table:style-name="ce2" office:value-type="float" office:value="17.468587" calcext:value-type="float">
            <text:p>17.468587</text:p>
          </table:table-cell>
          <table:table-cell table:style-name="ce2" office:value-type="float" office:value="8.912784" calcext:value-type="float">
            <text:p>8.912784</text:p>
          </table:table-cell>
          <table:table-cell table:style-name="ce2" office:value-type="float" office:value="17.077812" calcext:value-type="float">
            <text:p>17.077812</text:p>
          </table:table-cell>
          <table:table-cell table:style-name="ce2" office:value-type="float" office:value="8.683111" calcext:value-type="float">
            <text:p>8.683111</text:p>
          </table:table-cell>
          <table:table-cell table:style-name="ce2" office:value-type="float" office:value="11.644588" calcext:value-type="float">
            <text:p>11.644588</text:p>
          </table:table-cell>
          <table:table-cell table:style-name="ce2" office:value-type="float" office:value="8.867563" calcext:value-type="float">
            <text:p>8.867563</text:p>
          </table:table-cell>
          <table:table-cell table:style-name="ce3"/>
          <table:table-cell table:style-name="ce2" office:value-type="float" office:value="33.212933" calcext:value-type="float">
            <text:p>33.212933</text:p>
          </table:table-cell>
          <table:table-cell table:style-name="ce2" office:value-type="float" office:value="36.086598" calcext:value-type="float">
            <text:p>36.086598</text:p>
          </table:table-cell>
          <table:table-cell table:style-name="ce2" office:value-type="float" office:value="20.694699" calcext:value-type="float">
            <text:p>20.694699</text:p>
          </table:table-cell>
          <table:table-cell table:style-name="ce2" office:value-type="float" office:value="32.182449" calcext:value-type="float">
            <text:p>32.182449</text:p>
          </table:table-cell>
          <table:table-cell table:style-name="ce2" office:value-type="float" office:value="33.088557" calcext:value-type="float">
            <text:p>33.088557</text:p>
          </table:table-cell>
          <table:table-cell table:style-name="ce3"/>
        </table:table-row>
        <table:table-row table:style-name="ro1">
          <table:table-cell office:value-type="string" calcext:value-type="string">
            <text:p>aead_xchacha20poly130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90083" calcext:value-type="float">
            <text:p>1.190083</text:p>
          </table:table-cell>
          <table:table-cell table:style-name="ce2" office:value-type="float" office:value="0.769349" calcext:value-type="float">
            <text:p>0.769349</text:p>
          </table:table-cell>
          <table:table-cell table:style-name="ce2" office:value-type="float" office:value="1.417781" calcext:value-type="float">
            <text:p>1.417781</text:p>
          </table:table-cell>
          <table:table-cell table:style-name="ce2" office:value-type="float" office:value="10.014169" calcext:value-type="float">
            <text:p>10.014169</text:p>
          </table:table-cell>
          <table:table-cell table:style-name="ce2" office:value-type="float" office:value="19.374335" calcext:value-type="float">
            <text:p>19.374335</text:p>
          </table:table-cell>
          <table:table-cell table:style-name="ce2" office:value-type="float" office:value="7.331054" calcext:value-type="float">
            <text:p>7.331054</text:p>
          </table:table-cell>
          <table:table-cell table:style-name="ce2" office:value-type="float" office:value="18.055741" calcext:value-type="float">
            <text:p>18.055741</text:p>
          </table:table-cell>
          <table:table-cell table:style-name="ce3"/>
          <table:table-cell table:style-name="ce2" office:value-type="float" office:value="19.857732" calcext:value-type="float">
            <text:p>19.857732</text:p>
          </table:table-cell>
          <table:table-cell table:style-name="ce2" office:value-type="float" office:value="11.809171" calcext:value-type="float">
            <text:p>11.809171</text:p>
          </table:table-cell>
          <table:table-cell table:style-name="ce3"/>
          <table:table-cell table:style-name="ce2" office:value-type="float" office:value="32.315246" calcext:value-type="float">
            <text:p>32.315246</text:p>
          </table:table-cell>
          <table:table-cell table:style-name="ce2" office:value-type="float" office:value="33.001137" calcext:value-type="float">
            <text:p>33.001137</text:p>
          </table:table-cell>
          <table:table-cell table:style-name="ce3"/>
          <table:table-cell table:style-name="ce2" office:value-type="float" office:value="36.944246" calcext:value-type="float">
            <text:p>36.944246</text:p>
          </table:table-cell>
          <table:table-cell table:style-name="ce2" office:value-type="float" office:value="37.69599" calcext:value-type="float">
            <text:p>37.69599</text:p>
          </table:table-cell>
          <table:table-cell table:style-name="ce2" office:value-type="float" office:value="97.546717" calcext:value-type="float">
            <text:p>97.546717</text:p>
          </table:table-cell>
        </table:table-row>
        <table:table-row table:style-name="ro1">
          <table:table-cell office:value-type="string" calcext:value-type="string">
            <text:p>aead_chacha20poly130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23794" calcext:value-type="float">
            <text:p>1.223794</text:p>
          </table:table-cell>
          <table:table-cell table:style-name="ce2" office:value-type="float" office:value="0.752704" calcext:value-type="float">
            <text:p>0.752704</text:p>
          </table:table-cell>
          <table:table-cell table:style-name="ce2" office:value-type="float" office:value="1.431577" calcext:value-type="float">
            <text:p>1.431577</text:p>
          </table:table-cell>
          <table:table-cell table:style-name="ce2" office:value-type="float" office:value="9.571642" calcext:value-type="float">
            <text:p>9.571642</text:p>
          </table:table-cell>
          <table:table-cell table:style-name="ce2" office:value-type="float" office:value="18.826921" calcext:value-type="float">
            <text:p>18.826921</text:p>
          </table:table-cell>
          <table:table-cell table:style-name="ce2" office:value-type="float" office:value="8.65065" calcext:value-type="float">
            <text:p>8.65065</text:p>
          </table:table-cell>
          <table:table-cell table:style-name="ce2" office:value-type="float" office:value="17.229998" calcext:value-type="float">
            <text:p>17.229998</text:p>
          </table:table-cell>
          <table:table-cell table:style-name="ce2" office:value-type="float" office:value="9.144735" calcext:value-type="float">
            <text:p>9.144735</text:p>
          </table:table-cell>
          <table:table-cell table:style-name="ce2" office:value-type="float" office:value="18.837706" calcext:value-type="float">
            <text:p>18.837706</text:p>
          </table:table-cell>
          <table:table-cell table:style-name="ce2" office:value-type="float" office:value="10.8017" calcext:value-type="float">
            <text:p>10.8017</text:p>
          </table:table-cell>
          <table:table-cell table:style-name="ce3"/>
          <table:table-cell table:style-name="ce2" office:value-type="float" office:value="33.097979" calcext:value-type="float">
            <text:p>33.097979</text:p>
          </table:table-cell>
          <table:table-cell table:style-name="ce2" office:value-type="float" office:value="30.160399" calcext:value-type="float">
            <text:p>30.160399</text:p>
          </table:table-cell>
          <table:table-cell table:style-name="ce2" office:value-type="float" office:value="32.356456" calcext:value-type="float">
            <text:p>32.356456</text:p>
          </table:table-cell>
          <table:table-cell table:style-name="ce2" office:value-type="float" office:value="36.470886" calcext:value-type="float">
            <text:p>36.470886</text:p>
          </table:table-cell>
          <table:table-cell table:style-name="ce2" office:value-type="float" office:value="35.532665" calcext:value-type="float">
            <text:p>35.532665</text:p>
          </table:table-cell>
          <table:table-cell table:style-name="ce2" office:value-type="float" office:value="58.596874" calcext:value-type="float">
            <text:p>58.596874</text:p>
          </table:table-cell>
        </table:table-row>
        <table:table-row table:style-name="ro1">
          <table:table-cell office:value-type="string" calcext:value-type="string">
            <text:p>aead_chacha20poly1305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49735" calcext:value-type="float">
            <text:p>1.249735</text:p>
          </table:table-cell>
          <table:table-cell table:style-name="ce2" office:value-type="float" office:value="0.715116" calcext:value-type="float">
            <text:p>0.715116</text:p>
          </table:table-cell>
          <table:table-cell table:style-name="ce2" office:value-type="float" office:value="1.697964" calcext:value-type="float">
            <text:p>1.697964</text:p>
          </table:table-cell>
          <table:table-cell table:style-name="ce2" office:value-type="float" office:value="14.572818" calcext:value-type="float">
            <text:p>14.572818</text:p>
          </table:table-cell>
          <table:table-cell table:style-name="ce2" office:value-type="float" office:value="25.250612" calcext:value-type="float">
            <text:p>25.250612</text:p>
          </table:table-cell>
          <table:table-cell table:style-name="ce2" office:value-type="float" office:value="13.096072" calcext:value-type="float">
            <text:p>13.096072</text:p>
          </table:table-cell>
          <table:table-cell table:style-name="ce2" office:value-type="float" office:value="25.759764" calcext:value-type="float">
            <text:p>25.759764</text:p>
          </table:table-cell>
          <table:table-cell table:style-name="ce3"/>
          <table:table-cell table:style-name="ce2" office:value-type="float" office:value="23.897685" calcext:value-type="float">
            <text:p>23.897685</text:p>
          </table:table-cell>
          <table:table-cell table:style-name="ce2" office:value-type="float" office:value="18.062572" calcext:value-type="float">
            <text:p>18.062572</text:p>
          </table:table-cell>
          <table:table-cell table:style-name="ce3"/>
          <table:table-cell table:style-name="ce2" office:value-type="float" office:value="44.378382" calcext:value-type="float">
            <text:p>44.378382</text:p>
          </table:table-cell>
          <table:table-cell table:style-name="ce2" office:value-type="float" office:value="45.114185" calcext:value-type="float">
            <text:p>45.114185</text:p>
          </table:table-cell>
          <table:table-cell table:style-name="ce3"/>
          <table:table-cell table:style-name="ce2" office:value-type="float" office:value="39.64694" calcext:value-type="float">
            <text:p>39.64694</text:p>
          </table:table-cell>
          <table:table-cell table:style-name="ce2" office:value-type="float" office:value="37.940583" calcext:value-type="float">
            <text:p>37.940583</text:p>
          </table:table-cell>
          <table:table-cell table:style-name="ce2" office:value-type="float" office:value="145.085716" calcext:value-type="float">
            <text:p>145.085716</text:p>
          </table:table-cell>
        </table:table-row>
        <table:table-row table:style-name="ro1">
          <table:table-cell office:value-type="string" calcext:value-type="string">
            <text:p>scalarmult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60563" calcext:value-type="float">
            <text:p>1.160563</text:p>
          </table:table-cell>
          <table:table-cell table:style-name="ce2" office:value-type="float" office:value="0.782257" calcext:value-type="float">
            <text:p>0.782257</text:p>
          </table:table-cell>
          <table:table-cell table:style-name="ce2" office:value-type="float" office:value="1.53429" calcext:value-type="float">
            <text:p>1.53429</text:p>
          </table:table-cell>
          <table:table-cell table:style-name="ce2" office:value-type="float" office:value="7.686327" calcext:value-type="float">
            <text:p>7.686327</text:p>
          </table:table-cell>
          <table:table-cell table:style-name="ce2" office:value-type="float" office:value="18.58058" calcext:value-type="float">
            <text:p>18.58058</text:p>
          </table:table-cell>
          <table:table-cell table:style-name="ce2" office:value-type="float" office:value="9.531805" calcext:value-type="float">
            <text:p>9.531805</text:p>
          </table:table-cell>
          <table:table-cell table:style-name="ce2" office:value-type="float" office:value="17.26256" calcext:value-type="float">
            <text:p>17.26256</text:p>
          </table:table-cell>
          <table:table-cell table:style-name="ce2" office:value-type="float" office:value="9.27839" calcext:value-type="float">
            <text:p>9.27839</text:p>
          </table:table-cell>
          <table:table-cell table:style-name="ce2" office:value-type="float" office:value="10.68086" calcext:value-type="float">
            <text:p>10.68086</text:p>
          </table:table-cell>
          <table:table-cell table:style-name="ce2" office:value-type="float" office:value="9.411645" calcext:value-type="float">
            <text:p>9.411645</text:p>
          </table:table-cell>
          <table:table-cell table:style-name="ce3"/>
          <table:table-cell table:style-name="ce2" office:value-type="float" office:value="33.846785" calcext:value-type="float">
            <text:p>33.846785</text:p>
          </table:table-cell>
          <table:table-cell table:style-name="ce2" office:value-type="float" office:value="35.974611" calcext:value-type="float">
            <text:p>35.974611</text:p>
          </table:table-cell>
          <table:table-cell table:style-name="ce2" office:value-type="float" office:value="23.40178" calcext:value-type="float">
            <text:p>23.40178</text:p>
          </table:table-cell>
          <table:table-cell table:style-name="ce2" office:value-type="float" office:value="33.267468" calcext:value-type="float">
            <text:p>33.267468</text:p>
          </table:table-cell>
          <table:table-cell table:style-name="ce2" office:value-type="float" office:value="34.601547" calcext:value-type="float">
            <text:p>34.601547</text:p>
          </table:table-cell>
          <table:table-cell table:style-name="ce3"/>
        </table:table-row>
        <table:table-row table:style-name="ro1">
          <table:table-cell office:value-type="string" calcext:value-type="string">
            <text:p>scalarmult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08101" calcext:value-type="float">
            <text:p>1.108101</text:p>
          </table:table-cell>
          <table:table-cell table:style-name="ce2" office:value-type="float" office:value="0.756894" calcext:value-type="float">
            <text:p>0.756894</text:p>
          </table:table-cell>
          <table:table-cell table:style-name="ce2" office:value-type="float" office:value="1.551882" calcext:value-type="float">
            <text:p>1.551882</text:p>
          </table:table-cell>
          <table:table-cell table:style-name="ce2" office:value-type="float" office:value="7.586153" calcext:value-type="float">
            <text:p>7.586153</text:p>
          </table:table-cell>
          <table:table-cell table:style-name="ce2" office:value-type="float" office:value="17.689749" calcext:value-type="float">
            <text:p>17.689749</text:p>
          </table:table-cell>
          <table:table-cell table:style-name="ce2" office:value-type="float" office:value="9.068389" calcext:value-type="float">
            <text:p>9.068389</text:p>
          </table:table-cell>
          <table:table-cell table:style-name="ce2" office:value-type="float" office:value="17.032896" calcext:value-type="float">
            <text:p>17.032896</text:p>
          </table:table-cell>
          <table:table-cell table:style-name="ce2" office:value-type="float" office:value="9.162505" calcext:value-type="float">
            <text:p>9.162505</text:p>
          </table:table-cell>
          <table:table-cell table:style-name="ce2" office:value-type="float" office:value="10.419749" calcext:value-type="float">
            <text:p>10.419749</text:p>
          </table:table-cell>
          <table:table-cell table:style-name="ce2" office:value-type="float" office:value="9.323464" calcext:value-type="float">
            <text:p>9.323464</text:p>
          </table:table-cell>
          <table:table-cell table:style-name="ce3"/>
          <table:table-cell table:style-name="ce2" office:value-type="float" office:value="31.688517" calcext:value-type="float">
            <text:p>31.688517</text:p>
          </table:table-cell>
          <table:table-cell table:style-name="ce2" office:value-type="float" office:value="34.470516" calcext:value-type="float">
            <text:p>34.470516</text:p>
          </table:table-cell>
          <table:table-cell table:style-name="ce2" office:value-type="float" office:value="23.131415" calcext:value-type="float">
            <text:p>23.131415</text:p>
          </table:table-cell>
          <table:table-cell table:style-name="ce2" office:value-type="float" office:value="33.507061" calcext:value-type="float">
            <text:p>33.507061</text:p>
          </table:table-cell>
          <table:table-cell table:style-name="ce2" office:value-type="float" office:value="33.728651" calcext:value-type="float">
            <text:p>33.728651</text:p>
          </table:table-cell>
          <table:table-cell table:style-name="ce2" office:value-type="float" office:value="356.145012" calcext:value-type="float">
            <text:p>356.145012</text:p>
          </table:table-cell>
        </table:table-row>
        <table:table-row table:style-name="ro1">
          <table:table-cell office:value-type="string" calcext:value-type="string">
            <text:p>scalarmult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50454" calcext:value-type="float">
            <text:p>1.150454</text:p>
          </table:table-cell>
          <table:table-cell table:style-name="ce2" office:value-type="float" office:value="0.786788" calcext:value-type="float">
            <text:p>0.786788</text:p>
          </table:table-cell>
          <table:table-cell table:style-name="ce2" office:value-type="float" office:value="1.528172" calcext:value-type="float">
            <text:p>1.528172</text:p>
          </table:table-cell>
          <table:table-cell table:style-name="ce2" office:value-type="float" office:value="7.68609" calcext:value-type="float">
            <text:p>7.68609</text:p>
          </table:table-cell>
          <table:table-cell table:style-name="ce2" office:value-type="float" office:value="18.073594" calcext:value-type="float">
            <text:p>18.073594</text:p>
          </table:table-cell>
          <table:table-cell table:style-name="ce2" office:value-type="float" office:value="9.490022" calcext:value-type="float">
            <text:p>9.490022</text:p>
          </table:table-cell>
          <table:table-cell table:style-name="ce2" office:value-type="float" office:value="18.006632" calcext:value-type="float">
            <text:p>18.006632</text:p>
          </table:table-cell>
          <table:table-cell table:style-name="ce2" office:value-type="float" office:value="9.563153" calcext:value-type="float">
            <text:p>9.563153</text:p>
          </table:table-cell>
          <table:table-cell table:style-name="ce2" office:value-type="float" office:value="10.537603" calcext:value-type="float">
            <text:p>10.537603</text:p>
          </table:table-cell>
          <table:table-cell table:style-name="ce2" office:value-type="float" office:value="9.442808" calcext:value-type="float">
            <text:p>9.442808</text:p>
          </table:table-cell>
          <table:table-cell table:style-name="ce3"/>
          <table:table-cell table:style-name="ce2" office:value-type="float" office:value="32.942231" calcext:value-type="float">
            <text:p>32.942231</text:p>
          </table:table-cell>
          <table:table-cell table:style-name="ce2" office:value-type="float" office:value="36.233998" calcext:value-type="float">
            <text:p>36.233998</text:p>
          </table:table-cell>
          <table:table-cell table:style-name="ce2" office:value-type="float" office:value="28.916022" calcext:value-type="float">
            <text:p>28.916022</text:p>
          </table:table-cell>
          <table:table-cell table:style-name="ce2" office:value-type="float" office:value="34.656231" calcext:value-type="float">
            <text:p>34.656231</text:p>
          </table:table-cell>
          <table:table-cell table:style-name="ce2" office:value-type="float" office:value="35.06863" calcext:value-type="float">
            <text:p>35.06863</text:p>
          </table:table-cell>
          <table:table-cell table:style-name="ce2" office:value-type="float" office:value="111.76589" calcext:value-type="float">
            <text:p>111.76589</text:p>
          </table:table-cell>
        </table:table-row>
        <table:table-row table:style-name="ro1">
          <table:table-cell office:value-type="string" calcext:value-type="string">
            <text:p>box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27875" calcext:value-type="float">
            <text:p>1.127875</text:p>
          </table:table-cell>
          <table:table-cell table:style-name="ce2" office:value-type="float" office:value="0.776369" calcext:value-type="float">
            <text:p>0.776369</text:p>
          </table:table-cell>
          <table:table-cell table:style-name="ce2" office:value-type="float" office:value="1.538382" calcext:value-type="float">
            <text:p>1.538382</text:p>
          </table:table-cell>
          <table:table-cell table:style-name="ce2" office:value-type="float" office:value="7.611247" calcext:value-type="float">
            <text:p>7.611247</text:p>
          </table:table-cell>
          <table:table-cell table:style-name="ce2" office:value-type="float" office:value="18.40203" calcext:value-type="float">
            <text:p>18.40203</text:p>
          </table:table-cell>
          <table:table-cell table:style-name="ce2" office:value-type="float" office:value="9.34004" calcext:value-type="float">
            <text:p>9.34004</text:p>
          </table:table-cell>
          <table:table-cell table:style-name="ce2" office:value-type="float" office:value="17.162295" calcext:value-type="float">
            <text:p>17.162295</text:p>
          </table:table-cell>
          <table:table-cell table:style-name="ce2" office:value-type="float" office:value="9.167843" calcext:value-type="float">
            <text:p>9.167843</text:p>
          </table:table-cell>
          <table:table-cell table:style-name="ce2" office:value-type="float" office:value="10.903177" calcext:value-type="float">
            <text:p>10.903177</text:p>
          </table:table-cell>
          <table:table-cell table:style-name="ce2" office:value-type="float" office:value="9.329956" calcext:value-type="float">
            <text:p>9.329956</text:p>
          </table:table-cell>
          <table:table-cell table:style-name="ce3"/>
          <table:table-cell table:style-name="ce2" office:value-type="float" office:value="33.661691" calcext:value-type="float">
            <text:p>33.661691</text:p>
          </table:table-cell>
          <table:table-cell table:style-name="ce2" office:value-type="float" office:value="36.693213" calcext:value-type="float">
            <text:p>36.693213</text:p>
          </table:table-cell>
          <table:table-cell table:style-name="ce2" office:value-type="float" office:value="27.357985" calcext:value-type="float">
            <text:p>27.357985</text:p>
          </table:table-cell>
          <table:table-cell table:style-name="ce2" office:value-type="float" office:value="34.231112" calcext:value-type="float">
            <text:p>34.231112</text:p>
          </table:table-cell>
          <table:table-cell table:style-name="ce2" office:value-type="float" office:value="33.591321" calcext:value-type="float">
            <text:p>33.591321</text:p>
          </table:table-cell>
          <table:table-cell table:style-name="ce2" office:value-type="float" office:value="731.282656" calcext:value-type="float">
            <text:p>731.282656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59044" calcext:value-type="float">
            <text:p>1.159044</text:p>
          </table:table-cell>
          <table:table-cell table:style-name="ce2" office:value-type="float" office:value="0.787966" calcext:value-type="float">
            <text:p>0.787966</text:p>
          </table:table-cell>
          <table:table-cell table:style-name="ce2" office:value-type="float" office:value="1.506233" calcext:value-type="float">
            <text:p>1.506233</text:p>
          </table:table-cell>
          <table:table-cell table:style-name="ce2" office:value-type="float" office:value="7.650703" calcext:value-type="float">
            <text:p>7.650703</text:p>
          </table:table-cell>
          <table:table-cell table:style-name="ce2" office:value-type="float" office:value="18.512259" calcext:value-type="float">
            <text:p>18.512259</text:p>
          </table:table-cell>
          <table:table-cell table:style-name="ce2" office:value-type="float" office:value="9.586686" calcext:value-type="float">
            <text:p>9.586686</text:p>
          </table:table-cell>
          <table:table-cell table:style-name="ce2" office:value-type="float" office:value="17.91736" calcext:value-type="float">
            <text:p>17.91736</text:p>
          </table:table-cell>
          <table:table-cell table:style-name="ce2" office:value-type="float" office:value="9.712305" calcext:value-type="float">
            <text:p>9.712305</text:p>
          </table:table-cell>
          <table:table-cell table:style-name="ce2" office:value-type="float" office:value="11.078208" calcext:value-type="float">
            <text:p>11.078208</text:p>
          </table:table-cell>
          <table:table-cell table:style-name="ce2" office:value-type="float" office:value="9.400519" calcext:value-type="float">
            <text:p>9.400519</text:p>
          </table:table-cell>
          <table:table-cell table:style-name="ce3"/>
          <table:table-cell table:style-name="ce2" office:value-type="float" office:value="33.54482" calcext:value-type="float">
            <text:p>33.54482</text:p>
          </table:table-cell>
          <table:table-cell table:style-name="ce2" office:value-type="float" office:value="36.78055" calcext:value-type="float">
            <text:p>36.78055</text:p>
          </table:table-cell>
          <table:table-cell table:style-name="ce2" office:value-type="float" office:value="27.250363" calcext:value-type="float">
            <text:p>27.250363</text:p>
          </table:table-cell>
          <table:table-cell table:style-name="ce2" office:value-type="float" office:value="34.632362" calcext:value-type="float">
            <text:p>34.632362</text:p>
          </table:table-cell>
          <table:table-cell table:style-name="ce2" office:value-type="float" office:value="34.371055" calcext:value-type="float">
            <text:p>34.371055</text:p>
          </table:table-cell>
          <table:table-cell table:style-name="ce2" office:value-type="float" office:value="124.571149" calcext:value-type="float">
            <text:p>124.571149</text:p>
          </table:table-cell>
        </table:table-row>
        <table:table-row table:style-name="ro1">
          <table:table-cell office:value-type="string" calcext:value-type="string">
            <text:p>generichash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96258" calcext:value-type="float">
            <text:p>1.296258</text:p>
          </table:table-cell>
          <table:table-cell table:style-name="ce2" office:value-type="float" office:value="0.725708" calcext:value-type="float">
            <text:p>0.725708</text:p>
          </table:table-cell>
          <table:table-cell table:style-name="ce2" office:value-type="float" office:value="1.869751" calcext:value-type="float">
            <text:p>1.869751</text:p>
          </table:table-cell>
          <table:table-cell table:style-name="ce2" office:value-type="float" office:value="17.291554" calcext:value-type="float">
            <text:p>17.291554</text:p>
          </table:table-cell>
          <table:table-cell table:style-name="ce2" office:value-type="float" office:value="24.917856" calcext:value-type="float">
            <text:p>24.917856</text:p>
          </table:table-cell>
          <table:table-cell table:style-name="ce2" office:value-type="float" office:value="11.358523" calcext:value-type="float">
            <text:p>11.358523</text:p>
          </table:table-cell>
          <table:table-cell table:style-name="ce2" office:value-type="float" office:value="26.033708" calcext:value-type="float">
            <text:p>26.033708</text:p>
          </table:table-cell>
          <table:table-cell table:style-name="ce2" office:value-type="float" office:value="15.147836" calcext:value-type="float">
            <text:p>15.147836</text:p>
          </table:table-cell>
          <table:table-cell table:style-name="ce2" office:value-type="float" office:value="29.290257" calcext:value-type="float">
            <text:p>29.290257</text:p>
          </table:table-cell>
          <table:table-cell table:style-name="ce2" office:value-type="float" office:value="21.838544" calcext:value-type="float">
            <text:p>21.838544</text:p>
          </table:table-cell>
          <table:table-cell table:style-name="ce3"/>
          <table:table-cell table:style-name="ce2" office:value-type="float" office:value="43.003089" calcext:value-type="float">
            <text:p>43.003089</text:p>
          </table:table-cell>
          <table:table-cell table:style-name="ce2" office:value-type="float" office:value="51.019066" calcext:value-type="float">
            <text:p>51.019066</text:p>
          </table:table-cell>
          <table:table-cell table:style-name="ce2" office:value-type="float" office:value="42.380528" calcext:value-type="float">
            <text:p>42.380528</text:p>
          </table:table-cell>
          <table:table-cell table:style-name="ce2" office:value-type="float" office:value="40.810102" calcext:value-type="float">
            <text:p>40.810102</text:p>
          </table:table-cell>
          <table:table-cell table:style-name="ce2" office:value-type="float" office:value="38.228227" calcext:value-type="float">
            <text:p>38.228227</text:p>
          </table:table-cell>
          <table:table-cell table:style-name="ce2" office:value-type="float" office:value="91.982123" calcext:value-type="float">
            <text:p>91.982123</text:p>
          </table:table-cell>
        </table:table-row>
        <table:table-row table:style-name="ro1">
          <table:table-cell office:value-type="string" calcext:value-type="string">
            <text:p>chacha2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008656" calcext:value-type="float">
            <text:p>1.008656</text:p>
          </table:table-cell>
          <table:table-cell table:style-name="ce2" office:value-type="float" office:value="0.69833" calcext:value-type="float">
            <text:p>0.69833</text:p>
          </table:table-cell>
          <table:table-cell table:style-name="ce2" office:value-type="float" office:value="1.374301" calcext:value-type="float">
            <text:p>1.374301</text:p>
          </table:table-cell>
          <table:table-cell table:style-name="ce2" office:value-type="float" office:value="14.735724" calcext:value-type="float">
            <text:p>14.735724</text:p>
          </table:table-cell>
          <table:table-cell table:style-name="ce2" office:value-type="float" office:value="20.7261" calcext:value-type="float">
            <text:p>20.7261</text:p>
          </table:table-cell>
          <table:table-cell table:style-name="ce2" office:value-type="float" office:value="3.825198" calcext:value-type="float">
            <text:p>3.825198</text:p>
          </table:table-cell>
          <table:table-cell table:style-name="ce2" office:value-type="float" office:value="19.086656" calcext:value-type="float">
            <text:p>19.086656</text:p>
          </table:table-cell>
          <table:table-cell table:style-name="ce2" office:value-type="float" office:value="7.900631" calcext:value-type="float">
            <text:p>7.900631</text:p>
          </table:table-cell>
          <table:table-cell table:style-name="ce2" office:value-type="float" office:value="20.72805" calcext:value-type="float">
            <text:p>20.72805</text:p>
          </table:table-cell>
          <table:table-cell table:style-name="ce2" office:value-type="float" office:value="14.822715" calcext:value-type="float">
            <text:p>14.822715</text:p>
          </table:table-cell>
          <table:table-cell table:style-name="ce3"/>
          <table:table-cell table:style-name="ce2" office:value-type="float" office:value="25.495539" calcext:value-type="float">
            <text:p>25.495539</text:p>
          </table:table-cell>
          <table:table-cell table:style-name="ce2" office:value-type="float" office:value="38.329842" calcext:value-type="float">
            <text:p>38.329842</text:p>
          </table:table-cell>
          <table:table-cell table:style-name="ce2" office:value-type="float" office:value="35.110375" calcext:value-type="float">
            <text:p>35.110375</text:p>
          </table:table-cell>
          <table:table-cell table:style-name="ce2" office:value-type="float" office:value="35.902315" calcext:value-type="float">
            <text:p>35.902315</text:p>
          </table:table-cell>
          <table:table-cell table:style-name="ce2" office:value-type="float" office:value="33.479525" calcext:value-type="float">
            <text:p>33.479525</text:p>
          </table:table-cell>
          <table:table-cell table:style-name="ce2" office:value-type="float" office:value="54.844113" calcext:value-type="float">
            <text:p>54.844113</text:p>
          </table:table-cell>
        </table:table-row>
        <table:table-row table:style-name="ro1">
          <table:table-cell office:value-type="string" calcext:value-type="string">
            <text:p>kdf_hkdf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356566" calcext:value-type="float">
            <text:p>1.356566</text:p>
          </table:table-cell>
          <table:table-cell table:style-name="ce2" office:value-type="float" office:value="0.764542" calcext:value-type="float">
            <text:p>0.764542</text:p>
          </table:table-cell>
          <table:table-cell table:style-name="ce2" office:value-type="float" office:value="1.670688" calcext:value-type="float">
            <text:p>1.670688</text:p>
          </table:table-cell>
          <table:table-cell table:style-name="ce2" office:value-type="float" office:value="9.790989" calcext:value-type="float">
            <text:p>9.790989</text:p>
          </table:table-cell>
          <table:table-cell table:style-name="ce2" office:value-type="float" office:value="27.501021" calcext:value-type="float">
            <text:p>27.501021</text:p>
          </table:table-cell>
          <table:table-cell table:style-name="ce2" office:value-type="float" office:value="5.48452" calcext:value-type="float">
            <text:p>5.48452</text:p>
          </table:table-cell>
          <table:table-cell table:style-name="ce2" office:value-type="float" office:value="19.033425" calcext:value-type="float">
            <text:p>19.033425</text:p>
          </table:table-cell>
          <table:table-cell table:style-name="ce2" office:value-type="float" office:value="11.668762" calcext:value-type="float">
            <text:p>11.668762</text:p>
          </table:table-cell>
          <table:table-cell table:style-name="ce2" office:value-type="float" office:value="27.136483" calcext:value-type="float">
            <text:p>27.136483</text:p>
          </table:table-cell>
          <table:table-cell table:style-name="ce2" office:value-type="float" office:value="11.151871" calcext:value-type="float">
            <text:p>11.151871</text:p>
          </table:table-cell>
          <table:table-cell table:style-name="ce3"/>
          <table:table-cell table:style-name="ce2" office:value-type="float" office:value="42.681239" calcext:value-type="float">
            <text:p>42.681239</text:p>
          </table:table-cell>
          <table:table-cell table:style-name="ce2" office:value-type="float" office:value="39.936044" calcext:value-type="float">
            <text:p>39.936044</text:p>
          </table:table-cell>
          <table:table-cell table:style-name="ce2" office:value-type="float" office:value="36.629967" calcext:value-type="float">
            <text:p>36.629967</text:p>
          </table:table-cell>
          <table:table-cell table:style-name="ce2" office:value-type="float" office:value="40.117911" calcext:value-type="float">
            <text:p>40.117911</text:p>
          </table:table-cell>
          <table:table-cell table:style-name="ce2" office:value-type="float" office:value="39.278568" calcext:value-type="float">
            <text:p>39.278568</text:p>
          </table:table-cell>
          <table:table-cell table:style-name="ce2" office:value-type="float" office:value="60.963603" calcext:value-type="float">
            <text:p>60.963603</text:p>
          </table:table-cell>
        </table:table-row>
        <table:table-row table:style-name="ro1">
          <table:table-cell office:value-type="string" calcext:value-type="string">
            <text:p>scalarmult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27011" calcext:value-type="float">
            <text:p>1.127011</text:p>
          </table:table-cell>
          <table:table-cell table:style-name="ce2" office:value-type="float" office:value="0.777136" calcext:value-type="float">
            <text:p>0.777136</text:p>
          </table:table-cell>
          <table:table-cell table:style-name="ce2" office:value-type="float" office:value="1.407112" calcext:value-type="float">
            <text:p>1.407112</text:p>
          </table:table-cell>
          <table:table-cell table:style-name="ce2" office:value-type="float" office:value="7.59846" calcext:value-type="float">
            <text:p>7.59846</text:p>
          </table:table-cell>
          <table:table-cell table:style-name="ce2" office:value-type="float" office:value="17.963234" calcext:value-type="float">
            <text:p>17.963234</text:p>
          </table:table-cell>
          <table:table-cell table:style-name="ce2" office:value-type="float" office:value="9.021854" calcext:value-type="float">
            <text:p>9.021854</text:p>
          </table:table-cell>
          <table:table-cell table:style-name="ce2" office:value-type="float" office:value="16.796112" calcext:value-type="float">
            <text:p>16.796112</text:p>
          </table:table-cell>
          <table:table-cell table:style-name="ce2" office:value-type="float" office:value="9.428272" calcext:value-type="float">
            <text:p>9.428272</text:p>
          </table:table-cell>
          <table:table-cell table:style-name="ce2" office:value-type="float" office:value="10.455986" calcext:value-type="float">
            <text:p>10.455986</text:p>
          </table:table-cell>
          <table:table-cell table:style-name="ce2" office:value-type="float" office:value="9.191272" calcext:value-type="float">
            <text:p>9.191272</text:p>
          </table:table-cell>
          <table:table-cell table:style-name="ce3"/>
          <table:table-cell table:style-name="ce2" office:value-type="float" office:value="32.737862" calcext:value-type="float">
            <text:p>32.737862</text:p>
          </table:table-cell>
          <table:table-cell table:style-name="ce2" office:value-type="float" office:value="34.61517" calcext:value-type="float">
            <text:p>34.61517</text:p>
          </table:table-cell>
          <table:table-cell table:style-name="ce2" office:value-type="float" office:value="33.402693" calcext:value-type="float">
            <text:p>33.402693</text:p>
          </table:table-cell>
          <table:table-cell table:style-name="ce2" office:value-type="float" office:value="34.080507" calcext:value-type="float">
            <text:p>34.080507</text:p>
          </table:table-cell>
          <table:table-cell table:style-name="ce2" office:value-type="float" office:value="33.781531" calcext:value-type="float">
            <text:p>33.781531</text:p>
          </table:table-cell>
          <table:table-cell table:style-name="ce2" office:value-type="float" office:value="58.118133" calcext:value-type="float">
            <text:p>58.118133</text:p>
          </table:table-cell>
        </table:table-row>
        <table:table-row table:style-name="ro1">
          <table:table-cell office:value-type="string" calcext:value-type="string">
            <text:p>codec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326559" calcext:value-type="float">
            <text:p>1.326559</text:p>
          </table:table-cell>
          <table:table-cell table:style-name="ce2" office:value-type="float" office:value="0.717867" calcext:value-type="float">
            <text:p>0.717867</text:p>
          </table:table-cell>
          <table:table-cell table:style-name="ce2" office:value-type="float" office:value="1.573318" calcext:value-type="float">
            <text:p>1.573318</text:p>
          </table:table-cell>
          <table:table-cell table:style-name="ce2" office:value-type="float" office:value="17.893366" calcext:value-type="float">
            <text:p>17.893366</text:p>
          </table:table-cell>
          <table:table-cell table:style-name="ce2" office:value-type="float" office:value="26.200901" calcext:value-type="float">
            <text:p>26.200901</text:p>
          </table:table-cell>
          <table:table-cell table:style-name="ce2" office:value-type="float" office:value="9.268156" calcext:value-type="float">
            <text:p>9.268156</text:p>
          </table:table-cell>
          <table:table-cell table:style-name="ce2" office:value-type="float" office:value="27.937847" calcext:value-type="float">
            <text:p>27.937847</text:p>
          </table:table-cell>
          <table:table-cell table:style-name="ce2" office:value-type="float" office:value="11.658855" calcext:value-type="float">
            <text:p>11.658855</text:p>
          </table:table-cell>
          <table:table-cell table:style-name="ce3"/>
          <table:table-cell table:style-name="ce2" office:value-type="float" office:value="19.094535" calcext:value-type="float">
            <text:p>19.094535</text:p>
          </table:table-cell>
          <table:table-cell table:style-name="ce3"/>
          <table:table-cell table:style-name="ce2" office:value-type="float" office:value="33.747793" calcext:value-type="float">
            <text:p>33.747793</text:p>
          </table:table-cell>
          <table:table-cell table:style-name="ce2" office:value-type="float" office:value="41.285029" calcext:value-type="float">
            <text:p>41.285029</text:p>
          </table:table-cell>
          <table:table-cell table:style-name="ce2" office:value-type="float" office:value="39.544242" calcext:value-type="float">
            <text:p>39.544242</text:p>
          </table:table-cell>
          <table:table-cell table:style-name="ce2" office:value-type="float" office:value="39.335949" calcext:value-type="float">
            <text:p>39.335949</text:p>
          </table:table-cell>
          <table:table-cell table:style-name="ce2" office:value-type="float" office:value="37.939663" calcext:value-type="float">
            <text:p>37.939663</text:p>
          </table:table-cell>
          <table:table-cell table:style-name="ce2" office:value-type="float" office:value="49.568242" calcext:value-type="float">
            <text:p>49.568242</text:p>
          </table:table-cell>
        </table:table-row>
        <table:table-row table:style-name="ro1">
          <table:table-cell office:value-type="string" calcext:value-type="string">
            <text:p>box_easy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62218" calcext:value-type="float">
            <text:p>1.162218</text:p>
          </table:table-cell>
          <table:table-cell table:style-name="ce2" office:value-type="float" office:value="0.781642" calcext:value-type="float">
            <text:p>0.781642</text:p>
          </table:table-cell>
          <table:table-cell table:style-name="ce2" office:value-type="float" office:value="1.500522" calcext:value-type="float">
            <text:p>1.500522</text:p>
          </table:table-cell>
          <table:table-cell table:style-name="ce2" office:value-type="float" office:value="7.629572" calcext:value-type="float">
            <text:p>7.629572</text:p>
          </table:table-cell>
          <table:table-cell table:style-name="ce2" office:value-type="float" office:value="18.15025" calcext:value-type="float">
            <text:p>18.15025</text:p>
          </table:table-cell>
          <table:table-cell table:style-name="ce2" office:value-type="float" office:value="9.424624" calcext:value-type="float">
            <text:p>9.424624</text:p>
          </table:table-cell>
          <table:table-cell table:style-name="ce2" office:value-type="float" office:value="17.507136" calcext:value-type="float">
            <text:p>17.507136</text:p>
          </table:table-cell>
          <table:table-cell table:style-name="ce2" office:value-type="float" office:value="9.645408" calcext:value-type="float">
            <text:p>9.645408</text:p>
          </table:table-cell>
          <table:table-cell table:style-name="ce2" office:value-type="float" office:value="10.461874" calcext:value-type="float">
            <text:p>10.461874</text:p>
          </table:table-cell>
          <table:table-cell table:style-name="ce2" office:value-type="float" office:value="9.419708" calcext:value-type="float">
            <text:p>9.419708</text:p>
          </table:table-cell>
          <table:table-cell table:style-name="ce3"/>
          <table:table-cell table:style-name="ce2" office:value-type="float" office:value="33.651117" calcext:value-type="float">
            <text:p>33.651117</text:p>
          </table:table-cell>
          <table:table-cell table:style-name="ce2" office:value-type="float" office:value="35.704978" calcext:value-type="float">
            <text:p>35.704978</text:p>
          </table:table-cell>
          <table:table-cell table:style-name="ce2" office:value-type="float" office:value="33.365423" calcext:value-type="float">
            <text:p>33.365423</text:p>
          </table:table-cell>
          <table:table-cell table:style-name="ce2" office:value-type="float" office:value="34.385942" calcext:value-type="float">
            <text:p>34.385942</text:p>
          </table:table-cell>
          <table:table-cell table:style-name="ce2" office:value-type="float" office:value="32.776681" calcext:value-type="float">
            <text:p>32.776681</text:p>
          </table:table-cell>
          <table:table-cell table:style-name="ce2" office:value-type="float" office:value="81.077896" calcext:value-type="float">
            <text:p>81.077896</text:p>
          </table:table-cell>
        </table:table-row>
        <table:table-row table:style-name="ro1">
          <table:table-cell office:value-type="string" calcext:value-type="string">
            <text:p>sign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26902" calcext:value-type="float">
            <text:p>1.126902</text:p>
          </table:table-cell>
          <table:table-cell table:style-name="ce2" office:value-type="float" office:value="0.77122" calcext:value-type="float">
            <text:p>0.77122</text:p>
          </table:table-cell>
          <table:table-cell table:style-name="ce2" office:value-type="float" office:value="1.418334" calcext:value-type="float">
            <text:p>1.418334</text:p>
          </table:table-cell>
          <table:table-cell table:style-name="ce2" office:value-type="float" office:value="8.006987" calcext:value-type="float">
            <text:p>8.006987</text:p>
          </table:table-cell>
          <table:table-cell table:style-name="ce2" office:value-type="float" office:value="18.85988" calcext:value-type="float">
            <text:p>18.85988</text:p>
          </table:table-cell>
          <table:table-cell table:style-name="ce2" office:value-type="float" office:value="9.280163" calcext:value-type="float">
            <text:p>9.280163</text:p>
          </table:table-cell>
          <table:table-cell table:style-name="ce2" office:value-type="float" office:value="17.732817" calcext:value-type="float">
            <text:p>17.732817</text:p>
          </table:table-cell>
          <table:table-cell table:style-name="ce2" office:value-type="float" office:value="9.554205" calcext:value-type="float">
            <text:p>9.554205</text:p>
          </table:table-cell>
          <table:table-cell table:style-name="ce2" office:value-type="float" office:value="11.5297" calcext:value-type="float">
            <text:p>11.5297</text:p>
          </table:table-cell>
          <table:table-cell table:style-name="ce2" office:value-type="float" office:value="9.483552" calcext:value-type="float">
            <text:p>9.483552</text:p>
          </table:table-cell>
          <table:table-cell table:style-name="ce3"/>
          <table:table-cell table:style-name="ce2" office:value-type="float" office:value="31.975345" calcext:value-type="float">
            <text:p>31.975345</text:p>
          </table:table-cell>
          <table:table-cell table:style-name="ce2" office:value-type="float" office:value="35.709832" calcext:value-type="float">
            <text:p>35.709832</text:p>
          </table:table-cell>
          <table:table-cell table:style-name="ce2" office:value-type="float" office:value="36.997331" calcext:value-type="float">
            <text:p>36.997331</text:p>
          </table:table-cell>
          <table:table-cell table:style-name="ce2" office:value-type="float" office:value="33.15846" calcext:value-type="float">
            <text:p>33.15846</text:p>
          </table:table-cell>
          <table:table-cell table:style-name="ce2" office:value-type="float" office:value="31.76312" calcext:value-type="float">
            <text:p>31.76312</text:p>
          </table:table-cell>
          <table:table-cell table:style-name="ce2" office:value-type="float" office:value="25.415576" calcext:value-type="float">
            <text:p>25.415576</text:p>
          </table:table-cell>
        </table:table-row>
        <table:table-row table:style-name="ro1">
          <table:table-cell office:value-type="string" calcext:value-type="string">
            <text:p>randombyte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963992" calcext:value-type="float">
            <text:p>0.963992</text:p>
          </table:table-cell>
          <table:table-cell table:style-name="ce2" office:value-type="float" office:value="0.723665" calcext:value-type="float">
            <text:p>0.723665</text:p>
          </table:table-cell>
          <table:table-cell table:style-name="ce2" office:value-type="float" office:value="1.434912" calcext:value-type="float">
            <text:p>1.434912</text:p>
          </table:table-cell>
          <table:table-cell table:style-name="ce2" office:value-type="float" office:value="9.530491" calcext:value-type="float">
            <text:p>9.530491</text:p>
          </table:table-cell>
          <table:table-cell table:style-name="ce2" office:value-type="float" office:value="16.068321" calcext:value-type="float">
            <text:p>16.068321</text:p>
          </table:table-cell>
          <table:table-cell table:style-name="ce2" office:value-type="float" office:value="3.842896" calcext:value-type="float">
            <text:p>3.842896</text:p>
          </table:table-cell>
          <table:table-cell table:style-name="ce2" office:value-type="float" office:value="17.516278" calcext:value-type="float">
            <text:p>17.516278</text:p>
          </table:table-cell>
          <table:table-cell table:style-name="ce2" office:value-type="float" office:value="8.066252" calcext:value-type="float">
            <text:p>8.066252</text:p>
          </table:table-cell>
          <table:table-cell table:style-name="ce2" office:value-type="float" office:value="13.499045" calcext:value-type="float">
            <text:p>13.499045</text:p>
          </table:table-cell>
          <table:table-cell table:style-name="ce2" office:value-type="float" office:value="11.66818" calcext:value-type="float">
            <text:p>11.66818</text:p>
          </table:table-cell>
          <table:table-cell table:style-name="ce3"/>
          <table:table-cell table:style-name="ce2" office:value-type="float" office:value="21.323846" calcext:value-type="float">
            <text:p>21.323846</text:p>
          </table:table-cell>
          <table:table-cell table:style-name="ce2" office:value-type="float" office:value="20.71261" calcext:value-type="float">
            <text:p>20.71261</text:p>
          </table:table-cell>
          <table:table-cell table:style-name="ce2" office:value-type="float" office:value="34.363883" calcext:value-type="float">
            <text:p>34.363883</text:p>
          </table:table-cell>
          <table:table-cell table:style-name="ce2" office:value-type="float" office:value="22.715944" calcext:value-type="float">
            <text:p>22.715944</text:p>
          </table:table-cell>
          <table:table-cell table:style-name="ce2" office:value-type="float" office:value="20.181093" calcext:value-type="float">
            <text:p>20.181093</text:p>
          </table:table-cell>
          <table:table-cell table:style-name="ce2" office:value-type="float" office:value="39.348755" calcext:value-type="float">
            <text:p>39.348755</text:p>
          </table:table-cell>
        </table:table-row>
        <table:table-row table:style-name="ro1">
          <table:table-cell office:value-type="string" calcext:value-type="string">
            <text:p>box_seal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94765" calcext:value-type="float">
            <text:p>1.194765</text:p>
          </table:table-cell>
          <table:table-cell table:style-name="ce2" office:value-type="float" office:value="0.767956" calcext:value-type="float">
            <text:p>0.767956</text:p>
          </table:table-cell>
          <table:table-cell table:style-name="ce2" office:value-type="float" office:value="1.623124" calcext:value-type="float">
            <text:p>1.623124</text:p>
          </table:table-cell>
          <table:table-cell table:style-name="ce2" office:value-type="float" office:value="7.763203" calcext:value-type="float">
            <text:p>7.763203</text:p>
          </table:table-cell>
          <table:table-cell table:style-name="ce2" office:value-type="float" office:value="18.256974" calcext:value-type="float">
            <text:p>18.256974</text:p>
          </table:table-cell>
          <table:table-cell table:style-name="ce2" office:value-type="float" office:value="9.232458" calcext:value-type="float">
            <text:p>9.232458</text:p>
          </table:table-cell>
          <table:table-cell table:style-name="ce2" office:value-type="float" office:value="25.146669" calcext:value-type="float">
            <text:p>25.146669</text:p>
          </table:table-cell>
          <table:table-cell table:style-name="ce2" office:value-type="float" office:value="9.894758" calcext:value-type="float">
            <text:p>9.894758</text:p>
          </table:table-cell>
          <table:table-cell table:style-name="ce2" office:value-type="float" office:value="10.101792" calcext:value-type="float">
            <text:p>10.101792</text:p>
          </table:table-cell>
          <table:table-cell table:style-name="ce2" office:value-type="float" office:value="9.314001" calcext:value-type="float">
            <text:p>9.314001</text:p>
          </table:table-cell>
          <table:table-cell table:style-name="ce3"/>
          <table:table-cell table:style-name="ce2" office:value-type="float" office:value="33.63888" calcext:value-type="float">
            <text:p>33.63888</text:p>
          </table:table-cell>
          <table:table-cell table:style-name="ce2" office:value-type="float" office:value="35.864118" calcext:value-type="float">
            <text:p>35.864118</text:p>
          </table:table-cell>
          <table:table-cell table:style-name="ce2" office:value-type="float" office:value="37.623974" calcext:value-type="float">
            <text:p>37.623974</text:p>
          </table:table-cell>
          <table:table-cell table:style-name="ce2" office:value-type="float" office:value="34.468487" calcext:value-type="float">
            <text:p>34.468487</text:p>
          </table:table-cell>
          <table:table-cell table:style-name="ce2" office:value-type="float" office:value="34.029559" calcext:value-type="float">
            <text:p>34.029559</text:p>
          </table:table-cell>
          <table:table-cell table:style-name="ce2" office:value-type="float" office:value="46.362587" calcext:value-type="float">
            <text:p>46.362587</text:p>
          </table:table-cell>
        </table:table-row>
        <calcext:conditional-formats>
          <calcext:conditional-format calcext:target-range-address="Sheet1.B4:Sheet1.S54 Sheet1.M57:Sheet1.M74 Sheet1.J88:Sheet1.J88 Sheet1.J91:Sheet1.J91 Sheet1.J93:Sheet1.J93 Sheet1.K103:Sheet1.K103 Sheet1.M86:Sheet1.M107 Sheet1.P88:Sheet1.P88 Sheet1.P91:Sheet1.P91 Sheet1.P93:Sheet1.P93 Sheet1.S94:Sheet1.S94 Sheet1.S89:Sheet1.S90 Sheet1.S86:Sheet1.S87 Sheet1.S57:Sheet1.S65 Sheet1.S67:Sheet1.S68 Sheet1.S70:Sheet1.S70">
            <calcext:condition calcext:apply-style-name="Error" calcext:value="&lt;0" calcext:base-cell-address="Sheet1.B4"/>
          </calcext:conditional-format>
          <calcext:conditional-format calcext:target-range-address="Sheet1.B75:Sheet1.S85 Sheet1.B57:Sheet1.L74 Sheet1.N66:Sheet1.R74 Sheet1.B88:Sheet1.I88 Sheet1.B91:Sheet1.I91 Sheet1.B93:Sheet1.I93 Sheet1.N86:Sheet1.R87 Sheet1.B103:Sheet1.J103 Sheet1.B86:Sheet1.L87 Sheet1.B89:Sheet1.L90 Sheet1.K88:Sheet1.L88 Sheet1.B92:Sheet1.L92 Sheet1.K91:Sheet1.L91 Sheet1.K93:Sheet1.L93 Sheet1.B94:Sheet1.L102 Sheet1.B104:Sheet1.L107 Sheet1.L103:Sheet1.L103 Sheet1.N89:Sheet1.R90 Sheet1.N88:Sheet1.O88 Sheet1.Q88:Sheet1.S88 Sheet1.N92:Sheet1.S92 Sheet1.N91:Sheet1.O91 Sheet1.Q91:Sheet1.S91 Sheet1.N95:Sheet1.S107 Sheet1.N93:Sheet1.O93 Sheet1.Q93:Sheet1.S93 Sheet1.N57:Sheet1.R74 Sheet1.S66:Sheet1.S66 Sheet1.S71:Sheet1.S74 Sheet1.S69:Sheet1.S69 Sheet1.N94:Sheet1.R107">
            <calcext:condition calcext:apply-style-name="Error" calcext:value="&lt;0" calcext:base-cell-address="Sheet1.B5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1:54:16.886414990</meta:creation-date>
    <dc:date>2023-05-18T13:57:13.355630238</dc:date>
    <meta:editing-duration>PT29M</meta:editing-duration>
    <meta:editing-cycles>5</meta:editing-cycles>
    <meta:generator>LibreOffice/7.3.7.2$Linux_X86_64 LibreOffice_project/30$Build-2</meta:generator>
    <meta:document-statistic meta:table-count="1" meta:cell-count="191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" chart:maximum="300" chart:origin="0" chart:interval-major="1" chart:interval-minor-divisor="9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7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image" chart:symbol-width="0.25cm" chart:symbol-height="0.25cm" chart:link-data-style-to-source="true">
        <chart:symbol-image xlink:href="Pictures/1000034B0000018D0000018D7A0674744208F51C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bf00" draw:fill-color="#ffb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ff00" draw:fill-color="#fff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b4c7dc" draw:fill-color="#b4c7d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729fcf" draw:fill-color="#729fc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bf819e" draw:fill-color="#bf819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5429" draw:fill-color="#ff5429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729fcf" draw:fill-color="#729fc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ffa6a6" draw:fill-color="#ffa6a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a1467e" draw:fill-color="#a1467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8.682cm" svg:height="13.133cm" xlink:href=".." xlink:type="simple" chart:class="chart:scatter" chart:style-name="ch1">
        <chart:plot-area chart:style-name="ch2" table:cell-range-address="Sheet1.B3:Sheet1.B54 Sheet1.B57:Sheet1.S107 Sheet1.C3:Sheet1.S3" chart:data-source-has-labels="row" svg:x="0.723cm" svg:y="1.398cm" svg:width="16.745cm" svg:height="10.942cm">
          <chart:coordinate-region svg:x="1.344cm" svg:y="1.597cm" svg:width="16.124cm" svg:height="10.0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57:Sheet1.B107" chart:label-cell-address="Sheet1.B3:Sheet1.B3" chart:class="chart:scatter">
            <chart:domain table:cell-range-address="Sheet1.B4:Sheet1.B54"/>
            <chart:data-point chart:repeated="51"/>
          </chart:series>
          <chart:series chart:style-name="ch7" chart:values-cell-range-address="Sheet1.C57:Sheet1.C107" chart:label-cell-address="Sheet1.C3:Sheet1.C3" chart:class="chart:scatter">
            <chart:domain table:cell-range-address="Sheet1.C4:Sheet1.C54"/>
            <chart:data-point chart:repeated="51"/>
          </chart:series>
          <chart:series chart:style-name="ch8" chart:values-cell-range-address="Sheet1.D57:Sheet1.D107" chart:label-cell-address="Sheet1.D3:Sheet1.D3" chart:class="chart:scatter">
            <chart:domain table:cell-range-address="Sheet1.D4:Sheet1.D54"/>
            <chart:data-point chart:repeated="51"/>
          </chart:series>
          <chart:series chart:style-name="ch9" chart:values-cell-range-address="Sheet1.E57:Sheet1.E107" chart:label-cell-address="Sheet1.E3:Sheet1.E3" chart:class="chart:scatter">
            <chart:domain table:cell-range-address="Sheet1.E4:Sheet1.E54"/>
            <chart:data-point chart:repeated="51"/>
          </chart:series>
          <chart:series chart:style-name="ch10" chart:values-cell-range-address="Sheet1.F57:Sheet1.F107" chart:label-cell-address="Sheet1.F3:Sheet1.F3" chart:class="chart:scatter">
            <chart:domain table:cell-range-address="Sheet1.F4:Sheet1.F54"/>
            <chart:data-point chart:repeated="51"/>
          </chart:series>
          <chart:series chart:style-name="ch11" chart:values-cell-range-address="Sheet1.G57:Sheet1.G107" chart:label-cell-address="Sheet1.G3:Sheet1.G3" chart:class="chart:scatter">
            <chart:domain table:cell-range-address="Sheet1.G4:Sheet1.G54"/>
            <chart:data-point chart:repeated="51"/>
          </chart:series>
          <chart:series chart:style-name="ch12" chart:values-cell-range-address="Sheet1.H57:Sheet1.H107" chart:label-cell-address="Sheet1.H3:Sheet1.H3" chart:class="chart:scatter">
            <chart:domain table:cell-range-address="Sheet1.H4:Sheet1.H54"/>
            <chart:data-point chart:repeated="51"/>
          </chart:series>
          <chart:series chart:style-name="ch13" chart:values-cell-range-address="Sheet1.I57:Sheet1.I107" chart:label-cell-address="Sheet1.I3:Sheet1.I3" chart:class="chart:scatter">
            <chart:domain table:cell-range-address="Sheet1.I4:Sheet1.I54"/>
            <chart:data-point chart:repeated="51"/>
          </chart:series>
          <chart:series chart:style-name="ch14" chart:values-cell-range-address="Sheet1.J57:Sheet1.J107" chart:label-cell-address="Sheet1.J3:Sheet1.J3" chart:class="chart:scatter">
            <chart:domain table:cell-range-address="Sheet1.J4:Sheet1.J54"/>
            <chart:data-point chart:repeated="51"/>
          </chart:series>
          <chart:series chart:style-name="ch15" chart:values-cell-range-address="Sheet1.K57:Sheet1.K107" chart:label-cell-address="Sheet1.K3:Sheet1.K3" chart:class="chart:scatter">
            <chart:domain table:cell-range-address="Sheet1.K4:Sheet1.K54"/>
            <chart:data-point chart:repeated="51"/>
          </chart:series>
          <chart:series chart:style-name="ch16" chart:values-cell-range-address="Sheet1.L57:Sheet1.L107" chart:label-cell-address="Sheet1.L3:Sheet1.L3" chart:class="chart:scatter">
            <chart:domain table:cell-range-address="Sheet1.L4:Sheet1.L54"/>
            <chart:data-point chart:repeated="51"/>
          </chart:series>
          <chart:series chart:style-name="ch17" chart:values-cell-range-address="Sheet1.M57:Sheet1.M107" chart:label-cell-address="Sheet1.M3:Sheet1.M3" chart:class="chart:scatter">
            <chart:domain table:cell-range-address="Sheet1.M4:Sheet1.M54"/>
            <chart:data-point chart:repeated="51"/>
          </chart:series>
          <chart:series chart:style-name="ch18" chart:values-cell-range-address="Sheet1.N57:Sheet1.N107" chart:label-cell-address="Sheet1.N3:Sheet1.N3" chart:class="chart:scatter">
            <chart:domain table:cell-range-address="Sheet1.N4:Sheet1.N54"/>
            <chart:data-point chart:repeated="51"/>
          </chart:series>
          <chart:series chart:style-name="ch19" chart:values-cell-range-address="Sheet1.O57:Sheet1.O107" chart:label-cell-address="Sheet1.O3:Sheet1.O3" chart:class="chart:scatter">
            <chart:domain table:cell-range-address="Sheet1.O4:Sheet1.O54"/>
            <chart:data-point chart:repeated="51"/>
          </chart:series>
          <chart:series chart:style-name="ch20" chart:values-cell-range-address="Sheet1.P57:Sheet1.P107" chart:label-cell-address="Sheet1.P3:Sheet1.P3" chart:class="chart:scatter">
            <chart:domain table:cell-range-address="Sheet1.P4:Sheet1.P54"/>
            <chart:data-point chart:repeated="51"/>
          </chart:series>
          <chart:series chart:style-name="ch21" chart:values-cell-range-address="Sheet1.Q57:Sheet1.Q107" chart:label-cell-address="Sheet1.Q3:Sheet1.Q3" chart:class="chart:scatter">
            <chart:domain table:cell-range-address="Sheet1.Q4:Sheet1.Q54"/>
            <chart:data-point chart:repeated="51"/>
          </chart:series>
          <chart:series chart:style-name="ch22" chart:values-cell-range-address="Sheet1.R57:Sheet1.R107" chart:label-cell-address="Sheet1.R3:Sheet1.R3" chart:class="chart:scatter">
            <chart:domain table:cell-range-address="Sheet1.R4:Sheet1.R54"/>
            <chart:data-point chart:repeated="51"/>
          </chart:series>
          <chart:series chart:style-name="ch23" chart:values-cell-range-address="Sheet1.S57:Sheet1.S107" chart:label-cell-address="Sheet1.S3:Sheet1.S3" chart:class="chart:scatter">
            <chart:domain table:cell-range-address="Sheet1.S4:Sheet1.S54"/>
            <chart:data-point chart:repeated="51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izeng-int</text:p>
                <draw:g>
                  <svg:desc>Sheet1.B3:Sheet1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jsc-int</text:p>
                <draw:g>
                  <svg:desc>Sheet1.C3:Sheet1.C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iwasm-int</text:p>
                <draw:g>
                  <svg:desc>Sheet1.D3:Sheet1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wasm3</text:p>
                <draw:g>
                  <svg:desc>Sheet1.E3:Sheet1.E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wazero</text:p>
                <draw:g>
                  <svg:desc>Sheet1.F3:Sheet1.F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wizeng-jit</text:p>
                <draw:g>
                  <svg:desc>Sheet1.G3:Sheet1.G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v8-liftoff</text:p>
                <draw:g>
                  <svg:desc>Sheet1.H3:Sheet1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sm-base</text:p>
                <draw:g>
                  <svg:desc>Sheet1.I3:Sheet1.I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jsc-bbq</text:p>
                <draw:g>
                  <svg:desc>Sheet1.J3:Sheet1.J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iwasm-fjit</text:p>
                <draw:g>
                  <svg:desc>Sheet1.K3:Sheet1.K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wasmer-base</text:p>
                <draw:g>
                  <svg:desc>Sheet1.L3:Sheet1.L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smnow</text:p>
                <draw:g>
                  <svg:desc>Sheet1.M3:Sheet1.M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m-opt</text:p>
                <draw:g>
                  <svg:desc>Sheet1.N3:Sheet1.N3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v8-turbofan</text:p>
                <draw:g>
                  <svg:desc>Sheet1.O3:Sheet1.O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jsc-omg</text:p>
                <draw:g>
                  <svg:desc>Sheet1.P3:Sheet1.P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wasmer</text:p>
                <draw:g>
                  <svg:desc>Sheet1.Q3:Sheet1.Q3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wasmtime</text:p>
                <draw:g>
                  <svg:desc>Sheet1.R3:Sheet1.R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wavm</text:p>
                <draw:g>
                  <svg:desc>Sheet1.S3:Sheet1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262666">
                <text:p>26.262666</text:p>
                <draw:g>
                  <svg:desc>Sheet1.B4:Sheet1.B54</svg:desc>
                </draw:g>
              </table:table-cell>
              <table:table-cell office:value-type="float" office:value="1">
                <text:p>1</text:p>
                <draw:g>
                  <svg:desc>Sheet1.B57:Sheet1.B107</svg:desc>
                </draw:g>
              </table:table-cell>
              <table:table-cell office:value-type="float" office:value="119.375757">
                <text:p>119.375757</text:p>
                <draw:g>
                  <svg:desc>Sheet1.C4:Sheet1.C54</svg:desc>
                </draw:g>
              </table:table-cell>
              <table:table-cell office:value-type="float" office:value="1.179337">
                <text:p>1.179337</text:p>
                <draw:g>
                  <svg:desc>Sheet1.C57:Sheet1.C107</svg:desc>
                </draw:g>
              </table:table-cell>
              <table:table-cell office:value-type="float" office:value="12.958552">
                <text:p>12.958552</text:p>
                <draw:g>
                  <svg:desc>Sheet1.D4:Sheet1.D54</svg:desc>
                </draw:g>
              </table:table-cell>
              <table:table-cell office:value-type="float" office:value="0.760889">
                <text:p>0.760889</text:p>
                <draw:g>
                  <svg:desc>Sheet1.D57:Sheet1.D107</svg:desc>
                </draw:g>
              </table:table-cell>
              <table:table-cell office:value-type="float" office:value="6.623066">
                <text:p>6.623066</text:p>
                <draw:g>
                  <svg:desc>Sheet1.E4:Sheet1.E54</svg:desc>
                </draw:g>
              </table:table-cell>
              <table:table-cell office:value-type="float" office:value="1.813218">
                <text:p>1.813218</text:p>
                <draw:g>
                  <svg:desc>Sheet1.E57:Sheet1.E107</svg:desc>
                </draw:g>
              </table:table-cell>
              <table:table-cell office:value-type="float" office:value="2.396228">
                <text:p>2.396228</text:p>
                <draw:g>
                  <svg:desc>Sheet1.F4:Sheet1.F54</svg:desc>
                </draw:g>
              </table:table-cell>
              <table:table-cell office:value-type="float" office:value="11.892037">
                <text:p>11.892037</text:p>
                <draw:g>
                  <svg:desc>Sheet1.F57:Sheet1.F107</svg:desc>
                </draw:g>
              </table:table-cell>
              <table:table-cell office:value-type="float" office:value="7.469472">
                <text:p>7.469472</text:p>
                <draw:g>
                  <svg:desc>Sheet1.G4:Sheet1.G54</svg:desc>
                </draw:g>
              </table:table-cell>
              <table:table-cell office:value-type="float" office:value="14.788713">
                <text:p>14.788713</text:p>
                <draw:g>
                  <svg:desc>Sheet1.G57:Sheet1.G107</svg:desc>
                </draw:g>
              </table:table-cell>
              <table:table-cell office:value-type="float" office:value="8.734811">
                <text:p>8.734811</text:p>
                <draw:g>
                  <svg:desc>Sheet1.H4:Sheet1.H54</svg:desc>
                </draw:g>
              </table:table-cell>
              <table:table-cell office:value-type="float" office:value="16.650105">
                <text:p>16.650105</text:p>
                <draw:g>
                  <svg:desc>Sheet1.H57:Sheet1.H107</svg:desc>
                </draw:g>
              </table:table-cell>
              <table:table-cell office:value-type="float" office:value="18.687855">
                <text:p>18.687855</text:p>
                <draw:g>
                  <svg:desc>Sheet1.I4:Sheet1.I54</svg:desc>
                </draw:g>
              </table:table-cell>
              <table:table-cell office:value-type="float" office:value="10.338412">
                <text:p>10.338412</text:p>
                <draw:g>
                  <svg:desc>Sheet1.I57:Sheet1.I107</svg:desc>
                </draw:g>
              </table:table-cell>
              <table:table-cell office:value-type="float" office:value="113.855491">
                <text:p>113.855491</text:p>
                <draw:g>
                  <svg:desc>Sheet1.J4:Sheet1.J54</svg:desc>
                </draw:g>
              </table:table-cell>
              <table:table-cell office:value-type="float" office:value="8.914953">
                <text:p>8.914953</text:p>
                <draw:g>
                  <svg:desc>Sheet1.J57:Sheet1.J107</svg:desc>
                </draw:g>
              </table:table-cell>
              <table:table-cell office:value-type="float" office:value="13.55609">
                <text:p>13.55609</text:p>
                <draw:g>
                  <svg:desc>Sheet1.K4:Sheet1.K54</svg:desc>
                </draw:g>
              </table:table-cell>
              <table:table-cell office:value-type="float" office:value="15.893935">
                <text:p>15.893935</text:p>
                <draw:g>
                  <svg:desc>Sheet1.K57:Sheet1.K107</svg:desc>
                </draw:g>
              </table:table-cell>
              <table:table-cell office:value-type="float" office:value="4.372253">
                <text:p>4.372253</text:p>
                <draw:g>
                  <svg:desc>Sheet1.L4:Sheet1.L54</svg:desc>
                </draw:g>
              </table:table-cell>
              <table:table-cell office:value-type="float" office:value="5.781123">
                <text:p>5.781123</text:p>
                <draw:g>
                  <svg:desc>Sheet1.L57:Sheet1.L107</svg:desc>
                </draw:g>
              </table:table-cell>
              <table:table-cell office:value-type="float" office:value="0.375567">
                <text:p>0.375567</text:p>
                <draw:g>
                  <svg:desc>Sheet1.M4:Sheet1.M54</svg:desc>
                </draw:g>
              </table:table-cell>
              <table:table-cell office:value-type="float" office:value="NaN">
                <text:p>NaN</text:p>
                <draw:g>
                  <svg:desc>Sheet1.M57:Sheet1.M107</svg:desc>
                </draw:g>
              </table:table-cell>
              <table:table-cell office:value-type="float" office:value="5.965172">
                <text:p>5.965172</text:p>
                <draw:g>
                  <svg:desc>Sheet1.N4:Sheet1.N54</svg:desc>
                </draw:g>
              </table:table-cell>
              <table:table-cell office:value-type="float" office:value="31.364152">
                <text:p>31.364152</text:p>
                <draw:g>
                  <svg:desc>Sheet1.N57:Sheet1.N107</svg:desc>
                </draw:g>
              </table:table-cell>
              <table:table-cell office:value-type="float" office:value="2.764491">
                <text:p>2.764491</text:p>
                <draw:g>
                  <svg:desc>Sheet1.O4:Sheet1.O54</svg:desc>
                </draw:g>
              </table:table-cell>
              <table:table-cell office:value-type="float" office:value="35.999348">
                <text:p>35.999348</text:p>
                <draw:g>
                  <svg:desc>Sheet1.O57:Sheet1.O107</svg:desc>
                </draw:g>
              </table:table-cell>
              <table:table-cell office:value-type="float" office:value="68.392361">
                <text:p>68.392361</text:p>
                <draw:g>
                  <svg:desc>Sheet1.P4:Sheet1.P54</svg:desc>
                </draw:g>
              </table:table-cell>
              <table:table-cell office:value-type="float" office:value="12.87802">
                <text:p>12.87802</text:p>
                <draw:g>
                  <svg:desc>Sheet1.P57:Sheet1.P107</svg:desc>
                </draw:g>
              </table:table-cell>
              <table:table-cell office:value-type="float" office:value="2.086325">
                <text:p>2.086325</text:p>
                <draw:g>
                  <svg:desc>Sheet1.Q4:Sheet1.Q54</svg:desc>
                </draw:g>
              </table:table-cell>
              <table:table-cell office:value-type="float" office:value="32.723775">
                <text:p>32.723775</text:p>
                <draw:g>
                  <svg:desc>Sheet1.Q57:Sheet1.Q107</svg:desc>
                </draw:g>
              </table:table-cell>
              <table:table-cell office:value-type="float" office:value="2.456597">
                <text:p>2.456597</text:p>
                <draw:g>
                  <svg:desc>Sheet1.R4:Sheet1.R54</svg:desc>
                </draw:g>
              </table:table-cell>
              <table:table-cell office:value-type="float" office:value="32.874554">
                <text:p>32.874554</text:p>
                <draw:g>
                  <svg:desc>Sheet1.R57:Sheet1.R107</svg:desc>
                </draw:g>
              </table:table-cell>
              <table:table-cell office:value-type="float" office:value="0.08755">
                <text:p>0.08755</text:p>
                <draw:g>
                  <svg:desc>Sheet1.S4:Sheet1.S54</svg:desc>
                </draw:g>
              </table:table-cell>
              <table:table-cell office:value-type="float" office:value="NaN">
                <text:p>NaN</text:p>
                <draw:g>
                  <svg:desc>Sheet1.S57:Sheet1.S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926011">
                <text:p>22.926011</text:p>
              </table:table-cell>
              <table:table-cell office:value-type="float" office:value="1">
                <text:p>1</text:p>
              </table:table-cell>
              <table:table-cell office:value-type="float" office:value="53.742547">
                <text:p>53.742547</text:p>
              </table:table-cell>
              <table:table-cell office:value-type="float" office:value="1.249739">
                <text:p>1.249739</text:p>
              </table:table-cell>
              <table:table-cell office:value-type="float" office:value="12.503783">
                <text:p>12.503783</text:p>
              </table:table-cell>
              <table:table-cell office:value-type="float" office:value="0.752791">
                <text:p>0.752791</text:p>
              </table:table-cell>
              <table:table-cell office:value-type="float" office:value="6.612537">
                <text:p>6.612537</text:p>
              </table:table-cell>
              <table:table-cell office:value-type="float" office:value="1.764553">
                <text:p>1.764553</text:p>
              </table:table-cell>
              <table:table-cell office:value-type="float" office:value="2.385827">
                <text:p>2.385827</text:p>
              </table:table-cell>
              <table:table-cell office:value-type="float" office:value="11.620508">
                <text:p>11.620508</text:p>
              </table:table-cell>
              <table:table-cell office:value-type="float" office:value="7.551789">
                <text:p>7.551789</text:p>
              </table:table-cell>
              <table:table-cell office:value-type="float" office:value="14.889777">
                <text:p>14.889777</text:p>
              </table:table-cell>
              <table:table-cell office:value-type="float" office:value="7.574866">
                <text:p>7.574866</text:p>
              </table:table-cell>
              <table:table-cell office:value-type="float" office:value="16.638753">
                <text:p>16.638753</text:p>
              </table:table-cell>
              <table:table-cell office:value-type="float" office:value="31.985483">
                <text:p>31.985483</text:p>
              </table:table-cell>
              <table:table-cell office:value-type="float" office:value="10.103753">
                <text:p>10.103753</text:p>
              </table:table-cell>
              <table:table-cell office:value-type="float" office:value="40.720739">
                <text:p>40.720739</text:p>
              </table:table-cell>
              <table:table-cell office:value-type="float" office:value="9.364485">
                <text:p>9.364485</text:p>
              </table:table-cell>
              <table:table-cell office:value-type="float" office:value="14.865817">
                <text:p>14.865817</text:p>
              </table:table-cell>
              <table:table-cell office:value-type="float" office:value="15.356276">
                <text:p>15.356276</text:p>
              </table:table-cell>
              <table:table-cell office:value-type="float" office:value="4.201483">
                <text:p>4.201483</text:p>
              </table:table-cell>
              <table:table-cell office:value-type="float" office:value="5.827677">
                <text:p>5.827677</text:p>
              </table:table-cell>
              <table:table-cell office:value-type="float" office:value="0.38196">
                <text:p>0.38196</text:p>
              </table:table-cell>
              <table:table-cell office:value-type="float" office:value="NaN">
                <text:p>NaN</text:p>
              </table:table-cell>
              <table:table-cell office:value-type="float" office:value="5.409438">
                <text:p>5.409438</text:p>
              </table:table-cell>
              <table:table-cell office:value-type="float" office:value="34.41743">
                <text:p>34.41743</text:p>
              </table:table-cell>
              <table:table-cell office:value-type="float" office:value="2.887869">
                <text:p>2.887869</text:p>
              </table:table-cell>
              <table:table-cell office:value-type="float" office:value="33.245048">
                <text:p>33.245048</text:p>
              </table:table-cell>
              <table:table-cell office:value-type="float" office:value="32.778512">
                <text:p>32.778512</text:p>
              </table:table-cell>
              <table:table-cell office:value-type="float" office:value="13.175438">
                <text:p>13.175438</text:p>
              </table:table-cell>
              <table:table-cell office:value-type="float" office:value="2.151334">
                <text:p>2.151334</text:p>
              </table:table-cell>
              <table:table-cell office:value-type="float" office:value="31.089671">
                <text:p>31.089671</text:p>
              </table:table-cell>
              <table:table-cell office:value-type="float" office:value="2.496035">
                <text:p>2.496035</text:p>
              </table:table-cell>
              <table:table-cell office:value-type="float" office:value="32.384885">
                <text:p>32.384885</text:p>
              </table:table-cell>
              <table:table-cell office:value-type="float" office:value="0.088522">
                <text:p>0.088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352537">
                <text:p>27.352537</text:p>
              </table:table-cell>
              <table:table-cell office:value-type="float" office:value="1">
                <text:p>1</text:p>
              </table:table-cell>
              <table:table-cell office:value-type="float" office:value="31.451104">
                <text:p>31.451104</text:p>
              </table:table-cell>
              <table:table-cell office:value-type="float" office:value="1.085016">
                <text:p>1.085016</text:p>
              </table:table-cell>
              <table:table-cell office:value-type="float" office:value="11.990378">
                <text:p>11.990378</text:p>
              </table:table-cell>
              <table:table-cell office:value-type="float" office:value="0.726709">
                <text:p>0.726709</text:p>
              </table:table-cell>
              <table:table-cell office:value-type="float" office:value="6.514211">
                <text:p>6.514211</text:p>
              </table:table-cell>
              <table:table-cell office:value-type="float" office:value="1.672687">
                <text:p>1.672687</text:p>
              </table:table-cell>
              <table:table-cell office:value-type="float" office:value="2.408794">
                <text:p>2.408794</text:p>
              </table:table-cell>
              <table:table-cell office:value-type="float" office:value="14.551505">
                <text:p>14.551505</text:p>
              </table:table-cell>
              <table:table-cell office:value-type="float" office:value="7.426443">
                <text:p>7.426443</text:p>
              </table:table-cell>
              <table:table-cell office:value-type="float" office:value="16.442754">
                <text:p>16.442754</text:p>
              </table:table-cell>
              <table:table-cell office:value-type="float" office:value="7.764797">
                <text:p>7.764797</text:p>
              </table:table-cell>
              <table:table-cell office:value-type="float" office:value="16.870705">
                <text:p>16.870705</text:p>
              </table:table-cell>
              <table:table-cell office:value-type="float" office:value="19.76214">
                <text:p>19.76214</text:p>
              </table:table-cell>
              <table:table-cell office:value-type="float" office:value="16.984785">
                <text:p>16.984785</text:p>
              </table:table-cell>
              <table:table-cell office:value-type="float" office:value="36.057866">
                <text:p>36.057866</text:p>
              </table:table-cell>
              <table:table-cell office:value-type="float" office:value="11.773497">
                <text:p>11.773497</text:p>
              </table:table-cell>
              <table:table-cell office:value-type="float" office:value="13.885793">
                <text:p>13.885793</text:p>
              </table:table-cell>
              <table:table-cell office:value-type="float" office:value="16.234632">
                <text:p>16.234632</text:p>
              </table:table-cell>
              <table:table-cell office:value-type="float" office:value="4.595528">
                <text:p>4.595528</text:p>
              </table:table-cell>
              <table:table-cell office:value-type="float" office:value="9.415579">
                <text:p>9.415579</text:p>
              </table:table-cell>
              <table:table-cell office:value-type="float" office:value="0.389445">
                <text:p>0.389445</text:p>
              </table:table-cell>
              <table:table-cell office:value-type="float" office:value="NaN">
                <text:p>NaN</text:p>
              </table:table-cell>
              <table:table-cell office:value-type="float" office:value="5.358774">
                <text:p>5.358774</text:p>
              </table:table-cell>
              <table:table-cell office:value-type="float" office:value="34.860922">
                <text:p>34.860922</text:p>
              </table:table-cell>
              <table:table-cell office:value-type="float" office:value="2.635822">
                <text:p>2.635822</text:p>
              </table:table-cell>
              <table:table-cell office:value-type="float" office:value="45.445344">
                <text:p>45.445344</text:p>
              </table:table-cell>
              <table:table-cell office:value-type="float" office:value="31.550632">
                <text:p>31.550632</text:p>
              </table:table-cell>
              <table:table-cell office:value-type="float" office:value="14.962335">
                <text:p>14.962335</text:p>
              </table:table-cell>
              <table:table-cell office:value-type="float" office:value="2.134218">
                <text:p>2.134218</text:p>
              </table:table-cell>
              <table:table-cell office:value-type="float" office:value="29.630498">
                <text:p>29.630498</text:p>
              </table:table-cell>
              <table:table-cell office:value-type="float" office:value="2.423726">
                <text:p>2.423726</text:p>
              </table:table-cell>
              <table:table-cell office:value-type="float" office:value="25.71811">
                <text:p>25.71811</text:p>
              </table:table-cell>
              <table:table-cell office:value-type="float" office:value="0.088246">
                <text:p>0.08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152368">
                <text:p>25.152368</text:p>
              </table:table-cell>
              <table:table-cell office:value-type="float" office:value="1">
                <text:p>1</text:p>
              </table:table-cell>
              <table:table-cell office:value-type="float" office:value="1091.333333">
                <text:p>1091.333333</text:p>
              </table:table-cell>
              <table:table-cell office:value-type="float" office:value="1.100115">
                <text:p>1.100115</text:p>
              </table:table-cell>
              <table:table-cell office:value-type="float" office:value="14.370153">
                <text:p>14.370153</text:p>
              </table:table-cell>
              <table:table-cell office:value-type="float" office:value="0.712872">
                <text:p>0.712872</text:p>
              </table:table-cell>
              <table:table-cell office:value-type="float" office:value="6.449113">
                <text:p>6.449113</text:p>
              </table:table-cell>
              <table:table-cell office:value-type="float" office:value="1.815842">
                <text:p>1.815842</text:p>
              </table:table-cell>
              <table:table-cell office:value-type="float" office:value="2.334957">
                <text:p>2.334957</text:p>
              </table:table-cell>
              <table:table-cell office:value-type="float" office:value="14.132114">
                <text:p>14.132114</text:p>
              </table:table-cell>
              <table:table-cell office:value-type="float" office:value="7.474885">
                <text:p>7.474885</text:p>
              </table:table-cell>
              <table:table-cell office:value-type="float" office:value="25.592731">
                <text:p>25.592731</text:p>
              </table:table-cell>
              <table:table-cell office:value-type="float" office:value="7.685446">
                <text:p>7.685446</text:p>
              </table:table-cell>
              <table:table-cell office:value-type="float" office:value="23.316454">
                <text:p>23.316454</text:p>
              </table:table-cell>
              <table:table-cell office:value-type="float" office:value="24.402484">
                <text:p>24.402484</text:p>
              </table:table-cell>
              <table:table-cell office:value-type="float" office:value="21.217118">
                <text:p>21.217118</text:p>
              </table:table-cell>
              <table:table-cell office:value-type="float" office:value="143.386861">
                <text:p>143.386861</text:p>
              </table:table-cell>
              <table:table-cell office:value-type="float" office:value="13.31248">
                <text:p>13.31248</text:p>
              </table:table-cell>
              <table:table-cell office:value-type="float" office:value="11.840867">
                <text:p>11.840867</text:p>
              </table:table-cell>
              <table:table-cell office:value-type="float" office:value="21.482389">
                <text:p>21.482389</text:p>
              </table:table-cell>
              <table:table-cell office:value-type="float" office:value="4.257477">
                <text:p>4.257477</text:p>
              </table:table-cell>
              <table:table-cell office:value-type="float" office:value="13.619394">
                <text:p>13.619394</text:p>
              </table:table-cell>
              <table:table-cell office:value-type="float" office:value="0.37999">
                <text:p>0.37999</text:p>
              </table:table-cell>
              <table:table-cell office:value-type="float" office:value="NaN">
                <text:p>NaN</text:p>
              </table:table-cell>
              <table:table-cell office:value-type="float" office:value="5.255216">
                <text:p>5.255216</text:p>
              </table:table-cell>
              <table:table-cell office:value-type="float" office:value="39.721136">
                <text:p>39.721136</text:p>
              </table:table-cell>
              <table:table-cell office:value-type="float" office:value="2.666123">
                <text:p>2.666123</text:p>
              </table:table-cell>
              <table:table-cell office:value-type="float" office:value="52.202951">
                <text:p>52.202951</text:p>
              </table:table-cell>
              <table:table-cell office:value-type="float" office:value="36.855534">
                <text:p>36.855534</text:p>
              </table:table-cell>
              <table:table-cell office:value-type="float" office:value="17.461614">
                <text:p>17.461614</text:p>
              </table:table-cell>
              <table:table-cell office:value-type="float" office:value="2.132204">
                <text:p>2.132204</text:p>
              </table:table-cell>
              <table:table-cell office:value-type="float" office:value="32.641011">
                <text:p>32.641011</text:p>
              </table:table-cell>
              <table:table-cell office:value-type="float" office:value="2.463815">
                <text:p>2.463815</text:p>
              </table:table-cell>
              <table:table-cell office:value-type="float" office:value="24.264767">
                <text:p>24.264767</text:p>
              </table:table-cell>
              <table:table-cell office:value-type="float" office:value="0.086329">
                <text:p>0.086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357864">
                <text:p>28.357864</text:p>
              </table:table-cell>
              <table:table-cell office:value-type="float" office:value="1">
                <text:p>1</text:p>
              </table:table-cell>
              <table:table-cell office:value-type="float" office:value="44.261261">
                <text:p>44.261261</text:p>
              </table:table-cell>
              <table:table-cell office:value-type="float" office:value="1.074571">
                <text:p>1.074571</text:p>
              </table:table-cell>
              <table:table-cell office:value-type="float" office:value="13.800561">
                <text:p>13.800561</text:p>
              </table:table-cell>
              <table:table-cell office:value-type="float" office:value="0.782107">
                <text:p>0.782107</text:p>
              </table:table-cell>
              <table:table-cell office:value-type="float" office:value="6.498677">
                <text:p>6.498677</text:p>
              </table:table-cell>
              <table:table-cell office:value-type="float" office:value="1.578042">
                <text:p>1.578042</text:p>
              </table:table-cell>
              <table:table-cell office:value-type="float" office:value="2.328987">
                <text:p>2.328987</text:p>
              </table:table-cell>
              <table:table-cell office:value-type="float" office:value="14.952408">
                <text:p>14.952408</text:p>
              </table:table-cell>
              <table:table-cell office:value-type="float" office:value="7.374108">
                <text:p>7.374108</text:p>
              </table:table-cell>
              <table:table-cell office:value-type="float" office:value="32.543733">
                <text:p>32.543733</text:p>
              </table:table-cell>
              <table:table-cell office:value-type="float" office:value="7.786053">
                <text:p>7.786053</text:p>
              </table:table-cell>
              <table:table-cell office:value-type="float" office:value="29.777313">
                <text:p>29.777313</text:p>
              </table:table-cell>
              <table:table-cell office:value-type="float" office:value="29.114074">
                <text:p>29.114074</text:p>
              </table:table-cell>
              <table:table-cell office:value-type="float" office:value="20.931131">
                <text:p>20.931131</text:p>
              </table:table-cell>
              <table:table-cell office:value-type="float" office:value="45.915887">
                <text:p>45.915887</text:p>
              </table:table-cell>
              <table:table-cell office:value-type="float" office:value="13.210632">
                <text:p>13.210632</text:p>
              </table:table-cell>
              <table:table-cell office:value-type="float" office:value="13.99715">
                <text:p>13.99715</text:p>
              </table:table-cell>
              <table:table-cell office:value-type="float" office:value="21.587545">
                <text:p>21.587545</text:p>
              </table:table-cell>
              <table:table-cell office:value-type="float" office:value="4.258288">
                <text:p>4.258288</text:p>
              </table:table-cell>
              <table:table-cell office:value-type="float" office:value="14.853693">
                <text:p>14.853693</text:p>
              </table:table-cell>
              <table:table-cell office:value-type="float" office:value="0.385734">
                <text:p>0.385734</text:p>
              </table:table-cell>
              <table:table-cell office:value-type="float" office:value="NaN">
                <text:p>NaN</text:p>
              </table:table-cell>
              <table:table-cell office:value-type="float" office:value="5.461923">
                <text:p>5.461923</text:p>
              </table:table-cell>
              <table:table-cell office:value-type="float" office:value="49.693596">
                <text:p>49.693596</text:p>
              </table:table-cell>
              <table:table-cell office:value-type="float" office:value="2.718494">
                <text:p>2.718494</text:p>
              </table:table-cell>
              <table:table-cell office:value-type="float" office:value="70.649736">
                <text:p>70.649736</text:p>
              </table:table-cell>
              <table:table-cell office:value-type="float" office:value="60.842105">
                <text:p>60.842105</text:p>
              </table:table-cell>
              <table:table-cell office:value-type="float" office:value="20.077439">
                <text:p>20.077439</text:p>
              </table:table-cell>
              <table:table-cell office:value-type="float" office:value="2.144244">
                <text:p>2.144244</text:p>
              </table:table-cell>
              <table:table-cell office:value-type="float" office:value="50.289978">
                <text:p>50.289978</text:p>
              </table:table-cell>
              <table:table-cell office:value-type="float" office:value="2.434588">
                <text:p>2.434588</text:p>
              </table:table-cell>
              <table:table-cell office:value-type="float" office:value="39.504242">
                <text:p>39.504242</text:p>
              </table:table-cell>
              <table:table-cell office:value-type="float" office:value="0.088394">
                <text:p>0.088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013301">
                <text:p>24.013301</text:p>
              </table:table-cell>
              <table:table-cell office:value-type="float" office:value="1">
                <text:p>1</text:p>
              </table:table-cell>
              <table:table-cell office:value-type="float" office:value="108.519125">
                <text:p>108.519125</text:p>
              </table:table-cell>
              <table:table-cell office:value-type="float" office:value="1.140902">
                <text:p>1.140902</text:p>
              </table:table-cell>
              <table:table-cell office:value-type="float" office:value="12.576947">
                <text:p>12.576947</text:p>
              </table:table-cell>
              <table:table-cell office:value-type="float" office:value="0.687376">
                <text:p>0.687376</text:p>
              </table:table-cell>
              <table:table-cell office:value-type="float" office:value="6.787081">
                <text:p>6.787081</text:p>
              </table:table-cell>
              <table:table-cell office:value-type="float" office:value="1.761015">
                <text:p>1.761015</text:p>
              </table:table-cell>
              <table:table-cell office:value-type="float" office:value="2.375194">
                <text:p>2.375194</text:p>
              </table:table-cell>
              <table:table-cell office:value-type="float" office:value="10.909155">
                <text:p>10.909155</text:p>
              </table:table-cell>
              <table:table-cell office:value-type="float" office:value="7.632205">
                <text:p>7.632205</text:p>
              </table:table-cell>
              <table:table-cell office:value-type="float" office:value="18.842682">
                <text:p>18.842682</text:p>
              </table:table-cell>
              <table:table-cell office:value-type="float" office:value="8.076047">
                <text:p>8.076047</text:p>
              </table:table-cell>
              <table:table-cell office:value-type="float" office:value="16.399433">
                <text:p>16.399433</text:p>
              </table:table-cell>
              <table:table-cell office:value-type="float" office:value="23.501775">
                <text:p>23.501775</text:p>
              </table:table-cell>
              <table:table-cell office:value-type="float" office:value="9.174724">
                <text:p>9.174724</text:p>
              </table:table-cell>
              <table:table-cell office:value-type="float" office:value="46.94799">
                <text:p>46.94799</text:p>
              </table:table-cell>
              <table:table-cell office:value-type="float" office:value="8.484704">
                <text:p>8.484704</text:p>
              </table:table-cell>
              <table:table-cell office:value-type="float" office:value="13.151655">
                <text:p>13.151655</text:p>
              </table:table-cell>
              <table:table-cell office:value-type="float" office:value="15.799914">
                <text:p>15.799914</text:p>
              </table:table-cell>
              <table:table-cell office:value-type="float" office:value="4.222623">
                <text:p>4.222623</text:p>
              </table:table-cell>
              <table:table-cell office:value-type="float" office:value="4.869907">
                <text:p>4.869907</text:p>
              </table:table-cell>
              <table:table-cell office:value-type="float" office:value="0.378959">
                <text:p>0.378959</text:p>
              </table:table-cell>
              <table:table-cell office:value-type="float" office:value="NaN">
                <text:p>NaN</text:p>
              </table:table-cell>
              <table:table-cell office:value-type="float" office:value="5.227428">
                <text:p>5.227428</text:p>
              </table:table-cell>
              <table:table-cell office:value-type="float" office:value="36.971485">
                <text:p>36.971485</text:p>
              </table:table-cell>
              <table:table-cell office:value-type="float" office:value="2.899547">
                <text:p>2.899547</text:p>
              </table:table-cell>
              <table:table-cell office:value-type="float" office:value="36.559597">
                <text:p>36.559597</text:p>
              </table:table-cell>
              <table:table-cell office:value-type="float" office:value="32.291056">
                <text:p>32.291056</text:p>
              </table:table-cell>
              <table:table-cell office:value-type="float" office:value="17.464512">
                <text:p>17.464512</text:p>
              </table:table-cell>
              <table:table-cell office:value-type="float" office:value="2.147847">
                <text:p>2.147847</text:p>
              </table:table-cell>
              <table:table-cell office:value-type="float" office:value="33.738877">
                <text:p>33.738877</text:p>
              </table:table-cell>
              <table:table-cell office:value-type="float" office:value="2.422124">
                <text:p>2.422124</text:p>
              </table:table-cell>
              <table:table-cell office:value-type="float" office:value="34.376935">
                <text:p>34.376935</text:p>
              </table:table-cell>
              <table:table-cell office:value-type="float" office:value="0.08886">
                <text:p>0.08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370552">
                <text:p>24.370552</text:p>
              </table:table-cell>
              <table:table-cell office:value-type="float" office:value="1">
                <text:p>1</text:p>
              </table:table-cell>
              <table:table-cell office:value-type="float" office:value="35.216312">
                <text:p>35.216312</text:p>
              </table:table-cell>
              <table:table-cell office:value-type="float" office:value="1.298405">
                <text:p>1.298405</text:p>
              </table:table-cell>
              <table:table-cell office:value-type="float" office:value="14.136654">
                <text:p>14.136654</text:p>
              </table:table-cell>
              <table:table-cell office:value-type="float" office:value="0.794367">
                <text:p>0.794367</text:p>
              </table:table-cell>
              <table:table-cell office:value-type="float" office:value="6.638368">
                <text:p>6.638368</text:p>
              </table:table-cell>
              <table:table-cell office:value-type="float" office:value="1.695554">
                <text:p>1.695554</text:p>
              </table:table-cell>
              <table:table-cell office:value-type="float" office:value="2.327669">
                <text:p>2.327669</text:p>
              </table:table-cell>
              <table:table-cell office:value-type="float" office:value="15.032278">
                <text:p>15.032278</text:p>
              </table:table-cell>
              <table:table-cell office:value-type="float" office:value="7.569359">
                <text:p>7.569359</text:p>
              </table:table-cell>
              <table:table-cell office:value-type="float" office:value="24.026002">
                <text:p>24.026002</text:p>
              </table:table-cell>
              <table:table-cell office:value-type="float" office:value="7.557838">
                <text:p>7.557838</text:p>
              </table:table-cell>
              <table:table-cell office:value-type="float" office:value="21.871616">
                <text:p>21.871616</text:p>
              </table:table-cell>
              <table:table-cell office:value-type="float" office:value="22.291806">
                <text:p>22.291806</text:p>
              </table:table-cell>
              <table:table-cell office:value-type="float" office:value="15.696579">
                <text:p>15.696579</text:p>
              </table:table-cell>
              <table:table-cell office:value-type="float" office:value="52.965333">
                <text:p>52.965333</text:p>
              </table:table-cell>
              <table:table-cell office:value-type="float" office:value="13.049511">
                <text:p>13.049511</text:p>
              </table:table-cell>
              <table:table-cell office:value-type="float" office:value="13.366083">
                <text:p>13.366083</text:p>
              </table:table-cell>
              <table:table-cell office:value-type="float" office:value="20.671202">
                <text:p>20.671202</text:p>
              </table:table-cell>
              <table:table-cell office:value-type="float" office:value="4.315949">
                <text:p>4.315949</text:p>
              </table:table-cell>
              <table:table-cell office:value-type="float" office:value="9.449541">
                <text:p>9.449541</text:p>
              </table:table-cell>
              <table:table-cell office:value-type="float" office:value="0.380884">
                <text:p>0.380884</text:p>
              </table:table-cell>
              <table:table-cell office:value-type="float" office:value="NaN">
                <text:p>NaN</text:p>
              </table:table-cell>
              <table:table-cell office:value-type="float" office:value="5.352196">
                <text:p>5.352196</text:p>
              </table:table-cell>
              <table:table-cell office:value-type="float" office:value="41.327661">
                <text:p>41.327661</text:p>
              </table:table-cell>
              <table:table-cell office:value-type="float" office:value="2.750207">
                <text:p>2.750207</text:p>
              </table:table-cell>
              <table:table-cell office:value-type="float" office:value="45.015092">
                <text:p>45.015092</text:p>
              </table:table-cell>
              <table:table-cell office:value-type="float" office:value="34.185886">
                <text:p>34.185886</text:p>
              </table:table-cell>
              <table:table-cell office:value-type="float" office:value="18.566897">
                <text:p>18.566897</text:p>
              </table:table-cell>
              <table:table-cell office:value-type="float" office:value="2.130658">
                <text:p>2.130658</text:p>
              </table:table-cell>
              <table:table-cell office:value-type="float" office:value="38.594766">
                <text:p>38.594766</text:p>
              </table:table-cell>
              <table:table-cell office:value-type="float" office:value="2.414539">
                <text:p>2.414539</text:p>
              </table:table-cell>
              <table:table-cell office:value-type="float" office:value="40.890221">
                <text:p>40.890221</text:p>
              </table:table-cell>
              <table:table-cell office:value-type="float" office:value="0.088272">
                <text:p>0.088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54945">
                <text:p>22.54945</text:p>
              </table:table-cell>
              <table:table-cell office:value-type="float" office:value="1">
                <text:p>1</text:p>
              </table:table-cell>
              <table:table-cell office:value-type="float" office:value="35.37931">
                <text:p>35.37931</text:p>
              </table:table-cell>
              <table:table-cell office:value-type="float" office:value="1.091254">
                <text:p>1.091254</text:p>
              </table:table-cell>
              <table:table-cell office:value-type="float" office:value="10.632124">
                <text:p>10.632124</text:p>
              </table:table-cell>
              <table:table-cell office:value-type="float" office:value="0.628483">
                <text:p>0.628483</text:p>
              </table:table-cell>
              <table:table-cell office:value-type="float" office:value="5.423191">
                <text:p>5.423191</text:p>
              </table:table-cell>
              <table:table-cell office:value-type="float" office:value="1.792067">
                <text:p>1.792067</text:p>
              </table:table-cell>
              <table:table-cell office:value-type="float" office:value="2.294981">
                <text:p>2.294981</text:p>
              </table:table-cell>
              <table:table-cell office:value-type="float" office:value="14.206206">
                <text:p>14.206206</text:p>
              </table:table-cell>
              <table:table-cell office:value-type="float" office:value="7.315508">
                <text:p>7.315508</text:p>
              </table:table-cell>
              <table:table-cell office:value-type="float" office:value="22.895344">
                <text:p>22.895344</text:p>
              </table:table-cell>
              <table:table-cell office:value-type="float" office:value="6.480852">
                <text:p>6.480852</text:p>
              </table:table-cell>
              <table:table-cell office:value-type="float" office:value="19.291901">
                <text:p>19.291901</text:p>
              </table:table-cell>
              <table:table-cell office:value-type="float" office:value="17.708737">
                <text:p>17.708737</text:p>
              </table:table-cell>
              <table:table-cell office:value-type="float" office:value="20.366317">
                <text:p>20.366317</text:p>
              </table:table-cell>
              <table:table-cell office:value-type="float" office:value="39.461538">
                <text:p>39.461538</text:p>
              </table:table-cell>
              <table:table-cell office:value-type="float" office:value="11.965529">
                <text:p>11.965529</text:p>
              </table:table-cell>
              <table:table-cell office:value-type="float" office:value="10.821357">
                <text:p>10.821357</text:p>
              </table:table-cell>
              <table:table-cell office:value-type="float" office:value="20.940097">
                <text:p>20.940097</text:p>
              </table:table-cell>
              <table:table-cell office:value-type="float" office:value="3.502453">
                <text:p>3.502453</text:p>
              </table:table-cell>
              <table:table-cell office:value-type="float" office:value="16.240986">
                <text:p>16.240986</text:p>
              </table:table-cell>
              <table:table-cell office:value-type="float" office:value="0.31183">
                <text:p>0.31183</text:p>
              </table:table-cell>
              <table:table-cell office:value-type="float" office:value="NaN">
                <text:p>NaN</text:p>
              </table:table-cell>
              <table:table-cell office:value-type="float" office:value="4.80562">
                <text:p>4.80562</text:p>
              </table:table-cell>
              <table:table-cell office:value-type="float" office:value="39.08341">
                <text:p>39.08341</text:p>
              </table:table-cell>
              <table:table-cell office:value-type="float" office:value="2.499771">
                <text:p>2.499771</text:p>
              </table:table-cell>
              <table:table-cell office:value-type="float" office:value="40.940167">
                <text:p>40.940167</text:p>
              </table:table-cell>
              <table:table-cell office:value-type="float" office:value="49.745454">
                <text:p>49.745454</text:p>
              </table:table-cell>
              <table:table-cell office:value-type="float" office:value="23.107099">
                <text:p>23.107099</text:p>
              </table:table-cell>
              <table:table-cell office:value-type="float" office:value="1.854077">
                <text:p>1.854077</text:p>
              </table:table-cell>
              <table:table-cell office:value-type="float" office:value="24.103733">
                <text:p>24.103733</text:p>
              </table:table-cell>
              <table:table-cell office:value-type="float" office:value="2.089613">
                <text:p>2.089613</text:p>
              </table:table-cell>
              <table:table-cell office:value-type="float" office:value="38.224157">
                <text:p>38.224157</text:p>
              </table:table-cell>
              <table:table-cell office:value-type="float" office:value="0.086601">
                <text:p>0.086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152741">
                <text:p>26.152741</text:p>
              </table:table-cell>
              <table:table-cell office:value-type="float" office:value="1">
                <text:p>1</text:p>
              </table:table-cell>
              <table:table-cell office:value-type="float" office:value="37.029574">
                <text:p>37.029574</text:p>
              </table:table-cell>
              <table:table-cell office:value-type="float" office:value="1.164456">
                <text:p>1.164456</text:p>
              </table:table-cell>
              <table:table-cell office:value-type="float" office:value="14.329756">
                <text:p>14.329756</text:p>
              </table:table-cell>
              <table:table-cell office:value-type="float" office:value="0.691413">
                <text:p>0.691413</text:p>
              </table:table-cell>
              <table:table-cell office:value-type="float" office:value="6.877102">
                <text:p>6.877102</text:p>
              </table:table-cell>
              <table:table-cell office:value-type="float" office:value="1.570051">
                <text:p>1.570051</text:p>
              </table:table-cell>
              <table:table-cell office:value-type="float" office:value="2.35821">
                <text:p>2.35821</text:p>
              </table:table-cell>
              <table:table-cell office:value-type="float" office:value="11.697857">
                <text:p>11.697857</text:p>
              </table:table-cell>
              <table:table-cell office:value-type="float" office:value="7.620007">
                <text:p>7.620007</text:p>
              </table:table-cell>
              <table:table-cell office:value-type="float" office:value="15.209137">
                <text:p>15.209137</text:p>
              </table:table-cell>
              <table:table-cell office:value-type="float" office:value="7.693164">
                <text:p>7.693164</text:p>
              </table:table-cell>
              <table:table-cell office:value-type="float" office:value="17.013164">
                <text:p>17.013164</text:p>
              </table:table-cell>
              <table:table-cell office:value-type="float" office:value="20.400203">
                <text:p>20.400203</text:p>
              </table:table-cell>
              <table:table-cell office:value-type="float" office:value="10.360739">
                <text:p>10.360739</text:p>
              </table:table-cell>
              <table:table-cell office:value-type="float" office:value="44.517777">
                <text:p>44.517777</text:p>
              </table:table-cell>
              <table:table-cell office:value-type="float" office:value="9.668817">
                <text:p>9.668817</text:p>
              </table:table-cell>
              <table:table-cell office:value-type="float" office:value="13.033832">
                <text:p>13.033832</text:p>
              </table:table-cell>
              <table:table-cell office:value-type="float" office:value="15.780374">
                <text:p>15.780374</text:p>
              </table:table-cell>
              <table:table-cell office:value-type="float" office:value="4.392238">
                <text:p>4.392238</text:p>
              </table:table-cell>
              <table:table-cell office:value-type="float" office:value="5.4783">
                <text:p>5.4783</text:p>
              </table:table-cell>
              <table:table-cell office:value-type="float" office:value="0.38792">
                <text:p>0.38792</text:p>
              </table:table-cell>
              <table:table-cell office:value-type="float" office:value="NaN">
                <text:p>NaN</text:p>
              </table:table-cell>
              <table:table-cell office:value-type="float" office:value="6.063256">
                <text:p>6.063256</text:p>
              </table:table-cell>
              <table:table-cell office:value-type="float" office:value="39.892359">
                <text:p>39.892359</text:p>
              </table:table-cell>
              <table:table-cell office:value-type="float" office:value="2.700229">
                <text:p>2.700229</text:p>
              </table:table-cell>
              <table:table-cell office:value-type="float" office:value="42.72771">
                <text:p>42.72771</text:p>
              </table:table-cell>
              <table:table-cell office:value-type="float" office:value="34.420962">
                <text:p>34.420962</text:p>
              </table:table-cell>
              <table:table-cell office:value-type="float" office:value="22.681041">
                <text:p>22.681041</text:p>
              </table:table-cell>
              <table:table-cell office:value-type="float" office:value="2.130716">
                <text:p>2.130716</text:p>
              </table:table-cell>
              <table:table-cell office:value-type="float" office:value="36.552419">
                <text:p>36.552419</text:p>
              </table:table-cell>
              <table:table-cell office:value-type="float" office:value="2.399736">
                <text:p>2.399736</text:p>
              </table:table-cell>
              <table:table-cell office:value-type="float" office:value="36.938213">
                <text:p>36.938213</text:p>
              </table:table-cell>
              <table:table-cell office:value-type="float" office:value="0.089322">
                <text:p>0.089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454545">
                <text:p>25.454545</text:p>
              </table:table-cell>
              <table:table-cell office:value-type="float" office:value="1">
                <text:p>1</text:p>
              </table:table-cell>
              <table:table-cell office:value-type="float" office:value="40.770877">
                <text:p>40.770877</text:p>
              </table:table-cell>
              <table:table-cell office:value-type="float" office:value="1.076232">
                <text:p>1.076232</text:p>
              </table:table-cell>
              <table:table-cell office:value-type="float" office:value="16.894409">
                <text:p>16.894409</text:p>
              </table:table-cell>
              <table:table-cell office:value-type="float" office:value="0.666499">
                <text:p>0.666499</text:p>
              </table:table-cell>
              <table:table-cell office:value-type="float" office:value="6.252873">
                <text:p>6.252873</text:p>
              </table:table-cell>
              <table:table-cell office:value-type="float" office:value="1.628545">
                <text:p>1.628545</text:p>
              </table:table-cell>
              <table:table-cell office:value-type="float" office:value="2.555361">
                <text:p>2.555361</text:p>
              </table:table-cell>
              <table:table-cell office:value-type="float" office:value="9.382037">
                <text:p>9.382037</text:p>
              </table:table-cell>
              <table:table-cell office:value-type="float" office:value="7.496062">
                <text:p>7.496062</text:p>
              </table:table-cell>
              <table:table-cell office:value-type="float" office:value="14.018037">
                <text:p>14.018037</text:p>
              </table:table-cell>
              <table:table-cell office:value-type="float" office:value="8.210435">
                <text:p>8.210435</text:p>
              </table:table-cell>
              <table:table-cell office:value-type="float" office:value="11.045474">
                <text:p>11.045474</text:p>
              </table:table-cell>
              <table:table-cell office:value-type="float" office:value="17.30909">
                <text:p>17.30909</text:p>
              </table:table-cell>
              <table:table-cell office:value-type="float" office:value="9.651741">
                <text:p>9.651741</text:p>
              </table:table-cell>
              <table:table-cell office:value-type="float" office:value="32.884283">
                <text:p>32.884283</text:p>
              </table:table-cell>
              <table:table-cell office:value-type="float" office:value="7.329837">
                <text:p>7.329837</text:p>
              </table:table-cell>
              <table:table-cell office:value-type="float" office:value="12.847503">
                <text:p>12.847503</text:p>
              </table:table-cell>
              <table:table-cell office:value-type="float" office:value="7.503424">
                <text:p>7.503424</text:p>
              </table:table-cell>
              <table:table-cell office:value-type="float" office:value="4.408427">
                <text:p>4.408427</text:p>
              </table:table-cell>
              <table:table-cell office:value-type="float" office:value="6.076473">
                <text:p>6.076473</text:p>
              </table:table-cell>
              <table:table-cell office:value-type="float" office:value="0.375024">
                <text:p>0.375024</text:p>
              </table:table-cell>
              <table:table-cell office:value-type="float" office:value="NaN">
                <text:p>NaN</text:p>
              </table:table-cell>
              <table:table-cell office:value-type="float" office:value="7.101827">
                <text:p>7.101827</text:p>
              </table:table-cell>
              <table:table-cell office:value-type="float" office:value="16.620143">
                <text:p>16.620143</text:p>
              </table:table-cell>
              <table:table-cell office:value-type="float" office:value="2.788109">
                <text:p>2.788109</text:p>
              </table:table-cell>
              <table:table-cell office:value-type="float" office:value="17.034368">
                <text:p>17.034368</text:p>
              </table:table-cell>
              <table:table-cell office:value-type="float" office:value="32">
                <text:p>32</text:p>
              </table:table-cell>
              <table:table-cell office:value-type="float" office:value="13.312159">
                <text:p>13.312159</text:p>
              </table:table-cell>
              <table:table-cell office:value-type="float" office:value="2.320819">
                <text:p>2.320819</text:p>
              </table:table-cell>
              <table:table-cell office:value-type="float" office:value="16.672139">
                <text:p>16.672139</text:p>
              </table:table-cell>
              <table:table-cell office:value-type="float" office:value="2.686988">
                <text:p>2.686988</text:p>
              </table:table-cell>
              <table:table-cell office:value-type="float" office:value="16.367595">
                <text:p>16.367595</text:p>
              </table:table-cell>
              <table:table-cell office:value-type="float" office:value="0.090917">
                <text:p>0.090917</text:p>
              </table:table-cell>
              <table:table-cell office:value-type="float" office:value="69.61654">
                <text:p>69.61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180836">
                <text:p>27.180836</text:p>
              </table:table-cell>
              <table:table-cell office:value-type="float" office:value="1">
                <text:p>1</text:p>
              </table:table-cell>
              <table:table-cell office:value-type="float" office:value="84.62605">
                <text:p>84.62605</text:p>
              </table:table-cell>
              <table:table-cell office:value-type="float" office:value="1.049726">
                <text:p>1.049726</text:p>
              </table:table-cell>
              <table:table-cell office:value-type="float" office:value="14.787812">
                <text:p>14.787812</text:p>
              </table:table-cell>
              <table:table-cell office:value-type="float" office:value="0.758441">
                <text:p>0.758441</text:p>
              </table:table-cell>
              <table:table-cell office:value-type="float" office:value="6.552049">
                <text:p>6.552049</text:p>
              </table:table-cell>
              <table:table-cell office:value-type="float" office:value="1.722141">
                <text:p>1.722141</text:p>
              </table:table-cell>
              <table:table-cell office:value-type="float" office:value="2.428967">
                <text:p>2.428967</text:p>
              </table:table-cell>
              <table:table-cell office:value-type="float" office:value="17.085812">
                <text:p>17.085812</text:p>
              </table:table-cell>
              <table:table-cell office:value-type="float" office:value="7.608991">
                <text:p>7.608991</text:p>
              </table:table-cell>
              <table:table-cell office:value-type="float" office:value="32.902614">
                <text:p>32.902614</text:p>
              </table:table-cell>
              <table:table-cell office:value-type="float" office:value="8.896201">
                <text:p>8.896201</text:p>
              </table:table-cell>
              <table:table-cell office:value-type="float" office:value="28.132243">
                <text:p>28.132243</text:p>
              </table:table-cell>
              <table:table-cell office:value-type="float" office:value="17.983035">
                <text:p>17.983035</text:p>
              </table:table-cell>
              <table:table-cell office:value-type="float" office:value="23.42041">
                <text:p>23.42041</text:p>
              </table:table-cell>
              <table:table-cell office:value-type="float" office:value="34.137288">
                <text:p>34.137288</text:p>
              </table:table-cell>
              <table:table-cell office:value-type="float" office:value="13.845605">
                <text:p>13.845605</text:p>
              </table:table-cell>
              <table:table-cell office:value-type="float" office:value="12.402093">
                <text:p>12.402093</text:p>
              </table:table-cell>
              <table:table-cell office:value-type="float" office:value="24.943908">
                <text:p>24.943908</text:p>
              </table:table-cell>
              <table:table-cell office:value-type="float" office:value="4.491748">
                <text:p>4.491748</text:p>
              </table:table-cell>
              <table:table-cell office:value-type="float" office:value="16.79606">
                <text:p>16.79606</text:p>
              </table:table-cell>
              <table:table-cell office:value-type="float" office:value="0.394225">
                <text:p>0.394225</text:p>
              </table:table-cell>
              <table:table-cell office:value-type="float" office:value="NaN">
                <text:p>NaN</text:p>
              </table:table-cell>
              <table:table-cell office:value-type="float" office:value="6.003278">
                <text:p>6.003278</text:p>
              </table:table-cell>
              <table:table-cell office:value-type="float" office:value="55.906055">
                <text:p>55.906055</text:p>
              </table:table-cell>
              <table:table-cell office:value-type="float" office:value="2.805153">
                <text:p>2.805153</text:p>
              </table:table-cell>
              <table:table-cell office:value-type="float" office:value="81.813901">
                <text:p>81.813901</text:p>
              </table:table-cell>
              <table:table-cell office:value-type="float" office:value="40.52515">
                <text:p>40.52515</text:p>
              </table:table-cell>
              <table:table-cell office:value-type="float" office:value="25.831476">
                <text:p>25.831476</text:p>
              </table:table-cell>
              <table:table-cell office:value-type="float" office:value="2.175288">
                <text:p>2.175288</text:p>
              </table:table-cell>
              <table:table-cell office:value-type="float" office:value="56.27362">
                <text:p>56.27362</text:p>
              </table:table-cell>
              <table:table-cell office:value-type="float" office:value="2.535372">
                <text:p>2.535372</text:p>
              </table:table-cell>
              <table:table-cell office:value-type="float" office:value="43.368635">
                <text:p>43.368635</text:p>
              </table:table-cell>
              <table:table-cell office:value-type="float" office:value="0.089625">
                <text:p>0.089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252808">
                <text:p>25.252808</text:p>
              </table:table-cell>
              <table:table-cell office:value-type="float" office:value="1">
                <text:p>1</text:p>
              </table:table-cell>
              <table:table-cell office:value-type="float" office:value="96.149732">
                <text:p>96.149732</text:p>
              </table:table-cell>
              <table:table-cell office:value-type="float" office:value="1.123283">
                <text:p>1.123283</text:p>
              </table:table-cell>
              <table:table-cell office:value-type="float" office:value="15.341296">
                <text:p>15.341296</text:p>
              </table:table-cell>
              <table:table-cell office:value-type="float" office:value="0.701759">
                <text:p>0.701759</text:p>
              </table:table-cell>
              <table:table-cell office:value-type="float" office:value="6.037609">
                <text:p>6.037609</text:p>
              </table:table-cell>
              <table:table-cell office:value-type="float" office:value="1.854116">
                <text:p>1.854116</text:p>
              </table:table-cell>
              <table:table-cell office:value-type="float" office:value="2.446924">
                <text:p>2.446924</text:p>
              </table:table-cell>
              <table:table-cell office:value-type="float" office:value="14.474473">
                <text:p>14.474473</text:p>
              </table:table-cell>
              <table:table-cell office:value-type="float" office:value="7.20064">
                <text:p>7.20064</text:p>
              </table:table-cell>
              <table:table-cell office:value-type="float" office:value="28.892797">
                <text:p>28.892797</text:p>
              </table:table-cell>
              <table:table-cell office:value-type="float" office:value="7.576906">
                <text:p>7.576906</text:p>
              </table:table-cell>
              <table:table-cell office:value-type="float" office:value="21.745845">
                <text:p>21.745845</text:p>
              </table:table-cell>
              <table:table-cell office:value-type="float" office:value="17.255278">
                <text:p>17.255278</text:p>
              </table:table-cell>
              <table:table-cell office:value-type="float" office:value="23.06348">
                <text:p>23.06348</text:p>
              </table:table-cell>
              <table:table-cell office:value-type="float" office:value="54.156626">
                <text:p>54.156626</text:p>
              </table:table-cell>
              <table:table-cell office:value-type="float" office:value="16.161808">
                <text:p>16.161808</text:p>
              </table:table-cell>
              <table:table-cell office:value-type="float" office:value="14.641693">
                <text:p>14.641693</text:p>
              </table:table-cell>
              <table:table-cell office:value-type="float" office:value="24.014478">
                <text:p>24.014478</text:p>
              </table:table-cell>
              <table:table-cell office:value-type="float" office:value="4.02868">
                <text:p>4.02868</text:p>
              </table:table-cell>
              <table:table-cell office:value-type="float" office:value="15.789852">
                <text:p>15.789852</text:p>
              </table:table-cell>
              <table:table-cell office:value-type="float" office:value="0.356251">
                <text:p>0.356251</text:p>
              </table:table-cell>
              <table:table-cell office:value-type="float" office:value="NaN">
                <text:p>NaN</text:p>
              </table:table-cell>
              <table:table-cell office:value-type="float" office:value="5.862406">
                <text:p>5.862406</text:p>
              </table:table-cell>
              <table:table-cell office:value-type="float" office:value="58.561049">
                <text:p>58.561049</text:p>
              </table:table-cell>
              <table:table-cell office:value-type="float" office:value="2.630962">
                <text:p>2.630962</text:p>
              </table:table-cell>
              <table:table-cell office:value-type="float" office:value="79.274076">
                <text:p>79.274076</text:p>
              </table:table-cell>
              <table:table-cell office:value-type="float" office:value="24.76584">
                <text:p>24.76584</text:p>
              </table:table-cell>
              <table:table-cell office:value-type="float" office:value="32.91213">
                <text:p>32.91213</text:p>
              </table:table-cell>
              <table:table-cell office:value-type="float" office:value="2.198044">
                <text:p>2.198044</text:p>
              </table:table-cell>
              <table:table-cell office:value-type="float" office:value="54.250385">
                <text:p>54.250385</text:p>
              </table:table-cell>
              <table:table-cell office:value-type="float" office:value="2.581108">
                <text:p>2.581108</text:p>
              </table:table-cell>
              <table:table-cell office:value-type="float" office:value="33.915101">
                <text:p>33.915101</text:p>
              </table:table-cell>
              <table:table-cell office:value-type="float" office:value="0.085294">
                <text:p>0.085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145552">
                <text:p>24.145552</text:p>
              </table:table-cell>
              <table:table-cell office:value-type="float" office:value="1">
                <text:p>1</text:p>
              </table:table-cell>
              <table:table-cell office:value-type="float" office:value="121.877551">
                <text:p>121.877551</text:p>
              </table:table-cell>
              <table:table-cell office:value-type="float" office:value="1.175338">
                <text:p>1.175338</text:p>
              </table:table-cell>
              <table:table-cell office:value-type="float" office:value="16.558225">
                <text:p>16.558225</text:p>
              </table:table-cell>
              <table:table-cell office:value-type="float" office:value="0.694445">
                <text:p>0.694445</text:p>
              </table:table-cell>
              <table:table-cell office:value-type="float" office:value="5.773767">
                <text:p>5.773767</text:p>
              </table:table-cell>
              <table:table-cell office:value-type="float" office:value="1.878124">
                <text:p>1.878124</text:p>
              </table:table-cell>
              <table:table-cell office:value-type="float" office:value="3.322084">
                <text:p>3.322084</text:p>
              </table:table-cell>
              <table:table-cell office:value-type="float" office:value="7.407966">
                <text:p>7.407966</text:p>
              </table:table-cell>
              <table:table-cell office:value-type="float" office:value="8.511163">
                <text:p>8.511163</text:p>
              </table:table-cell>
              <table:table-cell office:value-type="float" office:value="9.587825">
                <text:p>9.587825</text:p>
              </table:table-cell>
              <table:table-cell office:value-type="float" office:value="7.025882">
                <text:p>7.025882</text:p>
              </table:table-cell>
              <table:table-cell office:value-type="float" office:value="7.648148">
                <text:p>7.648148</text:p>
              </table:table-cell>
              <table:table-cell office:value-type="float" office:value="17.987951">
                <text:p>17.987951</text:p>
              </table:table-cell>
              <table:table-cell office:value-type="float" office:value="7.847889">
                <text:p>7.847889</text:p>
              </table:table-cell>
              <table:table-cell office:value-type="float" office:value="39.637168">
                <text:p>39.637168</text:p>
              </table:table-cell>
              <table:table-cell office:value-type="float" office:value="6.398476">
                <text:p>6.398476</text:p>
              </table:table-cell>
              <table:table-cell office:value-type="float" office:value="15.144547">
                <text:p>15.144547</text:p>
              </table:table-cell>
              <table:table-cell office:value-type="float" office:value="7.561899">
                <text:p>7.561899</text:p>
              </table:table-cell>
              <table:table-cell office:value-type="float" office:value="4.268763">
                <text:p>4.268763</text:p>
              </table:table-cell>
              <table:table-cell office:value-type="float" office:value="6.238518">
                <text:p>6.238518</text:p>
              </table:table-cell>
              <table:table-cell office:value-type="float" office:value="0.346249">
                <text:p>0.346249</text:p>
              </table:table-cell>
              <table:table-cell office:value-type="float" office:value="NaN">
                <text:p>NaN</text:p>
              </table:table-cell>
              <table:table-cell office:value-type="float" office:value="6.324038">
                <text:p>6.324038</text:p>
              </table:table-cell>
              <table:table-cell office:value-type="float" office:value="10.656156">
                <text:p>10.656156</text:p>
              </table:table-cell>
              <table:table-cell office:value-type="float" office:value="2.736938">
                <text:p>2.736938</text:p>
              </table:table-cell>
              <table:table-cell office:value-type="float" office:value="10.570468">
                <text:p>10.570468</text:p>
              </table:table-cell>
              <table:table-cell office:value-type="float" office:value="42.964028">
                <text:p>42.964028</text:p>
              </table:table-cell>
              <table:table-cell office:value-type="float" office:value="9.146475">
                <text:p>9.146475</text:p>
              </table:table-cell>
              <table:table-cell office:value-type="float" office:value="2.217052">
                <text:p>2.217052</text:p>
              </table:table-cell>
              <table:table-cell office:value-type="float" office:value="10.189512">
                <text:p>10.189512</text:p>
              </table:table-cell>
              <table:table-cell office:value-type="float" office:value="2.734849">
                <text:p>2.734849</text:p>
              </table:table-cell>
              <table:table-cell office:value-type="float" office:value="9.943391">
                <text:p>9.943391</text:p>
              </table:table-cell>
              <table:table-cell office:value-type="float" office:value="0.10751">
                <text:p>0.10751</text:p>
              </table:table-cell>
              <table:table-cell office:value-type="float" office:value="11.10992">
                <text:p>11.10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29558">
                <text:p>25.29558</text:p>
              </table:table-cell>
              <table:table-cell office:value-type="float" office:value="1">
                <text:p>1</text:p>
              </table:table-cell>
              <table:table-cell office:value-type="float" office:value="47.942408">
                <text:p>47.942408</text:p>
              </table:table-cell>
              <table:table-cell office:value-type="float" office:value="1.093953">
                <text:p>1.093953</text:p>
              </table:table-cell>
              <table:table-cell office:value-type="float" office:value="12.915373">
                <text:p>12.915373</text:p>
              </table:table-cell>
              <table:table-cell office:value-type="float" office:value="0.671663">
                <text:p>0.671663</text:p>
              </table:table-cell>
              <table:table-cell office:value-type="float" office:value="5.921112">
                <text:p>5.921112</text:p>
              </table:table-cell>
              <table:table-cell office:value-type="float" office:value="1.63899">
                <text:p>1.63899</text:p>
              </table:table-cell>
              <table:table-cell office:value-type="float" office:value="2.590381">
                <text:p>2.590381</text:p>
              </table:table-cell>
              <table:table-cell office:value-type="float" office:value="16.241565">
                <text:p>16.241565</text:p>
              </table:table-cell>
              <table:table-cell office:value-type="float" office:value="7.750317">
                <text:p>7.750317</text:p>
              </table:table-cell>
              <table:table-cell office:value-type="float" office:value="28.310547">
                <text:p>28.310547</text:p>
              </table:table-cell>
              <table:table-cell office:value-type="float" office:value="7.900776">
                <text:p>7.900776</text:p>
              </table:table-cell>
              <table:table-cell office:value-type="float" office:value="25.17297">
                <text:p>25.17297</text:p>
              </table:table-cell>
              <table:table-cell office:value-type="float" office:value="17.867317">
                <text:p>17.867317</text:p>
              </table:table-cell>
              <table:table-cell office:value-type="float" office:value="22.895543">
                <text:p>22.895543</text:p>
              </table:table-cell>
              <table:table-cell office:value-type="float" office:value="30.625418">
                <text:p>30.625418</text:p>
              </table:table-cell>
              <table:table-cell office:value-type="float" office:value="12.244024">
                <text:p>12.244024</text:p>
              </table:table-cell>
              <table:table-cell office:value-type="float" office:value="12.433129">
                <text:p>12.433129</text:p>
              </table:table-cell>
              <table:table-cell office:value-type="float" office:value="24.072949">
                <text:p>24.072949</text:p>
              </table:table-cell>
              <table:table-cell office:value-type="float" office:value="4.047292">
                <text:p>4.047292</text:p>
              </table:table-cell>
              <table:table-cell office:value-type="float" office:value="13.4162">
                <text:p>13.4162</text:p>
              </table:table-cell>
              <table:table-cell office:value-type="float" office:value="0.358058">
                <text:p>0.358058</text:p>
              </table:table-cell>
              <table:table-cell office:value-type="float" office:value="NaN">
                <text:p>NaN</text:p>
              </table:table-cell>
              <table:table-cell office:value-type="float" office:value="6.274066">
                <text:p>6.274066</text:p>
              </table:table-cell>
              <table:table-cell office:value-type="float" office:value="65.28663">
                <text:p>65.28663</text:p>
              </table:table-cell>
              <table:table-cell office:value-type="float" office:value="2.824926">
                <text:p>2.824926</text:p>
              </table:table-cell>
              <table:table-cell office:value-type="float" office:value="76.962442">
                <text:p>76.962442</text:p>
              </table:table-cell>
              <table:table-cell office:value-type="float" office:value="23.359693">
                <text:p>23.359693</text:p>
              </table:table-cell>
              <table:table-cell office:value-type="float" office:value="29.503973">
                <text:p>29.503973</text:p>
              </table:table-cell>
              <table:table-cell office:value-type="float" office:value="2.208368">
                <text:p>2.208368</text:p>
              </table:table-cell>
              <table:table-cell office:value-type="float" office:value="61.188226">
                <text:p>61.188226</text:p>
              </table:table-cell>
              <table:table-cell office:value-type="float" office:value="2.74367">
                <text:p>2.74367</text:p>
              </table:table-cell>
              <table:table-cell office:value-type="float" office:value="39.873228">
                <text:p>39.873228</text:p>
              </table:table-cell>
              <table:table-cell office:value-type="float" office:value="0.091636">
                <text:p>0.091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257783">
                <text:p>23.257783</text:p>
              </table:table-cell>
              <table:table-cell office:value-type="float" office:value="1">
                <text:p>1</text:p>
              </table:table-cell>
              <table:table-cell office:value-type="float" office:value="81.91228">
                <text:p>81.91228</text:p>
              </table:table-cell>
              <table:table-cell office:value-type="float" office:value="1.159486">
                <text:p>1.159486</text:p>
              </table:table-cell>
              <table:table-cell office:value-type="float" office:value="15.295659">
                <text:p>15.295659</text:p>
              </table:table-cell>
              <table:table-cell office:value-type="float" office:value="0.704024">
                <text:p>0.704024</text:p>
              </table:table-cell>
              <table:table-cell office:value-type="float" office:value="6.079427">
                <text:p>6.079427</text:p>
              </table:table-cell>
              <table:table-cell office:value-type="float" office:value="1.905644">
                <text:p>1.905644</text:p>
              </table:table-cell>
              <table:table-cell office:value-type="float" office:value="2.514947">
                <text:p>2.514947</text:p>
              </table:table-cell>
              <table:table-cell office:value-type="float" office:value="13.652055">
                <text:p>13.652055</text:p>
              </table:table-cell>
              <table:table-cell office:value-type="float" office:value="7.56726">
                <text:p>7.56726</text:p>
              </table:table-cell>
              <table:table-cell office:value-type="float" office:value="26.92723">
                <text:p>26.92723</text:p>
              </table:table-cell>
              <table:table-cell office:value-type="float" office:value="8.326348">
                <text:p>8.326348</text:p>
              </table:table-cell>
              <table:table-cell office:value-type="float" office:value="21.07276">
                <text:p>21.07276</text:p>
              </table:table-cell>
              <table:table-cell office:value-type="float" office:value="14.567862">
                <text:p>14.567862</text:p>
              </table:table-cell>
              <table:table-cell office:value-type="float" office:value="18.546024">
                <text:p>18.546024</text:p>
              </table:table-cell>
              <table:table-cell office:value-type="float" office:value="25.513661">
                <text:p>25.513661</text:p>
              </table:table-cell>
              <table:table-cell office:value-type="float" office:value="13.306952">
                <text:p>13.306952</text:p>
              </table:table-cell>
              <table:table-cell office:value-type="float" office:value="12.653116">
                <text:p>12.653116</text:p>
              </table:table-cell>
              <table:table-cell office:value-type="float" office:value="21.145893">
                <text:p>21.145893</text:p>
              </table:table-cell>
              <table:table-cell office:value-type="float" office:value="4.321147">
                <text:p>4.321147</text:p>
              </table:table-cell>
              <table:table-cell office:value-type="float" office:value="11.215503">
                <text:p>11.215503</text:p>
              </table:table-cell>
              <table:table-cell office:value-type="float" office:value="0.349038">
                <text:p>0.349038</text:p>
              </table:table-cell>
              <table:table-cell office:value-type="float" office:value="NaN">
                <text:p>NaN</text:p>
              </table:table-cell>
              <table:table-cell office:value-type="float" office:value="6.525506">
                <text:p>6.525506</text:p>
              </table:table-cell>
              <table:table-cell office:value-type="float" office:value="42.038742">
                <text:p>42.038742</text:p>
              </table:table-cell>
              <table:table-cell office:value-type="float" office:value="2.710595">
                <text:p>2.710595</text:p>
              </table:table-cell>
              <table:table-cell office:value-type="float" office:value="48.011189">
                <text:p>48.011189</text:p>
              </table:table-cell>
              <table:table-cell office:value-type="float" office:value="22.831295">
                <text:p>22.831295</text:p>
              </table:table-cell>
              <table:table-cell office:value-type="float" office:value="36.212347">
                <text:p>36.212347</text:p>
              </table:table-cell>
              <table:table-cell office:value-type="float" office:value="2.229703">
                <text:p>2.229703</text:p>
              </table:table-cell>
              <table:table-cell office:value-type="float" office:value="36.605004">
                <text:p>36.605004</text:p>
              </table:table-cell>
              <table:table-cell office:value-type="float" office:value="2.644951">
                <text:p>2.644951</text:p>
              </table:table-cell>
              <table:table-cell office:value-type="float" office:value="34.357957">
                <text:p>34.357957</text:p>
              </table:table-cell>
              <table:table-cell office:value-type="float" office:value="0.086878">
                <text:p>0.086878</text:p>
              </table:table-cell>
              <table:table-cell office:value-type="float" office:value="620.567485">
                <text:p>620.567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935828">
                <text:p>19.935828</text:p>
              </table:table-cell>
              <table:table-cell office:value-type="float" office:value="1">
                <text:p>1</text:p>
              </table:table-cell>
              <table:table-cell office:value-type="float" office:value="81.397379">
                <text:p>81.397379</text:p>
              </table:table-cell>
              <table:table-cell office:value-type="float" office:value="1.149668">
                <text:p>1.149668</text:p>
              </table:table-cell>
              <table:table-cell office:value-type="float" office:value="16">
                <text:p>16</text:p>
              </table:table-cell>
              <table:table-cell office:value-type="float" office:value="0.686633">
                <text:p>0.686633</text:p>
              </table:table-cell>
              <table:table-cell office:value-type="float" office:value="6.057848">
                <text:p>6.057848</text:p>
              </table:table-cell>
              <table:table-cell office:value-type="float" office:value="1.882506">
                <text:p>1.882506</text:p>
              </table:table-cell>
              <table:table-cell office:value-type="float" office:value="2.492645">
                <text:p>2.492645</text:p>
              </table:table-cell>
              <table:table-cell office:value-type="float" office:value="13.340685">
                <text:p>13.340685</text:p>
              </table:table-cell>
              <table:table-cell office:value-type="float" office:value="7.574156">
                <text:p>7.574156</text:p>
              </table:table-cell>
              <table:table-cell office:value-type="float" office:value="27.819712">
                <text:p>27.819712</text:p>
              </table:table-cell>
              <table:table-cell office:value-type="float" office:value="7.476935">
                <text:p>7.476935</text:p>
              </table:table-cell>
              <table:table-cell office:value-type="float" office:value="20.822723">
                <text:p>20.822723</text:p>
              </table:table-cell>
              <table:table-cell office:value-type="float" office:value="21.801169">
                <text:p>21.801169</text:p>
              </table:table-cell>
              <table:table-cell office:value-type="float" office:value="17.226659">
                <text:p>17.226659</text:p>
              </table:table-cell>
              <table:table-cell office:value-type="float" office:value="46.024691">
                <text:p>46.024691</text:p>
              </table:table-cell>
              <table:table-cell office:value-type="float" office:value="13.083625">
                <text:p>13.083625</text:p>
              </table:table-cell>
              <table:table-cell office:value-type="float" office:value="13.685756">
                <text:p>13.685756</text:p>
              </table:table-cell>
              <table:table-cell office:value-type="float" office:value="22.089767">
                <text:p>22.089767</text:p>
              </table:table-cell>
              <table:table-cell office:value-type="float" office:value="4.04163">
                <text:p>4.04163</text:p>
              </table:table-cell>
              <table:table-cell office:value-type="float" office:value="10.008653">
                <text:p>10.008653</text:p>
              </table:table-cell>
              <table:table-cell office:value-type="float" office:value="0.354103">
                <text:p>0.354103</text:p>
              </table:table-cell>
              <table:table-cell office:value-type="float" office:value="NaN">
                <text:p>NaN</text:p>
              </table:table-cell>
              <table:table-cell office:value-type="float" office:value="5.539375">
                <text:p>5.539375</text:p>
              </table:table-cell>
              <table:table-cell office:value-type="float" office:value="42.645141">
                <text:p>42.645141</text:p>
              </table:table-cell>
              <table:table-cell office:value-type="float" office:value="2.767631">
                <text:p>2.767631</text:p>
              </table:table-cell>
              <table:table-cell office:value-type="float" office:value="46.843899">
                <text:p>46.843899</text:p>
              </table:table-cell>
              <table:table-cell office:value-type="float" office:value="51.068493">
                <text:p>51.068493</text:p>
              </table:table-cell>
              <table:table-cell office:value-type="float" office:value="36.583274">
                <text:p>36.583274</text:p>
              </table:table-cell>
              <table:table-cell office:value-type="float" office:value="2.249306">
                <text:p>2.249306</text:p>
              </table:table-cell>
              <table:table-cell office:value-type="float" office:value="36.406439">
                <text:p>36.406439</text:p>
              </table:table-cell>
              <table:table-cell office:value-type="float" office:value="2.775048">
                <text:p>2.775048</text:p>
              </table:table-cell>
              <table:table-cell office:value-type="float" office:value="33.719942">
                <text:p>33.719942</text:p>
              </table:table-cell>
              <table:table-cell office:value-type="float" office:value="0.089179">
                <text:p>0.089179</text:p>
              </table:table-cell>
              <table:table-cell office:value-type="float" office:value="224.726756">
                <text:p>224.726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68872">
                <text:p>22.68872</text:p>
              </table:table-cell>
              <table:table-cell office:value-type="float" office:value="1">
                <text:p>1</text:p>
              </table:table-cell>
              <table:table-cell office:value-type="float" office:value="72.888501">
                <text:p>72.888501</text:p>
              </table:table-cell>
              <table:table-cell office:value-type="float" office:value="1.144618">
                <text:p>1.144618</text:p>
              </table:table-cell>
              <table:table-cell office:value-type="float" office:value="15.576321">
                <text:p>15.576321</text:p>
              </table:table-cell>
              <table:table-cell office:value-type="float" office:value="0.706004">
                <text:p>0.706004</text:p>
              </table:table-cell>
              <table:table-cell office:value-type="float" office:value="6.76115">
                <text:p>6.76115</text:p>
              </table:table-cell>
              <table:table-cell office:value-type="float" office:value="1.733059">
                <text:p>1.733059</text:p>
              </table:table-cell>
              <table:table-cell office:value-type="float" office:value="2.552031">
                <text:p>2.552031</text:p>
              </table:table-cell>
              <table:table-cell office:value-type="float" office:value="14.056252">
                <text:p>14.056252</text:p>
              </table:table-cell>
              <table:table-cell office:value-type="float" office:value="7.576602">
                <text:p>7.576602</text:p>
              </table:table-cell>
              <table:table-cell office:value-type="float" office:value="27.865421">
                <text:p>27.865421</text:p>
              </table:table-cell>
              <table:table-cell office:value-type="float" office:value="8.808">
                <text:p>8.808</text:p>
              </table:table-cell>
              <table:table-cell office:value-type="float" office:value="21.709857">
                <text:p>21.709857</text:p>
              </table:table-cell>
              <table:table-cell office:value-type="float" office:value="20.773584">
                <text:p>20.773584</text:p>
              </table:table-cell>
              <table:table-cell office:value-type="float" office:value="21.606735">
                <text:p>21.606735</text:p>
              </table:table-cell>
              <table:table-cell office:value-type="float" office:value="36.380869">
                <text:p>36.380869</text:p>
              </table:table-cell>
              <table:table-cell office:value-type="float" office:value="14.467991">
                <text:p>14.467991</text:p>
              </table:table-cell>
              <table:table-cell office:value-type="float" office:value="13.60143">
                <text:p>13.60143</text:p>
              </table:table-cell>
              <table:table-cell office:value-type="float" office:value="22.434162">
                <text:p>22.434162</text:p>
              </table:table-cell>
              <table:table-cell office:value-type="float" office:value="4.5875">
                <text:p>4.5875</text:p>
              </table:table-cell>
              <table:table-cell office:value-type="float" office:value="13.429426">
                <text:p>13.429426</text:p>
              </table:table-cell>
              <table:table-cell office:value-type="float" office:value="0.395235">
                <text:p>0.395235</text:p>
              </table:table-cell>
              <table:table-cell office:value-type="float" office:value="NaN">
                <text:p>NaN</text:p>
              </table:table-cell>
              <table:table-cell office:value-type="float" office:value="6.091729">
                <text:p>6.091729</text:p>
              </table:table-cell>
              <table:table-cell office:value-type="float" office:value="42.092484">
                <text:p>42.092484</text:p>
              </table:table-cell>
              <table:table-cell office:value-type="float" office:value="2.909052">
                <text:p>2.909052</text:p>
              </table:table-cell>
              <table:table-cell office:value-type="float" office:value="46.082405">
                <text:p>46.082405</text:p>
              </table:table-cell>
              <table:table-cell office:value-type="float" office:value="18.694369">
                <text:p>18.694369</text:p>
              </table:table-cell>
              <table:table-cell office:value-type="float" office:value="34.914045">
                <text:p>34.914045</text:p>
              </table:table-cell>
              <table:table-cell office:value-type="float" office:value="2.244527">
                <text:p>2.244527</text:p>
              </table:table-cell>
              <table:table-cell office:value-type="float" office:value="35.673057">
                <text:p>35.673057</text:p>
              </table:table-cell>
              <table:table-cell office:value-type="float" office:value="2.610958">
                <text:p>2.610958</text:p>
              </table:table-cell>
              <table:table-cell office:value-type="float" office:value="33.121401">
                <text:p>33.121401</text:p>
              </table:table-cell>
              <table:table-cell office:value-type="float" office:value="0.092793">
                <text:p>0.092793</text:p>
              </table:table-cell>
              <table:table-cell office:value-type="float" office:value="120.09964">
                <text:p>120.09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277153">
                <text:p>18.277153</text:p>
              </table:table-cell>
              <table:table-cell office:value-type="float" office:value="1">
                <text:p>1</text:p>
              </table:table-cell>
              <table:table-cell office:value-type="float" office:value="36.6">
                <text:p>36.6</text:p>
              </table:table-cell>
              <table:table-cell office:value-type="float" office:value="1.321594">
                <text:p>1.321594</text:p>
              </table:table-cell>
              <table:table-cell office:value-type="float" office:value="15.878524">
                <text:p>15.878524</text:p>
              </table:table-cell>
              <table:table-cell office:value-type="float" office:value="0.774312">
                <text:p>0.774312</text:p>
              </table:table-cell>
              <table:table-cell office:value-type="float" office:value="4.674329">
                <text:p>4.674329</text:p>
              </table:table-cell>
              <table:table-cell office:value-type="float" office:value="1.743774">
                <text:p>1.743774</text:p>
              </table:table-cell>
              <table:table-cell office:value-type="float" office:value="3.8125">
                <text:p>3.8125</text:p>
              </table:table-cell>
              <table:table-cell office:value-type="float" office:value="15.183734">
                <text:p>15.183734</text:p>
              </table:table-cell>
              <table:table-cell office:value-type="float" office:value="8.20168">
                <text:p>8.20168</text:p>
              </table:table-cell>
              <table:table-cell office:value-type="float" office:value="31.200464">
                <text:p>31.200464</text:p>
              </table:table-cell>
              <table:table-cell office:value-type="float" office:value="6.272493">
                <text:p>6.272493</text:p>
              </table:table-cell>
              <table:table-cell office:value-type="float" office:value="32.589176">
                <text:p>32.589176</text:p>
              </table:table-cell>
              <table:table-cell office:value-type="float" office:value="18.345864">
                <text:p>18.345864</text:p>
              </table:table-cell>
              <table:table-cell office:value-type="float" office:value="22.078132">
                <text:p>22.078132</text:p>
              </table:table-cell>
              <table:table-cell office:value-type="float" office:value="66.244343">
                <text:p>66.244343</text:p>
              </table:table-cell>
              <table:table-cell office:value-type="float" office:value="15.088962">
                <text:p>15.088962</text:p>
              </table:table-cell>
              <table:table-cell office:value-type="float" office:value="10.03427">
                <text:p>10.03427</text:p>
              </table:table-cell>
              <table:table-cell office:value-type="float" office:value="23.846164">
                <text:p>23.846164</text:p>
              </table:table-cell>
              <table:table-cell office:value-type="float" office:value="3.489037">
                <text:p>3.489037</text:p>
              </table:table-cell>
              <table:table-cell office:value-type="float" office:value="20.628586">
                <text:p>20.628586</text:p>
              </table:table-cell>
              <table:table-cell office:value-type="float" office:value="0.287775">
                <text:p>0.287775</text:p>
              </table:table-cell>
              <table:table-cell office:value-type="float" office:value="NaN">
                <text:p>NaN</text:p>
              </table:table-cell>
              <table:table-cell office:value-type="float" office:value="6.594594">
                <text:p>6.594594</text:p>
              </table:table-cell>
              <table:table-cell office:value-type="float" office:value="55.96536">
                <text:p>55.96536</text:p>
              </table:table-cell>
              <table:table-cell office:value-type="float" office:value="2.177275">
                <text:p>2.177275</text:p>
              </table:table-cell>
              <table:table-cell office:value-type="float" office:value="66.718899">
                <text:p>66.718899</text:p>
              </table:table-cell>
              <table:table-cell office:value-type="float" office:value="15.809935">
                <text:p>15.809935</text:p>
              </table:table-cell>
              <table:table-cell office:value-type="float" office:value="46.748912">
                <text:p>46.748912</text:p>
              </table:table-cell>
              <table:table-cell office:value-type="float" office:value="1.954345">
                <text:p>1.954345</text:p>
              </table:table-cell>
              <table:table-cell office:value-type="float" office:value="45.193136">
                <text:p>45.193136</text:p>
              </table:table-cell>
              <table:table-cell office:value-type="float" office:value="2.422637">
                <text:p>2.422637</text:p>
              </table:table-cell>
              <table:table-cell office:value-type="float" office:value="48.918773">
                <text:p>48.918773</text:p>
              </table:table-cell>
              <table:table-cell office:value-type="float" office:value="0.107853">
                <text:p>0.107853</text:p>
              </table:table-cell>
              <table:table-cell office:value-type="float" office:value="81.608529">
                <text:p>81.608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532637">
                <text:p>16.532637</text:p>
              </table:table-cell>
              <table:table-cell office:value-type="float" office:value="1">
                <text:p>1</text:p>
              </table:table-cell>
              <table:table-cell office:value-type="float" office:value="14.165548">
                <text:p>14.165548</text:p>
              </table:table-cell>
              <table:table-cell office:value-type="float" office:value="1.222342">
                <text:p>1.222342</text:p>
              </table:table-cell>
              <table:table-cell office:value-type="float" office:value="10.535773">
                <text:p>10.535773</text:p>
              </table:table-cell>
              <table:table-cell office:value-type="float" office:value="0.852495">
                <text:p>0.852495</text:p>
              </table:table-cell>
              <table:table-cell office:value-type="float" office:value="27.293103">
                <text:p>27.293103</text:p>
              </table:table-cell>
              <table:table-cell office:value-type="float" office:value="2.08813">
                <text:p>2.08813</text:p>
              </table:table-cell>
              <table:table-cell office:value-type="float" office:value="2.320263">
                <text:p>2.320263</text:p>
              </table:table-cell>
              <table:table-cell office:value-type="float" office:value="7.832812">
                <text:p>7.832812</text:p>
              </table:table-cell>
              <table:table-cell office:value-type="float" office:value="7.012181">
                <text:p>7.012181</text:p>
              </table:table-cell>
              <table:table-cell office:value-type="float" office:value="8.828456">
                <text:p>8.828456</text:p>
              </table:table-cell>
              <table:table-cell office:value-type="float" office:value="5.699369">
                <text:p>5.699369</text:p>
              </table:table-cell>
              <table:table-cell office:value-type="float" office:value="10.729766">
                <text:p>10.729766</text:p>
              </table:table-cell>
              <table:table-cell office:value-type="float" office:value="16.818061">
                <text:p>16.818061</text:p>
              </table:table-cell>
              <table:table-cell office:value-type="float" office:value="8.826706">
                <text:p>8.826706</text:p>
              </table:table-cell>
              <table:table-cell office:value-type="float" office:value="6.675803">
                <text:p>6.675803</text:p>
              </table:table-cell>
              <table:table-cell office:value-type="float" office:value="7.965595">
                <text:p>7.965595</text:p>
              </table:table-cell>
              <table:table-cell office:value-type="float" office:value="10.686919">
                <text:p>10.686919</text:p>
              </table:table-cell>
              <table:table-cell office:value-type="float" office:value="9.750265">
                <text:p>9.750265</text:p>
              </table:table-cell>
              <table:table-cell office:value-type="float" office:value="2.911264">
                <text:p>2.911264</text:p>
              </table:table-cell>
              <table:table-cell office:value-type="float" office:value="8.272264">
                <text:p>8.272264</text:p>
              </table:table-cell>
              <table:table-cell office:value-type="float" office:value="0.25289">
                <text:p>0.25289</text:p>
              </table:table-cell>
              <table:table-cell office:value-type="float" office:value="11.658919">
                <text:p>11.658919</text:p>
              </table:table-cell>
              <table:table-cell office:value-type="float" office:value="4.241125">
                <text:p>4.241125</text:p>
              </table:table-cell>
              <table:table-cell office:value-type="float" office:value="9.728475">
                <text:p>9.728475</text:p>
              </table:table-cell>
              <table:table-cell office:value-type="float" office:value="1.980606">
                <text:p>1.980606</text:p>
              </table:table-cell>
              <table:table-cell office:value-type="float" office:value="9.40905">
                <text:p>9.40905</text:p>
              </table:table-cell>
              <table:table-cell office:value-type="float" office:value="13.136929">
                <text:p>13.136929</text:p>
              </table:table-cell>
              <table:table-cell office:value-type="float" office:value="8.861603">
                <text:p>8.861603</text:p>
              </table:table-cell>
              <table:table-cell office:value-type="float" office:value="1.549492">
                <text:p>1.549492</text:p>
              </table:table-cell>
              <table:table-cell office:value-type="float" office:value="9.921421">
                <text:p>9.921421</text:p>
              </table:table-cell>
              <table:table-cell office:value-type="float" office:value="2.015597">
                <text:p>2.015597</text:p>
              </table:table-cell>
              <table:table-cell office:value-type="float" office:value="9.387498">
                <text:p>9.387498</text:p>
              </table:table-cell>
              <table:table-cell office:value-type="float" office:value="0.091291">
                <text:p>0.091291</text:p>
              </table:table-cell>
              <table:table-cell office:value-type="float" office:value="11.467747">
                <text:p>11.467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804113">
                <text:p>24.804113</text:p>
              </table:table-cell>
              <table:table-cell office:value-type="float" office:value="1">
                <text:p>1</text:p>
              </table:table-cell>
              <table:table-cell office:value-type="float" office:value="13.378235">
                <text:p>13.378235</text:p>
              </table:table-cell>
              <table:table-cell office:value-type="float" office:value="1.244772">
                <text:p>1.244772</text:p>
              </table:table-cell>
              <table:table-cell office:value-type="float" office:value="31.38166">
                <text:p>31.38166</text:p>
              </table:table-cell>
              <table:table-cell office:value-type="float" office:value="0.880295">
                <text:p>0.880295</text:p>
              </table:table-cell>
              <table:table-cell office:value-type="float" office:value="58.084862">
                <text:p>58.084862</text:p>
              </table:table-cell>
              <table:table-cell office:value-type="float" office:value="1.592296">
                <text:p>1.592296</text:p>
              </table:table-cell>
              <table:table-cell office:value-type="float" office:value="2.460649">
                <text:p>2.460649</text:p>
              </table:table-cell>
              <table:table-cell office:value-type="float" office:value="18.047814">
                <text:p>18.047814</text:p>
              </table:table-cell>
              <table:table-cell office:value-type="float" office:value="7.248139">
                <text:p>7.248139</text:p>
              </table:table-cell>
              <table:table-cell office:value-type="float" office:value="35.224438">
                <text:p>35.224438</text:p>
              </table:table-cell>
              <table:table-cell office:value-type="float" office:value="10.195249">
                <text:p>10.195249</text:p>
              </table:table-cell>
              <table:table-cell office:value-type="float" office:value="33.850361">
                <text:p>33.850361</text:p>
              </table:table-cell>
              <table:table-cell office:value-type="float" office:value="28.615819">
                <text:p>28.615819</text:p>
              </table:table-cell>
              <table:table-cell office:value-type="float" office:value="31.839465">
                <text:p>31.839465</text:p>
              </table:table-cell>
              <table:table-cell office:value-type="float" office:value="7.081935">
                <text:p>7.081935</text:p>
              </table:table-cell>
              <table:table-cell office:value-type="float" office:value="22.715523">
                <text:p>22.715523</text:p>
              </table:table-cell>
              <table:table-cell office:value-type="float" office:value="17.204483">
                <text:p>17.204483</text:p>
              </table:table-cell>
              <table:table-cell office:value-type="float" office:value="32.835499">
                <text:p>32.835499</text:p>
              </table:table-cell>
              <table:table-cell office:value-type="float" office:value="5.082279">
                <text:p>5.082279</text:p>
              </table:table-cell>
              <table:table-cell office:value-type="float" office:value="26.011866">
                <text:p>26.011866</text:p>
              </table:table-cell>
              <table:table-cell office:value-type="float" office:value="0.503249">
                <text:p>0.503249</text:p>
              </table:table-cell>
              <table:table-cell office:value-type="float" office:value="29.000455">
                <text:p>29.000455</text:p>
              </table:table-cell>
              <table:table-cell office:value-type="float" office:value="3.874101">
                <text:p>3.874101</text:p>
              </table:table-cell>
              <table:table-cell office:value-type="float" office:value="34.301237">
                <text:p>34.301237</text:p>
              </table:table-cell>
              <table:table-cell office:value-type="float" office:value="1.815542">
                <text:p>1.815542</text:p>
              </table:table-cell>
              <table:table-cell office:value-type="float" office:value="33.974174">
                <text:p>33.974174</text:p>
              </table:table-cell>
              <table:table-cell office:value-type="float" office:value="11.331096">
                <text:p>11.331096</text:p>
              </table:table-cell>
              <table:table-cell office:value-type="float" office:value="41.414833">
                <text:p>41.414833</text:p>
              </table:table-cell>
              <table:table-cell office:value-type="float" office:value="1.541387">
                <text:p>1.541387</text:p>
              </table:table-cell>
              <table:table-cell office:value-type="float" office:value="32.596977">
                <text:p>32.596977</text:p>
              </table:table-cell>
              <table:table-cell office:value-type="float" office:value="1.874953">
                <text:p>1.874953</text:p>
              </table:table-cell>
              <table:table-cell office:value-type="float" office:value="31.931719">
                <text:p>31.931719</text:p>
              </table:table-cell>
              <table:table-cell office:value-type="float" office:value="0.084448">
                <text:p>0.084448</text:p>
              </table:table-cell>
              <table:table-cell office:value-type="float" office:value="39.698064">
                <text:p>39.698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421101">
                <text:p>26.421101</text:p>
              </table:table-cell>
              <table:table-cell office:value-type="float" office:value="1">
                <text:p>1</text:p>
              </table:table-cell>
              <table:table-cell office:value-type="float" office:value="13.379196">
                <text:p>13.379196</text:p>
              </table:table-cell>
              <table:table-cell office:value-type="float" office:value="1.153238">
                <text:p>1.153238</text:p>
              </table:table-cell>
              <table:table-cell office:value-type="float" office:value="29.384215">
                <text:p>29.384215</text:p>
              </table:table-cell>
              <table:table-cell office:value-type="float" office:value="0.718226">
                <text:p>0.718226</text:p>
              </table:table-cell>
              <table:table-cell office:value-type="float" office:value="63.446188">
                <text:p>63.446188</text:p>
              </table:table-cell>
              <table:table-cell office:value-type="float" office:value="1.63001">
                <text:p>1.63001</text:p>
              </table:table-cell>
              <table:table-cell office:value-type="float" office:value="2.637431">
                <text:p>2.637431</text:p>
              </table:table-cell>
              <table:table-cell office:value-type="float" office:value="12.247013">
                <text:p>12.247013</text:p>
              </table:table-cell>
              <table:table-cell office:value-type="float" office:value="7.48202">
                <text:p>7.48202</text:p>
              </table:table-cell>
              <table:table-cell office:value-type="float" office:value="14.032598">
                <text:p>14.032598</text:p>
              </table:table-cell>
              <table:table-cell office:value-type="float" office:value="10.921265">
                <text:p>10.921265</text:p>
              </table:table-cell>
              <table:table-cell office:value-type="float" office:value="16.50104">
                <text:p>16.50104</text:p>
              </table:table-cell>
              <table:table-cell office:value-type="float" office:value="34.17512">
                <text:p>34.17512</text:p>
              </table:table-cell>
              <table:table-cell office:value-type="float" office:value="11.112685">
                <text:p>11.112685</text:p>
              </table:table-cell>
              <table:table-cell office:value-type="float" office:value="7.440704">
                <text:p>7.440704</text:p>
              </table:table-cell>
              <table:table-cell office:value-type="float" office:value="8.150126">
                <text:p>8.150126</text:p>
              </table:table-cell>
              <table:table-cell office:value-type="float" office:value="14.830712">
                <text:p>14.830712</text:p>
              </table:table-cell>
              <table:table-cell office:value-type="float" office:value="12.905006">
                <text:p>12.905006</text:p>
              </table:table-cell>
              <table:table-cell office:value-type="float" office:value="5.552786">
                <text:p>5.552786</text:p>
              </table:table-cell>
              <table:table-cell office:value-type="float" office:value="6.096982">
                <text:p>6.096982</text:p>
              </table:table-cell>
              <table:table-cell office:value-type="float" office:value="0.558192">
                <text:p>0.558192</text:p>
              </table:table-cell>
              <table:table-cell office:value-type="float" office:value="11.334684">
                <text:p>11.334684</text:p>
              </table:table-cell>
              <table:table-cell office:value-type="float" office:value="4.429711">
                <text:p>4.429711</text:p>
              </table:table-cell>
              <table:table-cell office:value-type="float" office:value="32.001059">
                <text:p>32.001059</text:p>
              </table:table-cell>
              <table:table-cell office:value-type="float" office:value="1.991764">
                <text:p>1.991764</text:p>
              </table:table-cell>
              <table:table-cell office:value-type="float" office:value="29.816793">
                <text:p>29.816793</text:p>
              </table:table-cell>
              <table:table-cell office:value-type="float" office:value="13.8304">
                <text:p>13.8304</text:p>
              </table:table-cell>
              <table:table-cell office:value-type="float" office:value="25.943851">
                <text:p>25.943851</text:p>
              </table:table-cell>
              <table:table-cell office:value-type="float" office:value="1.708652">
                <text:p>1.708652</text:p>
              </table:table-cell>
              <table:table-cell office:value-type="float" office:value="31.519713">
                <text:p>31.519713</text:p>
              </table:table-cell>
              <table:table-cell office:value-type="float" office:value="2.057813">
                <text:p>2.057813</text:p>
              </table:table-cell>
              <table:table-cell office:value-type="float" office:value="30.664714">
                <text:p>30.664714</text:p>
              </table:table-cell>
              <table:table-cell office:value-type="float" office:value="0.087062">
                <text:p>0.087062</text:p>
              </table:table-cell>
              <table:table-cell office:value-type="float" office:value="41.913815">
                <text:p>41.913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642512">
                <text:p>14.642512</text:p>
              </table:table-cell>
              <table:table-cell office:value-type="float" office:value="1">
                <text:p>1</text:p>
              </table:table-cell>
              <table:table-cell office:value-type="float" office:value="8.760115">
                <text:p>8.760115</text:p>
              </table:table-cell>
              <table:table-cell office:value-type="float" office:value="1.210473">
                <text:p>1.210473</text:p>
              </table:table-cell>
              <table:table-cell office:value-type="float" office:value="9.376643">
                <text:p>9.376643</text:p>
              </table:table-cell>
              <table:table-cell office:value-type="float" office:value="0.732728">
                <text:p>0.732728</text:p>
              </table:table-cell>
              <table:table-cell office:value-type="float" office:value="25.905982">
                <text:p>25.905982</text:p>
              </table:table-cell>
              <table:table-cell office:value-type="float" office:value="1.827287">
                <text:p>1.827287</text:p>
              </table:table-cell>
              <table:table-cell office:value-type="float" office:value="2.428199">
                <text:p>2.428199</text:p>
              </table:table-cell>
              <table:table-cell office:value-type="float" office:value="10.337475">
                <text:p>10.337475</text:p>
              </table:table-cell>
              <table:table-cell office:value-type="float" office:value="6.578404">
                <text:p>6.578404</text:p>
              </table:table-cell>
              <table:table-cell office:value-type="float" office:value="10.430462">
                <text:p>10.430462</text:p>
              </table:table-cell>
              <table:table-cell office:value-type="float" office:value="5.049562">
                <text:p>5.049562</text:p>
              </table:table-cell>
              <table:table-cell office:value-type="float" office:value="10.392551">
                <text:p>10.392551</text:p>
              </table:table-cell>
              <table:table-cell office:value-type="float" office:value="18.397572">
                <text:p>18.397572</text:p>
              </table:table-cell>
              <table:table-cell office:value-type="float" office:value="10.028715">
                <text:p>10.028715</text:p>
              </table:table-cell>
              <table:table-cell office:value-type="float" office:value="5.64958">
                <text:p>5.64958</text:p>
              </table:table-cell>
              <table:table-cell office:value-type="float" office:value="6.706854">
                <text:p>6.706854</text:p>
              </table:table-cell>
              <table:table-cell office:value-type="float" office:value="8.772793">
                <text:p>8.772793</text:p>
              </table:table-cell>
              <table:table-cell office:value-type="float" office:value="15.219166">
                <text:p>15.219166</text:p>
              </table:table-cell>
              <table:table-cell office:value-type="float" office:value="2.762989">
                <text:p>2.762989</text:p>
              </table:table-cell>
              <table:table-cell office:value-type="float" office:value="8.937364">
                <text:p>8.937364</text:p>
              </table:table-cell>
              <table:table-cell office:value-type="float" office:value="0.237455">
                <text:p>0.237455</text:p>
              </table:table-cell>
              <table:table-cell office:value-type="float" office:value="10.755864">
                <text:p>10.755864</text:p>
              </table:table-cell>
              <table:table-cell office:value-type="float" office:value="3.95176">
                <text:p>3.95176</text:p>
              </table:table-cell>
              <table:table-cell office:value-type="float" office:value="12.033904">
                <text:p>12.033904</text:p>
              </table:table-cell>
              <table:table-cell office:value-type="float" office:value="1.832527">
                <text:p>1.832527</text:p>
              </table:table-cell>
              <table:table-cell office:value-type="float" office:value="11.997194">
                <text:p>11.997194</text:p>
              </table:table-cell>
              <table:table-cell office:value-type="float" office:value="9.449727">
                <text:p>9.449727</text:p>
              </table:table-cell>
              <table:table-cell office:value-type="float" office:value="11.603642">
                <text:p>11.603642</text:p>
              </table:table-cell>
              <table:table-cell office:value-type="float" office:value="1.467974">
                <text:p>1.467974</text:p>
              </table:table-cell>
              <table:table-cell office:value-type="float" office:value="11.464387">
                <text:p>11.464387</text:p>
              </table:table-cell>
              <table:table-cell office:value-type="float" office:value="1.839199">
                <text:p>1.839199</text:p>
              </table:table-cell>
              <table:table-cell office:value-type="float" office:value="11.456228">
                <text:p>11.456228</text:p>
              </table:table-cell>
              <table:table-cell office:value-type="float" office:value="0.083663">
                <text:p>0.083663</text:p>
              </table:table-cell>
              <table:table-cell office:value-type="float" office:value="12.875711">
                <text:p>12.875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512789">
                <text:p>21.512789</text:p>
              </table:table-cell>
              <table:table-cell office:value-type="float" office:value="1">
                <text:p>1</text:p>
              </table:table-cell>
              <table:table-cell office:value-type="float" office:value="10.949783">
                <text:p>10.949783</text:p>
              </table:table-cell>
              <table:table-cell office:value-type="float" office:value="1.121835">
                <text:p>1.121835</text:p>
              </table:table-cell>
              <table:table-cell office:value-type="float" office:value="29.535117">
                <text:p>29.535117</text:p>
              </table:table-cell>
              <table:table-cell office:value-type="float" office:value="0.817124">
                <text:p>0.817124</text:p>
              </table:table-cell>
              <table:table-cell office:value-type="float" office:value="37.820128">
                <text:p>37.820128</text:p>
              </table:table-cell>
              <table:table-cell office:value-type="float" office:value="1.956947">
                <text:p>1.956947</text:p>
              </table:table-cell>
              <table:table-cell office:value-type="float" office:value="2.893512">
                <text:p>2.893512</text:p>
              </table:table-cell>
              <table:table-cell office:value-type="float" office:value="8.066744">
                <text:p>8.066744</text:p>
              </table:table-cell>
              <table:table-cell office:value-type="float" office:value="8.072212">
                <text:p>8.072212</text:p>
              </table:table-cell>
              <table:table-cell office:value-type="float" office:value="11.611659">
                <text:p>11.611659</text:p>
              </table:table-cell>
              <table:table-cell office:value-type="float" office:value="7.72278">
                <text:p>7.72278</text:p>
              </table:table-cell>
              <table:table-cell office:value-type="float" office:value="7.566466">
                <text:p>7.566466</text:p>
              </table:table-cell>
              <table:table-cell office:value-type="float" office:value="20.754406">
                <text:p>20.754406</text:p>
              </table:table-cell>
              <table:table-cell office:value-type="float" office:value="14.054527">
                <text:p>14.054527</text:p>
              </table:table-cell>
              <table:table-cell office:value-type="float" office:value="5.486797">
                <text:p>5.486797</text:p>
              </table:table-cell>
              <table:table-cell office:value-type="float" office:value="6.513986">
                <text:p>6.513986</text:p>
              </table:table-cell>
              <table:table-cell office:value-type="float" office:value="10.069555">
                <text:p>10.069555</text:p>
              </table:table-cell>
              <table:table-cell office:value-type="float" office:value="13.457184">
                <text:p>13.457184</text:p>
              </table:table-cell>
              <table:table-cell office:value-type="float" office:value="3.890308">
                <text:p>3.890308</text:p>
              </table:table-cell>
              <table:table-cell office:value-type="float" office:value="11.029114">
                <text:p>11.029114</text:p>
              </table:table-cell>
              <table:table-cell office:value-type="float" office:value="0.344248">
                <text:p>0.344248</text:p>
              </table:table-cell>
              <table:table-cell office:value-type="float" office:value="13.002882">
                <text:p>13.002882</text:p>
              </table:table-cell>
              <table:table-cell office:value-type="float" office:value="5.054951">
                <text:p>5.054951</text:p>
              </table:table-cell>
              <table:table-cell office:value-type="float" office:value="16.505856">
                <text:p>16.505856</text:p>
              </table:table-cell>
              <table:table-cell office:value-type="float" office:value="2.604246">
                <text:p>2.604246</text:p>
              </table:table-cell>
              <table:table-cell office:value-type="float" office:value="7.980077">
                <text:p>7.980077</text:p>
              </table:table-cell>
              <table:table-cell office:value-type="float" office:value="12.09726">
                <text:p>12.09726</text:p>
              </table:table-cell>
              <table:table-cell office:value-type="float" office:value="16.380885">
                <text:p>16.380885</text:p>
              </table:table-cell>
              <table:table-cell office:value-type="float" office:value="1.953977">
                <text:p>1.953977</text:p>
              </table:table-cell>
              <table:table-cell office:value-type="float" office:value="15.907211">
                <text:p>15.907211</text:p>
              </table:table-cell>
              <table:table-cell office:value-type="float" office:value="2.471592">
                <text:p>2.471592</text:p>
              </table:table-cell>
              <table:table-cell office:value-type="float" office:value="16.464705">
                <text:p>16.464705</text:p>
              </table:table-cell>
              <table:table-cell office:value-type="float" office:value="0.089534">
                <text:p>0.089534</text:p>
              </table:table-cell>
              <table:table-cell office:value-type="float" office:value="17.636656">
                <text:p>17.636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317098">
                <text:p>27.317098</text:p>
              </table:table-cell>
              <table:table-cell office:value-type="float" office:value="1">
                <text:p>1</text:p>
              </table:table-cell>
              <table:table-cell office:value-type="float" office:value="14.249189">
                <text:p>14.249189</text:p>
              </table:table-cell>
              <table:table-cell office:value-type="float" office:value="1.236992">
                <text:p>1.236992</text:p>
              </table:table-cell>
              <table:table-cell office:value-type="float" office:value="39.940909">
                <text:p>39.940909</text:p>
              </table:table-cell>
              <table:table-cell office:value-type="float" office:value="0.769701">
                <text:p>0.769701</text:p>
              </table:table-cell>
              <table:table-cell office:value-type="float" office:value="62.025882">
                <text:p>62.025882</text:p>
              </table:table-cell>
              <table:table-cell office:value-type="float" office:value="1.766948">
                <text:p>1.766948</text:p>
              </table:table-cell>
              <table:table-cell office:value-type="float" office:value="2.53179">
                <text:p>2.53179</text:p>
              </table:table-cell>
              <table:table-cell office:value-type="float" office:value="7.809349">
                <text:p>7.809349</text:p>
              </table:table-cell>
              <table:table-cell office:value-type="float" office:value="7.306263">
                <text:p>7.306263</text:p>
              </table:table-cell>
              <table:table-cell office:value-type="float" office:value="10.327265">
                <text:p>10.327265</text:p>
              </table:table-cell>
              <table:table-cell office:value-type="float" office:value="11.536542">
                <text:p>11.536542</text:p>
              </table:table-cell>
              <table:table-cell office:value-type="float" office:value="9.70389">
                <text:p>9.70389</text:p>
              </table:table-cell>
              <table:table-cell office:value-type="float" office:value="27.345435">
                <text:p>27.345435</text:p>
              </table:table-cell>
              <table:table-cell office:value-type="float" office:value="9.99018">
                <text:p>9.99018</text:p>
              </table:table-cell>
              <table:table-cell office:value-type="float" office:value="7.155537">
                <text:p>7.155537</text:p>
              </table:table-cell>
              <table:table-cell office:value-type="float" office:value="9.297917">
                <text:p>9.297917</text:p>
              </table:table-cell>
              <table:table-cell office:value-type="float" office:value="14.859639">
                <text:p>14.859639</text:p>
              </table:table-cell>
              <table:table-cell office:value-type="float" office:value="8.988367">
                <text:p>8.988367</text:p>
              </table:table-cell>
              <table:table-cell office:value-type="float" office:value="5.281707">
                <text:p>5.281707</text:p>
              </table:table-cell>
              <table:table-cell office:value-type="float" office:value="6.733035">
                <text:p>6.733035</text:p>
              </table:table-cell>
              <table:table-cell office:value-type="float" office:value="0.526335">
                <text:p>0.526335</text:p>
              </table:table-cell>
              <table:table-cell office:value-type="float" office:value="10.227159">
                <text:p>10.227159</text:p>
              </table:table-cell>
              <table:table-cell office:value-type="float" office:value="4.225196">
                <text:p>4.225196</text:p>
              </table:table-cell>
              <table:table-cell office:value-type="float" office:value="13.289409">
                <text:p>13.289409</text:p>
              </table:table-cell>
              <table:table-cell office:value-type="float" office:value="1.850933">
                <text:p>1.850933</text:p>
              </table:table-cell>
              <table:table-cell office:value-type="float" office:value="13.65457">
                <text:p>13.65457</text:p>
              </table:table-cell>
              <table:table-cell office:value-type="float" office:value="14.164965">
                <text:p>14.164965</text:p>
              </table:table-cell>
              <table:table-cell office:value-type="float" office:value="13.286977">
                <text:p>13.286977</text:p>
              </table:table-cell>
              <table:table-cell office:value-type="float" office:value="1.612194">
                <text:p>1.612194</text:p>
              </table:table-cell>
              <table:table-cell office:value-type="float" office:value="13.202061">
                <text:p>13.202061</text:p>
              </table:table-cell>
              <table:table-cell office:value-type="float" office:value="1.943596">
                <text:p>1.943596</text:p>
              </table:table-cell>
              <table:table-cell office:value-type="float" office:value="12.916727">
                <text:p>12.916727</text:p>
              </table:table-cell>
              <table:table-cell office:value-type="float" office:value="0.084777">
                <text:p>0.084777</text:p>
              </table:table-cell>
              <table:table-cell office:value-type="float" office:value="14.071299">
                <text:p>14.071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394626">
                <text:p>28.394626</text:p>
              </table:table-cell>
              <table:table-cell office:value-type="float" office:value="1">
                <text:p>1</text:p>
              </table:table-cell>
              <table:table-cell office:value-type="float" office:value="14.203275">
                <text:p>14.203275</text:p>
              </table:table-cell>
              <table:table-cell office:value-type="float" office:value="1.150837">
                <text:p>1.150837</text:p>
              </table:table-cell>
              <table:table-cell office:value-type="float" office:value="44.614775">
                <text:p>44.614775</text:p>
              </table:table-cell>
              <table:table-cell office:value-type="float" office:value="0.756312">
                <text:p>0.756312</text:p>
              </table:table-cell>
              <table:table-cell office:value-type="float" office:value="68.181451">
                <text:p>68.181451</text:p>
              </table:table-cell>
              <table:table-cell office:value-type="float" office:value="2.059029">
                <text:p>2.059029</text:p>
              </table:table-cell>
              <table:table-cell office:value-type="float" office:value="2.822164">
                <text:p>2.822164</text:p>
              </table:table-cell>
              <table:table-cell office:value-type="float" office:value="9.356525">
                <text:p>9.356525</text:p>
              </table:table-cell>
              <table:table-cell office:value-type="float" office:value="8.02325">
                <text:p>8.02325</text:p>
              </table:table-cell>
              <table:table-cell office:value-type="float" office:value="10.950467">
                <text:p>10.950467</text:p>
              </table:table-cell>
              <table:table-cell office:value-type="float" office:value="12.428518">
                <text:p>12.428518</text:p>
              </table:table-cell>
              <table:table-cell office:value-type="float" office:value="15.020937">
                <text:p>15.020937</text:p>
              </table:table-cell>
              <table:table-cell office:value-type="float" office:value="34.93595">
                <text:p>34.93595</text:p>
              </table:table-cell>
              <table:table-cell office:value-type="float" office:value="19.237951">
                <text:p>19.237951</text:p>
              </table:table-cell>
              <table:table-cell office:value-type="float" office:value="7.374182">
                <text:p>7.374182</text:p>
              </table:table-cell>
              <table:table-cell office:value-type="float" office:value="10.405295">
                <text:p>10.405295</text:p>
              </table:table-cell>
              <table:table-cell office:value-type="float" office:value="12.947166">
                <text:p>12.947166</text:p>
              </table:table-cell>
              <table:table-cell office:value-type="float" office:value="14.067425">
                <text:p>14.067425</text:p>
              </table:table-cell>
              <table:table-cell office:value-type="float" office:value="6.751447">
                <text:p>6.751447</text:p>
              </table:table-cell>
              <table:table-cell office:value-type="float" office:value="12.164621">
                <text:p>12.164621</text:p>
              </table:table-cell>
              <table:table-cell office:value-type="float" office:value="0.670965">
                <text:p>0.670965</text:p>
              </table:table-cell>
              <table:table-cell office:value-type="float" office:value="17.256413">
                <text:p>17.256413</text:p>
              </table:table-cell>
              <table:table-cell office:value-type="float" office:value="4.998226">
                <text:p>4.998226</text:p>
              </table:table-cell>
              <table:table-cell office:value-type="float" office:value="26.60167">
                <text:p>26.60167</text:p>
              </table:table-cell>
              <table:table-cell office:value-type="float" office:value="2.293212">
                <text:p>2.293212</text:p>
              </table:table-cell>
              <table:table-cell office:value-type="float" office:value="25.30701">
                <text:p>25.30701</text:p>
              </table:table-cell>
              <table:table-cell office:value-type="float" office:value="13.882594">
                <text:p>13.882594</text:p>
              </table:table-cell>
              <table:table-cell office:value-type="float" office:value="27.388894">
                <text:p>27.388894</text:p>
              </table:table-cell>
              <table:table-cell office:value-type="float" office:value="1.965362">
                <text:p>1.965362</text:p>
              </table:table-cell>
              <table:table-cell office:value-type="float" office:value="24.582925">
                <text:p>24.582925</text:p>
              </table:table-cell>
              <table:table-cell office:value-type="float" office:value="2.340832">
                <text:p>2.340832</text:p>
              </table:table-cell>
              <table:table-cell office:value-type="float" office:value="26.994876">
                <text:p>26.994876</text:p>
              </table:table-cell>
              <table:table-cell office:value-type="float" office:value="0.090154">
                <text:p>0.090154</text:p>
              </table:table-cell>
              <table:table-cell office:value-type="float" office:value="38.208226">
                <text:p>38.2082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76242">
                <text:p>3.376242</text:p>
              </table:table-cell>
              <table:table-cell office:value-type="float" office:value="1">
                <text:p>1</text:p>
              </table:table-cell>
              <table:table-cell office:value-type="float" office:value="4.113112">
                <text:p>4.113112</text:p>
              </table:table-cell>
              <table:table-cell office:value-type="float" office:value="1.284929">
                <text:p>1.284929</text:p>
              </table:table-cell>
              <table:table-cell office:value-type="float" office:value="7.771763">
                <text:p>7.771763</text:p>
              </table:table-cell>
              <table:table-cell office:value-type="float" office:value="0.728569">
                <text:p>0.728569</text:p>
              </table:table-cell>
              <table:table-cell office:value-type="float" office:value="11.862862">
                <text:p>11.862862</text:p>
              </table:table-cell>
              <table:table-cell office:value-type="float" office:value="2.000056">
                <text:p>2.000056</text:p>
              </table:table-cell>
              <table:table-cell office:value-type="float" office:value="1.855696">
                <text:p>1.855696</text:p>
              </table:table-cell>
              <table:table-cell office:value-type="float" office:value="12.406361">
                <text:p>12.406361</text:p>
              </table:table-cell>
              <table:table-cell office:value-type="float" office:value="2.679815">
                <text:p>2.679815</text:p>
              </table:table-cell>
              <table:table-cell office:value-type="float" office:value="19.159254">
                <text:p>19.159254</text:p>
              </table:table-cell>
              <table:table-cell office:value-type="float" office:value="3.786568">
                <text:p>3.786568</text:p>
              </table:table-cell>
              <table:table-cell office:value-type="float" office:value="13.490334">
                <text:p>13.490334</text:p>
              </table:table-cell>
              <table:table-cell office:value-type="float" office:value="8.354529">
                <text:p>8.354529</text:p>
              </table:table-cell>
              <table:table-cell office:value-type="float" office:value="10.070727">
                <text:p>10.070727</text:p>
              </table:table-cell>
              <table:table-cell office:value-type="float" office:value="2.8056">
                <text:p>2.8056</text:p>
              </table:table-cell>
              <table:table-cell office:value-type="float" office:value="9.499112">
                <text:p>9.499112</text:p>
              </table:table-cell>
              <table:table-cell office:value-type="float" office:value="7.167781">
                <text:p>7.167781</text:p>
              </table:table-cell>
              <table:table-cell office:value-type="float" office:value="17.438471">
                <text:p>17.438471</text:p>
              </table:table-cell>
              <table:table-cell office:value-type="float" office:value="2.479437">
                <text:p>2.479437</text:p>
              </table:table-cell>
              <table:table-cell office:value-type="float" office:value="5.135242">
                <text:p>5.135242</text:p>
              </table:table-cell>
              <table:table-cell office:value-type="float" office:value="0.269714">
                <text:p>0.269714</text:p>
              </table:table-cell>
              <table:table-cell office:value-type="float" office:value="12.32445">
                <text:p>12.32445</text:p>
              </table:table-cell>
              <table:table-cell office:value-type="float" office:value="3.129662">
                <text:p>3.129662</text:p>
              </table:table-cell>
              <table:table-cell office:value-type="float" office:value="31.469369">
                <text:p>31.469369</text:p>
              </table:table-cell>
              <table:table-cell office:value-type="float" office:value="1.753588">
                <text:p>1.753588</text:p>
              </table:table-cell>
              <table:table-cell office:value-type="float" office:value="31.89264">
                <text:p>31.89264</text:p>
              </table:table-cell>
              <table:table-cell office:value-type="float" office:value="3.714857">
                <text:p>3.714857</text:p>
              </table:table-cell>
              <table:table-cell office:value-type="float" office:value="32.327147">
                <text:p>32.327147</text:p>
              </table:table-cell>
              <table:table-cell office:value-type="float" office:value="1.437403">
                <text:p>1.437403</text:p>
              </table:table-cell>
              <table:table-cell office:value-type="float" office:value="24.241726">
                <text:p>24.241726</text:p>
              </table:table-cell>
              <table:table-cell office:value-type="float" office:value="1.659952">
                <text:p>1.659952</text:p>
              </table:table-cell>
              <table:table-cell office:value-type="float" office:value="23.866164">
                <text:p>23.866164</text:p>
              </table:table-cell>
              <table:table-cell office:value-type="float" office:value="0.086793">
                <text:p>0.086793</text:p>
              </table:table-cell>
              <table:table-cell office:value-type="float" office:value="33.068096">
                <text:p>33.068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448067">
                <text:p>23.448067</text:p>
              </table:table-cell>
              <table:table-cell office:value-type="float" office:value="1">
                <text:p>1</text:p>
              </table:table-cell>
              <table:table-cell office:value-type="float" office:value="12.059006">
                <text:p>12.059006</text:p>
              </table:table-cell>
              <table:table-cell office:value-type="float" office:value="1.281353">
                <text:p>1.281353</text:p>
              </table:table-cell>
              <table:table-cell office:value-type="float" office:value="35.364298">
                <text:p>35.364298</text:p>
              </table:table-cell>
              <table:table-cell office:value-type="float" office:value="0.386959">
                <text:p>0.386959</text:p>
              </table:table-cell>
              <table:table-cell office:value-type="float" office:value="45.575117">
                <text:p>45.575117</text:p>
              </table:table-cell>
              <table:table-cell office:value-type="float" office:value="1.899481">
                <text:p>1.899481</text:p>
              </table:table-cell>
              <table:table-cell office:value-type="float" office:value="2.941221">
                <text:p>2.941221</text:p>
              </table:table-cell>
              <table:table-cell office:value-type="float" office:value="10.103468">
                <text:p>10.103468</text:p>
              </table:table-cell>
              <table:table-cell office:value-type="float" office:value="7.885865">
                <text:p>7.885865</text:p>
              </table:table-cell>
              <table:table-cell office:value-type="float" office:value="7.256581">
                <text:p>7.256581</text:p>
              </table:table-cell>
              <table:table-cell office:value-type="float" office:value="8.205832">
                <text:p>8.205832</text:p>
              </table:table-cell>
              <table:table-cell office:value-type="float" office:value="15.455075">
                <text:p>15.455075</text:p>
              </table:table-cell>
              <table:table-cell office:value-type="float" office:value="22.549361">
                <text:p>22.549361</text:p>
              </table:table-cell>
              <table:table-cell office:value-type="float" office:value="16.605866">
                <text:p>16.605866</text:p>
              </table:table-cell>
              <table:table-cell office:value-type="float" office:value="6.411822">
                <text:p>6.411822</text:p>
              </table:table-cell>
              <table:table-cell office:value-type="float" office:value="11.778278">
                <text:p>11.778278</text:p>
              </table:table-cell>
              <table:table-cell office:value-type="float" office:value="14.23387">
                <text:p>14.23387</text:p>
              </table:table-cell>
              <table:table-cell office:value-type="float" office:value="14.285073">
                <text:p>14.285073</text:p>
              </table:table-cell>
              <table:table-cell office:value-type="float" office:value="4.276431">
                <text:p>4.276431</text:p>
              </table:table-cell>
              <table:table-cell office:value-type="float" office:value="11.110274">
                <text:p>11.110274</text:p>
              </table:table-cell>
              <table:table-cell office:value-type="float" office:value="0.390392">
                <text:p>0.390392</text:p>
              </table:table-cell>
              <table:table-cell office:value-type="float" office:value="16.822729">
                <text:p>16.822729</text:p>
              </table:table-cell>
              <table:table-cell office:value-type="float" office:value="5.700234">
                <text:p>5.700234</text:p>
              </table:table-cell>
              <table:table-cell office:value-type="float" office:value="34.19298">
                <text:p>34.19298</text:p>
              </table:table-cell>
              <table:table-cell office:value-type="float" office:value="2.81826">
                <text:p>2.81826</text:p>
              </table:table-cell>
              <table:table-cell office:value-type="float" office:value="26.734115">
                <text:p>26.734115</text:p>
              </table:table-cell>
              <table:table-cell office:value-type="float" office:value="11.307513">
                <text:p>11.307513</text:p>
              </table:table-cell>
              <table:table-cell office:value-type="float" office:value="34.202456">
                <text:p>34.202456</text:p>
              </table:table-cell>
              <table:table-cell office:value-type="float" office:value="2.214807">
                <text:p>2.214807</text:p>
              </table:table-cell>
              <table:table-cell office:value-type="float" office:value="31.300266">
                <text:p>31.300266</text:p>
              </table:table-cell>
              <table:table-cell office:value-type="float" office:value="2.71197">
                <text:p>2.71197</text:p>
              </table:table-cell>
              <table:table-cell office:value-type="float" office:value="31.818008">
                <text:p>31.818008</text:p>
              </table:table-cell>
              <table:table-cell office:value-type="float" office:value="0.093285">
                <text:p>0.093285</text:p>
              </table:table-cell>
              <table:table-cell office:value-type="float" office:value="46.08443">
                <text:p>46.08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655207">
                <text:p>21.655207</text:p>
              </table:table-cell>
              <table:table-cell office:value-type="float" office:value="1">
                <text:p>1</text:p>
              </table:table-cell>
              <table:table-cell office:value-type="float" office:value="12.415652">
                <text:p>12.415652</text:p>
              </table:table-cell>
              <table:table-cell office:value-type="float" office:value="1.058856">
                <text:p>1.058856</text:p>
              </table:table-cell>
              <table:table-cell office:value-type="float" office:value="28.217391">
                <text:p>28.217391</text:p>
              </table:table-cell>
              <table:table-cell office:value-type="float" office:value="0.774493">
                <text:p>0.774493</text:p>
              </table:table-cell>
              <table:table-cell office:value-type="float" office:value="44.433609">
                <text:p>44.433609</text:p>
              </table:table-cell>
              <table:table-cell office:value-type="float" office:value="1.785987">
                <text:p>1.785987</text:p>
              </table:table-cell>
              <table:table-cell office:value-type="float" office:value="3.162581">
                <text:p>3.162581</text:p>
              </table:table-cell>
              <table:table-cell office:value-type="float" office:value="12.118195">
                <text:p>12.118195</text:p>
              </table:table-cell>
              <table:table-cell office:value-type="float" office:value="8.375831">
                <text:p>8.375831</text:p>
              </table:table-cell>
              <table:table-cell office:value-type="float" office:value="11.834473">
                <text:p>11.834473</text:p>
              </table:table-cell>
              <table:table-cell office:value-type="float" office:value="9.311739">
                <text:p>9.311739</text:p>
              </table:table-cell>
              <table:table-cell office:value-type="float" office:value="12.138711">
                <text:p>12.138711</text:p>
              </table:table-cell>
              <table:table-cell office:value-type="float" office:value="26.804755">
                <text:p>26.804755</text:p>
              </table:table-cell>
              <table:table-cell office:value-type="float" office:value="12.562116">
                <text:p>12.562116</text:p>
              </table:table-cell>
              <table:table-cell office:value-type="float" office:value="6.614268">
                <text:p>6.614268</text:p>
              </table:table-cell>
              <table:table-cell office:value-type="float" office:value="11.735928">
                <text:p>11.735928</text:p>
              </table:table-cell>
              <table:table-cell office:value-type="float" office:value="12.189527">
                <text:p>12.189527</text:p>
              </table:table-cell>
              <table:table-cell office:value-type="float" office:value="12.411924">
                <text:p>12.411924</text:p>
              </table:table-cell>
              <table:table-cell office:value-type="float" office:value="4.644762">
                <text:p>4.644762</text:p>
              </table:table-cell>
              <table:table-cell office:value-type="float" office:value="6.994977">
                <text:p>6.994977</text:p>
              </table:table-cell>
              <table:table-cell office:value-type="float" office:value="0.422601">
                <text:p>0.422601</text:p>
              </table:table-cell>
              <table:table-cell office:value-type="float" office:value="12.716867">
                <text:p>12.716867</text:p>
              </table:table-cell>
              <table:table-cell office:value-type="float" office:value="5.679395">
                <text:p>5.679395</text:p>
              </table:table-cell>
              <table:table-cell office:value-type="float" office:value="13.643329">
                <text:p>13.643329</text:p>
              </table:table-cell>
              <table:table-cell office:value-type="float" office:value="3.024572">
                <text:p>3.024572</text:p>
              </table:table-cell>
              <table:table-cell office:value-type="float" office:value="12.262535">
                <text:p>12.262535</text:p>
              </table:table-cell>
              <table:table-cell office:value-type="float" office:value="13.155405">
                <text:p>13.155405</text:p>
              </table:table-cell>
              <table:table-cell office:value-type="float" office:value="14.091441">
                <text:p>14.091441</text:p>
              </table:table-cell>
              <table:table-cell office:value-type="float" office:value="2.356624">
                <text:p>2.356624</text:p>
              </table:table-cell>
              <table:table-cell office:value-type="float" office:value="14.170224">
                <text:p>14.170224</text:p>
              </table:table-cell>
              <table:table-cell office:value-type="float" office:value="2.873607">
                <text:p>2.873607</text:p>
              </table:table-cell>
              <table:table-cell office:value-type="float" office:value="15.225755">
                <text:p>15.225755</text:p>
              </table:table-cell>
              <table:table-cell office:value-type="float" office:value="0.097245">
                <text:p>0.097245</text:p>
              </table:table-cell>
              <table:table-cell office:value-type="float" office:value="12.427053">
                <text:p>12.4270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457067">
                <text:p>17.457067</text:p>
              </table:table-cell>
              <table:table-cell office:value-type="float" office:value="1">
                <text:p>1</text:p>
              </table:table-cell>
              <table:table-cell office:value-type="float" office:value="8.358633">
                <text:p>8.358633</text:p>
              </table:table-cell>
              <table:table-cell office:value-type="float" office:value="1.212082">
                <text:p>1.212082</text:p>
              </table:table-cell>
              <table:table-cell office:value-type="float" office:value="10.885502">
                <text:p>10.885502</text:p>
              </table:table-cell>
              <table:table-cell office:value-type="float" office:value="0.723443">
                <text:p>0.723443</text:p>
              </table:table-cell>
              <table:table-cell office:value-type="float" office:value="27.762605">
                <text:p>27.762605</text:p>
              </table:table-cell>
              <table:table-cell office:value-type="float" office:value="1.952714">
                <text:p>1.952714</text:p>
              </table:table-cell>
              <table:table-cell office:value-type="float" office:value="2.631945">
                <text:p>2.631945</text:p>
              </table:table-cell>
              <table:table-cell office:value-type="float" office:value="13.440829">
                <text:p>13.440829</text:p>
              </table:table-cell>
              <table:table-cell office:value-type="float" office:value="7.154845">
                <text:p>7.154845</text:p>
              </table:table-cell>
              <table:table-cell office:value-type="float" office:value="17.88044">
                <text:p>17.88044</text:p>
              </table:table-cell>
              <table:table-cell office:value-type="float" office:value="5.50625">
                <text:p>5.50625</text:p>
              </table:table-cell>
              <table:table-cell office:value-type="float" office:value="16.093447">
                <text:p>16.093447</text:p>
              </table:table-cell>
              <table:table-cell office:value-type="float" office:value="15.137457">
                <text:p>15.137457</text:p>
              </table:table-cell>
              <table:table-cell office:value-type="float" office:value="19.490028">
                <text:p>19.490028</text:p>
              </table:table-cell>
              <table:table-cell office:value-type="float" office:value="4.892632">
                <text:p>4.892632</text:p>
              </table:table-cell>
              <table:table-cell office:value-type="float" office:value="10.205211">
                <text:p>10.205211</text:p>
              </table:table-cell>
              <table:table-cell office:value-type="float" office:value="9.280196">
                <text:p>9.280196</text:p>
              </table:table-cell>
              <table:table-cell office:value-type="float" office:value="14.377568">
                <text:p>14.377568</text:p>
              </table:table-cell>
              <table:table-cell office:value-type="float" office:value="3.028185">
                <text:p>3.028185</text:p>
              </table:table-cell>
              <table:table-cell office:value-type="float" office:value="12.105221">
                <text:p>12.105221</text:p>
              </table:table-cell>
              <table:table-cell office:value-type="float" office:value="0.260168">
                <text:p>0.260168</text:p>
              </table:table-cell>
              <table:table-cell office:value-type="float" office:value="12.986844">
                <text:p>12.986844</text:p>
              </table:table-cell>
              <table:table-cell office:value-type="float" office:value="4.267032">
                <text:p>4.267032</text:p>
              </table:table-cell>
              <table:table-cell office:value-type="float" office:value="27.526338">
                <text:p>27.526338</text:p>
              </table:table-cell>
              <table:table-cell office:value-type="float" office:value="1.968861">
                <text:p>1.968861</text:p>
              </table:table-cell>
              <table:table-cell office:value-type="float" office:value="26.945804">
                <text:p>26.945804</text:p>
              </table:table-cell>
              <table:table-cell office:value-type="float" office:value="9.973584">
                <text:p>9.973584</text:p>
              </table:table-cell>
              <table:table-cell office:value-type="float" office:value="30.546645">
                <text:p>30.546645</text:p>
              </table:table-cell>
              <table:table-cell office:value-type="float" office:value="1.585863">
                <text:p>1.585863</text:p>
              </table:table-cell>
              <table:table-cell office:value-type="float" office:value="21.702484">
                <text:p>21.702484</text:p>
              </table:table-cell>
              <table:table-cell office:value-type="float" office:value="1.995922">
                <text:p>1.995922</text:p>
              </table:table-cell>
              <table:table-cell office:value-type="float" office:value="25.326639">
                <text:p>25.326639</text:p>
              </table:table-cell>
              <table:table-cell office:value-type="float" office:value="0.086632">
                <text:p>0.086632</text:p>
              </table:table-cell>
              <table:table-cell office:value-type="float" office:value="32.810013">
                <text:p>32.8100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141835">
                <text:p>19.141835</text:p>
              </table:table-cell>
              <table:table-cell office:value-type="float" office:value="1">
                <text:p>1</text:p>
              </table:table-cell>
              <table:table-cell office:value-type="float" office:value="78.72549">
                <text:p>78.72549</text:p>
              </table:table-cell>
              <table:table-cell office:value-type="float" office:value="1.353901">
                <text:p>1.353901</text:p>
              </table:table-cell>
              <table:table-cell office:value-type="float" office:value="46.017191">
                <text:p>46.017191</text:p>
              </table:table-cell>
              <table:table-cell office:value-type="float" office:value="0.750824">
                <text:p>0.750824</text:p>
              </table:table-cell>
              <table:table-cell office:value-type="float" office:value="40.658227">
                <text:p>40.658227</text:p>
              </table:table-cell>
              <table:table-cell office:value-type="float" office:value="1.661339">
                <text:p>1.661339</text:p>
              </table:table-cell>
              <table:table-cell office:value-type="float" office:value="3.068105">
                <text:p>3.068105</text:p>
              </table:table-cell>
              <table:table-cell office:value-type="float" office:value="11.956217">
                <text:p>11.956217</text:p>
              </table:table-cell>
              <table:table-cell office:value-type="float" office:value="6.976542">
                <text:p>6.976542</text:p>
              </table:table-cell>
              <table:table-cell office:value-type="float" office:value="16.109692">
                <text:p>16.109692</text:p>
              </table:table-cell>
              <table:table-cell office:value-type="float" office:value="13.158541">
                <text:p>13.158541</text:p>
              </table:table-cell>
              <table:table-cell office:value-type="float" office:value="5.026221">
                <text:p>5.026221</text:p>
              </table:table-cell>
              <table:table-cell office:value-type="float" office:value="33.079299">
                <text:p>33.079299</text:p>
              </table:table-cell>
              <table:table-cell office:value-type="float" office:value="17.207964">
                <text:p>17.207964</text:p>
              </table:table-cell>
              <table:table-cell office:value-type="float" office:value="54.905982">
                <text:p>54.905982</text:p>
              </table:table-cell>
              <table:table-cell office:value-type="float" office:value="8.490914">
                <text:p>8.490914</text:p>
              </table:table-cell>
              <table:table-cell office:value-type="float" office:value="12.625786">
                <text:p>12.625786</text:p>
              </table:table-cell>
              <table:table-cell office:value-type="float" office:value="31.190553">
                <text:p>31.190553</text:p>
              </table:table-cell>
              <table:table-cell office:value-type="float" office:value="6.059234">
                <text:p>6.059234</text:p>
              </table:table-cell>
              <table:table-cell office:value-type="float" office:value="13.259966">
                <text:p>13.259966</text:p>
              </table:table-cell>
              <table:table-cell office:value-type="float" office:value="0.645044">
                <text:p>0.645044</text:p>
              </table:table-cell>
              <table:table-cell office:value-type="float" office:value="NaN">
                <text:p>NaN</text:p>
              </table:table-cell>
              <table:table-cell office:value-type="float" office:value="4.392178">
                <text:p>4.392178</text:p>
              </table:table-cell>
              <table:table-cell office:value-type="float" office:value="29.000214">
                <text:p>29.000214</text:p>
              </table:table-cell>
              <table:table-cell office:value-type="float" office:value="1.947256">
                <text:p>1.947256</text:p>
              </table:table-cell>
              <table:table-cell office:value-type="float" office:value="48.418608">
                <text:p>48.418608</text:p>
              </table:table-cell>
              <table:table-cell office:value-type="float" office:value="73.669724">
                <text:p>73.669724</text:p>
              </table:table-cell>
              <table:table-cell office:value-type="float" office:value="12.170106">
                <text:p>12.170106</text:p>
              </table:table-cell>
              <table:table-cell office:value-type="float" office:value="1.750885">
                <text:p>1.750885</text:p>
              </table:table-cell>
              <table:table-cell office:value-type="float" office:value="39.17595">
                <text:p>39.17595</text:p>
              </table:table-cell>
              <table:table-cell office:value-type="float" office:value="1.988854">
                <text:p>1.988854</text:p>
              </table:table-cell>
              <table:table-cell office:value-type="float" office:value="35.378438">
                <text:p>35.378438</text:p>
              </table:table-cell>
              <table:table-cell office:value-type="float" office:value="0.084791">
                <text:p>0.084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059027">
                <text:p>28.059027</text:p>
              </table:table-cell>
              <table:table-cell office:value-type="float" office:value="1">
                <text:p>1</text:p>
              </table:table-cell>
              <table:table-cell office:value-type="float" office:value="271.630252">
                <text:p>271.630252</text:p>
              </table:table-cell>
              <table:table-cell office:value-type="float" office:value="1.298">
                <text:p>1.298</text:p>
              </table:table-cell>
              <table:table-cell office:value-type="float" office:value="55.349315">
                <text:p>55.349315</text:p>
              </table:table-cell>
              <table:table-cell office:value-type="float" office:value="0.727028">
                <text:p>0.727028</text:p>
              </table:table-cell>
              <table:table-cell office:value-type="float" office:value="40.20398">
                <text:p>40.20398</text:p>
              </table:table-cell>
              <table:table-cell office:value-type="float" office:value="1.657666">
                <text:p>1.657666</text:p>
              </table:table-cell>
              <table:table-cell office:value-type="float" office:value="3.158182">
                <text:p>3.158182</text:p>
              </table:table-cell>
              <table:table-cell office:value-type="float" office:value="11.672757">
                <text:p>11.672757</text:p>
              </table:table-cell>
              <table:table-cell office:value-type="float" office:value="7.731164">
                <text:p>7.731164</text:p>
              </table:table-cell>
              <table:table-cell office:value-type="float" office:value="15.118395">
                <text:p>15.118395</text:p>
              </table:table-cell>
              <table:table-cell office:value-type="float" office:value="14.041702">
                <text:p>14.041702</text:p>
              </table:table-cell>
              <table:table-cell office:value-type="float" office:value="4.808457">
                <text:p>4.808457</text:p>
              </table:table-cell>
              <table:table-cell office:value-type="float" office:value="30.096834">
                <text:p>30.096834</text:p>
              </table:table-cell>
              <table:table-cell office:value-type="float" office:value="17.487471">
                <text:p>17.487471</text:p>
              </table:table-cell>
              <table:table-cell office:value-type="float" office:value="82.882051">
                <text:p>82.882051</text:p>
              </table:table-cell>
              <table:table-cell office:value-type="float" office:value="8.31781">
                <text:p>8.31781</text:p>
              </table:table-cell>
              <table:table-cell office:value-type="float" office:value="12.661182">
                <text:p>12.661182</text:p>
              </table:table-cell>
              <table:table-cell office:value-type="float" office:value="26.572925">
                <text:p>26.572925</text:p>
              </table:table-cell>
              <table:table-cell office:value-type="float" office:value="6.058856">
                <text:p>6.058856</text:p>
              </table:table-cell>
              <table:table-cell office:value-type="float" office:value="12.831517">
                <text:p>12.831517</text:p>
              </table:table-cell>
              <table:table-cell office:value-type="float" office:value="0.666556">
                <text:p>0.666556</text:p>
              </table:table-cell>
              <table:table-cell office:value-type="float" office:value="NaN">
                <text:p>NaN</text:p>
              </table:table-cell>
              <table:table-cell office:value-type="float" office:value="4.548191">
                <text:p>4.548191</text:p>
              </table:table-cell>
              <table:table-cell office:value-type="float" office:value="28.731866">
                <text:p>28.731866</text:p>
              </table:table-cell>
              <table:table-cell office:value-type="float" office:value="1.927144">
                <text:p>1.927144</text:p>
              </table:table-cell>
              <table:table-cell office:value-type="float" office:value="46.283508">
                <text:p>46.283508</text:p>
              </table:table-cell>
              <table:table-cell office:value-type="float" office:value="53.077175">
                <text:p>53.077175</text:p>
              </table:table-cell>
              <table:table-cell office:value-type="float" office:value="11.951436">
                <text:p>11.951436</text:p>
              </table:table-cell>
              <table:table-cell office:value-type="float" office:value="1.7912">
                <text:p>1.7912</text:p>
              </table:table-cell>
              <table:table-cell office:value-type="float" office:value="36.850956">
                <text:p>36.850956</text:p>
              </table:table-cell>
              <table:table-cell office:value-type="float" office:value="1.99901">
                <text:p>1.99901</text:p>
              </table:table-cell>
              <table:table-cell office:value-type="float" office:value="34.51282">
                <text:p>34.51282</text:p>
              </table:table-cell>
              <table:table-cell office:value-type="float" office:value="0.086988">
                <text:p>0.086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560067">
                <text:p>30.560067</text:p>
              </table:table-cell>
              <table:table-cell office:value-type="float" office:value="1">
                <text:p>1</text:p>
              </table:table-cell>
              <table:table-cell office:value-type="float" office:value="33.200367">
                <text:p>33.200367</text:p>
              </table:table-cell>
              <table:table-cell office:value-type="float" office:value="1.072398">
                <text:p>1.072398</text:p>
              </table:table-cell>
              <table:table-cell office:value-type="float" office:value="42.247953">
                <text:p>42.247953</text:p>
              </table:table-cell>
              <table:table-cell office:value-type="float" office:value="0.708924">
                <text:p>0.708924</text:p>
              </table:table-cell>
              <table:table-cell office:value-type="float" office:value="39.093073">
                <text:p>39.093073</text:p>
              </table:table-cell>
              <table:table-cell office:value-type="float" office:value="1.467899">
                <text:p>1.467899</text:p>
              </table:table-cell>
              <table:table-cell office:value-type="float" office:value="3.414823">
                <text:p>3.414823</text:p>
              </table:table-cell>
              <table:table-cell office:value-type="float" office:value="10.661916">
                <text:p>10.661916</text:p>
              </table:table-cell>
              <table:table-cell office:value-type="float" office:value="8.342263">
                <text:p>8.342263</text:p>
              </table:table-cell>
              <table:table-cell office:value-type="float" office:value="20.163889">
                <text:p>20.163889</text:p>
              </table:table-cell>
              <table:table-cell office:value-type="float" office:value="14.414205">
                <text:p>14.414205</text:p>
              </table:table-cell>
              <table:table-cell office:value-type="float" office:value="5.774278">
                <text:p>5.774278</text:p>
              </table:table-cell>
              <table:table-cell office:value-type="float" office:value="31.713784">
                <text:p>31.713784</text:p>
              </table:table-cell>
              <table:table-cell office:value-type="float" office:value="19.182856">
                <text:p>19.182856</text:p>
              </table:table-cell>
              <table:table-cell office:value-type="float" office:value="72.973737">
                <text:p>72.973737</text:p>
              </table:table-cell>
              <table:table-cell office:value-type="float" office:value="NaN">
                <text:p>NaN</text:p>
              </table:table-cell>
              <table:table-cell office:value-type="float" office:value="14.104646">
                <text:p>14.104646</text:p>
              </table:table-cell>
              <table:table-cell office:value-type="float" office:value="16.405844">
                <text:p>16.405844</text:p>
              </table:table-cell>
              <table:table-cell office:value-type="float" office:value="6.872526">
                <text:p>6.872526</text:p>
              </table:table-cell>
              <table:table-cell office:value-type="float" office:value="12.674191">
                <text:p>12.674191</text:p>
              </table:table-cell>
              <table:table-cell office:value-type="float" office:value="0.733903">
                <text:p>0.733903</text:p>
              </table:table-cell>
              <table:table-cell office:value-type="float" office:value="NaN">
                <text:p>NaN</text:p>
              </table:table-cell>
              <table:table-cell office:value-type="float" office:value="4.76355">
                <text:p>4.76355</text:p>
              </table:table-cell>
              <table:table-cell office:value-type="float" office:value="29.150447">
                <text:p>29.150447</text:p>
              </table:table-cell>
              <table:table-cell office:value-type="float" office:value="2.297398">
                <text:p>2.297398</text:p>
              </table:table-cell>
              <table:table-cell office:value-type="float" office:value="28.094127">
                <text:p>28.094127</text:p>
              </table:table-cell>
              <table:table-cell office:value-type="float" office:value="77.18376">
                <text:p>77.18376</text:p>
              </table:table-cell>
              <table:table-cell office:value-type="float" office:value="NaN">
                <text:p>NaN</text:p>
              </table:table-cell>
              <table:table-cell office:value-type="float" office:value="1.938811">
                <text:p>1.938811</text:p>
              </table:table-cell>
              <table:table-cell office:value-type="float" office:value="37.381051">
                <text:p>37.381051</text:p>
              </table:table-cell>
              <table:table-cell office:value-type="float" office:value="2.22934">
                <text:p>2.22934</text:p>
              </table:table-cell>
              <table:table-cell office:value-type="float" office:value="34.223027">
                <text:p>34.223027</text:p>
              </table:table-cell>
              <table:table-cell office:value-type="float" office:value="0.095706">
                <text:p>0.095706</text:p>
              </table:table-cell>
              <table:table-cell office:value-type="float" office:value="11.867367">
                <text:p>11.8673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.10987">
                <text:p>33.10987</text:p>
              </table:table-cell>
              <table:table-cell office:value-type="float" office:value="1">
                <text:p>1</text:p>
              </table:table-cell>
              <table:table-cell office:value-type="float" office:value="84.614114">
                <text:p>84.614114</text:p>
              </table:table-cell>
              <table:table-cell office:value-type="float" office:value="1.132327">
                <text:p>1.132327</text:p>
              </table:table-cell>
              <table:table-cell office:value-type="float" office:value="53.01317">
                <text:p>53.01317</text:p>
              </table:table-cell>
              <table:table-cell office:value-type="float" office:value="0.78202">
                <text:p>0.78202</text:p>
              </table:table-cell>
              <table:table-cell office:value-type="float" office:value="70.795226">
                <text:p>70.795226</text:p>
              </table:table-cell>
              <table:table-cell office:value-type="float" office:value="1.481061">
                <text:p>1.481061</text:p>
              </table:table-cell>
              <table:table-cell office:value-type="float" office:value="3.457239">
                <text:p>3.457239</text:p>
              </table:table-cell>
              <table:table-cell office:value-type="float" office:value="8.361184">
                <text:p>8.361184</text:p>
              </table:table-cell>
              <table:table-cell office:value-type="float" office:value="8.522837">
                <text:p>8.522837</text:p>
              </table:table-cell>
              <table:table-cell office:value-type="float" office:value="17.610159">
                <text:p>17.610159</text:p>
              </table:table-cell>
              <table:table-cell office:value-type="float" office:value="22.004295">
                <text:p>22.004295</text:p>
              </table:table-cell>
              <table:table-cell office:value-type="float" office:value="8.984338">
                <text:p>8.984338</text:p>
              </table:table-cell>
              <table:table-cell office:value-type="float" office:value="49.914083">
                <text:p>49.914083</text:p>
              </table:table-cell>
              <table:table-cell office:value-type="float" office:value="16.754169">
                <text:p>16.754169</text:p>
              </table:table-cell>
              <table:table-cell office:value-type="float" office:value="123.58114">
                <text:p>123.58114</text:p>
              </table:table-cell>
              <table:table-cell office:value-type="float" office:value="8.892652">
                <text:p>8.892652</text:p>
              </table:table-cell>
              <table:table-cell office:value-type="float" office:value="22.833468">
                <text:p>22.833468</text:p>
              </table:table-cell>
              <table:table-cell office:value-type="float" office:value="10.755605">
                <text:p>10.755605</text:p>
              </table:table-cell>
              <table:table-cell office:value-type="float" office:value="9.414132">
                <text:p>9.414132</text:p>
              </table:table-cell>
              <table:table-cell office:value-type="float" office:value="9.281315">
                <text:p>9.281315</text:p>
              </table:table-cell>
              <table:table-cell office:value-type="float" office:value="1.145968">
                <text:p>1.145968</text:p>
              </table:table-cell>
              <table:table-cell office:value-type="float" office:value="NaN">
                <text:p>NaN</text:p>
              </table:table-cell>
              <table:table-cell office:value-type="float" office:value="5.745615">
                <text:p>5.745615</text:p>
              </table:table-cell>
              <table:table-cell office:value-type="float" office:value="31.15169">
                <text:p>31.15169</text:p>
              </table:table-cell>
              <table:table-cell office:value-type="float" office:value="3.521182">
                <text:p>3.521182</text:p>
              </table:table-cell>
              <table:table-cell office:value-type="float" office:value="35.25782">
                <text:p>35.25782</text:p>
              </table:table-cell>
              <table:table-cell office:value-type="float" office:value="168.21791">
                <text:p>168.21791</text:p>
              </table:table-cell>
              <table:table-cell office:value-type="float" office:value="21.492435">
                <text:p>21.492435</text:p>
              </table:table-cell>
              <table:table-cell office:value-type="float" office:value="2.870905">
                <text:p>2.870905</text:p>
              </table:table-cell>
              <table:table-cell office:value-type="float" office:value="35.115995">
                <text:p>35.115995</text:p>
              </table:table-cell>
              <table:table-cell office:value-type="float" office:value="2.828681">
                <text:p>2.828681</text:p>
              </table:table-cell>
              <table:table-cell office:value-type="float" office:value="34.433519">
                <text:p>34.433519</text:p>
              </table:table-cell>
              <table:table-cell office:value-type="float" office:value="0.099037">
                <text:p>0.099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285411">
                <text:p>32.285411</text:p>
              </table:table-cell>
              <table:table-cell office:value-type="float" office:value="1">
                <text:p>1</text:p>
              </table:table-cell>
              <table:table-cell office:value-type="float" office:value="139.263157">
                <text:p>139.263157</text:p>
              </table:table-cell>
              <table:table-cell office:value-type="float" office:value="1.08589">
                <text:p>1.08589</text:p>
              </table:table-cell>
              <table:table-cell office:value-type="float" office:value="76.358845">
                <text:p>76.358845</text:p>
              </table:table-cell>
              <table:table-cell office:value-type="float" office:value="0.764207">
                <text:p>0.764207</text:p>
              </table:table-cell>
              <table:table-cell office:value-type="float" office:value="78.526451">
                <text:p>78.526451</text:p>
              </table:table-cell>
              <table:table-cell office:value-type="float" office:value="1.403146">
                <text:p>1.403146</text:p>
              </table:table-cell>
              <table:table-cell office:value-type="float" office:value="3.639179">
                <text:p>3.639179</text:p>
              </table:table-cell>
              <table:table-cell office:value-type="float" office:value="8.254536">
                <text:p>8.254536</text:p>
              </table:table-cell>
              <table:table-cell office:value-type="float" office:value="8.621334">
                <text:p>8.621334</text:p>
              </table:table-cell>
              <table:table-cell office:value-type="float" office:value="17.468587">
                <text:p>17.468587</text:p>
              </table:table-cell>
              <table:table-cell office:value-type="float" office:value="24.22691">
                <text:p>24.22691</text:p>
              </table:table-cell>
              <table:table-cell office:value-type="float" office:value="8.912784">
                <text:p>8.912784</text:p>
              </table:table-cell>
              <table:table-cell office:value-type="float" office:value="50.672772">
                <text:p>50.672772</text:p>
              </table:table-cell>
              <table:table-cell office:value-type="float" office:value="17.077812">
                <text:p>17.077812</text:p>
              </table:table-cell>
              <table:table-cell office:value-type="float" office:value="124.2">
                <text:p>124.2</text:p>
              </table:table-cell>
              <table:table-cell office:value-type="float" office:value="8.683111">
                <text:p>8.683111</text:p>
              </table:table-cell>
              <table:table-cell office:value-type="float" office:value="21.101941">
                <text:p>21.101941</text:p>
              </table:table-cell>
              <table:table-cell office:value-type="float" office:value="11.644588">
                <text:p>11.644588</text:p>
              </table:table-cell>
              <table:table-cell office:value-type="float" office:value="10.079165">
                <text:p>10.079165</text:p>
              </table:table-cell>
              <table:table-cell office:value-type="float" office:value="8.867563">
                <text:p>8.867563</text:p>
              </table:table-cell>
              <table:table-cell office:value-type="float" office:value="1.203774">
                <text:p>1.203774</text:p>
              </table:table-cell>
              <table:table-cell office:value-type="float" office:value="NaN">
                <text:p>NaN</text:p>
              </table:table-cell>
              <table:table-cell office:value-type="float" office:value="6.043495">
                <text:p>6.043495</text:p>
              </table:table-cell>
              <table:table-cell office:value-type="float" office:value="33.212933">
                <text:p>33.212933</text:p>
              </table:table-cell>
              <table:table-cell office:value-type="float" office:value="3.750878">
                <text:p>3.750878</text:p>
              </table:table-cell>
              <table:table-cell office:value-type="float" office:value="36.086598">
                <text:p>36.086598</text:p>
              </table:table-cell>
              <table:table-cell office:value-type="float" office:value="80.820717">
                <text:p>80.820717</text:p>
              </table:table-cell>
              <table:table-cell office:value-type="float" office:value="20.694699">
                <text:p>20.694699</text:p>
              </table:table-cell>
              <table:table-cell office:value-type="float" office:value="3.135394">
                <text:p>3.135394</text:p>
              </table:table-cell>
              <table:table-cell office:value-type="float" office:value="32.182449">
                <text:p>32.182449</text:p>
              </table:table-cell>
              <table:table-cell office:value-type="float" office:value="2.998965">
                <text:p>2.998965</text:p>
              </table:table-cell>
              <table:table-cell office:value-type="float" office:value="33.088557">
                <text:p>33.088557</text:p>
              </table:table-cell>
              <table:table-cell office:value-type="float" office:value="0.100805">
                <text:p>0.100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.058464">
                <text:p>26.058464</text:p>
              </table:table-cell>
              <table:table-cell office:value-type="float" office:value="1">
                <text:p>1</text:p>
              </table:table-cell>
              <table:table-cell office:value-type="float" office:value="61.700413">
                <text:p>61.700413</text:p>
              </table:table-cell>
              <table:table-cell office:value-type="float" office:value="1.190083">
                <text:p>1.190083</text:p>
              </table:table-cell>
              <table:table-cell office:value-type="float" office:value="37.050868">
                <text:p>37.050868</text:p>
              </table:table-cell>
              <table:table-cell office:value-type="float" office:value="0.769349">
                <text:p>0.769349</text:p>
              </table:table-cell>
              <table:table-cell office:value-type="float" office:value="37.375469">
                <text:p>37.375469</text:p>
              </table:table-cell>
              <table:table-cell office:value-type="float" office:value="1.417781">
                <text:p>1.417781</text:p>
              </table:table-cell>
              <table:table-cell office:value-type="float" office:value="3.031468">
                <text:p>3.031468</text:p>
              </table:table-cell>
              <table:table-cell office:value-type="float" office:value="10.014169">
                <text:p>10.014169</text:p>
              </table:table-cell>
              <table:table-cell office:value-type="float" office:value="7.525957">
                <text:p>7.525957</text:p>
              </table:table-cell>
              <table:table-cell office:value-type="float" office:value="19.374335">
                <text:p>19.374335</text:p>
              </table:table-cell>
              <table:table-cell office:value-type="float" office:value="12.718483">
                <text:p>12.718483</text:p>
              </table:table-cell>
              <table:table-cell office:value-type="float" office:value="7.331054">
                <text:p>7.331054</text:p>
              </table:table-cell>
              <table:table-cell office:value-type="float" office:value="27.098911">
                <text:p>27.098911</text:p>
              </table:table-cell>
              <table:table-cell office:value-type="float" office:value="18.055741">
                <text:p>18.055741</text:p>
              </table:table-cell>
              <table:table-cell office:value-type="float" office:value="56.345283">
                <text:p>56.345283</text:p>
              </table:table-cell>
              <table:table-cell office:value-type="float" office:value="NaN">
                <text:p>NaN</text:p>
              </table:table-cell>
              <table:table-cell office:value-type="float" office:value="14.364117">
                <text:p>14.364117</text:p>
              </table:table-cell>
              <table:table-cell office:value-type="float" office:value="19.857732">
                <text:p>19.857732</text:p>
              </table:table-cell>
              <table:table-cell office:value-type="float" office:value="5.673062">
                <text:p>5.673062</text:p>
              </table:table-cell>
              <table:table-cell office:value-type="float" office:value="11.809171">
                <text:p>11.809171</text:p>
              </table:table-cell>
              <table:table-cell office:value-type="float" office:value="0.601216">
                <text:p>0.601216</text:p>
              </table:table-cell>
              <table:table-cell office:value-type="float" office:value="NaN">
                <text:p>NaN</text:p>
              </table:table-cell>
              <table:table-cell office:value-type="float" office:value="4.133859">
                <text:p>4.133859</text:p>
              </table:table-cell>
              <table:table-cell office:value-type="float" office:value="32.315246">
                <text:p>32.315246</text:p>
              </table:table-cell>
              <table:table-cell office:value-type="float" office:value="1.974543">
                <text:p>1.974543</text:p>
              </table:table-cell>
              <table:table-cell office:value-type="float" office:value="33.001137">
                <text:p>33.001137</text:p>
              </table:table-cell>
              <table:table-cell office:value-type="float" office:value="149.315">
                <text:p>149.315</text:p>
              </table:table-cell>
              <table:table-cell office:value-type="float" office:value="NaN">
                <text:p>NaN</text:p>
              </table:table-cell>
              <table:table-cell office:value-type="float" office:value="1.620347">
                <text:p>1.620347</text:p>
              </table:table-cell>
              <table:table-cell office:value-type="float" office:value="36.944246">
                <text:p>36.944246</text:p>
              </table:table-cell>
              <table:table-cell office:value-type="float" office:value="1.848072">
                <text:p>1.848072</text:p>
              </table:table-cell>
              <table:table-cell office:value-type="float" office:value="37.69599">
                <text:p>37.69599</text:p>
              </table:table-cell>
              <table:table-cell office:value-type="float" office:value="0.085118">
                <text:p>0.085118</text:p>
              </table:table-cell>
              <table:table-cell office:value-type="float" office:value="97.546717">
                <text:p>97.546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77647">
                <text:p>27.776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.223794">
                <text:p>1.223794</text:p>
              </table:table-cell>
              <table:table-cell office:value-type="float" office:value="40.332457">
                <text:p>40.332457</text:p>
              </table:table-cell>
              <table:table-cell office:value-type="float" office:value="0.752704">
                <text:p>0.752704</text:p>
              </table:table-cell>
              <table:table-cell office:value-type="float" office:value="37.939431">
                <text:p>37.939431</text:p>
              </table:table-cell>
              <table:table-cell office:value-type="float" office:value="1.431577">
                <text:p>1.431577</text:p>
              </table:table-cell>
              <table:table-cell office:value-type="float" office:value="3.054333">
                <text:p>3.054333</text:p>
              </table:table-cell>
              <table:table-cell office:value-type="float" office:value="9.571642">
                <text:p>9.571642</text:p>
              </table:table-cell>
              <table:table-cell office:value-type="float" office:value="7.533873">
                <text:p>7.533873</text:p>
              </table:table-cell>
              <table:table-cell office:value-type="float" office:value="18.826921">
                <text:p>18.826921</text:p>
              </table:table-cell>
              <table:table-cell office:value-type="float" office:value="13.4855">
                <text:p>13.4855</text:p>
              </table:table-cell>
              <table:table-cell office:value-type="float" office:value="8.65065">
                <text:p>8.65065</text:p>
              </table:table-cell>
              <table:table-cell office:value-type="float" office:value="33.253521">
                <text:p>33.253521</text:p>
              </table:table-cell>
              <table:table-cell office:value-type="float" office:value="17.229998">
                <text:p>17.229998</text:p>
              </table:table-cell>
              <table:table-cell office:value-type="float" office:value="161.542105">
                <text:p>161.542105</text:p>
              </table:table-cell>
              <table:table-cell office:value-type="float" office:value="9.144735">
                <text:p>9.144735</text:p>
              </table:table-cell>
              <table:table-cell office:value-type="float" office:value="10.887903">
                <text:p>10.887903</text:p>
              </table:table-cell>
              <table:table-cell office:value-type="float" office:value="18.837706">
                <text:p>18.837706</text:p>
              </table:table-cell>
              <table:table-cell office:value-type="float" office:value="5.897963">
                <text:p>5.897963</text:p>
              </table:table-cell>
              <table:table-cell office:value-type="float" office:value="10.8017">
                <text:p>10.8017</text:p>
              </table:table-cell>
              <table:table-cell office:value-type="float" office:value="0.631439">
                <text:p>0.631439</text:p>
              </table:table-cell>
              <table:table-cell office:value-type="float" office:value="NaN">
                <text:p>NaN</text:p>
              </table:table-cell>
              <table:table-cell office:value-type="float" office:value="4.101149">
                <text:p>4.101149</text:p>
              </table:table-cell>
              <table:table-cell office:value-type="float" office:value="33.097979">
                <text:p>33.097979</text:p>
              </table:table-cell>
              <table:table-cell office:value-type="float" office:value="1.977259">
                <text:p>1.977259</text:p>
              </table:table-cell>
              <table:table-cell office:value-type="float" office:value="30.160399">
                <text:p>30.160399</text:p>
              </table:table-cell>
              <table:table-cell office:value-type="float" office:value="68.664429">
                <text:p>68.664429</text:p>
              </table:table-cell>
              <table:table-cell office:value-type="float" office:value="32.356456">
                <text:p>32.356456</text:p>
              </table:table-cell>
              <table:table-cell office:value-type="float" office:value="1.662946">
                <text:p>1.662946</text:p>
              </table:table-cell>
              <table:table-cell office:value-type="float" office:value="36.470886">
                <text:p>36.470886</text:p>
              </table:table-cell>
              <table:table-cell office:value-type="float" office:value="1.8697">
                <text:p>1.8697</text:p>
              </table:table-cell>
              <table:table-cell office:value-type="float" office:value="35.532665">
                <text:p>35.532665</text:p>
              </table:table-cell>
              <table:table-cell office:value-type="float" office:value="0.083706">
                <text:p>0.083706</text:p>
              </table:table-cell>
              <table:table-cell office:value-type="float" office:value="58.596874">
                <text:p>58.596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342335">
                <text:p>23.342335</text:p>
              </table:table-cell>
              <table:table-cell office:value-type="float" office:value="1">
                <text:p>1</text:p>
              </table:table-cell>
              <table:table-cell office:value-type="float" office:value="41.159663">
                <text:p>41.159663</text:p>
              </table:table-cell>
              <table:table-cell office:value-type="float" office:value="1.249735">
                <text:p>1.249735</text:p>
              </table:table-cell>
              <table:table-cell office:value-type="float" office:value="37.294416">
                <text:p>37.294416</text:p>
              </table:table-cell>
              <table:table-cell office:value-type="float" office:value="0.715116">
                <text:p>0.715116</text:p>
              </table:table-cell>
              <table:table-cell office:value-type="float" office:value="37.389312">
                <text:p>37.389312</text:p>
              </table:table-cell>
              <table:table-cell office:value-type="float" office:value="1.697964">
                <text:p>1.697964</text:p>
              </table:table-cell>
              <table:table-cell office:value-type="float" office:value="2.955944">
                <text:p>2.955944</text:p>
              </table:table-cell>
              <table:table-cell office:value-type="float" office:value="14.572818">
                <text:p>14.572818</text:p>
              </table:table-cell>
              <table:table-cell office:value-type="float" office:value="7.325024">
                <text:p>7.325024</text:p>
              </table:table-cell>
              <table:table-cell office:value-type="float" office:value="25.250612">
                <text:p>25.250612</text:p>
              </table:table-cell>
              <table:table-cell office:value-type="float" office:value="11.985318">
                <text:p>11.985318</text:p>
              </table:table-cell>
              <table:table-cell office:value-type="float" office:value="13.096072">
                <text:p>13.096072</text:p>
              </table:table-cell>
              <table:table-cell office:value-type="float" office:value="27.337674">
                <text:p>27.337674</text:p>
              </table:table-cell>
              <table:table-cell office:value-type="float" office:value="25.759764">
                <text:p>25.759764</text:p>
              </table:table-cell>
              <table:table-cell office:value-type="float" office:value="51.830687">
                <text:p>51.830687</text:p>
              </table:table-cell>
              <table:table-cell office:value-type="float" office:value="NaN">
                <text:p>NaN</text:p>
              </table:table-cell>
              <table:table-cell office:value-type="float" office:value="24.551378">
                <text:p>24.551378</text:p>
              </table:table-cell>
              <table:table-cell office:value-type="float" office:value="23.897685">
                <text:p>23.897685</text:p>
              </table:table-cell>
              <table:table-cell office:value-type="float" office:value="5.520946">
                <text:p>5.520946</text:p>
              </table:table-cell>
              <table:table-cell office:value-type="float" office:value="18.062572">
                <text:p>18.062572</text:p>
              </table:table-cell>
              <table:table-cell office:value-type="float" office:value="0.59126">
                <text:p>0.59126</text:p>
              </table:table-cell>
              <table:table-cell office:value-type="float" office:value="NaN">
                <text:p>NaN</text:p>
              </table:table-cell>
              <table:table-cell office:value-type="float" office:value="3.865824">
                <text:p>3.865824</text:p>
              </table:table-cell>
              <table:table-cell office:value-type="float" office:value="44.378382">
                <text:p>44.378382</text:p>
              </table:table-cell>
              <table:table-cell office:value-type="float" office:value="1.969705">
                <text:p>1.969705</text:p>
              </table:table-cell>
              <table:table-cell office:value-type="float" office:value="45.114185">
                <text:p>45.114185</text:p>
              </table:table-cell>
              <table:table-cell office:value-type="float" office:value="51.922261">
                <text:p>51.922261</text:p>
              </table:table-cell>
              <table:table-cell office:value-type="float" office:value="NaN">
                <text:p>NaN</text:p>
              </table:table-cell>
              <table:table-cell office:value-type="float" office:value="1.627873">
                <text:p>1.627873</text:p>
              </table:table-cell>
              <table:table-cell office:value-type="float" office:value="39.64694">
                <text:p>39.64694</text:p>
              </table:table-cell>
              <table:table-cell office:value-type="float" office:value="1.842045">
                <text:p>1.842045</text:p>
              </table:table-cell>
              <table:table-cell office:value-type="float" office:value="37.940583">
                <text:p>37.940583</text:p>
              </table:table-cell>
              <table:table-cell office:value-type="float" office:value="0.086303">
                <text:p>0.086303</text:p>
              </table:table-cell>
              <table:table-cell office:value-type="float" office:value="145.085716">
                <text:p>145.085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.427178">
                <text:p>32.427178</text:p>
              </table:table-cell>
              <table:table-cell office:value-type="float" office:value="1">
                <text:p>1</text:p>
              </table:table-cell>
              <table:table-cell office:value-type="float" office:value="102.081227">
                <text:p>102.081227</text:p>
              </table:table-cell>
              <table:table-cell office:value-type="float" office:value="1.160563">
                <text:p>1.160563</text:p>
              </table:table-cell>
              <table:table-cell office:value-type="float" office:value="75.303595">
                <text:p>75.303595</text:p>
              </table:table-cell>
              <table:table-cell office:value-type="float" office:value="0.782257">
                <text:p>0.782257</text:p>
              </table:table-cell>
              <table:table-cell office:value-type="float" office:value="71.586075">
                <text:p>71.586075</text:p>
              </table:table-cell>
              <table:table-cell office:value-type="float" office:value="1.53429">
                <text:p>1.53429</text:p>
              </table:table-cell>
              <table:table-cell office:value-type="float" office:value="3.415242">
                <text:p>3.415242</text:p>
              </table:table-cell>
              <table:table-cell office:value-type="float" office:value="7.686327">
                <text:p>7.686327</text:p>
              </table:table-cell>
              <table:table-cell office:value-type="float" office:value="8.34115">
                <text:p>8.34115</text:p>
              </table:table-cell>
              <table:table-cell office:value-type="float" office:value="18.58058">
                <text:p>18.58058</text:p>
              </table:table-cell>
              <table:table-cell office:value-type="float" office:value="22.486282">
                <text:p>22.486282</text:p>
              </table:table-cell>
              <table:table-cell office:value-type="float" office:value="9.531805">
                <text:p>9.531805</text:p>
              </table:table-cell>
              <table:table-cell office:value-type="float" office:value="48.752586">
                <text:p>48.752586</text:p>
              </table:table-cell>
              <table:table-cell office:value-type="float" office:value="17.26256">
                <text:p>17.26256</text:p>
              </table:table-cell>
              <table:table-cell office:value-type="float" office:value="121.881465">
                <text:p>121.881465</text:p>
              </table:table-cell>
              <table:table-cell office:value-type="float" office:value="9.27839">
                <text:p>9.27839</text:p>
              </table:table-cell>
              <table:table-cell office:value-type="float" office:value="20.914571">
                <text:p>20.914571</text:p>
              </table:table-cell>
              <table:table-cell office:value-type="float" office:value="10.68086">
                <text:p>10.68086</text:p>
              </table:table-cell>
              <table:table-cell office:value-type="float" office:value="9.38639">
                <text:p>9.38639</text:p>
              </table:table-cell>
              <table:table-cell office:value-type="float" office:value="9.411645">
                <text:p>9.411645</text:p>
              </table:table-cell>
              <table:table-cell office:value-type="float" office:value="1.142877">
                <text:p>1.142877</text:p>
              </table:table-cell>
              <table:table-cell office:value-type="float" office:value="NaN">
                <text:p>NaN</text:p>
              </table:table-cell>
              <table:table-cell office:value-type="float" office:value="5.799118">
                <text:p>5.799118</text:p>
              </table:table-cell>
              <table:table-cell office:value-type="float" office:value="33.846785">
                <text:p>33.846785</text:p>
              </table:table-cell>
              <table:table-cell office:value-type="float" office:value="3.539872">
                <text:p>3.539872</text:p>
              </table:table-cell>
              <table:table-cell office:value-type="float" office:value="35.974611">
                <text:p>35.974611</text:p>
              </table:table-cell>
              <table:table-cell office:value-type="float" office:value="152.433962">
                <text:p>152.433962</text:p>
              </table:table-cell>
              <table:table-cell office:value-type="float" office:value="23.40178">
                <text:p>23.40178</text:p>
              </table:table-cell>
              <table:table-cell office:value-type="float" office:value="2.864168">
                <text:p>2.864168</text:p>
              </table:table-cell>
              <table:table-cell office:value-type="float" office:value="33.267468">
                <text:p>33.267468</text:p>
              </table:table-cell>
              <table:table-cell office:value-type="float" office:value="2.86098">
                <text:p>2.86098</text:p>
              </table:table-cell>
              <table:table-cell office:value-type="float" office:value="34.601547">
                <text:p>34.601547</text:p>
              </table:table-cell>
              <table:table-cell office:value-type="float" office:value="0.096617">
                <text:p>0.096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.271048">
                <text:p>32.271048</text:p>
              </table:table-cell>
              <table:table-cell office:value-type="float" office:value="1">
                <text:p>1</text:p>
              </table:table-cell>
              <table:table-cell office:value-type="float" office:value="177.877245">
                <text:p>177.877245</text:p>
              </table:table-cell>
              <table:table-cell office:value-type="float" office:value="1.108101">
                <text:p>1.108101</text:p>
              </table:table-cell>
              <table:table-cell office:value-type="float" office:value="67.055304">
                <text:p>67.055304</text:p>
              </table:table-cell>
              <table:table-cell office:value-type="float" office:value="0.756894">
                <text:p>0.756894</text:p>
              </table:table-cell>
              <table:table-cell office:value-type="float" office:value="75.108723">
                <text:p>75.108723</text:p>
              </table:table-cell>
              <table:table-cell office:value-type="float" office:value="1.551882">
                <text:p>1.551882</text:p>
              </table:table-cell>
              <table:table-cell office:value-type="float" office:value="3.562878">
                <text:p>3.562878</text:p>
              </table:table-cell>
              <table:table-cell office:value-type="float" office:value="7.586153">
                <text:p>7.586153</text:p>
              </table:table-cell>
              <table:table-cell office:value-type="float" office:value="8.569306">
                <text:p>8.569306</text:p>
              </table:table-cell>
              <table:table-cell office:value-type="float" office:value="17.689749">
                <text:p>17.689749</text:p>
              </table:table-cell>
              <table:table-cell office:value-type="float" office:value="22.334962">
                <text:p>22.334962</text:p>
              </table:table-cell>
              <table:table-cell office:value-type="float" office:value="9.068389">
                <text:p>9.068389</text:p>
              </table:table-cell>
              <table:table-cell office:value-type="float" office:value="58.706521">
                <text:p>58.706521</text:p>
              </table:table-cell>
              <table:table-cell office:value-type="float" office:value="17.032896">
                <text:p>17.032896</text:p>
              </table:table-cell>
              <table:table-cell office:value-type="float" office:value="109.011009">
                <text:p>109.011009</text:p>
              </table:table-cell>
              <table:table-cell office:value-type="float" office:value="9.162505">
                <text:p>9.162505</text:p>
              </table:table-cell>
              <table:table-cell office:value-type="float" office:value="21.45576">
                <text:p>21.45576</text:p>
              </table:table-cell>
              <table:table-cell office:value-type="float" office:value="10.419749">
                <text:p>10.419749</text:p>
              </table:table-cell>
              <table:table-cell office:value-type="float" office:value="9.31791">
                <text:p>9.31791</text:p>
              </table:table-cell>
              <table:table-cell office:value-type="float" office:value="9.323464">
                <text:p>9.323464</text:p>
              </table:table-cell>
              <table:table-cell office:value-type="float" office:value="1.189171">
                <text:p>1.189171</text:p>
              </table:table-cell>
              <table:table-cell office:value-type="float" office:value="NaN">
                <text:p>NaN</text:p>
              </table:table-cell>
              <table:table-cell office:value-type="float" office:value="6.280896">
                <text:p>6.280896</text:p>
              </table:table-cell>
              <table:table-cell office:value-type="float" office:value="31.688517">
                <text:p>31.688517</text:p>
              </table:table-cell>
              <table:table-cell office:value-type="float" office:value="3.741953">
                <text:p>3.741953</text:p>
              </table:table-cell>
              <table:table-cell office:value-type="float" office:value="34.470516">
                <text:p>34.470516</text:p>
              </table:table-cell>
              <table:table-cell office:value-type="float" office:value="106.662477">
                <text:p>106.662477</text:p>
              </table:table-cell>
              <table:table-cell office:value-type="float" office:value="23.131415">
                <text:p>23.131415</text:p>
              </table:table-cell>
              <table:table-cell office:value-type="float" office:value="3.03613">
                <text:p>3.03613</text:p>
              </table:table-cell>
              <table:table-cell office:value-type="float" office:value="33.507061">
                <text:p>33.507061</text:p>
              </table:table-cell>
              <table:table-cell office:value-type="float" office:value="3.028392">
                <text:p>3.028392</text:p>
              </table:table-cell>
              <table:table-cell office:value-type="float" office:value="33.728651">
                <text:p>33.728651</text:p>
              </table:table-cell>
              <table:table-cell office:value-type="float" office:value="0.100702">
                <text:p>0.100702</text:p>
              </table:table-cell>
              <table:table-cell office:value-type="float" office:value="356.145012">
                <text:p>356.145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964389">
                <text:p>32.964389</text:p>
              </table:table-cell>
              <table:table-cell office:value-type="float" office:value="1">
                <text:p>1</text:p>
              </table:table-cell>
              <table:table-cell office:value-type="float" office:value="153.02981">
                <text:p>153.02981</text:p>
              </table:table-cell>
              <table:table-cell office:value-type="float" office:value="1.150454">
                <text:p>1.150454</text:p>
              </table:table-cell>
              <table:table-cell office:value-type="float" office:value="60.523043">
                <text:p>60.523043</text:p>
              </table:table-cell>
              <table:table-cell office:value-type="float" office:value="0.786788">
                <text:p>0.786788</text:p>
              </table:table-cell>
              <table:table-cell office:value-type="float" office:value="74.693121">
                <text:p>74.693121</text:p>
              </table:table-cell>
              <table:table-cell office:value-type="float" office:value="1.528172">
                <text:p>1.528172</text:p>
              </table:table-cell>
              <table:table-cell office:value-type="float" office:value="3.381317">
                <text:p>3.381317</text:p>
              </table:table-cell>
              <table:table-cell office:value-type="float" office:value="7.68609">
                <text:p>7.68609</text:p>
              </table:table-cell>
              <table:table-cell office:value-type="float" office:value="8.418008">
                <text:p>8.418008</text:p>
              </table:table-cell>
              <table:table-cell office:value-type="float" office:value="18.073594">
                <text:p>18.073594</text:p>
              </table:table-cell>
              <table:table-cell office:value-type="float" office:value="20.275763">
                <text:p>20.275763</text:p>
              </table:table-cell>
              <table:table-cell office:value-type="float" office:value="9.490022">
                <text:p>9.490022</text:p>
              </table:table-cell>
              <table:table-cell office:value-type="float" office:value="74.104986">
                <text:p>74.104986</text:p>
              </table:table-cell>
              <table:table-cell office:value-type="float" office:value="18.006632">
                <text:p>18.006632</text:p>
              </table:table-cell>
              <table:table-cell office:value-type="float" office:value="73.814379">
                <text:p>73.814379</text:p>
              </table:table-cell>
              <table:table-cell office:value-type="float" office:value="9.563153">
                <text:p>9.563153</text:p>
              </table:table-cell>
              <table:table-cell office:value-type="float" office:value="19.876099">
                <text:p>19.876099</text:p>
              </table:table-cell>
              <table:table-cell office:value-type="float" office:value="10.537603">
                <text:p>10.537603</text:p>
              </table:table-cell>
              <table:table-cell office:value-type="float" office:value="9.263123">
                <text:p>9.263123</text:p>
              </table:table-cell>
              <table:table-cell office:value-type="float" office:value="9.442808">
                <text:p>9.442808</text:p>
              </table:table-cell>
              <table:table-cell office:value-type="float" office:value="1.139294">
                <text:p>1.139294</text:p>
              </table:table-cell>
              <table:table-cell office:value-type="float" office:value="NaN">
                <text:p>NaN</text:p>
              </table:table-cell>
              <table:table-cell office:value-type="float" office:value="5.869854">
                <text:p>5.869854</text:p>
              </table:table-cell>
              <table:table-cell office:value-type="float" office:value="32.942231">
                <text:p>32.942231</text:p>
              </table:table-cell>
              <table:table-cell office:value-type="float" office:value="3.491066">
                <text:p>3.491066</text:p>
              </table:table-cell>
              <table:table-cell office:value-type="float" office:value="36.233998">
                <text:p>36.233998</text:p>
              </table:table-cell>
              <table:table-cell office:value-type="float" office:value="132.865882">
                <text:p>132.865882</text:p>
              </table:table-cell>
              <table:table-cell office:value-type="float" office:value="28.916022">
                <text:p>28.916022</text:p>
              </table:table-cell>
              <table:table-cell office:value-type="float" office:value="2.93264">
                <text:p>2.93264</text:p>
              </table:table-cell>
              <table:table-cell office:value-type="float" office:value="34.656231">
                <text:p>34.656231</text:p>
              </table:table-cell>
              <table:table-cell office:value-type="float" office:value="2.774703">
                <text:p>2.774703</text:p>
              </table:table-cell>
              <table:table-cell office:value-type="float" office:value="35.06863">
                <text:p>35.06863</text:p>
              </table:table-cell>
              <table:table-cell office:value-type="float" office:value="0.097448">
                <text:p>0.097448</text:p>
              </table:table-cell>
              <table:table-cell office:value-type="float" office:value="111.76589">
                <text:p>111.765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00962">
                <text:p>33.00962</text:p>
              </table:table-cell>
              <table:table-cell office:value-type="float" office:value="1">
                <text:p>1</text:p>
              </table:table-cell>
              <table:table-cell office:value-type="float" office:value="222.16187">
                <text:p>222.16187</text:p>
              </table:table-cell>
              <table:table-cell office:value-type="float" office:value="1.127875">
                <text:p>1.127875</text:p>
              </table:table-cell>
              <table:table-cell office:value-type="float" office:value="63.344615">
                <text:p>63.344615</text:p>
              </table:table-cell>
              <table:table-cell office:value-type="float" office:value="0.776369">
                <text:p>0.776369</text:p>
              </table:table-cell>
              <table:table-cell office:value-type="float" office:value="77.394736">
                <text:p>77.394736</text:p>
              </table:table-cell>
              <table:table-cell office:value-type="float" office:value="1.538382">
                <text:p>1.538382</text:p>
              </table:table-cell>
              <table:table-cell office:value-type="float" office:value="3.591173">
                <text:p>3.591173</text:p>
              </table:table-cell>
              <table:table-cell office:value-type="float" office:value="7.611247">
                <text:p>7.611247</text:p>
              </table:table-cell>
              <table:table-cell office:value-type="float" office:value="8.451149">
                <text:p>8.451149</text:p>
              </table:table-cell>
              <table:table-cell office:value-type="float" office:value="18.40203">
                <text:p>18.40203</text:p>
              </table:table-cell>
              <table:table-cell office:value-type="float" office:value="24.050233">
                <text:p>24.050233</text:p>
              </table:table-cell>
              <table:table-cell office:value-type="float" office:value="9.34004">
                <text:p>9.34004</text:p>
              </table:table-cell>
              <table:table-cell office:value-type="float" office:value="51.856423">
                <text:p>51.856423</text:p>
              </table:table-cell>
              <table:table-cell office:value-type="float" office:value="17.162295">
                <text:p>17.162295</text:p>
              </table:table-cell>
              <table:table-cell office:value-type="float" office:value="133.681818">
                <text:p>133.681818</text:p>
              </table:table-cell>
              <table:table-cell office:value-type="float" office:value="9.167843">
                <text:p>9.167843</text:p>
              </table:table-cell>
              <table:table-cell office:value-type="float" office:value="20.950135">
                <text:p>20.950135</text:p>
              </table:table-cell>
              <table:table-cell office:value-type="float" office:value="10.903177">
                <text:p>10.903177</text:p>
              </table:table-cell>
              <table:table-cell office:value-type="float" office:value="10.063711">
                <text:p>10.063711</text:p>
              </table:table-cell>
              <table:table-cell office:value-type="float" office:value="9.329956">
                <text:p>9.329956</text:p>
              </table:table-cell>
              <table:table-cell office:value-type="float" office:value="1.247243">
                <text:p>1.247243</text:p>
              </table:table-cell>
              <table:table-cell office:value-type="float" office:value="NaN">
                <text:p>NaN</text:p>
              </table:table-cell>
              <table:table-cell office:value-type="float" office:value="6.201526">
                <text:p>6.201526</text:p>
              </table:table-cell>
              <table:table-cell office:value-type="float" office:value="33.661691">
                <text:p>33.661691</text:p>
              </table:table-cell>
              <table:table-cell office:value-type="float" office:value="3.763161">
                <text:p>3.763161</text:p>
              </table:table-cell>
              <table:table-cell office:value-type="float" office:value="36.693213">
                <text:p>36.693213</text:p>
              </table:table-cell>
              <table:table-cell office:value-type="float" office:value="152.120689">
                <text:p>152.120689</text:p>
              </table:table-cell>
              <table:table-cell office:value-type="float" office:value="27.357985">
                <text:p>27.357985</text:p>
              </table:table-cell>
              <table:table-cell office:value-type="float" office:value="3.039568">
                <text:p>3.039568</text:p>
              </table:table-cell>
              <table:table-cell office:value-type="float" office:value="34.231112">
                <text:p>34.231112</text:p>
              </table:table-cell>
              <table:table-cell office:value-type="float" office:value="3.028687">
                <text:p>3.028687</text:p>
              </table:table-cell>
              <table:table-cell office:value-type="float" office:value="33.591321">
                <text:p>33.591321</text:p>
              </table:table-cell>
              <table:table-cell office:value-type="float" office:value="0.097718">
                <text:p>0.097718</text:p>
              </table:table-cell>
              <table:table-cell office:value-type="float" office:value="731.282656">
                <text:p>731.2826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111226">
                <text:p>32.111226</text:p>
              </table:table-cell>
              <table:table-cell office:value-type="float" office:value="1">
                <text:p>1</text:p>
              </table:table-cell>
              <table:table-cell office:value-type="float" office:value="174.033802">
                <text:p>174.033802</text:p>
              </table:table-cell>
              <table:table-cell office:value-type="float" office:value="1.159044">
                <text:p>1.159044</text:p>
              </table:table-cell>
              <table:table-cell office:value-type="float" office:value="76.274074">
                <text:p>76.274074</text:p>
              </table:table-cell>
              <table:table-cell office:value-type="float" office:value="0.787966">
                <text:p>0.787966</text:p>
              </table:table-cell>
              <table:table-cell office:value-type="float" office:value="79.207692">
                <text:p>79.207692</text:p>
              </table:table-cell>
              <table:table-cell office:value-type="float" office:value="1.506233">
                <text:p>1.506233</text:p>
              </table:table-cell>
              <table:table-cell office:value-type="float" office:value="3.63338">
                <text:p>3.63338</text:p>
              </table:table-cell>
              <table:table-cell office:value-type="float" office:value="7.650703">
                <text:p>7.650703</text:p>
              </table:table-cell>
              <table:table-cell office:value-type="float" office:value="8.380629">
                <text:p>8.380629</text:p>
              </table:table-cell>
              <table:table-cell office:value-type="float" office:value="18.512259">
                <text:p>18.512259</text:p>
              </table:table-cell>
              <table:table-cell office:value-type="float" office:value="23.104712">
                <text:p>23.104712</text:p>
              </table:table-cell>
              <table:table-cell office:value-type="float" office:value="9.586686">
                <text:p>9.586686</text:p>
              </table:table-cell>
              <table:table-cell office:value-type="float" office:value="42.608275">
                <text:p>42.608275</text:p>
              </table:table-cell>
              <table:table-cell office:value-type="float" office:value="17.91736">
                <text:p>17.91736</text:p>
              </table:table-cell>
              <table:table-cell office:value-type="float" office:value="60.989141">
                <text:p>60.989141</text:p>
              </table:table-cell>
              <table:table-cell office:value-type="float" office:value="9.712305">
                <text:p>9.712305</text:p>
              </table:table-cell>
              <table:table-cell office:value-type="float" office:value="20.879351">
                <text:p>20.879351</text:p>
              </table:table-cell>
              <table:table-cell office:value-type="float" office:value="11.078208">
                <text:p>11.078208</text:p>
              </table:table-cell>
              <table:table-cell office:value-type="float" office:value="9.971271">
                <text:p>9.971271</text:p>
              </table:table-cell>
              <table:table-cell office:value-type="float" office:value="9.400519">
                <text:p>9.400519</text:p>
              </table:table-cell>
              <table:table-cell office:value-type="float" office:value="1.233715">
                <text:p>1.233715</text:p>
              </table:table-cell>
              <table:table-cell office:value-type="float" office:value="NaN">
                <text:p>NaN</text:p>
              </table:table-cell>
              <table:table-cell office:value-type="float" office:value="5.954317">
                <text:p>5.954317</text:p>
              </table:table-cell>
              <table:table-cell office:value-type="float" office:value="33.54482">
                <text:p>33.54482</text:p>
              </table:table-cell>
              <table:table-cell office:value-type="float" office:value="3.706401">
                <text:p>3.706401</text:p>
              </table:table-cell>
              <table:table-cell office:value-type="float" office:value="36.78055">
                <text:p>36.78055</text:p>
              </table:table-cell>
              <table:table-cell office:value-type="float" office:value="126.343558">
                <text:p>126.343558</text:p>
              </table:table-cell>
              <table:table-cell office:value-type="float" office:value="27.250363">
                <text:p>27.250363</text:p>
              </table:table-cell>
              <table:table-cell office:value-type="float" office:value="3.080474">
                <text:p>3.080474</text:p>
              </table:table-cell>
              <table:table-cell office:value-type="float" office:value="34.632362">
                <text:p>34.632362</text:p>
              </table:table-cell>
              <table:table-cell office:value-type="float" office:value="3.003354">
                <text:p>3.003354</text:p>
              </table:table-cell>
              <table:table-cell office:value-type="float" office:value="34.371055">
                <text:p>34.371055</text:p>
              </table:table-cell>
              <table:table-cell office:value-type="float" office:value="0.098609">
                <text:p>0.098609</text:p>
              </table:table-cell>
              <table:table-cell office:value-type="float" office:value="124.571149">
                <text:p>124.571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584558">
                <text:p>20.584558</text:p>
              </table:table-cell>
              <table:table-cell office:value-type="float" office:value="1">
                <text:p>1</text:p>
              </table:table-cell>
              <table:table-cell office:value-type="float" office:value="46.529085">
                <text:p>46.529085</text:p>
              </table:table-cell>
              <table:table-cell office:value-type="float" office:value="1.296258">
                <text:p>1.296258</text:p>
              </table:table-cell>
              <table:table-cell office:value-type="float" office:value="38.881944">
                <text:p>38.881944</text:p>
              </table:table-cell>
              <table:table-cell office:value-type="float" office:value="0.725708">
                <text:p>0.725708</text:p>
              </table:table-cell>
              <table:table-cell office:value-type="float" office:value="38.305587">
                <text:p>38.305587</text:p>
              </table:table-cell>
              <table:table-cell office:value-type="float" office:value="1.869751">
                <text:p>1.869751</text:p>
              </table:table-cell>
              <table:table-cell office:value-type="float" office:value="3.107103">
                <text:p>3.107103</text:p>
              </table:table-cell>
              <table:table-cell office:value-type="float" office:value="17.291554">
                <text:p>17.291554</text:p>
              </table:table-cell>
              <table:table-cell office:value-type="float" office:value="7.019222">
                <text:p>7.019222</text:p>
              </table:table-cell>
              <table:table-cell office:value-type="float" office:value="24.917856">
                <text:p>24.917856</text:p>
              </table:table-cell>
              <table:table-cell office:value-type="float" office:value="13.974209">
                <text:p>13.974209</text:p>
              </table:table-cell>
              <table:table-cell office:value-type="float" office:value="11.358523">
                <text:p>11.358523</text:p>
              </table:table-cell>
              <table:table-cell office:value-type="float" office:value="23.791784">
                <text:p>23.791784</text:p>
              </table:table-cell>
              <table:table-cell office:value-type="float" office:value="26.033708">
                <text:p>26.033708</text:p>
              </table:table-cell>
              <table:table-cell office:value-type="float" office:value="30.512261">
                <text:p>30.512261</text:p>
              </table:table-cell>
              <table:table-cell office:value-type="float" office:value="15.147836">
                <text:p>15.147836</text:p>
              </table:table-cell>
              <table:table-cell office:value-type="float" office:value="12.725">
                <text:p>12.725</text:p>
              </table:table-cell>
              <table:table-cell office:value-type="float" office:value="29.290257">
                <text:p>29.290257</text:p>
              </table:table-cell>
              <table:table-cell office:value-type="float" office:value="6.12582">
                <text:p>6.12582</text:p>
              </table:table-cell>
              <table:table-cell office:value-type="float" office:value="21.838544">
                <text:p>21.838544</text:p>
              </table:table-cell>
              <table:table-cell office:value-type="float" office:value="0.677858">
                <text:p>0.677858</text:p>
              </table:table-cell>
              <table:table-cell office:value-type="float" office:value="NaN">
                <text:p>NaN</text:p>
              </table:table-cell>
              <table:table-cell office:value-type="float" office:value="4.48159">
                <text:p>4.48159</text:p>
              </table:table-cell>
              <table:table-cell office:value-type="float" office:value="43.003089">
                <text:p>43.003089</text:p>
              </table:table-cell>
              <table:table-cell office:value-type="float" office:value="1.986752">
                <text:p>1.986752</text:p>
              </table:table-cell>
              <table:table-cell office:value-type="float" office:value="51.019066">
                <text:p>51.019066</text:p>
              </table:table-cell>
              <table:table-cell office:value-type="float" office:value="40.18421">
                <text:p>40.18421</text:p>
              </table:table-cell>
              <table:table-cell office:value-type="float" office:value="42.380528">
                <text:p>42.380528</text:p>
              </table:table-cell>
              <table:table-cell office:value-type="float" office:value="1.828045">
                <text:p>1.828045</text:p>
              </table:table-cell>
              <table:table-cell office:value-type="float" office:value="40.810102">
                <text:p>40.810102</text:p>
              </table:table-cell>
              <table:table-cell office:value-type="float" office:value="2.113095">
                <text:p>2.113095</text:p>
              </table:table-cell>
              <table:table-cell office:value-type="float" office:value="38.228227">
                <text:p>38.228227</text:p>
              </table:table-cell>
              <table:table-cell office:value-type="float" office:value="0.087158">
                <text:p>0.087158</text:p>
              </table:table-cell>
              <table:table-cell office:value-type="float" office:value="91.982123">
                <text:p>91.982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598626">
                <text:p>26.598626</text:p>
              </table:table-cell>
              <table:table-cell office:value-type="float" office:value="1">
                <text:p>1</text:p>
              </table:table-cell>
              <table:table-cell office:value-type="float" office:value="44.578947">
                <text:p>44.578947</text:p>
              </table:table-cell>
              <table:table-cell office:value-type="float" office:value="1.008656">
                <text:p>1.008656</text:p>
              </table:table-cell>
              <table:table-cell office:value-type="float" office:value="39.281159">
                <text:p>39.281159</text:p>
              </table:table-cell>
              <table:table-cell office:value-type="float" office:value="0.69833">
                <text:p>0.69833</text:p>
              </table:table-cell>
              <table:table-cell office:value-type="float" office:value="34.659846">
                <text:p>34.659846</text:p>
              </table:table-cell>
              <table:table-cell office:value-type="float" office:value="1.374301">
                <text:p>1.374301</text:p>
              </table:table-cell>
              <table:table-cell office:value-type="float" office:value="2.846759">
                <text:p>2.846759</text:p>
              </table:table-cell>
              <table:table-cell office:value-type="float" office:value="14.735724">
                <text:p>14.735724</text:p>
              </table:table-cell>
              <table:table-cell office:value-type="float" office:value="7.16279">
                <text:p>7.16279</text:p>
              </table:table-cell>
              <table:table-cell office:value-type="float" office:value="20.7261">
                <text:p>20.7261</text:p>
              </table:table-cell>
              <table:table-cell office:value-type="float" office:value="11.03583">
                <text:p>11.03583</text:p>
              </table:table-cell>
              <table:table-cell office:value-type="float" office:value="3.825198">
                <text:p>3.825198</text:p>
              </table:table-cell>
              <table:table-cell office:value-type="float" office:value="27.572736">
                <text:p>27.572736</text:p>
              </table:table-cell>
              <table:table-cell office:value-type="float" office:value="19.086656">
                <text:p>19.086656</text:p>
              </table:table-cell>
              <table:table-cell office:value-type="float" office:value="51.236294">
                <text:p>51.236294</text:p>
              </table:table-cell>
              <table:table-cell office:value-type="float" office:value="7.900631">
                <text:p>7.900631</text:p>
              </table:table-cell>
              <table:table-cell office:value-type="float" office:value="11.279234">
                <text:p>11.279234</text:p>
              </table:table-cell>
              <table:table-cell office:value-type="float" office:value="20.72805">
                <text:p>20.72805</text:p>
              </table:table-cell>
              <table:table-cell office:value-type="float" office:value="5.124598">
                <text:p>5.124598</text:p>
              </table:table-cell>
              <table:table-cell office:value-type="float" office:value="14.822715">
                <text:p>14.822715</text:p>
              </table:table-cell>
              <table:table-cell office:value-type="float" office:value="0.532139">
                <text:p>0.532139</text:p>
              </table:table-cell>
              <table:table-cell office:value-type="float" office:value="NaN">
                <text:p>NaN</text:p>
              </table:table-cell>
              <table:table-cell office:value-type="float" office:value="3.699194">
                <text:p>3.699194</text:p>
              </table:table-cell>
              <table:table-cell office:value-type="float" office:value="25.495539">
                <text:p>25.495539</text:p>
              </table:table-cell>
              <table:table-cell office:value-type="float" office:value="1.787626">
                <text:p>1.787626</text:p>
              </table:table-cell>
              <table:table-cell office:value-type="float" office:value="38.329842">
                <text:p>38.329842</text:p>
              </table:table-cell>
              <table:table-cell office:value-type="float" office:value="24.911764">
                <text:p>24.911764</text:p>
              </table:table-cell>
              <table:table-cell office:value-type="float" office:value="35.110375">
                <text:p>35.110375</text:p>
              </table:table-cell>
              <table:table-cell office:value-type="float" office:value="1.490951">
                <text:p>1.490951</text:p>
              </table:table-cell>
              <table:table-cell office:value-type="float" office:value="35.902315">
                <text:p>35.902315</text:p>
              </table:table-cell>
              <table:table-cell office:value-type="float" office:value="1.732106">
                <text:p>1.732106</text:p>
              </table:table-cell>
              <table:table-cell office:value-type="float" office:value="33.479525">
                <text:p>33.479525</text:p>
              </table:table-cell>
              <table:table-cell office:value-type="float" office:value="0.082266">
                <text:p>0.082266</text:p>
              </table:table-cell>
              <table:table-cell office:value-type="float" office:value="54.844113">
                <text:p>54.8441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.877125">
                <text:p>28.877125</text:p>
              </table:table-cell>
              <table:table-cell office:value-type="float" office:value="1">
                <text:p>1</text:p>
              </table:table-cell>
              <table:table-cell office:value-type="float" office:value="126.239864">
                <text:p>126.239864</text:p>
              </table:table-cell>
              <table:table-cell office:value-type="float" office:value="1.356566">
                <text:p>1.356566</text:p>
              </table:table-cell>
              <table:table-cell office:value-type="float" office:value="45.3483">
                <text:p>45.3483</text:p>
              </table:table-cell>
              <table:table-cell office:value-type="float" office:value="0.764542">
                <text:p>0.764542</text:p>
              </table:table-cell>
              <table:table-cell office:value-type="float" office:value="44.273696">
                <text:p>44.273696</text:p>
              </table:table-cell>
              <table:table-cell office:value-type="float" office:value="1.670688">
                <text:p>1.670688</text:p>
              </table:table-cell>
              <table:table-cell office:value-type="float" office:value="3.398544">
                <text:p>3.398544</text:p>
              </table:table-cell>
              <table:table-cell office:value-type="float" office:value="9.790989">
                <text:p>9.790989</text:p>
              </table:table-cell>
              <table:table-cell office:value-type="float" office:value="8.226992">
                <text:p>8.226992</text:p>
              </table:table-cell>
              <table:table-cell office:value-type="float" office:value="27.501021">
                <text:p>27.501021</text:p>
              </table:table-cell>
              <table:table-cell office:value-type="float" office:value="13.814048">
                <text:p>13.814048</text:p>
              </table:table-cell>
              <table:table-cell office:value-type="float" office:value="5.48452">
                <text:p>5.48452</text:p>
              </table:table-cell>
              <table:table-cell office:value-type="float" office:value="33.244661">
                <text:p>33.244661</text:p>
              </table:table-cell>
              <table:table-cell office:value-type="float" office:value="19.033425">
                <text:p>19.033425</text:p>
              </table:table-cell>
              <table:table-cell office:value-type="float" office:value="103.797222">
                <text:p>103.797222</text:p>
              </table:table-cell>
              <table:table-cell office:value-type="float" office:value="11.668762">
                <text:p>11.668762</text:p>
              </table:table-cell>
              <table:table-cell office:value-type="float" office:value="14.72301">
                <text:p>14.72301</text:p>
              </table:table-cell>
              <table:table-cell office:value-type="float" office:value="27.136483">
                <text:p>27.136483</text:p>
              </table:table-cell>
              <table:table-cell office:value-type="float" office:value="7.013325">
                <text:p>7.013325</text:p>
              </table:table-cell>
              <table:table-cell office:value-type="float" office:value="11.151871">
                <text:p>11.151871</text:p>
              </table:table-cell>
              <table:table-cell office:value-type="float" office:value="0.764542">
                <text:p>0.764542</text:p>
              </table:table-cell>
              <table:table-cell office:value-type="float" office:value="NaN">
                <text:p>NaN</text:p>
              </table:table-cell>
              <table:table-cell office:value-type="float" office:value="4.886491">
                <text:p>4.886491</text:p>
              </table:table-cell>
              <table:table-cell office:value-type="float" office:value="42.681239">
                <text:p>42.681239</text:p>
              </table:table-cell>
              <table:table-cell office:value-type="float" office:value="2.366947">
                <text:p>2.366947</text:p>
              </table:table-cell>
              <table:table-cell office:value-type="float" office:value="39.936044">
                <text:p>39.936044</text:p>
              </table:table-cell>
              <table:table-cell office:value-type="float" office:value="32.185185">
                <text:p>32.185185</text:p>
              </table:table-cell>
              <table:table-cell office:value-type="float" office:value="36.629967">
                <text:p>36.629967</text:p>
              </table:table-cell>
              <table:table-cell office:value-type="float" office:value="1.997594">
                <text:p>1.997594</text:p>
              </table:table-cell>
              <table:table-cell office:value-type="float" office:value="40.117911">
                <text:p>40.117911</text:p>
              </table:table-cell>
              <table:table-cell office:value-type="float" office:value="2.305324">
                <text:p>2.305324</text:p>
              </table:table-cell>
              <table:table-cell office:value-type="float" office:value="39.278568">
                <text:p>39.278568</text:p>
              </table:table-cell>
              <table:table-cell office:value-type="float" office:value="0.08765">
                <text:p>0.08765</text:p>
              </table:table-cell>
              <table:table-cell office:value-type="float" office:value="60.963603">
                <text:p>60.963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156111">
                <text:p>33.156111</text:p>
              </table:table-cell>
              <table:table-cell office:value-type="float" office:value="1">
                <text:p>1</text:p>
              </table:table-cell>
              <table:table-cell office:value-type="float" office:value="149.2025">
                <text:p>149.2025</text:p>
              </table:table-cell>
              <table:table-cell office:value-type="float" office:value="1.127011">
                <text:p>1.127011</text:p>
              </table:table-cell>
              <table:table-cell office:value-type="float" office:value="69.639439">
                <text:p>69.639439</text:p>
              </table:table-cell>
              <table:table-cell office:value-type="float" office:value="0.777136">
                <text:p>0.777136</text:p>
              </table:table-cell>
              <table:table-cell office:value-type="float" office:value="71.991556">
                <text:p>71.991556</text:p>
              </table:table-cell>
              <table:table-cell office:value-type="float" office:value="1.407112">
                <text:p>1.407112</text:p>
              </table:table-cell>
              <table:table-cell office:value-type="float" office:value="3.555615">
                <text:p>3.555615</text:p>
              </table:table-cell>
              <table:table-cell office:value-type="float" office:value="7.59846">
                <text:p>7.59846</text:p>
              </table:table-cell>
              <table:table-cell office:value-type="float" office:value="8.587194">
                <text:p>8.587194</text:p>
              </table:table-cell>
              <table:table-cell office:value-type="float" office:value="17.963234">
                <text:p>17.963234</text:p>
              </table:table-cell>
              <table:table-cell office:value-type="float" office:value="23.711164">
                <text:p>23.711164</text:p>
              </table:table-cell>
              <table:table-cell office:value-type="float" office:value="9.021854">
                <text:p>9.021854</text:p>
              </table:table-cell>
              <table:table-cell office:value-type="float" office:value="47.592503">
                <text:p>47.592503</text:p>
              </table:table-cell>
              <table:table-cell office:value-type="float" office:value="16.796112">
                <text:p>16.796112</text:p>
              </table:table-cell>
              <table:table-cell office:value-type="float" office:value="205.796551">
                <text:p>205.796551</text:p>
              </table:table-cell>
              <table:table-cell office:value-type="float" office:value="9.428272">
                <text:p>9.428272</text:p>
              </table:table-cell>
              <table:table-cell office:value-type="float" office:value="21.421751">
                <text:p>21.421751</text:p>
              </table:table-cell>
              <table:table-cell office:value-type="float" office:value="10.455986">
                <text:p>10.455986</text:p>
              </table:table-cell>
              <table:table-cell office:value-type="float" office:value="9.75658">
                <text:p>9.75658</text:p>
              </table:table-cell>
              <table:table-cell office:value-type="float" office:value="9.191272">
                <text:p>9.191272</text:p>
              </table:table-cell>
              <table:table-cell office:value-type="float" office:value="1.198558">
                <text:p>1.198558</text:p>
              </table:table-cell>
              <table:table-cell office:value-type="float" office:value="NaN">
                <text:p>NaN</text:p>
              </table:table-cell>
              <table:table-cell office:value-type="float" office:value="6.152046">
                <text:p>6.152046</text:p>
              </table:table-cell>
              <table:table-cell office:value-type="float" office:value="32.737862">
                <text:p>32.737862</text:p>
              </table:table-cell>
              <table:table-cell office:value-type="float" office:value="3.789029">
                <text:p>3.789029</text:p>
              </table:table-cell>
              <table:table-cell office:value-type="float" office:value="34.61517">
                <text:p>34.61517</text:p>
              </table:table-cell>
              <table:table-cell office:value-type="float" office:value="212.3879">
                <text:p>212.3879</text:p>
              </table:table-cell>
              <table:table-cell office:value-type="float" office:value="33.402693">
                <text:p>33.402693</text:p>
              </table:table-cell>
              <table:table-cell office:value-type="float" office:value="2.974086">
                <text:p>2.974086</text:p>
              </table:table-cell>
              <table:table-cell office:value-type="float" office:value="34.080507">
                <text:p>34.080507</text:p>
              </table:table-cell>
              <table:table-cell office:value-type="float" office:value="3.082855">
                <text:p>3.082855</text:p>
              </table:table-cell>
              <table:table-cell office:value-type="float" office:value="33.781531">
                <text:p>33.781531</text:p>
              </table:table-cell>
              <table:table-cell office:value-type="float" office:value="0.099903">
                <text:p>0.099903</text:p>
              </table:table-cell>
              <table:table-cell office:value-type="float" office:value="58.118133">
                <text:p>58.118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57512">
                <text:p>25.357512</text:p>
              </table:table-cell>
              <table:table-cell office:value-type="float" office:value="1">
                <text:p>1</text:p>
              </table:table-cell>
              <table:table-cell office:value-type="float" office:value="76.270129">
                <text:p>76.270129</text:p>
              </table:table-cell>
              <table:table-cell office:value-type="float" office:value="1.326559">
                <text:p>1.326559</text:p>
              </table:table-cell>
              <table:table-cell office:value-type="float" office:value="35.89731">
                <text:p>35.89731</text:p>
              </table:table-cell>
              <table:table-cell office:value-type="float" office:value="0.717867">
                <text:p>0.717867</text:p>
              </table:table-cell>
              <table:table-cell office:value-type="float" office:value="35.809756">
                <text:p>35.809756</text:p>
              </table:table-cell>
              <table:table-cell office:value-type="float" office:value="1.573318">
                <text:p>1.573318</text:p>
              </table:table-cell>
              <table:table-cell office:value-type="float" office:value="3.040381">
                <text:p>3.040381</text:p>
              </table:table-cell>
              <table:table-cell office:value-type="float" office:value="17.893366">
                <text:p>17.893366</text:p>
              </table:table-cell>
              <table:table-cell office:value-type="float" office:value="7.558301">
                <text:p>7.558301</text:p>
              </table:table-cell>
              <table:table-cell office:value-type="float" office:value="26.200901">
                <text:p>26.200901</text:p>
              </table:table-cell>
              <table:table-cell office:value-type="float" office:value="11.936585">
                <text:p>11.936585</text:p>
              </table:table-cell>
              <table:table-cell office:value-type="float" office:value="9.268156">
                <text:p>9.268156</text:p>
              </table:table-cell>
              <table:table-cell office:value-type="float" office:value="28.019083">
                <text:p>28.019083</text:p>
              </table:table-cell>
              <table:table-cell office:value-type="float" office:value="27.937847">
                <text:p>27.937847</text:p>
              </table:table-cell>
              <table:table-cell office:value-type="float" office:value="50.715025">
                <text:p>50.715025</text:p>
              </table:table-cell>
              <table:table-cell office:value-type="float" office:value="11.658855">
                <text:p>11.658855</text:p>
              </table:table-cell>
              <table:table-cell office:value-type="float" office:value="12.153973">
                <text:p>12.153973</text:p>
              </table:table-cell>
              <table:table-cell office:value-type="float" office:value="NaN">
                <text:p>NaN</text:p>
              </table:table-cell>
              <table:table-cell office:value-type="float" office:value="5.543515">
                <text:p>5.543515</text:p>
              </table:table-cell>
              <table:table-cell office:value-type="float" office:value="19.094535">
                <text:p>19.094535</text:p>
              </table:table-cell>
              <table:table-cell office:value-type="float" office:value="0.586482">
                <text:p>0.586482</text:p>
              </table:table-cell>
              <table:table-cell office:value-type="float" office:value="NaN">
                <text:p>NaN</text:p>
              </table:table-cell>
              <table:table-cell office:value-type="float" office:value="3.902192">
                <text:p>3.902192</text:p>
              </table:table-cell>
              <table:table-cell office:value-type="float" office:value="33.747793">
                <text:p>33.747793</text:p>
              </table:table-cell>
              <table:table-cell office:value-type="float" office:value="1.917085">
                <text:p>1.917085</text:p>
              </table:table-cell>
              <table:table-cell office:value-type="float" office:value="41.285029">
                <text:p>41.285029</text:p>
              </table:table-cell>
              <table:table-cell office:value-type="float" office:value="48.615894">
                <text:p>48.615894</text:p>
              </table:table-cell>
              <table:table-cell office:value-type="float" office:value="39.544242">
                <text:p>39.544242</text:p>
              </table:table-cell>
              <table:table-cell office:value-type="float" office:value="1.624025">
                <text:p>1.624025</text:p>
              </table:table-cell>
              <table:table-cell office:value-type="float" office:value="39.335949">
                <text:p>39.335949</text:p>
              </table:table-cell>
              <table:table-cell office:value-type="float" office:value="1.85801">
                <text:p>1.85801</text:p>
              </table:table-cell>
              <table:table-cell office:value-type="float" office:value="37.939663">
                <text:p>37.939663</text:p>
              </table:table-cell>
              <table:table-cell office:value-type="float" office:value="0.089416">
                <text:p>0.089416</text:p>
              </table:table-cell>
              <table:table-cell office:value-type="float" office:value="49.568242">
                <text:p>49.568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713806">
                <text:p>34.713806</text:p>
              </table:table-cell>
              <table:table-cell office:value-type="float" office:value="1">
                <text:p>1</text:p>
              </table:table-cell>
              <table:table-cell office:value-type="float" office:value="118.971264">
                <text:p>118.971264</text:p>
              </table:table-cell>
              <table:table-cell office:value-type="float" office:value="1.162218">
                <text:p>1.162218</text:p>
              </table:table-cell>
              <table:table-cell office:value-type="float" office:value="76.013463">
                <text:p>76.013463</text:p>
              </table:table-cell>
              <table:table-cell office:value-type="float" office:value="0.781642">
                <text:p>0.781642</text:p>
              </table:table-cell>
              <table:table-cell office:value-type="float" office:value="78.51201">
                <text:p>78.51201</text:p>
              </table:table-cell>
              <table:table-cell office:value-type="float" office:value="1.500522">
                <text:p>1.500522</text:p>
              </table:table-cell>
              <table:table-cell office:value-type="float" office:value="3.574684">
                <text:p>3.574684</text:p>
              </table:table-cell>
              <table:table-cell office:value-type="float" office:value="7.629572">
                <text:p>7.629572</text:p>
              </table:table-cell>
              <table:table-cell office:value-type="float" office:value="8.503765">
                <text:p>8.503765</text:p>
              </table:table-cell>
              <table:table-cell office:value-type="float" office:value="18.15025">
                <text:p>18.15025</text:p>
              </table:table-cell>
              <table:table-cell office:value-type="float" office:value="25.081987">
                <text:p>25.081987</text:p>
              </table:table-cell>
              <table:table-cell office:value-type="float" office:value="9.424624">
                <text:p>9.424624</text:p>
              </table:table-cell>
              <table:table-cell office:value-type="float" office:value="49.523923">
                <text:p>49.523923</text:p>
              </table:table-cell>
              <table:table-cell office:value-type="float" office:value="17.507136">
                <text:p>17.507136</text:p>
              </table:table-cell>
              <table:table-cell office:value-type="float" office:value="164.729442">
                <text:p>164.729442</text:p>
              </table:table-cell>
              <table:table-cell office:value-type="float" office:value="9.645408">
                <text:p>9.645408</text:p>
              </table:table-cell>
              <table:table-cell office:value-type="float" office:value="23.408594">
                <text:p>23.408594</text:p>
              </table:table-cell>
              <table:table-cell office:value-type="float" office:value="10.461874">
                <text:p>10.461874</text:p>
              </table:table-cell>
              <table:table-cell office:value-type="float" office:value="10.142577">
                <text:p>10.142577</text:p>
              </table:table-cell>
              <table:table-cell office:value-type="float" office:value="9.419708">
                <text:p>9.419708</text:p>
              </table:table-cell>
              <table:table-cell office:value-type="float" office:value="1.264208">
                <text:p>1.264208</text:p>
              </table:table-cell>
              <table:table-cell office:value-type="float" office:value="NaN">
                <text:p>NaN</text:p>
              </table:table-cell>
              <table:table-cell office:value-type="float" office:value="6.233363">
                <text:p>6.233363</text:p>
              </table:table-cell>
              <table:table-cell office:value-type="float" office:value="33.651117">
                <text:p>33.651117</text:p>
              </table:table-cell>
              <table:table-cell office:value-type="float" office:value="3.843483">
                <text:p>3.843483</text:p>
              </table:table-cell>
              <table:table-cell office:value-type="float" office:value="35.704978">
                <text:p>35.704978</text:p>
              </table:table-cell>
              <table:table-cell office:value-type="float" office:value="156.825757">
                <text:p>156.825757</text:p>
              </table:table-cell>
              <table:table-cell office:value-type="float" office:value="33.365423">
                <text:p>33.365423</text:p>
              </table:table-cell>
              <table:table-cell office:value-type="float" office:value="3.08924">
                <text:p>3.08924</text:p>
              </table:table-cell>
              <table:table-cell office:value-type="float" office:value="34.385942">
                <text:p>34.385942</text:p>
              </table:table-cell>
              <table:table-cell office:value-type="float" office:value="3.05911">
                <text:p>3.05911</text:p>
              </table:table-cell>
              <table:table-cell office:value-type="float" office:value="32.776681">
                <text:p>32.776681</text:p>
              </table:table-cell>
              <table:table-cell office:value-type="float" office:value="0.096861">
                <text:p>0.096861</text:p>
              </table:table-cell>
              <table:table-cell office:value-type="float" office:value="81.077896">
                <text:p>81.0778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071618">
                <text:p>43.071618</text:p>
              </table:table-cell>
              <table:table-cell office:value-type="float" office:value="1">
                <text:p>1</text:p>
              </table:table-cell>
              <table:table-cell office:value-type="float" office:value="105.9">
                <text:p>105.9</text:p>
              </table:table-cell>
              <table:table-cell office:value-type="float" office:value="1.126902">
                <text:p>1.126902</text:p>
              </table:table-cell>
              <table:table-cell office:value-type="float" office:value="94.590291">
                <text:p>94.590291</text:p>
              </table:table-cell>
              <table:table-cell office:value-type="float" office:value="0.77122">
                <text:p>0.77122</text:p>
              </table:table-cell>
              <table:table-cell office:value-type="float" office:value="77.9424">
                <text:p>77.9424</text:p>
              </table:table-cell>
              <table:table-cell office:value-type="float" office:value="1.418334">
                <text:p>1.418334</text:p>
              </table:table-cell>
              <table:table-cell office:value-type="float" office:value="4.739868">
                <text:p>4.739868</text:p>
              </table:table-cell>
              <table:table-cell office:value-type="float" office:value="8.006987">
                <text:p>8.006987</text:p>
              </table:table-cell>
              <table:table-cell office:value-type="float" office:value="11.376459">
                <text:p>11.376459</text:p>
              </table:table-cell>
              <table:table-cell office:value-type="float" office:value="18.85988">
                <text:p>18.85988</text:p>
              </table:table-cell>
              <table:table-cell office:value-type="float" office:value="39.929508">
                <text:p>39.929508</text:p>
              </table:table-cell>
              <table:table-cell office:value-type="float" office:value="9.280163">
                <text:p>9.280163</text:p>
              </table:table-cell>
              <table:table-cell office:value-type="float" office:value="70.753812">
                <text:p>70.753812</text:p>
              </table:table-cell>
              <table:table-cell office:value-type="float" office:value="17.732817">
                <text:p>17.732817</text:p>
              </table:table-cell>
              <table:table-cell office:value-type="float" office:value="165.132203">
                <text:p>165.132203</text:p>
              </table:table-cell>
              <table:table-cell office:value-type="float" office:value="9.554205">
                <text:p>9.554205</text:p>
              </table:table-cell>
              <table:table-cell office:value-type="float" office:value="23.0163">
                <text:p>23.0163</text:p>
              </table:table-cell>
              <table:table-cell office:value-type="float" office:value="11.5297">
                <text:p>11.5297</text:p>
              </table:table-cell>
              <table:table-cell office:value-type="float" office:value="14.890417">
                <text:p>14.890417</text:p>
              </table:table-cell>
              <table:table-cell office:value-type="float" office:value="9.483552">
                <text:p>9.483552</text:p>
              </table:table-cell>
              <table:table-cell office:value-type="float" office:value="1.986947">
                <text:p>1.986947</text:p>
              </table:table-cell>
              <table:table-cell office:value-type="float" office:value="NaN">
                <text:p>NaN</text:p>
              </table:table-cell>
              <table:table-cell office:value-type="float" office:value="7.865342">
                <text:p>7.865342</text:p>
              </table:table-cell>
              <table:table-cell office:value-type="float" office:value="31.975345">
                <text:p>31.975345</text:p>
              </table:table-cell>
              <table:table-cell office:value-type="float" office:value="4.963725">
                <text:p>4.963725</text:p>
              </table:table-cell>
              <table:table-cell office:value-type="float" office:value="35.709832">
                <text:p>35.709832</text:p>
              </table:table-cell>
              <table:table-cell office:value-type="float" office:value="145.632286">
                <text:p>145.632286</text:p>
              </table:table-cell>
              <table:table-cell office:value-type="float" office:value="36.997331">
                <text:p>36.997331</text:p>
              </table:table-cell>
              <table:table-cell office:value-type="float" office:value="4.676394">
                <text:p>4.676394</text:p>
              </table:table-cell>
              <table:table-cell office:value-type="float" office:value="33.15846">
                <text:p>33.15846</text:p>
              </table:table-cell>
              <table:table-cell office:value-type="float" office:value="4.276909">
                <text:p>4.276909</text:p>
              </table:table-cell>
              <table:table-cell office:value-type="float" office:value="31.76312">
                <text:p>31.76312</text:p>
              </table:table-cell>
              <table:table-cell office:value-type="float" office:value="0.12763">
                <text:p>0.12763</text:p>
              </table:table-cell>
              <table:table-cell office:value-type="float" office:value="25.415576">
                <text:p>25.4155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295454">
                <text:p>24.295454</text:p>
              </table:table-cell>
              <table:table-cell office:value-type="float" office:value="1">
                <text:p>1</text:p>
              </table:table-cell>
              <table:table-cell office:value-type="float" office:value="54.18894">
                <text:p>54.18894</text:p>
              </table:table-cell>
              <table:table-cell office:value-type="float" office:value="0.963992">
                <text:p>0.963992</text:p>
              </table:table-cell>
              <table:table-cell office:value-type="float" office:value="33.501424">
                <text:p>33.501424</text:p>
              </table:table-cell>
              <table:table-cell office:value-type="float" office:value="0.723665">
                <text:p>0.723665</text:p>
              </table:table-cell>
              <table:table-cell office:value-type="float" office:value="28.927429">
                <text:p>28.927429</text:p>
              </table:table-cell>
              <table:table-cell office:value-type="float" office:value="1.434912">
                <text:p>1.434912</text:p>
              </table:table-cell>
              <table:table-cell office:value-type="float" office:value="2.620389">
                <text:p>2.620389</text:p>
              </table:table-cell>
              <table:table-cell office:value-type="float" office:value="9.530491">
                <text:p>9.530491</text:p>
              </table:table-cell>
              <table:table-cell office:value-type="float" office:value="6.759988">
                <text:p>6.759988</text:p>
              </table:table-cell>
              <table:table-cell office:value-type="float" office:value="16.068321">
                <text:p>16.068321</text:p>
              </table:table-cell>
              <table:table-cell office:value-type="float" office:value="9.010727">
                <text:p>9.010727</text:p>
              </table:table-cell>
              <table:table-cell office:value-type="float" office:value="3.842896">
                <text:p>3.842896</text:p>
              </table:table-cell>
              <table:table-cell office:value-type="float" office:value="25.342672">
                <text:p>25.342672</text:p>
              </table:table-cell>
              <table:table-cell office:value-type="float" office:value="17.516278">
                <text:p>17.516278</text:p>
              </table:table-cell>
              <table:table-cell office:value-type="float" office:value="139.159763">
                <text:p>139.159763</text:p>
              </table:table-cell>
              <table:table-cell office:value-type="float" office:value="8.066252">
                <text:p>8.066252</text:p>
              </table:table-cell>
              <table:table-cell office:value-type="float" office:value="24.781875">
                <text:p>24.781875</text:p>
              </table:table-cell>
              <table:table-cell office:value-type="float" office:value="13.499045">
                <text:p>13.499045</text:p>
              </table:table-cell>
              <table:table-cell office:value-type="float" office:value="4.549816">
                <text:p>4.549816</text:p>
              </table:table-cell>
              <table:table-cell office:value-type="float" office:value="11.66818">
                <text:p>11.66818</text:p>
              </table:table-cell>
              <table:table-cell office:value-type="float" office:value="0.47297">
                <text:p>0.47297</text:p>
              </table:table-cell>
              <table:table-cell office:value-type="float" office:value="NaN">
                <text:p>NaN</text:p>
              </table:table-cell>
              <table:table-cell office:value-type="float" office:value="3.49606">
                <text:p>3.49606</text:p>
              </table:table-cell>
              <table:table-cell office:value-type="float" office:value="21.323846">
                <text:p>21.323846</text:p>
              </table:table-cell>
              <table:table-cell office:value-type="float" office:value="1.43097">
                <text:p>1.43097</text:p>
              </table:table-cell>
              <table:table-cell office:value-type="float" office:value="20.71261">
                <text:p>20.71261</text:p>
              </table:table-cell>
              <table:table-cell office:value-type="float" office:value="78.13289">
                <text:p>78.13289</text:p>
              </table:table-cell>
              <table:table-cell office:value-type="float" office:value="34.363883">
                <text:p>34.363883</text:p>
              </table:table-cell>
              <table:table-cell office:value-type="float" office:value="1.341432">
                <text:p>1.341432</text:p>
              </table:table-cell>
              <table:table-cell office:value-type="float" office:value="22.715944">
                <text:p>22.715944</text:p>
              </table:table-cell>
              <table:table-cell office:value-type="float" office:value="1.53102">
                <text:p>1.53102</text:p>
              </table:table-cell>
              <table:table-cell office:value-type="float" office:value="20.181093">
                <text:p>20.181093</text:p>
              </table:table-cell>
              <table:table-cell office:value-type="float" office:value="0.077054">
                <text:p>0.077054</text:p>
              </table:table-cell>
              <table:table-cell office:value-type="float" office:value="39.348755">
                <text:p>39.3487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965567">
                <text:p>36.965567</text:p>
              </table:table-cell>
              <table:table-cell office:value-type="float" office:value="1">
                <text:p>1</text:p>
              </table:table-cell>
              <table:table-cell office:value-type="float" office:value="229.587349">
                <text:p>229.587349</text:p>
              </table:table-cell>
              <table:table-cell office:value-type="float" office:value="1.194765">
                <text:p>1.194765</text:p>
              </table:table-cell>
              <table:table-cell office:value-type="float" office:value="76.760322">
                <text:p>76.760322</text:p>
              </table:table-cell>
              <table:table-cell office:value-type="float" office:value="0.767956">
                <text:p>0.767956</text:p>
              </table:table-cell>
              <table:table-cell office:value-type="float" office:value="92.168077">
                <text:p>92.168077</text:p>
              </table:table-cell>
              <table:table-cell office:value-type="float" office:value="1.623124">
                <text:p>1.623124</text:p>
              </table:table-cell>
              <table:table-cell office:value-type="float" office:value="3.963754">
                <text:p>3.963754</text:p>
              </table:table-cell>
              <table:table-cell office:value-type="float" office:value="7.763203">
                <text:p>7.763203</text:p>
              </table:table-cell>
              <table:table-cell office:value-type="float" office:value="8.963193">
                <text:p>8.963193</text:p>
              </table:table-cell>
              <table:table-cell office:value-type="float" office:value="18.256974">
                <text:p>18.256974</text:p>
              </table:table-cell>
              <table:table-cell office:value-type="float" office:value="30.56255">
                <text:p>30.56255</text:p>
              </table:table-cell>
              <table:table-cell office:value-type="float" office:value="9.232458">
                <text:p>9.232458</text:p>
              </table:table-cell>
              <table:table-cell office:value-type="float" office:value="54.994949">
                <text:p>54.994949</text:p>
              </table:table-cell>
              <table:table-cell office:value-type="float" office:value="25.146669">
                <text:p>25.146669</text:p>
              </table:table-cell>
              <table:table-cell office:value-type="float" office:value="269.339222">
                <text:p>269.339222</text:p>
              </table:table-cell>
              <table:table-cell office:value-type="float" office:value="9.894758">
                <text:p>9.894758</text:p>
              </table:table-cell>
              <table:table-cell office:value-type="float" office:value="22.6181">
                <text:p>22.6181</text:p>
              </table:table-cell>
              <table:table-cell office:value-type="float" office:value="10.101792">
                <text:p>10.101792</text:p>
              </table:table-cell>
              <table:table-cell office:value-type="float" office:value="12.04345">
                <text:p>12.04345</text:p>
              </table:table-cell>
              <table:table-cell office:value-type="float" office:value="9.314001">
                <text:p>9.314001</text:p>
              </table:table-cell>
              <table:table-cell office:value-type="float" office:value="1.532212">
                <text:p>1.532212</text:p>
              </table:table-cell>
              <table:table-cell office:value-type="float" office:value="NaN">
                <text:p>NaN</text:p>
              </table:table-cell>
              <table:table-cell office:value-type="float" office:value="7.212623">
                <text:p>7.212623</text:p>
              </table:table-cell>
              <table:table-cell office:value-type="float" office:value="33.63888">
                <text:p>33.63888</text:p>
              </table:table-cell>
              <table:table-cell office:value-type="float" office:value="4.557701">
                <text:p>4.557701</text:p>
              </table:table-cell>
              <table:table-cell office:value-type="float" office:value="35.864118">
                <text:p>35.864118</text:p>
              </table:table-cell>
              <table:table-cell office:value-type="float" office:value="128.972927">
                <text:p>128.972927</text:p>
              </table:table-cell>
              <table:table-cell office:value-type="float" office:value="37.623974">
                <text:p>37.623974</text:p>
              </table:table-cell>
              <table:table-cell office:value-type="float" office:value="3.651051">
                <text:p>3.651051</text:p>
              </table:table-cell>
              <table:table-cell office:value-type="float" office:value="34.468487">
                <text:p>34.468487</text:p>
              </table:table-cell>
              <table:table-cell office:value-type="float" office:value="3.66986">
                <text:p>3.66986</text:p>
              </table:table-cell>
              <table:table-cell office:value-type="float" office:value="34.029559">
                <text:p>34.029559</text:p>
              </table:table-cell>
              <table:table-cell office:value-type="float" office:value="0.104678">
                <text:p>0.104678</text:p>
              </table:table-cell>
              <table:table-cell office:value-type="float" office:value="46.362587">
                <text:p>46.3625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minimum="0.01" chart:maximum="1000" chart:origin="0" chart:interval-major="1" chart:interval-minor-divisor="9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image" chart:symbol-width="0.25cm" chart:symbol-height="0.25cm" chart:link-data-style-to-source="true">
        <chart:symbol-image xlink:href="Pictures/1000034B0000018D0000018D7A0674744208F51C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bf00" draw:fill-color="#ffb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ff00" draw:fill-color="#fff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b4c7dc" draw:fill-color="#b4c7d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729fcf" draw:fill-color="#729fc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729fcf" draw:fill-color="#729fc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bf819e" draw:fill-color="#bf819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5429" draw:fill-color="#ff5429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729fcf" draw:fill-color="#729fcf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ffa6a6" draw:fill-color="#ffa6a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a1467e" draw:fill-color="#a1467e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28" style:family="chart">
      <style:graphic-properties draw:stroke="solid" svg:stroke-color="#b3b3b3" draw:fill="none" draw:fill-color="#e6e6e6"/>
    </style:style>
    <style:style style:name="ch29" style:family="chart">
      <style:graphic-properties svg:stroke-color="#b3b3b3" draw:fill-color="#cccccc"/>
    </style:style>
  </office:automatic-styles>
  <office:body>
    <office:chart>
      <chart:chart svg:width="18.682cm" svg:height="13.133cm" xlink:href=".." xlink:type="simple" chart:class="chart:scatter" chart:style-name="ch1">
        <chart:title svg:x="0.461cm" svg:y="0cm" chart:style-name="ch2">
          <text:p>SQ-space for All Tiers</text:p>
        </chart:title>
        <chart:legend chart:legend-position="end" svg:x="7.687cm" svg:y="0cm" style:legend-expansion="custom" svg:width="9.359cm" svg:height="2.364cm" style:legend-expansion-aspect-ratio="3.95896785109983" chart:style-name="ch3"/>
        <chart:plot-area chart:style-name="ch4" table:cell-range-address="Sheet1.B3:Sheet1.B54 Sheet1.B57:Sheet1.S107 Sheet1.C3:Sheet1.S3" chart:data-source-has-labels="row" svg:x="0.537cm" svg:y="1.398cm" svg:width="17.303cm" svg:height="10.942cm">
          <chart:coordinate-region svg:x="1.344cm" svg:y="1.597cm" svg:width="16.124cm" svg:height="10.096cm"/>
          <chart:axis chart:dimension="x" chart:name="primary-x" chart:style-name="ch5">
            <chart:title svg:x="7.008cm" svg:y="12.517cm" chart:style-name="ch6">
              <text:p>Speed to setup module (MB/s)</text:p>
            </chart:title>
          </chart:axis>
          <chart:axis chart:dimension="y" chart:name="primary-y" chart:style-name="ch7">
            <chart:title svg:x="0cm" svg:y="9.599cm" chart:style-name="ch8">
              <text:p>Quickness (speedup over wizeng-int)</text:p>
            </chart:title>
            <chart:grid chart:style-name="ch9" chart:class="major"/>
          </chart:axis>
          <chart:series chart:style-name="ch10" chart:values-cell-range-address="Sheet1.B57:Sheet1.B107" chart:label-cell-address="Sheet1.B3:Sheet1.B3" chart:class="chart:scatter">
            <chart:domain table:cell-range-address="Sheet1.B4:Sheet1.B54"/>
            <chart:data-point chart:repeated="51"/>
          </chart:series>
          <chart:series chart:style-name="ch11" chart:values-cell-range-address="Sheet1.C57:Sheet1.C107" chart:label-cell-address="Sheet1.C3:Sheet1.C3" chart:class="chart:scatter">
            <chart:domain table:cell-range-address="Sheet1.C4:Sheet1.C54"/>
            <chart:data-point chart:repeated="51"/>
          </chart:series>
          <chart:series chart:style-name="ch12" chart:values-cell-range-address="Sheet1.D57:Sheet1.D107" chart:label-cell-address="Sheet1.D3:Sheet1.D3" chart:class="chart:scatter">
            <chart:domain table:cell-range-address="Sheet1.D4:Sheet1.D54"/>
            <chart:data-point chart:repeated="51"/>
          </chart:series>
          <chart:series chart:style-name="ch13" chart:values-cell-range-address="Sheet1.E57:Sheet1.E107" chart:label-cell-address="Sheet1.E3:Sheet1.E3" chart:class="chart:scatter">
            <chart:domain table:cell-range-address="Sheet1.E4:Sheet1.E54"/>
            <chart:data-point chart:repeated="51"/>
          </chart:series>
          <chart:series chart:style-name="ch14" chart:values-cell-range-address="Sheet1.F57:Sheet1.F107" chart:label-cell-address="Sheet1.F3:Sheet1.F3" chart:class="chart:scatter">
            <chart:domain table:cell-range-address="Sheet1.F4:Sheet1.F54"/>
            <chart:data-point chart:repeated="51"/>
          </chart:series>
          <chart:series chart:style-name="ch15" chart:values-cell-range-address="Sheet1.G57:Sheet1.G107" chart:label-cell-address="Sheet1.G3:Sheet1.G3" chart:class="chart:scatter">
            <chart:domain table:cell-range-address="Sheet1.G4:Sheet1.G54"/>
            <chart:data-point chart:repeated="51"/>
          </chart:series>
          <chart:series chart:style-name="ch16" chart:values-cell-range-address="Sheet1.H57:Sheet1.H107" chart:label-cell-address="Sheet1.H3:Sheet1.H3" chart:class="chart:scatter">
            <chart:domain table:cell-range-address="Sheet1.H4:Sheet1.H54"/>
            <chart:data-point chart:repeated="51"/>
          </chart:series>
          <chart:series chart:style-name="ch17" chart:values-cell-range-address="Sheet1.I57:Sheet1.I107" chart:label-cell-address="Sheet1.I3:Sheet1.I3" chart:class="chart:scatter">
            <chart:domain table:cell-range-address="Sheet1.I4:Sheet1.I54"/>
            <chart:data-point chart:repeated="51"/>
          </chart:series>
          <chart:series chart:style-name="ch18" chart:values-cell-range-address="Sheet1.J57:Sheet1.J107" chart:label-cell-address="Sheet1.J3:Sheet1.J3" chart:class="chart:scatter">
            <chart:domain table:cell-range-address="Sheet1.J4:Sheet1.J54"/>
            <chart:data-point chart:repeated="51"/>
          </chart:series>
          <chart:series chart:style-name="ch19" chart:values-cell-range-address="Sheet1.K57:Sheet1.K107" chart:label-cell-address="Sheet1.K3:Sheet1.K3" chart:class="chart:scatter">
            <chart:domain table:cell-range-address="Sheet1.K4:Sheet1.K54"/>
            <chart:data-point chart:repeated="51"/>
          </chart:series>
          <chart:series chart:style-name="ch20" chart:values-cell-range-address="Sheet1.L57:Sheet1.L107" chart:label-cell-address="Sheet1.L3:Sheet1.L3" chart:class="chart:scatter">
            <chart:domain table:cell-range-address="Sheet1.L4:Sheet1.L54"/>
            <chart:data-point chart:repeated="51"/>
          </chart:series>
          <chart:series chart:style-name="ch21" chart:values-cell-range-address="Sheet1.M57:Sheet1.M107" chart:label-cell-address="Sheet1.M3:Sheet1.M3" chart:class="chart:scatter">
            <chart:domain table:cell-range-address="Sheet1.M4:Sheet1.M54"/>
            <chart:data-point chart:repeated="51"/>
          </chart:series>
          <chart:series chart:style-name="ch22" chart:values-cell-range-address="Sheet1.N57:Sheet1.N107" chart:label-cell-address="Sheet1.N3:Sheet1.N3" chart:class="chart:scatter">
            <chart:domain table:cell-range-address="Sheet1.N4:Sheet1.N54"/>
            <chart:data-point chart:repeated="51"/>
          </chart:series>
          <chart:series chart:style-name="ch23" chart:values-cell-range-address="Sheet1.O57:Sheet1.O107" chart:label-cell-address="Sheet1.O3:Sheet1.O3" chart:class="chart:scatter">
            <chart:domain table:cell-range-address="Sheet1.O4:Sheet1.O54"/>
            <chart:data-point chart:repeated="51"/>
          </chart:series>
          <chart:series chart:style-name="ch24" chart:values-cell-range-address="Sheet1.P57:Sheet1.P107" chart:label-cell-address="Sheet1.P3:Sheet1.P3" chart:class="chart:scatter">
            <chart:domain table:cell-range-address="Sheet1.P4:Sheet1.P54"/>
            <chart:data-point chart:repeated="51"/>
          </chart:series>
          <chart:series chart:style-name="ch25" chart:values-cell-range-address="Sheet1.Q57:Sheet1.Q107" chart:label-cell-address="Sheet1.Q3:Sheet1.Q3" chart:class="chart:scatter">
            <chart:domain table:cell-range-address="Sheet1.Q4:Sheet1.Q54"/>
            <chart:data-point chart:repeated="51"/>
          </chart:series>
          <chart:series chart:style-name="ch26" chart:values-cell-range-address="Sheet1.R57:Sheet1.R107" chart:label-cell-address="Sheet1.R3:Sheet1.R3" chart:class="chart:scatter">
            <chart:domain table:cell-range-address="Sheet1.R4:Sheet1.R54"/>
            <chart:data-point chart:repeated="51"/>
          </chart:series>
          <chart:series chart:style-name="ch27" chart:values-cell-range-address="Sheet1.S57:Sheet1.S107" chart:label-cell-address="Sheet1.S3:Sheet1.S3" chart:class="chart:scatter">
            <chart:domain table:cell-range-address="Sheet1.S4:Sheet1.S54"/>
            <chart:data-point chart:repeated="51"/>
          </chart:series>
          <chart:wall chart:style-name="ch28"/>
          <chart:floor chart:style-name="ch2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izeng-int</text:p>
                <draw:g>
                  <svg:desc>Sheet1.B3:Sheet1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jsc-int</text:p>
                <draw:g>
                  <svg:desc>Sheet1.C3:Sheet1.C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iwasm-int</text:p>
                <draw:g>
                  <svg:desc>Sheet1.D3:Sheet1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wasm3</text:p>
                <draw:g>
                  <svg:desc>Sheet1.E3:Sheet1.E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wazero</text:p>
                <draw:g>
                  <svg:desc>Sheet1.F3:Sheet1.F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wizeng-jit</text:p>
                <draw:g>
                  <svg:desc>Sheet1.G3:Sheet1.G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v8-liftoff</text:p>
                <draw:g>
                  <svg:desc>Sheet1.H3:Sheet1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sm-base</text:p>
                <draw:g>
                  <svg:desc>Sheet1.I3:Sheet1.I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jsc-bbq</text:p>
                <draw:g>
                  <svg:desc>Sheet1.J3:Sheet1.J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iwasm-fjit</text:p>
                <draw:g>
                  <svg:desc>Sheet1.K3:Sheet1.K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wasmer-base</text:p>
                <draw:g>
                  <svg:desc>Sheet1.L3:Sheet1.L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smnow</text:p>
                <draw:g>
                  <svg:desc>Sheet1.M3:Sheet1.M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m-opt</text:p>
                <draw:g>
                  <svg:desc>Sheet1.N3:Sheet1.N3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v8-turbofan</text:p>
                <draw:g>
                  <svg:desc>Sheet1.O3:Sheet1.O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jsc-omg</text:p>
                <draw:g>
                  <svg:desc>Sheet1.P3:Sheet1.P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wasmer</text:p>
                <draw:g>
                  <svg:desc>Sheet1.Q3:Sheet1.Q3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wasmtime</text:p>
                <draw:g>
                  <svg:desc>Sheet1.R3:Sheet1.R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wavm</text:p>
                <draw:g>
                  <svg:desc>Sheet1.S3:Sheet1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262666">
                <text:p>26.262666</text:p>
                <draw:g>
                  <svg:desc>Sheet1.B4:Sheet1.B54</svg:desc>
                </draw:g>
              </table:table-cell>
              <table:table-cell office:value-type="float" office:value="1">
                <text:p>1</text:p>
                <draw:g>
                  <svg:desc>Sheet1.B57:Sheet1.B107</svg:desc>
                </draw:g>
              </table:table-cell>
              <table:table-cell office:value-type="float" office:value="119.375757">
                <text:p>119.375757</text:p>
                <draw:g>
                  <svg:desc>Sheet1.C4:Sheet1.C54</svg:desc>
                </draw:g>
              </table:table-cell>
              <table:table-cell office:value-type="float" office:value="1.179337">
                <text:p>1.179337</text:p>
                <draw:g>
                  <svg:desc>Sheet1.C57:Sheet1.C107</svg:desc>
                </draw:g>
              </table:table-cell>
              <table:table-cell office:value-type="float" office:value="12.958552">
                <text:p>12.958552</text:p>
                <draw:g>
                  <svg:desc>Sheet1.D4:Sheet1.D54</svg:desc>
                </draw:g>
              </table:table-cell>
              <table:table-cell office:value-type="float" office:value="0.760889">
                <text:p>0.760889</text:p>
                <draw:g>
                  <svg:desc>Sheet1.D57:Sheet1.D107</svg:desc>
                </draw:g>
              </table:table-cell>
              <table:table-cell office:value-type="float" office:value="6.623066">
                <text:p>6.623066</text:p>
                <draw:g>
                  <svg:desc>Sheet1.E4:Sheet1.E54</svg:desc>
                </draw:g>
              </table:table-cell>
              <table:table-cell office:value-type="float" office:value="1.813218">
                <text:p>1.813218</text:p>
                <draw:g>
                  <svg:desc>Sheet1.E57:Sheet1.E107</svg:desc>
                </draw:g>
              </table:table-cell>
              <table:table-cell office:value-type="float" office:value="2.396228">
                <text:p>2.396228</text:p>
                <draw:g>
                  <svg:desc>Sheet1.F4:Sheet1.F54</svg:desc>
                </draw:g>
              </table:table-cell>
              <table:table-cell office:value-type="float" office:value="11.892037">
                <text:p>11.892037</text:p>
                <draw:g>
                  <svg:desc>Sheet1.F57:Sheet1.F107</svg:desc>
                </draw:g>
              </table:table-cell>
              <table:table-cell office:value-type="float" office:value="7.469472">
                <text:p>7.469472</text:p>
                <draw:g>
                  <svg:desc>Sheet1.G4:Sheet1.G54</svg:desc>
                </draw:g>
              </table:table-cell>
              <table:table-cell office:value-type="float" office:value="14.788713">
                <text:p>14.788713</text:p>
                <draw:g>
                  <svg:desc>Sheet1.G57:Sheet1.G107</svg:desc>
                </draw:g>
              </table:table-cell>
              <table:table-cell office:value-type="float" office:value="8.734811">
                <text:p>8.734811</text:p>
                <draw:g>
                  <svg:desc>Sheet1.H4:Sheet1.H54</svg:desc>
                </draw:g>
              </table:table-cell>
              <table:table-cell office:value-type="float" office:value="16.650105">
                <text:p>16.650105</text:p>
                <draw:g>
                  <svg:desc>Sheet1.H57:Sheet1.H107</svg:desc>
                </draw:g>
              </table:table-cell>
              <table:table-cell office:value-type="float" office:value="18.687855">
                <text:p>18.687855</text:p>
                <draw:g>
                  <svg:desc>Sheet1.I4:Sheet1.I54</svg:desc>
                </draw:g>
              </table:table-cell>
              <table:table-cell office:value-type="float" office:value="10.338412">
                <text:p>10.338412</text:p>
                <draw:g>
                  <svg:desc>Sheet1.I57:Sheet1.I107</svg:desc>
                </draw:g>
              </table:table-cell>
              <table:table-cell office:value-type="float" office:value="113.855491">
                <text:p>113.855491</text:p>
                <draw:g>
                  <svg:desc>Sheet1.J4:Sheet1.J54</svg:desc>
                </draw:g>
              </table:table-cell>
              <table:table-cell office:value-type="float" office:value="8.914953">
                <text:p>8.914953</text:p>
                <draw:g>
                  <svg:desc>Sheet1.J57:Sheet1.J107</svg:desc>
                </draw:g>
              </table:table-cell>
              <table:table-cell office:value-type="float" office:value="13.55609">
                <text:p>13.55609</text:p>
                <draw:g>
                  <svg:desc>Sheet1.K4:Sheet1.K54</svg:desc>
                </draw:g>
              </table:table-cell>
              <table:table-cell office:value-type="float" office:value="15.893935">
                <text:p>15.893935</text:p>
                <draw:g>
                  <svg:desc>Sheet1.K57:Sheet1.K107</svg:desc>
                </draw:g>
              </table:table-cell>
              <table:table-cell office:value-type="float" office:value="4.372253">
                <text:p>4.372253</text:p>
                <draw:g>
                  <svg:desc>Sheet1.L4:Sheet1.L54</svg:desc>
                </draw:g>
              </table:table-cell>
              <table:table-cell office:value-type="float" office:value="5.781123">
                <text:p>5.781123</text:p>
                <draw:g>
                  <svg:desc>Sheet1.L57:Sheet1.L107</svg:desc>
                </draw:g>
              </table:table-cell>
              <table:table-cell office:value-type="float" office:value="0.375567">
                <text:p>0.375567</text:p>
                <draw:g>
                  <svg:desc>Sheet1.M4:Sheet1.M54</svg:desc>
                </draw:g>
              </table:table-cell>
              <table:table-cell office:value-type="float" office:value="NaN">
                <text:p>NaN</text:p>
                <draw:g>
                  <svg:desc>Sheet1.M57:Sheet1.M107</svg:desc>
                </draw:g>
              </table:table-cell>
              <table:table-cell office:value-type="float" office:value="5.965172">
                <text:p>5.965172</text:p>
                <draw:g>
                  <svg:desc>Sheet1.N4:Sheet1.N54</svg:desc>
                </draw:g>
              </table:table-cell>
              <table:table-cell office:value-type="float" office:value="31.364152">
                <text:p>31.364152</text:p>
                <draw:g>
                  <svg:desc>Sheet1.N57:Sheet1.N107</svg:desc>
                </draw:g>
              </table:table-cell>
              <table:table-cell office:value-type="float" office:value="2.764491">
                <text:p>2.764491</text:p>
                <draw:g>
                  <svg:desc>Sheet1.O4:Sheet1.O54</svg:desc>
                </draw:g>
              </table:table-cell>
              <table:table-cell office:value-type="float" office:value="35.999348">
                <text:p>35.999348</text:p>
                <draw:g>
                  <svg:desc>Sheet1.O57:Sheet1.O107</svg:desc>
                </draw:g>
              </table:table-cell>
              <table:table-cell office:value-type="float" office:value="68.392361">
                <text:p>68.392361</text:p>
                <draw:g>
                  <svg:desc>Sheet1.P4:Sheet1.P54</svg:desc>
                </draw:g>
              </table:table-cell>
              <table:table-cell office:value-type="float" office:value="12.87802">
                <text:p>12.87802</text:p>
                <draw:g>
                  <svg:desc>Sheet1.P57:Sheet1.P107</svg:desc>
                </draw:g>
              </table:table-cell>
              <table:table-cell office:value-type="float" office:value="2.086325">
                <text:p>2.086325</text:p>
                <draw:g>
                  <svg:desc>Sheet1.Q4:Sheet1.Q54</svg:desc>
                </draw:g>
              </table:table-cell>
              <table:table-cell office:value-type="float" office:value="32.723775">
                <text:p>32.723775</text:p>
                <draw:g>
                  <svg:desc>Sheet1.Q57:Sheet1.Q107</svg:desc>
                </draw:g>
              </table:table-cell>
              <table:table-cell office:value-type="float" office:value="2.456597">
                <text:p>2.456597</text:p>
                <draw:g>
                  <svg:desc>Sheet1.R4:Sheet1.R54</svg:desc>
                </draw:g>
              </table:table-cell>
              <table:table-cell office:value-type="float" office:value="32.874554">
                <text:p>32.874554</text:p>
                <draw:g>
                  <svg:desc>Sheet1.R57:Sheet1.R107</svg:desc>
                </draw:g>
              </table:table-cell>
              <table:table-cell office:value-type="float" office:value="0.08755">
                <text:p>0.08755</text:p>
                <draw:g>
                  <svg:desc>Sheet1.S4:Sheet1.S54</svg:desc>
                </draw:g>
              </table:table-cell>
              <table:table-cell office:value-type="float" office:value="NaN">
                <text:p>NaN</text:p>
                <draw:g>
                  <svg:desc>Sheet1.S57:Sheet1.S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926011">
                <text:p>22.926011</text:p>
              </table:table-cell>
              <table:table-cell office:value-type="float" office:value="1">
                <text:p>1</text:p>
              </table:table-cell>
              <table:table-cell office:value-type="float" office:value="53.742547">
                <text:p>53.742547</text:p>
              </table:table-cell>
              <table:table-cell office:value-type="float" office:value="1.249739">
                <text:p>1.249739</text:p>
              </table:table-cell>
              <table:table-cell office:value-type="float" office:value="12.503783">
                <text:p>12.503783</text:p>
              </table:table-cell>
              <table:table-cell office:value-type="float" office:value="0.752791">
                <text:p>0.752791</text:p>
              </table:table-cell>
              <table:table-cell office:value-type="float" office:value="6.612537">
                <text:p>6.612537</text:p>
              </table:table-cell>
              <table:table-cell office:value-type="float" office:value="1.764553">
                <text:p>1.764553</text:p>
              </table:table-cell>
              <table:table-cell office:value-type="float" office:value="2.385827">
                <text:p>2.385827</text:p>
              </table:table-cell>
              <table:table-cell office:value-type="float" office:value="11.620508">
                <text:p>11.620508</text:p>
              </table:table-cell>
              <table:table-cell office:value-type="float" office:value="7.551789">
                <text:p>7.551789</text:p>
              </table:table-cell>
              <table:table-cell office:value-type="float" office:value="14.889777">
                <text:p>14.889777</text:p>
              </table:table-cell>
              <table:table-cell office:value-type="float" office:value="7.574866">
                <text:p>7.574866</text:p>
              </table:table-cell>
              <table:table-cell office:value-type="float" office:value="16.638753">
                <text:p>16.638753</text:p>
              </table:table-cell>
              <table:table-cell office:value-type="float" office:value="31.985483">
                <text:p>31.985483</text:p>
              </table:table-cell>
              <table:table-cell office:value-type="float" office:value="10.103753">
                <text:p>10.103753</text:p>
              </table:table-cell>
              <table:table-cell office:value-type="float" office:value="40.720739">
                <text:p>40.720739</text:p>
              </table:table-cell>
              <table:table-cell office:value-type="float" office:value="9.364485">
                <text:p>9.364485</text:p>
              </table:table-cell>
              <table:table-cell office:value-type="float" office:value="14.865817">
                <text:p>14.865817</text:p>
              </table:table-cell>
              <table:table-cell office:value-type="float" office:value="15.356276">
                <text:p>15.356276</text:p>
              </table:table-cell>
              <table:table-cell office:value-type="float" office:value="4.201483">
                <text:p>4.201483</text:p>
              </table:table-cell>
              <table:table-cell office:value-type="float" office:value="5.827677">
                <text:p>5.827677</text:p>
              </table:table-cell>
              <table:table-cell office:value-type="float" office:value="0.38196">
                <text:p>0.38196</text:p>
              </table:table-cell>
              <table:table-cell office:value-type="float" office:value="NaN">
                <text:p>NaN</text:p>
              </table:table-cell>
              <table:table-cell office:value-type="float" office:value="5.409438">
                <text:p>5.409438</text:p>
              </table:table-cell>
              <table:table-cell office:value-type="float" office:value="34.41743">
                <text:p>34.41743</text:p>
              </table:table-cell>
              <table:table-cell office:value-type="float" office:value="2.887869">
                <text:p>2.887869</text:p>
              </table:table-cell>
              <table:table-cell office:value-type="float" office:value="33.245048">
                <text:p>33.245048</text:p>
              </table:table-cell>
              <table:table-cell office:value-type="float" office:value="32.778512">
                <text:p>32.778512</text:p>
              </table:table-cell>
              <table:table-cell office:value-type="float" office:value="13.175438">
                <text:p>13.175438</text:p>
              </table:table-cell>
              <table:table-cell office:value-type="float" office:value="2.151334">
                <text:p>2.151334</text:p>
              </table:table-cell>
              <table:table-cell office:value-type="float" office:value="31.089671">
                <text:p>31.089671</text:p>
              </table:table-cell>
              <table:table-cell office:value-type="float" office:value="2.496035">
                <text:p>2.496035</text:p>
              </table:table-cell>
              <table:table-cell office:value-type="float" office:value="32.384885">
                <text:p>32.384885</text:p>
              </table:table-cell>
              <table:table-cell office:value-type="float" office:value="0.088522">
                <text:p>0.088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352537">
                <text:p>27.352537</text:p>
              </table:table-cell>
              <table:table-cell office:value-type="float" office:value="1">
                <text:p>1</text:p>
              </table:table-cell>
              <table:table-cell office:value-type="float" office:value="31.451104">
                <text:p>31.451104</text:p>
              </table:table-cell>
              <table:table-cell office:value-type="float" office:value="1.085016">
                <text:p>1.085016</text:p>
              </table:table-cell>
              <table:table-cell office:value-type="float" office:value="11.990378">
                <text:p>11.990378</text:p>
              </table:table-cell>
              <table:table-cell office:value-type="float" office:value="0.726709">
                <text:p>0.726709</text:p>
              </table:table-cell>
              <table:table-cell office:value-type="float" office:value="6.514211">
                <text:p>6.514211</text:p>
              </table:table-cell>
              <table:table-cell office:value-type="float" office:value="1.672687">
                <text:p>1.672687</text:p>
              </table:table-cell>
              <table:table-cell office:value-type="float" office:value="2.408794">
                <text:p>2.408794</text:p>
              </table:table-cell>
              <table:table-cell office:value-type="float" office:value="14.551505">
                <text:p>14.551505</text:p>
              </table:table-cell>
              <table:table-cell office:value-type="float" office:value="7.426443">
                <text:p>7.426443</text:p>
              </table:table-cell>
              <table:table-cell office:value-type="float" office:value="16.442754">
                <text:p>16.442754</text:p>
              </table:table-cell>
              <table:table-cell office:value-type="float" office:value="7.764797">
                <text:p>7.764797</text:p>
              </table:table-cell>
              <table:table-cell office:value-type="float" office:value="16.870705">
                <text:p>16.870705</text:p>
              </table:table-cell>
              <table:table-cell office:value-type="float" office:value="19.76214">
                <text:p>19.76214</text:p>
              </table:table-cell>
              <table:table-cell office:value-type="float" office:value="16.984785">
                <text:p>16.984785</text:p>
              </table:table-cell>
              <table:table-cell office:value-type="float" office:value="36.057866">
                <text:p>36.057866</text:p>
              </table:table-cell>
              <table:table-cell office:value-type="float" office:value="11.773497">
                <text:p>11.773497</text:p>
              </table:table-cell>
              <table:table-cell office:value-type="float" office:value="13.885793">
                <text:p>13.885793</text:p>
              </table:table-cell>
              <table:table-cell office:value-type="float" office:value="16.234632">
                <text:p>16.234632</text:p>
              </table:table-cell>
              <table:table-cell office:value-type="float" office:value="4.595528">
                <text:p>4.595528</text:p>
              </table:table-cell>
              <table:table-cell office:value-type="float" office:value="9.415579">
                <text:p>9.415579</text:p>
              </table:table-cell>
              <table:table-cell office:value-type="float" office:value="0.389445">
                <text:p>0.389445</text:p>
              </table:table-cell>
              <table:table-cell office:value-type="float" office:value="NaN">
                <text:p>NaN</text:p>
              </table:table-cell>
              <table:table-cell office:value-type="float" office:value="5.358774">
                <text:p>5.358774</text:p>
              </table:table-cell>
              <table:table-cell office:value-type="float" office:value="34.860922">
                <text:p>34.860922</text:p>
              </table:table-cell>
              <table:table-cell office:value-type="float" office:value="2.635822">
                <text:p>2.635822</text:p>
              </table:table-cell>
              <table:table-cell office:value-type="float" office:value="45.445344">
                <text:p>45.445344</text:p>
              </table:table-cell>
              <table:table-cell office:value-type="float" office:value="31.550632">
                <text:p>31.550632</text:p>
              </table:table-cell>
              <table:table-cell office:value-type="float" office:value="14.962335">
                <text:p>14.962335</text:p>
              </table:table-cell>
              <table:table-cell office:value-type="float" office:value="2.134218">
                <text:p>2.134218</text:p>
              </table:table-cell>
              <table:table-cell office:value-type="float" office:value="29.630498">
                <text:p>29.630498</text:p>
              </table:table-cell>
              <table:table-cell office:value-type="float" office:value="2.423726">
                <text:p>2.423726</text:p>
              </table:table-cell>
              <table:table-cell office:value-type="float" office:value="25.71811">
                <text:p>25.71811</text:p>
              </table:table-cell>
              <table:table-cell office:value-type="float" office:value="0.088246">
                <text:p>0.08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152368">
                <text:p>25.152368</text:p>
              </table:table-cell>
              <table:table-cell office:value-type="float" office:value="1">
                <text:p>1</text:p>
              </table:table-cell>
              <table:table-cell office:value-type="float" office:value="1091.333333">
                <text:p>1091.333333</text:p>
              </table:table-cell>
              <table:table-cell office:value-type="float" office:value="1.100115">
                <text:p>1.100115</text:p>
              </table:table-cell>
              <table:table-cell office:value-type="float" office:value="14.370153">
                <text:p>14.370153</text:p>
              </table:table-cell>
              <table:table-cell office:value-type="float" office:value="0.712872">
                <text:p>0.712872</text:p>
              </table:table-cell>
              <table:table-cell office:value-type="float" office:value="6.449113">
                <text:p>6.449113</text:p>
              </table:table-cell>
              <table:table-cell office:value-type="float" office:value="1.815842">
                <text:p>1.815842</text:p>
              </table:table-cell>
              <table:table-cell office:value-type="float" office:value="2.334957">
                <text:p>2.334957</text:p>
              </table:table-cell>
              <table:table-cell office:value-type="float" office:value="14.132114">
                <text:p>14.132114</text:p>
              </table:table-cell>
              <table:table-cell office:value-type="float" office:value="7.474885">
                <text:p>7.474885</text:p>
              </table:table-cell>
              <table:table-cell office:value-type="float" office:value="25.592731">
                <text:p>25.592731</text:p>
              </table:table-cell>
              <table:table-cell office:value-type="float" office:value="7.685446">
                <text:p>7.685446</text:p>
              </table:table-cell>
              <table:table-cell office:value-type="float" office:value="23.316454">
                <text:p>23.316454</text:p>
              </table:table-cell>
              <table:table-cell office:value-type="float" office:value="24.402484">
                <text:p>24.402484</text:p>
              </table:table-cell>
              <table:table-cell office:value-type="float" office:value="21.217118">
                <text:p>21.217118</text:p>
              </table:table-cell>
              <table:table-cell office:value-type="float" office:value="143.386861">
                <text:p>143.386861</text:p>
              </table:table-cell>
              <table:table-cell office:value-type="float" office:value="13.31248">
                <text:p>13.31248</text:p>
              </table:table-cell>
              <table:table-cell office:value-type="float" office:value="11.840867">
                <text:p>11.840867</text:p>
              </table:table-cell>
              <table:table-cell office:value-type="float" office:value="21.482389">
                <text:p>21.482389</text:p>
              </table:table-cell>
              <table:table-cell office:value-type="float" office:value="4.257477">
                <text:p>4.257477</text:p>
              </table:table-cell>
              <table:table-cell office:value-type="float" office:value="13.619394">
                <text:p>13.619394</text:p>
              </table:table-cell>
              <table:table-cell office:value-type="float" office:value="0.37999">
                <text:p>0.37999</text:p>
              </table:table-cell>
              <table:table-cell office:value-type="float" office:value="NaN">
                <text:p>NaN</text:p>
              </table:table-cell>
              <table:table-cell office:value-type="float" office:value="5.255216">
                <text:p>5.255216</text:p>
              </table:table-cell>
              <table:table-cell office:value-type="float" office:value="39.721136">
                <text:p>39.721136</text:p>
              </table:table-cell>
              <table:table-cell office:value-type="float" office:value="2.666123">
                <text:p>2.666123</text:p>
              </table:table-cell>
              <table:table-cell office:value-type="float" office:value="52.202951">
                <text:p>52.202951</text:p>
              </table:table-cell>
              <table:table-cell office:value-type="float" office:value="36.855534">
                <text:p>36.855534</text:p>
              </table:table-cell>
              <table:table-cell office:value-type="float" office:value="17.461614">
                <text:p>17.461614</text:p>
              </table:table-cell>
              <table:table-cell office:value-type="float" office:value="2.132204">
                <text:p>2.132204</text:p>
              </table:table-cell>
              <table:table-cell office:value-type="float" office:value="32.641011">
                <text:p>32.641011</text:p>
              </table:table-cell>
              <table:table-cell office:value-type="float" office:value="2.463815">
                <text:p>2.463815</text:p>
              </table:table-cell>
              <table:table-cell office:value-type="float" office:value="24.264767">
                <text:p>24.264767</text:p>
              </table:table-cell>
              <table:table-cell office:value-type="float" office:value="0.086329">
                <text:p>0.086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357864">
                <text:p>28.357864</text:p>
              </table:table-cell>
              <table:table-cell office:value-type="float" office:value="1">
                <text:p>1</text:p>
              </table:table-cell>
              <table:table-cell office:value-type="float" office:value="44.261261">
                <text:p>44.261261</text:p>
              </table:table-cell>
              <table:table-cell office:value-type="float" office:value="1.074571">
                <text:p>1.074571</text:p>
              </table:table-cell>
              <table:table-cell office:value-type="float" office:value="13.800561">
                <text:p>13.800561</text:p>
              </table:table-cell>
              <table:table-cell office:value-type="float" office:value="0.782107">
                <text:p>0.782107</text:p>
              </table:table-cell>
              <table:table-cell office:value-type="float" office:value="6.498677">
                <text:p>6.498677</text:p>
              </table:table-cell>
              <table:table-cell office:value-type="float" office:value="1.578042">
                <text:p>1.578042</text:p>
              </table:table-cell>
              <table:table-cell office:value-type="float" office:value="2.328987">
                <text:p>2.328987</text:p>
              </table:table-cell>
              <table:table-cell office:value-type="float" office:value="14.952408">
                <text:p>14.952408</text:p>
              </table:table-cell>
              <table:table-cell office:value-type="float" office:value="7.374108">
                <text:p>7.374108</text:p>
              </table:table-cell>
              <table:table-cell office:value-type="float" office:value="32.543733">
                <text:p>32.543733</text:p>
              </table:table-cell>
              <table:table-cell office:value-type="float" office:value="7.786053">
                <text:p>7.786053</text:p>
              </table:table-cell>
              <table:table-cell office:value-type="float" office:value="29.777313">
                <text:p>29.777313</text:p>
              </table:table-cell>
              <table:table-cell office:value-type="float" office:value="29.114074">
                <text:p>29.114074</text:p>
              </table:table-cell>
              <table:table-cell office:value-type="float" office:value="20.931131">
                <text:p>20.931131</text:p>
              </table:table-cell>
              <table:table-cell office:value-type="float" office:value="45.915887">
                <text:p>45.915887</text:p>
              </table:table-cell>
              <table:table-cell office:value-type="float" office:value="13.210632">
                <text:p>13.210632</text:p>
              </table:table-cell>
              <table:table-cell office:value-type="float" office:value="13.99715">
                <text:p>13.99715</text:p>
              </table:table-cell>
              <table:table-cell office:value-type="float" office:value="21.587545">
                <text:p>21.587545</text:p>
              </table:table-cell>
              <table:table-cell office:value-type="float" office:value="4.258288">
                <text:p>4.258288</text:p>
              </table:table-cell>
              <table:table-cell office:value-type="float" office:value="14.853693">
                <text:p>14.853693</text:p>
              </table:table-cell>
              <table:table-cell office:value-type="float" office:value="0.385734">
                <text:p>0.385734</text:p>
              </table:table-cell>
              <table:table-cell office:value-type="float" office:value="NaN">
                <text:p>NaN</text:p>
              </table:table-cell>
              <table:table-cell office:value-type="float" office:value="5.461923">
                <text:p>5.461923</text:p>
              </table:table-cell>
              <table:table-cell office:value-type="float" office:value="49.693596">
                <text:p>49.693596</text:p>
              </table:table-cell>
              <table:table-cell office:value-type="float" office:value="2.718494">
                <text:p>2.718494</text:p>
              </table:table-cell>
              <table:table-cell office:value-type="float" office:value="70.649736">
                <text:p>70.649736</text:p>
              </table:table-cell>
              <table:table-cell office:value-type="float" office:value="60.842105">
                <text:p>60.842105</text:p>
              </table:table-cell>
              <table:table-cell office:value-type="float" office:value="20.077439">
                <text:p>20.077439</text:p>
              </table:table-cell>
              <table:table-cell office:value-type="float" office:value="2.144244">
                <text:p>2.144244</text:p>
              </table:table-cell>
              <table:table-cell office:value-type="float" office:value="50.289978">
                <text:p>50.289978</text:p>
              </table:table-cell>
              <table:table-cell office:value-type="float" office:value="2.434588">
                <text:p>2.434588</text:p>
              </table:table-cell>
              <table:table-cell office:value-type="float" office:value="39.504242">
                <text:p>39.504242</text:p>
              </table:table-cell>
              <table:table-cell office:value-type="float" office:value="0.088394">
                <text:p>0.088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013301">
                <text:p>24.013301</text:p>
              </table:table-cell>
              <table:table-cell office:value-type="float" office:value="1">
                <text:p>1</text:p>
              </table:table-cell>
              <table:table-cell office:value-type="float" office:value="108.519125">
                <text:p>108.519125</text:p>
              </table:table-cell>
              <table:table-cell office:value-type="float" office:value="1.140902">
                <text:p>1.140902</text:p>
              </table:table-cell>
              <table:table-cell office:value-type="float" office:value="12.576947">
                <text:p>12.576947</text:p>
              </table:table-cell>
              <table:table-cell office:value-type="float" office:value="0.687376">
                <text:p>0.687376</text:p>
              </table:table-cell>
              <table:table-cell office:value-type="float" office:value="6.787081">
                <text:p>6.787081</text:p>
              </table:table-cell>
              <table:table-cell office:value-type="float" office:value="1.761015">
                <text:p>1.761015</text:p>
              </table:table-cell>
              <table:table-cell office:value-type="float" office:value="2.375194">
                <text:p>2.375194</text:p>
              </table:table-cell>
              <table:table-cell office:value-type="float" office:value="10.909155">
                <text:p>10.909155</text:p>
              </table:table-cell>
              <table:table-cell office:value-type="float" office:value="7.632205">
                <text:p>7.632205</text:p>
              </table:table-cell>
              <table:table-cell office:value-type="float" office:value="18.842682">
                <text:p>18.842682</text:p>
              </table:table-cell>
              <table:table-cell office:value-type="float" office:value="8.076047">
                <text:p>8.076047</text:p>
              </table:table-cell>
              <table:table-cell office:value-type="float" office:value="16.399433">
                <text:p>16.399433</text:p>
              </table:table-cell>
              <table:table-cell office:value-type="float" office:value="23.501775">
                <text:p>23.501775</text:p>
              </table:table-cell>
              <table:table-cell office:value-type="float" office:value="9.174724">
                <text:p>9.174724</text:p>
              </table:table-cell>
              <table:table-cell office:value-type="float" office:value="46.94799">
                <text:p>46.94799</text:p>
              </table:table-cell>
              <table:table-cell office:value-type="float" office:value="8.484704">
                <text:p>8.484704</text:p>
              </table:table-cell>
              <table:table-cell office:value-type="float" office:value="13.151655">
                <text:p>13.151655</text:p>
              </table:table-cell>
              <table:table-cell office:value-type="float" office:value="15.799914">
                <text:p>15.799914</text:p>
              </table:table-cell>
              <table:table-cell office:value-type="float" office:value="4.222623">
                <text:p>4.222623</text:p>
              </table:table-cell>
              <table:table-cell office:value-type="float" office:value="4.869907">
                <text:p>4.869907</text:p>
              </table:table-cell>
              <table:table-cell office:value-type="float" office:value="0.378959">
                <text:p>0.378959</text:p>
              </table:table-cell>
              <table:table-cell office:value-type="float" office:value="NaN">
                <text:p>NaN</text:p>
              </table:table-cell>
              <table:table-cell office:value-type="float" office:value="5.227428">
                <text:p>5.227428</text:p>
              </table:table-cell>
              <table:table-cell office:value-type="float" office:value="36.971485">
                <text:p>36.971485</text:p>
              </table:table-cell>
              <table:table-cell office:value-type="float" office:value="2.899547">
                <text:p>2.899547</text:p>
              </table:table-cell>
              <table:table-cell office:value-type="float" office:value="36.559597">
                <text:p>36.559597</text:p>
              </table:table-cell>
              <table:table-cell office:value-type="float" office:value="32.291056">
                <text:p>32.291056</text:p>
              </table:table-cell>
              <table:table-cell office:value-type="float" office:value="17.464512">
                <text:p>17.464512</text:p>
              </table:table-cell>
              <table:table-cell office:value-type="float" office:value="2.147847">
                <text:p>2.147847</text:p>
              </table:table-cell>
              <table:table-cell office:value-type="float" office:value="33.738877">
                <text:p>33.738877</text:p>
              </table:table-cell>
              <table:table-cell office:value-type="float" office:value="2.422124">
                <text:p>2.422124</text:p>
              </table:table-cell>
              <table:table-cell office:value-type="float" office:value="34.376935">
                <text:p>34.376935</text:p>
              </table:table-cell>
              <table:table-cell office:value-type="float" office:value="0.08886">
                <text:p>0.08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370552">
                <text:p>24.370552</text:p>
              </table:table-cell>
              <table:table-cell office:value-type="float" office:value="1">
                <text:p>1</text:p>
              </table:table-cell>
              <table:table-cell office:value-type="float" office:value="35.216312">
                <text:p>35.216312</text:p>
              </table:table-cell>
              <table:table-cell office:value-type="float" office:value="1.298405">
                <text:p>1.298405</text:p>
              </table:table-cell>
              <table:table-cell office:value-type="float" office:value="14.136654">
                <text:p>14.136654</text:p>
              </table:table-cell>
              <table:table-cell office:value-type="float" office:value="0.794367">
                <text:p>0.794367</text:p>
              </table:table-cell>
              <table:table-cell office:value-type="float" office:value="6.638368">
                <text:p>6.638368</text:p>
              </table:table-cell>
              <table:table-cell office:value-type="float" office:value="1.695554">
                <text:p>1.695554</text:p>
              </table:table-cell>
              <table:table-cell office:value-type="float" office:value="2.327669">
                <text:p>2.327669</text:p>
              </table:table-cell>
              <table:table-cell office:value-type="float" office:value="15.032278">
                <text:p>15.032278</text:p>
              </table:table-cell>
              <table:table-cell office:value-type="float" office:value="7.569359">
                <text:p>7.569359</text:p>
              </table:table-cell>
              <table:table-cell office:value-type="float" office:value="24.026002">
                <text:p>24.026002</text:p>
              </table:table-cell>
              <table:table-cell office:value-type="float" office:value="7.557838">
                <text:p>7.557838</text:p>
              </table:table-cell>
              <table:table-cell office:value-type="float" office:value="21.871616">
                <text:p>21.871616</text:p>
              </table:table-cell>
              <table:table-cell office:value-type="float" office:value="22.291806">
                <text:p>22.291806</text:p>
              </table:table-cell>
              <table:table-cell office:value-type="float" office:value="15.696579">
                <text:p>15.696579</text:p>
              </table:table-cell>
              <table:table-cell office:value-type="float" office:value="52.965333">
                <text:p>52.965333</text:p>
              </table:table-cell>
              <table:table-cell office:value-type="float" office:value="13.049511">
                <text:p>13.049511</text:p>
              </table:table-cell>
              <table:table-cell office:value-type="float" office:value="13.366083">
                <text:p>13.366083</text:p>
              </table:table-cell>
              <table:table-cell office:value-type="float" office:value="20.671202">
                <text:p>20.671202</text:p>
              </table:table-cell>
              <table:table-cell office:value-type="float" office:value="4.315949">
                <text:p>4.315949</text:p>
              </table:table-cell>
              <table:table-cell office:value-type="float" office:value="9.449541">
                <text:p>9.449541</text:p>
              </table:table-cell>
              <table:table-cell office:value-type="float" office:value="0.380884">
                <text:p>0.380884</text:p>
              </table:table-cell>
              <table:table-cell office:value-type="float" office:value="NaN">
                <text:p>NaN</text:p>
              </table:table-cell>
              <table:table-cell office:value-type="float" office:value="5.352196">
                <text:p>5.352196</text:p>
              </table:table-cell>
              <table:table-cell office:value-type="float" office:value="41.327661">
                <text:p>41.327661</text:p>
              </table:table-cell>
              <table:table-cell office:value-type="float" office:value="2.750207">
                <text:p>2.750207</text:p>
              </table:table-cell>
              <table:table-cell office:value-type="float" office:value="45.015092">
                <text:p>45.015092</text:p>
              </table:table-cell>
              <table:table-cell office:value-type="float" office:value="34.185886">
                <text:p>34.185886</text:p>
              </table:table-cell>
              <table:table-cell office:value-type="float" office:value="18.566897">
                <text:p>18.566897</text:p>
              </table:table-cell>
              <table:table-cell office:value-type="float" office:value="2.130658">
                <text:p>2.130658</text:p>
              </table:table-cell>
              <table:table-cell office:value-type="float" office:value="38.594766">
                <text:p>38.594766</text:p>
              </table:table-cell>
              <table:table-cell office:value-type="float" office:value="2.414539">
                <text:p>2.414539</text:p>
              </table:table-cell>
              <table:table-cell office:value-type="float" office:value="40.890221">
                <text:p>40.890221</text:p>
              </table:table-cell>
              <table:table-cell office:value-type="float" office:value="0.088272">
                <text:p>0.088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54945">
                <text:p>22.54945</text:p>
              </table:table-cell>
              <table:table-cell office:value-type="float" office:value="1">
                <text:p>1</text:p>
              </table:table-cell>
              <table:table-cell office:value-type="float" office:value="35.37931">
                <text:p>35.37931</text:p>
              </table:table-cell>
              <table:table-cell office:value-type="float" office:value="1.091254">
                <text:p>1.091254</text:p>
              </table:table-cell>
              <table:table-cell office:value-type="float" office:value="10.632124">
                <text:p>10.632124</text:p>
              </table:table-cell>
              <table:table-cell office:value-type="float" office:value="0.628483">
                <text:p>0.628483</text:p>
              </table:table-cell>
              <table:table-cell office:value-type="float" office:value="5.423191">
                <text:p>5.423191</text:p>
              </table:table-cell>
              <table:table-cell office:value-type="float" office:value="1.792067">
                <text:p>1.792067</text:p>
              </table:table-cell>
              <table:table-cell office:value-type="float" office:value="2.294981">
                <text:p>2.294981</text:p>
              </table:table-cell>
              <table:table-cell office:value-type="float" office:value="14.206206">
                <text:p>14.206206</text:p>
              </table:table-cell>
              <table:table-cell office:value-type="float" office:value="7.315508">
                <text:p>7.315508</text:p>
              </table:table-cell>
              <table:table-cell office:value-type="float" office:value="22.895344">
                <text:p>22.895344</text:p>
              </table:table-cell>
              <table:table-cell office:value-type="float" office:value="6.480852">
                <text:p>6.480852</text:p>
              </table:table-cell>
              <table:table-cell office:value-type="float" office:value="19.291901">
                <text:p>19.291901</text:p>
              </table:table-cell>
              <table:table-cell office:value-type="float" office:value="17.708737">
                <text:p>17.708737</text:p>
              </table:table-cell>
              <table:table-cell office:value-type="float" office:value="20.366317">
                <text:p>20.366317</text:p>
              </table:table-cell>
              <table:table-cell office:value-type="float" office:value="39.461538">
                <text:p>39.461538</text:p>
              </table:table-cell>
              <table:table-cell office:value-type="float" office:value="11.965529">
                <text:p>11.965529</text:p>
              </table:table-cell>
              <table:table-cell office:value-type="float" office:value="10.821357">
                <text:p>10.821357</text:p>
              </table:table-cell>
              <table:table-cell office:value-type="float" office:value="20.940097">
                <text:p>20.940097</text:p>
              </table:table-cell>
              <table:table-cell office:value-type="float" office:value="3.502453">
                <text:p>3.502453</text:p>
              </table:table-cell>
              <table:table-cell office:value-type="float" office:value="16.240986">
                <text:p>16.240986</text:p>
              </table:table-cell>
              <table:table-cell office:value-type="float" office:value="0.31183">
                <text:p>0.31183</text:p>
              </table:table-cell>
              <table:table-cell office:value-type="float" office:value="NaN">
                <text:p>NaN</text:p>
              </table:table-cell>
              <table:table-cell office:value-type="float" office:value="4.80562">
                <text:p>4.80562</text:p>
              </table:table-cell>
              <table:table-cell office:value-type="float" office:value="39.08341">
                <text:p>39.08341</text:p>
              </table:table-cell>
              <table:table-cell office:value-type="float" office:value="2.499771">
                <text:p>2.499771</text:p>
              </table:table-cell>
              <table:table-cell office:value-type="float" office:value="40.940167">
                <text:p>40.940167</text:p>
              </table:table-cell>
              <table:table-cell office:value-type="float" office:value="49.745454">
                <text:p>49.745454</text:p>
              </table:table-cell>
              <table:table-cell office:value-type="float" office:value="23.107099">
                <text:p>23.107099</text:p>
              </table:table-cell>
              <table:table-cell office:value-type="float" office:value="1.854077">
                <text:p>1.854077</text:p>
              </table:table-cell>
              <table:table-cell office:value-type="float" office:value="24.103733">
                <text:p>24.103733</text:p>
              </table:table-cell>
              <table:table-cell office:value-type="float" office:value="2.089613">
                <text:p>2.089613</text:p>
              </table:table-cell>
              <table:table-cell office:value-type="float" office:value="38.224157">
                <text:p>38.224157</text:p>
              </table:table-cell>
              <table:table-cell office:value-type="float" office:value="0.086601">
                <text:p>0.086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152741">
                <text:p>26.152741</text:p>
              </table:table-cell>
              <table:table-cell office:value-type="float" office:value="1">
                <text:p>1</text:p>
              </table:table-cell>
              <table:table-cell office:value-type="float" office:value="37.029574">
                <text:p>37.029574</text:p>
              </table:table-cell>
              <table:table-cell office:value-type="float" office:value="1.164456">
                <text:p>1.164456</text:p>
              </table:table-cell>
              <table:table-cell office:value-type="float" office:value="14.329756">
                <text:p>14.329756</text:p>
              </table:table-cell>
              <table:table-cell office:value-type="float" office:value="0.691413">
                <text:p>0.691413</text:p>
              </table:table-cell>
              <table:table-cell office:value-type="float" office:value="6.877102">
                <text:p>6.877102</text:p>
              </table:table-cell>
              <table:table-cell office:value-type="float" office:value="1.570051">
                <text:p>1.570051</text:p>
              </table:table-cell>
              <table:table-cell office:value-type="float" office:value="2.35821">
                <text:p>2.35821</text:p>
              </table:table-cell>
              <table:table-cell office:value-type="float" office:value="11.697857">
                <text:p>11.697857</text:p>
              </table:table-cell>
              <table:table-cell office:value-type="float" office:value="7.620007">
                <text:p>7.620007</text:p>
              </table:table-cell>
              <table:table-cell office:value-type="float" office:value="15.209137">
                <text:p>15.209137</text:p>
              </table:table-cell>
              <table:table-cell office:value-type="float" office:value="7.693164">
                <text:p>7.693164</text:p>
              </table:table-cell>
              <table:table-cell office:value-type="float" office:value="17.013164">
                <text:p>17.013164</text:p>
              </table:table-cell>
              <table:table-cell office:value-type="float" office:value="20.400203">
                <text:p>20.400203</text:p>
              </table:table-cell>
              <table:table-cell office:value-type="float" office:value="10.360739">
                <text:p>10.360739</text:p>
              </table:table-cell>
              <table:table-cell office:value-type="float" office:value="44.517777">
                <text:p>44.517777</text:p>
              </table:table-cell>
              <table:table-cell office:value-type="float" office:value="9.668817">
                <text:p>9.668817</text:p>
              </table:table-cell>
              <table:table-cell office:value-type="float" office:value="13.033832">
                <text:p>13.033832</text:p>
              </table:table-cell>
              <table:table-cell office:value-type="float" office:value="15.780374">
                <text:p>15.780374</text:p>
              </table:table-cell>
              <table:table-cell office:value-type="float" office:value="4.392238">
                <text:p>4.392238</text:p>
              </table:table-cell>
              <table:table-cell office:value-type="float" office:value="5.4783">
                <text:p>5.4783</text:p>
              </table:table-cell>
              <table:table-cell office:value-type="float" office:value="0.38792">
                <text:p>0.38792</text:p>
              </table:table-cell>
              <table:table-cell office:value-type="float" office:value="NaN">
                <text:p>NaN</text:p>
              </table:table-cell>
              <table:table-cell office:value-type="float" office:value="6.063256">
                <text:p>6.063256</text:p>
              </table:table-cell>
              <table:table-cell office:value-type="float" office:value="39.892359">
                <text:p>39.892359</text:p>
              </table:table-cell>
              <table:table-cell office:value-type="float" office:value="2.700229">
                <text:p>2.700229</text:p>
              </table:table-cell>
              <table:table-cell office:value-type="float" office:value="42.72771">
                <text:p>42.72771</text:p>
              </table:table-cell>
              <table:table-cell office:value-type="float" office:value="34.420962">
                <text:p>34.420962</text:p>
              </table:table-cell>
              <table:table-cell office:value-type="float" office:value="22.681041">
                <text:p>22.681041</text:p>
              </table:table-cell>
              <table:table-cell office:value-type="float" office:value="2.130716">
                <text:p>2.130716</text:p>
              </table:table-cell>
              <table:table-cell office:value-type="float" office:value="36.552419">
                <text:p>36.552419</text:p>
              </table:table-cell>
              <table:table-cell office:value-type="float" office:value="2.399736">
                <text:p>2.399736</text:p>
              </table:table-cell>
              <table:table-cell office:value-type="float" office:value="36.938213">
                <text:p>36.938213</text:p>
              </table:table-cell>
              <table:table-cell office:value-type="float" office:value="0.089322">
                <text:p>0.089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454545">
                <text:p>25.454545</text:p>
              </table:table-cell>
              <table:table-cell office:value-type="float" office:value="1">
                <text:p>1</text:p>
              </table:table-cell>
              <table:table-cell office:value-type="float" office:value="40.770877">
                <text:p>40.770877</text:p>
              </table:table-cell>
              <table:table-cell office:value-type="float" office:value="1.076232">
                <text:p>1.076232</text:p>
              </table:table-cell>
              <table:table-cell office:value-type="float" office:value="16.894409">
                <text:p>16.894409</text:p>
              </table:table-cell>
              <table:table-cell office:value-type="float" office:value="0.666499">
                <text:p>0.666499</text:p>
              </table:table-cell>
              <table:table-cell office:value-type="float" office:value="6.252873">
                <text:p>6.252873</text:p>
              </table:table-cell>
              <table:table-cell office:value-type="float" office:value="1.628545">
                <text:p>1.628545</text:p>
              </table:table-cell>
              <table:table-cell office:value-type="float" office:value="2.555361">
                <text:p>2.555361</text:p>
              </table:table-cell>
              <table:table-cell office:value-type="float" office:value="9.382037">
                <text:p>9.382037</text:p>
              </table:table-cell>
              <table:table-cell office:value-type="float" office:value="7.496062">
                <text:p>7.496062</text:p>
              </table:table-cell>
              <table:table-cell office:value-type="float" office:value="14.018037">
                <text:p>14.018037</text:p>
              </table:table-cell>
              <table:table-cell office:value-type="float" office:value="8.210435">
                <text:p>8.210435</text:p>
              </table:table-cell>
              <table:table-cell office:value-type="float" office:value="11.045474">
                <text:p>11.045474</text:p>
              </table:table-cell>
              <table:table-cell office:value-type="float" office:value="17.30909">
                <text:p>17.30909</text:p>
              </table:table-cell>
              <table:table-cell office:value-type="float" office:value="9.651741">
                <text:p>9.651741</text:p>
              </table:table-cell>
              <table:table-cell office:value-type="float" office:value="32.884283">
                <text:p>32.884283</text:p>
              </table:table-cell>
              <table:table-cell office:value-type="float" office:value="7.329837">
                <text:p>7.329837</text:p>
              </table:table-cell>
              <table:table-cell office:value-type="float" office:value="12.847503">
                <text:p>12.847503</text:p>
              </table:table-cell>
              <table:table-cell office:value-type="float" office:value="7.503424">
                <text:p>7.503424</text:p>
              </table:table-cell>
              <table:table-cell office:value-type="float" office:value="4.408427">
                <text:p>4.408427</text:p>
              </table:table-cell>
              <table:table-cell office:value-type="float" office:value="6.076473">
                <text:p>6.076473</text:p>
              </table:table-cell>
              <table:table-cell office:value-type="float" office:value="0.375024">
                <text:p>0.375024</text:p>
              </table:table-cell>
              <table:table-cell office:value-type="float" office:value="NaN">
                <text:p>NaN</text:p>
              </table:table-cell>
              <table:table-cell office:value-type="float" office:value="7.101827">
                <text:p>7.101827</text:p>
              </table:table-cell>
              <table:table-cell office:value-type="float" office:value="16.620143">
                <text:p>16.620143</text:p>
              </table:table-cell>
              <table:table-cell office:value-type="float" office:value="2.788109">
                <text:p>2.788109</text:p>
              </table:table-cell>
              <table:table-cell office:value-type="float" office:value="17.034368">
                <text:p>17.034368</text:p>
              </table:table-cell>
              <table:table-cell office:value-type="float" office:value="32">
                <text:p>32</text:p>
              </table:table-cell>
              <table:table-cell office:value-type="float" office:value="13.312159">
                <text:p>13.312159</text:p>
              </table:table-cell>
              <table:table-cell office:value-type="float" office:value="2.320819">
                <text:p>2.320819</text:p>
              </table:table-cell>
              <table:table-cell office:value-type="float" office:value="16.672139">
                <text:p>16.672139</text:p>
              </table:table-cell>
              <table:table-cell office:value-type="float" office:value="2.686988">
                <text:p>2.686988</text:p>
              </table:table-cell>
              <table:table-cell office:value-type="float" office:value="16.367595">
                <text:p>16.367595</text:p>
              </table:table-cell>
              <table:table-cell office:value-type="float" office:value="0.090917">
                <text:p>0.090917</text:p>
              </table:table-cell>
              <table:table-cell office:value-type="float" office:value="69.61654">
                <text:p>69.61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180836">
                <text:p>27.180836</text:p>
              </table:table-cell>
              <table:table-cell office:value-type="float" office:value="1">
                <text:p>1</text:p>
              </table:table-cell>
              <table:table-cell office:value-type="float" office:value="84.62605">
                <text:p>84.62605</text:p>
              </table:table-cell>
              <table:table-cell office:value-type="float" office:value="1.049726">
                <text:p>1.049726</text:p>
              </table:table-cell>
              <table:table-cell office:value-type="float" office:value="14.787812">
                <text:p>14.787812</text:p>
              </table:table-cell>
              <table:table-cell office:value-type="float" office:value="0.758441">
                <text:p>0.758441</text:p>
              </table:table-cell>
              <table:table-cell office:value-type="float" office:value="6.552049">
                <text:p>6.552049</text:p>
              </table:table-cell>
              <table:table-cell office:value-type="float" office:value="1.722141">
                <text:p>1.722141</text:p>
              </table:table-cell>
              <table:table-cell office:value-type="float" office:value="2.428967">
                <text:p>2.428967</text:p>
              </table:table-cell>
              <table:table-cell office:value-type="float" office:value="17.085812">
                <text:p>17.085812</text:p>
              </table:table-cell>
              <table:table-cell office:value-type="float" office:value="7.608991">
                <text:p>7.608991</text:p>
              </table:table-cell>
              <table:table-cell office:value-type="float" office:value="32.902614">
                <text:p>32.902614</text:p>
              </table:table-cell>
              <table:table-cell office:value-type="float" office:value="8.896201">
                <text:p>8.896201</text:p>
              </table:table-cell>
              <table:table-cell office:value-type="float" office:value="28.132243">
                <text:p>28.132243</text:p>
              </table:table-cell>
              <table:table-cell office:value-type="float" office:value="17.983035">
                <text:p>17.983035</text:p>
              </table:table-cell>
              <table:table-cell office:value-type="float" office:value="23.42041">
                <text:p>23.42041</text:p>
              </table:table-cell>
              <table:table-cell office:value-type="float" office:value="34.137288">
                <text:p>34.137288</text:p>
              </table:table-cell>
              <table:table-cell office:value-type="float" office:value="13.845605">
                <text:p>13.845605</text:p>
              </table:table-cell>
              <table:table-cell office:value-type="float" office:value="12.402093">
                <text:p>12.402093</text:p>
              </table:table-cell>
              <table:table-cell office:value-type="float" office:value="24.943908">
                <text:p>24.943908</text:p>
              </table:table-cell>
              <table:table-cell office:value-type="float" office:value="4.491748">
                <text:p>4.491748</text:p>
              </table:table-cell>
              <table:table-cell office:value-type="float" office:value="16.79606">
                <text:p>16.79606</text:p>
              </table:table-cell>
              <table:table-cell office:value-type="float" office:value="0.394225">
                <text:p>0.394225</text:p>
              </table:table-cell>
              <table:table-cell office:value-type="float" office:value="NaN">
                <text:p>NaN</text:p>
              </table:table-cell>
              <table:table-cell office:value-type="float" office:value="6.003278">
                <text:p>6.003278</text:p>
              </table:table-cell>
              <table:table-cell office:value-type="float" office:value="55.906055">
                <text:p>55.906055</text:p>
              </table:table-cell>
              <table:table-cell office:value-type="float" office:value="2.805153">
                <text:p>2.805153</text:p>
              </table:table-cell>
              <table:table-cell office:value-type="float" office:value="81.813901">
                <text:p>81.813901</text:p>
              </table:table-cell>
              <table:table-cell office:value-type="float" office:value="40.52515">
                <text:p>40.52515</text:p>
              </table:table-cell>
              <table:table-cell office:value-type="float" office:value="25.831476">
                <text:p>25.831476</text:p>
              </table:table-cell>
              <table:table-cell office:value-type="float" office:value="2.175288">
                <text:p>2.175288</text:p>
              </table:table-cell>
              <table:table-cell office:value-type="float" office:value="56.27362">
                <text:p>56.27362</text:p>
              </table:table-cell>
              <table:table-cell office:value-type="float" office:value="2.535372">
                <text:p>2.535372</text:p>
              </table:table-cell>
              <table:table-cell office:value-type="float" office:value="43.368635">
                <text:p>43.368635</text:p>
              </table:table-cell>
              <table:table-cell office:value-type="float" office:value="0.089625">
                <text:p>0.089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252808">
                <text:p>25.252808</text:p>
              </table:table-cell>
              <table:table-cell office:value-type="float" office:value="1">
                <text:p>1</text:p>
              </table:table-cell>
              <table:table-cell office:value-type="float" office:value="96.149732">
                <text:p>96.149732</text:p>
              </table:table-cell>
              <table:table-cell office:value-type="float" office:value="1.123283">
                <text:p>1.123283</text:p>
              </table:table-cell>
              <table:table-cell office:value-type="float" office:value="15.341296">
                <text:p>15.341296</text:p>
              </table:table-cell>
              <table:table-cell office:value-type="float" office:value="0.701759">
                <text:p>0.701759</text:p>
              </table:table-cell>
              <table:table-cell office:value-type="float" office:value="6.037609">
                <text:p>6.037609</text:p>
              </table:table-cell>
              <table:table-cell office:value-type="float" office:value="1.854116">
                <text:p>1.854116</text:p>
              </table:table-cell>
              <table:table-cell office:value-type="float" office:value="2.446924">
                <text:p>2.446924</text:p>
              </table:table-cell>
              <table:table-cell office:value-type="float" office:value="14.474473">
                <text:p>14.474473</text:p>
              </table:table-cell>
              <table:table-cell office:value-type="float" office:value="7.20064">
                <text:p>7.20064</text:p>
              </table:table-cell>
              <table:table-cell office:value-type="float" office:value="28.892797">
                <text:p>28.892797</text:p>
              </table:table-cell>
              <table:table-cell office:value-type="float" office:value="7.576906">
                <text:p>7.576906</text:p>
              </table:table-cell>
              <table:table-cell office:value-type="float" office:value="21.745845">
                <text:p>21.745845</text:p>
              </table:table-cell>
              <table:table-cell office:value-type="float" office:value="17.255278">
                <text:p>17.255278</text:p>
              </table:table-cell>
              <table:table-cell office:value-type="float" office:value="23.06348">
                <text:p>23.06348</text:p>
              </table:table-cell>
              <table:table-cell office:value-type="float" office:value="54.156626">
                <text:p>54.156626</text:p>
              </table:table-cell>
              <table:table-cell office:value-type="float" office:value="16.161808">
                <text:p>16.161808</text:p>
              </table:table-cell>
              <table:table-cell office:value-type="float" office:value="14.641693">
                <text:p>14.641693</text:p>
              </table:table-cell>
              <table:table-cell office:value-type="float" office:value="24.014478">
                <text:p>24.014478</text:p>
              </table:table-cell>
              <table:table-cell office:value-type="float" office:value="4.02868">
                <text:p>4.02868</text:p>
              </table:table-cell>
              <table:table-cell office:value-type="float" office:value="15.789852">
                <text:p>15.789852</text:p>
              </table:table-cell>
              <table:table-cell office:value-type="float" office:value="0.356251">
                <text:p>0.356251</text:p>
              </table:table-cell>
              <table:table-cell office:value-type="float" office:value="NaN">
                <text:p>NaN</text:p>
              </table:table-cell>
              <table:table-cell office:value-type="float" office:value="5.862406">
                <text:p>5.862406</text:p>
              </table:table-cell>
              <table:table-cell office:value-type="float" office:value="58.561049">
                <text:p>58.561049</text:p>
              </table:table-cell>
              <table:table-cell office:value-type="float" office:value="2.630962">
                <text:p>2.630962</text:p>
              </table:table-cell>
              <table:table-cell office:value-type="float" office:value="79.274076">
                <text:p>79.274076</text:p>
              </table:table-cell>
              <table:table-cell office:value-type="float" office:value="24.76584">
                <text:p>24.76584</text:p>
              </table:table-cell>
              <table:table-cell office:value-type="float" office:value="32.91213">
                <text:p>32.91213</text:p>
              </table:table-cell>
              <table:table-cell office:value-type="float" office:value="2.198044">
                <text:p>2.198044</text:p>
              </table:table-cell>
              <table:table-cell office:value-type="float" office:value="54.250385">
                <text:p>54.250385</text:p>
              </table:table-cell>
              <table:table-cell office:value-type="float" office:value="2.581108">
                <text:p>2.581108</text:p>
              </table:table-cell>
              <table:table-cell office:value-type="float" office:value="33.915101">
                <text:p>33.915101</text:p>
              </table:table-cell>
              <table:table-cell office:value-type="float" office:value="0.085294">
                <text:p>0.085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145552">
                <text:p>24.145552</text:p>
              </table:table-cell>
              <table:table-cell office:value-type="float" office:value="1">
                <text:p>1</text:p>
              </table:table-cell>
              <table:table-cell office:value-type="float" office:value="121.877551">
                <text:p>121.877551</text:p>
              </table:table-cell>
              <table:table-cell office:value-type="float" office:value="1.175338">
                <text:p>1.175338</text:p>
              </table:table-cell>
              <table:table-cell office:value-type="float" office:value="16.558225">
                <text:p>16.558225</text:p>
              </table:table-cell>
              <table:table-cell office:value-type="float" office:value="0.694445">
                <text:p>0.694445</text:p>
              </table:table-cell>
              <table:table-cell office:value-type="float" office:value="5.773767">
                <text:p>5.773767</text:p>
              </table:table-cell>
              <table:table-cell office:value-type="float" office:value="1.878124">
                <text:p>1.878124</text:p>
              </table:table-cell>
              <table:table-cell office:value-type="float" office:value="3.322084">
                <text:p>3.322084</text:p>
              </table:table-cell>
              <table:table-cell office:value-type="float" office:value="7.407966">
                <text:p>7.407966</text:p>
              </table:table-cell>
              <table:table-cell office:value-type="float" office:value="8.511163">
                <text:p>8.511163</text:p>
              </table:table-cell>
              <table:table-cell office:value-type="float" office:value="9.587825">
                <text:p>9.587825</text:p>
              </table:table-cell>
              <table:table-cell office:value-type="float" office:value="7.025882">
                <text:p>7.025882</text:p>
              </table:table-cell>
              <table:table-cell office:value-type="float" office:value="7.648148">
                <text:p>7.648148</text:p>
              </table:table-cell>
              <table:table-cell office:value-type="float" office:value="17.987951">
                <text:p>17.987951</text:p>
              </table:table-cell>
              <table:table-cell office:value-type="float" office:value="7.847889">
                <text:p>7.847889</text:p>
              </table:table-cell>
              <table:table-cell office:value-type="float" office:value="39.637168">
                <text:p>39.637168</text:p>
              </table:table-cell>
              <table:table-cell office:value-type="float" office:value="6.398476">
                <text:p>6.398476</text:p>
              </table:table-cell>
              <table:table-cell office:value-type="float" office:value="15.144547">
                <text:p>15.144547</text:p>
              </table:table-cell>
              <table:table-cell office:value-type="float" office:value="7.561899">
                <text:p>7.561899</text:p>
              </table:table-cell>
              <table:table-cell office:value-type="float" office:value="4.268763">
                <text:p>4.268763</text:p>
              </table:table-cell>
              <table:table-cell office:value-type="float" office:value="6.238518">
                <text:p>6.238518</text:p>
              </table:table-cell>
              <table:table-cell office:value-type="float" office:value="0.346249">
                <text:p>0.346249</text:p>
              </table:table-cell>
              <table:table-cell office:value-type="float" office:value="NaN">
                <text:p>NaN</text:p>
              </table:table-cell>
              <table:table-cell office:value-type="float" office:value="6.324038">
                <text:p>6.324038</text:p>
              </table:table-cell>
              <table:table-cell office:value-type="float" office:value="10.656156">
                <text:p>10.656156</text:p>
              </table:table-cell>
              <table:table-cell office:value-type="float" office:value="2.736938">
                <text:p>2.736938</text:p>
              </table:table-cell>
              <table:table-cell office:value-type="float" office:value="10.570468">
                <text:p>10.570468</text:p>
              </table:table-cell>
              <table:table-cell office:value-type="float" office:value="42.964028">
                <text:p>42.964028</text:p>
              </table:table-cell>
              <table:table-cell office:value-type="float" office:value="9.146475">
                <text:p>9.146475</text:p>
              </table:table-cell>
              <table:table-cell office:value-type="float" office:value="2.217052">
                <text:p>2.217052</text:p>
              </table:table-cell>
              <table:table-cell office:value-type="float" office:value="10.189512">
                <text:p>10.189512</text:p>
              </table:table-cell>
              <table:table-cell office:value-type="float" office:value="2.734849">
                <text:p>2.734849</text:p>
              </table:table-cell>
              <table:table-cell office:value-type="float" office:value="9.943391">
                <text:p>9.943391</text:p>
              </table:table-cell>
              <table:table-cell office:value-type="float" office:value="0.10751">
                <text:p>0.10751</text:p>
              </table:table-cell>
              <table:table-cell office:value-type="float" office:value="11.10992">
                <text:p>11.10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29558">
                <text:p>25.29558</text:p>
              </table:table-cell>
              <table:table-cell office:value-type="float" office:value="1">
                <text:p>1</text:p>
              </table:table-cell>
              <table:table-cell office:value-type="float" office:value="47.942408">
                <text:p>47.942408</text:p>
              </table:table-cell>
              <table:table-cell office:value-type="float" office:value="1.093953">
                <text:p>1.093953</text:p>
              </table:table-cell>
              <table:table-cell office:value-type="float" office:value="12.915373">
                <text:p>12.915373</text:p>
              </table:table-cell>
              <table:table-cell office:value-type="float" office:value="0.671663">
                <text:p>0.671663</text:p>
              </table:table-cell>
              <table:table-cell office:value-type="float" office:value="5.921112">
                <text:p>5.921112</text:p>
              </table:table-cell>
              <table:table-cell office:value-type="float" office:value="1.63899">
                <text:p>1.63899</text:p>
              </table:table-cell>
              <table:table-cell office:value-type="float" office:value="2.590381">
                <text:p>2.590381</text:p>
              </table:table-cell>
              <table:table-cell office:value-type="float" office:value="16.241565">
                <text:p>16.241565</text:p>
              </table:table-cell>
              <table:table-cell office:value-type="float" office:value="7.750317">
                <text:p>7.750317</text:p>
              </table:table-cell>
              <table:table-cell office:value-type="float" office:value="28.310547">
                <text:p>28.310547</text:p>
              </table:table-cell>
              <table:table-cell office:value-type="float" office:value="7.900776">
                <text:p>7.900776</text:p>
              </table:table-cell>
              <table:table-cell office:value-type="float" office:value="25.17297">
                <text:p>25.17297</text:p>
              </table:table-cell>
              <table:table-cell office:value-type="float" office:value="17.867317">
                <text:p>17.867317</text:p>
              </table:table-cell>
              <table:table-cell office:value-type="float" office:value="22.895543">
                <text:p>22.895543</text:p>
              </table:table-cell>
              <table:table-cell office:value-type="float" office:value="30.625418">
                <text:p>30.625418</text:p>
              </table:table-cell>
              <table:table-cell office:value-type="float" office:value="12.244024">
                <text:p>12.244024</text:p>
              </table:table-cell>
              <table:table-cell office:value-type="float" office:value="12.433129">
                <text:p>12.433129</text:p>
              </table:table-cell>
              <table:table-cell office:value-type="float" office:value="24.072949">
                <text:p>24.072949</text:p>
              </table:table-cell>
              <table:table-cell office:value-type="float" office:value="4.047292">
                <text:p>4.047292</text:p>
              </table:table-cell>
              <table:table-cell office:value-type="float" office:value="13.4162">
                <text:p>13.4162</text:p>
              </table:table-cell>
              <table:table-cell office:value-type="float" office:value="0.358058">
                <text:p>0.358058</text:p>
              </table:table-cell>
              <table:table-cell office:value-type="float" office:value="NaN">
                <text:p>NaN</text:p>
              </table:table-cell>
              <table:table-cell office:value-type="float" office:value="6.274066">
                <text:p>6.274066</text:p>
              </table:table-cell>
              <table:table-cell office:value-type="float" office:value="65.28663">
                <text:p>65.28663</text:p>
              </table:table-cell>
              <table:table-cell office:value-type="float" office:value="2.824926">
                <text:p>2.824926</text:p>
              </table:table-cell>
              <table:table-cell office:value-type="float" office:value="76.962442">
                <text:p>76.962442</text:p>
              </table:table-cell>
              <table:table-cell office:value-type="float" office:value="23.359693">
                <text:p>23.359693</text:p>
              </table:table-cell>
              <table:table-cell office:value-type="float" office:value="29.503973">
                <text:p>29.503973</text:p>
              </table:table-cell>
              <table:table-cell office:value-type="float" office:value="2.208368">
                <text:p>2.208368</text:p>
              </table:table-cell>
              <table:table-cell office:value-type="float" office:value="61.188226">
                <text:p>61.188226</text:p>
              </table:table-cell>
              <table:table-cell office:value-type="float" office:value="2.74367">
                <text:p>2.74367</text:p>
              </table:table-cell>
              <table:table-cell office:value-type="float" office:value="39.873228">
                <text:p>39.873228</text:p>
              </table:table-cell>
              <table:table-cell office:value-type="float" office:value="0.091636">
                <text:p>0.091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257783">
                <text:p>23.257783</text:p>
              </table:table-cell>
              <table:table-cell office:value-type="float" office:value="1">
                <text:p>1</text:p>
              </table:table-cell>
              <table:table-cell office:value-type="float" office:value="81.91228">
                <text:p>81.91228</text:p>
              </table:table-cell>
              <table:table-cell office:value-type="float" office:value="1.159486">
                <text:p>1.159486</text:p>
              </table:table-cell>
              <table:table-cell office:value-type="float" office:value="15.295659">
                <text:p>15.295659</text:p>
              </table:table-cell>
              <table:table-cell office:value-type="float" office:value="0.704024">
                <text:p>0.704024</text:p>
              </table:table-cell>
              <table:table-cell office:value-type="float" office:value="6.079427">
                <text:p>6.079427</text:p>
              </table:table-cell>
              <table:table-cell office:value-type="float" office:value="1.905644">
                <text:p>1.905644</text:p>
              </table:table-cell>
              <table:table-cell office:value-type="float" office:value="2.514947">
                <text:p>2.514947</text:p>
              </table:table-cell>
              <table:table-cell office:value-type="float" office:value="13.652055">
                <text:p>13.652055</text:p>
              </table:table-cell>
              <table:table-cell office:value-type="float" office:value="7.56726">
                <text:p>7.56726</text:p>
              </table:table-cell>
              <table:table-cell office:value-type="float" office:value="26.92723">
                <text:p>26.92723</text:p>
              </table:table-cell>
              <table:table-cell office:value-type="float" office:value="8.326348">
                <text:p>8.326348</text:p>
              </table:table-cell>
              <table:table-cell office:value-type="float" office:value="21.07276">
                <text:p>21.07276</text:p>
              </table:table-cell>
              <table:table-cell office:value-type="float" office:value="14.567862">
                <text:p>14.567862</text:p>
              </table:table-cell>
              <table:table-cell office:value-type="float" office:value="18.546024">
                <text:p>18.546024</text:p>
              </table:table-cell>
              <table:table-cell office:value-type="float" office:value="25.513661">
                <text:p>25.513661</text:p>
              </table:table-cell>
              <table:table-cell office:value-type="float" office:value="13.306952">
                <text:p>13.306952</text:p>
              </table:table-cell>
              <table:table-cell office:value-type="float" office:value="12.653116">
                <text:p>12.653116</text:p>
              </table:table-cell>
              <table:table-cell office:value-type="float" office:value="21.145893">
                <text:p>21.145893</text:p>
              </table:table-cell>
              <table:table-cell office:value-type="float" office:value="4.321147">
                <text:p>4.321147</text:p>
              </table:table-cell>
              <table:table-cell office:value-type="float" office:value="11.215503">
                <text:p>11.215503</text:p>
              </table:table-cell>
              <table:table-cell office:value-type="float" office:value="0.349038">
                <text:p>0.349038</text:p>
              </table:table-cell>
              <table:table-cell office:value-type="float" office:value="NaN">
                <text:p>NaN</text:p>
              </table:table-cell>
              <table:table-cell office:value-type="float" office:value="6.525506">
                <text:p>6.525506</text:p>
              </table:table-cell>
              <table:table-cell office:value-type="float" office:value="42.038742">
                <text:p>42.038742</text:p>
              </table:table-cell>
              <table:table-cell office:value-type="float" office:value="2.710595">
                <text:p>2.710595</text:p>
              </table:table-cell>
              <table:table-cell office:value-type="float" office:value="48.011189">
                <text:p>48.011189</text:p>
              </table:table-cell>
              <table:table-cell office:value-type="float" office:value="22.831295">
                <text:p>22.831295</text:p>
              </table:table-cell>
              <table:table-cell office:value-type="float" office:value="36.212347">
                <text:p>36.212347</text:p>
              </table:table-cell>
              <table:table-cell office:value-type="float" office:value="2.229703">
                <text:p>2.229703</text:p>
              </table:table-cell>
              <table:table-cell office:value-type="float" office:value="36.605004">
                <text:p>36.605004</text:p>
              </table:table-cell>
              <table:table-cell office:value-type="float" office:value="2.644951">
                <text:p>2.644951</text:p>
              </table:table-cell>
              <table:table-cell office:value-type="float" office:value="34.357957">
                <text:p>34.357957</text:p>
              </table:table-cell>
              <table:table-cell office:value-type="float" office:value="0.086878">
                <text:p>0.086878</text:p>
              </table:table-cell>
              <table:table-cell office:value-type="float" office:value="620.567485">
                <text:p>620.567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935828">
                <text:p>19.935828</text:p>
              </table:table-cell>
              <table:table-cell office:value-type="float" office:value="1">
                <text:p>1</text:p>
              </table:table-cell>
              <table:table-cell office:value-type="float" office:value="81.397379">
                <text:p>81.397379</text:p>
              </table:table-cell>
              <table:table-cell office:value-type="float" office:value="1.149668">
                <text:p>1.149668</text:p>
              </table:table-cell>
              <table:table-cell office:value-type="float" office:value="16">
                <text:p>16</text:p>
              </table:table-cell>
              <table:table-cell office:value-type="float" office:value="0.686633">
                <text:p>0.686633</text:p>
              </table:table-cell>
              <table:table-cell office:value-type="float" office:value="6.057848">
                <text:p>6.057848</text:p>
              </table:table-cell>
              <table:table-cell office:value-type="float" office:value="1.882506">
                <text:p>1.882506</text:p>
              </table:table-cell>
              <table:table-cell office:value-type="float" office:value="2.492645">
                <text:p>2.492645</text:p>
              </table:table-cell>
              <table:table-cell office:value-type="float" office:value="13.340685">
                <text:p>13.340685</text:p>
              </table:table-cell>
              <table:table-cell office:value-type="float" office:value="7.574156">
                <text:p>7.574156</text:p>
              </table:table-cell>
              <table:table-cell office:value-type="float" office:value="27.819712">
                <text:p>27.819712</text:p>
              </table:table-cell>
              <table:table-cell office:value-type="float" office:value="7.476935">
                <text:p>7.476935</text:p>
              </table:table-cell>
              <table:table-cell office:value-type="float" office:value="20.822723">
                <text:p>20.822723</text:p>
              </table:table-cell>
              <table:table-cell office:value-type="float" office:value="21.801169">
                <text:p>21.801169</text:p>
              </table:table-cell>
              <table:table-cell office:value-type="float" office:value="17.226659">
                <text:p>17.226659</text:p>
              </table:table-cell>
              <table:table-cell office:value-type="float" office:value="46.024691">
                <text:p>46.024691</text:p>
              </table:table-cell>
              <table:table-cell office:value-type="float" office:value="13.083625">
                <text:p>13.083625</text:p>
              </table:table-cell>
              <table:table-cell office:value-type="float" office:value="13.685756">
                <text:p>13.685756</text:p>
              </table:table-cell>
              <table:table-cell office:value-type="float" office:value="22.089767">
                <text:p>22.089767</text:p>
              </table:table-cell>
              <table:table-cell office:value-type="float" office:value="4.04163">
                <text:p>4.04163</text:p>
              </table:table-cell>
              <table:table-cell office:value-type="float" office:value="10.008653">
                <text:p>10.008653</text:p>
              </table:table-cell>
              <table:table-cell office:value-type="float" office:value="0.354103">
                <text:p>0.354103</text:p>
              </table:table-cell>
              <table:table-cell office:value-type="float" office:value="NaN">
                <text:p>NaN</text:p>
              </table:table-cell>
              <table:table-cell office:value-type="float" office:value="5.539375">
                <text:p>5.539375</text:p>
              </table:table-cell>
              <table:table-cell office:value-type="float" office:value="42.645141">
                <text:p>42.645141</text:p>
              </table:table-cell>
              <table:table-cell office:value-type="float" office:value="2.767631">
                <text:p>2.767631</text:p>
              </table:table-cell>
              <table:table-cell office:value-type="float" office:value="46.843899">
                <text:p>46.843899</text:p>
              </table:table-cell>
              <table:table-cell office:value-type="float" office:value="51.068493">
                <text:p>51.068493</text:p>
              </table:table-cell>
              <table:table-cell office:value-type="float" office:value="36.583274">
                <text:p>36.583274</text:p>
              </table:table-cell>
              <table:table-cell office:value-type="float" office:value="2.249306">
                <text:p>2.249306</text:p>
              </table:table-cell>
              <table:table-cell office:value-type="float" office:value="36.406439">
                <text:p>36.406439</text:p>
              </table:table-cell>
              <table:table-cell office:value-type="float" office:value="2.775048">
                <text:p>2.775048</text:p>
              </table:table-cell>
              <table:table-cell office:value-type="float" office:value="33.719942">
                <text:p>33.719942</text:p>
              </table:table-cell>
              <table:table-cell office:value-type="float" office:value="0.089179">
                <text:p>0.089179</text:p>
              </table:table-cell>
              <table:table-cell office:value-type="float" office:value="224.726756">
                <text:p>224.726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68872">
                <text:p>22.68872</text:p>
              </table:table-cell>
              <table:table-cell office:value-type="float" office:value="1">
                <text:p>1</text:p>
              </table:table-cell>
              <table:table-cell office:value-type="float" office:value="72.888501">
                <text:p>72.888501</text:p>
              </table:table-cell>
              <table:table-cell office:value-type="float" office:value="1.144618">
                <text:p>1.144618</text:p>
              </table:table-cell>
              <table:table-cell office:value-type="float" office:value="15.576321">
                <text:p>15.576321</text:p>
              </table:table-cell>
              <table:table-cell office:value-type="float" office:value="0.706004">
                <text:p>0.706004</text:p>
              </table:table-cell>
              <table:table-cell office:value-type="float" office:value="6.76115">
                <text:p>6.76115</text:p>
              </table:table-cell>
              <table:table-cell office:value-type="float" office:value="1.733059">
                <text:p>1.733059</text:p>
              </table:table-cell>
              <table:table-cell office:value-type="float" office:value="2.552031">
                <text:p>2.552031</text:p>
              </table:table-cell>
              <table:table-cell office:value-type="float" office:value="14.056252">
                <text:p>14.056252</text:p>
              </table:table-cell>
              <table:table-cell office:value-type="float" office:value="7.576602">
                <text:p>7.576602</text:p>
              </table:table-cell>
              <table:table-cell office:value-type="float" office:value="27.865421">
                <text:p>27.865421</text:p>
              </table:table-cell>
              <table:table-cell office:value-type="float" office:value="8.808">
                <text:p>8.808</text:p>
              </table:table-cell>
              <table:table-cell office:value-type="float" office:value="21.709857">
                <text:p>21.709857</text:p>
              </table:table-cell>
              <table:table-cell office:value-type="float" office:value="20.773584">
                <text:p>20.773584</text:p>
              </table:table-cell>
              <table:table-cell office:value-type="float" office:value="21.606735">
                <text:p>21.606735</text:p>
              </table:table-cell>
              <table:table-cell office:value-type="float" office:value="36.380869">
                <text:p>36.380869</text:p>
              </table:table-cell>
              <table:table-cell office:value-type="float" office:value="14.467991">
                <text:p>14.467991</text:p>
              </table:table-cell>
              <table:table-cell office:value-type="float" office:value="13.60143">
                <text:p>13.60143</text:p>
              </table:table-cell>
              <table:table-cell office:value-type="float" office:value="22.434162">
                <text:p>22.434162</text:p>
              </table:table-cell>
              <table:table-cell office:value-type="float" office:value="4.5875">
                <text:p>4.5875</text:p>
              </table:table-cell>
              <table:table-cell office:value-type="float" office:value="13.429426">
                <text:p>13.429426</text:p>
              </table:table-cell>
              <table:table-cell office:value-type="float" office:value="0.395235">
                <text:p>0.395235</text:p>
              </table:table-cell>
              <table:table-cell office:value-type="float" office:value="NaN">
                <text:p>NaN</text:p>
              </table:table-cell>
              <table:table-cell office:value-type="float" office:value="6.091729">
                <text:p>6.091729</text:p>
              </table:table-cell>
              <table:table-cell office:value-type="float" office:value="42.092484">
                <text:p>42.092484</text:p>
              </table:table-cell>
              <table:table-cell office:value-type="float" office:value="2.909052">
                <text:p>2.909052</text:p>
              </table:table-cell>
              <table:table-cell office:value-type="float" office:value="46.082405">
                <text:p>46.082405</text:p>
              </table:table-cell>
              <table:table-cell office:value-type="float" office:value="18.694369">
                <text:p>18.694369</text:p>
              </table:table-cell>
              <table:table-cell office:value-type="float" office:value="34.914045">
                <text:p>34.914045</text:p>
              </table:table-cell>
              <table:table-cell office:value-type="float" office:value="2.244527">
                <text:p>2.244527</text:p>
              </table:table-cell>
              <table:table-cell office:value-type="float" office:value="35.673057">
                <text:p>35.673057</text:p>
              </table:table-cell>
              <table:table-cell office:value-type="float" office:value="2.610958">
                <text:p>2.610958</text:p>
              </table:table-cell>
              <table:table-cell office:value-type="float" office:value="33.121401">
                <text:p>33.121401</text:p>
              </table:table-cell>
              <table:table-cell office:value-type="float" office:value="0.092793">
                <text:p>0.092793</text:p>
              </table:table-cell>
              <table:table-cell office:value-type="float" office:value="120.09964">
                <text:p>120.09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277153">
                <text:p>18.277153</text:p>
              </table:table-cell>
              <table:table-cell office:value-type="float" office:value="1">
                <text:p>1</text:p>
              </table:table-cell>
              <table:table-cell office:value-type="float" office:value="36.6">
                <text:p>36.6</text:p>
              </table:table-cell>
              <table:table-cell office:value-type="float" office:value="1.321594">
                <text:p>1.321594</text:p>
              </table:table-cell>
              <table:table-cell office:value-type="float" office:value="15.878524">
                <text:p>15.878524</text:p>
              </table:table-cell>
              <table:table-cell office:value-type="float" office:value="0.774312">
                <text:p>0.774312</text:p>
              </table:table-cell>
              <table:table-cell office:value-type="float" office:value="4.674329">
                <text:p>4.674329</text:p>
              </table:table-cell>
              <table:table-cell office:value-type="float" office:value="1.743774">
                <text:p>1.743774</text:p>
              </table:table-cell>
              <table:table-cell office:value-type="float" office:value="3.8125">
                <text:p>3.8125</text:p>
              </table:table-cell>
              <table:table-cell office:value-type="float" office:value="15.183734">
                <text:p>15.183734</text:p>
              </table:table-cell>
              <table:table-cell office:value-type="float" office:value="8.20168">
                <text:p>8.20168</text:p>
              </table:table-cell>
              <table:table-cell office:value-type="float" office:value="31.200464">
                <text:p>31.200464</text:p>
              </table:table-cell>
              <table:table-cell office:value-type="float" office:value="6.272493">
                <text:p>6.272493</text:p>
              </table:table-cell>
              <table:table-cell office:value-type="float" office:value="32.589176">
                <text:p>32.589176</text:p>
              </table:table-cell>
              <table:table-cell office:value-type="float" office:value="18.345864">
                <text:p>18.345864</text:p>
              </table:table-cell>
              <table:table-cell office:value-type="float" office:value="22.078132">
                <text:p>22.078132</text:p>
              </table:table-cell>
              <table:table-cell office:value-type="float" office:value="66.244343">
                <text:p>66.244343</text:p>
              </table:table-cell>
              <table:table-cell office:value-type="float" office:value="15.088962">
                <text:p>15.088962</text:p>
              </table:table-cell>
              <table:table-cell office:value-type="float" office:value="10.03427">
                <text:p>10.03427</text:p>
              </table:table-cell>
              <table:table-cell office:value-type="float" office:value="23.846164">
                <text:p>23.846164</text:p>
              </table:table-cell>
              <table:table-cell office:value-type="float" office:value="3.489037">
                <text:p>3.489037</text:p>
              </table:table-cell>
              <table:table-cell office:value-type="float" office:value="20.628586">
                <text:p>20.628586</text:p>
              </table:table-cell>
              <table:table-cell office:value-type="float" office:value="0.287775">
                <text:p>0.287775</text:p>
              </table:table-cell>
              <table:table-cell office:value-type="float" office:value="NaN">
                <text:p>NaN</text:p>
              </table:table-cell>
              <table:table-cell office:value-type="float" office:value="6.594594">
                <text:p>6.594594</text:p>
              </table:table-cell>
              <table:table-cell office:value-type="float" office:value="55.96536">
                <text:p>55.96536</text:p>
              </table:table-cell>
              <table:table-cell office:value-type="float" office:value="2.177275">
                <text:p>2.177275</text:p>
              </table:table-cell>
              <table:table-cell office:value-type="float" office:value="66.718899">
                <text:p>66.718899</text:p>
              </table:table-cell>
              <table:table-cell office:value-type="float" office:value="15.809935">
                <text:p>15.809935</text:p>
              </table:table-cell>
              <table:table-cell office:value-type="float" office:value="46.748912">
                <text:p>46.748912</text:p>
              </table:table-cell>
              <table:table-cell office:value-type="float" office:value="1.954345">
                <text:p>1.954345</text:p>
              </table:table-cell>
              <table:table-cell office:value-type="float" office:value="45.193136">
                <text:p>45.193136</text:p>
              </table:table-cell>
              <table:table-cell office:value-type="float" office:value="2.422637">
                <text:p>2.422637</text:p>
              </table:table-cell>
              <table:table-cell office:value-type="float" office:value="48.918773">
                <text:p>48.918773</text:p>
              </table:table-cell>
              <table:table-cell office:value-type="float" office:value="0.107853">
                <text:p>0.107853</text:p>
              </table:table-cell>
              <table:table-cell office:value-type="float" office:value="81.608529">
                <text:p>81.608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532637">
                <text:p>16.532637</text:p>
              </table:table-cell>
              <table:table-cell office:value-type="float" office:value="1">
                <text:p>1</text:p>
              </table:table-cell>
              <table:table-cell office:value-type="float" office:value="14.165548">
                <text:p>14.165548</text:p>
              </table:table-cell>
              <table:table-cell office:value-type="float" office:value="1.222342">
                <text:p>1.222342</text:p>
              </table:table-cell>
              <table:table-cell office:value-type="float" office:value="10.535773">
                <text:p>10.535773</text:p>
              </table:table-cell>
              <table:table-cell office:value-type="float" office:value="0.852495">
                <text:p>0.852495</text:p>
              </table:table-cell>
              <table:table-cell office:value-type="float" office:value="27.293103">
                <text:p>27.293103</text:p>
              </table:table-cell>
              <table:table-cell office:value-type="float" office:value="2.08813">
                <text:p>2.08813</text:p>
              </table:table-cell>
              <table:table-cell office:value-type="float" office:value="2.320263">
                <text:p>2.320263</text:p>
              </table:table-cell>
              <table:table-cell office:value-type="float" office:value="7.832812">
                <text:p>7.832812</text:p>
              </table:table-cell>
              <table:table-cell office:value-type="float" office:value="7.012181">
                <text:p>7.012181</text:p>
              </table:table-cell>
              <table:table-cell office:value-type="float" office:value="8.828456">
                <text:p>8.828456</text:p>
              </table:table-cell>
              <table:table-cell office:value-type="float" office:value="5.699369">
                <text:p>5.699369</text:p>
              </table:table-cell>
              <table:table-cell office:value-type="float" office:value="10.729766">
                <text:p>10.729766</text:p>
              </table:table-cell>
              <table:table-cell office:value-type="float" office:value="16.818061">
                <text:p>16.818061</text:p>
              </table:table-cell>
              <table:table-cell office:value-type="float" office:value="8.826706">
                <text:p>8.826706</text:p>
              </table:table-cell>
              <table:table-cell office:value-type="float" office:value="6.675803">
                <text:p>6.675803</text:p>
              </table:table-cell>
              <table:table-cell office:value-type="float" office:value="7.965595">
                <text:p>7.965595</text:p>
              </table:table-cell>
              <table:table-cell office:value-type="float" office:value="10.686919">
                <text:p>10.686919</text:p>
              </table:table-cell>
              <table:table-cell office:value-type="float" office:value="9.750265">
                <text:p>9.750265</text:p>
              </table:table-cell>
              <table:table-cell office:value-type="float" office:value="2.911264">
                <text:p>2.911264</text:p>
              </table:table-cell>
              <table:table-cell office:value-type="float" office:value="8.272264">
                <text:p>8.272264</text:p>
              </table:table-cell>
              <table:table-cell office:value-type="float" office:value="0.25289">
                <text:p>0.25289</text:p>
              </table:table-cell>
              <table:table-cell office:value-type="float" office:value="11.658919">
                <text:p>11.658919</text:p>
              </table:table-cell>
              <table:table-cell office:value-type="float" office:value="4.241125">
                <text:p>4.241125</text:p>
              </table:table-cell>
              <table:table-cell office:value-type="float" office:value="9.728475">
                <text:p>9.728475</text:p>
              </table:table-cell>
              <table:table-cell office:value-type="float" office:value="1.980606">
                <text:p>1.980606</text:p>
              </table:table-cell>
              <table:table-cell office:value-type="float" office:value="9.40905">
                <text:p>9.40905</text:p>
              </table:table-cell>
              <table:table-cell office:value-type="float" office:value="13.136929">
                <text:p>13.136929</text:p>
              </table:table-cell>
              <table:table-cell office:value-type="float" office:value="8.861603">
                <text:p>8.861603</text:p>
              </table:table-cell>
              <table:table-cell office:value-type="float" office:value="1.549492">
                <text:p>1.549492</text:p>
              </table:table-cell>
              <table:table-cell office:value-type="float" office:value="9.921421">
                <text:p>9.921421</text:p>
              </table:table-cell>
              <table:table-cell office:value-type="float" office:value="2.015597">
                <text:p>2.015597</text:p>
              </table:table-cell>
              <table:table-cell office:value-type="float" office:value="9.387498">
                <text:p>9.387498</text:p>
              </table:table-cell>
              <table:table-cell office:value-type="float" office:value="0.091291">
                <text:p>0.091291</text:p>
              </table:table-cell>
              <table:table-cell office:value-type="float" office:value="11.467747">
                <text:p>11.467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804113">
                <text:p>24.804113</text:p>
              </table:table-cell>
              <table:table-cell office:value-type="float" office:value="1">
                <text:p>1</text:p>
              </table:table-cell>
              <table:table-cell office:value-type="float" office:value="13.378235">
                <text:p>13.378235</text:p>
              </table:table-cell>
              <table:table-cell office:value-type="float" office:value="1.244772">
                <text:p>1.244772</text:p>
              </table:table-cell>
              <table:table-cell office:value-type="float" office:value="31.38166">
                <text:p>31.38166</text:p>
              </table:table-cell>
              <table:table-cell office:value-type="float" office:value="0.880295">
                <text:p>0.880295</text:p>
              </table:table-cell>
              <table:table-cell office:value-type="float" office:value="58.084862">
                <text:p>58.084862</text:p>
              </table:table-cell>
              <table:table-cell office:value-type="float" office:value="1.592296">
                <text:p>1.592296</text:p>
              </table:table-cell>
              <table:table-cell office:value-type="float" office:value="2.460649">
                <text:p>2.460649</text:p>
              </table:table-cell>
              <table:table-cell office:value-type="float" office:value="18.047814">
                <text:p>18.047814</text:p>
              </table:table-cell>
              <table:table-cell office:value-type="float" office:value="7.248139">
                <text:p>7.248139</text:p>
              </table:table-cell>
              <table:table-cell office:value-type="float" office:value="35.224438">
                <text:p>35.224438</text:p>
              </table:table-cell>
              <table:table-cell office:value-type="float" office:value="10.195249">
                <text:p>10.195249</text:p>
              </table:table-cell>
              <table:table-cell office:value-type="float" office:value="33.850361">
                <text:p>33.850361</text:p>
              </table:table-cell>
              <table:table-cell office:value-type="float" office:value="28.615819">
                <text:p>28.615819</text:p>
              </table:table-cell>
              <table:table-cell office:value-type="float" office:value="31.839465">
                <text:p>31.839465</text:p>
              </table:table-cell>
              <table:table-cell office:value-type="float" office:value="7.081935">
                <text:p>7.081935</text:p>
              </table:table-cell>
              <table:table-cell office:value-type="float" office:value="22.715523">
                <text:p>22.715523</text:p>
              </table:table-cell>
              <table:table-cell office:value-type="float" office:value="17.204483">
                <text:p>17.204483</text:p>
              </table:table-cell>
              <table:table-cell office:value-type="float" office:value="32.835499">
                <text:p>32.835499</text:p>
              </table:table-cell>
              <table:table-cell office:value-type="float" office:value="5.082279">
                <text:p>5.082279</text:p>
              </table:table-cell>
              <table:table-cell office:value-type="float" office:value="26.011866">
                <text:p>26.011866</text:p>
              </table:table-cell>
              <table:table-cell office:value-type="float" office:value="0.503249">
                <text:p>0.503249</text:p>
              </table:table-cell>
              <table:table-cell office:value-type="float" office:value="29.000455">
                <text:p>29.000455</text:p>
              </table:table-cell>
              <table:table-cell office:value-type="float" office:value="3.874101">
                <text:p>3.874101</text:p>
              </table:table-cell>
              <table:table-cell office:value-type="float" office:value="34.301237">
                <text:p>34.301237</text:p>
              </table:table-cell>
              <table:table-cell office:value-type="float" office:value="1.815542">
                <text:p>1.815542</text:p>
              </table:table-cell>
              <table:table-cell office:value-type="float" office:value="33.974174">
                <text:p>33.974174</text:p>
              </table:table-cell>
              <table:table-cell office:value-type="float" office:value="11.331096">
                <text:p>11.331096</text:p>
              </table:table-cell>
              <table:table-cell office:value-type="float" office:value="41.414833">
                <text:p>41.414833</text:p>
              </table:table-cell>
              <table:table-cell office:value-type="float" office:value="1.541387">
                <text:p>1.541387</text:p>
              </table:table-cell>
              <table:table-cell office:value-type="float" office:value="32.596977">
                <text:p>32.596977</text:p>
              </table:table-cell>
              <table:table-cell office:value-type="float" office:value="1.874953">
                <text:p>1.874953</text:p>
              </table:table-cell>
              <table:table-cell office:value-type="float" office:value="31.931719">
                <text:p>31.931719</text:p>
              </table:table-cell>
              <table:table-cell office:value-type="float" office:value="0.084448">
                <text:p>0.084448</text:p>
              </table:table-cell>
              <table:table-cell office:value-type="float" office:value="39.698064">
                <text:p>39.698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421101">
                <text:p>26.421101</text:p>
              </table:table-cell>
              <table:table-cell office:value-type="float" office:value="1">
                <text:p>1</text:p>
              </table:table-cell>
              <table:table-cell office:value-type="float" office:value="13.379196">
                <text:p>13.379196</text:p>
              </table:table-cell>
              <table:table-cell office:value-type="float" office:value="1.153238">
                <text:p>1.153238</text:p>
              </table:table-cell>
              <table:table-cell office:value-type="float" office:value="29.384215">
                <text:p>29.384215</text:p>
              </table:table-cell>
              <table:table-cell office:value-type="float" office:value="0.718226">
                <text:p>0.718226</text:p>
              </table:table-cell>
              <table:table-cell office:value-type="float" office:value="63.446188">
                <text:p>63.446188</text:p>
              </table:table-cell>
              <table:table-cell office:value-type="float" office:value="1.63001">
                <text:p>1.63001</text:p>
              </table:table-cell>
              <table:table-cell office:value-type="float" office:value="2.637431">
                <text:p>2.637431</text:p>
              </table:table-cell>
              <table:table-cell office:value-type="float" office:value="12.247013">
                <text:p>12.247013</text:p>
              </table:table-cell>
              <table:table-cell office:value-type="float" office:value="7.48202">
                <text:p>7.48202</text:p>
              </table:table-cell>
              <table:table-cell office:value-type="float" office:value="14.032598">
                <text:p>14.032598</text:p>
              </table:table-cell>
              <table:table-cell office:value-type="float" office:value="10.921265">
                <text:p>10.921265</text:p>
              </table:table-cell>
              <table:table-cell office:value-type="float" office:value="16.50104">
                <text:p>16.50104</text:p>
              </table:table-cell>
              <table:table-cell office:value-type="float" office:value="34.17512">
                <text:p>34.17512</text:p>
              </table:table-cell>
              <table:table-cell office:value-type="float" office:value="11.112685">
                <text:p>11.112685</text:p>
              </table:table-cell>
              <table:table-cell office:value-type="float" office:value="7.440704">
                <text:p>7.440704</text:p>
              </table:table-cell>
              <table:table-cell office:value-type="float" office:value="8.150126">
                <text:p>8.150126</text:p>
              </table:table-cell>
              <table:table-cell office:value-type="float" office:value="14.830712">
                <text:p>14.830712</text:p>
              </table:table-cell>
              <table:table-cell office:value-type="float" office:value="12.905006">
                <text:p>12.905006</text:p>
              </table:table-cell>
              <table:table-cell office:value-type="float" office:value="5.552786">
                <text:p>5.552786</text:p>
              </table:table-cell>
              <table:table-cell office:value-type="float" office:value="6.096982">
                <text:p>6.096982</text:p>
              </table:table-cell>
              <table:table-cell office:value-type="float" office:value="0.558192">
                <text:p>0.558192</text:p>
              </table:table-cell>
              <table:table-cell office:value-type="float" office:value="11.334684">
                <text:p>11.334684</text:p>
              </table:table-cell>
              <table:table-cell office:value-type="float" office:value="4.429711">
                <text:p>4.429711</text:p>
              </table:table-cell>
              <table:table-cell office:value-type="float" office:value="32.001059">
                <text:p>32.001059</text:p>
              </table:table-cell>
              <table:table-cell office:value-type="float" office:value="1.991764">
                <text:p>1.991764</text:p>
              </table:table-cell>
              <table:table-cell office:value-type="float" office:value="29.816793">
                <text:p>29.816793</text:p>
              </table:table-cell>
              <table:table-cell office:value-type="float" office:value="13.8304">
                <text:p>13.8304</text:p>
              </table:table-cell>
              <table:table-cell office:value-type="float" office:value="25.943851">
                <text:p>25.943851</text:p>
              </table:table-cell>
              <table:table-cell office:value-type="float" office:value="1.708652">
                <text:p>1.708652</text:p>
              </table:table-cell>
              <table:table-cell office:value-type="float" office:value="31.519713">
                <text:p>31.519713</text:p>
              </table:table-cell>
              <table:table-cell office:value-type="float" office:value="2.057813">
                <text:p>2.057813</text:p>
              </table:table-cell>
              <table:table-cell office:value-type="float" office:value="30.664714">
                <text:p>30.664714</text:p>
              </table:table-cell>
              <table:table-cell office:value-type="float" office:value="0.087062">
                <text:p>0.087062</text:p>
              </table:table-cell>
              <table:table-cell office:value-type="float" office:value="41.913815">
                <text:p>41.913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642512">
                <text:p>14.642512</text:p>
              </table:table-cell>
              <table:table-cell office:value-type="float" office:value="1">
                <text:p>1</text:p>
              </table:table-cell>
              <table:table-cell office:value-type="float" office:value="8.760115">
                <text:p>8.760115</text:p>
              </table:table-cell>
              <table:table-cell office:value-type="float" office:value="1.210473">
                <text:p>1.210473</text:p>
              </table:table-cell>
              <table:table-cell office:value-type="float" office:value="9.376643">
                <text:p>9.376643</text:p>
              </table:table-cell>
              <table:table-cell office:value-type="float" office:value="0.732728">
                <text:p>0.732728</text:p>
              </table:table-cell>
              <table:table-cell office:value-type="float" office:value="25.905982">
                <text:p>25.905982</text:p>
              </table:table-cell>
              <table:table-cell office:value-type="float" office:value="1.827287">
                <text:p>1.827287</text:p>
              </table:table-cell>
              <table:table-cell office:value-type="float" office:value="2.428199">
                <text:p>2.428199</text:p>
              </table:table-cell>
              <table:table-cell office:value-type="float" office:value="10.337475">
                <text:p>10.337475</text:p>
              </table:table-cell>
              <table:table-cell office:value-type="float" office:value="6.578404">
                <text:p>6.578404</text:p>
              </table:table-cell>
              <table:table-cell office:value-type="float" office:value="10.430462">
                <text:p>10.430462</text:p>
              </table:table-cell>
              <table:table-cell office:value-type="float" office:value="5.049562">
                <text:p>5.049562</text:p>
              </table:table-cell>
              <table:table-cell office:value-type="float" office:value="10.392551">
                <text:p>10.392551</text:p>
              </table:table-cell>
              <table:table-cell office:value-type="float" office:value="18.397572">
                <text:p>18.397572</text:p>
              </table:table-cell>
              <table:table-cell office:value-type="float" office:value="10.028715">
                <text:p>10.028715</text:p>
              </table:table-cell>
              <table:table-cell office:value-type="float" office:value="5.64958">
                <text:p>5.64958</text:p>
              </table:table-cell>
              <table:table-cell office:value-type="float" office:value="6.706854">
                <text:p>6.706854</text:p>
              </table:table-cell>
              <table:table-cell office:value-type="float" office:value="8.772793">
                <text:p>8.772793</text:p>
              </table:table-cell>
              <table:table-cell office:value-type="float" office:value="15.219166">
                <text:p>15.219166</text:p>
              </table:table-cell>
              <table:table-cell office:value-type="float" office:value="2.762989">
                <text:p>2.762989</text:p>
              </table:table-cell>
              <table:table-cell office:value-type="float" office:value="8.937364">
                <text:p>8.937364</text:p>
              </table:table-cell>
              <table:table-cell office:value-type="float" office:value="0.237455">
                <text:p>0.237455</text:p>
              </table:table-cell>
              <table:table-cell office:value-type="float" office:value="10.755864">
                <text:p>10.755864</text:p>
              </table:table-cell>
              <table:table-cell office:value-type="float" office:value="3.95176">
                <text:p>3.95176</text:p>
              </table:table-cell>
              <table:table-cell office:value-type="float" office:value="12.033904">
                <text:p>12.033904</text:p>
              </table:table-cell>
              <table:table-cell office:value-type="float" office:value="1.832527">
                <text:p>1.832527</text:p>
              </table:table-cell>
              <table:table-cell office:value-type="float" office:value="11.997194">
                <text:p>11.997194</text:p>
              </table:table-cell>
              <table:table-cell office:value-type="float" office:value="9.449727">
                <text:p>9.449727</text:p>
              </table:table-cell>
              <table:table-cell office:value-type="float" office:value="11.603642">
                <text:p>11.603642</text:p>
              </table:table-cell>
              <table:table-cell office:value-type="float" office:value="1.467974">
                <text:p>1.467974</text:p>
              </table:table-cell>
              <table:table-cell office:value-type="float" office:value="11.464387">
                <text:p>11.464387</text:p>
              </table:table-cell>
              <table:table-cell office:value-type="float" office:value="1.839199">
                <text:p>1.839199</text:p>
              </table:table-cell>
              <table:table-cell office:value-type="float" office:value="11.456228">
                <text:p>11.456228</text:p>
              </table:table-cell>
              <table:table-cell office:value-type="float" office:value="0.083663">
                <text:p>0.083663</text:p>
              </table:table-cell>
              <table:table-cell office:value-type="float" office:value="12.875711">
                <text:p>12.875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512789">
                <text:p>21.512789</text:p>
              </table:table-cell>
              <table:table-cell office:value-type="float" office:value="1">
                <text:p>1</text:p>
              </table:table-cell>
              <table:table-cell office:value-type="float" office:value="10.949783">
                <text:p>10.949783</text:p>
              </table:table-cell>
              <table:table-cell office:value-type="float" office:value="1.121835">
                <text:p>1.121835</text:p>
              </table:table-cell>
              <table:table-cell office:value-type="float" office:value="29.535117">
                <text:p>29.535117</text:p>
              </table:table-cell>
              <table:table-cell office:value-type="float" office:value="0.817124">
                <text:p>0.817124</text:p>
              </table:table-cell>
              <table:table-cell office:value-type="float" office:value="37.820128">
                <text:p>37.820128</text:p>
              </table:table-cell>
              <table:table-cell office:value-type="float" office:value="1.956947">
                <text:p>1.956947</text:p>
              </table:table-cell>
              <table:table-cell office:value-type="float" office:value="2.893512">
                <text:p>2.893512</text:p>
              </table:table-cell>
              <table:table-cell office:value-type="float" office:value="8.066744">
                <text:p>8.066744</text:p>
              </table:table-cell>
              <table:table-cell office:value-type="float" office:value="8.072212">
                <text:p>8.072212</text:p>
              </table:table-cell>
              <table:table-cell office:value-type="float" office:value="11.611659">
                <text:p>11.611659</text:p>
              </table:table-cell>
              <table:table-cell office:value-type="float" office:value="7.72278">
                <text:p>7.72278</text:p>
              </table:table-cell>
              <table:table-cell office:value-type="float" office:value="7.566466">
                <text:p>7.566466</text:p>
              </table:table-cell>
              <table:table-cell office:value-type="float" office:value="20.754406">
                <text:p>20.754406</text:p>
              </table:table-cell>
              <table:table-cell office:value-type="float" office:value="14.054527">
                <text:p>14.054527</text:p>
              </table:table-cell>
              <table:table-cell office:value-type="float" office:value="5.486797">
                <text:p>5.486797</text:p>
              </table:table-cell>
              <table:table-cell office:value-type="float" office:value="6.513986">
                <text:p>6.513986</text:p>
              </table:table-cell>
              <table:table-cell office:value-type="float" office:value="10.069555">
                <text:p>10.069555</text:p>
              </table:table-cell>
              <table:table-cell office:value-type="float" office:value="13.457184">
                <text:p>13.457184</text:p>
              </table:table-cell>
              <table:table-cell office:value-type="float" office:value="3.890308">
                <text:p>3.890308</text:p>
              </table:table-cell>
              <table:table-cell office:value-type="float" office:value="11.029114">
                <text:p>11.029114</text:p>
              </table:table-cell>
              <table:table-cell office:value-type="float" office:value="0.344248">
                <text:p>0.344248</text:p>
              </table:table-cell>
              <table:table-cell office:value-type="float" office:value="13.002882">
                <text:p>13.002882</text:p>
              </table:table-cell>
              <table:table-cell office:value-type="float" office:value="5.054951">
                <text:p>5.054951</text:p>
              </table:table-cell>
              <table:table-cell office:value-type="float" office:value="16.505856">
                <text:p>16.505856</text:p>
              </table:table-cell>
              <table:table-cell office:value-type="float" office:value="2.604246">
                <text:p>2.604246</text:p>
              </table:table-cell>
              <table:table-cell office:value-type="float" office:value="7.980077">
                <text:p>7.980077</text:p>
              </table:table-cell>
              <table:table-cell office:value-type="float" office:value="12.09726">
                <text:p>12.09726</text:p>
              </table:table-cell>
              <table:table-cell office:value-type="float" office:value="16.380885">
                <text:p>16.380885</text:p>
              </table:table-cell>
              <table:table-cell office:value-type="float" office:value="1.953977">
                <text:p>1.953977</text:p>
              </table:table-cell>
              <table:table-cell office:value-type="float" office:value="15.907211">
                <text:p>15.907211</text:p>
              </table:table-cell>
              <table:table-cell office:value-type="float" office:value="2.471592">
                <text:p>2.471592</text:p>
              </table:table-cell>
              <table:table-cell office:value-type="float" office:value="16.464705">
                <text:p>16.464705</text:p>
              </table:table-cell>
              <table:table-cell office:value-type="float" office:value="0.089534">
                <text:p>0.089534</text:p>
              </table:table-cell>
              <table:table-cell office:value-type="float" office:value="17.636656">
                <text:p>17.636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317098">
                <text:p>27.317098</text:p>
              </table:table-cell>
              <table:table-cell office:value-type="float" office:value="1">
                <text:p>1</text:p>
              </table:table-cell>
              <table:table-cell office:value-type="float" office:value="14.249189">
                <text:p>14.249189</text:p>
              </table:table-cell>
              <table:table-cell office:value-type="float" office:value="1.236992">
                <text:p>1.236992</text:p>
              </table:table-cell>
              <table:table-cell office:value-type="float" office:value="39.940909">
                <text:p>39.940909</text:p>
              </table:table-cell>
              <table:table-cell office:value-type="float" office:value="0.769701">
                <text:p>0.769701</text:p>
              </table:table-cell>
              <table:table-cell office:value-type="float" office:value="62.025882">
                <text:p>62.025882</text:p>
              </table:table-cell>
              <table:table-cell office:value-type="float" office:value="1.766948">
                <text:p>1.766948</text:p>
              </table:table-cell>
              <table:table-cell office:value-type="float" office:value="2.53179">
                <text:p>2.53179</text:p>
              </table:table-cell>
              <table:table-cell office:value-type="float" office:value="7.809349">
                <text:p>7.809349</text:p>
              </table:table-cell>
              <table:table-cell office:value-type="float" office:value="7.306263">
                <text:p>7.306263</text:p>
              </table:table-cell>
              <table:table-cell office:value-type="float" office:value="10.327265">
                <text:p>10.327265</text:p>
              </table:table-cell>
              <table:table-cell office:value-type="float" office:value="11.536542">
                <text:p>11.536542</text:p>
              </table:table-cell>
              <table:table-cell office:value-type="float" office:value="9.70389">
                <text:p>9.70389</text:p>
              </table:table-cell>
              <table:table-cell office:value-type="float" office:value="27.345435">
                <text:p>27.345435</text:p>
              </table:table-cell>
              <table:table-cell office:value-type="float" office:value="9.99018">
                <text:p>9.99018</text:p>
              </table:table-cell>
              <table:table-cell office:value-type="float" office:value="7.155537">
                <text:p>7.155537</text:p>
              </table:table-cell>
              <table:table-cell office:value-type="float" office:value="9.297917">
                <text:p>9.297917</text:p>
              </table:table-cell>
              <table:table-cell office:value-type="float" office:value="14.859639">
                <text:p>14.859639</text:p>
              </table:table-cell>
              <table:table-cell office:value-type="float" office:value="8.988367">
                <text:p>8.988367</text:p>
              </table:table-cell>
              <table:table-cell office:value-type="float" office:value="5.281707">
                <text:p>5.281707</text:p>
              </table:table-cell>
              <table:table-cell office:value-type="float" office:value="6.733035">
                <text:p>6.733035</text:p>
              </table:table-cell>
              <table:table-cell office:value-type="float" office:value="0.526335">
                <text:p>0.526335</text:p>
              </table:table-cell>
              <table:table-cell office:value-type="float" office:value="10.227159">
                <text:p>10.227159</text:p>
              </table:table-cell>
              <table:table-cell office:value-type="float" office:value="4.225196">
                <text:p>4.225196</text:p>
              </table:table-cell>
              <table:table-cell office:value-type="float" office:value="13.289409">
                <text:p>13.289409</text:p>
              </table:table-cell>
              <table:table-cell office:value-type="float" office:value="1.850933">
                <text:p>1.850933</text:p>
              </table:table-cell>
              <table:table-cell office:value-type="float" office:value="13.65457">
                <text:p>13.65457</text:p>
              </table:table-cell>
              <table:table-cell office:value-type="float" office:value="14.164965">
                <text:p>14.164965</text:p>
              </table:table-cell>
              <table:table-cell office:value-type="float" office:value="13.286977">
                <text:p>13.286977</text:p>
              </table:table-cell>
              <table:table-cell office:value-type="float" office:value="1.612194">
                <text:p>1.612194</text:p>
              </table:table-cell>
              <table:table-cell office:value-type="float" office:value="13.202061">
                <text:p>13.202061</text:p>
              </table:table-cell>
              <table:table-cell office:value-type="float" office:value="1.943596">
                <text:p>1.943596</text:p>
              </table:table-cell>
              <table:table-cell office:value-type="float" office:value="12.916727">
                <text:p>12.916727</text:p>
              </table:table-cell>
              <table:table-cell office:value-type="float" office:value="0.084777">
                <text:p>0.084777</text:p>
              </table:table-cell>
              <table:table-cell office:value-type="float" office:value="14.071299">
                <text:p>14.071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394626">
                <text:p>28.394626</text:p>
              </table:table-cell>
              <table:table-cell office:value-type="float" office:value="1">
                <text:p>1</text:p>
              </table:table-cell>
              <table:table-cell office:value-type="float" office:value="14.203275">
                <text:p>14.203275</text:p>
              </table:table-cell>
              <table:table-cell office:value-type="float" office:value="1.150837">
                <text:p>1.150837</text:p>
              </table:table-cell>
              <table:table-cell office:value-type="float" office:value="44.614775">
                <text:p>44.614775</text:p>
              </table:table-cell>
              <table:table-cell office:value-type="float" office:value="0.756312">
                <text:p>0.756312</text:p>
              </table:table-cell>
              <table:table-cell office:value-type="float" office:value="68.181451">
                <text:p>68.181451</text:p>
              </table:table-cell>
              <table:table-cell office:value-type="float" office:value="2.059029">
                <text:p>2.059029</text:p>
              </table:table-cell>
              <table:table-cell office:value-type="float" office:value="2.822164">
                <text:p>2.822164</text:p>
              </table:table-cell>
              <table:table-cell office:value-type="float" office:value="9.356525">
                <text:p>9.356525</text:p>
              </table:table-cell>
              <table:table-cell office:value-type="float" office:value="8.02325">
                <text:p>8.02325</text:p>
              </table:table-cell>
              <table:table-cell office:value-type="float" office:value="10.950467">
                <text:p>10.950467</text:p>
              </table:table-cell>
              <table:table-cell office:value-type="float" office:value="12.428518">
                <text:p>12.428518</text:p>
              </table:table-cell>
              <table:table-cell office:value-type="float" office:value="15.020937">
                <text:p>15.020937</text:p>
              </table:table-cell>
              <table:table-cell office:value-type="float" office:value="34.93595">
                <text:p>34.93595</text:p>
              </table:table-cell>
              <table:table-cell office:value-type="float" office:value="19.237951">
                <text:p>19.237951</text:p>
              </table:table-cell>
              <table:table-cell office:value-type="float" office:value="7.374182">
                <text:p>7.374182</text:p>
              </table:table-cell>
              <table:table-cell office:value-type="float" office:value="10.405295">
                <text:p>10.405295</text:p>
              </table:table-cell>
              <table:table-cell office:value-type="float" office:value="12.947166">
                <text:p>12.947166</text:p>
              </table:table-cell>
              <table:table-cell office:value-type="float" office:value="14.067425">
                <text:p>14.067425</text:p>
              </table:table-cell>
              <table:table-cell office:value-type="float" office:value="6.751447">
                <text:p>6.751447</text:p>
              </table:table-cell>
              <table:table-cell office:value-type="float" office:value="12.164621">
                <text:p>12.164621</text:p>
              </table:table-cell>
              <table:table-cell office:value-type="float" office:value="0.670965">
                <text:p>0.670965</text:p>
              </table:table-cell>
              <table:table-cell office:value-type="float" office:value="17.256413">
                <text:p>17.256413</text:p>
              </table:table-cell>
              <table:table-cell office:value-type="float" office:value="4.998226">
                <text:p>4.998226</text:p>
              </table:table-cell>
              <table:table-cell office:value-type="float" office:value="26.60167">
                <text:p>26.60167</text:p>
              </table:table-cell>
              <table:table-cell office:value-type="float" office:value="2.293212">
                <text:p>2.293212</text:p>
              </table:table-cell>
              <table:table-cell office:value-type="float" office:value="25.30701">
                <text:p>25.30701</text:p>
              </table:table-cell>
              <table:table-cell office:value-type="float" office:value="13.882594">
                <text:p>13.882594</text:p>
              </table:table-cell>
              <table:table-cell office:value-type="float" office:value="27.388894">
                <text:p>27.388894</text:p>
              </table:table-cell>
              <table:table-cell office:value-type="float" office:value="1.965362">
                <text:p>1.965362</text:p>
              </table:table-cell>
              <table:table-cell office:value-type="float" office:value="24.582925">
                <text:p>24.582925</text:p>
              </table:table-cell>
              <table:table-cell office:value-type="float" office:value="2.340832">
                <text:p>2.340832</text:p>
              </table:table-cell>
              <table:table-cell office:value-type="float" office:value="26.994876">
                <text:p>26.994876</text:p>
              </table:table-cell>
              <table:table-cell office:value-type="float" office:value="0.090154">
                <text:p>0.090154</text:p>
              </table:table-cell>
              <table:table-cell office:value-type="float" office:value="38.208226">
                <text:p>38.2082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76242">
                <text:p>3.376242</text:p>
              </table:table-cell>
              <table:table-cell office:value-type="float" office:value="1">
                <text:p>1</text:p>
              </table:table-cell>
              <table:table-cell office:value-type="float" office:value="4.113112">
                <text:p>4.113112</text:p>
              </table:table-cell>
              <table:table-cell office:value-type="float" office:value="1.284929">
                <text:p>1.284929</text:p>
              </table:table-cell>
              <table:table-cell office:value-type="float" office:value="7.771763">
                <text:p>7.771763</text:p>
              </table:table-cell>
              <table:table-cell office:value-type="float" office:value="0.728569">
                <text:p>0.728569</text:p>
              </table:table-cell>
              <table:table-cell office:value-type="float" office:value="11.862862">
                <text:p>11.862862</text:p>
              </table:table-cell>
              <table:table-cell office:value-type="float" office:value="2.000056">
                <text:p>2.000056</text:p>
              </table:table-cell>
              <table:table-cell office:value-type="float" office:value="1.855696">
                <text:p>1.855696</text:p>
              </table:table-cell>
              <table:table-cell office:value-type="float" office:value="12.406361">
                <text:p>12.406361</text:p>
              </table:table-cell>
              <table:table-cell office:value-type="float" office:value="2.679815">
                <text:p>2.679815</text:p>
              </table:table-cell>
              <table:table-cell office:value-type="float" office:value="19.159254">
                <text:p>19.159254</text:p>
              </table:table-cell>
              <table:table-cell office:value-type="float" office:value="3.786568">
                <text:p>3.786568</text:p>
              </table:table-cell>
              <table:table-cell office:value-type="float" office:value="13.490334">
                <text:p>13.490334</text:p>
              </table:table-cell>
              <table:table-cell office:value-type="float" office:value="8.354529">
                <text:p>8.354529</text:p>
              </table:table-cell>
              <table:table-cell office:value-type="float" office:value="10.070727">
                <text:p>10.070727</text:p>
              </table:table-cell>
              <table:table-cell office:value-type="float" office:value="2.8056">
                <text:p>2.8056</text:p>
              </table:table-cell>
              <table:table-cell office:value-type="float" office:value="9.499112">
                <text:p>9.499112</text:p>
              </table:table-cell>
              <table:table-cell office:value-type="float" office:value="7.167781">
                <text:p>7.167781</text:p>
              </table:table-cell>
              <table:table-cell office:value-type="float" office:value="17.438471">
                <text:p>17.438471</text:p>
              </table:table-cell>
              <table:table-cell office:value-type="float" office:value="2.479437">
                <text:p>2.479437</text:p>
              </table:table-cell>
              <table:table-cell office:value-type="float" office:value="5.135242">
                <text:p>5.135242</text:p>
              </table:table-cell>
              <table:table-cell office:value-type="float" office:value="0.269714">
                <text:p>0.269714</text:p>
              </table:table-cell>
              <table:table-cell office:value-type="float" office:value="12.32445">
                <text:p>12.32445</text:p>
              </table:table-cell>
              <table:table-cell office:value-type="float" office:value="3.129662">
                <text:p>3.129662</text:p>
              </table:table-cell>
              <table:table-cell office:value-type="float" office:value="31.469369">
                <text:p>31.469369</text:p>
              </table:table-cell>
              <table:table-cell office:value-type="float" office:value="1.753588">
                <text:p>1.753588</text:p>
              </table:table-cell>
              <table:table-cell office:value-type="float" office:value="31.89264">
                <text:p>31.89264</text:p>
              </table:table-cell>
              <table:table-cell office:value-type="float" office:value="3.714857">
                <text:p>3.714857</text:p>
              </table:table-cell>
              <table:table-cell office:value-type="float" office:value="32.327147">
                <text:p>32.327147</text:p>
              </table:table-cell>
              <table:table-cell office:value-type="float" office:value="1.437403">
                <text:p>1.437403</text:p>
              </table:table-cell>
              <table:table-cell office:value-type="float" office:value="24.241726">
                <text:p>24.241726</text:p>
              </table:table-cell>
              <table:table-cell office:value-type="float" office:value="1.659952">
                <text:p>1.659952</text:p>
              </table:table-cell>
              <table:table-cell office:value-type="float" office:value="23.866164">
                <text:p>23.866164</text:p>
              </table:table-cell>
              <table:table-cell office:value-type="float" office:value="0.086793">
                <text:p>0.086793</text:p>
              </table:table-cell>
              <table:table-cell office:value-type="float" office:value="33.068096">
                <text:p>33.068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448067">
                <text:p>23.448067</text:p>
              </table:table-cell>
              <table:table-cell office:value-type="float" office:value="1">
                <text:p>1</text:p>
              </table:table-cell>
              <table:table-cell office:value-type="float" office:value="12.059006">
                <text:p>12.059006</text:p>
              </table:table-cell>
              <table:table-cell office:value-type="float" office:value="1.281353">
                <text:p>1.281353</text:p>
              </table:table-cell>
              <table:table-cell office:value-type="float" office:value="35.364298">
                <text:p>35.364298</text:p>
              </table:table-cell>
              <table:table-cell office:value-type="float" office:value="0.386959">
                <text:p>0.386959</text:p>
              </table:table-cell>
              <table:table-cell office:value-type="float" office:value="45.575117">
                <text:p>45.575117</text:p>
              </table:table-cell>
              <table:table-cell office:value-type="float" office:value="1.899481">
                <text:p>1.899481</text:p>
              </table:table-cell>
              <table:table-cell office:value-type="float" office:value="2.941221">
                <text:p>2.941221</text:p>
              </table:table-cell>
              <table:table-cell office:value-type="float" office:value="10.103468">
                <text:p>10.103468</text:p>
              </table:table-cell>
              <table:table-cell office:value-type="float" office:value="7.885865">
                <text:p>7.885865</text:p>
              </table:table-cell>
              <table:table-cell office:value-type="float" office:value="7.256581">
                <text:p>7.256581</text:p>
              </table:table-cell>
              <table:table-cell office:value-type="float" office:value="8.205832">
                <text:p>8.205832</text:p>
              </table:table-cell>
              <table:table-cell office:value-type="float" office:value="15.455075">
                <text:p>15.455075</text:p>
              </table:table-cell>
              <table:table-cell office:value-type="float" office:value="22.549361">
                <text:p>22.549361</text:p>
              </table:table-cell>
              <table:table-cell office:value-type="float" office:value="16.605866">
                <text:p>16.605866</text:p>
              </table:table-cell>
              <table:table-cell office:value-type="float" office:value="6.411822">
                <text:p>6.411822</text:p>
              </table:table-cell>
              <table:table-cell office:value-type="float" office:value="11.778278">
                <text:p>11.778278</text:p>
              </table:table-cell>
              <table:table-cell office:value-type="float" office:value="14.23387">
                <text:p>14.23387</text:p>
              </table:table-cell>
              <table:table-cell office:value-type="float" office:value="14.285073">
                <text:p>14.285073</text:p>
              </table:table-cell>
              <table:table-cell office:value-type="float" office:value="4.276431">
                <text:p>4.276431</text:p>
              </table:table-cell>
              <table:table-cell office:value-type="float" office:value="11.110274">
                <text:p>11.110274</text:p>
              </table:table-cell>
              <table:table-cell office:value-type="float" office:value="0.390392">
                <text:p>0.390392</text:p>
              </table:table-cell>
              <table:table-cell office:value-type="float" office:value="16.822729">
                <text:p>16.822729</text:p>
              </table:table-cell>
              <table:table-cell office:value-type="float" office:value="5.700234">
                <text:p>5.700234</text:p>
              </table:table-cell>
              <table:table-cell office:value-type="float" office:value="34.19298">
                <text:p>34.19298</text:p>
              </table:table-cell>
              <table:table-cell office:value-type="float" office:value="2.81826">
                <text:p>2.81826</text:p>
              </table:table-cell>
              <table:table-cell office:value-type="float" office:value="26.734115">
                <text:p>26.734115</text:p>
              </table:table-cell>
              <table:table-cell office:value-type="float" office:value="11.307513">
                <text:p>11.307513</text:p>
              </table:table-cell>
              <table:table-cell office:value-type="float" office:value="34.202456">
                <text:p>34.202456</text:p>
              </table:table-cell>
              <table:table-cell office:value-type="float" office:value="2.214807">
                <text:p>2.214807</text:p>
              </table:table-cell>
              <table:table-cell office:value-type="float" office:value="31.300266">
                <text:p>31.300266</text:p>
              </table:table-cell>
              <table:table-cell office:value-type="float" office:value="2.71197">
                <text:p>2.71197</text:p>
              </table:table-cell>
              <table:table-cell office:value-type="float" office:value="31.818008">
                <text:p>31.818008</text:p>
              </table:table-cell>
              <table:table-cell office:value-type="float" office:value="0.093285">
                <text:p>0.093285</text:p>
              </table:table-cell>
              <table:table-cell office:value-type="float" office:value="46.08443">
                <text:p>46.08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655207">
                <text:p>21.655207</text:p>
              </table:table-cell>
              <table:table-cell office:value-type="float" office:value="1">
                <text:p>1</text:p>
              </table:table-cell>
              <table:table-cell office:value-type="float" office:value="12.415652">
                <text:p>12.415652</text:p>
              </table:table-cell>
              <table:table-cell office:value-type="float" office:value="1.058856">
                <text:p>1.058856</text:p>
              </table:table-cell>
              <table:table-cell office:value-type="float" office:value="28.217391">
                <text:p>28.217391</text:p>
              </table:table-cell>
              <table:table-cell office:value-type="float" office:value="0.774493">
                <text:p>0.774493</text:p>
              </table:table-cell>
              <table:table-cell office:value-type="float" office:value="44.433609">
                <text:p>44.433609</text:p>
              </table:table-cell>
              <table:table-cell office:value-type="float" office:value="1.785987">
                <text:p>1.785987</text:p>
              </table:table-cell>
              <table:table-cell office:value-type="float" office:value="3.162581">
                <text:p>3.162581</text:p>
              </table:table-cell>
              <table:table-cell office:value-type="float" office:value="12.118195">
                <text:p>12.118195</text:p>
              </table:table-cell>
              <table:table-cell office:value-type="float" office:value="8.375831">
                <text:p>8.375831</text:p>
              </table:table-cell>
              <table:table-cell office:value-type="float" office:value="11.834473">
                <text:p>11.834473</text:p>
              </table:table-cell>
              <table:table-cell office:value-type="float" office:value="9.311739">
                <text:p>9.311739</text:p>
              </table:table-cell>
              <table:table-cell office:value-type="float" office:value="12.138711">
                <text:p>12.138711</text:p>
              </table:table-cell>
              <table:table-cell office:value-type="float" office:value="26.804755">
                <text:p>26.804755</text:p>
              </table:table-cell>
              <table:table-cell office:value-type="float" office:value="12.562116">
                <text:p>12.562116</text:p>
              </table:table-cell>
              <table:table-cell office:value-type="float" office:value="6.614268">
                <text:p>6.614268</text:p>
              </table:table-cell>
              <table:table-cell office:value-type="float" office:value="11.735928">
                <text:p>11.735928</text:p>
              </table:table-cell>
              <table:table-cell office:value-type="float" office:value="12.189527">
                <text:p>12.189527</text:p>
              </table:table-cell>
              <table:table-cell office:value-type="float" office:value="12.411924">
                <text:p>12.411924</text:p>
              </table:table-cell>
              <table:table-cell office:value-type="float" office:value="4.644762">
                <text:p>4.644762</text:p>
              </table:table-cell>
              <table:table-cell office:value-type="float" office:value="6.994977">
                <text:p>6.994977</text:p>
              </table:table-cell>
              <table:table-cell office:value-type="float" office:value="0.422601">
                <text:p>0.422601</text:p>
              </table:table-cell>
              <table:table-cell office:value-type="float" office:value="12.716867">
                <text:p>12.716867</text:p>
              </table:table-cell>
              <table:table-cell office:value-type="float" office:value="5.679395">
                <text:p>5.679395</text:p>
              </table:table-cell>
              <table:table-cell office:value-type="float" office:value="13.643329">
                <text:p>13.643329</text:p>
              </table:table-cell>
              <table:table-cell office:value-type="float" office:value="3.024572">
                <text:p>3.024572</text:p>
              </table:table-cell>
              <table:table-cell office:value-type="float" office:value="12.262535">
                <text:p>12.262535</text:p>
              </table:table-cell>
              <table:table-cell office:value-type="float" office:value="13.155405">
                <text:p>13.155405</text:p>
              </table:table-cell>
              <table:table-cell office:value-type="float" office:value="14.091441">
                <text:p>14.091441</text:p>
              </table:table-cell>
              <table:table-cell office:value-type="float" office:value="2.356624">
                <text:p>2.356624</text:p>
              </table:table-cell>
              <table:table-cell office:value-type="float" office:value="14.170224">
                <text:p>14.170224</text:p>
              </table:table-cell>
              <table:table-cell office:value-type="float" office:value="2.873607">
                <text:p>2.873607</text:p>
              </table:table-cell>
              <table:table-cell office:value-type="float" office:value="15.225755">
                <text:p>15.225755</text:p>
              </table:table-cell>
              <table:table-cell office:value-type="float" office:value="0.097245">
                <text:p>0.097245</text:p>
              </table:table-cell>
              <table:table-cell office:value-type="float" office:value="12.427053">
                <text:p>12.4270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457067">
                <text:p>17.457067</text:p>
              </table:table-cell>
              <table:table-cell office:value-type="float" office:value="1">
                <text:p>1</text:p>
              </table:table-cell>
              <table:table-cell office:value-type="float" office:value="8.358633">
                <text:p>8.358633</text:p>
              </table:table-cell>
              <table:table-cell office:value-type="float" office:value="1.212082">
                <text:p>1.212082</text:p>
              </table:table-cell>
              <table:table-cell office:value-type="float" office:value="10.885502">
                <text:p>10.885502</text:p>
              </table:table-cell>
              <table:table-cell office:value-type="float" office:value="0.723443">
                <text:p>0.723443</text:p>
              </table:table-cell>
              <table:table-cell office:value-type="float" office:value="27.762605">
                <text:p>27.762605</text:p>
              </table:table-cell>
              <table:table-cell office:value-type="float" office:value="1.952714">
                <text:p>1.952714</text:p>
              </table:table-cell>
              <table:table-cell office:value-type="float" office:value="2.631945">
                <text:p>2.631945</text:p>
              </table:table-cell>
              <table:table-cell office:value-type="float" office:value="13.440829">
                <text:p>13.440829</text:p>
              </table:table-cell>
              <table:table-cell office:value-type="float" office:value="7.154845">
                <text:p>7.154845</text:p>
              </table:table-cell>
              <table:table-cell office:value-type="float" office:value="17.88044">
                <text:p>17.88044</text:p>
              </table:table-cell>
              <table:table-cell office:value-type="float" office:value="5.50625">
                <text:p>5.50625</text:p>
              </table:table-cell>
              <table:table-cell office:value-type="float" office:value="16.093447">
                <text:p>16.093447</text:p>
              </table:table-cell>
              <table:table-cell office:value-type="float" office:value="15.137457">
                <text:p>15.137457</text:p>
              </table:table-cell>
              <table:table-cell office:value-type="float" office:value="19.490028">
                <text:p>19.490028</text:p>
              </table:table-cell>
              <table:table-cell office:value-type="float" office:value="4.892632">
                <text:p>4.892632</text:p>
              </table:table-cell>
              <table:table-cell office:value-type="float" office:value="10.205211">
                <text:p>10.205211</text:p>
              </table:table-cell>
              <table:table-cell office:value-type="float" office:value="9.280196">
                <text:p>9.280196</text:p>
              </table:table-cell>
              <table:table-cell office:value-type="float" office:value="14.377568">
                <text:p>14.377568</text:p>
              </table:table-cell>
              <table:table-cell office:value-type="float" office:value="3.028185">
                <text:p>3.028185</text:p>
              </table:table-cell>
              <table:table-cell office:value-type="float" office:value="12.105221">
                <text:p>12.105221</text:p>
              </table:table-cell>
              <table:table-cell office:value-type="float" office:value="0.260168">
                <text:p>0.260168</text:p>
              </table:table-cell>
              <table:table-cell office:value-type="float" office:value="12.986844">
                <text:p>12.986844</text:p>
              </table:table-cell>
              <table:table-cell office:value-type="float" office:value="4.267032">
                <text:p>4.267032</text:p>
              </table:table-cell>
              <table:table-cell office:value-type="float" office:value="27.526338">
                <text:p>27.526338</text:p>
              </table:table-cell>
              <table:table-cell office:value-type="float" office:value="1.968861">
                <text:p>1.968861</text:p>
              </table:table-cell>
              <table:table-cell office:value-type="float" office:value="26.945804">
                <text:p>26.945804</text:p>
              </table:table-cell>
              <table:table-cell office:value-type="float" office:value="9.973584">
                <text:p>9.973584</text:p>
              </table:table-cell>
              <table:table-cell office:value-type="float" office:value="30.546645">
                <text:p>30.546645</text:p>
              </table:table-cell>
              <table:table-cell office:value-type="float" office:value="1.585863">
                <text:p>1.585863</text:p>
              </table:table-cell>
              <table:table-cell office:value-type="float" office:value="21.702484">
                <text:p>21.702484</text:p>
              </table:table-cell>
              <table:table-cell office:value-type="float" office:value="1.995922">
                <text:p>1.995922</text:p>
              </table:table-cell>
              <table:table-cell office:value-type="float" office:value="25.326639">
                <text:p>25.326639</text:p>
              </table:table-cell>
              <table:table-cell office:value-type="float" office:value="0.086632">
                <text:p>0.086632</text:p>
              </table:table-cell>
              <table:table-cell office:value-type="float" office:value="32.810013">
                <text:p>32.8100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141835">
                <text:p>19.141835</text:p>
              </table:table-cell>
              <table:table-cell office:value-type="float" office:value="1">
                <text:p>1</text:p>
              </table:table-cell>
              <table:table-cell office:value-type="float" office:value="78.72549">
                <text:p>78.72549</text:p>
              </table:table-cell>
              <table:table-cell office:value-type="float" office:value="1.353901">
                <text:p>1.353901</text:p>
              </table:table-cell>
              <table:table-cell office:value-type="float" office:value="46.017191">
                <text:p>46.017191</text:p>
              </table:table-cell>
              <table:table-cell office:value-type="float" office:value="0.750824">
                <text:p>0.750824</text:p>
              </table:table-cell>
              <table:table-cell office:value-type="float" office:value="40.658227">
                <text:p>40.658227</text:p>
              </table:table-cell>
              <table:table-cell office:value-type="float" office:value="1.661339">
                <text:p>1.661339</text:p>
              </table:table-cell>
              <table:table-cell office:value-type="float" office:value="3.068105">
                <text:p>3.068105</text:p>
              </table:table-cell>
              <table:table-cell office:value-type="float" office:value="11.956217">
                <text:p>11.956217</text:p>
              </table:table-cell>
              <table:table-cell office:value-type="float" office:value="6.976542">
                <text:p>6.976542</text:p>
              </table:table-cell>
              <table:table-cell office:value-type="float" office:value="16.109692">
                <text:p>16.109692</text:p>
              </table:table-cell>
              <table:table-cell office:value-type="float" office:value="13.158541">
                <text:p>13.158541</text:p>
              </table:table-cell>
              <table:table-cell office:value-type="float" office:value="5.026221">
                <text:p>5.026221</text:p>
              </table:table-cell>
              <table:table-cell office:value-type="float" office:value="33.079299">
                <text:p>33.079299</text:p>
              </table:table-cell>
              <table:table-cell office:value-type="float" office:value="17.207964">
                <text:p>17.207964</text:p>
              </table:table-cell>
              <table:table-cell office:value-type="float" office:value="54.905982">
                <text:p>54.905982</text:p>
              </table:table-cell>
              <table:table-cell office:value-type="float" office:value="8.490914">
                <text:p>8.490914</text:p>
              </table:table-cell>
              <table:table-cell office:value-type="float" office:value="12.625786">
                <text:p>12.625786</text:p>
              </table:table-cell>
              <table:table-cell office:value-type="float" office:value="31.190553">
                <text:p>31.190553</text:p>
              </table:table-cell>
              <table:table-cell office:value-type="float" office:value="6.059234">
                <text:p>6.059234</text:p>
              </table:table-cell>
              <table:table-cell office:value-type="float" office:value="13.259966">
                <text:p>13.259966</text:p>
              </table:table-cell>
              <table:table-cell office:value-type="float" office:value="0.645044">
                <text:p>0.645044</text:p>
              </table:table-cell>
              <table:table-cell office:value-type="float" office:value="NaN">
                <text:p>NaN</text:p>
              </table:table-cell>
              <table:table-cell office:value-type="float" office:value="4.392178">
                <text:p>4.392178</text:p>
              </table:table-cell>
              <table:table-cell office:value-type="float" office:value="29.000214">
                <text:p>29.000214</text:p>
              </table:table-cell>
              <table:table-cell office:value-type="float" office:value="1.947256">
                <text:p>1.947256</text:p>
              </table:table-cell>
              <table:table-cell office:value-type="float" office:value="48.418608">
                <text:p>48.418608</text:p>
              </table:table-cell>
              <table:table-cell office:value-type="float" office:value="73.669724">
                <text:p>73.669724</text:p>
              </table:table-cell>
              <table:table-cell office:value-type="float" office:value="12.170106">
                <text:p>12.170106</text:p>
              </table:table-cell>
              <table:table-cell office:value-type="float" office:value="1.750885">
                <text:p>1.750885</text:p>
              </table:table-cell>
              <table:table-cell office:value-type="float" office:value="39.17595">
                <text:p>39.17595</text:p>
              </table:table-cell>
              <table:table-cell office:value-type="float" office:value="1.988854">
                <text:p>1.988854</text:p>
              </table:table-cell>
              <table:table-cell office:value-type="float" office:value="35.378438">
                <text:p>35.378438</text:p>
              </table:table-cell>
              <table:table-cell office:value-type="float" office:value="0.084791">
                <text:p>0.084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059027">
                <text:p>28.059027</text:p>
              </table:table-cell>
              <table:table-cell office:value-type="float" office:value="1">
                <text:p>1</text:p>
              </table:table-cell>
              <table:table-cell office:value-type="float" office:value="271.630252">
                <text:p>271.630252</text:p>
              </table:table-cell>
              <table:table-cell office:value-type="float" office:value="1.298">
                <text:p>1.298</text:p>
              </table:table-cell>
              <table:table-cell office:value-type="float" office:value="55.349315">
                <text:p>55.349315</text:p>
              </table:table-cell>
              <table:table-cell office:value-type="float" office:value="0.727028">
                <text:p>0.727028</text:p>
              </table:table-cell>
              <table:table-cell office:value-type="float" office:value="40.20398">
                <text:p>40.20398</text:p>
              </table:table-cell>
              <table:table-cell office:value-type="float" office:value="1.657666">
                <text:p>1.657666</text:p>
              </table:table-cell>
              <table:table-cell office:value-type="float" office:value="3.158182">
                <text:p>3.158182</text:p>
              </table:table-cell>
              <table:table-cell office:value-type="float" office:value="11.672757">
                <text:p>11.672757</text:p>
              </table:table-cell>
              <table:table-cell office:value-type="float" office:value="7.731164">
                <text:p>7.731164</text:p>
              </table:table-cell>
              <table:table-cell office:value-type="float" office:value="15.118395">
                <text:p>15.118395</text:p>
              </table:table-cell>
              <table:table-cell office:value-type="float" office:value="14.041702">
                <text:p>14.041702</text:p>
              </table:table-cell>
              <table:table-cell office:value-type="float" office:value="4.808457">
                <text:p>4.808457</text:p>
              </table:table-cell>
              <table:table-cell office:value-type="float" office:value="30.096834">
                <text:p>30.096834</text:p>
              </table:table-cell>
              <table:table-cell office:value-type="float" office:value="17.487471">
                <text:p>17.487471</text:p>
              </table:table-cell>
              <table:table-cell office:value-type="float" office:value="82.882051">
                <text:p>82.882051</text:p>
              </table:table-cell>
              <table:table-cell office:value-type="float" office:value="8.31781">
                <text:p>8.31781</text:p>
              </table:table-cell>
              <table:table-cell office:value-type="float" office:value="12.661182">
                <text:p>12.661182</text:p>
              </table:table-cell>
              <table:table-cell office:value-type="float" office:value="26.572925">
                <text:p>26.572925</text:p>
              </table:table-cell>
              <table:table-cell office:value-type="float" office:value="6.058856">
                <text:p>6.058856</text:p>
              </table:table-cell>
              <table:table-cell office:value-type="float" office:value="12.831517">
                <text:p>12.831517</text:p>
              </table:table-cell>
              <table:table-cell office:value-type="float" office:value="0.666556">
                <text:p>0.666556</text:p>
              </table:table-cell>
              <table:table-cell office:value-type="float" office:value="NaN">
                <text:p>NaN</text:p>
              </table:table-cell>
              <table:table-cell office:value-type="float" office:value="4.548191">
                <text:p>4.548191</text:p>
              </table:table-cell>
              <table:table-cell office:value-type="float" office:value="28.731866">
                <text:p>28.731866</text:p>
              </table:table-cell>
              <table:table-cell office:value-type="float" office:value="1.927144">
                <text:p>1.927144</text:p>
              </table:table-cell>
              <table:table-cell office:value-type="float" office:value="46.283508">
                <text:p>46.283508</text:p>
              </table:table-cell>
              <table:table-cell office:value-type="float" office:value="53.077175">
                <text:p>53.077175</text:p>
              </table:table-cell>
              <table:table-cell office:value-type="float" office:value="11.951436">
                <text:p>11.951436</text:p>
              </table:table-cell>
              <table:table-cell office:value-type="float" office:value="1.7912">
                <text:p>1.7912</text:p>
              </table:table-cell>
              <table:table-cell office:value-type="float" office:value="36.850956">
                <text:p>36.850956</text:p>
              </table:table-cell>
              <table:table-cell office:value-type="float" office:value="1.99901">
                <text:p>1.99901</text:p>
              </table:table-cell>
              <table:table-cell office:value-type="float" office:value="34.51282">
                <text:p>34.51282</text:p>
              </table:table-cell>
              <table:table-cell office:value-type="float" office:value="0.086988">
                <text:p>0.086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560067">
                <text:p>30.560067</text:p>
              </table:table-cell>
              <table:table-cell office:value-type="float" office:value="1">
                <text:p>1</text:p>
              </table:table-cell>
              <table:table-cell office:value-type="float" office:value="33.200367">
                <text:p>33.200367</text:p>
              </table:table-cell>
              <table:table-cell office:value-type="float" office:value="1.072398">
                <text:p>1.072398</text:p>
              </table:table-cell>
              <table:table-cell office:value-type="float" office:value="42.247953">
                <text:p>42.247953</text:p>
              </table:table-cell>
              <table:table-cell office:value-type="float" office:value="0.708924">
                <text:p>0.708924</text:p>
              </table:table-cell>
              <table:table-cell office:value-type="float" office:value="39.093073">
                <text:p>39.093073</text:p>
              </table:table-cell>
              <table:table-cell office:value-type="float" office:value="1.467899">
                <text:p>1.467899</text:p>
              </table:table-cell>
              <table:table-cell office:value-type="float" office:value="3.414823">
                <text:p>3.414823</text:p>
              </table:table-cell>
              <table:table-cell office:value-type="float" office:value="10.661916">
                <text:p>10.661916</text:p>
              </table:table-cell>
              <table:table-cell office:value-type="float" office:value="8.342263">
                <text:p>8.342263</text:p>
              </table:table-cell>
              <table:table-cell office:value-type="float" office:value="20.163889">
                <text:p>20.163889</text:p>
              </table:table-cell>
              <table:table-cell office:value-type="float" office:value="14.414205">
                <text:p>14.414205</text:p>
              </table:table-cell>
              <table:table-cell office:value-type="float" office:value="5.774278">
                <text:p>5.774278</text:p>
              </table:table-cell>
              <table:table-cell office:value-type="float" office:value="31.713784">
                <text:p>31.713784</text:p>
              </table:table-cell>
              <table:table-cell office:value-type="float" office:value="19.182856">
                <text:p>19.182856</text:p>
              </table:table-cell>
              <table:table-cell office:value-type="float" office:value="72.973737">
                <text:p>72.973737</text:p>
              </table:table-cell>
              <table:table-cell office:value-type="float" office:value="NaN">
                <text:p>NaN</text:p>
              </table:table-cell>
              <table:table-cell office:value-type="float" office:value="14.104646">
                <text:p>14.104646</text:p>
              </table:table-cell>
              <table:table-cell office:value-type="float" office:value="16.405844">
                <text:p>16.405844</text:p>
              </table:table-cell>
              <table:table-cell office:value-type="float" office:value="6.872526">
                <text:p>6.872526</text:p>
              </table:table-cell>
              <table:table-cell office:value-type="float" office:value="12.674191">
                <text:p>12.674191</text:p>
              </table:table-cell>
              <table:table-cell office:value-type="float" office:value="0.733903">
                <text:p>0.733903</text:p>
              </table:table-cell>
              <table:table-cell office:value-type="float" office:value="NaN">
                <text:p>NaN</text:p>
              </table:table-cell>
              <table:table-cell office:value-type="float" office:value="4.76355">
                <text:p>4.76355</text:p>
              </table:table-cell>
              <table:table-cell office:value-type="float" office:value="29.150447">
                <text:p>29.150447</text:p>
              </table:table-cell>
              <table:table-cell office:value-type="float" office:value="2.297398">
                <text:p>2.297398</text:p>
              </table:table-cell>
              <table:table-cell office:value-type="float" office:value="28.094127">
                <text:p>28.094127</text:p>
              </table:table-cell>
              <table:table-cell office:value-type="float" office:value="77.18376">
                <text:p>77.18376</text:p>
              </table:table-cell>
              <table:table-cell office:value-type="float" office:value="NaN">
                <text:p>NaN</text:p>
              </table:table-cell>
              <table:table-cell office:value-type="float" office:value="1.938811">
                <text:p>1.938811</text:p>
              </table:table-cell>
              <table:table-cell office:value-type="float" office:value="37.381051">
                <text:p>37.381051</text:p>
              </table:table-cell>
              <table:table-cell office:value-type="float" office:value="2.22934">
                <text:p>2.22934</text:p>
              </table:table-cell>
              <table:table-cell office:value-type="float" office:value="34.223027">
                <text:p>34.223027</text:p>
              </table:table-cell>
              <table:table-cell office:value-type="float" office:value="0.095706">
                <text:p>0.095706</text:p>
              </table:table-cell>
              <table:table-cell office:value-type="float" office:value="11.867367">
                <text:p>11.8673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.10987">
                <text:p>33.10987</text:p>
              </table:table-cell>
              <table:table-cell office:value-type="float" office:value="1">
                <text:p>1</text:p>
              </table:table-cell>
              <table:table-cell office:value-type="float" office:value="84.614114">
                <text:p>84.614114</text:p>
              </table:table-cell>
              <table:table-cell office:value-type="float" office:value="1.132327">
                <text:p>1.132327</text:p>
              </table:table-cell>
              <table:table-cell office:value-type="float" office:value="53.01317">
                <text:p>53.01317</text:p>
              </table:table-cell>
              <table:table-cell office:value-type="float" office:value="0.78202">
                <text:p>0.78202</text:p>
              </table:table-cell>
              <table:table-cell office:value-type="float" office:value="70.795226">
                <text:p>70.795226</text:p>
              </table:table-cell>
              <table:table-cell office:value-type="float" office:value="1.481061">
                <text:p>1.481061</text:p>
              </table:table-cell>
              <table:table-cell office:value-type="float" office:value="3.457239">
                <text:p>3.457239</text:p>
              </table:table-cell>
              <table:table-cell office:value-type="float" office:value="8.361184">
                <text:p>8.361184</text:p>
              </table:table-cell>
              <table:table-cell office:value-type="float" office:value="8.522837">
                <text:p>8.522837</text:p>
              </table:table-cell>
              <table:table-cell office:value-type="float" office:value="17.610159">
                <text:p>17.610159</text:p>
              </table:table-cell>
              <table:table-cell office:value-type="float" office:value="22.004295">
                <text:p>22.004295</text:p>
              </table:table-cell>
              <table:table-cell office:value-type="float" office:value="8.984338">
                <text:p>8.984338</text:p>
              </table:table-cell>
              <table:table-cell office:value-type="float" office:value="49.914083">
                <text:p>49.914083</text:p>
              </table:table-cell>
              <table:table-cell office:value-type="float" office:value="16.754169">
                <text:p>16.754169</text:p>
              </table:table-cell>
              <table:table-cell office:value-type="float" office:value="123.58114">
                <text:p>123.58114</text:p>
              </table:table-cell>
              <table:table-cell office:value-type="float" office:value="8.892652">
                <text:p>8.892652</text:p>
              </table:table-cell>
              <table:table-cell office:value-type="float" office:value="22.833468">
                <text:p>22.833468</text:p>
              </table:table-cell>
              <table:table-cell office:value-type="float" office:value="10.755605">
                <text:p>10.755605</text:p>
              </table:table-cell>
              <table:table-cell office:value-type="float" office:value="9.414132">
                <text:p>9.414132</text:p>
              </table:table-cell>
              <table:table-cell office:value-type="float" office:value="9.281315">
                <text:p>9.281315</text:p>
              </table:table-cell>
              <table:table-cell office:value-type="float" office:value="1.145968">
                <text:p>1.145968</text:p>
              </table:table-cell>
              <table:table-cell office:value-type="float" office:value="NaN">
                <text:p>NaN</text:p>
              </table:table-cell>
              <table:table-cell office:value-type="float" office:value="5.745615">
                <text:p>5.745615</text:p>
              </table:table-cell>
              <table:table-cell office:value-type="float" office:value="31.15169">
                <text:p>31.15169</text:p>
              </table:table-cell>
              <table:table-cell office:value-type="float" office:value="3.521182">
                <text:p>3.521182</text:p>
              </table:table-cell>
              <table:table-cell office:value-type="float" office:value="35.25782">
                <text:p>35.25782</text:p>
              </table:table-cell>
              <table:table-cell office:value-type="float" office:value="168.21791">
                <text:p>168.21791</text:p>
              </table:table-cell>
              <table:table-cell office:value-type="float" office:value="21.492435">
                <text:p>21.492435</text:p>
              </table:table-cell>
              <table:table-cell office:value-type="float" office:value="2.870905">
                <text:p>2.870905</text:p>
              </table:table-cell>
              <table:table-cell office:value-type="float" office:value="35.115995">
                <text:p>35.115995</text:p>
              </table:table-cell>
              <table:table-cell office:value-type="float" office:value="2.828681">
                <text:p>2.828681</text:p>
              </table:table-cell>
              <table:table-cell office:value-type="float" office:value="34.433519">
                <text:p>34.433519</text:p>
              </table:table-cell>
              <table:table-cell office:value-type="float" office:value="0.099037">
                <text:p>0.099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285411">
                <text:p>32.285411</text:p>
              </table:table-cell>
              <table:table-cell office:value-type="float" office:value="1">
                <text:p>1</text:p>
              </table:table-cell>
              <table:table-cell office:value-type="float" office:value="139.263157">
                <text:p>139.263157</text:p>
              </table:table-cell>
              <table:table-cell office:value-type="float" office:value="1.08589">
                <text:p>1.08589</text:p>
              </table:table-cell>
              <table:table-cell office:value-type="float" office:value="76.358845">
                <text:p>76.358845</text:p>
              </table:table-cell>
              <table:table-cell office:value-type="float" office:value="0.764207">
                <text:p>0.764207</text:p>
              </table:table-cell>
              <table:table-cell office:value-type="float" office:value="78.526451">
                <text:p>78.526451</text:p>
              </table:table-cell>
              <table:table-cell office:value-type="float" office:value="1.403146">
                <text:p>1.403146</text:p>
              </table:table-cell>
              <table:table-cell office:value-type="float" office:value="3.639179">
                <text:p>3.639179</text:p>
              </table:table-cell>
              <table:table-cell office:value-type="float" office:value="8.254536">
                <text:p>8.254536</text:p>
              </table:table-cell>
              <table:table-cell office:value-type="float" office:value="8.621334">
                <text:p>8.621334</text:p>
              </table:table-cell>
              <table:table-cell office:value-type="float" office:value="17.468587">
                <text:p>17.468587</text:p>
              </table:table-cell>
              <table:table-cell office:value-type="float" office:value="24.22691">
                <text:p>24.22691</text:p>
              </table:table-cell>
              <table:table-cell office:value-type="float" office:value="8.912784">
                <text:p>8.912784</text:p>
              </table:table-cell>
              <table:table-cell office:value-type="float" office:value="50.672772">
                <text:p>50.672772</text:p>
              </table:table-cell>
              <table:table-cell office:value-type="float" office:value="17.077812">
                <text:p>17.077812</text:p>
              </table:table-cell>
              <table:table-cell office:value-type="float" office:value="124.2">
                <text:p>124.2</text:p>
              </table:table-cell>
              <table:table-cell office:value-type="float" office:value="8.683111">
                <text:p>8.683111</text:p>
              </table:table-cell>
              <table:table-cell office:value-type="float" office:value="21.101941">
                <text:p>21.101941</text:p>
              </table:table-cell>
              <table:table-cell office:value-type="float" office:value="11.644588">
                <text:p>11.644588</text:p>
              </table:table-cell>
              <table:table-cell office:value-type="float" office:value="10.079165">
                <text:p>10.079165</text:p>
              </table:table-cell>
              <table:table-cell office:value-type="float" office:value="8.867563">
                <text:p>8.867563</text:p>
              </table:table-cell>
              <table:table-cell office:value-type="float" office:value="1.203774">
                <text:p>1.203774</text:p>
              </table:table-cell>
              <table:table-cell office:value-type="float" office:value="NaN">
                <text:p>NaN</text:p>
              </table:table-cell>
              <table:table-cell office:value-type="float" office:value="6.043495">
                <text:p>6.043495</text:p>
              </table:table-cell>
              <table:table-cell office:value-type="float" office:value="33.212933">
                <text:p>33.212933</text:p>
              </table:table-cell>
              <table:table-cell office:value-type="float" office:value="3.750878">
                <text:p>3.750878</text:p>
              </table:table-cell>
              <table:table-cell office:value-type="float" office:value="36.086598">
                <text:p>36.086598</text:p>
              </table:table-cell>
              <table:table-cell office:value-type="float" office:value="80.820717">
                <text:p>80.820717</text:p>
              </table:table-cell>
              <table:table-cell office:value-type="float" office:value="20.694699">
                <text:p>20.694699</text:p>
              </table:table-cell>
              <table:table-cell office:value-type="float" office:value="3.135394">
                <text:p>3.135394</text:p>
              </table:table-cell>
              <table:table-cell office:value-type="float" office:value="32.182449">
                <text:p>32.182449</text:p>
              </table:table-cell>
              <table:table-cell office:value-type="float" office:value="2.998965">
                <text:p>2.998965</text:p>
              </table:table-cell>
              <table:table-cell office:value-type="float" office:value="33.088557">
                <text:p>33.088557</text:p>
              </table:table-cell>
              <table:table-cell office:value-type="float" office:value="0.100805">
                <text:p>0.100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.058464">
                <text:p>26.058464</text:p>
              </table:table-cell>
              <table:table-cell office:value-type="float" office:value="1">
                <text:p>1</text:p>
              </table:table-cell>
              <table:table-cell office:value-type="float" office:value="61.700413">
                <text:p>61.700413</text:p>
              </table:table-cell>
              <table:table-cell office:value-type="float" office:value="1.190083">
                <text:p>1.190083</text:p>
              </table:table-cell>
              <table:table-cell office:value-type="float" office:value="37.050868">
                <text:p>37.050868</text:p>
              </table:table-cell>
              <table:table-cell office:value-type="float" office:value="0.769349">
                <text:p>0.769349</text:p>
              </table:table-cell>
              <table:table-cell office:value-type="float" office:value="37.375469">
                <text:p>37.375469</text:p>
              </table:table-cell>
              <table:table-cell office:value-type="float" office:value="1.417781">
                <text:p>1.417781</text:p>
              </table:table-cell>
              <table:table-cell office:value-type="float" office:value="3.031468">
                <text:p>3.031468</text:p>
              </table:table-cell>
              <table:table-cell office:value-type="float" office:value="10.014169">
                <text:p>10.014169</text:p>
              </table:table-cell>
              <table:table-cell office:value-type="float" office:value="7.525957">
                <text:p>7.525957</text:p>
              </table:table-cell>
              <table:table-cell office:value-type="float" office:value="19.374335">
                <text:p>19.374335</text:p>
              </table:table-cell>
              <table:table-cell office:value-type="float" office:value="12.718483">
                <text:p>12.718483</text:p>
              </table:table-cell>
              <table:table-cell office:value-type="float" office:value="7.331054">
                <text:p>7.331054</text:p>
              </table:table-cell>
              <table:table-cell office:value-type="float" office:value="27.098911">
                <text:p>27.098911</text:p>
              </table:table-cell>
              <table:table-cell office:value-type="float" office:value="18.055741">
                <text:p>18.055741</text:p>
              </table:table-cell>
              <table:table-cell office:value-type="float" office:value="56.345283">
                <text:p>56.345283</text:p>
              </table:table-cell>
              <table:table-cell office:value-type="float" office:value="NaN">
                <text:p>NaN</text:p>
              </table:table-cell>
              <table:table-cell office:value-type="float" office:value="14.364117">
                <text:p>14.364117</text:p>
              </table:table-cell>
              <table:table-cell office:value-type="float" office:value="19.857732">
                <text:p>19.857732</text:p>
              </table:table-cell>
              <table:table-cell office:value-type="float" office:value="5.673062">
                <text:p>5.673062</text:p>
              </table:table-cell>
              <table:table-cell office:value-type="float" office:value="11.809171">
                <text:p>11.809171</text:p>
              </table:table-cell>
              <table:table-cell office:value-type="float" office:value="0.601216">
                <text:p>0.601216</text:p>
              </table:table-cell>
              <table:table-cell office:value-type="float" office:value="NaN">
                <text:p>NaN</text:p>
              </table:table-cell>
              <table:table-cell office:value-type="float" office:value="4.133859">
                <text:p>4.133859</text:p>
              </table:table-cell>
              <table:table-cell office:value-type="float" office:value="32.315246">
                <text:p>32.315246</text:p>
              </table:table-cell>
              <table:table-cell office:value-type="float" office:value="1.974543">
                <text:p>1.974543</text:p>
              </table:table-cell>
              <table:table-cell office:value-type="float" office:value="33.001137">
                <text:p>33.001137</text:p>
              </table:table-cell>
              <table:table-cell office:value-type="float" office:value="149.315">
                <text:p>149.315</text:p>
              </table:table-cell>
              <table:table-cell office:value-type="float" office:value="NaN">
                <text:p>NaN</text:p>
              </table:table-cell>
              <table:table-cell office:value-type="float" office:value="1.620347">
                <text:p>1.620347</text:p>
              </table:table-cell>
              <table:table-cell office:value-type="float" office:value="36.944246">
                <text:p>36.944246</text:p>
              </table:table-cell>
              <table:table-cell office:value-type="float" office:value="1.848072">
                <text:p>1.848072</text:p>
              </table:table-cell>
              <table:table-cell office:value-type="float" office:value="37.69599">
                <text:p>37.69599</text:p>
              </table:table-cell>
              <table:table-cell office:value-type="float" office:value="0.085118">
                <text:p>0.085118</text:p>
              </table:table-cell>
              <table:table-cell office:value-type="float" office:value="97.546717">
                <text:p>97.546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77647">
                <text:p>27.776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.223794">
                <text:p>1.223794</text:p>
              </table:table-cell>
              <table:table-cell office:value-type="float" office:value="40.332457">
                <text:p>40.332457</text:p>
              </table:table-cell>
              <table:table-cell office:value-type="float" office:value="0.752704">
                <text:p>0.752704</text:p>
              </table:table-cell>
              <table:table-cell office:value-type="float" office:value="37.939431">
                <text:p>37.939431</text:p>
              </table:table-cell>
              <table:table-cell office:value-type="float" office:value="1.431577">
                <text:p>1.431577</text:p>
              </table:table-cell>
              <table:table-cell office:value-type="float" office:value="3.054333">
                <text:p>3.054333</text:p>
              </table:table-cell>
              <table:table-cell office:value-type="float" office:value="9.571642">
                <text:p>9.571642</text:p>
              </table:table-cell>
              <table:table-cell office:value-type="float" office:value="7.533873">
                <text:p>7.533873</text:p>
              </table:table-cell>
              <table:table-cell office:value-type="float" office:value="18.826921">
                <text:p>18.826921</text:p>
              </table:table-cell>
              <table:table-cell office:value-type="float" office:value="13.4855">
                <text:p>13.4855</text:p>
              </table:table-cell>
              <table:table-cell office:value-type="float" office:value="8.65065">
                <text:p>8.65065</text:p>
              </table:table-cell>
              <table:table-cell office:value-type="float" office:value="33.253521">
                <text:p>33.253521</text:p>
              </table:table-cell>
              <table:table-cell office:value-type="float" office:value="17.229998">
                <text:p>17.229998</text:p>
              </table:table-cell>
              <table:table-cell office:value-type="float" office:value="161.542105">
                <text:p>161.542105</text:p>
              </table:table-cell>
              <table:table-cell office:value-type="float" office:value="9.144735">
                <text:p>9.144735</text:p>
              </table:table-cell>
              <table:table-cell office:value-type="float" office:value="10.887903">
                <text:p>10.887903</text:p>
              </table:table-cell>
              <table:table-cell office:value-type="float" office:value="18.837706">
                <text:p>18.837706</text:p>
              </table:table-cell>
              <table:table-cell office:value-type="float" office:value="5.897963">
                <text:p>5.897963</text:p>
              </table:table-cell>
              <table:table-cell office:value-type="float" office:value="10.8017">
                <text:p>10.8017</text:p>
              </table:table-cell>
              <table:table-cell office:value-type="float" office:value="0.631439">
                <text:p>0.631439</text:p>
              </table:table-cell>
              <table:table-cell office:value-type="float" office:value="NaN">
                <text:p>NaN</text:p>
              </table:table-cell>
              <table:table-cell office:value-type="float" office:value="4.101149">
                <text:p>4.101149</text:p>
              </table:table-cell>
              <table:table-cell office:value-type="float" office:value="33.097979">
                <text:p>33.097979</text:p>
              </table:table-cell>
              <table:table-cell office:value-type="float" office:value="1.977259">
                <text:p>1.977259</text:p>
              </table:table-cell>
              <table:table-cell office:value-type="float" office:value="30.160399">
                <text:p>30.160399</text:p>
              </table:table-cell>
              <table:table-cell office:value-type="float" office:value="68.664429">
                <text:p>68.664429</text:p>
              </table:table-cell>
              <table:table-cell office:value-type="float" office:value="32.356456">
                <text:p>32.356456</text:p>
              </table:table-cell>
              <table:table-cell office:value-type="float" office:value="1.662946">
                <text:p>1.662946</text:p>
              </table:table-cell>
              <table:table-cell office:value-type="float" office:value="36.470886">
                <text:p>36.470886</text:p>
              </table:table-cell>
              <table:table-cell office:value-type="float" office:value="1.8697">
                <text:p>1.8697</text:p>
              </table:table-cell>
              <table:table-cell office:value-type="float" office:value="35.532665">
                <text:p>35.532665</text:p>
              </table:table-cell>
              <table:table-cell office:value-type="float" office:value="0.083706">
                <text:p>0.083706</text:p>
              </table:table-cell>
              <table:table-cell office:value-type="float" office:value="58.596874">
                <text:p>58.596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342335">
                <text:p>23.342335</text:p>
              </table:table-cell>
              <table:table-cell office:value-type="float" office:value="1">
                <text:p>1</text:p>
              </table:table-cell>
              <table:table-cell office:value-type="float" office:value="41.159663">
                <text:p>41.159663</text:p>
              </table:table-cell>
              <table:table-cell office:value-type="float" office:value="1.249735">
                <text:p>1.249735</text:p>
              </table:table-cell>
              <table:table-cell office:value-type="float" office:value="37.294416">
                <text:p>37.294416</text:p>
              </table:table-cell>
              <table:table-cell office:value-type="float" office:value="0.715116">
                <text:p>0.715116</text:p>
              </table:table-cell>
              <table:table-cell office:value-type="float" office:value="37.389312">
                <text:p>37.389312</text:p>
              </table:table-cell>
              <table:table-cell office:value-type="float" office:value="1.697964">
                <text:p>1.697964</text:p>
              </table:table-cell>
              <table:table-cell office:value-type="float" office:value="2.955944">
                <text:p>2.955944</text:p>
              </table:table-cell>
              <table:table-cell office:value-type="float" office:value="14.572818">
                <text:p>14.572818</text:p>
              </table:table-cell>
              <table:table-cell office:value-type="float" office:value="7.325024">
                <text:p>7.325024</text:p>
              </table:table-cell>
              <table:table-cell office:value-type="float" office:value="25.250612">
                <text:p>25.250612</text:p>
              </table:table-cell>
              <table:table-cell office:value-type="float" office:value="11.985318">
                <text:p>11.985318</text:p>
              </table:table-cell>
              <table:table-cell office:value-type="float" office:value="13.096072">
                <text:p>13.096072</text:p>
              </table:table-cell>
              <table:table-cell office:value-type="float" office:value="27.337674">
                <text:p>27.337674</text:p>
              </table:table-cell>
              <table:table-cell office:value-type="float" office:value="25.759764">
                <text:p>25.759764</text:p>
              </table:table-cell>
              <table:table-cell office:value-type="float" office:value="51.830687">
                <text:p>51.830687</text:p>
              </table:table-cell>
              <table:table-cell office:value-type="float" office:value="NaN">
                <text:p>NaN</text:p>
              </table:table-cell>
              <table:table-cell office:value-type="float" office:value="24.551378">
                <text:p>24.551378</text:p>
              </table:table-cell>
              <table:table-cell office:value-type="float" office:value="23.897685">
                <text:p>23.897685</text:p>
              </table:table-cell>
              <table:table-cell office:value-type="float" office:value="5.520946">
                <text:p>5.520946</text:p>
              </table:table-cell>
              <table:table-cell office:value-type="float" office:value="18.062572">
                <text:p>18.062572</text:p>
              </table:table-cell>
              <table:table-cell office:value-type="float" office:value="0.59126">
                <text:p>0.59126</text:p>
              </table:table-cell>
              <table:table-cell office:value-type="float" office:value="NaN">
                <text:p>NaN</text:p>
              </table:table-cell>
              <table:table-cell office:value-type="float" office:value="3.865824">
                <text:p>3.865824</text:p>
              </table:table-cell>
              <table:table-cell office:value-type="float" office:value="44.378382">
                <text:p>44.378382</text:p>
              </table:table-cell>
              <table:table-cell office:value-type="float" office:value="1.969705">
                <text:p>1.969705</text:p>
              </table:table-cell>
              <table:table-cell office:value-type="float" office:value="45.114185">
                <text:p>45.114185</text:p>
              </table:table-cell>
              <table:table-cell office:value-type="float" office:value="51.922261">
                <text:p>51.922261</text:p>
              </table:table-cell>
              <table:table-cell office:value-type="float" office:value="NaN">
                <text:p>NaN</text:p>
              </table:table-cell>
              <table:table-cell office:value-type="float" office:value="1.627873">
                <text:p>1.627873</text:p>
              </table:table-cell>
              <table:table-cell office:value-type="float" office:value="39.64694">
                <text:p>39.64694</text:p>
              </table:table-cell>
              <table:table-cell office:value-type="float" office:value="1.842045">
                <text:p>1.842045</text:p>
              </table:table-cell>
              <table:table-cell office:value-type="float" office:value="37.940583">
                <text:p>37.940583</text:p>
              </table:table-cell>
              <table:table-cell office:value-type="float" office:value="0.086303">
                <text:p>0.086303</text:p>
              </table:table-cell>
              <table:table-cell office:value-type="float" office:value="145.085716">
                <text:p>145.085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.427178">
                <text:p>32.427178</text:p>
              </table:table-cell>
              <table:table-cell office:value-type="float" office:value="1">
                <text:p>1</text:p>
              </table:table-cell>
              <table:table-cell office:value-type="float" office:value="102.081227">
                <text:p>102.081227</text:p>
              </table:table-cell>
              <table:table-cell office:value-type="float" office:value="1.160563">
                <text:p>1.160563</text:p>
              </table:table-cell>
              <table:table-cell office:value-type="float" office:value="75.303595">
                <text:p>75.303595</text:p>
              </table:table-cell>
              <table:table-cell office:value-type="float" office:value="0.782257">
                <text:p>0.782257</text:p>
              </table:table-cell>
              <table:table-cell office:value-type="float" office:value="71.586075">
                <text:p>71.586075</text:p>
              </table:table-cell>
              <table:table-cell office:value-type="float" office:value="1.53429">
                <text:p>1.53429</text:p>
              </table:table-cell>
              <table:table-cell office:value-type="float" office:value="3.415242">
                <text:p>3.415242</text:p>
              </table:table-cell>
              <table:table-cell office:value-type="float" office:value="7.686327">
                <text:p>7.686327</text:p>
              </table:table-cell>
              <table:table-cell office:value-type="float" office:value="8.34115">
                <text:p>8.34115</text:p>
              </table:table-cell>
              <table:table-cell office:value-type="float" office:value="18.58058">
                <text:p>18.58058</text:p>
              </table:table-cell>
              <table:table-cell office:value-type="float" office:value="22.486282">
                <text:p>22.486282</text:p>
              </table:table-cell>
              <table:table-cell office:value-type="float" office:value="9.531805">
                <text:p>9.531805</text:p>
              </table:table-cell>
              <table:table-cell office:value-type="float" office:value="48.752586">
                <text:p>48.752586</text:p>
              </table:table-cell>
              <table:table-cell office:value-type="float" office:value="17.26256">
                <text:p>17.26256</text:p>
              </table:table-cell>
              <table:table-cell office:value-type="float" office:value="121.881465">
                <text:p>121.881465</text:p>
              </table:table-cell>
              <table:table-cell office:value-type="float" office:value="9.27839">
                <text:p>9.27839</text:p>
              </table:table-cell>
              <table:table-cell office:value-type="float" office:value="20.914571">
                <text:p>20.914571</text:p>
              </table:table-cell>
              <table:table-cell office:value-type="float" office:value="10.68086">
                <text:p>10.68086</text:p>
              </table:table-cell>
              <table:table-cell office:value-type="float" office:value="9.38639">
                <text:p>9.38639</text:p>
              </table:table-cell>
              <table:table-cell office:value-type="float" office:value="9.411645">
                <text:p>9.411645</text:p>
              </table:table-cell>
              <table:table-cell office:value-type="float" office:value="1.142877">
                <text:p>1.142877</text:p>
              </table:table-cell>
              <table:table-cell office:value-type="float" office:value="NaN">
                <text:p>NaN</text:p>
              </table:table-cell>
              <table:table-cell office:value-type="float" office:value="5.799118">
                <text:p>5.799118</text:p>
              </table:table-cell>
              <table:table-cell office:value-type="float" office:value="33.846785">
                <text:p>33.846785</text:p>
              </table:table-cell>
              <table:table-cell office:value-type="float" office:value="3.539872">
                <text:p>3.539872</text:p>
              </table:table-cell>
              <table:table-cell office:value-type="float" office:value="35.974611">
                <text:p>35.974611</text:p>
              </table:table-cell>
              <table:table-cell office:value-type="float" office:value="152.433962">
                <text:p>152.433962</text:p>
              </table:table-cell>
              <table:table-cell office:value-type="float" office:value="23.40178">
                <text:p>23.40178</text:p>
              </table:table-cell>
              <table:table-cell office:value-type="float" office:value="2.864168">
                <text:p>2.864168</text:p>
              </table:table-cell>
              <table:table-cell office:value-type="float" office:value="33.267468">
                <text:p>33.267468</text:p>
              </table:table-cell>
              <table:table-cell office:value-type="float" office:value="2.86098">
                <text:p>2.86098</text:p>
              </table:table-cell>
              <table:table-cell office:value-type="float" office:value="34.601547">
                <text:p>34.601547</text:p>
              </table:table-cell>
              <table:table-cell office:value-type="float" office:value="0.096617">
                <text:p>0.096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.271048">
                <text:p>32.271048</text:p>
              </table:table-cell>
              <table:table-cell office:value-type="float" office:value="1">
                <text:p>1</text:p>
              </table:table-cell>
              <table:table-cell office:value-type="float" office:value="177.877245">
                <text:p>177.877245</text:p>
              </table:table-cell>
              <table:table-cell office:value-type="float" office:value="1.108101">
                <text:p>1.108101</text:p>
              </table:table-cell>
              <table:table-cell office:value-type="float" office:value="67.055304">
                <text:p>67.055304</text:p>
              </table:table-cell>
              <table:table-cell office:value-type="float" office:value="0.756894">
                <text:p>0.756894</text:p>
              </table:table-cell>
              <table:table-cell office:value-type="float" office:value="75.108723">
                <text:p>75.108723</text:p>
              </table:table-cell>
              <table:table-cell office:value-type="float" office:value="1.551882">
                <text:p>1.551882</text:p>
              </table:table-cell>
              <table:table-cell office:value-type="float" office:value="3.562878">
                <text:p>3.562878</text:p>
              </table:table-cell>
              <table:table-cell office:value-type="float" office:value="7.586153">
                <text:p>7.586153</text:p>
              </table:table-cell>
              <table:table-cell office:value-type="float" office:value="8.569306">
                <text:p>8.569306</text:p>
              </table:table-cell>
              <table:table-cell office:value-type="float" office:value="17.689749">
                <text:p>17.689749</text:p>
              </table:table-cell>
              <table:table-cell office:value-type="float" office:value="22.334962">
                <text:p>22.334962</text:p>
              </table:table-cell>
              <table:table-cell office:value-type="float" office:value="9.068389">
                <text:p>9.068389</text:p>
              </table:table-cell>
              <table:table-cell office:value-type="float" office:value="58.706521">
                <text:p>58.706521</text:p>
              </table:table-cell>
              <table:table-cell office:value-type="float" office:value="17.032896">
                <text:p>17.032896</text:p>
              </table:table-cell>
              <table:table-cell office:value-type="float" office:value="109.011009">
                <text:p>109.011009</text:p>
              </table:table-cell>
              <table:table-cell office:value-type="float" office:value="9.162505">
                <text:p>9.162505</text:p>
              </table:table-cell>
              <table:table-cell office:value-type="float" office:value="21.45576">
                <text:p>21.45576</text:p>
              </table:table-cell>
              <table:table-cell office:value-type="float" office:value="10.419749">
                <text:p>10.419749</text:p>
              </table:table-cell>
              <table:table-cell office:value-type="float" office:value="9.31791">
                <text:p>9.31791</text:p>
              </table:table-cell>
              <table:table-cell office:value-type="float" office:value="9.323464">
                <text:p>9.323464</text:p>
              </table:table-cell>
              <table:table-cell office:value-type="float" office:value="1.189171">
                <text:p>1.189171</text:p>
              </table:table-cell>
              <table:table-cell office:value-type="float" office:value="NaN">
                <text:p>NaN</text:p>
              </table:table-cell>
              <table:table-cell office:value-type="float" office:value="6.280896">
                <text:p>6.280896</text:p>
              </table:table-cell>
              <table:table-cell office:value-type="float" office:value="31.688517">
                <text:p>31.688517</text:p>
              </table:table-cell>
              <table:table-cell office:value-type="float" office:value="3.741953">
                <text:p>3.741953</text:p>
              </table:table-cell>
              <table:table-cell office:value-type="float" office:value="34.470516">
                <text:p>34.470516</text:p>
              </table:table-cell>
              <table:table-cell office:value-type="float" office:value="106.662477">
                <text:p>106.662477</text:p>
              </table:table-cell>
              <table:table-cell office:value-type="float" office:value="23.131415">
                <text:p>23.131415</text:p>
              </table:table-cell>
              <table:table-cell office:value-type="float" office:value="3.03613">
                <text:p>3.03613</text:p>
              </table:table-cell>
              <table:table-cell office:value-type="float" office:value="33.507061">
                <text:p>33.507061</text:p>
              </table:table-cell>
              <table:table-cell office:value-type="float" office:value="3.028392">
                <text:p>3.028392</text:p>
              </table:table-cell>
              <table:table-cell office:value-type="float" office:value="33.728651">
                <text:p>33.728651</text:p>
              </table:table-cell>
              <table:table-cell office:value-type="float" office:value="0.100702">
                <text:p>0.100702</text:p>
              </table:table-cell>
              <table:table-cell office:value-type="float" office:value="356.145012">
                <text:p>356.145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964389">
                <text:p>32.964389</text:p>
              </table:table-cell>
              <table:table-cell office:value-type="float" office:value="1">
                <text:p>1</text:p>
              </table:table-cell>
              <table:table-cell office:value-type="float" office:value="153.02981">
                <text:p>153.02981</text:p>
              </table:table-cell>
              <table:table-cell office:value-type="float" office:value="1.150454">
                <text:p>1.150454</text:p>
              </table:table-cell>
              <table:table-cell office:value-type="float" office:value="60.523043">
                <text:p>60.523043</text:p>
              </table:table-cell>
              <table:table-cell office:value-type="float" office:value="0.786788">
                <text:p>0.786788</text:p>
              </table:table-cell>
              <table:table-cell office:value-type="float" office:value="74.693121">
                <text:p>74.693121</text:p>
              </table:table-cell>
              <table:table-cell office:value-type="float" office:value="1.528172">
                <text:p>1.528172</text:p>
              </table:table-cell>
              <table:table-cell office:value-type="float" office:value="3.381317">
                <text:p>3.381317</text:p>
              </table:table-cell>
              <table:table-cell office:value-type="float" office:value="7.68609">
                <text:p>7.68609</text:p>
              </table:table-cell>
              <table:table-cell office:value-type="float" office:value="8.418008">
                <text:p>8.418008</text:p>
              </table:table-cell>
              <table:table-cell office:value-type="float" office:value="18.073594">
                <text:p>18.073594</text:p>
              </table:table-cell>
              <table:table-cell office:value-type="float" office:value="20.275763">
                <text:p>20.275763</text:p>
              </table:table-cell>
              <table:table-cell office:value-type="float" office:value="9.490022">
                <text:p>9.490022</text:p>
              </table:table-cell>
              <table:table-cell office:value-type="float" office:value="74.104986">
                <text:p>74.104986</text:p>
              </table:table-cell>
              <table:table-cell office:value-type="float" office:value="18.006632">
                <text:p>18.006632</text:p>
              </table:table-cell>
              <table:table-cell office:value-type="float" office:value="73.814379">
                <text:p>73.814379</text:p>
              </table:table-cell>
              <table:table-cell office:value-type="float" office:value="9.563153">
                <text:p>9.563153</text:p>
              </table:table-cell>
              <table:table-cell office:value-type="float" office:value="19.876099">
                <text:p>19.876099</text:p>
              </table:table-cell>
              <table:table-cell office:value-type="float" office:value="10.537603">
                <text:p>10.537603</text:p>
              </table:table-cell>
              <table:table-cell office:value-type="float" office:value="9.263123">
                <text:p>9.263123</text:p>
              </table:table-cell>
              <table:table-cell office:value-type="float" office:value="9.442808">
                <text:p>9.442808</text:p>
              </table:table-cell>
              <table:table-cell office:value-type="float" office:value="1.139294">
                <text:p>1.139294</text:p>
              </table:table-cell>
              <table:table-cell office:value-type="float" office:value="NaN">
                <text:p>NaN</text:p>
              </table:table-cell>
              <table:table-cell office:value-type="float" office:value="5.869854">
                <text:p>5.869854</text:p>
              </table:table-cell>
              <table:table-cell office:value-type="float" office:value="32.942231">
                <text:p>32.942231</text:p>
              </table:table-cell>
              <table:table-cell office:value-type="float" office:value="3.491066">
                <text:p>3.491066</text:p>
              </table:table-cell>
              <table:table-cell office:value-type="float" office:value="36.233998">
                <text:p>36.233998</text:p>
              </table:table-cell>
              <table:table-cell office:value-type="float" office:value="132.865882">
                <text:p>132.865882</text:p>
              </table:table-cell>
              <table:table-cell office:value-type="float" office:value="28.916022">
                <text:p>28.916022</text:p>
              </table:table-cell>
              <table:table-cell office:value-type="float" office:value="2.93264">
                <text:p>2.93264</text:p>
              </table:table-cell>
              <table:table-cell office:value-type="float" office:value="34.656231">
                <text:p>34.656231</text:p>
              </table:table-cell>
              <table:table-cell office:value-type="float" office:value="2.774703">
                <text:p>2.774703</text:p>
              </table:table-cell>
              <table:table-cell office:value-type="float" office:value="35.06863">
                <text:p>35.06863</text:p>
              </table:table-cell>
              <table:table-cell office:value-type="float" office:value="0.097448">
                <text:p>0.097448</text:p>
              </table:table-cell>
              <table:table-cell office:value-type="float" office:value="111.76589">
                <text:p>111.765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00962">
                <text:p>33.00962</text:p>
              </table:table-cell>
              <table:table-cell office:value-type="float" office:value="1">
                <text:p>1</text:p>
              </table:table-cell>
              <table:table-cell office:value-type="float" office:value="222.16187">
                <text:p>222.16187</text:p>
              </table:table-cell>
              <table:table-cell office:value-type="float" office:value="1.127875">
                <text:p>1.127875</text:p>
              </table:table-cell>
              <table:table-cell office:value-type="float" office:value="63.344615">
                <text:p>63.344615</text:p>
              </table:table-cell>
              <table:table-cell office:value-type="float" office:value="0.776369">
                <text:p>0.776369</text:p>
              </table:table-cell>
              <table:table-cell office:value-type="float" office:value="77.394736">
                <text:p>77.394736</text:p>
              </table:table-cell>
              <table:table-cell office:value-type="float" office:value="1.538382">
                <text:p>1.538382</text:p>
              </table:table-cell>
              <table:table-cell office:value-type="float" office:value="3.591173">
                <text:p>3.591173</text:p>
              </table:table-cell>
              <table:table-cell office:value-type="float" office:value="7.611247">
                <text:p>7.611247</text:p>
              </table:table-cell>
              <table:table-cell office:value-type="float" office:value="8.451149">
                <text:p>8.451149</text:p>
              </table:table-cell>
              <table:table-cell office:value-type="float" office:value="18.40203">
                <text:p>18.40203</text:p>
              </table:table-cell>
              <table:table-cell office:value-type="float" office:value="24.050233">
                <text:p>24.050233</text:p>
              </table:table-cell>
              <table:table-cell office:value-type="float" office:value="9.34004">
                <text:p>9.34004</text:p>
              </table:table-cell>
              <table:table-cell office:value-type="float" office:value="51.856423">
                <text:p>51.856423</text:p>
              </table:table-cell>
              <table:table-cell office:value-type="float" office:value="17.162295">
                <text:p>17.162295</text:p>
              </table:table-cell>
              <table:table-cell office:value-type="float" office:value="133.681818">
                <text:p>133.681818</text:p>
              </table:table-cell>
              <table:table-cell office:value-type="float" office:value="9.167843">
                <text:p>9.167843</text:p>
              </table:table-cell>
              <table:table-cell office:value-type="float" office:value="20.950135">
                <text:p>20.950135</text:p>
              </table:table-cell>
              <table:table-cell office:value-type="float" office:value="10.903177">
                <text:p>10.903177</text:p>
              </table:table-cell>
              <table:table-cell office:value-type="float" office:value="10.063711">
                <text:p>10.063711</text:p>
              </table:table-cell>
              <table:table-cell office:value-type="float" office:value="9.329956">
                <text:p>9.329956</text:p>
              </table:table-cell>
              <table:table-cell office:value-type="float" office:value="1.247243">
                <text:p>1.247243</text:p>
              </table:table-cell>
              <table:table-cell office:value-type="float" office:value="NaN">
                <text:p>NaN</text:p>
              </table:table-cell>
              <table:table-cell office:value-type="float" office:value="6.201526">
                <text:p>6.201526</text:p>
              </table:table-cell>
              <table:table-cell office:value-type="float" office:value="33.661691">
                <text:p>33.661691</text:p>
              </table:table-cell>
              <table:table-cell office:value-type="float" office:value="3.763161">
                <text:p>3.763161</text:p>
              </table:table-cell>
              <table:table-cell office:value-type="float" office:value="36.693213">
                <text:p>36.693213</text:p>
              </table:table-cell>
              <table:table-cell office:value-type="float" office:value="152.120689">
                <text:p>152.120689</text:p>
              </table:table-cell>
              <table:table-cell office:value-type="float" office:value="27.357985">
                <text:p>27.357985</text:p>
              </table:table-cell>
              <table:table-cell office:value-type="float" office:value="3.039568">
                <text:p>3.039568</text:p>
              </table:table-cell>
              <table:table-cell office:value-type="float" office:value="34.231112">
                <text:p>34.231112</text:p>
              </table:table-cell>
              <table:table-cell office:value-type="float" office:value="3.028687">
                <text:p>3.028687</text:p>
              </table:table-cell>
              <table:table-cell office:value-type="float" office:value="33.591321">
                <text:p>33.591321</text:p>
              </table:table-cell>
              <table:table-cell office:value-type="float" office:value="0.097718">
                <text:p>0.097718</text:p>
              </table:table-cell>
              <table:table-cell office:value-type="float" office:value="731.282656">
                <text:p>731.2826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111226">
                <text:p>32.111226</text:p>
              </table:table-cell>
              <table:table-cell office:value-type="float" office:value="1">
                <text:p>1</text:p>
              </table:table-cell>
              <table:table-cell office:value-type="float" office:value="174.033802">
                <text:p>174.033802</text:p>
              </table:table-cell>
              <table:table-cell office:value-type="float" office:value="1.159044">
                <text:p>1.159044</text:p>
              </table:table-cell>
              <table:table-cell office:value-type="float" office:value="76.274074">
                <text:p>76.274074</text:p>
              </table:table-cell>
              <table:table-cell office:value-type="float" office:value="0.787966">
                <text:p>0.787966</text:p>
              </table:table-cell>
              <table:table-cell office:value-type="float" office:value="79.207692">
                <text:p>79.207692</text:p>
              </table:table-cell>
              <table:table-cell office:value-type="float" office:value="1.506233">
                <text:p>1.506233</text:p>
              </table:table-cell>
              <table:table-cell office:value-type="float" office:value="3.63338">
                <text:p>3.63338</text:p>
              </table:table-cell>
              <table:table-cell office:value-type="float" office:value="7.650703">
                <text:p>7.650703</text:p>
              </table:table-cell>
              <table:table-cell office:value-type="float" office:value="8.380629">
                <text:p>8.380629</text:p>
              </table:table-cell>
              <table:table-cell office:value-type="float" office:value="18.512259">
                <text:p>18.512259</text:p>
              </table:table-cell>
              <table:table-cell office:value-type="float" office:value="23.104712">
                <text:p>23.104712</text:p>
              </table:table-cell>
              <table:table-cell office:value-type="float" office:value="9.586686">
                <text:p>9.586686</text:p>
              </table:table-cell>
              <table:table-cell office:value-type="float" office:value="42.608275">
                <text:p>42.608275</text:p>
              </table:table-cell>
              <table:table-cell office:value-type="float" office:value="17.91736">
                <text:p>17.91736</text:p>
              </table:table-cell>
              <table:table-cell office:value-type="float" office:value="60.989141">
                <text:p>60.989141</text:p>
              </table:table-cell>
              <table:table-cell office:value-type="float" office:value="9.712305">
                <text:p>9.712305</text:p>
              </table:table-cell>
              <table:table-cell office:value-type="float" office:value="20.879351">
                <text:p>20.879351</text:p>
              </table:table-cell>
              <table:table-cell office:value-type="float" office:value="11.078208">
                <text:p>11.078208</text:p>
              </table:table-cell>
              <table:table-cell office:value-type="float" office:value="9.971271">
                <text:p>9.971271</text:p>
              </table:table-cell>
              <table:table-cell office:value-type="float" office:value="9.400519">
                <text:p>9.400519</text:p>
              </table:table-cell>
              <table:table-cell office:value-type="float" office:value="1.233715">
                <text:p>1.233715</text:p>
              </table:table-cell>
              <table:table-cell office:value-type="float" office:value="NaN">
                <text:p>NaN</text:p>
              </table:table-cell>
              <table:table-cell office:value-type="float" office:value="5.954317">
                <text:p>5.954317</text:p>
              </table:table-cell>
              <table:table-cell office:value-type="float" office:value="33.54482">
                <text:p>33.54482</text:p>
              </table:table-cell>
              <table:table-cell office:value-type="float" office:value="3.706401">
                <text:p>3.706401</text:p>
              </table:table-cell>
              <table:table-cell office:value-type="float" office:value="36.78055">
                <text:p>36.78055</text:p>
              </table:table-cell>
              <table:table-cell office:value-type="float" office:value="126.343558">
                <text:p>126.343558</text:p>
              </table:table-cell>
              <table:table-cell office:value-type="float" office:value="27.250363">
                <text:p>27.250363</text:p>
              </table:table-cell>
              <table:table-cell office:value-type="float" office:value="3.080474">
                <text:p>3.080474</text:p>
              </table:table-cell>
              <table:table-cell office:value-type="float" office:value="34.632362">
                <text:p>34.632362</text:p>
              </table:table-cell>
              <table:table-cell office:value-type="float" office:value="3.003354">
                <text:p>3.003354</text:p>
              </table:table-cell>
              <table:table-cell office:value-type="float" office:value="34.371055">
                <text:p>34.371055</text:p>
              </table:table-cell>
              <table:table-cell office:value-type="float" office:value="0.098609">
                <text:p>0.098609</text:p>
              </table:table-cell>
              <table:table-cell office:value-type="float" office:value="124.571149">
                <text:p>124.571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584558">
                <text:p>20.584558</text:p>
              </table:table-cell>
              <table:table-cell office:value-type="float" office:value="1">
                <text:p>1</text:p>
              </table:table-cell>
              <table:table-cell office:value-type="float" office:value="46.529085">
                <text:p>46.529085</text:p>
              </table:table-cell>
              <table:table-cell office:value-type="float" office:value="1.296258">
                <text:p>1.296258</text:p>
              </table:table-cell>
              <table:table-cell office:value-type="float" office:value="38.881944">
                <text:p>38.881944</text:p>
              </table:table-cell>
              <table:table-cell office:value-type="float" office:value="0.725708">
                <text:p>0.725708</text:p>
              </table:table-cell>
              <table:table-cell office:value-type="float" office:value="38.305587">
                <text:p>38.305587</text:p>
              </table:table-cell>
              <table:table-cell office:value-type="float" office:value="1.869751">
                <text:p>1.869751</text:p>
              </table:table-cell>
              <table:table-cell office:value-type="float" office:value="3.107103">
                <text:p>3.107103</text:p>
              </table:table-cell>
              <table:table-cell office:value-type="float" office:value="17.291554">
                <text:p>17.291554</text:p>
              </table:table-cell>
              <table:table-cell office:value-type="float" office:value="7.019222">
                <text:p>7.019222</text:p>
              </table:table-cell>
              <table:table-cell office:value-type="float" office:value="24.917856">
                <text:p>24.917856</text:p>
              </table:table-cell>
              <table:table-cell office:value-type="float" office:value="13.974209">
                <text:p>13.974209</text:p>
              </table:table-cell>
              <table:table-cell office:value-type="float" office:value="11.358523">
                <text:p>11.358523</text:p>
              </table:table-cell>
              <table:table-cell office:value-type="float" office:value="23.791784">
                <text:p>23.791784</text:p>
              </table:table-cell>
              <table:table-cell office:value-type="float" office:value="26.033708">
                <text:p>26.033708</text:p>
              </table:table-cell>
              <table:table-cell office:value-type="float" office:value="30.512261">
                <text:p>30.512261</text:p>
              </table:table-cell>
              <table:table-cell office:value-type="float" office:value="15.147836">
                <text:p>15.147836</text:p>
              </table:table-cell>
              <table:table-cell office:value-type="float" office:value="12.725">
                <text:p>12.725</text:p>
              </table:table-cell>
              <table:table-cell office:value-type="float" office:value="29.290257">
                <text:p>29.290257</text:p>
              </table:table-cell>
              <table:table-cell office:value-type="float" office:value="6.12582">
                <text:p>6.12582</text:p>
              </table:table-cell>
              <table:table-cell office:value-type="float" office:value="21.838544">
                <text:p>21.838544</text:p>
              </table:table-cell>
              <table:table-cell office:value-type="float" office:value="0.677858">
                <text:p>0.677858</text:p>
              </table:table-cell>
              <table:table-cell office:value-type="float" office:value="NaN">
                <text:p>NaN</text:p>
              </table:table-cell>
              <table:table-cell office:value-type="float" office:value="4.48159">
                <text:p>4.48159</text:p>
              </table:table-cell>
              <table:table-cell office:value-type="float" office:value="43.003089">
                <text:p>43.003089</text:p>
              </table:table-cell>
              <table:table-cell office:value-type="float" office:value="1.986752">
                <text:p>1.986752</text:p>
              </table:table-cell>
              <table:table-cell office:value-type="float" office:value="51.019066">
                <text:p>51.019066</text:p>
              </table:table-cell>
              <table:table-cell office:value-type="float" office:value="40.18421">
                <text:p>40.18421</text:p>
              </table:table-cell>
              <table:table-cell office:value-type="float" office:value="42.380528">
                <text:p>42.380528</text:p>
              </table:table-cell>
              <table:table-cell office:value-type="float" office:value="1.828045">
                <text:p>1.828045</text:p>
              </table:table-cell>
              <table:table-cell office:value-type="float" office:value="40.810102">
                <text:p>40.810102</text:p>
              </table:table-cell>
              <table:table-cell office:value-type="float" office:value="2.113095">
                <text:p>2.113095</text:p>
              </table:table-cell>
              <table:table-cell office:value-type="float" office:value="38.228227">
                <text:p>38.228227</text:p>
              </table:table-cell>
              <table:table-cell office:value-type="float" office:value="0.087158">
                <text:p>0.087158</text:p>
              </table:table-cell>
              <table:table-cell office:value-type="float" office:value="91.982123">
                <text:p>91.982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598626">
                <text:p>26.598626</text:p>
              </table:table-cell>
              <table:table-cell office:value-type="float" office:value="1">
                <text:p>1</text:p>
              </table:table-cell>
              <table:table-cell office:value-type="float" office:value="44.578947">
                <text:p>44.578947</text:p>
              </table:table-cell>
              <table:table-cell office:value-type="float" office:value="1.008656">
                <text:p>1.008656</text:p>
              </table:table-cell>
              <table:table-cell office:value-type="float" office:value="39.281159">
                <text:p>39.281159</text:p>
              </table:table-cell>
              <table:table-cell office:value-type="float" office:value="0.69833">
                <text:p>0.69833</text:p>
              </table:table-cell>
              <table:table-cell office:value-type="float" office:value="34.659846">
                <text:p>34.659846</text:p>
              </table:table-cell>
              <table:table-cell office:value-type="float" office:value="1.374301">
                <text:p>1.374301</text:p>
              </table:table-cell>
              <table:table-cell office:value-type="float" office:value="2.846759">
                <text:p>2.846759</text:p>
              </table:table-cell>
              <table:table-cell office:value-type="float" office:value="14.735724">
                <text:p>14.735724</text:p>
              </table:table-cell>
              <table:table-cell office:value-type="float" office:value="7.16279">
                <text:p>7.16279</text:p>
              </table:table-cell>
              <table:table-cell office:value-type="float" office:value="20.7261">
                <text:p>20.7261</text:p>
              </table:table-cell>
              <table:table-cell office:value-type="float" office:value="11.03583">
                <text:p>11.03583</text:p>
              </table:table-cell>
              <table:table-cell office:value-type="float" office:value="3.825198">
                <text:p>3.825198</text:p>
              </table:table-cell>
              <table:table-cell office:value-type="float" office:value="27.572736">
                <text:p>27.572736</text:p>
              </table:table-cell>
              <table:table-cell office:value-type="float" office:value="19.086656">
                <text:p>19.086656</text:p>
              </table:table-cell>
              <table:table-cell office:value-type="float" office:value="51.236294">
                <text:p>51.236294</text:p>
              </table:table-cell>
              <table:table-cell office:value-type="float" office:value="7.900631">
                <text:p>7.900631</text:p>
              </table:table-cell>
              <table:table-cell office:value-type="float" office:value="11.279234">
                <text:p>11.279234</text:p>
              </table:table-cell>
              <table:table-cell office:value-type="float" office:value="20.72805">
                <text:p>20.72805</text:p>
              </table:table-cell>
              <table:table-cell office:value-type="float" office:value="5.124598">
                <text:p>5.124598</text:p>
              </table:table-cell>
              <table:table-cell office:value-type="float" office:value="14.822715">
                <text:p>14.822715</text:p>
              </table:table-cell>
              <table:table-cell office:value-type="float" office:value="0.532139">
                <text:p>0.532139</text:p>
              </table:table-cell>
              <table:table-cell office:value-type="float" office:value="NaN">
                <text:p>NaN</text:p>
              </table:table-cell>
              <table:table-cell office:value-type="float" office:value="3.699194">
                <text:p>3.699194</text:p>
              </table:table-cell>
              <table:table-cell office:value-type="float" office:value="25.495539">
                <text:p>25.495539</text:p>
              </table:table-cell>
              <table:table-cell office:value-type="float" office:value="1.787626">
                <text:p>1.787626</text:p>
              </table:table-cell>
              <table:table-cell office:value-type="float" office:value="38.329842">
                <text:p>38.329842</text:p>
              </table:table-cell>
              <table:table-cell office:value-type="float" office:value="24.911764">
                <text:p>24.911764</text:p>
              </table:table-cell>
              <table:table-cell office:value-type="float" office:value="35.110375">
                <text:p>35.110375</text:p>
              </table:table-cell>
              <table:table-cell office:value-type="float" office:value="1.490951">
                <text:p>1.490951</text:p>
              </table:table-cell>
              <table:table-cell office:value-type="float" office:value="35.902315">
                <text:p>35.902315</text:p>
              </table:table-cell>
              <table:table-cell office:value-type="float" office:value="1.732106">
                <text:p>1.732106</text:p>
              </table:table-cell>
              <table:table-cell office:value-type="float" office:value="33.479525">
                <text:p>33.479525</text:p>
              </table:table-cell>
              <table:table-cell office:value-type="float" office:value="0.082266">
                <text:p>0.082266</text:p>
              </table:table-cell>
              <table:table-cell office:value-type="float" office:value="54.844113">
                <text:p>54.8441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.877125">
                <text:p>28.877125</text:p>
              </table:table-cell>
              <table:table-cell office:value-type="float" office:value="1">
                <text:p>1</text:p>
              </table:table-cell>
              <table:table-cell office:value-type="float" office:value="126.239864">
                <text:p>126.239864</text:p>
              </table:table-cell>
              <table:table-cell office:value-type="float" office:value="1.356566">
                <text:p>1.356566</text:p>
              </table:table-cell>
              <table:table-cell office:value-type="float" office:value="45.3483">
                <text:p>45.3483</text:p>
              </table:table-cell>
              <table:table-cell office:value-type="float" office:value="0.764542">
                <text:p>0.764542</text:p>
              </table:table-cell>
              <table:table-cell office:value-type="float" office:value="44.273696">
                <text:p>44.273696</text:p>
              </table:table-cell>
              <table:table-cell office:value-type="float" office:value="1.670688">
                <text:p>1.670688</text:p>
              </table:table-cell>
              <table:table-cell office:value-type="float" office:value="3.398544">
                <text:p>3.398544</text:p>
              </table:table-cell>
              <table:table-cell office:value-type="float" office:value="9.790989">
                <text:p>9.790989</text:p>
              </table:table-cell>
              <table:table-cell office:value-type="float" office:value="8.226992">
                <text:p>8.226992</text:p>
              </table:table-cell>
              <table:table-cell office:value-type="float" office:value="27.501021">
                <text:p>27.501021</text:p>
              </table:table-cell>
              <table:table-cell office:value-type="float" office:value="13.814048">
                <text:p>13.814048</text:p>
              </table:table-cell>
              <table:table-cell office:value-type="float" office:value="5.48452">
                <text:p>5.48452</text:p>
              </table:table-cell>
              <table:table-cell office:value-type="float" office:value="33.244661">
                <text:p>33.244661</text:p>
              </table:table-cell>
              <table:table-cell office:value-type="float" office:value="19.033425">
                <text:p>19.033425</text:p>
              </table:table-cell>
              <table:table-cell office:value-type="float" office:value="103.797222">
                <text:p>103.797222</text:p>
              </table:table-cell>
              <table:table-cell office:value-type="float" office:value="11.668762">
                <text:p>11.668762</text:p>
              </table:table-cell>
              <table:table-cell office:value-type="float" office:value="14.72301">
                <text:p>14.72301</text:p>
              </table:table-cell>
              <table:table-cell office:value-type="float" office:value="27.136483">
                <text:p>27.136483</text:p>
              </table:table-cell>
              <table:table-cell office:value-type="float" office:value="7.013325">
                <text:p>7.013325</text:p>
              </table:table-cell>
              <table:table-cell office:value-type="float" office:value="11.151871">
                <text:p>11.151871</text:p>
              </table:table-cell>
              <table:table-cell office:value-type="float" office:value="0.764542">
                <text:p>0.764542</text:p>
              </table:table-cell>
              <table:table-cell office:value-type="float" office:value="NaN">
                <text:p>NaN</text:p>
              </table:table-cell>
              <table:table-cell office:value-type="float" office:value="4.886491">
                <text:p>4.886491</text:p>
              </table:table-cell>
              <table:table-cell office:value-type="float" office:value="42.681239">
                <text:p>42.681239</text:p>
              </table:table-cell>
              <table:table-cell office:value-type="float" office:value="2.366947">
                <text:p>2.366947</text:p>
              </table:table-cell>
              <table:table-cell office:value-type="float" office:value="39.936044">
                <text:p>39.936044</text:p>
              </table:table-cell>
              <table:table-cell office:value-type="float" office:value="32.185185">
                <text:p>32.185185</text:p>
              </table:table-cell>
              <table:table-cell office:value-type="float" office:value="36.629967">
                <text:p>36.629967</text:p>
              </table:table-cell>
              <table:table-cell office:value-type="float" office:value="1.997594">
                <text:p>1.997594</text:p>
              </table:table-cell>
              <table:table-cell office:value-type="float" office:value="40.117911">
                <text:p>40.117911</text:p>
              </table:table-cell>
              <table:table-cell office:value-type="float" office:value="2.305324">
                <text:p>2.305324</text:p>
              </table:table-cell>
              <table:table-cell office:value-type="float" office:value="39.278568">
                <text:p>39.278568</text:p>
              </table:table-cell>
              <table:table-cell office:value-type="float" office:value="0.08765">
                <text:p>0.08765</text:p>
              </table:table-cell>
              <table:table-cell office:value-type="float" office:value="60.963603">
                <text:p>60.963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156111">
                <text:p>33.156111</text:p>
              </table:table-cell>
              <table:table-cell office:value-type="float" office:value="1">
                <text:p>1</text:p>
              </table:table-cell>
              <table:table-cell office:value-type="float" office:value="149.2025">
                <text:p>149.2025</text:p>
              </table:table-cell>
              <table:table-cell office:value-type="float" office:value="1.127011">
                <text:p>1.127011</text:p>
              </table:table-cell>
              <table:table-cell office:value-type="float" office:value="69.639439">
                <text:p>69.639439</text:p>
              </table:table-cell>
              <table:table-cell office:value-type="float" office:value="0.777136">
                <text:p>0.777136</text:p>
              </table:table-cell>
              <table:table-cell office:value-type="float" office:value="71.991556">
                <text:p>71.991556</text:p>
              </table:table-cell>
              <table:table-cell office:value-type="float" office:value="1.407112">
                <text:p>1.407112</text:p>
              </table:table-cell>
              <table:table-cell office:value-type="float" office:value="3.555615">
                <text:p>3.555615</text:p>
              </table:table-cell>
              <table:table-cell office:value-type="float" office:value="7.59846">
                <text:p>7.59846</text:p>
              </table:table-cell>
              <table:table-cell office:value-type="float" office:value="8.587194">
                <text:p>8.587194</text:p>
              </table:table-cell>
              <table:table-cell office:value-type="float" office:value="17.963234">
                <text:p>17.963234</text:p>
              </table:table-cell>
              <table:table-cell office:value-type="float" office:value="23.711164">
                <text:p>23.711164</text:p>
              </table:table-cell>
              <table:table-cell office:value-type="float" office:value="9.021854">
                <text:p>9.021854</text:p>
              </table:table-cell>
              <table:table-cell office:value-type="float" office:value="47.592503">
                <text:p>47.592503</text:p>
              </table:table-cell>
              <table:table-cell office:value-type="float" office:value="16.796112">
                <text:p>16.796112</text:p>
              </table:table-cell>
              <table:table-cell office:value-type="float" office:value="205.796551">
                <text:p>205.796551</text:p>
              </table:table-cell>
              <table:table-cell office:value-type="float" office:value="9.428272">
                <text:p>9.428272</text:p>
              </table:table-cell>
              <table:table-cell office:value-type="float" office:value="21.421751">
                <text:p>21.421751</text:p>
              </table:table-cell>
              <table:table-cell office:value-type="float" office:value="10.455986">
                <text:p>10.455986</text:p>
              </table:table-cell>
              <table:table-cell office:value-type="float" office:value="9.75658">
                <text:p>9.75658</text:p>
              </table:table-cell>
              <table:table-cell office:value-type="float" office:value="9.191272">
                <text:p>9.191272</text:p>
              </table:table-cell>
              <table:table-cell office:value-type="float" office:value="1.198558">
                <text:p>1.198558</text:p>
              </table:table-cell>
              <table:table-cell office:value-type="float" office:value="NaN">
                <text:p>NaN</text:p>
              </table:table-cell>
              <table:table-cell office:value-type="float" office:value="6.152046">
                <text:p>6.152046</text:p>
              </table:table-cell>
              <table:table-cell office:value-type="float" office:value="32.737862">
                <text:p>32.737862</text:p>
              </table:table-cell>
              <table:table-cell office:value-type="float" office:value="3.789029">
                <text:p>3.789029</text:p>
              </table:table-cell>
              <table:table-cell office:value-type="float" office:value="34.61517">
                <text:p>34.61517</text:p>
              </table:table-cell>
              <table:table-cell office:value-type="float" office:value="212.3879">
                <text:p>212.3879</text:p>
              </table:table-cell>
              <table:table-cell office:value-type="float" office:value="33.402693">
                <text:p>33.402693</text:p>
              </table:table-cell>
              <table:table-cell office:value-type="float" office:value="2.974086">
                <text:p>2.974086</text:p>
              </table:table-cell>
              <table:table-cell office:value-type="float" office:value="34.080507">
                <text:p>34.080507</text:p>
              </table:table-cell>
              <table:table-cell office:value-type="float" office:value="3.082855">
                <text:p>3.082855</text:p>
              </table:table-cell>
              <table:table-cell office:value-type="float" office:value="33.781531">
                <text:p>33.781531</text:p>
              </table:table-cell>
              <table:table-cell office:value-type="float" office:value="0.099903">
                <text:p>0.099903</text:p>
              </table:table-cell>
              <table:table-cell office:value-type="float" office:value="58.118133">
                <text:p>58.118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57512">
                <text:p>25.357512</text:p>
              </table:table-cell>
              <table:table-cell office:value-type="float" office:value="1">
                <text:p>1</text:p>
              </table:table-cell>
              <table:table-cell office:value-type="float" office:value="76.270129">
                <text:p>76.270129</text:p>
              </table:table-cell>
              <table:table-cell office:value-type="float" office:value="1.326559">
                <text:p>1.326559</text:p>
              </table:table-cell>
              <table:table-cell office:value-type="float" office:value="35.89731">
                <text:p>35.89731</text:p>
              </table:table-cell>
              <table:table-cell office:value-type="float" office:value="0.717867">
                <text:p>0.717867</text:p>
              </table:table-cell>
              <table:table-cell office:value-type="float" office:value="35.809756">
                <text:p>35.809756</text:p>
              </table:table-cell>
              <table:table-cell office:value-type="float" office:value="1.573318">
                <text:p>1.573318</text:p>
              </table:table-cell>
              <table:table-cell office:value-type="float" office:value="3.040381">
                <text:p>3.040381</text:p>
              </table:table-cell>
              <table:table-cell office:value-type="float" office:value="17.893366">
                <text:p>17.893366</text:p>
              </table:table-cell>
              <table:table-cell office:value-type="float" office:value="7.558301">
                <text:p>7.558301</text:p>
              </table:table-cell>
              <table:table-cell office:value-type="float" office:value="26.200901">
                <text:p>26.200901</text:p>
              </table:table-cell>
              <table:table-cell office:value-type="float" office:value="11.936585">
                <text:p>11.936585</text:p>
              </table:table-cell>
              <table:table-cell office:value-type="float" office:value="9.268156">
                <text:p>9.268156</text:p>
              </table:table-cell>
              <table:table-cell office:value-type="float" office:value="28.019083">
                <text:p>28.019083</text:p>
              </table:table-cell>
              <table:table-cell office:value-type="float" office:value="27.937847">
                <text:p>27.937847</text:p>
              </table:table-cell>
              <table:table-cell office:value-type="float" office:value="50.715025">
                <text:p>50.715025</text:p>
              </table:table-cell>
              <table:table-cell office:value-type="float" office:value="11.658855">
                <text:p>11.658855</text:p>
              </table:table-cell>
              <table:table-cell office:value-type="float" office:value="12.153973">
                <text:p>12.153973</text:p>
              </table:table-cell>
              <table:table-cell office:value-type="float" office:value="NaN">
                <text:p>NaN</text:p>
              </table:table-cell>
              <table:table-cell office:value-type="float" office:value="5.543515">
                <text:p>5.543515</text:p>
              </table:table-cell>
              <table:table-cell office:value-type="float" office:value="19.094535">
                <text:p>19.094535</text:p>
              </table:table-cell>
              <table:table-cell office:value-type="float" office:value="0.586482">
                <text:p>0.586482</text:p>
              </table:table-cell>
              <table:table-cell office:value-type="float" office:value="NaN">
                <text:p>NaN</text:p>
              </table:table-cell>
              <table:table-cell office:value-type="float" office:value="3.902192">
                <text:p>3.902192</text:p>
              </table:table-cell>
              <table:table-cell office:value-type="float" office:value="33.747793">
                <text:p>33.747793</text:p>
              </table:table-cell>
              <table:table-cell office:value-type="float" office:value="1.917085">
                <text:p>1.917085</text:p>
              </table:table-cell>
              <table:table-cell office:value-type="float" office:value="41.285029">
                <text:p>41.285029</text:p>
              </table:table-cell>
              <table:table-cell office:value-type="float" office:value="48.615894">
                <text:p>48.615894</text:p>
              </table:table-cell>
              <table:table-cell office:value-type="float" office:value="39.544242">
                <text:p>39.544242</text:p>
              </table:table-cell>
              <table:table-cell office:value-type="float" office:value="1.624025">
                <text:p>1.624025</text:p>
              </table:table-cell>
              <table:table-cell office:value-type="float" office:value="39.335949">
                <text:p>39.335949</text:p>
              </table:table-cell>
              <table:table-cell office:value-type="float" office:value="1.85801">
                <text:p>1.85801</text:p>
              </table:table-cell>
              <table:table-cell office:value-type="float" office:value="37.939663">
                <text:p>37.939663</text:p>
              </table:table-cell>
              <table:table-cell office:value-type="float" office:value="0.089416">
                <text:p>0.089416</text:p>
              </table:table-cell>
              <table:table-cell office:value-type="float" office:value="49.568242">
                <text:p>49.568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713806">
                <text:p>34.713806</text:p>
              </table:table-cell>
              <table:table-cell office:value-type="float" office:value="1">
                <text:p>1</text:p>
              </table:table-cell>
              <table:table-cell office:value-type="float" office:value="118.971264">
                <text:p>118.971264</text:p>
              </table:table-cell>
              <table:table-cell office:value-type="float" office:value="1.162218">
                <text:p>1.162218</text:p>
              </table:table-cell>
              <table:table-cell office:value-type="float" office:value="76.013463">
                <text:p>76.013463</text:p>
              </table:table-cell>
              <table:table-cell office:value-type="float" office:value="0.781642">
                <text:p>0.781642</text:p>
              </table:table-cell>
              <table:table-cell office:value-type="float" office:value="78.51201">
                <text:p>78.51201</text:p>
              </table:table-cell>
              <table:table-cell office:value-type="float" office:value="1.500522">
                <text:p>1.500522</text:p>
              </table:table-cell>
              <table:table-cell office:value-type="float" office:value="3.574684">
                <text:p>3.574684</text:p>
              </table:table-cell>
              <table:table-cell office:value-type="float" office:value="7.629572">
                <text:p>7.629572</text:p>
              </table:table-cell>
              <table:table-cell office:value-type="float" office:value="8.503765">
                <text:p>8.503765</text:p>
              </table:table-cell>
              <table:table-cell office:value-type="float" office:value="18.15025">
                <text:p>18.15025</text:p>
              </table:table-cell>
              <table:table-cell office:value-type="float" office:value="25.081987">
                <text:p>25.081987</text:p>
              </table:table-cell>
              <table:table-cell office:value-type="float" office:value="9.424624">
                <text:p>9.424624</text:p>
              </table:table-cell>
              <table:table-cell office:value-type="float" office:value="49.523923">
                <text:p>49.523923</text:p>
              </table:table-cell>
              <table:table-cell office:value-type="float" office:value="17.507136">
                <text:p>17.507136</text:p>
              </table:table-cell>
              <table:table-cell office:value-type="float" office:value="164.729442">
                <text:p>164.729442</text:p>
              </table:table-cell>
              <table:table-cell office:value-type="float" office:value="9.645408">
                <text:p>9.645408</text:p>
              </table:table-cell>
              <table:table-cell office:value-type="float" office:value="23.408594">
                <text:p>23.408594</text:p>
              </table:table-cell>
              <table:table-cell office:value-type="float" office:value="10.461874">
                <text:p>10.461874</text:p>
              </table:table-cell>
              <table:table-cell office:value-type="float" office:value="10.142577">
                <text:p>10.142577</text:p>
              </table:table-cell>
              <table:table-cell office:value-type="float" office:value="9.419708">
                <text:p>9.419708</text:p>
              </table:table-cell>
              <table:table-cell office:value-type="float" office:value="1.264208">
                <text:p>1.264208</text:p>
              </table:table-cell>
              <table:table-cell office:value-type="float" office:value="NaN">
                <text:p>NaN</text:p>
              </table:table-cell>
              <table:table-cell office:value-type="float" office:value="6.233363">
                <text:p>6.233363</text:p>
              </table:table-cell>
              <table:table-cell office:value-type="float" office:value="33.651117">
                <text:p>33.651117</text:p>
              </table:table-cell>
              <table:table-cell office:value-type="float" office:value="3.843483">
                <text:p>3.843483</text:p>
              </table:table-cell>
              <table:table-cell office:value-type="float" office:value="35.704978">
                <text:p>35.704978</text:p>
              </table:table-cell>
              <table:table-cell office:value-type="float" office:value="156.825757">
                <text:p>156.825757</text:p>
              </table:table-cell>
              <table:table-cell office:value-type="float" office:value="33.365423">
                <text:p>33.365423</text:p>
              </table:table-cell>
              <table:table-cell office:value-type="float" office:value="3.08924">
                <text:p>3.08924</text:p>
              </table:table-cell>
              <table:table-cell office:value-type="float" office:value="34.385942">
                <text:p>34.385942</text:p>
              </table:table-cell>
              <table:table-cell office:value-type="float" office:value="3.05911">
                <text:p>3.05911</text:p>
              </table:table-cell>
              <table:table-cell office:value-type="float" office:value="32.776681">
                <text:p>32.776681</text:p>
              </table:table-cell>
              <table:table-cell office:value-type="float" office:value="0.096861">
                <text:p>0.096861</text:p>
              </table:table-cell>
              <table:table-cell office:value-type="float" office:value="81.077896">
                <text:p>81.0778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071618">
                <text:p>43.071618</text:p>
              </table:table-cell>
              <table:table-cell office:value-type="float" office:value="1">
                <text:p>1</text:p>
              </table:table-cell>
              <table:table-cell office:value-type="float" office:value="105.9">
                <text:p>105.9</text:p>
              </table:table-cell>
              <table:table-cell office:value-type="float" office:value="1.126902">
                <text:p>1.126902</text:p>
              </table:table-cell>
              <table:table-cell office:value-type="float" office:value="94.590291">
                <text:p>94.590291</text:p>
              </table:table-cell>
              <table:table-cell office:value-type="float" office:value="0.77122">
                <text:p>0.77122</text:p>
              </table:table-cell>
              <table:table-cell office:value-type="float" office:value="77.9424">
                <text:p>77.9424</text:p>
              </table:table-cell>
              <table:table-cell office:value-type="float" office:value="1.418334">
                <text:p>1.418334</text:p>
              </table:table-cell>
              <table:table-cell office:value-type="float" office:value="4.739868">
                <text:p>4.739868</text:p>
              </table:table-cell>
              <table:table-cell office:value-type="float" office:value="8.006987">
                <text:p>8.006987</text:p>
              </table:table-cell>
              <table:table-cell office:value-type="float" office:value="11.376459">
                <text:p>11.376459</text:p>
              </table:table-cell>
              <table:table-cell office:value-type="float" office:value="18.85988">
                <text:p>18.85988</text:p>
              </table:table-cell>
              <table:table-cell office:value-type="float" office:value="39.929508">
                <text:p>39.929508</text:p>
              </table:table-cell>
              <table:table-cell office:value-type="float" office:value="9.280163">
                <text:p>9.280163</text:p>
              </table:table-cell>
              <table:table-cell office:value-type="float" office:value="70.753812">
                <text:p>70.753812</text:p>
              </table:table-cell>
              <table:table-cell office:value-type="float" office:value="17.732817">
                <text:p>17.732817</text:p>
              </table:table-cell>
              <table:table-cell office:value-type="float" office:value="165.132203">
                <text:p>165.132203</text:p>
              </table:table-cell>
              <table:table-cell office:value-type="float" office:value="9.554205">
                <text:p>9.554205</text:p>
              </table:table-cell>
              <table:table-cell office:value-type="float" office:value="23.0163">
                <text:p>23.0163</text:p>
              </table:table-cell>
              <table:table-cell office:value-type="float" office:value="11.5297">
                <text:p>11.5297</text:p>
              </table:table-cell>
              <table:table-cell office:value-type="float" office:value="14.890417">
                <text:p>14.890417</text:p>
              </table:table-cell>
              <table:table-cell office:value-type="float" office:value="9.483552">
                <text:p>9.483552</text:p>
              </table:table-cell>
              <table:table-cell office:value-type="float" office:value="1.986947">
                <text:p>1.986947</text:p>
              </table:table-cell>
              <table:table-cell office:value-type="float" office:value="NaN">
                <text:p>NaN</text:p>
              </table:table-cell>
              <table:table-cell office:value-type="float" office:value="7.865342">
                <text:p>7.865342</text:p>
              </table:table-cell>
              <table:table-cell office:value-type="float" office:value="31.975345">
                <text:p>31.975345</text:p>
              </table:table-cell>
              <table:table-cell office:value-type="float" office:value="4.963725">
                <text:p>4.963725</text:p>
              </table:table-cell>
              <table:table-cell office:value-type="float" office:value="35.709832">
                <text:p>35.709832</text:p>
              </table:table-cell>
              <table:table-cell office:value-type="float" office:value="145.632286">
                <text:p>145.632286</text:p>
              </table:table-cell>
              <table:table-cell office:value-type="float" office:value="36.997331">
                <text:p>36.997331</text:p>
              </table:table-cell>
              <table:table-cell office:value-type="float" office:value="4.676394">
                <text:p>4.676394</text:p>
              </table:table-cell>
              <table:table-cell office:value-type="float" office:value="33.15846">
                <text:p>33.15846</text:p>
              </table:table-cell>
              <table:table-cell office:value-type="float" office:value="4.276909">
                <text:p>4.276909</text:p>
              </table:table-cell>
              <table:table-cell office:value-type="float" office:value="31.76312">
                <text:p>31.76312</text:p>
              </table:table-cell>
              <table:table-cell office:value-type="float" office:value="0.12763">
                <text:p>0.12763</text:p>
              </table:table-cell>
              <table:table-cell office:value-type="float" office:value="25.415576">
                <text:p>25.4155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295454">
                <text:p>24.295454</text:p>
              </table:table-cell>
              <table:table-cell office:value-type="float" office:value="1">
                <text:p>1</text:p>
              </table:table-cell>
              <table:table-cell office:value-type="float" office:value="54.18894">
                <text:p>54.18894</text:p>
              </table:table-cell>
              <table:table-cell office:value-type="float" office:value="0.963992">
                <text:p>0.963992</text:p>
              </table:table-cell>
              <table:table-cell office:value-type="float" office:value="33.501424">
                <text:p>33.501424</text:p>
              </table:table-cell>
              <table:table-cell office:value-type="float" office:value="0.723665">
                <text:p>0.723665</text:p>
              </table:table-cell>
              <table:table-cell office:value-type="float" office:value="28.927429">
                <text:p>28.927429</text:p>
              </table:table-cell>
              <table:table-cell office:value-type="float" office:value="1.434912">
                <text:p>1.434912</text:p>
              </table:table-cell>
              <table:table-cell office:value-type="float" office:value="2.620389">
                <text:p>2.620389</text:p>
              </table:table-cell>
              <table:table-cell office:value-type="float" office:value="9.530491">
                <text:p>9.530491</text:p>
              </table:table-cell>
              <table:table-cell office:value-type="float" office:value="6.759988">
                <text:p>6.759988</text:p>
              </table:table-cell>
              <table:table-cell office:value-type="float" office:value="16.068321">
                <text:p>16.068321</text:p>
              </table:table-cell>
              <table:table-cell office:value-type="float" office:value="9.010727">
                <text:p>9.010727</text:p>
              </table:table-cell>
              <table:table-cell office:value-type="float" office:value="3.842896">
                <text:p>3.842896</text:p>
              </table:table-cell>
              <table:table-cell office:value-type="float" office:value="25.342672">
                <text:p>25.342672</text:p>
              </table:table-cell>
              <table:table-cell office:value-type="float" office:value="17.516278">
                <text:p>17.516278</text:p>
              </table:table-cell>
              <table:table-cell office:value-type="float" office:value="139.159763">
                <text:p>139.159763</text:p>
              </table:table-cell>
              <table:table-cell office:value-type="float" office:value="8.066252">
                <text:p>8.066252</text:p>
              </table:table-cell>
              <table:table-cell office:value-type="float" office:value="24.781875">
                <text:p>24.781875</text:p>
              </table:table-cell>
              <table:table-cell office:value-type="float" office:value="13.499045">
                <text:p>13.499045</text:p>
              </table:table-cell>
              <table:table-cell office:value-type="float" office:value="4.549816">
                <text:p>4.549816</text:p>
              </table:table-cell>
              <table:table-cell office:value-type="float" office:value="11.66818">
                <text:p>11.66818</text:p>
              </table:table-cell>
              <table:table-cell office:value-type="float" office:value="0.47297">
                <text:p>0.47297</text:p>
              </table:table-cell>
              <table:table-cell office:value-type="float" office:value="NaN">
                <text:p>NaN</text:p>
              </table:table-cell>
              <table:table-cell office:value-type="float" office:value="3.49606">
                <text:p>3.49606</text:p>
              </table:table-cell>
              <table:table-cell office:value-type="float" office:value="21.323846">
                <text:p>21.323846</text:p>
              </table:table-cell>
              <table:table-cell office:value-type="float" office:value="1.43097">
                <text:p>1.43097</text:p>
              </table:table-cell>
              <table:table-cell office:value-type="float" office:value="20.71261">
                <text:p>20.71261</text:p>
              </table:table-cell>
              <table:table-cell office:value-type="float" office:value="78.13289">
                <text:p>78.13289</text:p>
              </table:table-cell>
              <table:table-cell office:value-type="float" office:value="34.363883">
                <text:p>34.363883</text:p>
              </table:table-cell>
              <table:table-cell office:value-type="float" office:value="1.341432">
                <text:p>1.341432</text:p>
              </table:table-cell>
              <table:table-cell office:value-type="float" office:value="22.715944">
                <text:p>22.715944</text:p>
              </table:table-cell>
              <table:table-cell office:value-type="float" office:value="1.53102">
                <text:p>1.53102</text:p>
              </table:table-cell>
              <table:table-cell office:value-type="float" office:value="20.181093">
                <text:p>20.181093</text:p>
              </table:table-cell>
              <table:table-cell office:value-type="float" office:value="0.077054">
                <text:p>0.077054</text:p>
              </table:table-cell>
              <table:table-cell office:value-type="float" office:value="39.348755">
                <text:p>39.3487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965567">
                <text:p>36.965567</text:p>
              </table:table-cell>
              <table:table-cell office:value-type="float" office:value="1">
                <text:p>1</text:p>
              </table:table-cell>
              <table:table-cell office:value-type="float" office:value="229.587349">
                <text:p>229.587349</text:p>
              </table:table-cell>
              <table:table-cell office:value-type="float" office:value="1.194765">
                <text:p>1.194765</text:p>
              </table:table-cell>
              <table:table-cell office:value-type="float" office:value="76.760322">
                <text:p>76.760322</text:p>
              </table:table-cell>
              <table:table-cell office:value-type="float" office:value="0.767956">
                <text:p>0.767956</text:p>
              </table:table-cell>
              <table:table-cell office:value-type="float" office:value="92.168077">
                <text:p>92.168077</text:p>
              </table:table-cell>
              <table:table-cell office:value-type="float" office:value="1.623124">
                <text:p>1.623124</text:p>
              </table:table-cell>
              <table:table-cell office:value-type="float" office:value="3.963754">
                <text:p>3.963754</text:p>
              </table:table-cell>
              <table:table-cell office:value-type="float" office:value="7.763203">
                <text:p>7.763203</text:p>
              </table:table-cell>
              <table:table-cell office:value-type="float" office:value="8.963193">
                <text:p>8.963193</text:p>
              </table:table-cell>
              <table:table-cell office:value-type="float" office:value="18.256974">
                <text:p>18.256974</text:p>
              </table:table-cell>
              <table:table-cell office:value-type="float" office:value="30.56255">
                <text:p>30.56255</text:p>
              </table:table-cell>
              <table:table-cell office:value-type="float" office:value="9.232458">
                <text:p>9.232458</text:p>
              </table:table-cell>
              <table:table-cell office:value-type="float" office:value="54.994949">
                <text:p>54.994949</text:p>
              </table:table-cell>
              <table:table-cell office:value-type="float" office:value="25.146669">
                <text:p>25.146669</text:p>
              </table:table-cell>
              <table:table-cell office:value-type="float" office:value="269.339222">
                <text:p>269.339222</text:p>
              </table:table-cell>
              <table:table-cell office:value-type="float" office:value="9.894758">
                <text:p>9.894758</text:p>
              </table:table-cell>
              <table:table-cell office:value-type="float" office:value="22.6181">
                <text:p>22.6181</text:p>
              </table:table-cell>
              <table:table-cell office:value-type="float" office:value="10.101792">
                <text:p>10.101792</text:p>
              </table:table-cell>
              <table:table-cell office:value-type="float" office:value="12.04345">
                <text:p>12.04345</text:p>
              </table:table-cell>
              <table:table-cell office:value-type="float" office:value="9.314001">
                <text:p>9.314001</text:p>
              </table:table-cell>
              <table:table-cell office:value-type="float" office:value="1.532212">
                <text:p>1.532212</text:p>
              </table:table-cell>
              <table:table-cell office:value-type="float" office:value="NaN">
                <text:p>NaN</text:p>
              </table:table-cell>
              <table:table-cell office:value-type="float" office:value="7.212623">
                <text:p>7.212623</text:p>
              </table:table-cell>
              <table:table-cell office:value-type="float" office:value="33.63888">
                <text:p>33.63888</text:p>
              </table:table-cell>
              <table:table-cell office:value-type="float" office:value="4.557701">
                <text:p>4.557701</text:p>
              </table:table-cell>
              <table:table-cell office:value-type="float" office:value="35.864118">
                <text:p>35.864118</text:p>
              </table:table-cell>
              <table:table-cell office:value-type="float" office:value="128.972927">
                <text:p>128.972927</text:p>
              </table:table-cell>
              <table:table-cell office:value-type="float" office:value="37.623974">
                <text:p>37.623974</text:p>
              </table:table-cell>
              <table:table-cell office:value-type="float" office:value="3.651051">
                <text:p>3.651051</text:p>
              </table:table-cell>
              <table:table-cell office:value-type="float" office:value="34.468487">
                <text:p>34.468487</text:p>
              </table:table-cell>
              <table:table-cell office:value-type="float" office:value="3.66986">
                <text:p>3.66986</text:p>
              </table:table-cell>
              <table:table-cell office:value-type="float" office:value="34.029559">
                <text:p>34.029559</text:p>
              </table:table-cell>
              <table:table-cell office:value-type="float" office:value="0.104678">
                <text:p>0.104678</text:p>
              </table:table-cell>
              <table:table-cell office:value-type="float" office:value="46.362587">
                <text:p>46.3625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5" chart:maximum="300" chart:origin="0" chart:interval-major="1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image" chart:symbol-width="0.25cm" chart:symbol-height="0.25cm" chart:link-data-style-to-source="true">
        <chart:symbol-image xlink:href="Pictures/1000034B0000018D0000018D7A0674744208F51C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bf00" draw:fill-color="#ffb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ff00" draw:fill-color="#fff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b4c7dc" draw:fill-color="#b4c7d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729fcf" draw:fill-color="#729fc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bf819e" draw:fill-color="#bf819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5429" draw:fill-color="#ff5429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729fcf" draw:fill-color="#729fc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ffa6a6" draw:fill-color="#ffa6a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a1467e" draw:fill-color="#a1467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8.682cm" svg:height="13.133cm" xlink:href=".." xlink:type="simple" chart:class="chart:scatter" chart:style-name="ch1">
        <chart:plot-area chart:style-name="ch2" table:cell-range-address="Sheet1.B3:Sheet1.B54 Sheet1.B57:Sheet1.S107 Sheet1.C3:Sheet1.S3" chart:data-source-has-labels="row" svg:x="0.617cm" svg:y="1.398cm" svg:width="16.851cm" svg:height="10.942cm">
          <chart:coordinate-region svg:x="1.344cm" svg:y="1.597cm" svg:width="16.124cm" svg:height="10.0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57:Sheet1.B107" chart:label-cell-address="Sheet1.B3:Sheet1.B3" chart:class="chart:scatter">
            <chart:domain table:cell-range-address="Sheet1.B4:Sheet1.B54"/>
            <chart:data-point chart:repeated="51"/>
          </chart:series>
          <chart:series chart:style-name="ch7" chart:values-cell-range-address="Sheet1.C57:Sheet1.C107" chart:label-cell-address="Sheet1.C3:Sheet1.C3" chart:class="chart:scatter">
            <chart:domain table:cell-range-address="Sheet1.C4:Sheet1.C54"/>
            <chart:data-point chart:repeated="51"/>
          </chart:series>
          <chart:series chart:style-name="ch8" chart:values-cell-range-address="Sheet1.D57:Sheet1.D107" chart:label-cell-address="Sheet1.D3:Sheet1.D3" chart:class="chart:scatter">
            <chart:domain table:cell-range-address="Sheet1.D4:Sheet1.D54"/>
            <chart:data-point chart:repeated="51"/>
          </chart:series>
          <chart:series chart:style-name="ch9" chart:values-cell-range-address="Sheet1.E57:Sheet1.E107" chart:label-cell-address="Sheet1.E3:Sheet1.E3" chart:class="chart:scatter">
            <chart:domain table:cell-range-address="Sheet1.E4:Sheet1.E54"/>
            <chart:data-point chart:repeated="51"/>
          </chart:series>
          <chart:series chart:style-name="ch10" chart:values-cell-range-address="Sheet1.F57:Sheet1.F107" chart:label-cell-address="Sheet1.F3:Sheet1.F3" chart:class="chart:scatter">
            <chart:domain table:cell-range-address="Sheet1.F4:Sheet1.F54"/>
            <chart:data-point chart:repeated="51"/>
          </chart:series>
          <chart:series chart:style-name="ch11" chart:values-cell-range-address="Sheet1.G57:Sheet1.G107" chart:label-cell-address="Sheet1.G3:Sheet1.G3" chart:class="chart:scatter">
            <chart:domain table:cell-range-address="Sheet1.G4:Sheet1.G54"/>
            <chart:data-point chart:repeated="51"/>
          </chart:series>
          <chart:series chart:style-name="ch12" chart:values-cell-range-address="Sheet1.H57:Sheet1.H107" chart:label-cell-address="Sheet1.H3:Sheet1.H3" chart:class="chart:scatter">
            <chart:domain table:cell-range-address="Sheet1.H4:Sheet1.H54"/>
            <chart:data-point chart:repeated="51"/>
          </chart:series>
          <chart:series chart:style-name="ch13" chart:values-cell-range-address="Sheet1.I57:Sheet1.I107" chart:label-cell-address="Sheet1.I3:Sheet1.I3" chart:class="chart:scatter">
            <chart:domain table:cell-range-address="Sheet1.I4:Sheet1.I54"/>
            <chart:data-point chart:repeated="51"/>
          </chart:series>
          <chart:series chart:style-name="ch14" chart:values-cell-range-address="Sheet1.J57:Sheet1.J107" chart:label-cell-address="Sheet1.J3:Sheet1.J3" chart:class="chart:scatter">
            <chart:domain table:cell-range-address="Sheet1.J4:Sheet1.J54"/>
            <chart:data-point chart:repeated="51"/>
          </chart:series>
          <chart:series chart:style-name="ch15" chart:values-cell-range-address="Sheet1.K57:Sheet1.K107" chart:label-cell-address="Sheet1.K3:Sheet1.K3" chart:class="chart:scatter">
            <chart:domain table:cell-range-address="Sheet1.K4:Sheet1.K54"/>
            <chart:data-point chart:repeated="51"/>
          </chart:series>
          <chart:series chart:style-name="ch16" chart:values-cell-range-address="Sheet1.L57:Sheet1.L107" chart:label-cell-address="Sheet1.L3:Sheet1.L3" chart:class="chart:scatter">
            <chart:domain table:cell-range-address="Sheet1.L4:Sheet1.L54"/>
            <chart:data-point chart:repeated="51"/>
          </chart:series>
          <chart:series chart:style-name="ch17" chart:values-cell-range-address="Sheet1.M57:Sheet1.M107" chart:label-cell-address="Sheet1.M3:Sheet1.M3" chart:class="chart:scatter">
            <chart:domain table:cell-range-address="Sheet1.M4:Sheet1.M54"/>
            <chart:data-point chart:repeated="51"/>
          </chart:series>
          <chart:series chart:style-name="ch18" chart:values-cell-range-address="Sheet1.N57:Sheet1.N107" chart:label-cell-address="Sheet1.N3:Sheet1.N3" chart:class="chart:scatter">
            <chart:domain table:cell-range-address="Sheet1.N4:Sheet1.N54"/>
            <chart:data-point chart:repeated="51"/>
          </chart:series>
          <chart:series chart:style-name="ch19" chart:values-cell-range-address="Sheet1.O57:Sheet1.O107" chart:label-cell-address="Sheet1.O3:Sheet1.O3" chart:class="chart:scatter">
            <chart:domain table:cell-range-address="Sheet1.O4:Sheet1.O54"/>
            <chart:data-point chart:repeated="51"/>
          </chart:series>
          <chart:series chart:style-name="ch20" chart:values-cell-range-address="Sheet1.P57:Sheet1.P107" chart:label-cell-address="Sheet1.P3:Sheet1.P3" chart:class="chart:scatter">
            <chart:domain table:cell-range-address="Sheet1.P4:Sheet1.P54"/>
            <chart:data-point chart:repeated="51"/>
          </chart:series>
          <chart:series chart:style-name="ch21" chart:values-cell-range-address="Sheet1.Q57:Sheet1.Q107" chart:label-cell-address="Sheet1.Q3:Sheet1.Q3" chart:class="chart:scatter">
            <chart:domain table:cell-range-address="Sheet1.Q4:Sheet1.Q54"/>
            <chart:data-point chart:repeated="51"/>
          </chart:series>
          <chart:series chart:style-name="ch22" chart:values-cell-range-address="Sheet1.R57:Sheet1.R107" chart:label-cell-address="Sheet1.R3:Sheet1.R3" chart:class="chart:scatter">
            <chart:domain table:cell-range-address="Sheet1.R4:Sheet1.R54"/>
            <chart:data-point chart:repeated="51"/>
          </chart:series>
          <chart:series chart:style-name="ch23" chart:values-cell-range-address="Sheet1.S57:Sheet1.S107" chart:label-cell-address="Sheet1.S3:Sheet1.S3" chart:class="chart:scatter">
            <chart:domain table:cell-range-address="Sheet1.S4:Sheet1.S54"/>
            <chart:data-point chart:repeated="51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izeng-int</text:p>
                <draw:g>
                  <svg:desc>Sheet1.B3:Sheet1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jsc-int</text:p>
                <draw:g>
                  <svg:desc>Sheet1.C3:Sheet1.C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iwasm-int</text:p>
                <draw:g>
                  <svg:desc>Sheet1.D3:Sheet1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wasm3</text:p>
                <draw:g>
                  <svg:desc>Sheet1.E3:Sheet1.E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wazero</text:p>
                <draw:g>
                  <svg:desc>Sheet1.F3:Sheet1.F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wizeng-jit</text:p>
                <draw:g>
                  <svg:desc>Sheet1.G3:Sheet1.G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v8-liftoff</text:p>
                <draw:g>
                  <svg:desc>Sheet1.H3:Sheet1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sm-base</text:p>
                <draw:g>
                  <svg:desc>Sheet1.I3:Sheet1.I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jsc-bbq</text:p>
                <draw:g>
                  <svg:desc>Sheet1.J3:Sheet1.J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iwasm-fjit</text:p>
                <draw:g>
                  <svg:desc>Sheet1.K3:Sheet1.K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wasmer-base</text:p>
                <draw:g>
                  <svg:desc>Sheet1.L3:Sheet1.L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smnow</text:p>
                <draw:g>
                  <svg:desc>Sheet1.M3:Sheet1.M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m-opt</text:p>
                <draw:g>
                  <svg:desc>Sheet1.N3:Sheet1.N3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v8-turbofan</text:p>
                <draw:g>
                  <svg:desc>Sheet1.O3:Sheet1.O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jsc-omg</text:p>
                <draw:g>
                  <svg:desc>Sheet1.P3:Sheet1.P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wasmer</text:p>
                <draw:g>
                  <svg:desc>Sheet1.Q3:Sheet1.Q3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wasmtime</text:p>
                <draw:g>
                  <svg:desc>Sheet1.R3:Sheet1.R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wavm</text:p>
                <draw:g>
                  <svg:desc>Sheet1.S3:Sheet1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262666">
                <text:p>26.262666</text:p>
                <draw:g>
                  <svg:desc>Sheet1.B4:Sheet1.B54</svg:desc>
                </draw:g>
              </table:table-cell>
              <table:table-cell office:value-type="float" office:value="1">
                <text:p>1</text:p>
                <draw:g>
                  <svg:desc>Sheet1.B57:Sheet1.B107</svg:desc>
                </draw:g>
              </table:table-cell>
              <table:table-cell office:value-type="float" office:value="119.375757">
                <text:p>119.375757</text:p>
                <draw:g>
                  <svg:desc>Sheet1.C4:Sheet1.C54</svg:desc>
                </draw:g>
              </table:table-cell>
              <table:table-cell office:value-type="float" office:value="1.179337">
                <text:p>1.179337</text:p>
                <draw:g>
                  <svg:desc>Sheet1.C57:Sheet1.C107</svg:desc>
                </draw:g>
              </table:table-cell>
              <table:table-cell office:value-type="float" office:value="12.958552">
                <text:p>12.958552</text:p>
                <draw:g>
                  <svg:desc>Sheet1.D4:Sheet1.D54</svg:desc>
                </draw:g>
              </table:table-cell>
              <table:table-cell office:value-type="float" office:value="0.760889">
                <text:p>0.760889</text:p>
                <draw:g>
                  <svg:desc>Sheet1.D57:Sheet1.D107</svg:desc>
                </draw:g>
              </table:table-cell>
              <table:table-cell office:value-type="float" office:value="6.623066">
                <text:p>6.623066</text:p>
                <draw:g>
                  <svg:desc>Sheet1.E4:Sheet1.E54</svg:desc>
                </draw:g>
              </table:table-cell>
              <table:table-cell office:value-type="float" office:value="1.813218">
                <text:p>1.813218</text:p>
                <draw:g>
                  <svg:desc>Sheet1.E57:Sheet1.E107</svg:desc>
                </draw:g>
              </table:table-cell>
              <table:table-cell office:value-type="float" office:value="2.396228">
                <text:p>2.396228</text:p>
                <draw:g>
                  <svg:desc>Sheet1.F4:Sheet1.F54</svg:desc>
                </draw:g>
              </table:table-cell>
              <table:table-cell office:value-type="float" office:value="11.892037">
                <text:p>11.892037</text:p>
                <draw:g>
                  <svg:desc>Sheet1.F57:Sheet1.F107</svg:desc>
                </draw:g>
              </table:table-cell>
              <table:table-cell office:value-type="float" office:value="7.469472">
                <text:p>7.469472</text:p>
                <draw:g>
                  <svg:desc>Sheet1.G4:Sheet1.G54</svg:desc>
                </draw:g>
              </table:table-cell>
              <table:table-cell office:value-type="float" office:value="14.788713">
                <text:p>14.788713</text:p>
                <draw:g>
                  <svg:desc>Sheet1.G57:Sheet1.G107</svg:desc>
                </draw:g>
              </table:table-cell>
              <table:table-cell office:value-type="float" office:value="8.734811">
                <text:p>8.734811</text:p>
                <draw:g>
                  <svg:desc>Sheet1.H4:Sheet1.H54</svg:desc>
                </draw:g>
              </table:table-cell>
              <table:table-cell office:value-type="float" office:value="16.650105">
                <text:p>16.650105</text:p>
                <draw:g>
                  <svg:desc>Sheet1.H57:Sheet1.H107</svg:desc>
                </draw:g>
              </table:table-cell>
              <table:table-cell office:value-type="float" office:value="18.687855">
                <text:p>18.687855</text:p>
                <draw:g>
                  <svg:desc>Sheet1.I4:Sheet1.I54</svg:desc>
                </draw:g>
              </table:table-cell>
              <table:table-cell office:value-type="float" office:value="10.338412">
                <text:p>10.338412</text:p>
                <draw:g>
                  <svg:desc>Sheet1.I57:Sheet1.I107</svg:desc>
                </draw:g>
              </table:table-cell>
              <table:table-cell office:value-type="float" office:value="113.855491">
                <text:p>113.855491</text:p>
                <draw:g>
                  <svg:desc>Sheet1.J4:Sheet1.J54</svg:desc>
                </draw:g>
              </table:table-cell>
              <table:table-cell office:value-type="float" office:value="8.914953">
                <text:p>8.914953</text:p>
                <draw:g>
                  <svg:desc>Sheet1.J57:Sheet1.J107</svg:desc>
                </draw:g>
              </table:table-cell>
              <table:table-cell office:value-type="float" office:value="13.55609">
                <text:p>13.55609</text:p>
                <draw:g>
                  <svg:desc>Sheet1.K4:Sheet1.K54</svg:desc>
                </draw:g>
              </table:table-cell>
              <table:table-cell office:value-type="float" office:value="15.893935">
                <text:p>15.893935</text:p>
                <draw:g>
                  <svg:desc>Sheet1.K57:Sheet1.K107</svg:desc>
                </draw:g>
              </table:table-cell>
              <table:table-cell office:value-type="float" office:value="4.372253">
                <text:p>4.372253</text:p>
                <draw:g>
                  <svg:desc>Sheet1.L4:Sheet1.L54</svg:desc>
                </draw:g>
              </table:table-cell>
              <table:table-cell office:value-type="float" office:value="5.781123">
                <text:p>5.781123</text:p>
                <draw:g>
                  <svg:desc>Sheet1.L57:Sheet1.L107</svg:desc>
                </draw:g>
              </table:table-cell>
              <table:table-cell office:value-type="float" office:value="0.375567">
                <text:p>0.375567</text:p>
                <draw:g>
                  <svg:desc>Sheet1.M4:Sheet1.M54</svg:desc>
                </draw:g>
              </table:table-cell>
              <table:table-cell office:value-type="float" office:value="NaN">
                <text:p>NaN</text:p>
                <draw:g>
                  <svg:desc>Sheet1.M57:Sheet1.M107</svg:desc>
                </draw:g>
              </table:table-cell>
              <table:table-cell office:value-type="float" office:value="5.965172">
                <text:p>5.965172</text:p>
                <draw:g>
                  <svg:desc>Sheet1.N4:Sheet1.N54</svg:desc>
                </draw:g>
              </table:table-cell>
              <table:table-cell office:value-type="float" office:value="31.364152">
                <text:p>31.364152</text:p>
                <draw:g>
                  <svg:desc>Sheet1.N57:Sheet1.N107</svg:desc>
                </draw:g>
              </table:table-cell>
              <table:table-cell office:value-type="float" office:value="2.764491">
                <text:p>2.764491</text:p>
                <draw:g>
                  <svg:desc>Sheet1.O4:Sheet1.O54</svg:desc>
                </draw:g>
              </table:table-cell>
              <table:table-cell office:value-type="float" office:value="35.999348">
                <text:p>35.999348</text:p>
                <draw:g>
                  <svg:desc>Sheet1.O57:Sheet1.O107</svg:desc>
                </draw:g>
              </table:table-cell>
              <table:table-cell office:value-type="float" office:value="68.392361">
                <text:p>68.392361</text:p>
                <draw:g>
                  <svg:desc>Sheet1.P4:Sheet1.P54</svg:desc>
                </draw:g>
              </table:table-cell>
              <table:table-cell office:value-type="float" office:value="12.87802">
                <text:p>12.87802</text:p>
                <draw:g>
                  <svg:desc>Sheet1.P57:Sheet1.P107</svg:desc>
                </draw:g>
              </table:table-cell>
              <table:table-cell office:value-type="float" office:value="2.086325">
                <text:p>2.086325</text:p>
                <draw:g>
                  <svg:desc>Sheet1.Q4:Sheet1.Q54</svg:desc>
                </draw:g>
              </table:table-cell>
              <table:table-cell office:value-type="float" office:value="32.723775">
                <text:p>32.723775</text:p>
                <draw:g>
                  <svg:desc>Sheet1.Q57:Sheet1.Q107</svg:desc>
                </draw:g>
              </table:table-cell>
              <table:table-cell office:value-type="float" office:value="2.456597">
                <text:p>2.456597</text:p>
                <draw:g>
                  <svg:desc>Sheet1.R4:Sheet1.R54</svg:desc>
                </draw:g>
              </table:table-cell>
              <table:table-cell office:value-type="float" office:value="32.874554">
                <text:p>32.874554</text:p>
                <draw:g>
                  <svg:desc>Sheet1.R57:Sheet1.R107</svg:desc>
                </draw:g>
              </table:table-cell>
              <table:table-cell office:value-type="float" office:value="0.08755">
                <text:p>0.08755</text:p>
                <draw:g>
                  <svg:desc>Sheet1.S4:Sheet1.S54</svg:desc>
                </draw:g>
              </table:table-cell>
              <table:table-cell office:value-type="float" office:value="NaN">
                <text:p>NaN</text:p>
                <draw:g>
                  <svg:desc>Sheet1.S57:Sheet1.S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926011">
                <text:p>22.926011</text:p>
              </table:table-cell>
              <table:table-cell office:value-type="float" office:value="1">
                <text:p>1</text:p>
              </table:table-cell>
              <table:table-cell office:value-type="float" office:value="53.742547">
                <text:p>53.742547</text:p>
              </table:table-cell>
              <table:table-cell office:value-type="float" office:value="1.249739">
                <text:p>1.249739</text:p>
              </table:table-cell>
              <table:table-cell office:value-type="float" office:value="12.503783">
                <text:p>12.503783</text:p>
              </table:table-cell>
              <table:table-cell office:value-type="float" office:value="0.752791">
                <text:p>0.752791</text:p>
              </table:table-cell>
              <table:table-cell office:value-type="float" office:value="6.612537">
                <text:p>6.612537</text:p>
              </table:table-cell>
              <table:table-cell office:value-type="float" office:value="1.764553">
                <text:p>1.764553</text:p>
              </table:table-cell>
              <table:table-cell office:value-type="float" office:value="2.385827">
                <text:p>2.385827</text:p>
              </table:table-cell>
              <table:table-cell office:value-type="float" office:value="11.620508">
                <text:p>11.620508</text:p>
              </table:table-cell>
              <table:table-cell office:value-type="float" office:value="7.551789">
                <text:p>7.551789</text:p>
              </table:table-cell>
              <table:table-cell office:value-type="float" office:value="14.889777">
                <text:p>14.889777</text:p>
              </table:table-cell>
              <table:table-cell office:value-type="float" office:value="7.574866">
                <text:p>7.574866</text:p>
              </table:table-cell>
              <table:table-cell office:value-type="float" office:value="16.638753">
                <text:p>16.638753</text:p>
              </table:table-cell>
              <table:table-cell office:value-type="float" office:value="31.985483">
                <text:p>31.985483</text:p>
              </table:table-cell>
              <table:table-cell office:value-type="float" office:value="10.103753">
                <text:p>10.103753</text:p>
              </table:table-cell>
              <table:table-cell office:value-type="float" office:value="40.720739">
                <text:p>40.720739</text:p>
              </table:table-cell>
              <table:table-cell office:value-type="float" office:value="9.364485">
                <text:p>9.364485</text:p>
              </table:table-cell>
              <table:table-cell office:value-type="float" office:value="14.865817">
                <text:p>14.865817</text:p>
              </table:table-cell>
              <table:table-cell office:value-type="float" office:value="15.356276">
                <text:p>15.356276</text:p>
              </table:table-cell>
              <table:table-cell office:value-type="float" office:value="4.201483">
                <text:p>4.201483</text:p>
              </table:table-cell>
              <table:table-cell office:value-type="float" office:value="5.827677">
                <text:p>5.827677</text:p>
              </table:table-cell>
              <table:table-cell office:value-type="float" office:value="0.38196">
                <text:p>0.38196</text:p>
              </table:table-cell>
              <table:table-cell office:value-type="float" office:value="NaN">
                <text:p>NaN</text:p>
              </table:table-cell>
              <table:table-cell office:value-type="float" office:value="5.409438">
                <text:p>5.409438</text:p>
              </table:table-cell>
              <table:table-cell office:value-type="float" office:value="34.41743">
                <text:p>34.41743</text:p>
              </table:table-cell>
              <table:table-cell office:value-type="float" office:value="2.887869">
                <text:p>2.887869</text:p>
              </table:table-cell>
              <table:table-cell office:value-type="float" office:value="33.245048">
                <text:p>33.245048</text:p>
              </table:table-cell>
              <table:table-cell office:value-type="float" office:value="32.778512">
                <text:p>32.778512</text:p>
              </table:table-cell>
              <table:table-cell office:value-type="float" office:value="13.175438">
                <text:p>13.175438</text:p>
              </table:table-cell>
              <table:table-cell office:value-type="float" office:value="2.151334">
                <text:p>2.151334</text:p>
              </table:table-cell>
              <table:table-cell office:value-type="float" office:value="31.089671">
                <text:p>31.089671</text:p>
              </table:table-cell>
              <table:table-cell office:value-type="float" office:value="2.496035">
                <text:p>2.496035</text:p>
              </table:table-cell>
              <table:table-cell office:value-type="float" office:value="32.384885">
                <text:p>32.384885</text:p>
              </table:table-cell>
              <table:table-cell office:value-type="float" office:value="0.088522">
                <text:p>0.088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352537">
                <text:p>27.352537</text:p>
              </table:table-cell>
              <table:table-cell office:value-type="float" office:value="1">
                <text:p>1</text:p>
              </table:table-cell>
              <table:table-cell office:value-type="float" office:value="31.451104">
                <text:p>31.451104</text:p>
              </table:table-cell>
              <table:table-cell office:value-type="float" office:value="1.085016">
                <text:p>1.085016</text:p>
              </table:table-cell>
              <table:table-cell office:value-type="float" office:value="11.990378">
                <text:p>11.990378</text:p>
              </table:table-cell>
              <table:table-cell office:value-type="float" office:value="0.726709">
                <text:p>0.726709</text:p>
              </table:table-cell>
              <table:table-cell office:value-type="float" office:value="6.514211">
                <text:p>6.514211</text:p>
              </table:table-cell>
              <table:table-cell office:value-type="float" office:value="1.672687">
                <text:p>1.672687</text:p>
              </table:table-cell>
              <table:table-cell office:value-type="float" office:value="2.408794">
                <text:p>2.408794</text:p>
              </table:table-cell>
              <table:table-cell office:value-type="float" office:value="14.551505">
                <text:p>14.551505</text:p>
              </table:table-cell>
              <table:table-cell office:value-type="float" office:value="7.426443">
                <text:p>7.426443</text:p>
              </table:table-cell>
              <table:table-cell office:value-type="float" office:value="16.442754">
                <text:p>16.442754</text:p>
              </table:table-cell>
              <table:table-cell office:value-type="float" office:value="7.764797">
                <text:p>7.764797</text:p>
              </table:table-cell>
              <table:table-cell office:value-type="float" office:value="16.870705">
                <text:p>16.870705</text:p>
              </table:table-cell>
              <table:table-cell office:value-type="float" office:value="19.76214">
                <text:p>19.76214</text:p>
              </table:table-cell>
              <table:table-cell office:value-type="float" office:value="16.984785">
                <text:p>16.984785</text:p>
              </table:table-cell>
              <table:table-cell office:value-type="float" office:value="36.057866">
                <text:p>36.057866</text:p>
              </table:table-cell>
              <table:table-cell office:value-type="float" office:value="11.773497">
                <text:p>11.773497</text:p>
              </table:table-cell>
              <table:table-cell office:value-type="float" office:value="13.885793">
                <text:p>13.885793</text:p>
              </table:table-cell>
              <table:table-cell office:value-type="float" office:value="16.234632">
                <text:p>16.234632</text:p>
              </table:table-cell>
              <table:table-cell office:value-type="float" office:value="4.595528">
                <text:p>4.595528</text:p>
              </table:table-cell>
              <table:table-cell office:value-type="float" office:value="9.415579">
                <text:p>9.415579</text:p>
              </table:table-cell>
              <table:table-cell office:value-type="float" office:value="0.389445">
                <text:p>0.389445</text:p>
              </table:table-cell>
              <table:table-cell office:value-type="float" office:value="NaN">
                <text:p>NaN</text:p>
              </table:table-cell>
              <table:table-cell office:value-type="float" office:value="5.358774">
                <text:p>5.358774</text:p>
              </table:table-cell>
              <table:table-cell office:value-type="float" office:value="34.860922">
                <text:p>34.860922</text:p>
              </table:table-cell>
              <table:table-cell office:value-type="float" office:value="2.635822">
                <text:p>2.635822</text:p>
              </table:table-cell>
              <table:table-cell office:value-type="float" office:value="45.445344">
                <text:p>45.445344</text:p>
              </table:table-cell>
              <table:table-cell office:value-type="float" office:value="31.550632">
                <text:p>31.550632</text:p>
              </table:table-cell>
              <table:table-cell office:value-type="float" office:value="14.962335">
                <text:p>14.962335</text:p>
              </table:table-cell>
              <table:table-cell office:value-type="float" office:value="2.134218">
                <text:p>2.134218</text:p>
              </table:table-cell>
              <table:table-cell office:value-type="float" office:value="29.630498">
                <text:p>29.630498</text:p>
              </table:table-cell>
              <table:table-cell office:value-type="float" office:value="2.423726">
                <text:p>2.423726</text:p>
              </table:table-cell>
              <table:table-cell office:value-type="float" office:value="25.71811">
                <text:p>25.71811</text:p>
              </table:table-cell>
              <table:table-cell office:value-type="float" office:value="0.088246">
                <text:p>0.08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152368">
                <text:p>25.152368</text:p>
              </table:table-cell>
              <table:table-cell office:value-type="float" office:value="1">
                <text:p>1</text:p>
              </table:table-cell>
              <table:table-cell office:value-type="float" office:value="1091.333333">
                <text:p>1091.333333</text:p>
              </table:table-cell>
              <table:table-cell office:value-type="float" office:value="1.100115">
                <text:p>1.100115</text:p>
              </table:table-cell>
              <table:table-cell office:value-type="float" office:value="14.370153">
                <text:p>14.370153</text:p>
              </table:table-cell>
              <table:table-cell office:value-type="float" office:value="0.712872">
                <text:p>0.712872</text:p>
              </table:table-cell>
              <table:table-cell office:value-type="float" office:value="6.449113">
                <text:p>6.449113</text:p>
              </table:table-cell>
              <table:table-cell office:value-type="float" office:value="1.815842">
                <text:p>1.815842</text:p>
              </table:table-cell>
              <table:table-cell office:value-type="float" office:value="2.334957">
                <text:p>2.334957</text:p>
              </table:table-cell>
              <table:table-cell office:value-type="float" office:value="14.132114">
                <text:p>14.132114</text:p>
              </table:table-cell>
              <table:table-cell office:value-type="float" office:value="7.474885">
                <text:p>7.474885</text:p>
              </table:table-cell>
              <table:table-cell office:value-type="float" office:value="25.592731">
                <text:p>25.592731</text:p>
              </table:table-cell>
              <table:table-cell office:value-type="float" office:value="7.685446">
                <text:p>7.685446</text:p>
              </table:table-cell>
              <table:table-cell office:value-type="float" office:value="23.316454">
                <text:p>23.316454</text:p>
              </table:table-cell>
              <table:table-cell office:value-type="float" office:value="24.402484">
                <text:p>24.402484</text:p>
              </table:table-cell>
              <table:table-cell office:value-type="float" office:value="21.217118">
                <text:p>21.217118</text:p>
              </table:table-cell>
              <table:table-cell office:value-type="float" office:value="143.386861">
                <text:p>143.386861</text:p>
              </table:table-cell>
              <table:table-cell office:value-type="float" office:value="13.31248">
                <text:p>13.31248</text:p>
              </table:table-cell>
              <table:table-cell office:value-type="float" office:value="11.840867">
                <text:p>11.840867</text:p>
              </table:table-cell>
              <table:table-cell office:value-type="float" office:value="21.482389">
                <text:p>21.482389</text:p>
              </table:table-cell>
              <table:table-cell office:value-type="float" office:value="4.257477">
                <text:p>4.257477</text:p>
              </table:table-cell>
              <table:table-cell office:value-type="float" office:value="13.619394">
                <text:p>13.619394</text:p>
              </table:table-cell>
              <table:table-cell office:value-type="float" office:value="0.37999">
                <text:p>0.37999</text:p>
              </table:table-cell>
              <table:table-cell office:value-type="float" office:value="NaN">
                <text:p>NaN</text:p>
              </table:table-cell>
              <table:table-cell office:value-type="float" office:value="5.255216">
                <text:p>5.255216</text:p>
              </table:table-cell>
              <table:table-cell office:value-type="float" office:value="39.721136">
                <text:p>39.721136</text:p>
              </table:table-cell>
              <table:table-cell office:value-type="float" office:value="2.666123">
                <text:p>2.666123</text:p>
              </table:table-cell>
              <table:table-cell office:value-type="float" office:value="52.202951">
                <text:p>52.202951</text:p>
              </table:table-cell>
              <table:table-cell office:value-type="float" office:value="36.855534">
                <text:p>36.855534</text:p>
              </table:table-cell>
              <table:table-cell office:value-type="float" office:value="17.461614">
                <text:p>17.461614</text:p>
              </table:table-cell>
              <table:table-cell office:value-type="float" office:value="2.132204">
                <text:p>2.132204</text:p>
              </table:table-cell>
              <table:table-cell office:value-type="float" office:value="32.641011">
                <text:p>32.641011</text:p>
              </table:table-cell>
              <table:table-cell office:value-type="float" office:value="2.463815">
                <text:p>2.463815</text:p>
              </table:table-cell>
              <table:table-cell office:value-type="float" office:value="24.264767">
                <text:p>24.264767</text:p>
              </table:table-cell>
              <table:table-cell office:value-type="float" office:value="0.086329">
                <text:p>0.086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357864">
                <text:p>28.357864</text:p>
              </table:table-cell>
              <table:table-cell office:value-type="float" office:value="1">
                <text:p>1</text:p>
              </table:table-cell>
              <table:table-cell office:value-type="float" office:value="44.261261">
                <text:p>44.261261</text:p>
              </table:table-cell>
              <table:table-cell office:value-type="float" office:value="1.074571">
                <text:p>1.074571</text:p>
              </table:table-cell>
              <table:table-cell office:value-type="float" office:value="13.800561">
                <text:p>13.800561</text:p>
              </table:table-cell>
              <table:table-cell office:value-type="float" office:value="0.782107">
                <text:p>0.782107</text:p>
              </table:table-cell>
              <table:table-cell office:value-type="float" office:value="6.498677">
                <text:p>6.498677</text:p>
              </table:table-cell>
              <table:table-cell office:value-type="float" office:value="1.578042">
                <text:p>1.578042</text:p>
              </table:table-cell>
              <table:table-cell office:value-type="float" office:value="2.328987">
                <text:p>2.328987</text:p>
              </table:table-cell>
              <table:table-cell office:value-type="float" office:value="14.952408">
                <text:p>14.952408</text:p>
              </table:table-cell>
              <table:table-cell office:value-type="float" office:value="7.374108">
                <text:p>7.374108</text:p>
              </table:table-cell>
              <table:table-cell office:value-type="float" office:value="32.543733">
                <text:p>32.543733</text:p>
              </table:table-cell>
              <table:table-cell office:value-type="float" office:value="7.786053">
                <text:p>7.786053</text:p>
              </table:table-cell>
              <table:table-cell office:value-type="float" office:value="29.777313">
                <text:p>29.777313</text:p>
              </table:table-cell>
              <table:table-cell office:value-type="float" office:value="29.114074">
                <text:p>29.114074</text:p>
              </table:table-cell>
              <table:table-cell office:value-type="float" office:value="20.931131">
                <text:p>20.931131</text:p>
              </table:table-cell>
              <table:table-cell office:value-type="float" office:value="45.915887">
                <text:p>45.915887</text:p>
              </table:table-cell>
              <table:table-cell office:value-type="float" office:value="13.210632">
                <text:p>13.210632</text:p>
              </table:table-cell>
              <table:table-cell office:value-type="float" office:value="13.99715">
                <text:p>13.99715</text:p>
              </table:table-cell>
              <table:table-cell office:value-type="float" office:value="21.587545">
                <text:p>21.587545</text:p>
              </table:table-cell>
              <table:table-cell office:value-type="float" office:value="4.258288">
                <text:p>4.258288</text:p>
              </table:table-cell>
              <table:table-cell office:value-type="float" office:value="14.853693">
                <text:p>14.853693</text:p>
              </table:table-cell>
              <table:table-cell office:value-type="float" office:value="0.385734">
                <text:p>0.385734</text:p>
              </table:table-cell>
              <table:table-cell office:value-type="float" office:value="NaN">
                <text:p>NaN</text:p>
              </table:table-cell>
              <table:table-cell office:value-type="float" office:value="5.461923">
                <text:p>5.461923</text:p>
              </table:table-cell>
              <table:table-cell office:value-type="float" office:value="49.693596">
                <text:p>49.693596</text:p>
              </table:table-cell>
              <table:table-cell office:value-type="float" office:value="2.718494">
                <text:p>2.718494</text:p>
              </table:table-cell>
              <table:table-cell office:value-type="float" office:value="70.649736">
                <text:p>70.649736</text:p>
              </table:table-cell>
              <table:table-cell office:value-type="float" office:value="60.842105">
                <text:p>60.842105</text:p>
              </table:table-cell>
              <table:table-cell office:value-type="float" office:value="20.077439">
                <text:p>20.077439</text:p>
              </table:table-cell>
              <table:table-cell office:value-type="float" office:value="2.144244">
                <text:p>2.144244</text:p>
              </table:table-cell>
              <table:table-cell office:value-type="float" office:value="50.289978">
                <text:p>50.289978</text:p>
              </table:table-cell>
              <table:table-cell office:value-type="float" office:value="2.434588">
                <text:p>2.434588</text:p>
              </table:table-cell>
              <table:table-cell office:value-type="float" office:value="39.504242">
                <text:p>39.504242</text:p>
              </table:table-cell>
              <table:table-cell office:value-type="float" office:value="0.088394">
                <text:p>0.088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013301">
                <text:p>24.013301</text:p>
              </table:table-cell>
              <table:table-cell office:value-type="float" office:value="1">
                <text:p>1</text:p>
              </table:table-cell>
              <table:table-cell office:value-type="float" office:value="108.519125">
                <text:p>108.519125</text:p>
              </table:table-cell>
              <table:table-cell office:value-type="float" office:value="1.140902">
                <text:p>1.140902</text:p>
              </table:table-cell>
              <table:table-cell office:value-type="float" office:value="12.576947">
                <text:p>12.576947</text:p>
              </table:table-cell>
              <table:table-cell office:value-type="float" office:value="0.687376">
                <text:p>0.687376</text:p>
              </table:table-cell>
              <table:table-cell office:value-type="float" office:value="6.787081">
                <text:p>6.787081</text:p>
              </table:table-cell>
              <table:table-cell office:value-type="float" office:value="1.761015">
                <text:p>1.761015</text:p>
              </table:table-cell>
              <table:table-cell office:value-type="float" office:value="2.375194">
                <text:p>2.375194</text:p>
              </table:table-cell>
              <table:table-cell office:value-type="float" office:value="10.909155">
                <text:p>10.909155</text:p>
              </table:table-cell>
              <table:table-cell office:value-type="float" office:value="7.632205">
                <text:p>7.632205</text:p>
              </table:table-cell>
              <table:table-cell office:value-type="float" office:value="18.842682">
                <text:p>18.842682</text:p>
              </table:table-cell>
              <table:table-cell office:value-type="float" office:value="8.076047">
                <text:p>8.076047</text:p>
              </table:table-cell>
              <table:table-cell office:value-type="float" office:value="16.399433">
                <text:p>16.399433</text:p>
              </table:table-cell>
              <table:table-cell office:value-type="float" office:value="23.501775">
                <text:p>23.501775</text:p>
              </table:table-cell>
              <table:table-cell office:value-type="float" office:value="9.174724">
                <text:p>9.174724</text:p>
              </table:table-cell>
              <table:table-cell office:value-type="float" office:value="46.94799">
                <text:p>46.94799</text:p>
              </table:table-cell>
              <table:table-cell office:value-type="float" office:value="8.484704">
                <text:p>8.484704</text:p>
              </table:table-cell>
              <table:table-cell office:value-type="float" office:value="13.151655">
                <text:p>13.151655</text:p>
              </table:table-cell>
              <table:table-cell office:value-type="float" office:value="15.799914">
                <text:p>15.799914</text:p>
              </table:table-cell>
              <table:table-cell office:value-type="float" office:value="4.222623">
                <text:p>4.222623</text:p>
              </table:table-cell>
              <table:table-cell office:value-type="float" office:value="4.869907">
                <text:p>4.869907</text:p>
              </table:table-cell>
              <table:table-cell office:value-type="float" office:value="0.378959">
                <text:p>0.378959</text:p>
              </table:table-cell>
              <table:table-cell office:value-type="float" office:value="NaN">
                <text:p>NaN</text:p>
              </table:table-cell>
              <table:table-cell office:value-type="float" office:value="5.227428">
                <text:p>5.227428</text:p>
              </table:table-cell>
              <table:table-cell office:value-type="float" office:value="36.971485">
                <text:p>36.971485</text:p>
              </table:table-cell>
              <table:table-cell office:value-type="float" office:value="2.899547">
                <text:p>2.899547</text:p>
              </table:table-cell>
              <table:table-cell office:value-type="float" office:value="36.559597">
                <text:p>36.559597</text:p>
              </table:table-cell>
              <table:table-cell office:value-type="float" office:value="32.291056">
                <text:p>32.291056</text:p>
              </table:table-cell>
              <table:table-cell office:value-type="float" office:value="17.464512">
                <text:p>17.464512</text:p>
              </table:table-cell>
              <table:table-cell office:value-type="float" office:value="2.147847">
                <text:p>2.147847</text:p>
              </table:table-cell>
              <table:table-cell office:value-type="float" office:value="33.738877">
                <text:p>33.738877</text:p>
              </table:table-cell>
              <table:table-cell office:value-type="float" office:value="2.422124">
                <text:p>2.422124</text:p>
              </table:table-cell>
              <table:table-cell office:value-type="float" office:value="34.376935">
                <text:p>34.376935</text:p>
              </table:table-cell>
              <table:table-cell office:value-type="float" office:value="0.08886">
                <text:p>0.08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370552">
                <text:p>24.370552</text:p>
              </table:table-cell>
              <table:table-cell office:value-type="float" office:value="1">
                <text:p>1</text:p>
              </table:table-cell>
              <table:table-cell office:value-type="float" office:value="35.216312">
                <text:p>35.216312</text:p>
              </table:table-cell>
              <table:table-cell office:value-type="float" office:value="1.298405">
                <text:p>1.298405</text:p>
              </table:table-cell>
              <table:table-cell office:value-type="float" office:value="14.136654">
                <text:p>14.136654</text:p>
              </table:table-cell>
              <table:table-cell office:value-type="float" office:value="0.794367">
                <text:p>0.794367</text:p>
              </table:table-cell>
              <table:table-cell office:value-type="float" office:value="6.638368">
                <text:p>6.638368</text:p>
              </table:table-cell>
              <table:table-cell office:value-type="float" office:value="1.695554">
                <text:p>1.695554</text:p>
              </table:table-cell>
              <table:table-cell office:value-type="float" office:value="2.327669">
                <text:p>2.327669</text:p>
              </table:table-cell>
              <table:table-cell office:value-type="float" office:value="15.032278">
                <text:p>15.032278</text:p>
              </table:table-cell>
              <table:table-cell office:value-type="float" office:value="7.569359">
                <text:p>7.569359</text:p>
              </table:table-cell>
              <table:table-cell office:value-type="float" office:value="24.026002">
                <text:p>24.026002</text:p>
              </table:table-cell>
              <table:table-cell office:value-type="float" office:value="7.557838">
                <text:p>7.557838</text:p>
              </table:table-cell>
              <table:table-cell office:value-type="float" office:value="21.871616">
                <text:p>21.871616</text:p>
              </table:table-cell>
              <table:table-cell office:value-type="float" office:value="22.291806">
                <text:p>22.291806</text:p>
              </table:table-cell>
              <table:table-cell office:value-type="float" office:value="15.696579">
                <text:p>15.696579</text:p>
              </table:table-cell>
              <table:table-cell office:value-type="float" office:value="52.965333">
                <text:p>52.965333</text:p>
              </table:table-cell>
              <table:table-cell office:value-type="float" office:value="13.049511">
                <text:p>13.049511</text:p>
              </table:table-cell>
              <table:table-cell office:value-type="float" office:value="13.366083">
                <text:p>13.366083</text:p>
              </table:table-cell>
              <table:table-cell office:value-type="float" office:value="20.671202">
                <text:p>20.671202</text:p>
              </table:table-cell>
              <table:table-cell office:value-type="float" office:value="4.315949">
                <text:p>4.315949</text:p>
              </table:table-cell>
              <table:table-cell office:value-type="float" office:value="9.449541">
                <text:p>9.449541</text:p>
              </table:table-cell>
              <table:table-cell office:value-type="float" office:value="0.380884">
                <text:p>0.380884</text:p>
              </table:table-cell>
              <table:table-cell office:value-type="float" office:value="NaN">
                <text:p>NaN</text:p>
              </table:table-cell>
              <table:table-cell office:value-type="float" office:value="5.352196">
                <text:p>5.352196</text:p>
              </table:table-cell>
              <table:table-cell office:value-type="float" office:value="41.327661">
                <text:p>41.327661</text:p>
              </table:table-cell>
              <table:table-cell office:value-type="float" office:value="2.750207">
                <text:p>2.750207</text:p>
              </table:table-cell>
              <table:table-cell office:value-type="float" office:value="45.015092">
                <text:p>45.015092</text:p>
              </table:table-cell>
              <table:table-cell office:value-type="float" office:value="34.185886">
                <text:p>34.185886</text:p>
              </table:table-cell>
              <table:table-cell office:value-type="float" office:value="18.566897">
                <text:p>18.566897</text:p>
              </table:table-cell>
              <table:table-cell office:value-type="float" office:value="2.130658">
                <text:p>2.130658</text:p>
              </table:table-cell>
              <table:table-cell office:value-type="float" office:value="38.594766">
                <text:p>38.594766</text:p>
              </table:table-cell>
              <table:table-cell office:value-type="float" office:value="2.414539">
                <text:p>2.414539</text:p>
              </table:table-cell>
              <table:table-cell office:value-type="float" office:value="40.890221">
                <text:p>40.890221</text:p>
              </table:table-cell>
              <table:table-cell office:value-type="float" office:value="0.088272">
                <text:p>0.088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54945">
                <text:p>22.54945</text:p>
              </table:table-cell>
              <table:table-cell office:value-type="float" office:value="1">
                <text:p>1</text:p>
              </table:table-cell>
              <table:table-cell office:value-type="float" office:value="35.37931">
                <text:p>35.37931</text:p>
              </table:table-cell>
              <table:table-cell office:value-type="float" office:value="1.091254">
                <text:p>1.091254</text:p>
              </table:table-cell>
              <table:table-cell office:value-type="float" office:value="10.632124">
                <text:p>10.632124</text:p>
              </table:table-cell>
              <table:table-cell office:value-type="float" office:value="0.628483">
                <text:p>0.628483</text:p>
              </table:table-cell>
              <table:table-cell office:value-type="float" office:value="5.423191">
                <text:p>5.423191</text:p>
              </table:table-cell>
              <table:table-cell office:value-type="float" office:value="1.792067">
                <text:p>1.792067</text:p>
              </table:table-cell>
              <table:table-cell office:value-type="float" office:value="2.294981">
                <text:p>2.294981</text:p>
              </table:table-cell>
              <table:table-cell office:value-type="float" office:value="14.206206">
                <text:p>14.206206</text:p>
              </table:table-cell>
              <table:table-cell office:value-type="float" office:value="7.315508">
                <text:p>7.315508</text:p>
              </table:table-cell>
              <table:table-cell office:value-type="float" office:value="22.895344">
                <text:p>22.895344</text:p>
              </table:table-cell>
              <table:table-cell office:value-type="float" office:value="6.480852">
                <text:p>6.480852</text:p>
              </table:table-cell>
              <table:table-cell office:value-type="float" office:value="19.291901">
                <text:p>19.291901</text:p>
              </table:table-cell>
              <table:table-cell office:value-type="float" office:value="17.708737">
                <text:p>17.708737</text:p>
              </table:table-cell>
              <table:table-cell office:value-type="float" office:value="20.366317">
                <text:p>20.366317</text:p>
              </table:table-cell>
              <table:table-cell office:value-type="float" office:value="39.461538">
                <text:p>39.461538</text:p>
              </table:table-cell>
              <table:table-cell office:value-type="float" office:value="11.965529">
                <text:p>11.965529</text:p>
              </table:table-cell>
              <table:table-cell office:value-type="float" office:value="10.821357">
                <text:p>10.821357</text:p>
              </table:table-cell>
              <table:table-cell office:value-type="float" office:value="20.940097">
                <text:p>20.940097</text:p>
              </table:table-cell>
              <table:table-cell office:value-type="float" office:value="3.502453">
                <text:p>3.502453</text:p>
              </table:table-cell>
              <table:table-cell office:value-type="float" office:value="16.240986">
                <text:p>16.240986</text:p>
              </table:table-cell>
              <table:table-cell office:value-type="float" office:value="0.31183">
                <text:p>0.31183</text:p>
              </table:table-cell>
              <table:table-cell office:value-type="float" office:value="NaN">
                <text:p>NaN</text:p>
              </table:table-cell>
              <table:table-cell office:value-type="float" office:value="4.80562">
                <text:p>4.80562</text:p>
              </table:table-cell>
              <table:table-cell office:value-type="float" office:value="39.08341">
                <text:p>39.08341</text:p>
              </table:table-cell>
              <table:table-cell office:value-type="float" office:value="2.499771">
                <text:p>2.499771</text:p>
              </table:table-cell>
              <table:table-cell office:value-type="float" office:value="40.940167">
                <text:p>40.940167</text:p>
              </table:table-cell>
              <table:table-cell office:value-type="float" office:value="49.745454">
                <text:p>49.745454</text:p>
              </table:table-cell>
              <table:table-cell office:value-type="float" office:value="23.107099">
                <text:p>23.107099</text:p>
              </table:table-cell>
              <table:table-cell office:value-type="float" office:value="1.854077">
                <text:p>1.854077</text:p>
              </table:table-cell>
              <table:table-cell office:value-type="float" office:value="24.103733">
                <text:p>24.103733</text:p>
              </table:table-cell>
              <table:table-cell office:value-type="float" office:value="2.089613">
                <text:p>2.089613</text:p>
              </table:table-cell>
              <table:table-cell office:value-type="float" office:value="38.224157">
                <text:p>38.224157</text:p>
              </table:table-cell>
              <table:table-cell office:value-type="float" office:value="0.086601">
                <text:p>0.086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152741">
                <text:p>26.152741</text:p>
              </table:table-cell>
              <table:table-cell office:value-type="float" office:value="1">
                <text:p>1</text:p>
              </table:table-cell>
              <table:table-cell office:value-type="float" office:value="37.029574">
                <text:p>37.029574</text:p>
              </table:table-cell>
              <table:table-cell office:value-type="float" office:value="1.164456">
                <text:p>1.164456</text:p>
              </table:table-cell>
              <table:table-cell office:value-type="float" office:value="14.329756">
                <text:p>14.329756</text:p>
              </table:table-cell>
              <table:table-cell office:value-type="float" office:value="0.691413">
                <text:p>0.691413</text:p>
              </table:table-cell>
              <table:table-cell office:value-type="float" office:value="6.877102">
                <text:p>6.877102</text:p>
              </table:table-cell>
              <table:table-cell office:value-type="float" office:value="1.570051">
                <text:p>1.570051</text:p>
              </table:table-cell>
              <table:table-cell office:value-type="float" office:value="2.35821">
                <text:p>2.35821</text:p>
              </table:table-cell>
              <table:table-cell office:value-type="float" office:value="11.697857">
                <text:p>11.697857</text:p>
              </table:table-cell>
              <table:table-cell office:value-type="float" office:value="7.620007">
                <text:p>7.620007</text:p>
              </table:table-cell>
              <table:table-cell office:value-type="float" office:value="15.209137">
                <text:p>15.209137</text:p>
              </table:table-cell>
              <table:table-cell office:value-type="float" office:value="7.693164">
                <text:p>7.693164</text:p>
              </table:table-cell>
              <table:table-cell office:value-type="float" office:value="17.013164">
                <text:p>17.013164</text:p>
              </table:table-cell>
              <table:table-cell office:value-type="float" office:value="20.400203">
                <text:p>20.400203</text:p>
              </table:table-cell>
              <table:table-cell office:value-type="float" office:value="10.360739">
                <text:p>10.360739</text:p>
              </table:table-cell>
              <table:table-cell office:value-type="float" office:value="44.517777">
                <text:p>44.517777</text:p>
              </table:table-cell>
              <table:table-cell office:value-type="float" office:value="9.668817">
                <text:p>9.668817</text:p>
              </table:table-cell>
              <table:table-cell office:value-type="float" office:value="13.033832">
                <text:p>13.033832</text:p>
              </table:table-cell>
              <table:table-cell office:value-type="float" office:value="15.780374">
                <text:p>15.780374</text:p>
              </table:table-cell>
              <table:table-cell office:value-type="float" office:value="4.392238">
                <text:p>4.392238</text:p>
              </table:table-cell>
              <table:table-cell office:value-type="float" office:value="5.4783">
                <text:p>5.4783</text:p>
              </table:table-cell>
              <table:table-cell office:value-type="float" office:value="0.38792">
                <text:p>0.38792</text:p>
              </table:table-cell>
              <table:table-cell office:value-type="float" office:value="NaN">
                <text:p>NaN</text:p>
              </table:table-cell>
              <table:table-cell office:value-type="float" office:value="6.063256">
                <text:p>6.063256</text:p>
              </table:table-cell>
              <table:table-cell office:value-type="float" office:value="39.892359">
                <text:p>39.892359</text:p>
              </table:table-cell>
              <table:table-cell office:value-type="float" office:value="2.700229">
                <text:p>2.700229</text:p>
              </table:table-cell>
              <table:table-cell office:value-type="float" office:value="42.72771">
                <text:p>42.72771</text:p>
              </table:table-cell>
              <table:table-cell office:value-type="float" office:value="34.420962">
                <text:p>34.420962</text:p>
              </table:table-cell>
              <table:table-cell office:value-type="float" office:value="22.681041">
                <text:p>22.681041</text:p>
              </table:table-cell>
              <table:table-cell office:value-type="float" office:value="2.130716">
                <text:p>2.130716</text:p>
              </table:table-cell>
              <table:table-cell office:value-type="float" office:value="36.552419">
                <text:p>36.552419</text:p>
              </table:table-cell>
              <table:table-cell office:value-type="float" office:value="2.399736">
                <text:p>2.399736</text:p>
              </table:table-cell>
              <table:table-cell office:value-type="float" office:value="36.938213">
                <text:p>36.938213</text:p>
              </table:table-cell>
              <table:table-cell office:value-type="float" office:value="0.089322">
                <text:p>0.089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454545">
                <text:p>25.454545</text:p>
              </table:table-cell>
              <table:table-cell office:value-type="float" office:value="1">
                <text:p>1</text:p>
              </table:table-cell>
              <table:table-cell office:value-type="float" office:value="40.770877">
                <text:p>40.770877</text:p>
              </table:table-cell>
              <table:table-cell office:value-type="float" office:value="1.076232">
                <text:p>1.076232</text:p>
              </table:table-cell>
              <table:table-cell office:value-type="float" office:value="16.894409">
                <text:p>16.894409</text:p>
              </table:table-cell>
              <table:table-cell office:value-type="float" office:value="0.666499">
                <text:p>0.666499</text:p>
              </table:table-cell>
              <table:table-cell office:value-type="float" office:value="6.252873">
                <text:p>6.252873</text:p>
              </table:table-cell>
              <table:table-cell office:value-type="float" office:value="1.628545">
                <text:p>1.628545</text:p>
              </table:table-cell>
              <table:table-cell office:value-type="float" office:value="2.555361">
                <text:p>2.555361</text:p>
              </table:table-cell>
              <table:table-cell office:value-type="float" office:value="9.382037">
                <text:p>9.382037</text:p>
              </table:table-cell>
              <table:table-cell office:value-type="float" office:value="7.496062">
                <text:p>7.496062</text:p>
              </table:table-cell>
              <table:table-cell office:value-type="float" office:value="14.018037">
                <text:p>14.018037</text:p>
              </table:table-cell>
              <table:table-cell office:value-type="float" office:value="8.210435">
                <text:p>8.210435</text:p>
              </table:table-cell>
              <table:table-cell office:value-type="float" office:value="11.045474">
                <text:p>11.045474</text:p>
              </table:table-cell>
              <table:table-cell office:value-type="float" office:value="17.30909">
                <text:p>17.30909</text:p>
              </table:table-cell>
              <table:table-cell office:value-type="float" office:value="9.651741">
                <text:p>9.651741</text:p>
              </table:table-cell>
              <table:table-cell office:value-type="float" office:value="32.884283">
                <text:p>32.884283</text:p>
              </table:table-cell>
              <table:table-cell office:value-type="float" office:value="7.329837">
                <text:p>7.329837</text:p>
              </table:table-cell>
              <table:table-cell office:value-type="float" office:value="12.847503">
                <text:p>12.847503</text:p>
              </table:table-cell>
              <table:table-cell office:value-type="float" office:value="7.503424">
                <text:p>7.503424</text:p>
              </table:table-cell>
              <table:table-cell office:value-type="float" office:value="4.408427">
                <text:p>4.408427</text:p>
              </table:table-cell>
              <table:table-cell office:value-type="float" office:value="6.076473">
                <text:p>6.076473</text:p>
              </table:table-cell>
              <table:table-cell office:value-type="float" office:value="0.375024">
                <text:p>0.375024</text:p>
              </table:table-cell>
              <table:table-cell office:value-type="float" office:value="NaN">
                <text:p>NaN</text:p>
              </table:table-cell>
              <table:table-cell office:value-type="float" office:value="7.101827">
                <text:p>7.101827</text:p>
              </table:table-cell>
              <table:table-cell office:value-type="float" office:value="16.620143">
                <text:p>16.620143</text:p>
              </table:table-cell>
              <table:table-cell office:value-type="float" office:value="2.788109">
                <text:p>2.788109</text:p>
              </table:table-cell>
              <table:table-cell office:value-type="float" office:value="17.034368">
                <text:p>17.034368</text:p>
              </table:table-cell>
              <table:table-cell office:value-type="float" office:value="32">
                <text:p>32</text:p>
              </table:table-cell>
              <table:table-cell office:value-type="float" office:value="13.312159">
                <text:p>13.312159</text:p>
              </table:table-cell>
              <table:table-cell office:value-type="float" office:value="2.320819">
                <text:p>2.320819</text:p>
              </table:table-cell>
              <table:table-cell office:value-type="float" office:value="16.672139">
                <text:p>16.672139</text:p>
              </table:table-cell>
              <table:table-cell office:value-type="float" office:value="2.686988">
                <text:p>2.686988</text:p>
              </table:table-cell>
              <table:table-cell office:value-type="float" office:value="16.367595">
                <text:p>16.367595</text:p>
              </table:table-cell>
              <table:table-cell office:value-type="float" office:value="0.090917">
                <text:p>0.090917</text:p>
              </table:table-cell>
              <table:table-cell office:value-type="float" office:value="69.61654">
                <text:p>69.61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180836">
                <text:p>27.180836</text:p>
              </table:table-cell>
              <table:table-cell office:value-type="float" office:value="1">
                <text:p>1</text:p>
              </table:table-cell>
              <table:table-cell office:value-type="float" office:value="84.62605">
                <text:p>84.62605</text:p>
              </table:table-cell>
              <table:table-cell office:value-type="float" office:value="1.049726">
                <text:p>1.049726</text:p>
              </table:table-cell>
              <table:table-cell office:value-type="float" office:value="14.787812">
                <text:p>14.787812</text:p>
              </table:table-cell>
              <table:table-cell office:value-type="float" office:value="0.758441">
                <text:p>0.758441</text:p>
              </table:table-cell>
              <table:table-cell office:value-type="float" office:value="6.552049">
                <text:p>6.552049</text:p>
              </table:table-cell>
              <table:table-cell office:value-type="float" office:value="1.722141">
                <text:p>1.722141</text:p>
              </table:table-cell>
              <table:table-cell office:value-type="float" office:value="2.428967">
                <text:p>2.428967</text:p>
              </table:table-cell>
              <table:table-cell office:value-type="float" office:value="17.085812">
                <text:p>17.085812</text:p>
              </table:table-cell>
              <table:table-cell office:value-type="float" office:value="7.608991">
                <text:p>7.608991</text:p>
              </table:table-cell>
              <table:table-cell office:value-type="float" office:value="32.902614">
                <text:p>32.902614</text:p>
              </table:table-cell>
              <table:table-cell office:value-type="float" office:value="8.896201">
                <text:p>8.896201</text:p>
              </table:table-cell>
              <table:table-cell office:value-type="float" office:value="28.132243">
                <text:p>28.132243</text:p>
              </table:table-cell>
              <table:table-cell office:value-type="float" office:value="17.983035">
                <text:p>17.983035</text:p>
              </table:table-cell>
              <table:table-cell office:value-type="float" office:value="23.42041">
                <text:p>23.42041</text:p>
              </table:table-cell>
              <table:table-cell office:value-type="float" office:value="34.137288">
                <text:p>34.137288</text:p>
              </table:table-cell>
              <table:table-cell office:value-type="float" office:value="13.845605">
                <text:p>13.845605</text:p>
              </table:table-cell>
              <table:table-cell office:value-type="float" office:value="12.402093">
                <text:p>12.402093</text:p>
              </table:table-cell>
              <table:table-cell office:value-type="float" office:value="24.943908">
                <text:p>24.943908</text:p>
              </table:table-cell>
              <table:table-cell office:value-type="float" office:value="4.491748">
                <text:p>4.491748</text:p>
              </table:table-cell>
              <table:table-cell office:value-type="float" office:value="16.79606">
                <text:p>16.79606</text:p>
              </table:table-cell>
              <table:table-cell office:value-type="float" office:value="0.394225">
                <text:p>0.394225</text:p>
              </table:table-cell>
              <table:table-cell office:value-type="float" office:value="NaN">
                <text:p>NaN</text:p>
              </table:table-cell>
              <table:table-cell office:value-type="float" office:value="6.003278">
                <text:p>6.003278</text:p>
              </table:table-cell>
              <table:table-cell office:value-type="float" office:value="55.906055">
                <text:p>55.906055</text:p>
              </table:table-cell>
              <table:table-cell office:value-type="float" office:value="2.805153">
                <text:p>2.805153</text:p>
              </table:table-cell>
              <table:table-cell office:value-type="float" office:value="81.813901">
                <text:p>81.813901</text:p>
              </table:table-cell>
              <table:table-cell office:value-type="float" office:value="40.52515">
                <text:p>40.52515</text:p>
              </table:table-cell>
              <table:table-cell office:value-type="float" office:value="25.831476">
                <text:p>25.831476</text:p>
              </table:table-cell>
              <table:table-cell office:value-type="float" office:value="2.175288">
                <text:p>2.175288</text:p>
              </table:table-cell>
              <table:table-cell office:value-type="float" office:value="56.27362">
                <text:p>56.27362</text:p>
              </table:table-cell>
              <table:table-cell office:value-type="float" office:value="2.535372">
                <text:p>2.535372</text:p>
              </table:table-cell>
              <table:table-cell office:value-type="float" office:value="43.368635">
                <text:p>43.368635</text:p>
              </table:table-cell>
              <table:table-cell office:value-type="float" office:value="0.089625">
                <text:p>0.089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252808">
                <text:p>25.252808</text:p>
              </table:table-cell>
              <table:table-cell office:value-type="float" office:value="1">
                <text:p>1</text:p>
              </table:table-cell>
              <table:table-cell office:value-type="float" office:value="96.149732">
                <text:p>96.149732</text:p>
              </table:table-cell>
              <table:table-cell office:value-type="float" office:value="1.123283">
                <text:p>1.123283</text:p>
              </table:table-cell>
              <table:table-cell office:value-type="float" office:value="15.341296">
                <text:p>15.341296</text:p>
              </table:table-cell>
              <table:table-cell office:value-type="float" office:value="0.701759">
                <text:p>0.701759</text:p>
              </table:table-cell>
              <table:table-cell office:value-type="float" office:value="6.037609">
                <text:p>6.037609</text:p>
              </table:table-cell>
              <table:table-cell office:value-type="float" office:value="1.854116">
                <text:p>1.854116</text:p>
              </table:table-cell>
              <table:table-cell office:value-type="float" office:value="2.446924">
                <text:p>2.446924</text:p>
              </table:table-cell>
              <table:table-cell office:value-type="float" office:value="14.474473">
                <text:p>14.474473</text:p>
              </table:table-cell>
              <table:table-cell office:value-type="float" office:value="7.20064">
                <text:p>7.20064</text:p>
              </table:table-cell>
              <table:table-cell office:value-type="float" office:value="28.892797">
                <text:p>28.892797</text:p>
              </table:table-cell>
              <table:table-cell office:value-type="float" office:value="7.576906">
                <text:p>7.576906</text:p>
              </table:table-cell>
              <table:table-cell office:value-type="float" office:value="21.745845">
                <text:p>21.745845</text:p>
              </table:table-cell>
              <table:table-cell office:value-type="float" office:value="17.255278">
                <text:p>17.255278</text:p>
              </table:table-cell>
              <table:table-cell office:value-type="float" office:value="23.06348">
                <text:p>23.06348</text:p>
              </table:table-cell>
              <table:table-cell office:value-type="float" office:value="54.156626">
                <text:p>54.156626</text:p>
              </table:table-cell>
              <table:table-cell office:value-type="float" office:value="16.161808">
                <text:p>16.161808</text:p>
              </table:table-cell>
              <table:table-cell office:value-type="float" office:value="14.641693">
                <text:p>14.641693</text:p>
              </table:table-cell>
              <table:table-cell office:value-type="float" office:value="24.014478">
                <text:p>24.014478</text:p>
              </table:table-cell>
              <table:table-cell office:value-type="float" office:value="4.02868">
                <text:p>4.02868</text:p>
              </table:table-cell>
              <table:table-cell office:value-type="float" office:value="15.789852">
                <text:p>15.789852</text:p>
              </table:table-cell>
              <table:table-cell office:value-type="float" office:value="0.356251">
                <text:p>0.356251</text:p>
              </table:table-cell>
              <table:table-cell office:value-type="float" office:value="NaN">
                <text:p>NaN</text:p>
              </table:table-cell>
              <table:table-cell office:value-type="float" office:value="5.862406">
                <text:p>5.862406</text:p>
              </table:table-cell>
              <table:table-cell office:value-type="float" office:value="58.561049">
                <text:p>58.561049</text:p>
              </table:table-cell>
              <table:table-cell office:value-type="float" office:value="2.630962">
                <text:p>2.630962</text:p>
              </table:table-cell>
              <table:table-cell office:value-type="float" office:value="79.274076">
                <text:p>79.274076</text:p>
              </table:table-cell>
              <table:table-cell office:value-type="float" office:value="24.76584">
                <text:p>24.76584</text:p>
              </table:table-cell>
              <table:table-cell office:value-type="float" office:value="32.91213">
                <text:p>32.91213</text:p>
              </table:table-cell>
              <table:table-cell office:value-type="float" office:value="2.198044">
                <text:p>2.198044</text:p>
              </table:table-cell>
              <table:table-cell office:value-type="float" office:value="54.250385">
                <text:p>54.250385</text:p>
              </table:table-cell>
              <table:table-cell office:value-type="float" office:value="2.581108">
                <text:p>2.581108</text:p>
              </table:table-cell>
              <table:table-cell office:value-type="float" office:value="33.915101">
                <text:p>33.915101</text:p>
              </table:table-cell>
              <table:table-cell office:value-type="float" office:value="0.085294">
                <text:p>0.085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145552">
                <text:p>24.145552</text:p>
              </table:table-cell>
              <table:table-cell office:value-type="float" office:value="1">
                <text:p>1</text:p>
              </table:table-cell>
              <table:table-cell office:value-type="float" office:value="121.877551">
                <text:p>121.877551</text:p>
              </table:table-cell>
              <table:table-cell office:value-type="float" office:value="1.175338">
                <text:p>1.175338</text:p>
              </table:table-cell>
              <table:table-cell office:value-type="float" office:value="16.558225">
                <text:p>16.558225</text:p>
              </table:table-cell>
              <table:table-cell office:value-type="float" office:value="0.694445">
                <text:p>0.694445</text:p>
              </table:table-cell>
              <table:table-cell office:value-type="float" office:value="5.773767">
                <text:p>5.773767</text:p>
              </table:table-cell>
              <table:table-cell office:value-type="float" office:value="1.878124">
                <text:p>1.878124</text:p>
              </table:table-cell>
              <table:table-cell office:value-type="float" office:value="3.322084">
                <text:p>3.322084</text:p>
              </table:table-cell>
              <table:table-cell office:value-type="float" office:value="7.407966">
                <text:p>7.407966</text:p>
              </table:table-cell>
              <table:table-cell office:value-type="float" office:value="8.511163">
                <text:p>8.511163</text:p>
              </table:table-cell>
              <table:table-cell office:value-type="float" office:value="9.587825">
                <text:p>9.587825</text:p>
              </table:table-cell>
              <table:table-cell office:value-type="float" office:value="7.025882">
                <text:p>7.025882</text:p>
              </table:table-cell>
              <table:table-cell office:value-type="float" office:value="7.648148">
                <text:p>7.648148</text:p>
              </table:table-cell>
              <table:table-cell office:value-type="float" office:value="17.987951">
                <text:p>17.987951</text:p>
              </table:table-cell>
              <table:table-cell office:value-type="float" office:value="7.847889">
                <text:p>7.847889</text:p>
              </table:table-cell>
              <table:table-cell office:value-type="float" office:value="39.637168">
                <text:p>39.637168</text:p>
              </table:table-cell>
              <table:table-cell office:value-type="float" office:value="6.398476">
                <text:p>6.398476</text:p>
              </table:table-cell>
              <table:table-cell office:value-type="float" office:value="15.144547">
                <text:p>15.144547</text:p>
              </table:table-cell>
              <table:table-cell office:value-type="float" office:value="7.561899">
                <text:p>7.561899</text:p>
              </table:table-cell>
              <table:table-cell office:value-type="float" office:value="4.268763">
                <text:p>4.268763</text:p>
              </table:table-cell>
              <table:table-cell office:value-type="float" office:value="6.238518">
                <text:p>6.238518</text:p>
              </table:table-cell>
              <table:table-cell office:value-type="float" office:value="0.346249">
                <text:p>0.346249</text:p>
              </table:table-cell>
              <table:table-cell office:value-type="float" office:value="NaN">
                <text:p>NaN</text:p>
              </table:table-cell>
              <table:table-cell office:value-type="float" office:value="6.324038">
                <text:p>6.324038</text:p>
              </table:table-cell>
              <table:table-cell office:value-type="float" office:value="10.656156">
                <text:p>10.656156</text:p>
              </table:table-cell>
              <table:table-cell office:value-type="float" office:value="2.736938">
                <text:p>2.736938</text:p>
              </table:table-cell>
              <table:table-cell office:value-type="float" office:value="10.570468">
                <text:p>10.570468</text:p>
              </table:table-cell>
              <table:table-cell office:value-type="float" office:value="42.964028">
                <text:p>42.964028</text:p>
              </table:table-cell>
              <table:table-cell office:value-type="float" office:value="9.146475">
                <text:p>9.146475</text:p>
              </table:table-cell>
              <table:table-cell office:value-type="float" office:value="2.217052">
                <text:p>2.217052</text:p>
              </table:table-cell>
              <table:table-cell office:value-type="float" office:value="10.189512">
                <text:p>10.189512</text:p>
              </table:table-cell>
              <table:table-cell office:value-type="float" office:value="2.734849">
                <text:p>2.734849</text:p>
              </table:table-cell>
              <table:table-cell office:value-type="float" office:value="9.943391">
                <text:p>9.943391</text:p>
              </table:table-cell>
              <table:table-cell office:value-type="float" office:value="0.10751">
                <text:p>0.10751</text:p>
              </table:table-cell>
              <table:table-cell office:value-type="float" office:value="11.10992">
                <text:p>11.10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29558">
                <text:p>25.29558</text:p>
              </table:table-cell>
              <table:table-cell office:value-type="float" office:value="1">
                <text:p>1</text:p>
              </table:table-cell>
              <table:table-cell office:value-type="float" office:value="47.942408">
                <text:p>47.942408</text:p>
              </table:table-cell>
              <table:table-cell office:value-type="float" office:value="1.093953">
                <text:p>1.093953</text:p>
              </table:table-cell>
              <table:table-cell office:value-type="float" office:value="12.915373">
                <text:p>12.915373</text:p>
              </table:table-cell>
              <table:table-cell office:value-type="float" office:value="0.671663">
                <text:p>0.671663</text:p>
              </table:table-cell>
              <table:table-cell office:value-type="float" office:value="5.921112">
                <text:p>5.921112</text:p>
              </table:table-cell>
              <table:table-cell office:value-type="float" office:value="1.63899">
                <text:p>1.63899</text:p>
              </table:table-cell>
              <table:table-cell office:value-type="float" office:value="2.590381">
                <text:p>2.590381</text:p>
              </table:table-cell>
              <table:table-cell office:value-type="float" office:value="16.241565">
                <text:p>16.241565</text:p>
              </table:table-cell>
              <table:table-cell office:value-type="float" office:value="7.750317">
                <text:p>7.750317</text:p>
              </table:table-cell>
              <table:table-cell office:value-type="float" office:value="28.310547">
                <text:p>28.310547</text:p>
              </table:table-cell>
              <table:table-cell office:value-type="float" office:value="7.900776">
                <text:p>7.900776</text:p>
              </table:table-cell>
              <table:table-cell office:value-type="float" office:value="25.17297">
                <text:p>25.17297</text:p>
              </table:table-cell>
              <table:table-cell office:value-type="float" office:value="17.867317">
                <text:p>17.867317</text:p>
              </table:table-cell>
              <table:table-cell office:value-type="float" office:value="22.895543">
                <text:p>22.895543</text:p>
              </table:table-cell>
              <table:table-cell office:value-type="float" office:value="30.625418">
                <text:p>30.625418</text:p>
              </table:table-cell>
              <table:table-cell office:value-type="float" office:value="12.244024">
                <text:p>12.244024</text:p>
              </table:table-cell>
              <table:table-cell office:value-type="float" office:value="12.433129">
                <text:p>12.433129</text:p>
              </table:table-cell>
              <table:table-cell office:value-type="float" office:value="24.072949">
                <text:p>24.072949</text:p>
              </table:table-cell>
              <table:table-cell office:value-type="float" office:value="4.047292">
                <text:p>4.047292</text:p>
              </table:table-cell>
              <table:table-cell office:value-type="float" office:value="13.4162">
                <text:p>13.4162</text:p>
              </table:table-cell>
              <table:table-cell office:value-type="float" office:value="0.358058">
                <text:p>0.358058</text:p>
              </table:table-cell>
              <table:table-cell office:value-type="float" office:value="NaN">
                <text:p>NaN</text:p>
              </table:table-cell>
              <table:table-cell office:value-type="float" office:value="6.274066">
                <text:p>6.274066</text:p>
              </table:table-cell>
              <table:table-cell office:value-type="float" office:value="65.28663">
                <text:p>65.28663</text:p>
              </table:table-cell>
              <table:table-cell office:value-type="float" office:value="2.824926">
                <text:p>2.824926</text:p>
              </table:table-cell>
              <table:table-cell office:value-type="float" office:value="76.962442">
                <text:p>76.962442</text:p>
              </table:table-cell>
              <table:table-cell office:value-type="float" office:value="23.359693">
                <text:p>23.359693</text:p>
              </table:table-cell>
              <table:table-cell office:value-type="float" office:value="29.503973">
                <text:p>29.503973</text:p>
              </table:table-cell>
              <table:table-cell office:value-type="float" office:value="2.208368">
                <text:p>2.208368</text:p>
              </table:table-cell>
              <table:table-cell office:value-type="float" office:value="61.188226">
                <text:p>61.188226</text:p>
              </table:table-cell>
              <table:table-cell office:value-type="float" office:value="2.74367">
                <text:p>2.74367</text:p>
              </table:table-cell>
              <table:table-cell office:value-type="float" office:value="39.873228">
                <text:p>39.873228</text:p>
              </table:table-cell>
              <table:table-cell office:value-type="float" office:value="0.091636">
                <text:p>0.091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257783">
                <text:p>23.257783</text:p>
              </table:table-cell>
              <table:table-cell office:value-type="float" office:value="1">
                <text:p>1</text:p>
              </table:table-cell>
              <table:table-cell office:value-type="float" office:value="81.91228">
                <text:p>81.91228</text:p>
              </table:table-cell>
              <table:table-cell office:value-type="float" office:value="1.159486">
                <text:p>1.159486</text:p>
              </table:table-cell>
              <table:table-cell office:value-type="float" office:value="15.295659">
                <text:p>15.295659</text:p>
              </table:table-cell>
              <table:table-cell office:value-type="float" office:value="0.704024">
                <text:p>0.704024</text:p>
              </table:table-cell>
              <table:table-cell office:value-type="float" office:value="6.079427">
                <text:p>6.079427</text:p>
              </table:table-cell>
              <table:table-cell office:value-type="float" office:value="1.905644">
                <text:p>1.905644</text:p>
              </table:table-cell>
              <table:table-cell office:value-type="float" office:value="2.514947">
                <text:p>2.514947</text:p>
              </table:table-cell>
              <table:table-cell office:value-type="float" office:value="13.652055">
                <text:p>13.652055</text:p>
              </table:table-cell>
              <table:table-cell office:value-type="float" office:value="7.56726">
                <text:p>7.56726</text:p>
              </table:table-cell>
              <table:table-cell office:value-type="float" office:value="26.92723">
                <text:p>26.92723</text:p>
              </table:table-cell>
              <table:table-cell office:value-type="float" office:value="8.326348">
                <text:p>8.326348</text:p>
              </table:table-cell>
              <table:table-cell office:value-type="float" office:value="21.07276">
                <text:p>21.07276</text:p>
              </table:table-cell>
              <table:table-cell office:value-type="float" office:value="14.567862">
                <text:p>14.567862</text:p>
              </table:table-cell>
              <table:table-cell office:value-type="float" office:value="18.546024">
                <text:p>18.546024</text:p>
              </table:table-cell>
              <table:table-cell office:value-type="float" office:value="25.513661">
                <text:p>25.513661</text:p>
              </table:table-cell>
              <table:table-cell office:value-type="float" office:value="13.306952">
                <text:p>13.306952</text:p>
              </table:table-cell>
              <table:table-cell office:value-type="float" office:value="12.653116">
                <text:p>12.653116</text:p>
              </table:table-cell>
              <table:table-cell office:value-type="float" office:value="21.145893">
                <text:p>21.145893</text:p>
              </table:table-cell>
              <table:table-cell office:value-type="float" office:value="4.321147">
                <text:p>4.321147</text:p>
              </table:table-cell>
              <table:table-cell office:value-type="float" office:value="11.215503">
                <text:p>11.215503</text:p>
              </table:table-cell>
              <table:table-cell office:value-type="float" office:value="0.349038">
                <text:p>0.349038</text:p>
              </table:table-cell>
              <table:table-cell office:value-type="float" office:value="NaN">
                <text:p>NaN</text:p>
              </table:table-cell>
              <table:table-cell office:value-type="float" office:value="6.525506">
                <text:p>6.525506</text:p>
              </table:table-cell>
              <table:table-cell office:value-type="float" office:value="42.038742">
                <text:p>42.038742</text:p>
              </table:table-cell>
              <table:table-cell office:value-type="float" office:value="2.710595">
                <text:p>2.710595</text:p>
              </table:table-cell>
              <table:table-cell office:value-type="float" office:value="48.011189">
                <text:p>48.011189</text:p>
              </table:table-cell>
              <table:table-cell office:value-type="float" office:value="22.831295">
                <text:p>22.831295</text:p>
              </table:table-cell>
              <table:table-cell office:value-type="float" office:value="36.212347">
                <text:p>36.212347</text:p>
              </table:table-cell>
              <table:table-cell office:value-type="float" office:value="2.229703">
                <text:p>2.229703</text:p>
              </table:table-cell>
              <table:table-cell office:value-type="float" office:value="36.605004">
                <text:p>36.605004</text:p>
              </table:table-cell>
              <table:table-cell office:value-type="float" office:value="2.644951">
                <text:p>2.644951</text:p>
              </table:table-cell>
              <table:table-cell office:value-type="float" office:value="34.357957">
                <text:p>34.357957</text:p>
              </table:table-cell>
              <table:table-cell office:value-type="float" office:value="0.086878">
                <text:p>0.086878</text:p>
              </table:table-cell>
              <table:table-cell office:value-type="float" office:value="620.567485">
                <text:p>620.567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935828">
                <text:p>19.935828</text:p>
              </table:table-cell>
              <table:table-cell office:value-type="float" office:value="1">
                <text:p>1</text:p>
              </table:table-cell>
              <table:table-cell office:value-type="float" office:value="81.397379">
                <text:p>81.397379</text:p>
              </table:table-cell>
              <table:table-cell office:value-type="float" office:value="1.149668">
                <text:p>1.149668</text:p>
              </table:table-cell>
              <table:table-cell office:value-type="float" office:value="16">
                <text:p>16</text:p>
              </table:table-cell>
              <table:table-cell office:value-type="float" office:value="0.686633">
                <text:p>0.686633</text:p>
              </table:table-cell>
              <table:table-cell office:value-type="float" office:value="6.057848">
                <text:p>6.057848</text:p>
              </table:table-cell>
              <table:table-cell office:value-type="float" office:value="1.882506">
                <text:p>1.882506</text:p>
              </table:table-cell>
              <table:table-cell office:value-type="float" office:value="2.492645">
                <text:p>2.492645</text:p>
              </table:table-cell>
              <table:table-cell office:value-type="float" office:value="13.340685">
                <text:p>13.340685</text:p>
              </table:table-cell>
              <table:table-cell office:value-type="float" office:value="7.574156">
                <text:p>7.574156</text:p>
              </table:table-cell>
              <table:table-cell office:value-type="float" office:value="27.819712">
                <text:p>27.819712</text:p>
              </table:table-cell>
              <table:table-cell office:value-type="float" office:value="7.476935">
                <text:p>7.476935</text:p>
              </table:table-cell>
              <table:table-cell office:value-type="float" office:value="20.822723">
                <text:p>20.822723</text:p>
              </table:table-cell>
              <table:table-cell office:value-type="float" office:value="21.801169">
                <text:p>21.801169</text:p>
              </table:table-cell>
              <table:table-cell office:value-type="float" office:value="17.226659">
                <text:p>17.226659</text:p>
              </table:table-cell>
              <table:table-cell office:value-type="float" office:value="46.024691">
                <text:p>46.024691</text:p>
              </table:table-cell>
              <table:table-cell office:value-type="float" office:value="13.083625">
                <text:p>13.083625</text:p>
              </table:table-cell>
              <table:table-cell office:value-type="float" office:value="13.685756">
                <text:p>13.685756</text:p>
              </table:table-cell>
              <table:table-cell office:value-type="float" office:value="22.089767">
                <text:p>22.089767</text:p>
              </table:table-cell>
              <table:table-cell office:value-type="float" office:value="4.04163">
                <text:p>4.04163</text:p>
              </table:table-cell>
              <table:table-cell office:value-type="float" office:value="10.008653">
                <text:p>10.008653</text:p>
              </table:table-cell>
              <table:table-cell office:value-type="float" office:value="0.354103">
                <text:p>0.354103</text:p>
              </table:table-cell>
              <table:table-cell office:value-type="float" office:value="NaN">
                <text:p>NaN</text:p>
              </table:table-cell>
              <table:table-cell office:value-type="float" office:value="5.539375">
                <text:p>5.539375</text:p>
              </table:table-cell>
              <table:table-cell office:value-type="float" office:value="42.645141">
                <text:p>42.645141</text:p>
              </table:table-cell>
              <table:table-cell office:value-type="float" office:value="2.767631">
                <text:p>2.767631</text:p>
              </table:table-cell>
              <table:table-cell office:value-type="float" office:value="46.843899">
                <text:p>46.843899</text:p>
              </table:table-cell>
              <table:table-cell office:value-type="float" office:value="51.068493">
                <text:p>51.068493</text:p>
              </table:table-cell>
              <table:table-cell office:value-type="float" office:value="36.583274">
                <text:p>36.583274</text:p>
              </table:table-cell>
              <table:table-cell office:value-type="float" office:value="2.249306">
                <text:p>2.249306</text:p>
              </table:table-cell>
              <table:table-cell office:value-type="float" office:value="36.406439">
                <text:p>36.406439</text:p>
              </table:table-cell>
              <table:table-cell office:value-type="float" office:value="2.775048">
                <text:p>2.775048</text:p>
              </table:table-cell>
              <table:table-cell office:value-type="float" office:value="33.719942">
                <text:p>33.719942</text:p>
              </table:table-cell>
              <table:table-cell office:value-type="float" office:value="0.089179">
                <text:p>0.089179</text:p>
              </table:table-cell>
              <table:table-cell office:value-type="float" office:value="224.726756">
                <text:p>224.726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68872">
                <text:p>22.68872</text:p>
              </table:table-cell>
              <table:table-cell office:value-type="float" office:value="1">
                <text:p>1</text:p>
              </table:table-cell>
              <table:table-cell office:value-type="float" office:value="72.888501">
                <text:p>72.888501</text:p>
              </table:table-cell>
              <table:table-cell office:value-type="float" office:value="1.144618">
                <text:p>1.144618</text:p>
              </table:table-cell>
              <table:table-cell office:value-type="float" office:value="15.576321">
                <text:p>15.576321</text:p>
              </table:table-cell>
              <table:table-cell office:value-type="float" office:value="0.706004">
                <text:p>0.706004</text:p>
              </table:table-cell>
              <table:table-cell office:value-type="float" office:value="6.76115">
                <text:p>6.76115</text:p>
              </table:table-cell>
              <table:table-cell office:value-type="float" office:value="1.733059">
                <text:p>1.733059</text:p>
              </table:table-cell>
              <table:table-cell office:value-type="float" office:value="2.552031">
                <text:p>2.552031</text:p>
              </table:table-cell>
              <table:table-cell office:value-type="float" office:value="14.056252">
                <text:p>14.056252</text:p>
              </table:table-cell>
              <table:table-cell office:value-type="float" office:value="7.576602">
                <text:p>7.576602</text:p>
              </table:table-cell>
              <table:table-cell office:value-type="float" office:value="27.865421">
                <text:p>27.865421</text:p>
              </table:table-cell>
              <table:table-cell office:value-type="float" office:value="8.808">
                <text:p>8.808</text:p>
              </table:table-cell>
              <table:table-cell office:value-type="float" office:value="21.709857">
                <text:p>21.709857</text:p>
              </table:table-cell>
              <table:table-cell office:value-type="float" office:value="20.773584">
                <text:p>20.773584</text:p>
              </table:table-cell>
              <table:table-cell office:value-type="float" office:value="21.606735">
                <text:p>21.606735</text:p>
              </table:table-cell>
              <table:table-cell office:value-type="float" office:value="36.380869">
                <text:p>36.380869</text:p>
              </table:table-cell>
              <table:table-cell office:value-type="float" office:value="14.467991">
                <text:p>14.467991</text:p>
              </table:table-cell>
              <table:table-cell office:value-type="float" office:value="13.60143">
                <text:p>13.60143</text:p>
              </table:table-cell>
              <table:table-cell office:value-type="float" office:value="22.434162">
                <text:p>22.434162</text:p>
              </table:table-cell>
              <table:table-cell office:value-type="float" office:value="4.5875">
                <text:p>4.5875</text:p>
              </table:table-cell>
              <table:table-cell office:value-type="float" office:value="13.429426">
                <text:p>13.429426</text:p>
              </table:table-cell>
              <table:table-cell office:value-type="float" office:value="0.395235">
                <text:p>0.395235</text:p>
              </table:table-cell>
              <table:table-cell office:value-type="float" office:value="NaN">
                <text:p>NaN</text:p>
              </table:table-cell>
              <table:table-cell office:value-type="float" office:value="6.091729">
                <text:p>6.091729</text:p>
              </table:table-cell>
              <table:table-cell office:value-type="float" office:value="42.092484">
                <text:p>42.092484</text:p>
              </table:table-cell>
              <table:table-cell office:value-type="float" office:value="2.909052">
                <text:p>2.909052</text:p>
              </table:table-cell>
              <table:table-cell office:value-type="float" office:value="46.082405">
                <text:p>46.082405</text:p>
              </table:table-cell>
              <table:table-cell office:value-type="float" office:value="18.694369">
                <text:p>18.694369</text:p>
              </table:table-cell>
              <table:table-cell office:value-type="float" office:value="34.914045">
                <text:p>34.914045</text:p>
              </table:table-cell>
              <table:table-cell office:value-type="float" office:value="2.244527">
                <text:p>2.244527</text:p>
              </table:table-cell>
              <table:table-cell office:value-type="float" office:value="35.673057">
                <text:p>35.673057</text:p>
              </table:table-cell>
              <table:table-cell office:value-type="float" office:value="2.610958">
                <text:p>2.610958</text:p>
              </table:table-cell>
              <table:table-cell office:value-type="float" office:value="33.121401">
                <text:p>33.121401</text:p>
              </table:table-cell>
              <table:table-cell office:value-type="float" office:value="0.092793">
                <text:p>0.092793</text:p>
              </table:table-cell>
              <table:table-cell office:value-type="float" office:value="120.09964">
                <text:p>120.09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277153">
                <text:p>18.277153</text:p>
              </table:table-cell>
              <table:table-cell office:value-type="float" office:value="1">
                <text:p>1</text:p>
              </table:table-cell>
              <table:table-cell office:value-type="float" office:value="36.6">
                <text:p>36.6</text:p>
              </table:table-cell>
              <table:table-cell office:value-type="float" office:value="1.321594">
                <text:p>1.321594</text:p>
              </table:table-cell>
              <table:table-cell office:value-type="float" office:value="15.878524">
                <text:p>15.878524</text:p>
              </table:table-cell>
              <table:table-cell office:value-type="float" office:value="0.774312">
                <text:p>0.774312</text:p>
              </table:table-cell>
              <table:table-cell office:value-type="float" office:value="4.674329">
                <text:p>4.674329</text:p>
              </table:table-cell>
              <table:table-cell office:value-type="float" office:value="1.743774">
                <text:p>1.743774</text:p>
              </table:table-cell>
              <table:table-cell office:value-type="float" office:value="3.8125">
                <text:p>3.8125</text:p>
              </table:table-cell>
              <table:table-cell office:value-type="float" office:value="15.183734">
                <text:p>15.183734</text:p>
              </table:table-cell>
              <table:table-cell office:value-type="float" office:value="8.20168">
                <text:p>8.20168</text:p>
              </table:table-cell>
              <table:table-cell office:value-type="float" office:value="31.200464">
                <text:p>31.200464</text:p>
              </table:table-cell>
              <table:table-cell office:value-type="float" office:value="6.272493">
                <text:p>6.272493</text:p>
              </table:table-cell>
              <table:table-cell office:value-type="float" office:value="32.589176">
                <text:p>32.589176</text:p>
              </table:table-cell>
              <table:table-cell office:value-type="float" office:value="18.345864">
                <text:p>18.345864</text:p>
              </table:table-cell>
              <table:table-cell office:value-type="float" office:value="22.078132">
                <text:p>22.078132</text:p>
              </table:table-cell>
              <table:table-cell office:value-type="float" office:value="66.244343">
                <text:p>66.244343</text:p>
              </table:table-cell>
              <table:table-cell office:value-type="float" office:value="15.088962">
                <text:p>15.088962</text:p>
              </table:table-cell>
              <table:table-cell office:value-type="float" office:value="10.03427">
                <text:p>10.03427</text:p>
              </table:table-cell>
              <table:table-cell office:value-type="float" office:value="23.846164">
                <text:p>23.846164</text:p>
              </table:table-cell>
              <table:table-cell office:value-type="float" office:value="3.489037">
                <text:p>3.489037</text:p>
              </table:table-cell>
              <table:table-cell office:value-type="float" office:value="20.628586">
                <text:p>20.628586</text:p>
              </table:table-cell>
              <table:table-cell office:value-type="float" office:value="0.287775">
                <text:p>0.287775</text:p>
              </table:table-cell>
              <table:table-cell office:value-type="float" office:value="NaN">
                <text:p>NaN</text:p>
              </table:table-cell>
              <table:table-cell office:value-type="float" office:value="6.594594">
                <text:p>6.594594</text:p>
              </table:table-cell>
              <table:table-cell office:value-type="float" office:value="55.96536">
                <text:p>55.96536</text:p>
              </table:table-cell>
              <table:table-cell office:value-type="float" office:value="2.177275">
                <text:p>2.177275</text:p>
              </table:table-cell>
              <table:table-cell office:value-type="float" office:value="66.718899">
                <text:p>66.718899</text:p>
              </table:table-cell>
              <table:table-cell office:value-type="float" office:value="15.809935">
                <text:p>15.809935</text:p>
              </table:table-cell>
              <table:table-cell office:value-type="float" office:value="46.748912">
                <text:p>46.748912</text:p>
              </table:table-cell>
              <table:table-cell office:value-type="float" office:value="1.954345">
                <text:p>1.954345</text:p>
              </table:table-cell>
              <table:table-cell office:value-type="float" office:value="45.193136">
                <text:p>45.193136</text:p>
              </table:table-cell>
              <table:table-cell office:value-type="float" office:value="2.422637">
                <text:p>2.422637</text:p>
              </table:table-cell>
              <table:table-cell office:value-type="float" office:value="48.918773">
                <text:p>48.918773</text:p>
              </table:table-cell>
              <table:table-cell office:value-type="float" office:value="0.107853">
                <text:p>0.107853</text:p>
              </table:table-cell>
              <table:table-cell office:value-type="float" office:value="81.608529">
                <text:p>81.608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532637">
                <text:p>16.532637</text:p>
              </table:table-cell>
              <table:table-cell office:value-type="float" office:value="1">
                <text:p>1</text:p>
              </table:table-cell>
              <table:table-cell office:value-type="float" office:value="14.165548">
                <text:p>14.165548</text:p>
              </table:table-cell>
              <table:table-cell office:value-type="float" office:value="1.222342">
                <text:p>1.222342</text:p>
              </table:table-cell>
              <table:table-cell office:value-type="float" office:value="10.535773">
                <text:p>10.535773</text:p>
              </table:table-cell>
              <table:table-cell office:value-type="float" office:value="0.852495">
                <text:p>0.852495</text:p>
              </table:table-cell>
              <table:table-cell office:value-type="float" office:value="27.293103">
                <text:p>27.293103</text:p>
              </table:table-cell>
              <table:table-cell office:value-type="float" office:value="2.08813">
                <text:p>2.08813</text:p>
              </table:table-cell>
              <table:table-cell office:value-type="float" office:value="2.320263">
                <text:p>2.320263</text:p>
              </table:table-cell>
              <table:table-cell office:value-type="float" office:value="7.832812">
                <text:p>7.832812</text:p>
              </table:table-cell>
              <table:table-cell office:value-type="float" office:value="7.012181">
                <text:p>7.012181</text:p>
              </table:table-cell>
              <table:table-cell office:value-type="float" office:value="8.828456">
                <text:p>8.828456</text:p>
              </table:table-cell>
              <table:table-cell office:value-type="float" office:value="5.699369">
                <text:p>5.699369</text:p>
              </table:table-cell>
              <table:table-cell office:value-type="float" office:value="10.729766">
                <text:p>10.729766</text:p>
              </table:table-cell>
              <table:table-cell office:value-type="float" office:value="16.818061">
                <text:p>16.818061</text:p>
              </table:table-cell>
              <table:table-cell office:value-type="float" office:value="8.826706">
                <text:p>8.826706</text:p>
              </table:table-cell>
              <table:table-cell office:value-type="float" office:value="6.675803">
                <text:p>6.675803</text:p>
              </table:table-cell>
              <table:table-cell office:value-type="float" office:value="7.965595">
                <text:p>7.965595</text:p>
              </table:table-cell>
              <table:table-cell office:value-type="float" office:value="10.686919">
                <text:p>10.686919</text:p>
              </table:table-cell>
              <table:table-cell office:value-type="float" office:value="9.750265">
                <text:p>9.750265</text:p>
              </table:table-cell>
              <table:table-cell office:value-type="float" office:value="2.911264">
                <text:p>2.911264</text:p>
              </table:table-cell>
              <table:table-cell office:value-type="float" office:value="8.272264">
                <text:p>8.272264</text:p>
              </table:table-cell>
              <table:table-cell office:value-type="float" office:value="0.25289">
                <text:p>0.25289</text:p>
              </table:table-cell>
              <table:table-cell office:value-type="float" office:value="11.658919">
                <text:p>11.658919</text:p>
              </table:table-cell>
              <table:table-cell office:value-type="float" office:value="4.241125">
                <text:p>4.241125</text:p>
              </table:table-cell>
              <table:table-cell office:value-type="float" office:value="9.728475">
                <text:p>9.728475</text:p>
              </table:table-cell>
              <table:table-cell office:value-type="float" office:value="1.980606">
                <text:p>1.980606</text:p>
              </table:table-cell>
              <table:table-cell office:value-type="float" office:value="9.40905">
                <text:p>9.40905</text:p>
              </table:table-cell>
              <table:table-cell office:value-type="float" office:value="13.136929">
                <text:p>13.136929</text:p>
              </table:table-cell>
              <table:table-cell office:value-type="float" office:value="8.861603">
                <text:p>8.861603</text:p>
              </table:table-cell>
              <table:table-cell office:value-type="float" office:value="1.549492">
                <text:p>1.549492</text:p>
              </table:table-cell>
              <table:table-cell office:value-type="float" office:value="9.921421">
                <text:p>9.921421</text:p>
              </table:table-cell>
              <table:table-cell office:value-type="float" office:value="2.015597">
                <text:p>2.015597</text:p>
              </table:table-cell>
              <table:table-cell office:value-type="float" office:value="9.387498">
                <text:p>9.387498</text:p>
              </table:table-cell>
              <table:table-cell office:value-type="float" office:value="0.091291">
                <text:p>0.091291</text:p>
              </table:table-cell>
              <table:table-cell office:value-type="float" office:value="11.467747">
                <text:p>11.467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804113">
                <text:p>24.804113</text:p>
              </table:table-cell>
              <table:table-cell office:value-type="float" office:value="1">
                <text:p>1</text:p>
              </table:table-cell>
              <table:table-cell office:value-type="float" office:value="13.378235">
                <text:p>13.378235</text:p>
              </table:table-cell>
              <table:table-cell office:value-type="float" office:value="1.244772">
                <text:p>1.244772</text:p>
              </table:table-cell>
              <table:table-cell office:value-type="float" office:value="31.38166">
                <text:p>31.38166</text:p>
              </table:table-cell>
              <table:table-cell office:value-type="float" office:value="0.880295">
                <text:p>0.880295</text:p>
              </table:table-cell>
              <table:table-cell office:value-type="float" office:value="58.084862">
                <text:p>58.084862</text:p>
              </table:table-cell>
              <table:table-cell office:value-type="float" office:value="1.592296">
                <text:p>1.592296</text:p>
              </table:table-cell>
              <table:table-cell office:value-type="float" office:value="2.460649">
                <text:p>2.460649</text:p>
              </table:table-cell>
              <table:table-cell office:value-type="float" office:value="18.047814">
                <text:p>18.047814</text:p>
              </table:table-cell>
              <table:table-cell office:value-type="float" office:value="7.248139">
                <text:p>7.248139</text:p>
              </table:table-cell>
              <table:table-cell office:value-type="float" office:value="35.224438">
                <text:p>35.224438</text:p>
              </table:table-cell>
              <table:table-cell office:value-type="float" office:value="10.195249">
                <text:p>10.195249</text:p>
              </table:table-cell>
              <table:table-cell office:value-type="float" office:value="33.850361">
                <text:p>33.850361</text:p>
              </table:table-cell>
              <table:table-cell office:value-type="float" office:value="28.615819">
                <text:p>28.615819</text:p>
              </table:table-cell>
              <table:table-cell office:value-type="float" office:value="31.839465">
                <text:p>31.839465</text:p>
              </table:table-cell>
              <table:table-cell office:value-type="float" office:value="7.081935">
                <text:p>7.081935</text:p>
              </table:table-cell>
              <table:table-cell office:value-type="float" office:value="22.715523">
                <text:p>22.715523</text:p>
              </table:table-cell>
              <table:table-cell office:value-type="float" office:value="17.204483">
                <text:p>17.204483</text:p>
              </table:table-cell>
              <table:table-cell office:value-type="float" office:value="32.835499">
                <text:p>32.835499</text:p>
              </table:table-cell>
              <table:table-cell office:value-type="float" office:value="5.082279">
                <text:p>5.082279</text:p>
              </table:table-cell>
              <table:table-cell office:value-type="float" office:value="26.011866">
                <text:p>26.011866</text:p>
              </table:table-cell>
              <table:table-cell office:value-type="float" office:value="0.503249">
                <text:p>0.503249</text:p>
              </table:table-cell>
              <table:table-cell office:value-type="float" office:value="29.000455">
                <text:p>29.000455</text:p>
              </table:table-cell>
              <table:table-cell office:value-type="float" office:value="3.874101">
                <text:p>3.874101</text:p>
              </table:table-cell>
              <table:table-cell office:value-type="float" office:value="34.301237">
                <text:p>34.301237</text:p>
              </table:table-cell>
              <table:table-cell office:value-type="float" office:value="1.815542">
                <text:p>1.815542</text:p>
              </table:table-cell>
              <table:table-cell office:value-type="float" office:value="33.974174">
                <text:p>33.974174</text:p>
              </table:table-cell>
              <table:table-cell office:value-type="float" office:value="11.331096">
                <text:p>11.331096</text:p>
              </table:table-cell>
              <table:table-cell office:value-type="float" office:value="41.414833">
                <text:p>41.414833</text:p>
              </table:table-cell>
              <table:table-cell office:value-type="float" office:value="1.541387">
                <text:p>1.541387</text:p>
              </table:table-cell>
              <table:table-cell office:value-type="float" office:value="32.596977">
                <text:p>32.596977</text:p>
              </table:table-cell>
              <table:table-cell office:value-type="float" office:value="1.874953">
                <text:p>1.874953</text:p>
              </table:table-cell>
              <table:table-cell office:value-type="float" office:value="31.931719">
                <text:p>31.931719</text:p>
              </table:table-cell>
              <table:table-cell office:value-type="float" office:value="0.084448">
                <text:p>0.084448</text:p>
              </table:table-cell>
              <table:table-cell office:value-type="float" office:value="39.698064">
                <text:p>39.698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421101">
                <text:p>26.421101</text:p>
              </table:table-cell>
              <table:table-cell office:value-type="float" office:value="1">
                <text:p>1</text:p>
              </table:table-cell>
              <table:table-cell office:value-type="float" office:value="13.379196">
                <text:p>13.379196</text:p>
              </table:table-cell>
              <table:table-cell office:value-type="float" office:value="1.153238">
                <text:p>1.153238</text:p>
              </table:table-cell>
              <table:table-cell office:value-type="float" office:value="29.384215">
                <text:p>29.384215</text:p>
              </table:table-cell>
              <table:table-cell office:value-type="float" office:value="0.718226">
                <text:p>0.718226</text:p>
              </table:table-cell>
              <table:table-cell office:value-type="float" office:value="63.446188">
                <text:p>63.446188</text:p>
              </table:table-cell>
              <table:table-cell office:value-type="float" office:value="1.63001">
                <text:p>1.63001</text:p>
              </table:table-cell>
              <table:table-cell office:value-type="float" office:value="2.637431">
                <text:p>2.637431</text:p>
              </table:table-cell>
              <table:table-cell office:value-type="float" office:value="12.247013">
                <text:p>12.247013</text:p>
              </table:table-cell>
              <table:table-cell office:value-type="float" office:value="7.48202">
                <text:p>7.48202</text:p>
              </table:table-cell>
              <table:table-cell office:value-type="float" office:value="14.032598">
                <text:p>14.032598</text:p>
              </table:table-cell>
              <table:table-cell office:value-type="float" office:value="10.921265">
                <text:p>10.921265</text:p>
              </table:table-cell>
              <table:table-cell office:value-type="float" office:value="16.50104">
                <text:p>16.50104</text:p>
              </table:table-cell>
              <table:table-cell office:value-type="float" office:value="34.17512">
                <text:p>34.17512</text:p>
              </table:table-cell>
              <table:table-cell office:value-type="float" office:value="11.112685">
                <text:p>11.112685</text:p>
              </table:table-cell>
              <table:table-cell office:value-type="float" office:value="7.440704">
                <text:p>7.440704</text:p>
              </table:table-cell>
              <table:table-cell office:value-type="float" office:value="8.150126">
                <text:p>8.150126</text:p>
              </table:table-cell>
              <table:table-cell office:value-type="float" office:value="14.830712">
                <text:p>14.830712</text:p>
              </table:table-cell>
              <table:table-cell office:value-type="float" office:value="12.905006">
                <text:p>12.905006</text:p>
              </table:table-cell>
              <table:table-cell office:value-type="float" office:value="5.552786">
                <text:p>5.552786</text:p>
              </table:table-cell>
              <table:table-cell office:value-type="float" office:value="6.096982">
                <text:p>6.096982</text:p>
              </table:table-cell>
              <table:table-cell office:value-type="float" office:value="0.558192">
                <text:p>0.558192</text:p>
              </table:table-cell>
              <table:table-cell office:value-type="float" office:value="11.334684">
                <text:p>11.334684</text:p>
              </table:table-cell>
              <table:table-cell office:value-type="float" office:value="4.429711">
                <text:p>4.429711</text:p>
              </table:table-cell>
              <table:table-cell office:value-type="float" office:value="32.001059">
                <text:p>32.001059</text:p>
              </table:table-cell>
              <table:table-cell office:value-type="float" office:value="1.991764">
                <text:p>1.991764</text:p>
              </table:table-cell>
              <table:table-cell office:value-type="float" office:value="29.816793">
                <text:p>29.816793</text:p>
              </table:table-cell>
              <table:table-cell office:value-type="float" office:value="13.8304">
                <text:p>13.8304</text:p>
              </table:table-cell>
              <table:table-cell office:value-type="float" office:value="25.943851">
                <text:p>25.943851</text:p>
              </table:table-cell>
              <table:table-cell office:value-type="float" office:value="1.708652">
                <text:p>1.708652</text:p>
              </table:table-cell>
              <table:table-cell office:value-type="float" office:value="31.519713">
                <text:p>31.519713</text:p>
              </table:table-cell>
              <table:table-cell office:value-type="float" office:value="2.057813">
                <text:p>2.057813</text:p>
              </table:table-cell>
              <table:table-cell office:value-type="float" office:value="30.664714">
                <text:p>30.664714</text:p>
              </table:table-cell>
              <table:table-cell office:value-type="float" office:value="0.087062">
                <text:p>0.087062</text:p>
              </table:table-cell>
              <table:table-cell office:value-type="float" office:value="41.913815">
                <text:p>41.913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642512">
                <text:p>14.642512</text:p>
              </table:table-cell>
              <table:table-cell office:value-type="float" office:value="1">
                <text:p>1</text:p>
              </table:table-cell>
              <table:table-cell office:value-type="float" office:value="8.760115">
                <text:p>8.760115</text:p>
              </table:table-cell>
              <table:table-cell office:value-type="float" office:value="1.210473">
                <text:p>1.210473</text:p>
              </table:table-cell>
              <table:table-cell office:value-type="float" office:value="9.376643">
                <text:p>9.376643</text:p>
              </table:table-cell>
              <table:table-cell office:value-type="float" office:value="0.732728">
                <text:p>0.732728</text:p>
              </table:table-cell>
              <table:table-cell office:value-type="float" office:value="25.905982">
                <text:p>25.905982</text:p>
              </table:table-cell>
              <table:table-cell office:value-type="float" office:value="1.827287">
                <text:p>1.827287</text:p>
              </table:table-cell>
              <table:table-cell office:value-type="float" office:value="2.428199">
                <text:p>2.428199</text:p>
              </table:table-cell>
              <table:table-cell office:value-type="float" office:value="10.337475">
                <text:p>10.337475</text:p>
              </table:table-cell>
              <table:table-cell office:value-type="float" office:value="6.578404">
                <text:p>6.578404</text:p>
              </table:table-cell>
              <table:table-cell office:value-type="float" office:value="10.430462">
                <text:p>10.430462</text:p>
              </table:table-cell>
              <table:table-cell office:value-type="float" office:value="5.049562">
                <text:p>5.049562</text:p>
              </table:table-cell>
              <table:table-cell office:value-type="float" office:value="10.392551">
                <text:p>10.392551</text:p>
              </table:table-cell>
              <table:table-cell office:value-type="float" office:value="18.397572">
                <text:p>18.397572</text:p>
              </table:table-cell>
              <table:table-cell office:value-type="float" office:value="10.028715">
                <text:p>10.028715</text:p>
              </table:table-cell>
              <table:table-cell office:value-type="float" office:value="5.64958">
                <text:p>5.64958</text:p>
              </table:table-cell>
              <table:table-cell office:value-type="float" office:value="6.706854">
                <text:p>6.706854</text:p>
              </table:table-cell>
              <table:table-cell office:value-type="float" office:value="8.772793">
                <text:p>8.772793</text:p>
              </table:table-cell>
              <table:table-cell office:value-type="float" office:value="15.219166">
                <text:p>15.219166</text:p>
              </table:table-cell>
              <table:table-cell office:value-type="float" office:value="2.762989">
                <text:p>2.762989</text:p>
              </table:table-cell>
              <table:table-cell office:value-type="float" office:value="8.937364">
                <text:p>8.937364</text:p>
              </table:table-cell>
              <table:table-cell office:value-type="float" office:value="0.237455">
                <text:p>0.237455</text:p>
              </table:table-cell>
              <table:table-cell office:value-type="float" office:value="10.755864">
                <text:p>10.755864</text:p>
              </table:table-cell>
              <table:table-cell office:value-type="float" office:value="3.95176">
                <text:p>3.95176</text:p>
              </table:table-cell>
              <table:table-cell office:value-type="float" office:value="12.033904">
                <text:p>12.033904</text:p>
              </table:table-cell>
              <table:table-cell office:value-type="float" office:value="1.832527">
                <text:p>1.832527</text:p>
              </table:table-cell>
              <table:table-cell office:value-type="float" office:value="11.997194">
                <text:p>11.997194</text:p>
              </table:table-cell>
              <table:table-cell office:value-type="float" office:value="9.449727">
                <text:p>9.449727</text:p>
              </table:table-cell>
              <table:table-cell office:value-type="float" office:value="11.603642">
                <text:p>11.603642</text:p>
              </table:table-cell>
              <table:table-cell office:value-type="float" office:value="1.467974">
                <text:p>1.467974</text:p>
              </table:table-cell>
              <table:table-cell office:value-type="float" office:value="11.464387">
                <text:p>11.464387</text:p>
              </table:table-cell>
              <table:table-cell office:value-type="float" office:value="1.839199">
                <text:p>1.839199</text:p>
              </table:table-cell>
              <table:table-cell office:value-type="float" office:value="11.456228">
                <text:p>11.456228</text:p>
              </table:table-cell>
              <table:table-cell office:value-type="float" office:value="0.083663">
                <text:p>0.083663</text:p>
              </table:table-cell>
              <table:table-cell office:value-type="float" office:value="12.875711">
                <text:p>12.875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512789">
                <text:p>21.512789</text:p>
              </table:table-cell>
              <table:table-cell office:value-type="float" office:value="1">
                <text:p>1</text:p>
              </table:table-cell>
              <table:table-cell office:value-type="float" office:value="10.949783">
                <text:p>10.949783</text:p>
              </table:table-cell>
              <table:table-cell office:value-type="float" office:value="1.121835">
                <text:p>1.121835</text:p>
              </table:table-cell>
              <table:table-cell office:value-type="float" office:value="29.535117">
                <text:p>29.535117</text:p>
              </table:table-cell>
              <table:table-cell office:value-type="float" office:value="0.817124">
                <text:p>0.817124</text:p>
              </table:table-cell>
              <table:table-cell office:value-type="float" office:value="37.820128">
                <text:p>37.820128</text:p>
              </table:table-cell>
              <table:table-cell office:value-type="float" office:value="1.956947">
                <text:p>1.956947</text:p>
              </table:table-cell>
              <table:table-cell office:value-type="float" office:value="2.893512">
                <text:p>2.893512</text:p>
              </table:table-cell>
              <table:table-cell office:value-type="float" office:value="8.066744">
                <text:p>8.066744</text:p>
              </table:table-cell>
              <table:table-cell office:value-type="float" office:value="8.072212">
                <text:p>8.072212</text:p>
              </table:table-cell>
              <table:table-cell office:value-type="float" office:value="11.611659">
                <text:p>11.611659</text:p>
              </table:table-cell>
              <table:table-cell office:value-type="float" office:value="7.72278">
                <text:p>7.72278</text:p>
              </table:table-cell>
              <table:table-cell office:value-type="float" office:value="7.566466">
                <text:p>7.566466</text:p>
              </table:table-cell>
              <table:table-cell office:value-type="float" office:value="20.754406">
                <text:p>20.754406</text:p>
              </table:table-cell>
              <table:table-cell office:value-type="float" office:value="14.054527">
                <text:p>14.054527</text:p>
              </table:table-cell>
              <table:table-cell office:value-type="float" office:value="5.486797">
                <text:p>5.486797</text:p>
              </table:table-cell>
              <table:table-cell office:value-type="float" office:value="6.513986">
                <text:p>6.513986</text:p>
              </table:table-cell>
              <table:table-cell office:value-type="float" office:value="10.069555">
                <text:p>10.069555</text:p>
              </table:table-cell>
              <table:table-cell office:value-type="float" office:value="13.457184">
                <text:p>13.457184</text:p>
              </table:table-cell>
              <table:table-cell office:value-type="float" office:value="3.890308">
                <text:p>3.890308</text:p>
              </table:table-cell>
              <table:table-cell office:value-type="float" office:value="11.029114">
                <text:p>11.029114</text:p>
              </table:table-cell>
              <table:table-cell office:value-type="float" office:value="0.344248">
                <text:p>0.344248</text:p>
              </table:table-cell>
              <table:table-cell office:value-type="float" office:value="13.002882">
                <text:p>13.002882</text:p>
              </table:table-cell>
              <table:table-cell office:value-type="float" office:value="5.054951">
                <text:p>5.054951</text:p>
              </table:table-cell>
              <table:table-cell office:value-type="float" office:value="16.505856">
                <text:p>16.505856</text:p>
              </table:table-cell>
              <table:table-cell office:value-type="float" office:value="2.604246">
                <text:p>2.604246</text:p>
              </table:table-cell>
              <table:table-cell office:value-type="float" office:value="7.980077">
                <text:p>7.980077</text:p>
              </table:table-cell>
              <table:table-cell office:value-type="float" office:value="12.09726">
                <text:p>12.09726</text:p>
              </table:table-cell>
              <table:table-cell office:value-type="float" office:value="16.380885">
                <text:p>16.380885</text:p>
              </table:table-cell>
              <table:table-cell office:value-type="float" office:value="1.953977">
                <text:p>1.953977</text:p>
              </table:table-cell>
              <table:table-cell office:value-type="float" office:value="15.907211">
                <text:p>15.907211</text:p>
              </table:table-cell>
              <table:table-cell office:value-type="float" office:value="2.471592">
                <text:p>2.471592</text:p>
              </table:table-cell>
              <table:table-cell office:value-type="float" office:value="16.464705">
                <text:p>16.464705</text:p>
              </table:table-cell>
              <table:table-cell office:value-type="float" office:value="0.089534">
                <text:p>0.089534</text:p>
              </table:table-cell>
              <table:table-cell office:value-type="float" office:value="17.636656">
                <text:p>17.636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317098">
                <text:p>27.317098</text:p>
              </table:table-cell>
              <table:table-cell office:value-type="float" office:value="1">
                <text:p>1</text:p>
              </table:table-cell>
              <table:table-cell office:value-type="float" office:value="14.249189">
                <text:p>14.249189</text:p>
              </table:table-cell>
              <table:table-cell office:value-type="float" office:value="1.236992">
                <text:p>1.236992</text:p>
              </table:table-cell>
              <table:table-cell office:value-type="float" office:value="39.940909">
                <text:p>39.940909</text:p>
              </table:table-cell>
              <table:table-cell office:value-type="float" office:value="0.769701">
                <text:p>0.769701</text:p>
              </table:table-cell>
              <table:table-cell office:value-type="float" office:value="62.025882">
                <text:p>62.025882</text:p>
              </table:table-cell>
              <table:table-cell office:value-type="float" office:value="1.766948">
                <text:p>1.766948</text:p>
              </table:table-cell>
              <table:table-cell office:value-type="float" office:value="2.53179">
                <text:p>2.53179</text:p>
              </table:table-cell>
              <table:table-cell office:value-type="float" office:value="7.809349">
                <text:p>7.809349</text:p>
              </table:table-cell>
              <table:table-cell office:value-type="float" office:value="7.306263">
                <text:p>7.306263</text:p>
              </table:table-cell>
              <table:table-cell office:value-type="float" office:value="10.327265">
                <text:p>10.327265</text:p>
              </table:table-cell>
              <table:table-cell office:value-type="float" office:value="11.536542">
                <text:p>11.536542</text:p>
              </table:table-cell>
              <table:table-cell office:value-type="float" office:value="9.70389">
                <text:p>9.70389</text:p>
              </table:table-cell>
              <table:table-cell office:value-type="float" office:value="27.345435">
                <text:p>27.345435</text:p>
              </table:table-cell>
              <table:table-cell office:value-type="float" office:value="9.99018">
                <text:p>9.99018</text:p>
              </table:table-cell>
              <table:table-cell office:value-type="float" office:value="7.155537">
                <text:p>7.155537</text:p>
              </table:table-cell>
              <table:table-cell office:value-type="float" office:value="9.297917">
                <text:p>9.297917</text:p>
              </table:table-cell>
              <table:table-cell office:value-type="float" office:value="14.859639">
                <text:p>14.859639</text:p>
              </table:table-cell>
              <table:table-cell office:value-type="float" office:value="8.988367">
                <text:p>8.988367</text:p>
              </table:table-cell>
              <table:table-cell office:value-type="float" office:value="5.281707">
                <text:p>5.281707</text:p>
              </table:table-cell>
              <table:table-cell office:value-type="float" office:value="6.733035">
                <text:p>6.733035</text:p>
              </table:table-cell>
              <table:table-cell office:value-type="float" office:value="0.526335">
                <text:p>0.526335</text:p>
              </table:table-cell>
              <table:table-cell office:value-type="float" office:value="10.227159">
                <text:p>10.227159</text:p>
              </table:table-cell>
              <table:table-cell office:value-type="float" office:value="4.225196">
                <text:p>4.225196</text:p>
              </table:table-cell>
              <table:table-cell office:value-type="float" office:value="13.289409">
                <text:p>13.289409</text:p>
              </table:table-cell>
              <table:table-cell office:value-type="float" office:value="1.850933">
                <text:p>1.850933</text:p>
              </table:table-cell>
              <table:table-cell office:value-type="float" office:value="13.65457">
                <text:p>13.65457</text:p>
              </table:table-cell>
              <table:table-cell office:value-type="float" office:value="14.164965">
                <text:p>14.164965</text:p>
              </table:table-cell>
              <table:table-cell office:value-type="float" office:value="13.286977">
                <text:p>13.286977</text:p>
              </table:table-cell>
              <table:table-cell office:value-type="float" office:value="1.612194">
                <text:p>1.612194</text:p>
              </table:table-cell>
              <table:table-cell office:value-type="float" office:value="13.202061">
                <text:p>13.202061</text:p>
              </table:table-cell>
              <table:table-cell office:value-type="float" office:value="1.943596">
                <text:p>1.943596</text:p>
              </table:table-cell>
              <table:table-cell office:value-type="float" office:value="12.916727">
                <text:p>12.916727</text:p>
              </table:table-cell>
              <table:table-cell office:value-type="float" office:value="0.084777">
                <text:p>0.084777</text:p>
              </table:table-cell>
              <table:table-cell office:value-type="float" office:value="14.071299">
                <text:p>14.071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394626">
                <text:p>28.394626</text:p>
              </table:table-cell>
              <table:table-cell office:value-type="float" office:value="1">
                <text:p>1</text:p>
              </table:table-cell>
              <table:table-cell office:value-type="float" office:value="14.203275">
                <text:p>14.203275</text:p>
              </table:table-cell>
              <table:table-cell office:value-type="float" office:value="1.150837">
                <text:p>1.150837</text:p>
              </table:table-cell>
              <table:table-cell office:value-type="float" office:value="44.614775">
                <text:p>44.614775</text:p>
              </table:table-cell>
              <table:table-cell office:value-type="float" office:value="0.756312">
                <text:p>0.756312</text:p>
              </table:table-cell>
              <table:table-cell office:value-type="float" office:value="68.181451">
                <text:p>68.181451</text:p>
              </table:table-cell>
              <table:table-cell office:value-type="float" office:value="2.059029">
                <text:p>2.059029</text:p>
              </table:table-cell>
              <table:table-cell office:value-type="float" office:value="2.822164">
                <text:p>2.822164</text:p>
              </table:table-cell>
              <table:table-cell office:value-type="float" office:value="9.356525">
                <text:p>9.356525</text:p>
              </table:table-cell>
              <table:table-cell office:value-type="float" office:value="8.02325">
                <text:p>8.02325</text:p>
              </table:table-cell>
              <table:table-cell office:value-type="float" office:value="10.950467">
                <text:p>10.950467</text:p>
              </table:table-cell>
              <table:table-cell office:value-type="float" office:value="12.428518">
                <text:p>12.428518</text:p>
              </table:table-cell>
              <table:table-cell office:value-type="float" office:value="15.020937">
                <text:p>15.020937</text:p>
              </table:table-cell>
              <table:table-cell office:value-type="float" office:value="34.93595">
                <text:p>34.93595</text:p>
              </table:table-cell>
              <table:table-cell office:value-type="float" office:value="19.237951">
                <text:p>19.237951</text:p>
              </table:table-cell>
              <table:table-cell office:value-type="float" office:value="7.374182">
                <text:p>7.374182</text:p>
              </table:table-cell>
              <table:table-cell office:value-type="float" office:value="10.405295">
                <text:p>10.405295</text:p>
              </table:table-cell>
              <table:table-cell office:value-type="float" office:value="12.947166">
                <text:p>12.947166</text:p>
              </table:table-cell>
              <table:table-cell office:value-type="float" office:value="14.067425">
                <text:p>14.067425</text:p>
              </table:table-cell>
              <table:table-cell office:value-type="float" office:value="6.751447">
                <text:p>6.751447</text:p>
              </table:table-cell>
              <table:table-cell office:value-type="float" office:value="12.164621">
                <text:p>12.164621</text:p>
              </table:table-cell>
              <table:table-cell office:value-type="float" office:value="0.670965">
                <text:p>0.670965</text:p>
              </table:table-cell>
              <table:table-cell office:value-type="float" office:value="17.256413">
                <text:p>17.256413</text:p>
              </table:table-cell>
              <table:table-cell office:value-type="float" office:value="4.998226">
                <text:p>4.998226</text:p>
              </table:table-cell>
              <table:table-cell office:value-type="float" office:value="26.60167">
                <text:p>26.60167</text:p>
              </table:table-cell>
              <table:table-cell office:value-type="float" office:value="2.293212">
                <text:p>2.293212</text:p>
              </table:table-cell>
              <table:table-cell office:value-type="float" office:value="25.30701">
                <text:p>25.30701</text:p>
              </table:table-cell>
              <table:table-cell office:value-type="float" office:value="13.882594">
                <text:p>13.882594</text:p>
              </table:table-cell>
              <table:table-cell office:value-type="float" office:value="27.388894">
                <text:p>27.388894</text:p>
              </table:table-cell>
              <table:table-cell office:value-type="float" office:value="1.965362">
                <text:p>1.965362</text:p>
              </table:table-cell>
              <table:table-cell office:value-type="float" office:value="24.582925">
                <text:p>24.582925</text:p>
              </table:table-cell>
              <table:table-cell office:value-type="float" office:value="2.340832">
                <text:p>2.340832</text:p>
              </table:table-cell>
              <table:table-cell office:value-type="float" office:value="26.994876">
                <text:p>26.994876</text:p>
              </table:table-cell>
              <table:table-cell office:value-type="float" office:value="0.090154">
                <text:p>0.090154</text:p>
              </table:table-cell>
              <table:table-cell office:value-type="float" office:value="38.208226">
                <text:p>38.2082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76242">
                <text:p>3.376242</text:p>
              </table:table-cell>
              <table:table-cell office:value-type="float" office:value="1">
                <text:p>1</text:p>
              </table:table-cell>
              <table:table-cell office:value-type="float" office:value="4.113112">
                <text:p>4.113112</text:p>
              </table:table-cell>
              <table:table-cell office:value-type="float" office:value="1.284929">
                <text:p>1.284929</text:p>
              </table:table-cell>
              <table:table-cell office:value-type="float" office:value="7.771763">
                <text:p>7.771763</text:p>
              </table:table-cell>
              <table:table-cell office:value-type="float" office:value="0.728569">
                <text:p>0.728569</text:p>
              </table:table-cell>
              <table:table-cell office:value-type="float" office:value="11.862862">
                <text:p>11.862862</text:p>
              </table:table-cell>
              <table:table-cell office:value-type="float" office:value="2.000056">
                <text:p>2.000056</text:p>
              </table:table-cell>
              <table:table-cell office:value-type="float" office:value="1.855696">
                <text:p>1.855696</text:p>
              </table:table-cell>
              <table:table-cell office:value-type="float" office:value="12.406361">
                <text:p>12.406361</text:p>
              </table:table-cell>
              <table:table-cell office:value-type="float" office:value="2.679815">
                <text:p>2.679815</text:p>
              </table:table-cell>
              <table:table-cell office:value-type="float" office:value="19.159254">
                <text:p>19.159254</text:p>
              </table:table-cell>
              <table:table-cell office:value-type="float" office:value="3.786568">
                <text:p>3.786568</text:p>
              </table:table-cell>
              <table:table-cell office:value-type="float" office:value="13.490334">
                <text:p>13.490334</text:p>
              </table:table-cell>
              <table:table-cell office:value-type="float" office:value="8.354529">
                <text:p>8.354529</text:p>
              </table:table-cell>
              <table:table-cell office:value-type="float" office:value="10.070727">
                <text:p>10.070727</text:p>
              </table:table-cell>
              <table:table-cell office:value-type="float" office:value="2.8056">
                <text:p>2.8056</text:p>
              </table:table-cell>
              <table:table-cell office:value-type="float" office:value="9.499112">
                <text:p>9.499112</text:p>
              </table:table-cell>
              <table:table-cell office:value-type="float" office:value="7.167781">
                <text:p>7.167781</text:p>
              </table:table-cell>
              <table:table-cell office:value-type="float" office:value="17.438471">
                <text:p>17.438471</text:p>
              </table:table-cell>
              <table:table-cell office:value-type="float" office:value="2.479437">
                <text:p>2.479437</text:p>
              </table:table-cell>
              <table:table-cell office:value-type="float" office:value="5.135242">
                <text:p>5.135242</text:p>
              </table:table-cell>
              <table:table-cell office:value-type="float" office:value="0.269714">
                <text:p>0.269714</text:p>
              </table:table-cell>
              <table:table-cell office:value-type="float" office:value="12.32445">
                <text:p>12.32445</text:p>
              </table:table-cell>
              <table:table-cell office:value-type="float" office:value="3.129662">
                <text:p>3.129662</text:p>
              </table:table-cell>
              <table:table-cell office:value-type="float" office:value="31.469369">
                <text:p>31.469369</text:p>
              </table:table-cell>
              <table:table-cell office:value-type="float" office:value="1.753588">
                <text:p>1.753588</text:p>
              </table:table-cell>
              <table:table-cell office:value-type="float" office:value="31.89264">
                <text:p>31.89264</text:p>
              </table:table-cell>
              <table:table-cell office:value-type="float" office:value="3.714857">
                <text:p>3.714857</text:p>
              </table:table-cell>
              <table:table-cell office:value-type="float" office:value="32.327147">
                <text:p>32.327147</text:p>
              </table:table-cell>
              <table:table-cell office:value-type="float" office:value="1.437403">
                <text:p>1.437403</text:p>
              </table:table-cell>
              <table:table-cell office:value-type="float" office:value="24.241726">
                <text:p>24.241726</text:p>
              </table:table-cell>
              <table:table-cell office:value-type="float" office:value="1.659952">
                <text:p>1.659952</text:p>
              </table:table-cell>
              <table:table-cell office:value-type="float" office:value="23.866164">
                <text:p>23.866164</text:p>
              </table:table-cell>
              <table:table-cell office:value-type="float" office:value="0.086793">
                <text:p>0.086793</text:p>
              </table:table-cell>
              <table:table-cell office:value-type="float" office:value="33.068096">
                <text:p>33.068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448067">
                <text:p>23.448067</text:p>
              </table:table-cell>
              <table:table-cell office:value-type="float" office:value="1">
                <text:p>1</text:p>
              </table:table-cell>
              <table:table-cell office:value-type="float" office:value="12.059006">
                <text:p>12.059006</text:p>
              </table:table-cell>
              <table:table-cell office:value-type="float" office:value="1.281353">
                <text:p>1.281353</text:p>
              </table:table-cell>
              <table:table-cell office:value-type="float" office:value="35.364298">
                <text:p>35.364298</text:p>
              </table:table-cell>
              <table:table-cell office:value-type="float" office:value="0.386959">
                <text:p>0.386959</text:p>
              </table:table-cell>
              <table:table-cell office:value-type="float" office:value="45.575117">
                <text:p>45.575117</text:p>
              </table:table-cell>
              <table:table-cell office:value-type="float" office:value="1.899481">
                <text:p>1.899481</text:p>
              </table:table-cell>
              <table:table-cell office:value-type="float" office:value="2.941221">
                <text:p>2.941221</text:p>
              </table:table-cell>
              <table:table-cell office:value-type="float" office:value="10.103468">
                <text:p>10.103468</text:p>
              </table:table-cell>
              <table:table-cell office:value-type="float" office:value="7.885865">
                <text:p>7.885865</text:p>
              </table:table-cell>
              <table:table-cell office:value-type="float" office:value="7.256581">
                <text:p>7.256581</text:p>
              </table:table-cell>
              <table:table-cell office:value-type="float" office:value="8.205832">
                <text:p>8.205832</text:p>
              </table:table-cell>
              <table:table-cell office:value-type="float" office:value="15.455075">
                <text:p>15.455075</text:p>
              </table:table-cell>
              <table:table-cell office:value-type="float" office:value="22.549361">
                <text:p>22.549361</text:p>
              </table:table-cell>
              <table:table-cell office:value-type="float" office:value="16.605866">
                <text:p>16.605866</text:p>
              </table:table-cell>
              <table:table-cell office:value-type="float" office:value="6.411822">
                <text:p>6.411822</text:p>
              </table:table-cell>
              <table:table-cell office:value-type="float" office:value="11.778278">
                <text:p>11.778278</text:p>
              </table:table-cell>
              <table:table-cell office:value-type="float" office:value="14.23387">
                <text:p>14.23387</text:p>
              </table:table-cell>
              <table:table-cell office:value-type="float" office:value="14.285073">
                <text:p>14.285073</text:p>
              </table:table-cell>
              <table:table-cell office:value-type="float" office:value="4.276431">
                <text:p>4.276431</text:p>
              </table:table-cell>
              <table:table-cell office:value-type="float" office:value="11.110274">
                <text:p>11.110274</text:p>
              </table:table-cell>
              <table:table-cell office:value-type="float" office:value="0.390392">
                <text:p>0.390392</text:p>
              </table:table-cell>
              <table:table-cell office:value-type="float" office:value="16.822729">
                <text:p>16.822729</text:p>
              </table:table-cell>
              <table:table-cell office:value-type="float" office:value="5.700234">
                <text:p>5.700234</text:p>
              </table:table-cell>
              <table:table-cell office:value-type="float" office:value="34.19298">
                <text:p>34.19298</text:p>
              </table:table-cell>
              <table:table-cell office:value-type="float" office:value="2.81826">
                <text:p>2.81826</text:p>
              </table:table-cell>
              <table:table-cell office:value-type="float" office:value="26.734115">
                <text:p>26.734115</text:p>
              </table:table-cell>
              <table:table-cell office:value-type="float" office:value="11.307513">
                <text:p>11.307513</text:p>
              </table:table-cell>
              <table:table-cell office:value-type="float" office:value="34.202456">
                <text:p>34.202456</text:p>
              </table:table-cell>
              <table:table-cell office:value-type="float" office:value="2.214807">
                <text:p>2.214807</text:p>
              </table:table-cell>
              <table:table-cell office:value-type="float" office:value="31.300266">
                <text:p>31.300266</text:p>
              </table:table-cell>
              <table:table-cell office:value-type="float" office:value="2.71197">
                <text:p>2.71197</text:p>
              </table:table-cell>
              <table:table-cell office:value-type="float" office:value="31.818008">
                <text:p>31.818008</text:p>
              </table:table-cell>
              <table:table-cell office:value-type="float" office:value="0.093285">
                <text:p>0.093285</text:p>
              </table:table-cell>
              <table:table-cell office:value-type="float" office:value="46.08443">
                <text:p>46.08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655207">
                <text:p>21.655207</text:p>
              </table:table-cell>
              <table:table-cell office:value-type="float" office:value="1">
                <text:p>1</text:p>
              </table:table-cell>
              <table:table-cell office:value-type="float" office:value="12.415652">
                <text:p>12.415652</text:p>
              </table:table-cell>
              <table:table-cell office:value-type="float" office:value="1.058856">
                <text:p>1.058856</text:p>
              </table:table-cell>
              <table:table-cell office:value-type="float" office:value="28.217391">
                <text:p>28.217391</text:p>
              </table:table-cell>
              <table:table-cell office:value-type="float" office:value="0.774493">
                <text:p>0.774493</text:p>
              </table:table-cell>
              <table:table-cell office:value-type="float" office:value="44.433609">
                <text:p>44.433609</text:p>
              </table:table-cell>
              <table:table-cell office:value-type="float" office:value="1.785987">
                <text:p>1.785987</text:p>
              </table:table-cell>
              <table:table-cell office:value-type="float" office:value="3.162581">
                <text:p>3.162581</text:p>
              </table:table-cell>
              <table:table-cell office:value-type="float" office:value="12.118195">
                <text:p>12.118195</text:p>
              </table:table-cell>
              <table:table-cell office:value-type="float" office:value="8.375831">
                <text:p>8.375831</text:p>
              </table:table-cell>
              <table:table-cell office:value-type="float" office:value="11.834473">
                <text:p>11.834473</text:p>
              </table:table-cell>
              <table:table-cell office:value-type="float" office:value="9.311739">
                <text:p>9.311739</text:p>
              </table:table-cell>
              <table:table-cell office:value-type="float" office:value="12.138711">
                <text:p>12.138711</text:p>
              </table:table-cell>
              <table:table-cell office:value-type="float" office:value="26.804755">
                <text:p>26.804755</text:p>
              </table:table-cell>
              <table:table-cell office:value-type="float" office:value="12.562116">
                <text:p>12.562116</text:p>
              </table:table-cell>
              <table:table-cell office:value-type="float" office:value="6.614268">
                <text:p>6.614268</text:p>
              </table:table-cell>
              <table:table-cell office:value-type="float" office:value="11.735928">
                <text:p>11.735928</text:p>
              </table:table-cell>
              <table:table-cell office:value-type="float" office:value="12.189527">
                <text:p>12.189527</text:p>
              </table:table-cell>
              <table:table-cell office:value-type="float" office:value="12.411924">
                <text:p>12.411924</text:p>
              </table:table-cell>
              <table:table-cell office:value-type="float" office:value="4.644762">
                <text:p>4.644762</text:p>
              </table:table-cell>
              <table:table-cell office:value-type="float" office:value="6.994977">
                <text:p>6.994977</text:p>
              </table:table-cell>
              <table:table-cell office:value-type="float" office:value="0.422601">
                <text:p>0.422601</text:p>
              </table:table-cell>
              <table:table-cell office:value-type="float" office:value="12.716867">
                <text:p>12.716867</text:p>
              </table:table-cell>
              <table:table-cell office:value-type="float" office:value="5.679395">
                <text:p>5.679395</text:p>
              </table:table-cell>
              <table:table-cell office:value-type="float" office:value="13.643329">
                <text:p>13.643329</text:p>
              </table:table-cell>
              <table:table-cell office:value-type="float" office:value="3.024572">
                <text:p>3.024572</text:p>
              </table:table-cell>
              <table:table-cell office:value-type="float" office:value="12.262535">
                <text:p>12.262535</text:p>
              </table:table-cell>
              <table:table-cell office:value-type="float" office:value="13.155405">
                <text:p>13.155405</text:p>
              </table:table-cell>
              <table:table-cell office:value-type="float" office:value="14.091441">
                <text:p>14.091441</text:p>
              </table:table-cell>
              <table:table-cell office:value-type="float" office:value="2.356624">
                <text:p>2.356624</text:p>
              </table:table-cell>
              <table:table-cell office:value-type="float" office:value="14.170224">
                <text:p>14.170224</text:p>
              </table:table-cell>
              <table:table-cell office:value-type="float" office:value="2.873607">
                <text:p>2.873607</text:p>
              </table:table-cell>
              <table:table-cell office:value-type="float" office:value="15.225755">
                <text:p>15.225755</text:p>
              </table:table-cell>
              <table:table-cell office:value-type="float" office:value="0.097245">
                <text:p>0.097245</text:p>
              </table:table-cell>
              <table:table-cell office:value-type="float" office:value="12.427053">
                <text:p>12.4270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457067">
                <text:p>17.457067</text:p>
              </table:table-cell>
              <table:table-cell office:value-type="float" office:value="1">
                <text:p>1</text:p>
              </table:table-cell>
              <table:table-cell office:value-type="float" office:value="8.358633">
                <text:p>8.358633</text:p>
              </table:table-cell>
              <table:table-cell office:value-type="float" office:value="1.212082">
                <text:p>1.212082</text:p>
              </table:table-cell>
              <table:table-cell office:value-type="float" office:value="10.885502">
                <text:p>10.885502</text:p>
              </table:table-cell>
              <table:table-cell office:value-type="float" office:value="0.723443">
                <text:p>0.723443</text:p>
              </table:table-cell>
              <table:table-cell office:value-type="float" office:value="27.762605">
                <text:p>27.762605</text:p>
              </table:table-cell>
              <table:table-cell office:value-type="float" office:value="1.952714">
                <text:p>1.952714</text:p>
              </table:table-cell>
              <table:table-cell office:value-type="float" office:value="2.631945">
                <text:p>2.631945</text:p>
              </table:table-cell>
              <table:table-cell office:value-type="float" office:value="13.440829">
                <text:p>13.440829</text:p>
              </table:table-cell>
              <table:table-cell office:value-type="float" office:value="7.154845">
                <text:p>7.154845</text:p>
              </table:table-cell>
              <table:table-cell office:value-type="float" office:value="17.88044">
                <text:p>17.88044</text:p>
              </table:table-cell>
              <table:table-cell office:value-type="float" office:value="5.50625">
                <text:p>5.50625</text:p>
              </table:table-cell>
              <table:table-cell office:value-type="float" office:value="16.093447">
                <text:p>16.093447</text:p>
              </table:table-cell>
              <table:table-cell office:value-type="float" office:value="15.137457">
                <text:p>15.137457</text:p>
              </table:table-cell>
              <table:table-cell office:value-type="float" office:value="19.490028">
                <text:p>19.490028</text:p>
              </table:table-cell>
              <table:table-cell office:value-type="float" office:value="4.892632">
                <text:p>4.892632</text:p>
              </table:table-cell>
              <table:table-cell office:value-type="float" office:value="10.205211">
                <text:p>10.205211</text:p>
              </table:table-cell>
              <table:table-cell office:value-type="float" office:value="9.280196">
                <text:p>9.280196</text:p>
              </table:table-cell>
              <table:table-cell office:value-type="float" office:value="14.377568">
                <text:p>14.377568</text:p>
              </table:table-cell>
              <table:table-cell office:value-type="float" office:value="3.028185">
                <text:p>3.028185</text:p>
              </table:table-cell>
              <table:table-cell office:value-type="float" office:value="12.105221">
                <text:p>12.105221</text:p>
              </table:table-cell>
              <table:table-cell office:value-type="float" office:value="0.260168">
                <text:p>0.260168</text:p>
              </table:table-cell>
              <table:table-cell office:value-type="float" office:value="12.986844">
                <text:p>12.986844</text:p>
              </table:table-cell>
              <table:table-cell office:value-type="float" office:value="4.267032">
                <text:p>4.267032</text:p>
              </table:table-cell>
              <table:table-cell office:value-type="float" office:value="27.526338">
                <text:p>27.526338</text:p>
              </table:table-cell>
              <table:table-cell office:value-type="float" office:value="1.968861">
                <text:p>1.968861</text:p>
              </table:table-cell>
              <table:table-cell office:value-type="float" office:value="26.945804">
                <text:p>26.945804</text:p>
              </table:table-cell>
              <table:table-cell office:value-type="float" office:value="9.973584">
                <text:p>9.973584</text:p>
              </table:table-cell>
              <table:table-cell office:value-type="float" office:value="30.546645">
                <text:p>30.546645</text:p>
              </table:table-cell>
              <table:table-cell office:value-type="float" office:value="1.585863">
                <text:p>1.585863</text:p>
              </table:table-cell>
              <table:table-cell office:value-type="float" office:value="21.702484">
                <text:p>21.702484</text:p>
              </table:table-cell>
              <table:table-cell office:value-type="float" office:value="1.995922">
                <text:p>1.995922</text:p>
              </table:table-cell>
              <table:table-cell office:value-type="float" office:value="25.326639">
                <text:p>25.326639</text:p>
              </table:table-cell>
              <table:table-cell office:value-type="float" office:value="0.086632">
                <text:p>0.086632</text:p>
              </table:table-cell>
              <table:table-cell office:value-type="float" office:value="32.810013">
                <text:p>32.8100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141835">
                <text:p>19.141835</text:p>
              </table:table-cell>
              <table:table-cell office:value-type="float" office:value="1">
                <text:p>1</text:p>
              </table:table-cell>
              <table:table-cell office:value-type="float" office:value="78.72549">
                <text:p>78.72549</text:p>
              </table:table-cell>
              <table:table-cell office:value-type="float" office:value="1.353901">
                <text:p>1.353901</text:p>
              </table:table-cell>
              <table:table-cell office:value-type="float" office:value="46.017191">
                <text:p>46.017191</text:p>
              </table:table-cell>
              <table:table-cell office:value-type="float" office:value="0.750824">
                <text:p>0.750824</text:p>
              </table:table-cell>
              <table:table-cell office:value-type="float" office:value="40.658227">
                <text:p>40.658227</text:p>
              </table:table-cell>
              <table:table-cell office:value-type="float" office:value="1.661339">
                <text:p>1.661339</text:p>
              </table:table-cell>
              <table:table-cell office:value-type="float" office:value="3.068105">
                <text:p>3.068105</text:p>
              </table:table-cell>
              <table:table-cell office:value-type="float" office:value="11.956217">
                <text:p>11.956217</text:p>
              </table:table-cell>
              <table:table-cell office:value-type="float" office:value="6.976542">
                <text:p>6.976542</text:p>
              </table:table-cell>
              <table:table-cell office:value-type="float" office:value="16.109692">
                <text:p>16.109692</text:p>
              </table:table-cell>
              <table:table-cell office:value-type="float" office:value="13.158541">
                <text:p>13.158541</text:p>
              </table:table-cell>
              <table:table-cell office:value-type="float" office:value="5.026221">
                <text:p>5.026221</text:p>
              </table:table-cell>
              <table:table-cell office:value-type="float" office:value="33.079299">
                <text:p>33.079299</text:p>
              </table:table-cell>
              <table:table-cell office:value-type="float" office:value="17.207964">
                <text:p>17.207964</text:p>
              </table:table-cell>
              <table:table-cell office:value-type="float" office:value="54.905982">
                <text:p>54.905982</text:p>
              </table:table-cell>
              <table:table-cell office:value-type="float" office:value="8.490914">
                <text:p>8.490914</text:p>
              </table:table-cell>
              <table:table-cell office:value-type="float" office:value="12.625786">
                <text:p>12.625786</text:p>
              </table:table-cell>
              <table:table-cell office:value-type="float" office:value="31.190553">
                <text:p>31.190553</text:p>
              </table:table-cell>
              <table:table-cell office:value-type="float" office:value="6.059234">
                <text:p>6.059234</text:p>
              </table:table-cell>
              <table:table-cell office:value-type="float" office:value="13.259966">
                <text:p>13.259966</text:p>
              </table:table-cell>
              <table:table-cell office:value-type="float" office:value="0.645044">
                <text:p>0.645044</text:p>
              </table:table-cell>
              <table:table-cell office:value-type="float" office:value="NaN">
                <text:p>NaN</text:p>
              </table:table-cell>
              <table:table-cell office:value-type="float" office:value="4.392178">
                <text:p>4.392178</text:p>
              </table:table-cell>
              <table:table-cell office:value-type="float" office:value="29.000214">
                <text:p>29.000214</text:p>
              </table:table-cell>
              <table:table-cell office:value-type="float" office:value="1.947256">
                <text:p>1.947256</text:p>
              </table:table-cell>
              <table:table-cell office:value-type="float" office:value="48.418608">
                <text:p>48.418608</text:p>
              </table:table-cell>
              <table:table-cell office:value-type="float" office:value="73.669724">
                <text:p>73.669724</text:p>
              </table:table-cell>
              <table:table-cell office:value-type="float" office:value="12.170106">
                <text:p>12.170106</text:p>
              </table:table-cell>
              <table:table-cell office:value-type="float" office:value="1.750885">
                <text:p>1.750885</text:p>
              </table:table-cell>
              <table:table-cell office:value-type="float" office:value="39.17595">
                <text:p>39.17595</text:p>
              </table:table-cell>
              <table:table-cell office:value-type="float" office:value="1.988854">
                <text:p>1.988854</text:p>
              </table:table-cell>
              <table:table-cell office:value-type="float" office:value="35.378438">
                <text:p>35.378438</text:p>
              </table:table-cell>
              <table:table-cell office:value-type="float" office:value="0.084791">
                <text:p>0.084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059027">
                <text:p>28.059027</text:p>
              </table:table-cell>
              <table:table-cell office:value-type="float" office:value="1">
                <text:p>1</text:p>
              </table:table-cell>
              <table:table-cell office:value-type="float" office:value="271.630252">
                <text:p>271.630252</text:p>
              </table:table-cell>
              <table:table-cell office:value-type="float" office:value="1.298">
                <text:p>1.298</text:p>
              </table:table-cell>
              <table:table-cell office:value-type="float" office:value="55.349315">
                <text:p>55.349315</text:p>
              </table:table-cell>
              <table:table-cell office:value-type="float" office:value="0.727028">
                <text:p>0.727028</text:p>
              </table:table-cell>
              <table:table-cell office:value-type="float" office:value="40.20398">
                <text:p>40.20398</text:p>
              </table:table-cell>
              <table:table-cell office:value-type="float" office:value="1.657666">
                <text:p>1.657666</text:p>
              </table:table-cell>
              <table:table-cell office:value-type="float" office:value="3.158182">
                <text:p>3.158182</text:p>
              </table:table-cell>
              <table:table-cell office:value-type="float" office:value="11.672757">
                <text:p>11.672757</text:p>
              </table:table-cell>
              <table:table-cell office:value-type="float" office:value="7.731164">
                <text:p>7.731164</text:p>
              </table:table-cell>
              <table:table-cell office:value-type="float" office:value="15.118395">
                <text:p>15.118395</text:p>
              </table:table-cell>
              <table:table-cell office:value-type="float" office:value="14.041702">
                <text:p>14.041702</text:p>
              </table:table-cell>
              <table:table-cell office:value-type="float" office:value="4.808457">
                <text:p>4.808457</text:p>
              </table:table-cell>
              <table:table-cell office:value-type="float" office:value="30.096834">
                <text:p>30.096834</text:p>
              </table:table-cell>
              <table:table-cell office:value-type="float" office:value="17.487471">
                <text:p>17.487471</text:p>
              </table:table-cell>
              <table:table-cell office:value-type="float" office:value="82.882051">
                <text:p>82.882051</text:p>
              </table:table-cell>
              <table:table-cell office:value-type="float" office:value="8.31781">
                <text:p>8.31781</text:p>
              </table:table-cell>
              <table:table-cell office:value-type="float" office:value="12.661182">
                <text:p>12.661182</text:p>
              </table:table-cell>
              <table:table-cell office:value-type="float" office:value="26.572925">
                <text:p>26.572925</text:p>
              </table:table-cell>
              <table:table-cell office:value-type="float" office:value="6.058856">
                <text:p>6.058856</text:p>
              </table:table-cell>
              <table:table-cell office:value-type="float" office:value="12.831517">
                <text:p>12.831517</text:p>
              </table:table-cell>
              <table:table-cell office:value-type="float" office:value="0.666556">
                <text:p>0.666556</text:p>
              </table:table-cell>
              <table:table-cell office:value-type="float" office:value="NaN">
                <text:p>NaN</text:p>
              </table:table-cell>
              <table:table-cell office:value-type="float" office:value="4.548191">
                <text:p>4.548191</text:p>
              </table:table-cell>
              <table:table-cell office:value-type="float" office:value="28.731866">
                <text:p>28.731866</text:p>
              </table:table-cell>
              <table:table-cell office:value-type="float" office:value="1.927144">
                <text:p>1.927144</text:p>
              </table:table-cell>
              <table:table-cell office:value-type="float" office:value="46.283508">
                <text:p>46.283508</text:p>
              </table:table-cell>
              <table:table-cell office:value-type="float" office:value="53.077175">
                <text:p>53.077175</text:p>
              </table:table-cell>
              <table:table-cell office:value-type="float" office:value="11.951436">
                <text:p>11.951436</text:p>
              </table:table-cell>
              <table:table-cell office:value-type="float" office:value="1.7912">
                <text:p>1.7912</text:p>
              </table:table-cell>
              <table:table-cell office:value-type="float" office:value="36.850956">
                <text:p>36.850956</text:p>
              </table:table-cell>
              <table:table-cell office:value-type="float" office:value="1.99901">
                <text:p>1.99901</text:p>
              </table:table-cell>
              <table:table-cell office:value-type="float" office:value="34.51282">
                <text:p>34.51282</text:p>
              </table:table-cell>
              <table:table-cell office:value-type="float" office:value="0.086988">
                <text:p>0.086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560067">
                <text:p>30.560067</text:p>
              </table:table-cell>
              <table:table-cell office:value-type="float" office:value="1">
                <text:p>1</text:p>
              </table:table-cell>
              <table:table-cell office:value-type="float" office:value="33.200367">
                <text:p>33.200367</text:p>
              </table:table-cell>
              <table:table-cell office:value-type="float" office:value="1.072398">
                <text:p>1.072398</text:p>
              </table:table-cell>
              <table:table-cell office:value-type="float" office:value="42.247953">
                <text:p>42.247953</text:p>
              </table:table-cell>
              <table:table-cell office:value-type="float" office:value="0.708924">
                <text:p>0.708924</text:p>
              </table:table-cell>
              <table:table-cell office:value-type="float" office:value="39.093073">
                <text:p>39.093073</text:p>
              </table:table-cell>
              <table:table-cell office:value-type="float" office:value="1.467899">
                <text:p>1.467899</text:p>
              </table:table-cell>
              <table:table-cell office:value-type="float" office:value="3.414823">
                <text:p>3.414823</text:p>
              </table:table-cell>
              <table:table-cell office:value-type="float" office:value="10.661916">
                <text:p>10.661916</text:p>
              </table:table-cell>
              <table:table-cell office:value-type="float" office:value="8.342263">
                <text:p>8.342263</text:p>
              </table:table-cell>
              <table:table-cell office:value-type="float" office:value="20.163889">
                <text:p>20.163889</text:p>
              </table:table-cell>
              <table:table-cell office:value-type="float" office:value="14.414205">
                <text:p>14.414205</text:p>
              </table:table-cell>
              <table:table-cell office:value-type="float" office:value="5.774278">
                <text:p>5.774278</text:p>
              </table:table-cell>
              <table:table-cell office:value-type="float" office:value="31.713784">
                <text:p>31.713784</text:p>
              </table:table-cell>
              <table:table-cell office:value-type="float" office:value="19.182856">
                <text:p>19.182856</text:p>
              </table:table-cell>
              <table:table-cell office:value-type="float" office:value="72.973737">
                <text:p>72.973737</text:p>
              </table:table-cell>
              <table:table-cell office:value-type="float" office:value="NaN">
                <text:p>NaN</text:p>
              </table:table-cell>
              <table:table-cell office:value-type="float" office:value="14.104646">
                <text:p>14.104646</text:p>
              </table:table-cell>
              <table:table-cell office:value-type="float" office:value="16.405844">
                <text:p>16.405844</text:p>
              </table:table-cell>
              <table:table-cell office:value-type="float" office:value="6.872526">
                <text:p>6.872526</text:p>
              </table:table-cell>
              <table:table-cell office:value-type="float" office:value="12.674191">
                <text:p>12.674191</text:p>
              </table:table-cell>
              <table:table-cell office:value-type="float" office:value="0.733903">
                <text:p>0.733903</text:p>
              </table:table-cell>
              <table:table-cell office:value-type="float" office:value="NaN">
                <text:p>NaN</text:p>
              </table:table-cell>
              <table:table-cell office:value-type="float" office:value="4.76355">
                <text:p>4.76355</text:p>
              </table:table-cell>
              <table:table-cell office:value-type="float" office:value="29.150447">
                <text:p>29.150447</text:p>
              </table:table-cell>
              <table:table-cell office:value-type="float" office:value="2.297398">
                <text:p>2.297398</text:p>
              </table:table-cell>
              <table:table-cell office:value-type="float" office:value="28.094127">
                <text:p>28.094127</text:p>
              </table:table-cell>
              <table:table-cell office:value-type="float" office:value="77.18376">
                <text:p>77.18376</text:p>
              </table:table-cell>
              <table:table-cell office:value-type="float" office:value="NaN">
                <text:p>NaN</text:p>
              </table:table-cell>
              <table:table-cell office:value-type="float" office:value="1.938811">
                <text:p>1.938811</text:p>
              </table:table-cell>
              <table:table-cell office:value-type="float" office:value="37.381051">
                <text:p>37.381051</text:p>
              </table:table-cell>
              <table:table-cell office:value-type="float" office:value="2.22934">
                <text:p>2.22934</text:p>
              </table:table-cell>
              <table:table-cell office:value-type="float" office:value="34.223027">
                <text:p>34.223027</text:p>
              </table:table-cell>
              <table:table-cell office:value-type="float" office:value="0.095706">
                <text:p>0.095706</text:p>
              </table:table-cell>
              <table:table-cell office:value-type="float" office:value="11.867367">
                <text:p>11.8673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.10987">
                <text:p>33.10987</text:p>
              </table:table-cell>
              <table:table-cell office:value-type="float" office:value="1">
                <text:p>1</text:p>
              </table:table-cell>
              <table:table-cell office:value-type="float" office:value="84.614114">
                <text:p>84.614114</text:p>
              </table:table-cell>
              <table:table-cell office:value-type="float" office:value="1.132327">
                <text:p>1.132327</text:p>
              </table:table-cell>
              <table:table-cell office:value-type="float" office:value="53.01317">
                <text:p>53.01317</text:p>
              </table:table-cell>
              <table:table-cell office:value-type="float" office:value="0.78202">
                <text:p>0.78202</text:p>
              </table:table-cell>
              <table:table-cell office:value-type="float" office:value="70.795226">
                <text:p>70.795226</text:p>
              </table:table-cell>
              <table:table-cell office:value-type="float" office:value="1.481061">
                <text:p>1.481061</text:p>
              </table:table-cell>
              <table:table-cell office:value-type="float" office:value="3.457239">
                <text:p>3.457239</text:p>
              </table:table-cell>
              <table:table-cell office:value-type="float" office:value="8.361184">
                <text:p>8.361184</text:p>
              </table:table-cell>
              <table:table-cell office:value-type="float" office:value="8.522837">
                <text:p>8.522837</text:p>
              </table:table-cell>
              <table:table-cell office:value-type="float" office:value="17.610159">
                <text:p>17.610159</text:p>
              </table:table-cell>
              <table:table-cell office:value-type="float" office:value="22.004295">
                <text:p>22.004295</text:p>
              </table:table-cell>
              <table:table-cell office:value-type="float" office:value="8.984338">
                <text:p>8.984338</text:p>
              </table:table-cell>
              <table:table-cell office:value-type="float" office:value="49.914083">
                <text:p>49.914083</text:p>
              </table:table-cell>
              <table:table-cell office:value-type="float" office:value="16.754169">
                <text:p>16.754169</text:p>
              </table:table-cell>
              <table:table-cell office:value-type="float" office:value="123.58114">
                <text:p>123.58114</text:p>
              </table:table-cell>
              <table:table-cell office:value-type="float" office:value="8.892652">
                <text:p>8.892652</text:p>
              </table:table-cell>
              <table:table-cell office:value-type="float" office:value="22.833468">
                <text:p>22.833468</text:p>
              </table:table-cell>
              <table:table-cell office:value-type="float" office:value="10.755605">
                <text:p>10.755605</text:p>
              </table:table-cell>
              <table:table-cell office:value-type="float" office:value="9.414132">
                <text:p>9.414132</text:p>
              </table:table-cell>
              <table:table-cell office:value-type="float" office:value="9.281315">
                <text:p>9.281315</text:p>
              </table:table-cell>
              <table:table-cell office:value-type="float" office:value="1.145968">
                <text:p>1.145968</text:p>
              </table:table-cell>
              <table:table-cell office:value-type="float" office:value="NaN">
                <text:p>NaN</text:p>
              </table:table-cell>
              <table:table-cell office:value-type="float" office:value="5.745615">
                <text:p>5.745615</text:p>
              </table:table-cell>
              <table:table-cell office:value-type="float" office:value="31.15169">
                <text:p>31.15169</text:p>
              </table:table-cell>
              <table:table-cell office:value-type="float" office:value="3.521182">
                <text:p>3.521182</text:p>
              </table:table-cell>
              <table:table-cell office:value-type="float" office:value="35.25782">
                <text:p>35.25782</text:p>
              </table:table-cell>
              <table:table-cell office:value-type="float" office:value="168.21791">
                <text:p>168.21791</text:p>
              </table:table-cell>
              <table:table-cell office:value-type="float" office:value="21.492435">
                <text:p>21.492435</text:p>
              </table:table-cell>
              <table:table-cell office:value-type="float" office:value="2.870905">
                <text:p>2.870905</text:p>
              </table:table-cell>
              <table:table-cell office:value-type="float" office:value="35.115995">
                <text:p>35.115995</text:p>
              </table:table-cell>
              <table:table-cell office:value-type="float" office:value="2.828681">
                <text:p>2.828681</text:p>
              </table:table-cell>
              <table:table-cell office:value-type="float" office:value="34.433519">
                <text:p>34.433519</text:p>
              </table:table-cell>
              <table:table-cell office:value-type="float" office:value="0.099037">
                <text:p>0.099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285411">
                <text:p>32.285411</text:p>
              </table:table-cell>
              <table:table-cell office:value-type="float" office:value="1">
                <text:p>1</text:p>
              </table:table-cell>
              <table:table-cell office:value-type="float" office:value="139.263157">
                <text:p>139.263157</text:p>
              </table:table-cell>
              <table:table-cell office:value-type="float" office:value="1.08589">
                <text:p>1.08589</text:p>
              </table:table-cell>
              <table:table-cell office:value-type="float" office:value="76.358845">
                <text:p>76.358845</text:p>
              </table:table-cell>
              <table:table-cell office:value-type="float" office:value="0.764207">
                <text:p>0.764207</text:p>
              </table:table-cell>
              <table:table-cell office:value-type="float" office:value="78.526451">
                <text:p>78.526451</text:p>
              </table:table-cell>
              <table:table-cell office:value-type="float" office:value="1.403146">
                <text:p>1.403146</text:p>
              </table:table-cell>
              <table:table-cell office:value-type="float" office:value="3.639179">
                <text:p>3.639179</text:p>
              </table:table-cell>
              <table:table-cell office:value-type="float" office:value="8.254536">
                <text:p>8.254536</text:p>
              </table:table-cell>
              <table:table-cell office:value-type="float" office:value="8.621334">
                <text:p>8.621334</text:p>
              </table:table-cell>
              <table:table-cell office:value-type="float" office:value="17.468587">
                <text:p>17.468587</text:p>
              </table:table-cell>
              <table:table-cell office:value-type="float" office:value="24.22691">
                <text:p>24.22691</text:p>
              </table:table-cell>
              <table:table-cell office:value-type="float" office:value="8.912784">
                <text:p>8.912784</text:p>
              </table:table-cell>
              <table:table-cell office:value-type="float" office:value="50.672772">
                <text:p>50.672772</text:p>
              </table:table-cell>
              <table:table-cell office:value-type="float" office:value="17.077812">
                <text:p>17.077812</text:p>
              </table:table-cell>
              <table:table-cell office:value-type="float" office:value="124.2">
                <text:p>124.2</text:p>
              </table:table-cell>
              <table:table-cell office:value-type="float" office:value="8.683111">
                <text:p>8.683111</text:p>
              </table:table-cell>
              <table:table-cell office:value-type="float" office:value="21.101941">
                <text:p>21.101941</text:p>
              </table:table-cell>
              <table:table-cell office:value-type="float" office:value="11.644588">
                <text:p>11.644588</text:p>
              </table:table-cell>
              <table:table-cell office:value-type="float" office:value="10.079165">
                <text:p>10.079165</text:p>
              </table:table-cell>
              <table:table-cell office:value-type="float" office:value="8.867563">
                <text:p>8.867563</text:p>
              </table:table-cell>
              <table:table-cell office:value-type="float" office:value="1.203774">
                <text:p>1.203774</text:p>
              </table:table-cell>
              <table:table-cell office:value-type="float" office:value="NaN">
                <text:p>NaN</text:p>
              </table:table-cell>
              <table:table-cell office:value-type="float" office:value="6.043495">
                <text:p>6.043495</text:p>
              </table:table-cell>
              <table:table-cell office:value-type="float" office:value="33.212933">
                <text:p>33.212933</text:p>
              </table:table-cell>
              <table:table-cell office:value-type="float" office:value="3.750878">
                <text:p>3.750878</text:p>
              </table:table-cell>
              <table:table-cell office:value-type="float" office:value="36.086598">
                <text:p>36.086598</text:p>
              </table:table-cell>
              <table:table-cell office:value-type="float" office:value="80.820717">
                <text:p>80.820717</text:p>
              </table:table-cell>
              <table:table-cell office:value-type="float" office:value="20.694699">
                <text:p>20.694699</text:p>
              </table:table-cell>
              <table:table-cell office:value-type="float" office:value="3.135394">
                <text:p>3.135394</text:p>
              </table:table-cell>
              <table:table-cell office:value-type="float" office:value="32.182449">
                <text:p>32.182449</text:p>
              </table:table-cell>
              <table:table-cell office:value-type="float" office:value="2.998965">
                <text:p>2.998965</text:p>
              </table:table-cell>
              <table:table-cell office:value-type="float" office:value="33.088557">
                <text:p>33.088557</text:p>
              </table:table-cell>
              <table:table-cell office:value-type="float" office:value="0.100805">
                <text:p>0.100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.058464">
                <text:p>26.058464</text:p>
              </table:table-cell>
              <table:table-cell office:value-type="float" office:value="1">
                <text:p>1</text:p>
              </table:table-cell>
              <table:table-cell office:value-type="float" office:value="61.700413">
                <text:p>61.700413</text:p>
              </table:table-cell>
              <table:table-cell office:value-type="float" office:value="1.190083">
                <text:p>1.190083</text:p>
              </table:table-cell>
              <table:table-cell office:value-type="float" office:value="37.050868">
                <text:p>37.050868</text:p>
              </table:table-cell>
              <table:table-cell office:value-type="float" office:value="0.769349">
                <text:p>0.769349</text:p>
              </table:table-cell>
              <table:table-cell office:value-type="float" office:value="37.375469">
                <text:p>37.375469</text:p>
              </table:table-cell>
              <table:table-cell office:value-type="float" office:value="1.417781">
                <text:p>1.417781</text:p>
              </table:table-cell>
              <table:table-cell office:value-type="float" office:value="3.031468">
                <text:p>3.031468</text:p>
              </table:table-cell>
              <table:table-cell office:value-type="float" office:value="10.014169">
                <text:p>10.014169</text:p>
              </table:table-cell>
              <table:table-cell office:value-type="float" office:value="7.525957">
                <text:p>7.525957</text:p>
              </table:table-cell>
              <table:table-cell office:value-type="float" office:value="19.374335">
                <text:p>19.374335</text:p>
              </table:table-cell>
              <table:table-cell office:value-type="float" office:value="12.718483">
                <text:p>12.718483</text:p>
              </table:table-cell>
              <table:table-cell office:value-type="float" office:value="7.331054">
                <text:p>7.331054</text:p>
              </table:table-cell>
              <table:table-cell office:value-type="float" office:value="27.098911">
                <text:p>27.098911</text:p>
              </table:table-cell>
              <table:table-cell office:value-type="float" office:value="18.055741">
                <text:p>18.055741</text:p>
              </table:table-cell>
              <table:table-cell office:value-type="float" office:value="56.345283">
                <text:p>56.345283</text:p>
              </table:table-cell>
              <table:table-cell office:value-type="float" office:value="NaN">
                <text:p>NaN</text:p>
              </table:table-cell>
              <table:table-cell office:value-type="float" office:value="14.364117">
                <text:p>14.364117</text:p>
              </table:table-cell>
              <table:table-cell office:value-type="float" office:value="19.857732">
                <text:p>19.857732</text:p>
              </table:table-cell>
              <table:table-cell office:value-type="float" office:value="5.673062">
                <text:p>5.673062</text:p>
              </table:table-cell>
              <table:table-cell office:value-type="float" office:value="11.809171">
                <text:p>11.809171</text:p>
              </table:table-cell>
              <table:table-cell office:value-type="float" office:value="0.601216">
                <text:p>0.601216</text:p>
              </table:table-cell>
              <table:table-cell office:value-type="float" office:value="NaN">
                <text:p>NaN</text:p>
              </table:table-cell>
              <table:table-cell office:value-type="float" office:value="4.133859">
                <text:p>4.133859</text:p>
              </table:table-cell>
              <table:table-cell office:value-type="float" office:value="32.315246">
                <text:p>32.315246</text:p>
              </table:table-cell>
              <table:table-cell office:value-type="float" office:value="1.974543">
                <text:p>1.974543</text:p>
              </table:table-cell>
              <table:table-cell office:value-type="float" office:value="33.001137">
                <text:p>33.001137</text:p>
              </table:table-cell>
              <table:table-cell office:value-type="float" office:value="149.315">
                <text:p>149.315</text:p>
              </table:table-cell>
              <table:table-cell office:value-type="float" office:value="NaN">
                <text:p>NaN</text:p>
              </table:table-cell>
              <table:table-cell office:value-type="float" office:value="1.620347">
                <text:p>1.620347</text:p>
              </table:table-cell>
              <table:table-cell office:value-type="float" office:value="36.944246">
                <text:p>36.944246</text:p>
              </table:table-cell>
              <table:table-cell office:value-type="float" office:value="1.848072">
                <text:p>1.848072</text:p>
              </table:table-cell>
              <table:table-cell office:value-type="float" office:value="37.69599">
                <text:p>37.69599</text:p>
              </table:table-cell>
              <table:table-cell office:value-type="float" office:value="0.085118">
                <text:p>0.085118</text:p>
              </table:table-cell>
              <table:table-cell office:value-type="float" office:value="97.546717">
                <text:p>97.546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77647">
                <text:p>27.776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.223794">
                <text:p>1.223794</text:p>
              </table:table-cell>
              <table:table-cell office:value-type="float" office:value="40.332457">
                <text:p>40.332457</text:p>
              </table:table-cell>
              <table:table-cell office:value-type="float" office:value="0.752704">
                <text:p>0.752704</text:p>
              </table:table-cell>
              <table:table-cell office:value-type="float" office:value="37.939431">
                <text:p>37.939431</text:p>
              </table:table-cell>
              <table:table-cell office:value-type="float" office:value="1.431577">
                <text:p>1.431577</text:p>
              </table:table-cell>
              <table:table-cell office:value-type="float" office:value="3.054333">
                <text:p>3.054333</text:p>
              </table:table-cell>
              <table:table-cell office:value-type="float" office:value="9.571642">
                <text:p>9.571642</text:p>
              </table:table-cell>
              <table:table-cell office:value-type="float" office:value="7.533873">
                <text:p>7.533873</text:p>
              </table:table-cell>
              <table:table-cell office:value-type="float" office:value="18.826921">
                <text:p>18.826921</text:p>
              </table:table-cell>
              <table:table-cell office:value-type="float" office:value="13.4855">
                <text:p>13.4855</text:p>
              </table:table-cell>
              <table:table-cell office:value-type="float" office:value="8.65065">
                <text:p>8.65065</text:p>
              </table:table-cell>
              <table:table-cell office:value-type="float" office:value="33.253521">
                <text:p>33.253521</text:p>
              </table:table-cell>
              <table:table-cell office:value-type="float" office:value="17.229998">
                <text:p>17.229998</text:p>
              </table:table-cell>
              <table:table-cell office:value-type="float" office:value="161.542105">
                <text:p>161.542105</text:p>
              </table:table-cell>
              <table:table-cell office:value-type="float" office:value="9.144735">
                <text:p>9.144735</text:p>
              </table:table-cell>
              <table:table-cell office:value-type="float" office:value="10.887903">
                <text:p>10.887903</text:p>
              </table:table-cell>
              <table:table-cell office:value-type="float" office:value="18.837706">
                <text:p>18.837706</text:p>
              </table:table-cell>
              <table:table-cell office:value-type="float" office:value="5.897963">
                <text:p>5.897963</text:p>
              </table:table-cell>
              <table:table-cell office:value-type="float" office:value="10.8017">
                <text:p>10.8017</text:p>
              </table:table-cell>
              <table:table-cell office:value-type="float" office:value="0.631439">
                <text:p>0.631439</text:p>
              </table:table-cell>
              <table:table-cell office:value-type="float" office:value="NaN">
                <text:p>NaN</text:p>
              </table:table-cell>
              <table:table-cell office:value-type="float" office:value="4.101149">
                <text:p>4.101149</text:p>
              </table:table-cell>
              <table:table-cell office:value-type="float" office:value="33.097979">
                <text:p>33.097979</text:p>
              </table:table-cell>
              <table:table-cell office:value-type="float" office:value="1.977259">
                <text:p>1.977259</text:p>
              </table:table-cell>
              <table:table-cell office:value-type="float" office:value="30.160399">
                <text:p>30.160399</text:p>
              </table:table-cell>
              <table:table-cell office:value-type="float" office:value="68.664429">
                <text:p>68.664429</text:p>
              </table:table-cell>
              <table:table-cell office:value-type="float" office:value="32.356456">
                <text:p>32.356456</text:p>
              </table:table-cell>
              <table:table-cell office:value-type="float" office:value="1.662946">
                <text:p>1.662946</text:p>
              </table:table-cell>
              <table:table-cell office:value-type="float" office:value="36.470886">
                <text:p>36.470886</text:p>
              </table:table-cell>
              <table:table-cell office:value-type="float" office:value="1.8697">
                <text:p>1.8697</text:p>
              </table:table-cell>
              <table:table-cell office:value-type="float" office:value="35.532665">
                <text:p>35.532665</text:p>
              </table:table-cell>
              <table:table-cell office:value-type="float" office:value="0.083706">
                <text:p>0.083706</text:p>
              </table:table-cell>
              <table:table-cell office:value-type="float" office:value="58.596874">
                <text:p>58.596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342335">
                <text:p>23.342335</text:p>
              </table:table-cell>
              <table:table-cell office:value-type="float" office:value="1">
                <text:p>1</text:p>
              </table:table-cell>
              <table:table-cell office:value-type="float" office:value="41.159663">
                <text:p>41.159663</text:p>
              </table:table-cell>
              <table:table-cell office:value-type="float" office:value="1.249735">
                <text:p>1.249735</text:p>
              </table:table-cell>
              <table:table-cell office:value-type="float" office:value="37.294416">
                <text:p>37.294416</text:p>
              </table:table-cell>
              <table:table-cell office:value-type="float" office:value="0.715116">
                <text:p>0.715116</text:p>
              </table:table-cell>
              <table:table-cell office:value-type="float" office:value="37.389312">
                <text:p>37.389312</text:p>
              </table:table-cell>
              <table:table-cell office:value-type="float" office:value="1.697964">
                <text:p>1.697964</text:p>
              </table:table-cell>
              <table:table-cell office:value-type="float" office:value="2.955944">
                <text:p>2.955944</text:p>
              </table:table-cell>
              <table:table-cell office:value-type="float" office:value="14.572818">
                <text:p>14.572818</text:p>
              </table:table-cell>
              <table:table-cell office:value-type="float" office:value="7.325024">
                <text:p>7.325024</text:p>
              </table:table-cell>
              <table:table-cell office:value-type="float" office:value="25.250612">
                <text:p>25.250612</text:p>
              </table:table-cell>
              <table:table-cell office:value-type="float" office:value="11.985318">
                <text:p>11.985318</text:p>
              </table:table-cell>
              <table:table-cell office:value-type="float" office:value="13.096072">
                <text:p>13.096072</text:p>
              </table:table-cell>
              <table:table-cell office:value-type="float" office:value="27.337674">
                <text:p>27.337674</text:p>
              </table:table-cell>
              <table:table-cell office:value-type="float" office:value="25.759764">
                <text:p>25.759764</text:p>
              </table:table-cell>
              <table:table-cell office:value-type="float" office:value="51.830687">
                <text:p>51.830687</text:p>
              </table:table-cell>
              <table:table-cell office:value-type="float" office:value="NaN">
                <text:p>NaN</text:p>
              </table:table-cell>
              <table:table-cell office:value-type="float" office:value="24.551378">
                <text:p>24.551378</text:p>
              </table:table-cell>
              <table:table-cell office:value-type="float" office:value="23.897685">
                <text:p>23.897685</text:p>
              </table:table-cell>
              <table:table-cell office:value-type="float" office:value="5.520946">
                <text:p>5.520946</text:p>
              </table:table-cell>
              <table:table-cell office:value-type="float" office:value="18.062572">
                <text:p>18.062572</text:p>
              </table:table-cell>
              <table:table-cell office:value-type="float" office:value="0.59126">
                <text:p>0.59126</text:p>
              </table:table-cell>
              <table:table-cell office:value-type="float" office:value="NaN">
                <text:p>NaN</text:p>
              </table:table-cell>
              <table:table-cell office:value-type="float" office:value="3.865824">
                <text:p>3.865824</text:p>
              </table:table-cell>
              <table:table-cell office:value-type="float" office:value="44.378382">
                <text:p>44.378382</text:p>
              </table:table-cell>
              <table:table-cell office:value-type="float" office:value="1.969705">
                <text:p>1.969705</text:p>
              </table:table-cell>
              <table:table-cell office:value-type="float" office:value="45.114185">
                <text:p>45.114185</text:p>
              </table:table-cell>
              <table:table-cell office:value-type="float" office:value="51.922261">
                <text:p>51.922261</text:p>
              </table:table-cell>
              <table:table-cell office:value-type="float" office:value="NaN">
                <text:p>NaN</text:p>
              </table:table-cell>
              <table:table-cell office:value-type="float" office:value="1.627873">
                <text:p>1.627873</text:p>
              </table:table-cell>
              <table:table-cell office:value-type="float" office:value="39.64694">
                <text:p>39.64694</text:p>
              </table:table-cell>
              <table:table-cell office:value-type="float" office:value="1.842045">
                <text:p>1.842045</text:p>
              </table:table-cell>
              <table:table-cell office:value-type="float" office:value="37.940583">
                <text:p>37.940583</text:p>
              </table:table-cell>
              <table:table-cell office:value-type="float" office:value="0.086303">
                <text:p>0.086303</text:p>
              </table:table-cell>
              <table:table-cell office:value-type="float" office:value="145.085716">
                <text:p>145.085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.427178">
                <text:p>32.427178</text:p>
              </table:table-cell>
              <table:table-cell office:value-type="float" office:value="1">
                <text:p>1</text:p>
              </table:table-cell>
              <table:table-cell office:value-type="float" office:value="102.081227">
                <text:p>102.081227</text:p>
              </table:table-cell>
              <table:table-cell office:value-type="float" office:value="1.160563">
                <text:p>1.160563</text:p>
              </table:table-cell>
              <table:table-cell office:value-type="float" office:value="75.303595">
                <text:p>75.303595</text:p>
              </table:table-cell>
              <table:table-cell office:value-type="float" office:value="0.782257">
                <text:p>0.782257</text:p>
              </table:table-cell>
              <table:table-cell office:value-type="float" office:value="71.586075">
                <text:p>71.586075</text:p>
              </table:table-cell>
              <table:table-cell office:value-type="float" office:value="1.53429">
                <text:p>1.53429</text:p>
              </table:table-cell>
              <table:table-cell office:value-type="float" office:value="3.415242">
                <text:p>3.415242</text:p>
              </table:table-cell>
              <table:table-cell office:value-type="float" office:value="7.686327">
                <text:p>7.686327</text:p>
              </table:table-cell>
              <table:table-cell office:value-type="float" office:value="8.34115">
                <text:p>8.34115</text:p>
              </table:table-cell>
              <table:table-cell office:value-type="float" office:value="18.58058">
                <text:p>18.58058</text:p>
              </table:table-cell>
              <table:table-cell office:value-type="float" office:value="22.486282">
                <text:p>22.486282</text:p>
              </table:table-cell>
              <table:table-cell office:value-type="float" office:value="9.531805">
                <text:p>9.531805</text:p>
              </table:table-cell>
              <table:table-cell office:value-type="float" office:value="48.752586">
                <text:p>48.752586</text:p>
              </table:table-cell>
              <table:table-cell office:value-type="float" office:value="17.26256">
                <text:p>17.26256</text:p>
              </table:table-cell>
              <table:table-cell office:value-type="float" office:value="121.881465">
                <text:p>121.881465</text:p>
              </table:table-cell>
              <table:table-cell office:value-type="float" office:value="9.27839">
                <text:p>9.27839</text:p>
              </table:table-cell>
              <table:table-cell office:value-type="float" office:value="20.914571">
                <text:p>20.914571</text:p>
              </table:table-cell>
              <table:table-cell office:value-type="float" office:value="10.68086">
                <text:p>10.68086</text:p>
              </table:table-cell>
              <table:table-cell office:value-type="float" office:value="9.38639">
                <text:p>9.38639</text:p>
              </table:table-cell>
              <table:table-cell office:value-type="float" office:value="9.411645">
                <text:p>9.411645</text:p>
              </table:table-cell>
              <table:table-cell office:value-type="float" office:value="1.142877">
                <text:p>1.142877</text:p>
              </table:table-cell>
              <table:table-cell office:value-type="float" office:value="NaN">
                <text:p>NaN</text:p>
              </table:table-cell>
              <table:table-cell office:value-type="float" office:value="5.799118">
                <text:p>5.799118</text:p>
              </table:table-cell>
              <table:table-cell office:value-type="float" office:value="33.846785">
                <text:p>33.846785</text:p>
              </table:table-cell>
              <table:table-cell office:value-type="float" office:value="3.539872">
                <text:p>3.539872</text:p>
              </table:table-cell>
              <table:table-cell office:value-type="float" office:value="35.974611">
                <text:p>35.974611</text:p>
              </table:table-cell>
              <table:table-cell office:value-type="float" office:value="152.433962">
                <text:p>152.433962</text:p>
              </table:table-cell>
              <table:table-cell office:value-type="float" office:value="23.40178">
                <text:p>23.40178</text:p>
              </table:table-cell>
              <table:table-cell office:value-type="float" office:value="2.864168">
                <text:p>2.864168</text:p>
              </table:table-cell>
              <table:table-cell office:value-type="float" office:value="33.267468">
                <text:p>33.267468</text:p>
              </table:table-cell>
              <table:table-cell office:value-type="float" office:value="2.86098">
                <text:p>2.86098</text:p>
              </table:table-cell>
              <table:table-cell office:value-type="float" office:value="34.601547">
                <text:p>34.601547</text:p>
              </table:table-cell>
              <table:table-cell office:value-type="float" office:value="0.096617">
                <text:p>0.096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.271048">
                <text:p>32.271048</text:p>
              </table:table-cell>
              <table:table-cell office:value-type="float" office:value="1">
                <text:p>1</text:p>
              </table:table-cell>
              <table:table-cell office:value-type="float" office:value="177.877245">
                <text:p>177.877245</text:p>
              </table:table-cell>
              <table:table-cell office:value-type="float" office:value="1.108101">
                <text:p>1.108101</text:p>
              </table:table-cell>
              <table:table-cell office:value-type="float" office:value="67.055304">
                <text:p>67.055304</text:p>
              </table:table-cell>
              <table:table-cell office:value-type="float" office:value="0.756894">
                <text:p>0.756894</text:p>
              </table:table-cell>
              <table:table-cell office:value-type="float" office:value="75.108723">
                <text:p>75.108723</text:p>
              </table:table-cell>
              <table:table-cell office:value-type="float" office:value="1.551882">
                <text:p>1.551882</text:p>
              </table:table-cell>
              <table:table-cell office:value-type="float" office:value="3.562878">
                <text:p>3.562878</text:p>
              </table:table-cell>
              <table:table-cell office:value-type="float" office:value="7.586153">
                <text:p>7.586153</text:p>
              </table:table-cell>
              <table:table-cell office:value-type="float" office:value="8.569306">
                <text:p>8.569306</text:p>
              </table:table-cell>
              <table:table-cell office:value-type="float" office:value="17.689749">
                <text:p>17.689749</text:p>
              </table:table-cell>
              <table:table-cell office:value-type="float" office:value="22.334962">
                <text:p>22.334962</text:p>
              </table:table-cell>
              <table:table-cell office:value-type="float" office:value="9.068389">
                <text:p>9.068389</text:p>
              </table:table-cell>
              <table:table-cell office:value-type="float" office:value="58.706521">
                <text:p>58.706521</text:p>
              </table:table-cell>
              <table:table-cell office:value-type="float" office:value="17.032896">
                <text:p>17.032896</text:p>
              </table:table-cell>
              <table:table-cell office:value-type="float" office:value="109.011009">
                <text:p>109.011009</text:p>
              </table:table-cell>
              <table:table-cell office:value-type="float" office:value="9.162505">
                <text:p>9.162505</text:p>
              </table:table-cell>
              <table:table-cell office:value-type="float" office:value="21.45576">
                <text:p>21.45576</text:p>
              </table:table-cell>
              <table:table-cell office:value-type="float" office:value="10.419749">
                <text:p>10.419749</text:p>
              </table:table-cell>
              <table:table-cell office:value-type="float" office:value="9.31791">
                <text:p>9.31791</text:p>
              </table:table-cell>
              <table:table-cell office:value-type="float" office:value="9.323464">
                <text:p>9.323464</text:p>
              </table:table-cell>
              <table:table-cell office:value-type="float" office:value="1.189171">
                <text:p>1.189171</text:p>
              </table:table-cell>
              <table:table-cell office:value-type="float" office:value="NaN">
                <text:p>NaN</text:p>
              </table:table-cell>
              <table:table-cell office:value-type="float" office:value="6.280896">
                <text:p>6.280896</text:p>
              </table:table-cell>
              <table:table-cell office:value-type="float" office:value="31.688517">
                <text:p>31.688517</text:p>
              </table:table-cell>
              <table:table-cell office:value-type="float" office:value="3.741953">
                <text:p>3.741953</text:p>
              </table:table-cell>
              <table:table-cell office:value-type="float" office:value="34.470516">
                <text:p>34.470516</text:p>
              </table:table-cell>
              <table:table-cell office:value-type="float" office:value="106.662477">
                <text:p>106.662477</text:p>
              </table:table-cell>
              <table:table-cell office:value-type="float" office:value="23.131415">
                <text:p>23.131415</text:p>
              </table:table-cell>
              <table:table-cell office:value-type="float" office:value="3.03613">
                <text:p>3.03613</text:p>
              </table:table-cell>
              <table:table-cell office:value-type="float" office:value="33.507061">
                <text:p>33.507061</text:p>
              </table:table-cell>
              <table:table-cell office:value-type="float" office:value="3.028392">
                <text:p>3.028392</text:p>
              </table:table-cell>
              <table:table-cell office:value-type="float" office:value="33.728651">
                <text:p>33.728651</text:p>
              </table:table-cell>
              <table:table-cell office:value-type="float" office:value="0.100702">
                <text:p>0.100702</text:p>
              </table:table-cell>
              <table:table-cell office:value-type="float" office:value="356.145012">
                <text:p>356.145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964389">
                <text:p>32.964389</text:p>
              </table:table-cell>
              <table:table-cell office:value-type="float" office:value="1">
                <text:p>1</text:p>
              </table:table-cell>
              <table:table-cell office:value-type="float" office:value="153.02981">
                <text:p>153.02981</text:p>
              </table:table-cell>
              <table:table-cell office:value-type="float" office:value="1.150454">
                <text:p>1.150454</text:p>
              </table:table-cell>
              <table:table-cell office:value-type="float" office:value="60.523043">
                <text:p>60.523043</text:p>
              </table:table-cell>
              <table:table-cell office:value-type="float" office:value="0.786788">
                <text:p>0.786788</text:p>
              </table:table-cell>
              <table:table-cell office:value-type="float" office:value="74.693121">
                <text:p>74.693121</text:p>
              </table:table-cell>
              <table:table-cell office:value-type="float" office:value="1.528172">
                <text:p>1.528172</text:p>
              </table:table-cell>
              <table:table-cell office:value-type="float" office:value="3.381317">
                <text:p>3.381317</text:p>
              </table:table-cell>
              <table:table-cell office:value-type="float" office:value="7.68609">
                <text:p>7.68609</text:p>
              </table:table-cell>
              <table:table-cell office:value-type="float" office:value="8.418008">
                <text:p>8.418008</text:p>
              </table:table-cell>
              <table:table-cell office:value-type="float" office:value="18.073594">
                <text:p>18.073594</text:p>
              </table:table-cell>
              <table:table-cell office:value-type="float" office:value="20.275763">
                <text:p>20.275763</text:p>
              </table:table-cell>
              <table:table-cell office:value-type="float" office:value="9.490022">
                <text:p>9.490022</text:p>
              </table:table-cell>
              <table:table-cell office:value-type="float" office:value="74.104986">
                <text:p>74.104986</text:p>
              </table:table-cell>
              <table:table-cell office:value-type="float" office:value="18.006632">
                <text:p>18.006632</text:p>
              </table:table-cell>
              <table:table-cell office:value-type="float" office:value="73.814379">
                <text:p>73.814379</text:p>
              </table:table-cell>
              <table:table-cell office:value-type="float" office:value="9.563153">
                <text:p>9.563153</text:p>
              </table:table-cell>
              <table:table-cell office:value-type="float" office:value="19.876099">
                <text:p>19.876099</text:p>
              </table:table-cell>
              <table:table-cell office:value-type="float" office:value="10.537603">
                <text:p>10.537603</text:p>
              </table:table-cell>
              <table:table-cell office:value-type="float" office:value="9.263123">
                <text:p>9.263123</text:p>
              </table:table-cell>
              <table:table-cell office:value-type="float" office:value="9.442808">
                <text:p>9.442808</text:p>
              </table:table-cell>
              <table:table-cell office:value-type="float" office:value="1.139294">
                <text:p>1.139294</text:p>
              </table:table-cell>
              <table:table-cell office:value-type="float" office:value="NaN">
                <text:p>NaN</text:p>
              </table:table-cell>
              <table:table-cell office:value-type="float" office:value="5.869854">
                <text:p>5.869854</text:p>
              </table:table-cell>
              <table:table-cell office:value-type="float" office:value="32.942231">
                <text:p>32.942231</text:p>
              </table:table-cell>
              <table:table-cell office:value-type="float" office:value="3.491066">
                <text:p>3.491066</text:p>
              </table:table-cell>
              <table:table-cell office:value-type="float" office:value="36.233998">
                <text:p>36.233998</text:p>
              </table:table-cell>
              <table:table-cell office:value-type="float" office:value="132.865882">
                <text:p>132.865882</text:p>
              </table:table-cell>
              <table:table-cell office:value-type="float" office:value="28.916022">
                <text:p>28.916022</text:p>
              </table:table-cell>
              <table:table-cell office:value-type="float" office:value="2.93264">
                <text:p>2.93264</text:p>
              </table:table-cell>
              <table:table-cell office:value-type="float" office:value="34.656231">
                <text:p>34.656231</text:p>
              </table:table-cell>
              <table:table-cell office:value-type="float" office:value="2.774703">
                <text:p>2.774703</text:p>
              </table:table-cell>
              <table:table-cell office:value-type="float" office:value="35.06863">
                <text:p>35.06863</text:p>
              </table:table-cell>
              <table:table-cell office:value-type="float" office:value="0.097448">
                <text:p>0.097448</text:p>
              </table:table-cell>
              <table:table-cell office:value-type="float" office:value="111.76589">
                <text:p>111.765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00962">
                <text:p>33.00962</text:p>
              </table:table-cell>
              <table:table-cell office:value-type="float" office:value="1">
                <text:p>1</text:p>
              </table:table-cell>
              <table:table-cell office:value-type="float" office:value="222.16187">
                <text:p>222.16187</text:p>
              </table:table-cell>
              <table:table-cell office:value-type="float" office:value="1.127875">
                <text:p>1.127875</text:p>
              </table:table-cell>
              <table:table-cell office:value-type="float" office:value="63.344615">
                <text:p>63.344615</text:p>
              </table:table-cell>
              <table:table-cell office:value-type="float" office:value="0.776369">
                <text:p>0.776369</text:p>
              </table:table-cell>
              <table:table-cell office:value-type="float" office:value="77.394736">
                <text:p>77.394736</text:p>
              </table:table-cell>
              <table:table-cell office:value-type="float" office:value="1.538382">
                <text:p>1.538382</text:p>
              </table:table-cell>
              <table:table-cell office:value-type="float" office:value="3.591173">
                <text:p>3.591173</text:p>
              </table:table-cell>
              <table:table-cell office:value-type="float" office:value="7.611247">
                <text:p>7.611247</text:p>
              </table:table-cell>
              <table:table-cell office:value-type="float" office:value="8.451149">
                <text:p>8.451149</text:p>
              </table:table-cell>
              <table:table-cell office:value-type="float" office:value="18.40203">
                <text:p>18.40203</text:p>
              </table:table-cell>
              <table:table-cell office:value-type="float" office:value="24.050233">
                <text:p>24.050233</text:p>
              </table:table-cell>
              <table:table-cell office:value-type="float" office:value="9.34004">
                <text:p>9.34004</text:p>
              </table:table-cell>
              <table:table-cell office:value-type="float" office:value="51.856423">
                <text:p>51.856423</text:p>
              </table:table-cell>
              <table:table-cell office:value-type="float" office:value="17.162295">
                <text:p>17.162295</text:p>
              </table:table-cell>
              <table:table-cell office:value-type="float" office:value="133.681818">
                <text:p>133.681818</text:p>
              </table:table-cell>
              <table:table-cell office:value-type="float" office:value="9.167843">
                <text:p>9.167843</text:p>
              </table:table-cell>
              <table:table-cell office:value-type="float" office:value="20.950135">
                <text:p>20.950135</text:p>
              </table:table-cell>
              <table:table-cell office:value-type="float" office:value="10.903177">
                <text:p>10.903177</text:p>
              </table:table-cell>
              <table:table-cell office:value-type="float" office:value="10.063711">
                <text:p>10.063711</text:p>
              </table:table-cell>
              <table:table-cell office:value-type="float" office:value="9.329956">
                <text:p>9.329956</text:p>
              </table:table-cell>
              <table:table-cell office:value-type="float" office:value="1.247243">
                <text:p>1.247243</text:p>
              </table:table-cell>
              <table:table-cell office:value-type="float" office:value="NaN">
                <text:p>NaN</text:p>
              </table:table-cell>
              <table:table-cell office:value-type="float" office:value="6.201526">
                <text:p>6.201526</text:p>
              </table:table-cell>
              <table:table-cell office:value-type="float" office:value="33.661691">
                <text:p>33.661691</text:p>
              </table:table-cell>
              <table:table-cell office:value-type="float" office:value="3.763161">
                <text:p>3.763161</text:p>
              </table:table-cell>
              <table:table-cell office:value-type="float" office:value="36.693213">
                <text:p>36.693213</text:p>
              </table:table-cell>
              <table:table-cell office:value-type="float" office:value="152.120689">
                <text:p>152.120689</text:p>
              </table:table-cell>
              <table:table-cell office:value-type="float" office:value="27.357985">
                <text:p>27.357985</text:p>
              </table:table-cell>
              <table:table-cell office:value-type="float" office:value="3.039568">
                <text:p>3.039568</text:p>
              </table:table-cell>
              <table:table-cell office:value-type="float" office:value="34.231112">
                <text:p>34.231112</text:p>
              </table:table-cell>
              <table:table-cell office:value-type="float" office:value="3.028687">
                <text:p>3.028687</text:p>
              </table:table-cell>
              <table:table-cell office:value-type="float" office:value="33.591321">
                <text:p>33.591321</text:p>
              </table:table-cell>
              <table:table-cell office:value-type="float" office:value="0.097718">
                <text:p>0.097718</text:p>
              </table:table-cell>
              <table:table-cell office:value-type="float" office:value="731.282656">
                <text:p>731.2826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111226">
                <text:p>32.111226</text:p>
              </table:table-cell>
              <table:table-cell office:value-type="float" office:value="1">
                <text:p>1</text:p>
              </table:table-cell>
              <table:table-cell office:value-type="float" office:value="174.033802">
                <text:p>174.033802</text:p>
              </table:table-cell>
              <table:table-cell office:value-type="float" office:value="1.159044">
                <text:p>1.159044</text:p>
              </table:table-cell>
              <table:table-cell office:value-type="float" office:value="76.274074">
                <text:p>76.274074</text:p>
              </table:table-cell>
              <table:table-cell office:value-type="float" office:value="0.787966">
                <text:p>0.787966</text:p>
              </table:table-cell>
              <table:table-cell office:value-type="float" office:value="79.207692">
                <text:p>79.207692</text:p>
              </table:table-cell>
              <table:table-cell office:value-type="float" office:value="1.506233">
                <text:p>1.506233</text:p>
              </table:table-cell>
              <table:table-cell office:value-type="float" office:value="3.63338">
                <text:p>3.63338</text:p>
              </table:table-cell>
              <table:table-cell office:value-type="float" office:value="7.650703">
                <text:p>7.650703</text:p>
              </table:table-cell>
              <table:table-cell office:value-type="float" office:value="8.380629">
                <text:p>8.380629</text:p>
              </table:table-cell>
              <table:table-cell office:value-type="float" office:value="18.512259">
                <text:p>18.512259</text:p>
              </table:table-cell>
              <table:table-cell office:value-type="float" office:value="23.104712">
                <text:p>23.104712</text:p>
              </table:table-cell>
              <table:table-cell office:value-type="float" office:value="9.586686">
                <text:p>9.586686</text:p>
              </table:table-cell>
              <table:table-cell office:value-type="float" office:value="42.608275">
                <text:p>42.608275</text:p>
              </table:table-cell>
              <table:table-cell office:value-type="float" office:value="17.91736">
                <text:p>17.91736</text:p>
              </table:table-cell>
              <table:table-cell office:value-type="float" office:value="60.989141">
                <text:p>60.989141</text:p>
              </table:table-cell>
              <table:table-cell office:value-type="float" office:value="9.712305">
                <text:p>9.712305</text:p>
              </table:table-cell>
              <table:table-cell office:value-type="float" office:value="20.879351">
                <text:p>20.879351</text:p>
              </table:table-cell>
              <table:table-cell office:value-type="float" office:value="11.078208">
                <text:p>11.078208</text:p>
              </table:table-cell>
              <table:table-cell office:value-type="float" office:value="9.971271">
                <text:p>9.971271</text:p>
              </table:table-cell>
              <table:table-cell office:value-type="float" office:value="9.400519">
                <text:p>9.400519</text:p>
              </table:table-cell>
              <table:table-cell office:value-type="float" office:value="1.233715">
                <text:p>1.233715</text:p>
              </table:table-cell>
              <table:table-cell office:value-type="float" office:value="NaN">
                <text:p>NaN</text:p>
              </table:table-cell>
              <table:table-cell office:value-type="float" office:value="5.954317">
                <text:p>5.954317</text:p>
              </table:table-cell>
              <table:table-cell office:value-type="float" office:value="33.54482">
                <text:p>33.54482</text:p>
              </table:table-cell>
              <table:table-cell office:value-type="float" office:value="3.706401">
                <text:p>3.706401</text:p>
              </table:table-cell>
              <table:table-cell office:value-type="float" office:value="36.78055">
                <text:p>36.78055</text:p>
              </table:table-cell>
              <table:table-cell office:value-type="float" office:value="126.343558">
                <text:p>126.343558</text:p>
              </table:table-cell>
              <table:table-cell office:value-type="float" office:value="27.250363">
                <text:p>27.250363</text:p>
              </table:table-cell>
              <table:table-cell office:value-type="float" office:value="3.080474">
                <text:p>3.080474</text:p>
              </table:table-cell>
              <table:table-cell office:value-type="float" office:value="34.632362">
                <text:p>34.632362</text:p>
              </table:table-cell>
              <table:table-cell office:value-type="float" office:value="3.003354">
                <text:p>3.003354</text:p>
              </table:table-cell>
              <table:table-cell office:value-type="float" office:value="34.371055">
                <text:p>34.371055</text:p>
              </table:table-cell>
              <table:table-cell office:value-type="float" office:value="0.098609">
                <text:p>0.098609</text:p>
              </table:table-cell>
              <table:table-cell office:value-type="float" office:value="124.571149">
                <text:p>124.571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584558">
                <text:p>20.584558</text:p>
              </table:table-cell>
              <table:table-cell office:value-type="float" office:value="1">
                <text:p>1</text:p>
              </table:table-cell>
              <table:table-cell office:value-type="float" office:value="46.529085">
                <text:p>46.529085</text:p>
              </table:table-cell>
              <table:table-cell office:value-type="float" office:value="1.296258">
                <text:p>1.296258</text:p>
              </table:table-cell>
              <table:table-cell office:value-type="float" office:value="38.881944">
                <text:p>38.881944</text:p>
              </table:table-cell>
              <table:table-cell office:value-type="float" office:value="0.725708">
                <text:p>0.725708</text:p>
              </table:table-cell>
              <table:table-cell office:value-type="float" office:value="38.305587">
                <text:p>38.305587</text:p>
              </table:table-cell>
              <table:table-cell office:value-type="float" office:value="1.869751">
                <text:p>1.869751</text:p>
              </table:table-cell>
              <table:table-cell office:value-type="float" office:value="3.107103">
                <text:p>3.107103</text:p>
              </table:table-cell>
              <table:table-cell office:value-type="float" office:value="17.291554">
                <text:p>17.291554</text:p>
              </table:table-cell>
              <table:table-cell office:value-type="float" office:value="7.019222">
                <text:p>7.019222</text:p>
              </table:table-cell>
              <table:table-cell office:value-type="float" office:value="24.917856">
                <text:p>24.917856</text:p>
              </table:table-cell>
              <table:table-cell office:value-type="float" office:value="13.974209">
                <text:p>13.974209</text:p>
              </table:table-cell>
              <table:table-cell office:value-type="float" office:value="11.358523">
                <text:p>11.358523</text:p>
              </table:table-cell>
              <table:table-cell office:value-type="float" office:value="23.791784">
                <text:p>23.791784</text:p>
              </table:table-cell>
              <table:table-cell office:value-type="float" office:value="26.033708">
                <text:p>26.033708</text:p>
              </table:table-cell>
              <table:table-cell office:value-type="float" office:value="30.512261">
                <text:p>30.512261</text:p>
              </table:table-cell>
              <table:table-cell office:value-type="float" office:value="15.147836">
                <text:p>15.147836</text:p>
              </table:table-cell>
              <table:table-cell office:value-type="float" office:value="12.725">
                <text:p>12.725</text:p>
              </table:table-cell>
              <table:table-cell office:value-type="float" office:value="29.290257">
                <text:p>29.290257</text:p>
              </table:table-cell>
              <table:table-cell office:value-type="float" office:value="6.12582">
                <text:p>6.12582</text:p>
              </table:table-cell>
              <table:table-cell office:value-type="float" office:value="21.838544">
                <text:p>21.838544</text:p>
              </table:table-cell>
              <table:table-cell office:value-type="float" office:value="0.677858">
                <text:p>0.677858</text:p>
              </table:table-cell>
              <table:table-cell office:value-type="float" office:value="NaN">
                <text:p>NaN</text:p>
              </table:table-cell>
              <table:table-cell office:value-type="float" office:value="4.48159">
                <text:p>4.48159</text:p>
              </table:table-cell>
              <table:table-cell office:value-type="float" office:value="43.003089">
                <text:p>43.003089</text:p>
              </table:table-cell>
              <table:table-cell office:value-type="float" office:value="1.986752">
                <text:p>1.986752</text:p>
              </table:table-cell>
              <table:table-cell office:value-type="float" office:value="51.019066">
                <text:p>51.019066</text:p>
              </table:table-cell>
              <table:table-cell office:value-type="float" office:value="40.18421">
                <text:p>40.18421</text:p>
              </table:table-cell>
              <table:table-cell office:value-type="float" office:value="42.380528">
                <text:p>42.380528</text:p>
              </table:table-cell>
              <table:table-cell office:value-type="float" office:value="1.828045">
                <text:p>1.828045</text:p>
              </table:table-cell>
              <table:table-cell office:value-type="float" office:value="40.810102">
                <text:p>40.810102</text:p>
              </table:table-cell>
              <table:table-cell office:value-type="float" office:value="2.113095">
                <text:p>2.113095</text:p>
              </table:table-cell>
              <table:table-cell office:value-type="float" office:value="38.228227">
                <text:p>38.228227</text:p>
              </table:table-cell>
              <table:table-cell office:value-type="float" office:value="0.087158">
                <text:p>0.087158</text:p>
              </table:table-cell>
              <table:table-cell office:value-type="float" office:value="91.982123">
                <text:p>91.982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598626">
                <text:p>26.598626</text:p>
              </table:table-cell>
              <table:table-cell office:value-type="float" office:value="1">
                <text:p>1</text:p>
              </table:table-cell>
              <table:table-cell office:value-type="float" office:value="44.578947">
                <text:p>44.578947</text:p>
              </table:table-cell>
              <table:table-cell office:value-type="float" office:value="1.008656">
                <text:p>1.008656</text:p>
              </table:table-cell>
              <table:table-cell office:value-type="float" office:value="39.281159">
                <text:p>39.281159</text:p>
              </table:table-cell>
              <table:table-cell office:value-type="float" office:value="0.69833">
                <text:p>0.69833</text:p>
              </table:table-cell>
              <table:table-cell office:value-type="float" office:value="34.659846">
                <text:p>34.659846</text:p>
              </table:table-cell>
              <table:table-cell office:value-type="float" office:value="1.374301">
                <text:p>1.374301</text:p>
              </table:table-cell>
              <table:table-cell office:value-type="float" office:value="2.846759">
                <text:p>2.846759</text:p>
              </table:table-cell>
              <table:table-cell office:value-type="float" office:value="14.735724">
                <text:p>14.735724</text:p>
              </table:table-cell>
              <table:table-cell office:value-type="float" office:value="7.16279">
                <text:p>7.16279</text:p>
              </table:table-cell>
              <table:table-cell office:value-type="float" office:value="20.7261">
                <text:p>20.7261</text:p>
              </table:table-cell>
              <table:table-cell office:value-type="float" office:value="11.03583">
                <text:p>11.03583</text:p>
              </table:table-cell>
              <table:table-cell office:value-type="float" office:value="3.825198">
                <text:p>3.825198</text:p>
              </table:table-cell>
              <table:table-cell office:value-type="float" office:value="27.572736">
                <text:p>27.572736</text:p>
              </table:table-cell>
              <table:table-cell office:value-type="float" office:value="19.086656">
                <text:p>19.086656</text:p>
              </table:table-cell>
              <table:table-cell office:value-type="float" office:value="51.236294">
                <text:p>51.236294</text:p>
              </table:table-cell>
              <table:table-cell office:value-type="float" office:value="7.900631">
                <text:p>7.900631</text:p>
              </table:table-cell>
              <table:table-cell office:value-type="float" office:value="11.279234">
                <text:p>11.279234</text:p>
              </table:table-cell>
              <table:table-cell office:value-type="float" office:value="20.72805">
                <text:p>20.72805</text:p>
              </table:table-cell>
              <table:table-cell office:value-type="float" office:value="5.124598">
                <text:p>5.124598</text:p>
              </table:table-cell>
              <table:table-cell office:value-type="float" office:value="14.822715">
                <text:p>14.822715</text:p>
              </table:table-cell>
              <table:table-cell office:value-type="float" office:value="0.532139">
                <text:p>0.532139</text:p>
              </table:table-cell>
              <table:table-cell office:value-type="float" office:value="NaN">
                <text:p>NaN</text:p>
              </table:table-cell>
              <table:table-cell office:value-type="float" office:value="3.699194">
                <text:p>3.699194</text:p>
              </table:table-cell>
              <table:table-cell office:value-type="float" office:value="25.495539">
                <text:p>25.495539</text:p>
              </table:table-cell>
              <table:table-cell office:value-type="float" office:value="1.787626">
                <text:p>1.787626</text:p>
              </table:table-cell>
              <table:table-cell office:value-type="float" office:value="38.329842">
                <text:p>38.329842</text:p>
              </table:table-cell>
              <table:table-cell office:value-type="float" office:value="24.911764">
                <text:p>24.911764</text:p>
              </table:table-cell>
              <table:table-cell office:value-type="float" office:value="35.110375">
                <text:p>35.110375</text:p>
              </table:table-cell>
              <table:table-cell office:value-type="float" office:value="1.490951">
                <text:p>1.490951</text:p>
              </table:table-cell>
              <table:table-cell office:value-type="float" office:value="35.902315">
                <text:p>35.902315</text:p>
              </table:table-cell>
              <table:table-cell office:value-type="float" office:value="1.732106">
                <text:p>1.732106</text:p>
              </table:table-cell>
              <table:table-cell office:value-type="float" office:value="33.479525">
                <text:p>33.479525</text:p>
              </table:table-cell>
              <table:table-cell office:value-type="float" office:value="0.082266">
                <text:p>0.082266</text:p>
              </table:table-cell>
              <table:table-cell office:value-type="float" office:value="54.844113">
                <text:p>54.8441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.877125">
                <text:p>28.877125</text:p>
              </table:table-cell>
              <table:table-cell office:value-type="float" office:value="1">
                <text:p>1</text:p>
              </table:table-cell>
              <table:table-cell office:value-type="float" office:value="126.239864">
                <text:p>126.239864</text:p>
              </table:table-cell>
              <table:table-cell office:value-type="float" office:value="1.356566">
                <text:p>1.356566</text:p>
              </table:table-cell>
              <table:table-cell office:value-type="float" office:value="45.3483">
                <text:p>45.3483</text:p>
              </table:table-cell>
              <table:table-cell office:value-type="float" office:value="0.764542">
                <text:p>0.764542</text:p>
              </table:table-cell>
              <table:table-cell office:value-type="float" office:value="44.273696">
                <text:p>44.273696</text:p>
              </table:table-cell>
              <table:table-cell office:value-type="float" office:value="1.670688">
                <text:p>1.670688</text:p>
              </table:table-cell>
              <table:table-cell office:value-type="float" office:value="3.398544">
                <text:p>3.398544</text:p>
              </table:table-cell>
              <table:table-cell office:value-type="float" office:value="9.790989">
                <text:p>9.790989</text:p>
              </table:table-cell>
              <table:table-cell office:value-type="float" office:value="8.226992">
                <text:p>8.226992</text:p>
              </table:table-cell>
              <table:table-cell office:value-type="float" office:value="27.501021">
                <text:p>27.501021</text:p>
              </table:table-cell>
              <table:table-cell office:value-type="float" office:value="13.814048">
                <text:p>13.814048</text:p>
              </table:table-cell>
              <table:table-cell office:value-type="float" office:value="5.48452">
                <text:p>5.48452</text:p>
              </table:table-cell>
              <table:table-cell office:value-type="float" office:value="33.244661">
                <text:p>33.244661</text:p>
              </table:table-cell>
              <table:table-cell office:value-type="float" office:value="19.033425">
                <text:p>19.033425</text:p>
              </table:table-cell>
              <table:table-cell office:value-type="float" office:value="103.797222">
                <text:p>103.797222</text:p>
              </table:table-cell>
              <table:table-cell office:value-type="float" office:value="11.668762">
                <text:p>11.668762</text:p>
              </table:table-cell>
              <table:table-cell office:value-type="float" office:value="14.72301">
                <text:p>14.72301</text:p>
              </table:table-cell>
              <table:table-cell office:value-type="float" office:value="27.136483">
                <text:p>27.136483</text:p>
              </table:table-cell>
              <table:table-cell office:value-type="float" office:value="7.013325">
                <text:p>7.013325</text:p>
              </table:table-cell>
              <table:table-cell office:value-type="float" office:value="11.151871">
                <text:p>11.151871</text:p>
              </table:table-cell>
              <table:table-cell office:value-type="float" office:value="0.764542">
                <text:p>0.764542</text:p>
              </table:table-cell>
              <table:table-cell office:value-type="float" office:value="NaN">
                <text:p>NaN</text:p>
              </table:table-cell>
              <table:table-cell office:value-type="float" office:value="4.886491">
                <text:p>4.886491</text:p>
              </table:table-cell>
              <table:table-cell office:value-type="float" office:value="42.681239">
                <text:p>42.681239</text:p>
              </table:table-cell>
              <table:table-cell office:value-type="float" office:value="2.366947">
                <text:p>2.366947</text:p>
              </table:table-cell>
              <table:table-cell office:value-type="float" office:value="39.936044">
                <text:p>39.936044</text:p>
              </table:table-cell>
              <table:table-cell office:value-type="float" office:value="32.185185">
                <text:p>32.185185</text:p>
              </table:table-cell>
              <table:table-cell office:value-type="float" office:value="36.629967">
                <text:p>36.629967</text:p>
              </table:table-cell>
              <table:table-cell office:value-type="float" office:value="1.997594">
                <text:p>1.997594</text:p>
              </table:table-cell>
              <table:table-cell office:value-type="float" office:value="40.117911">
                <text:p>40.117911</text:p>
              </table:table-cell>
              <table:table-cell office:value-type="float" office:value="2.305324">
                <text:p>2.305324</text:p>
              </table:table-cell>
              <table:table-cell office:value-type="float" office:value="39.278568">
                <text:p>39.278568</text:p>
              </table:table-cell>
              <table:table-cell office:value-type="float" office:value="0.08765">
                <text:p>0.08765</text:p>
              </table:table-cell>
              <table:table-cell office:value-type="float" office:value="60.963603">
                <text:p>60.963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156111">
                <text:p>33.156111</text:p>
              </table:table-cell>
              <table:table-cell office:value-type="float" office:value="1">
                <text:p>1</text:p>
              </table:table-cell>
              <table:table-cell office:value-type="float" office:value="149.2025">
                <text:p>149.2025</text:p>
              </table:table-cell>
              <table:table-cell office:value-type="float" office:value="1.127011">
                <text:p>1.127011</text:p>
              </table:table-cell>
              <table:table-cell office:value-type="float" office:value="69.639439">
                <text:p>69.639439</text:p>
              </table:table-cell>
              <table:table-cell office:value-type="float" office:value="0.777136">
                <text:p>0.777136</text:p>
              </table:table-cell>
              <table:table-cell office:value-type="float" office:value="71.991556">
                <text:p>71.991556</text:p>
              </table:table-cell>
              <table:table-cell office:value-type="float" office:value="1.407112">
                <text:p>1.407112</text:p>
              </table:table-cell>
              <table:table-cell office:value-type="float" office:value="3.555615">
                <text:p>3.555615</text:p>
              </table:table-cell>
              <table:table-cell office:value-type="float" office:value="7.59846">
                <text:p>7.59846</text:p>
              </table:table-cell>
              <table:table-cell office:value-type="float" office:value="8.587194">
                <text:p>8.587194</text:p>
              </table:table-cell>
              <table:table-cell office:value-type="float" office:value="17.963234">
                <text:p>17.963234</text:p>
              </table:table-cell>
              <table:table-cell office:value-type="float" office:value="23.711164">
                <text:p>23.711164</text:p>
              </table:table-cell>
              <table:table-cell office:value-type="float" office:value="9.021854">
                <text:p>9.021854</text:p>
              </table:table-cell>
              <table:table-cell office:value-type="float" office:value="47.592503">
                <text:p>47.592503</text:p>
              </table:table-cell>
              <table:table-cell office:value-type="float" office:value="16.796112">
                <text:p>16.796112</text:p>
              </table:table-cell>
              <table:table-cell office:value-type="float" office:value="205.796551">
                <text:p>205.796551</text:p>
              </table:table-cell>
              <table:table-cell office:value-type="float" office:value="9.428272">
                <text:p>9.428272</text:p>
              </table:table-cell>
              <table:table-cell office:value-type="float" office:value="21.421751">
                <text:p>21.421751</text:p>
              </table:table-cell>
              <table:table-cell office:value-type="float" office:value="10.455986">
                <text:p>10.455986</text:p>
              </table:table-cell>
              <table:table-cell office:value-type="float" office:value="9.75658">
                <text:p>9.75658</text:p>
              </table:table-cell>
              <table:table-cell office:value-type="float" office:value="9.191272">
                <text:p>9.191272</text:p>
              </table:table-cell>
              <table:table-cell office:value-type="float" office:value="1.198558">
                <text:p>1.198558</text:p>
              </table:table-cell>
              <table:table-cell office:value-type="float" office:value="NaN">
                <text:p>NaN</text:p>
              </table:table-cell>
              <table:table-cell office:value-type="float" office:value="6.152046">
                <text:p>6.152046</text:p>
              </table:table-cell>
              <table:table-cell office:value-type="float" office:value="32.737862">
                <text:p>32.737862</text:p>
              </table:table-cell>
              <table:table-cell office:value-type="float" office:value="3.789029">
                <text:p>3.789029</text:p>
              </table:table-cell>
              <table:table-cell office:value-type="float" office:value="34.61517">
                <text:p>34.61517</text:p>
              </table:table-cell>
              <table:table-cell office:value-type="float" office:value="212.3879">
                <text:p>212.3879</text:p>
              </table:table-cell>
              <table:table-cell office:value-type="float" office:value="33.402693">
                <text:p>33.402693</text:p>
              </table:table-cell>
              <table:table-cell office:value-type="float" office:value="2.974086">
                <text:p>2.974086</text:p>
              </table:table-cell>
              <table:table-cell office:value-type="float" office:value="34.080507">
                <text:p>34.080507</text:p>
              </table:table-cell>
              <table:table-cell office:value-type="float" office:value="3.082855">
                <text:p>3.082855</text:p>
              </table:table-cell>
              <table:table-cell office:value-type="float" office:value="33.781531">
                <text:p>33.781531</text:p>
              </table:table-cell>
              <table:table-cell office:value-type="float" office:value="0.099903">
                <text:p>0.099903</text:p>
              </table:table-cell>
              <table:table-cell office:value-type="float" office:value="58.118133">
                <text:p>58.118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57512">
                <text:p>25.357512</text:p>
              </table:table-cell>
              <table:table-cell office:value-type="float" office:value="1">
                <text:p>1</text:p>
              </table:table-cell>
              <table:table-cell office:value-type="float" office:value="76.270129">
                <text:p>76.270129</text:p>
              </table:table-cell>
              <table:table-cell office:value-type="float" office:value="1.326559">
                <text:p>1.326559</text:p>
              </table:table-cell>
              <table:table-cell office:value-type="float" office:value="35.89731">
                <text:p>35.89731</text:p>
              </table:table-cell>
              <table:table-cell office:value-type="float" office:value="0.717867">
                <text:p>0.717867</text:p>
              </table:table-cell>
              <table:table-cell office:value-type="float" office:value="35.809756">
                <text:p>35.809756</text:p>
              </table:table-cell>
              <table:table-cell office:value-type="float" office:value="1.573318">
                <text:p>1.573318</text:p>
              </table:table-cell>
              <table:table-cell office:value-type="float" office:value="3.040381">
                <text:p>3.040381</text:p>
              </table:table-cell>
              <table:table-cell office:value-type="float" office:value="17.893366">
                <text:p>17.893366</text:p>
              </table:table-cell>
              <table:table-cell office:value-type="float" office:value="7.558301">
                <text:p>7.558301</text:p>
              </table:table-cell>
              <table:table-cell office:value-type="float" office:value="26.200901">
                <text:p>26.200901</text:p>
              </table:table-cell>
              <table:table-cell office:value-type="float" office:value="11.936585">
                <text:p>11.936585</text:p>
              </table:table-cell>
              <table:table-cell office:value-type="float" office:value="9.268156">
                <text:p>9.268156</text:p>
              </table:table-cell>
              <table:table-cell office:value-type="float" office:value="28.019083">
                <text:p>28.019083</text:p>
              </table:table-cell>
              <table:table-cell office:value-type="float" office:value="27.937847">
                <text:p>27.937847</text:p>
              </table:table-cell>
              <table:table-cell office:value-type="float" office:value="50.715025">
                <text:p>50.715025</text:p>
              </table:table-cell>
              <table:table-cell office:value-type="float" office:value="11.658855">
                <text:p>11.658855</text:p>
              </table:table-cell>
              <table:table-cell office:value-type="float" office:value="12.153973">
                <text:p>12.153973</text:p>
              </table:table-cell>
              <table:table-cell office:value-type="float" office:value="NaN">
                <text:p>NaN</text:p>
              </table:table-cell>
              <table:table-cell office:value-type="float" office:value="5.543515">
                <text:p>5.543515</text:p>
              </table:table-cell>
              <table:table-cell office:value-type="float" office:value="19.094535">
                <text:p>19.094535</text:p>
              </table:table-cell>
              <table:table-cell office:value-type="float" office:value="0.586482">
                <text:p>0.586482</text:p>
              </table:table-cell>
              <table:table-cell office:value-type="float" office:value="NaN">
                <text:p>NaN</text:p>
              </table:table-cell>
              <table:table-cell office:value-type="float" office:value="3.902192">
                <text:p>3.902192</text:p>
              </table:table-cell>
              <table:table-cell office:value-type="float" office:value="33.747793">
                <text:p>33.747793</text:p>
              </table:table-cell>
              <table:table-cell office:value-type="float" office:value="1.917085">
                <text:p>1.917085</text:p>
              </table:table-cell>
              <table:table-cell office:value-type="float" office:value="41.285029">
                <text:p>41.285029</text:p>
              </table:table-cell>
              <table:table-cell office:value-type="float" office:value="48.615894">
                <text:p>48.615894</text:p>
              </table:table-cell>
              <table:table-cell office:value-type="float" office:value="39.544242">
                <text:p>39.544242</text:p>
              </table:table-cell>
              <table:table-cell office:value-type="float" office:value="1.624025">
                <text:p>1.624025</text:p>
              </table:table-cell>
              <table:table-cell office:value-type="float" office:value="39.335949">
                <text:p>39.335949</text:p>
              </table:table-cell>
              <table:table-cell office:value-type="float" office:value="1.85801">
                <text:p>1.85801</text:p>
              </table:table-cell>
              <table:table-cell office:value-type="float" office:value="37.939663">
                <text:p>37.939663</text:p>
              </table:table-cell>
              <table:table-cell office:value-type="float" office:value="0.089416">
                <text:p>0.089416</text:p>
              </table:table-cell>
              <table:table-cell office:value-type="float" office:value="49.568242">
                <text:p>49.568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713806">
                <text:p>34.713806</text:p>
              </table:table-cell>
              <table:table-cell office:value-type="float" office:value="1">
                <text:p>1</text:p>
              </table:table-cell>
              <table:table-cell office:value-type="float" office:value="118.971264">
                <text:p>118.971264</text:p>
              </table:table-cell>
              <table:table-cell office:value-type="float" office:value="1.162218">
                <text:p>1.162218</text:p>
              </table:table-cell>
              <table:table-cell office:value-type="float" office:value="76.013463">
                <text:p>76.013463</text:p>
              </table:table-cell>
              <table:table-cell office:value-type="float" office:value="0.781642">
                <text:p>0.781642</text:p>
              </table:table-cell>
              <table:table-cell office:value-type="float" office:value="78.51201">
                <text:p>78.51201</text:p>
              </table:table-cell>
              <table:table-cell office:value-type="float" office:value="1.500522">
                <text:p>1.500522</text:p>
              </table:table-cell>
              <table:table-cell office:value-type="float" office:value="3.574684">
                <text:p>3.574684</text:p>
              </table:table-cell>
              <table:table-cell office:value-type="float" office:value="7.629572">
                <text:p>7.629572</text:p>
              </table:table-cell>
              <table:table-cell office:value-type="float" office:value="8.503765">
                <text:p>8.503765</text:p>
              </table:table-cell>
              <table:table-cell office:value-type="float" office:value="18.15025">
                <text:p>18.15025</text:p>
              </table:table-cell>
              <table:table-cell office:value-type="float" office:value="25.081987">
                <text:p>25.081987</text:p>
              </table:table-cell>
              <table:table-cell office:value-type="float" office:value="9.424624">
                <text:p>9.424624</text:p>
              </table:table-cell>
              <table:table-cell office:value-type="float" office:value="49.523923">
                <text:p>49.523923</text:p>
              </table:table-cell>
              <table:table-cell office:value-type="float" office:value="17.507136">
                <text:p>17.507136</text:p>
              </table:table-cell>
              <table:table-cell office:value-type="float" office:value="164.729442">
                <text:p>164.729442</text:p>
              </table:table-cell>
              <table:table-cell office:value-type="float" office:value="9.645408">
                <text:p>9.645408</text:p>
              </table:table-cell>
              <table:table-cell office:value-type="float" office:value="23.408594">
                <text:p>23.408594</text:p>
              </table:table-cell>
              <table:table-cell office:value-type="float" office:value="10.461874">
                <text:p>10.461874</text:p>
              </table:table-cell>
              <table:table-cell office:value-type="float" office:value="10.142577">
                <text:p>10.142577</text:p>
              </table:table-cell>
              <table:table-cell office:value-type="float" office:value="9.419708">
                <text:p>9.419708</text:p>
              </table:table-cell>
              <table:table-cell office:value-type="float" office:value="1.264208">
                <text:p>1.264208</text:p>
              </table:table-cell>
              <table:table-cell office:value-type="float" office:value="NaN">
                <text:p>NaN</text:p>
              </table:table-cell>
              <table:table-cell office:value-type="float" office:value="6.233363">
                <text:p>6.233363</text:p>
              </table:table-cell>
              <table:table-cell office:value-type="float" office:value="33.651117">
                <text:p>33.651117</text:p>
              </table:table-cell>
              <table:table-cell office:value-type="float" office:value="3.843483">
                <text:p>3.843483</text:p>
              </table:table-cell>
              <table:table-cell office:value-type="float" office:value="35.704978">
                <text:p>35.704978</text:p>
              </table:table-cell>
              <table:table-cell office:value-type="float" office:value="156.825757">
                <text:p>156.825757</text:p>
              </table:table-cell>
              <table:table-cell office:value-type="float" office:value="33.365423">
                <text:p>33.365423</text:p>
              </table:table-cell>
              <table:table-cell office:value-type="float" office:value="3.08924">
                <text:p>3.08924</text:p>
              </table:table-cell>
              <table:table-cell office:value-type="float" office:value="34.385942">
                <text:p>34.385942</text:p>
              </table:table-cell>
              <table:table-cell office:value-type="float" office:value="3.05911">
                <text:p>3.05911</text:p>
              </table:table-cell>
              <table:table-cell office:value-type="float" office:value="32.776681">
                <text:p>32.776681</text:p>
              </table:table-cell>
              <table:table-cell office:value-type="float" office:value="0.096861">
                <text:p>0.096861</text:p>
              </table:table-cell>
              <table:table-cell office:value-type="float" office:value="81.077896">
                <text:p>81.0778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071618">
                <text:p>43.071618</text:p>
              </table:table-cell>
              <table:table-cell office:value-type="float" office:value="1">
                <text:p>1</text:p>
              </table:table-cell>
              <table:table-cell office:value-type="float" office:value="105.9">
                <text:p>105.9</text:p>
              </table:table-cell>
              <table:table-cell office:value-type="float" office:value="1.126902">
                <text:p>1.126902</text:p>
              </table:table-cell>
              <table:table-cell office:value-type="float" office:value="94.590291">
                <text:p>94.590291</text:p>
              </table:table-cell>
              <table:table-cell office:value-type="float" office:value="0.77122">
                <text:p>0.77122</text:p>
              </table:table-cell>
              <table:table-cell office:value-type="float" office:value="77.9424">
                <text:p>77.9424</text:p>
              </table:table-cell>
              <table:table-cell office:value-type="float" office:value="1.418334">
                <text:p>1.418334</text:p>
              </table:table-cell>
              <table:table-cell office:value-type="float" office:value="4.739868">
                <text:p>4.739868</text:p>
              </table:table-cell>
              <table:table-cell office:value-type="float" office:value="8.006987">
                <text:p>8.006987</text:p>
              </table:table-cell>
              <table:table-cell office:value-type="float" office:value="11.376459">
                <text:p>11.376459</text:p>
              </table:table-cell>
              <table:table-cell office:value-type="float" office:value="18.85988">
                <text:p>18.85988</text:p>
              </table:table-cell>
              <table:table-cell office:value-type="float" office:value="39.929508">
                <text:p>39.929508</text:p>
              </table:table-cell>
              <table:table-cell office:value-type="float" office:value="9.280163">
                <text:p>9.280163</text:p>
              </table:table-cell>
              <table:table-cell office:value-type="float" office:value="70.753812">
                <text:p>70.753812</text:p>
              </table:table-cell>
              <table:table-cell office:value-type="float" office:value="17.732817">
                <text:p>17.732817</text:p>
              </table:table-cell>
              <table:table-cell office:value-type="float" office:value="165.132203">
                <text:p>165.132203</text:p>
              </table:table-cell>
              <table:table-cell office:value-type="float" office:value="9.554205">
                <text:p>9.554205</text:p>
              </table:table-cell>
              <table:table-cell office:value-type="float" office:value="23.0163">
                <text:p>23.0163</text:p>
              </table:table-cell>
              <table:table-cell office:value-type="float" office:value="11.5297">
                <text:p>11.5297</text:p>
              </table:table-cell>
              <table:table-cell office:value-type="float" office:value="14.890417">
                <text:p>14.890417</text:p>
              </table:table-cell>
              <table:table-cell office:value-type="float" office:value="9.483552">
                <text:p>9.483552</text:p>
              </table:table-cell>
              <table:table-cell office:value-type="float" office:value="1.986947">
                <text:p>1.986947</text:p>
              </table:table-cell>
              <table:table-cell office:value-type="float" office:value="NaN">
                <text:p>NaN</text:p>
              </table:table-cell>
              <table:table-cell office:value-type="float" office:value="7.865342">
                <text:p>7.865342</text:p>
              </table:table-cell>
              <table:table-cell office:value-type="float" office:value="31.975345">
                <text:p>31.975345</text:p>
              </table:table-cell>
              <table:table-cell office:value-type="float" office:value="4.963725">
                <text:p>4.963725</text:p>
              </table:table-cell>
              <table:table-cell office:value-type="float" office:value="35.709832">
                <text:p>35.709832</text:p>
              </table:table-cell>
              <table:table-cell office:value-type="float" office:value="145.632286">
                <text:p>145.632286</text:p>
              </table:table-cell>
              <table:table-cell office:value-type="float" office:value="36.997331">
                <text:p>36.997331</text:p>
              </table:table-cell>
              <table:table-cell office:value-type="float" office:value="4.676394">
                <text:p>4.676394</text:p>
              </table:table-cell>
              <table:table-cell office:value-type="float" office:value="33.15846">
                <text:p>33.15846</text:p>
              </table:table-cell>
              <table:table-cell office:value-type="float" office:value="4.276909">
                <text:p>4.276909</text:p>
              </table:table-cell>
              <table:table-cell office:value-type="float" office:value="31.76312">
                <text:p>31.76312</text:p>
              </table:table-cell>
              <table:table-cell office:value-type="float" office:value="0.12763">
                <text:p>0.12763</text:p>
              </table:table-cell>
              <table:table-cell office:value-type="float" office:value="25.415576">
                <text:p>25.4155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295454">
                <text:p>24.295454</text:p>
              </table:table-cell>
              <table:table-cell office:value-type="float" office:value="1">
                <text:p>1</text:p>
              </table:table-cell>
              <table:table-cell office:value-type="float" office:value="54.18894">
                <text:p>54.18894</text:p>
              </table:table-cell>
              <table:table-cell office:value-type="float" office:value="0.963992">
                <text:p>0.963992</text:p>
              </table:table-cell>
              <table:table-cell office:value-type="float" office:value="33.501424">
                <text:p>33.501424</text:p>
              </table:table-cell>
              <table:table-cell office:value-type="float" office:value="0.723665">
                <text:p>0.723665</text:p>
              </table:table-cell>
              <table:table-cell office:value-type="float" office:value="28.927429">
                <text:p>28.927429</text:p>
              </table:table-cell>
              <table:table-cell office:value-type="float" office:value="1.434912">
                <text:p>1.434912</text:p>
              </table:table-cell>
              <table:table-cell office:value-type="float" office:value="2.620389">
                <text:p>2.620389</text:p>
              </table:table-cell>
              <table:table-cell office:value-type="float" office:value="9.530491">
                <text:p>9.530491</text:p>
              </table:table-cell>
              <table:table-cell office:value-type="float" office:value="6.759988">
                <text:p>6.759988</text:p>
              </table:table-cell>
              <table:table-cell office:value-type="float" office:value="16.068321">
                <text:p>16.068321</text:p>
              </table:table-cell>
              <table:table-cell office:value-type="float" office:value="9.010727">
                <text:p>9.010727</text:p>
              </table:table-cell>
              <table:table-cell office:value-type="float" office:value="3.842896">
                <text:p>3.842896</text:p>
              </table:table-cell>
              <table:table-cell office:value-type="float" office:value="25.342672">
                <text:p>25.342672</text:p>
              </table:table-cell>
              <table:table-cell office:value-type="float" office:value="17.516278">
                <text:p>17.516278</text:p>
              </table:table-cell>
              <table:table-cell office:value-type="float" office:value="139.159763">
                <text:p>139.159763</text:p>
              </table:table-cell>
              <table:table-cell office:value-type="float" office:value="8.066252">
                <text:p>8.066252</text:p>
              </table:table-cell>
              <table:table-cell office:value-type="float" office:value="24.781875">
                <text:p>24.781875</text:p>
              </table:table-cell>
              <table:table-cell office:value-type="float" office:value="13.499045">
                <text:p>13.499045</text:p>
              </table:table-cell>
              <table:table-cell office:value-type="float" office:value="4.549816">
                <text:p>4.549816</text:p>
              </table:table-cell>
              <table:table-cell office:value-type="float" office:value="11.66818">
                <text:p>11.66818</text:p>
              </table:table-cell>
              <table:table-cell office:value-type="float" office:value="0.47297">
                <text:p>0.47297</text:p>
              </table:table-cell>
              <table:table-cell office:value-type="float" office:value="NaN">
                <text:p>NaN</text:p>
              </table:table-cell>
              <table:table-cell office:value-type="float" office:value="3.49606">
                <text:p>3.49606</text:p>
              </table:table-cell>
              <table:table-cell office:value-type="float" office:value="21.323846">
                <text:p>21.323846</text:p>
              </table:table-cell>
              <table:table-cell office:value-type="float" office:value="1.43097">
                <text:p>1.43097</text:p>
              </table:table-cell>
              <table:table-cell office:value-type="float" office:value="20.71261">
                <text:p>20.71261</text:p>
              </table:table-cell>
              <table:table-cell office:value-type="float" office:value="78.13289">
                <text:p>78.13289</text:p>
              </table:table-cell>
              <table:table-cell office:value-type="float" office:value="34.363883">
                <text:p>34.363883</text:p>
              </table:table-cell>
              <table:table-cell office:value-type="float" office:value="1.341432">
                <text:p>1.341432</text:p>
              </table:table-cell>
              <table:table-cell office:value-type="float" office:value="22.715944">
                <text:p>22.715944</text:p>
              </table:table-cell>
              <table:table-cell office:value-type="float" office:value="1.53102">
                <text:p>1.53102</text:p>
              </table:table-cell>
              <table:table-cell office:value-type="float" office:value="20.181093">
                <text:p>20.181093</text:p>
              </table:table-cell>
              <table:table-cell office:value-type="float" office:value="0.077054">
                <text:p>0.077054</text:p>
              </table:table-cell>
              <table:table-cell office:value-type="float" office:value="39.348755">
                <text:p>39.3487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965567">
                <text:p>36.965567</text:p>
              </table:table-cell>
              <table:table-cell office:value-type="float" office:value="1">
                <text:p>1</text:p>
              </table:table-cell>
              <table:table-cell office:value-type="float" office:value="229.587349">
                <text:p>229.587349</text:p>
              </table:table-cell>
              <table:table-cell office:value-type="float" office:value="1.194765">
                <text:p>1.194765</text:p>
              </table:table-cell>
              <table:table-cell office:value-type="float" office:value="76.760322">
                <text:p>76.760322</text:p>
              </table:table-cell>
              <table:table-cell office:value-type="float" office:value="0.767956">
                <text:p>0.767956</text:p>
              </table:table-cell>
              <table:table-cell office:value-type="float" office:value="92.168077">
                <text:p>92.168077</text:p>
              </table:table-cell>
              <table:table-cell office:value-type="float" office:value="1.623124">
                <text:p>1.623124</text:p>
              </table:table-cell>
              <table:table-cell office:value-type="float" office:value="3.963754">
                <text:p>3.963754</text:p>
              </table:table-cell>
              <table:table-cell office:value-type="float" office:value="7.763203">
                <text:p>7.763203</text:p>
              </table:table-cell>
              <table:table-cell office:value-type="float" office:value="8.963193">
                <text:p>8.963193</text:p>
              </table:table-cell>
              <table:table-cell office:value-type="float" office:value="18.256974">
                <text:p>18.256974</text:p>
              </table:table-cell>
              <table:table-cell office:value-type="float" office:value="30.56255">
                <text:p>30.56255</text:p>
              </table:table-cell>
              <table:table-cell office:value-type="float" office:value="9.232458">
                <text:p>9.232458</text:p>
              </table:table-cell>
              <table:table-cell office:value-type="float" office:value="54.994949">
                <text:p>54.994949</text:p>
              </table:table-cell>
              <table:table-cell office:value-type="float" office:value="25.146669">
                <text:p>25.146669</text:p>
              </table:table-cell>
              <table:table-cell office:value-type="float" office:value="269.339222">
                <text:p>269.339222</text:p>
              </table:table-cell>
              <table:table-cell office:value-type="float" office:value="9.894758">
                <text:p>9.894758</text:p>
              </table:table-cell>
              <table:table-cell office:value-type="float" office:value="22.6181">
                <text:p>22.6181</text:p>
              </table:table-cell>
              <table:table-cell office:value-type="float" office:value="10.101792">
                <text:p>10.101792</text:p>
              </table:table-cell>
              <table:table-cell office:value-type="float" office:value="12.04345">
                <text:p>12.04345</text:p>
              </table:table-cell>
              <table:table-cell office:value-type="float" office:value="9.314001">
                <text:p>9.314001</text:p>
              </table:table-cell>
              <table:table-cell office:value-type="float" office:value="1.532212">
                <text:p>1.532212</text:p>
              </table:table-cell>
              <table:table-cell office:value-type="float" office:value="NaN">
                <text:p>NaN</text:p>
              </table:table-cell>
              <table:table-cell office:value-type="float" office:value="7.212623">
                <text:p>7.212623</text:p>
              </table:table-cell>
              <table:table-cell office:value-type="float" office:value="33.63888">
                <text:p>33.63888</text:p>
              </table:table-cell>
              <table:table-cell office:value-type="float" office:value="4.557701">
                <text:p>4.557701</text:p>
              </table:table-cell>
              <table:table-cell office:value-type="float" office:value="35.864118">
                <text:p>35.864118</text:p>
              </table:table-cell>
              <table:table-cell office:value-type="float" office:value="128.972927">
                <text:p>128.972927</text:p>
              </table:table-cell>
              <table:table-cell office:value-type="float" office:value="37.623974">
                <text:p>37.623974</text:p>
              </table:table-cell>
              <table:table-cell office:value-type="float" office:value="3.651051">
                <text:p>3.651051</text:p>
              </table:table-cell>
              <table:table-cell office:value-type="float" office:value="34.468487">
                <text:p>34.468487</text:p>
              </table:table-cell>
              <table:table-cell office:value-type="float" office:value="3.66986">
                <text:p>3.66986</text:p>
              </table:table-cell>
              <table:table-cell office:value-type="float" office:value="34.029559">
                <text:p>34.029559</text:p>
              </table:table-cell>
              <table:table-cell office:value-type="float" office:value="0.104678">
                <text:p>0.104678</text:p>
              </table:table-cell>
              <table:table-cell office:value-type="float" office:value="46.362587">
                <text:p>46.3625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